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439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0.878cm"/>
    </style:style>
    <style:style style:name="co11" style:family="table-column">
      <style:table-column-properties fo:break-before="auto" style:column-width="0.586cm"/>
    </style:style>
    <style:style style:name="co12" style:family="table-column">
      <style:table-column-properties fo:break-before="auto" style:column-width="0.534cm"/>
    </style:style>
    <style:style style:name="co13" style:family="table-column">
      <style:table-column-properties fo:break-before="auto" style:column-width="0.88cm"/>
    </style:style>
    <style:style style:name="co14" style:family="table-column">
      <style:table-column-properties fo:break-before="auto" style:column-width="0.466cm"/>
    </style:style>
    <style:style style:name="co15" style:family="table-column">
      <style:table-column-properties fo:break-before="auto" style:column-width="0.563cm"/>
    </style:style>
    <style:style style:name="co16" style:family="table-column">
      <style:table-column-properties fo:break-before="auto" style:column-width="0.6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order-bottom="0.06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2" style:family="table-cell" style:parent-style-name="Default">
      <style:table-cell-properties fo:border-bottom="0.99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1.5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4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8" style:family="table-cell" style:parent-style-name="Default">
      <style:table-cell-properties fo:border-bottom="1.5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order-left="0.99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2" style:family="table-cell" style:parent-style-name="Default">
      <style:table-cell-properties fo:border-bottom="1.5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4" style:family="table-cell" style:parent-style-name="Default">
      <style:table-cell-properties fo:border-bottom="0.99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6" style:family="table-cell" style:parent-style-name="Default">
      <style:table-cell-properties fo:border-bottom="1.5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size-asian="24pt" style:font-weight-asian="bold" style:font-size-complex="24pt" style:font-weight-complex="bold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ce40" style:family="table-cell" style:parent-style-name="Default">
      <style:text-properties style:font-name="Symbol" fo:font-size="22pt" fo:language="tpi" fo:country="PG" style:font-name-asian="Liberation Sans1" style:font-size-asian="22pt" style:font-name-complex="Liberation Sans1" style:font-size-complex="22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none" fo:border-left="1.76pt solid #000000" fo:border-right="none" fo:border-top="1.76pt solid #000000"/>
    </style:style>
    <style:style style:name="ce43" style:family="table-cell" style:parent-style-name="Default">
      <style:table-cell-properties fo:border-bottom="0.06pt solid #000000" fo:background-color="#cccccc" fo:border-left="1.76pt solid #000000" fo:border-right="none" fo:border-top="none"/>
    </style:style>
    <style:style style:name="ce44" style:family="table-cell" style:parent-style-name="Default">
      <style:table-cell-properties fo:border-bottom="none" fo:border-left="1.76pt solid #000000" fo:border-right="none" fo:border-top="0.06pt solid #000000"/>
    </style:style>
    <style:style style:name="ce45" style:family="table-cell" style:parent-style-name="Default">
      <style:table-cell-properties fo:border-bottom="1.25pt solid #000000" fo:border-left="1.76pt solid #000000" fo:border-right="none" fo:border-top="none"/>
    </style:style>
    <style:style style:name="ce46" style:family="table-cell" style:parent-style-name="Default">
      <style:table-cell-properties fo:border-bottom="none" fo:border-left="1.76pt solid #000000" fo:border-right="none" fo:border-top="1.25pt solid #000000"/>
    </style:style>
    <style:style style:name="ce113" style:family="table-cell" style:parent-style-name="Default">
      <style:table-cell-properties fo:border-bottom="1.5pt solid #ff0000" fo:background-color="#cccccc" fo:border-left="1.76pt solid #000000" fo:border-right="none" fo:border-top="none"/>
    </style:style>
    <style:style style:name="ce47" style:family="table-cell" style:parent-style-name="Default">
      <style:table-cell-properties fo:border-bottom="1.76pt solid #000000" fo:border-left="1.76pt solid #000000" fo:border-right="none" fo:border-top="none"/>
    </style:style>
    <style:style style:name="ce115" style:family="table-cell" style:parent-style-name="Default">
      <style:table-cell-properties fo:border-bottom="none" fo:border-left="0.74pt solid #000000" fo:border-right="none" fo:border-top="0.74pt solid #000000"/>
    </style:style>
    <style:style style:name="ce116" style:family="table-cell" style:parent-style-name="Default">
      <style:table-cell-properties fo:border-bottom="0.74pt solid #000000" fo:border-left="0.74pt solid #000000" fo:border-right="none" fo:border-top="none"/>
    </style:style>
    <style:style style:name="ce117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134" style:family="table-cell" style:parent-style-name="Default">
      <style:table-cell-properties fo:border-bottom="none" fo:background-color="transparent" fo:border-left="1.76pt solid #000000" fo:border-right="none" fo:border-top="1.76pt solid #000000"/>
    </style:style>
    <style:style style:name="ce135" style:family="table-cell" style:parent-style-name="Default">
      <style:table-cell-properties fo:border-bottom="0.06pt solid #000000" fo:background-color="transparent" fo:border-left="1.76pt solid #000000" fo:border-right="none" fo:border-top="none"/>
    </style:style>
    <style:style style:name="ce136" style:family="table-cell" style:parent-style-name="Default">
      <style:table-cell-properties fo:border-bottom="none" fo:background-color="transparent" fo:border-left="1.76pt solid #000000" fo:border-right="none" fo:border-top="0.06pt solid #000000"/>
    </style:style>
    <style:style style:name="ce137" style:family="table-cell" style:parent-style-name="Default">
      <style:table-cell-properties fo:border-bottom="1.25pt solid #000000" fo:background-color="transparent" fo:border-left="1.76pt solid #000000" fo:border-right="none" fo:border-top="none"/>
    </style:style>
    <style:style style:name="ce138" style:family="table-cell" style:parent-style-name="Default">
      <style:table-cell-properties fo:border-bottom="none" fo:background-color="transparent" fo:border-left="1.76pt solid #000000" fo:border-right="none" fo:border-top="1.25pt solid #000000"/>
    </style:style>
    <style:style style:name="ce273" style:family="table-cell" style:parent-style-name="Default">
      <style:table-cell-properties fo:border-bottom="none" fo:background-color="#dddddd" fo:border-left="1.76pt solid #000000" fo:border-right="none" fo:border-top="0.06pt solid #000000"/>
    </style:style>
    <style:style style:name="ce274" style:family="table-cell" style:parent-style-name="Default">
      <style:table-cell-properties fo:border-bottom="1.76pt solid #000000" fo:background-color="#dddddd" fo:border-left="1.76pt solid #000000" fo:border-right="none" fo:border-top="none"/>
    </style:style>
    <style:style style:name="ce140" style:family="table-cell" style:parent-style-name="Default">
      <style:table-cell-properties fo:border-bottom="none" fo:background-color="transparent" fo:border-left="1.76pt solid #000000" fo:border-right="none" fo:border-top="none"/>
    </style:style>
    <style:style style:name="ce139" style:family="table-cell" style:parent-style-name="Default">
      <style:table-cell-properties fo:border-bottom="1.76pt solid #000000" fo:background-color="transparent" fo:border-left="1.76pt solid #000000" fo:border-right="none" fo:border-top="none"/>
    </style:style>
    <style:style style:name="ce48" style:family="table-cell" style:parent-style-name="Default">
      <style:table-cell-properties fo:border-bottom="none" fo:background-color="#cccccc" fo:border-left="none" fo:border-right="0.06pt solid #000000" fo:border-top="1.76pt solid #000000"/>
    </style:style>
    <style:style style:name="ce49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50" style:family="table-cell" style:parent-style-name="Default">
      <style:table-cell-properties fo:border-bottom="none" fo:border-left="none" fo:border-right="0.06pt solid #000000" fo:border-top="0.06pt solid #000000"/>
    </style:style>
    <style:style style:name="ce51" style:family="table-cell" style:parent-style-name="Default">
      <style:table-cell-properties fo:border-bottom="1.25pt solid #000000" fo:background-color="#cccccc" fo:border-left="none" fo:border-right="0.06pt solid #000000" fo:border-top="none"/>
    </style:style>
    <style:style style:name="ce52" style:family="table-cell" style:parent-style-name="Default">
      <style:table-cell-properties fo:border-bottom="none" fo:background-color="#cccccc" fo:border-left="none" fo:border-right="0.06pt solid #000000" fo:border-top="1.25pt solid #000000"/>
    </style:style>
    <style:style style:name="ce132" style:family="table-cell" style:parent-style-name="Default">
      <style:table-cell-properties fo:border-bottom="1.5pt solid #ff0000" fo:background-color="#cccccc" fo:border-left="none" fo:border-right="0.06pt solid #000000" fo:border-top="none"/>
    </style:style>
    <style:style style:name="ce53" style:family="table-cell" style:parent-style-name="Default">
      <style:table-cell-properties fo:border-bottom="1.76pt solid #000000" fo:border-left="none" fo:border-right="0.06pt solid #000000" fo:border-top="none"/>
    </style:style>
    <style:style style:name="ce143" style:family="table-cell" style:parent-style-name="Default">
      <style:table-cell-properties fo:border-bottom="none" fo:background-color="#cccccc" fo:border-left="none" fo:border-right="0.74pt solid #000000" fo:border-top="0.74pt solid #000000"/>
    </style:style>
    <style:style style:name="ce144" style:family="table-cell" style:parent-style-name="Default">
      <style:table-cell-properties fo:border-bottom="0.74pt solid #000000" fo:border-left="none" fo:border-right="0.74pt solid #000000" fo:border-top="none"/>
    </style:style>
    <style:style style:name="ce146" style:family="table-cell" style:parent-style-name="Default">
      <style:table-cell-properties fo:border-bottom="none" fo:border-left="none" fo:border-right="0.74pt solid #000000" fo:border-top="0.74pt solid #000000"/>
    </style:style>
    <style:style style:name="ce156" style:family="table-cell" style:parent-style-name="Default">
      <style:table-cell-properties fo:border-bottom="0.74pt solid #000000" fo:background-color="#cccccc" fo:border-left="none" fo:border-right="0.74pt solid #000000" fo:border-top="none"/>
    </style:style>
    <style:style style:name="ce147" style:family="table-cell" style:parent-style-name="Default">
      <style:table-cell-properties fo:border-bottom="none" fo:background-color="transparent" fo:border-left="none" fo:border-right="0.06pt solid #000000" fo:border-top="1.76pt solid #000000"/>
    </style:style>
    <style:style style:name="ce148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4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0" style:family="table-cell" style:parent-style-name="Default">
      <style:table-cell-properties fo:border-bottom="1.25pt solid #000000" fo:background-color="transparent" fo:border-left="none" fo:border-right="0.06pt solid #000000" fo:border-top="none"/>
    </style:style>
    <style:style style:name="ce151" style:family="table-cell" style:parent-style-name="Default">
      <style:table-cell-properties fo:border-bottom="none" fo:background-color="transparent" fo:border-left="none" fo:border-right="0.06pt solid #000000" fo:border-top="1.25pt solid #000000"/>
    </style:style>
    <style:style style:name="ce247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48" style:family="table-cell" style:parent-style-name="Default">
      <style:table-cell-properties fo:border-bottom="1.76pt solid #000000" fo:background-color="#dddddd" fo:border-left="none" fo:border-right="0.06pt solid #000000" fo:border-top="none"/>
    </style:style>
    <style:style style:name="ce153" style:family="table-cell" style:parent-style-name="Default">
      <style:table-cell-properties fo:border-bottom="none" fo:background-color="transparent" fo:border-left="none" fo:border-right="none" fo:border-top="1.25pt solid #000000"/>
    </style:style>
    <style:style style:name="ce154" style:family="table-cell" style:parent-style-name="Default">
      <style:table-cell-properties fo:background-color="transparent" fo:border="none"/>
    </style:style>
    <style:style style:name="ce155" style:family="table-cell" style:parent-style-name="Default">
      <style:table-cell-properties fo:border-bottom="1.76pt solid #000000" fo:background-color="transparent" fo:border-left="none" fo:border-right="none" fo:border-top="none"/>
    </style:style>
    <style:style style:name="ce54" style:family="table-cell" style:parent-style-name="Default">
      <style:table-cell-properties fo:border-bottom="none" fo:background-color="#cccccc" fo:border-left="0.06pt solid #000000" fo:border-right="none" fo:border-top="1.76pt solid #000000"/>
    </style:style>
    <style:style style:name="ce55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</style:style>
    <style:style style:name="ce57" style:family="table-cell" style:parent-style-name="Default">
      <style:table-cell-properties fo:border-bottom="1.25pt solid #000000" fo:border-left="0.06pt solid #000000" fo:border-right="none" fo:border-top="none"/>
    </style:style>
    <style:style style:name="ce58" style:family="table-cell" style:parent-style-name="Default">
      <style:table-cell-properties fo:border-bottom="none" fo:border-left="0.06pt solid #000000" fo:border-right="none" fo:border-top="1.25pt solid #000000"/>
    </style:style>
    <style:style style:name="ce188" style:family="table-cell" style:parent-style-name="Default">
      <style:table-cell-properties fo:border-bottom="1.5pt solid #ff0000" fo:background-color="#cccccc" fo:border-left="0.06pt solid #000000" fo:border-right="none" fo:border-top="none"/>
    </style:style>
    <style:style style:name="ce59" style:family="table-cell" style:parent-style-name="Default">
      <style:table-cell-properties fo:border-bottom="1.76pt solid #000000" fo:border-left="0.06pt solid #000000" fo:border-right="none" fo:border-top="none"/>
    </style:style>
    <style:style style:name="ce162" style:family="table-cell" style:parent-style-name="Default">
      <style:table-cell-properties fo:border-bottom="none" fo:background-color="transparent" fo:border-left="0.06pt solid #000000" fo:border-right="none" fo:border-top="1.76pt solid #000000"/>
    </style:style>
    <style:style style:name="ce163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64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165" style:family="table-cell" style:parent-style-name="Default">
      <style:table-cell-properties fo:border-bottom="1.25pt solid #000000" fo:background-color="transparent" fo:border-left="0.06pt solid #000000" fo:border-right="none" fo:border-top="none"/>
    </style:style>
    <style:style style:name="ce166" style:family="table-cell" style:parent-style-name="Default">
      <style:table-cell-properties fo:border-bottom="none" fo:background-color="transparent" fo:border-left="0.06pt solid #000000" fo:border-right="none" fo:border-top="1.25pt solid #000000"/>
    </style:style>
    <style:style style:name="ce167" style:family="table-cell" style:parent-style-name="Default">
      <style:table-cell-properties fo:border-bottom="1.76pt solid #000000" fo:background-color="transparent" fo:border-left="0.06pt solid #000000" fo:border-right="none" fo:border-top="none"/>
    </style:style>
    <style:style style:name="ce204" style:family="table-cell" style:parent-style-name="Default">
      <style:table-cell-properties fo:border-bottom="none" fo:background-color="#cccccc" fo:border-left="1.5pt solid #ff0000" fo:border-right="1.25pt solid #000000" fo:border-top="1.76pt solid #000000"/>
    </style:style>
    <style:style style:name="ce205" style:family="table-cell" style:parent-style-name="Default">
      <style:table-cell-properties fo:border-bottom="0.06pt solid #000000" fo:border-left="1.5pt solid #ff0000" fo:border-right="1.25pt solid #000000" fo:border-top="none"/>
    </style:style>
    <style:style style:name="ce206" style:family="table-cell" style:parent-style-name="Default">
      <style:table-cell-properties fo:border-bottom="none" fo:border-left="1.5pt solid #ff0000" fo:border-right="1.25pt solid #000000" fo:border-top="0.06pt solid #000000"/>
    </style:style>
    <style:style style:name="ce207" style:family="table-cell" style:parent-style-name="Default">
      <style:table-cell-properties fo:border-bottom="1.25pt solid #000000" fo:border-left="1.5pt solid #ff0000" fo:border-right="1.25pt solid #000000" fo:border-top="none"/>
    </style:style>
    <style:style style:name="ce208" style:family="table-cell" style:parent-style-name="Default">
      <style:table-cell-properties fo:border-bottom="none" fo:background-color="#cccccc" fo:border-left="1.5pt solid #ff0000" fo:border-right="1.25pt solid #000000" fo:border-top="1.25pt solid #000000"/>
    </style:style>
    <style:style style:name="ce209" style:family="table-cell" style:parent-style-name="Default">
      <style:table-cell-properties fo:border-bottom="1.5pt solid #ff0000" fo:border-left="1.5pt solid #ff0000" fo:border-right="1.25pt solid #000000" fo:border-top="none"/>
    </style:style>
    <style:style style:name="ce218" style:family="table-cell" style:parent-style-name="Default">
      <style:table-cell-properties fo:border-bottom="1.76pt solid #000000" fo:border-left="1.5pt solid #ff0000" fo:border-right="1.25pt solid #000000" fo:border-top="none"/>
    </style:style>
    <style:style style:name="ce174" style:family="table-cell" style:parent-style-name="Default">
      <style:table-cell-properties fo:border-bottom="none" fo:background-color="transparent" fo:border-left="none" fo:border-right="1.25pt solid #000000" fo:border-top="1.76pt solid #000000"/>
    </style:style>
    <style:style style:name="ce175" style:family="table-cell" style:parent-style-name="Default">
      <style:table-cell-properties fo:border-bottom="0.06pt solid #000000" fo:background-color="transparent" fo:border-left="none" fo:border-right="1.25pt solid #000000" fo:border-top="none"/>
    </style:style>
    <style:style style:name="ce176" style:family="table-cell" style:parent-style-name="Default">
      <style:table-cell-properties fo:border-bottom="none" fo:background-color="transparent" fo:border-left="none" fo:border-right="1.25pt solid #000000" fo:border-top="0.06pt solid #000000"/>
    </style:style>
    <style:style style:name="ce177" style:family="table-cell" style:parent-style-name="Default">
      <style:table-cell-properties fo:border-bottom="1.25pt solid #000000" fo:background-color="transparent" fo:border-left="none" fo:border-right="1.25pt solid #000000" fo:border-top="none"/>
    </style:style>
    <style:style style:name="ce178" style:family="table-cell" style:parent-style-name="Default">
      <style:table-cell-properties fo:border-bottom="none" fo:background-color="transparent" fo:border-left="none" fo:border-right="1.25pt solid #000000" fo:border-top="1.25pt solid #000000"/>
    </style:style>
    <style:style style:name="ce179" style:family="table-cell" style:parent-style-name="Default">
      <style:table-cell-properties fo:border-bottom="1.76pt solid #000000" fo:background-color="transparent" fo:border-left="none" fo:border-right="1.25pt solid #000000" fo:border-top="none"/>
    </style:style>
    <style:style style:name="ce180" style:family="table-cell" style:parent-style-name="Default">
      <style:table-cell-properties fo:border-bottom="none" fo:background-color="transparent" fo:border-left="none" fo:border-right="1.25pt solid #000000" fo:border-top="none"/>
    </style:style>
    <style:style style:name="ce66" style:family="table-cell" style:parent-style-name="Default">
      <style:table-cell-properties fo:border-bottom="none" fo:border-left="1.25pt solid #000000" fo:border-right="none" fo:border-top="1.76pt solid #000000"/>
    </style:style>
    <style:style style:name="ce67" style:family="table-cell" style:parent-style-name="Default">
      <style:table-cell-properties fo:border-bottom="0.06pt solid #000000" fo:border-left="1.25pt solid #000000" fo:border-right="none" fo:border-top="none"/>
    </style:style>
    <style:style style:name="ce68" style:family="table-cell" style:parent-style-name="Default">
      <style:table-cell-properties fo:border-bottom="none" fo:border-left="1.25pt solid #000000" fo:border-right="none" fo:border-top="0.06pt solid #000000"/>
    </style:style>
    <style:style style:name="ce69" style:family="table-cell" style:parent-style-name="Default">
      <style:table-cell-properties fo:border-bottom="1.25pt solid #000000" fo:border-left="1.25pt solid #000000" fo:border-right="none" fo:border-top="none"/>
    </style:style>
    <style:style style:name="ce70" style:family="table-cell" style:parent-style-name="Default">
      <style:table-cell-properties fo:border-bottom="none" fo:background-color="#cccccc" fo:border-left="1.25pt solid #000000" fo:border-right="none" fo:border-top="1.25pt solid #000000"/>
    </style:style>
    <style:style style:name="ce232" style:family="table-cell" style:parent-style-name="Default">
      <style:table-cell-properties fo:border-bottom="1.5pt solid #ff0000" fo:background-color="#cccccc" fo:border-left="1.25pt solid #000000" fo:border-right="none" fo:border-top="none"/>
    </style:style>
    <style:style style:name="ce72" style:family="table-cell" style:parent-style-name="Default">
      <style:table-cell-properties fo:border-bottom="none" fo:background-color="#cccccc" fo:border-left="1.25pt solid #000000" fo:border-right="none" fo:border-top="0.06pt solid #000000"/>
    </style:style>
    <style:style style:name="ce73" style:family="table-cell" style:parent-style-name="Default">
      <style:table-cell-properties fo:border-bottom="1.76pt solid #000000" fo:border-left="1.25pt solid #000000" fo:border-right="none" fo:border-top="none"/>
    </style:style>
    <style:style style:name="ce235" style:family="table-cell" style:parent-style-name="Default">
      <style:table-cell-properties fo:border-bottom="0.74pt solid #000000" fo:background-color="#cccccc" fo:border-left="0.74pt solid #000000" fo:border-right="none" fo:border-top="none"/>
    </style:style>
    <style:style style:name="ce240" style:family="table-cell" style:parent-style-name="Default">
      <style:table-cell-properties fo:border-bottom="none" fo:background-color="#dddddd" fo:border-left="1.25pt solid #000000" fo:border-right="none" fo:border-top="1.76pt solid #000000"/>
    </style:style>
    <style:style style:name="ce237" style:family="table-cell" style:parent-style-name="Default">
      <style:table-cell-properties fo:border-bottom="0.06pt solid #000000" fo:background-color="#dddddd" fo:border-left="1.25pt solid #000000" fo:border-right="none" fo:border-top="none"/>
    </style:style>
    <style:style style:name="ce191" style:family="table-cell" style:parent-style-name="Default">
      <style:table-cell-properties fo:border-bottom="none" fo:background-color="transparent" fo:border-left="1.25pt solid #000000" fo:border-right="none" fo:border-top="0.06pt solid #000000"/>
    </style:style>
    <style:style style:name="ce192" style:family="table-cell" style:parent-style-name="Default">
      <style:table-cell-properties fo:border-bottom="1.25pt solid #000000" fo:background-color="transparent" fo:border-left="1.25pt solid #000000" fo:border-right="none" fo:border-top="none"/>
    </style:style>
    <style:style style:name="ce244" style:family="table-cell" style:parent-style-name="Default">
      <style:table-cell-properties fo:border-bottom="none" fo:background-color="transparent" fo:border-left="1.25pt solid #000000" fo:border-right="none" fo:border-top="1.25pt solid #000000"/>
    </style:style>
    <style:style style:name="ce190" style:family="table-cell" style:parent-style-name="Default">
      <style:table-cell-properties fo:border-bottom="0.06pt solid #000000" fo:background-color="transparent" fo:border-left="1.25pt solid #000000" fo:border-right="none" fo:border-top="none"/>
    </style:style>
    <style:style style:name="ce194" style:family="table-cell" style:parent-style-name="Default">
      <style:table-cell-properties fo:border-bottom="1.76pt solid #000000" fo:background-color="transparent" fo:border-left="1.25pt solid #000000" fo:border-right="none" fo:border-top="none"/>
    </style:style>
    <style:style style:name="ce145" style:family="table-cell" style:parent-style-name="Default">
      <style:table-cell-properties fo:border-bottom="none" fo:background-color="#dddddd" fo:border-left="1.76pt solid #000000" fo:border-right="none" fo:border-top="1.25pt solid #000000"/>
    </style:style>
    <style:style style:name="ce250" style:family="table-cell" style:parent-style-name="Default">
      <style:table-cell-properties fo:border-bottom="none" fo:background-color="#dddddd" fo:border-left="1.76pt solid #000000" fo:border-right="none" fo:border-top="none"/>
    </style:style>
    <style:style style:name="ce74" style:family="table-cell" style:parent-style-name="Default">
      <style:table-cell-properties fo:border-bottom="none" fo:border-left="none" fo:border-right="0.06pt solid #000000" fo:border-top="1.76pt solid #000000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ce76" style:family="table-cell" style:parent-style-name="Default">
      <style:table-cell-properties fo:border-bottom="1.25pt solid #000000" fo:border-left="none" fo:border-right="0.06pt solid #000000" fo:border-top="none"/>
    </style:style>
    <style:style style:name="ce77" style:family="table-cell" style:parent-style-name="Default">
      <style:table-cell-properties fo:border-bottom="none" fo:border-left="none" fo:border-right="0.06pt solid #000000" fo:border-top="1.25pt solid #000000"/>
    </style:style>
    <style:style style:name="ce255" style:family="table-cell" style:parent-style-name="Default">
      <style:table-cell-properties fo:border-bottom="1.5pt solid #ff0000" fo:border-left="none" fo:border-right="0.06pt solid #000000" fo:border-top="none"/>
    </style:style>
    <style:style style:name="ce78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170" style:family="table-cell" style:parent-style-name="Default">
      <style:table-cell-properties fo:border-bottom="none" fo:background-color="#dddddd" fo:border-left="none" fo:border-right="0.06pt solid #000000" fo:border-top="1.76pt solid #000000"/>
    </style:style>
    <style:style style:name="ce17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52" style:family="table-cell" style:parent-style-name="Default">
      <style:table-cell-properties fo:border-bottom="1.76pt solid #000000" fo:background-color="transparent" fo:border-left="none" fo:border-right="0.06pt solid #000000" fo:border-top="none"/>
    </style:style>
    <style:style style:name="ce260" style:family="table-cell" style:parent-style-name="Default">
      <style:table-cell-properties fo:border-bottom="none" fo:background-color="#dddddd" fo:border-left="none" fo:border-right="none" fo:border-top="1.25pt solid #000000"/>
    </style:style>
    <style:style style:name="ce261" style:family="table-cell" style:parent-style-name="Default">
      <style:table-cell-properties fo:background-color="#dddddd" fo:border="none"/>
    </style:style>
    <style:style style:name="ce262" style:family="table-cell" style:parent-style-name="Default">
      <style:table-cell-properties fo:border-bottom="1.76pt solid #000000" fo:background-color="#dddddd" fo:border-left="none" fo:border-right="none" fo:border-top="none"/>
    </style:style>
    <style:style style:name="ce79" style:family="table-cell" style:parent-style-name="Default">
      <style:table-cell-properties fo:border-bottom="none" fo:border-left="0.06pt solid #000000" fo:border-right="none" fo:border-top="1.76pt solid #000000"/>
    </style:style>
    <style:style style:name="ce80" style:family="table-cell" style:parent-style-name="Default">
      <style:table-cell-properties fo:border-bottom="0.06pt solid #000000" fo:border-left="0.06pt solid #000000" fo:border-right="none" fo:border-top="none"/>
    </style:style>
    <style:style style:name="ce81" style:family="table-cell" style:parent-style-name="Default">
      <style:table-cell-properties fo:border-bottom="1.25pt solid #000000" fo:background-color="#cccccc" fo:border-left="0.06pt solid #000000" fo:border-right="none" fo:border-top="none"/>
    </style:style>
    <style:style style:name="ce202" style:family="table-cell" style:parent-style-name="Default">
      <style:table-cell-properties fo:border-bottom="none" fo:background-color="#dddddd" fo:border-left="0.06pt solid #000000" fo:border-right="none" fo:border-top="1.25pt solid #000000"/>
    </style:style>
    <style:style style:name="ce199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78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69" style:family="table-cell" style:parent-style-name="Default">
      <style:table-cell-properties fo:border-bottom="1.76pt solid #000000" fo:background-color="#dddddd" fo:border-left="0.06pt solid #000000" fo:border-right="none" fo:border-top="none"/>
    </style:style>
    <style:style style:name="ce82" style:family="table-cell" style:parent-style-name="Default">
      <style:table-cell-properties fo:border-bottom="none" fo:border-left="none" fo:border-right="1.76pt solid #000000" fo:border-top="1.76pt solid #000000"/>
    </style:style>
    <style:style style:name="ce83" style:family="table-cell" style:parent-style-name="Default">
      <style:table-cell-properties fo:border-bottom="0.06pt solid #000000" fo:background-color="#cccccc" fo:border-left="none" fo:border-right="1.76pt solid #000000" fo:border-top="none"/>
    </style:style>
    <style:style style:name="ce84" style:family="table-cell" style:parent-style-name="Default">
      <style:table-cell-properties fo:border-bottom="none" fo:border-left="none" fo:border-right="1.76pt solid #000000" fo:border-top="0.06pt solid #000000"/>
    </style:style>
    <style:style style:name="ce85" style:family="table-cell" style:parent-style-name="Default">
      <style:table-cell-properties fo:border-bottom="1.25pt solid #000000" fo:border-left="none" fo:border-right="1.76pt solid #000000" fo:border-top="none"/>
    </style:style>
    <style:style style:name="ce86" style:family="table-cell" style:parent-style-name="Default">
      <style:table-cell-properties fo:border-bottom="none" fo:border-left="none" fo:border-right="1.76pt solid #000000" fo:border-top="1.25pt solid #000000"/>
    </style:style>
    <style:style style:name="ce277" style:family="table-cell" style:parent-style-name="Default">
      <style:table-cell-properties fo:border-bottom="1.5pt solid #ff0000" fo:border-left="none" fo:border-right="1.76pt solid #000000" fo:border-top="none"/>
    </style:style>
    <style:style style:name="ce88" style:family="table-cell" style:parent-style-name="Default">
      <style:table-cell-properties fo:border-bottom="1.76pt solid #000000" fo:border-left="none" fo:border-right="1.76pt solid #000000" fo:border-top="none"/>
    </style:style>
    <style:style style:name="ce210" style:family="table-cell" style:parent-style-name="Default">
      <style:table-cell-properties fo:border-bottom="none" fo:background-color="transparent" fo:border-left="none" fo:border-right="1.76pt solid #000000" fo:border-top="1.76pt solid #000000"/>
    </style:style>
    <style:style style:name="ce211" style:family="table-cell" style:parent-style-name="Default">
      <style:table-cell-properties fo:border-bottom="0.06pt solid #000000" fo:background-color="transparent" fo:border-left="none" fo:border-right="1.76pt solid #000000" fo:border-top="none"/>
    </style:style>
    <style:style style:name="ce212" style:family="table-cell" style:parent-style-name="Default">
      <style:table-cell-properties fo:border-bottom="none" fo:background-color="transparent" fo:border-left="none" fo:border-right="1.76pt solid #000000" fo:border-top="0.06pt solid #000000"/>
    </style:style>
    <style:style style:name="ce213" style:family="table-cell" style:parent-style-name="Default">
      <style:table-cell-properties fo:border-bottom="1.25pt solid #000000" fo:background-color="transparent" fo:border-left="none" fo:border-right="1.76pt solid #000000" fo:border-top="none"/>
    </style:style>
    <style:style style:name="ce293" style:family="table-cell" style:parent-style-name="Default">
      <style:table-cell-properties fo:border-bottom="none" fo:background-color="#dddddd" fo:border-left="none" fo:border-right="1.76pt solid #000000" fo:border-top="1.25pt solid #000000"/>
    </style:style>
    <style:style style:name="ce294" style:family="table-cell" style:parent-style-name="Default">
      <style:table-cell-properties fo:border-bottom="0.06pt solid #000000" fo:background-color="#dddddd" fo:border-left="none" fo:border-right="1.76pt solid #000000" fo:border-top="none"/>
    </style:style>
    <style:style style:name="ce289" style:family="table-cell" style:parent-style-name="Default">
      <style:table-cell-properties fo:border-bottom="none" fo:background-color="#dddddd" fo:border-left="none" fo:border-right="1.76pt solid #000000" fo:border-top="0.06pt solid #000000"/>
    </style:style>
    <style:style style:name="ce290" style:family="table-cell" style:parent-style-name="Default">
      <style:table-cell-properties fo:border-bottom="1.76pt solid #000000" fo:background-color="#dddddd" fo:border-left="none" fo:border-right="1.76pt solid #000000" fo:border-top="none"/>
    </style:style>
    <style:style style:name="ce220" style:family="table-cell" style:parent-style-name="Default">
      <style:table-cell-properties fo:border-bottom="none" fo:background-color="#dddddd" fo:border-left="none" fo:border-right="1.25pt solid #000000" fo:border-top="1.25pt solid #000000"/>
    </style:style>
    <style:style style:name="ce292" style:family="table-cell" style:parent-style-name="Default">
      <style:table-cell-properties fo:border-bottom="none" fo:background-color="#dddddd" fo:border-left="none" fo:border-right="1.25pt solid #000000" fo:border-top="none"/>
    </style:style>
    <style:style style:name="ce295" style:family="table-cell" style:parent-style-name="Default">
      <style:table-cell-properties fo:border-bottom="1.76pt solid #000000" fo:background-color="#dddddd" fo:border-left="none" fo:border-right="1.25pt solid #000000" fo:border-top="none"/>
    </style:style>
    <style:style style:name="ce89" style:family="table-cell" style:parent-style-name="Default">
      <style:table-cell-properties fo:border-bottom="0.06pt solid #000000" fo:border-left="1.76pt solid #000000" fo:border-right="none" fo:border-top="none"/>
    </style:style>
    <style:style style:name="ce90" style:family="table-cell" style:parent-style-name="Default">
      <style:table-cell-properties fo:border-bottom="none" fo:background-color="#cccccc" fo:border-left="1.76pt solid #000000" fo:border-right="none" fo:border-top="0.06pt solid #000000"/>
    </style:style>
    <style:style style:name="ce298" style:family="table-cell" style:parent-style-name="Default">
      <style:table-cell-properties fo:border-bottom="1.5pt solid #ff0000" fo:border-left="1.76pt solid #000000" fo:border-right="none" fo:border-top="none"/>
    </style:style>
    <style:style style:name="ce91" style:family="table-cell" style:parent-style-name="Default">
      <style:table-cell-properties fo:border-bottom="1.76pt solid #000000" fo:background-color="#cccccc" fo:border-left="1.76pt solid #000000" fo:border-right="none" fo:border-top="none"/>
    </style:style>
    <style:style style:name="ce141" style:family="table-cell" style:parent-style-name="Default">
      <style:table-cell-properties fo:border-bottom="none" fo:background-color="#dddddd" fo:border-left="1.76pt solid #000000" fo:border-right="none" fo:border-top="1.76pt solid #000000"/>
    </style:style>
    <style:style style:name="ce142" style:family="table-cell" style:parent-style-name="Default">
      <style:table-cell-properties fo:border-bottom="0.06pt solid #000000" fo:background-color="#dddddd" fo:border-left="1.76pt solid #000000" fo:border-right="none" fo:border-top="none"/>
    </style:style>
    <style:style style:name="ce92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93" style:family="table-cell" style:parent-style-name="Default">
      <style:table-cell-properties fo:border-bottom="none" fo:background-color="#cccccc" fo:border-left="0.06pt solid #000000" fo:border-right="none" fo:border-top="1.25pt solid #000000"/>
    </style:style>
    <style:style style:name="ce94" style:family="table-cell" style:parent-style-name="Default">
      <style:table-cell-properties fo:border-bottom="none" fo:border-left="none" fo:border-right="1.25pt solid #000000" fo:border-top="1.76pt solid #000000"/>
    </style:style>
    <style:style style:name="ce61" style:family="table-cell" style:parent-style-name="Default">
      <style:table-cell-properties fo:border-bottom="0.06pt solid #000000" fo:border-left="none" fo:border-right="1.25pt solid #000000" fo:border-top="none"/>
    </style:style>
    <style:style style:name="ce62" style:family="table-cell" style:parent-style-name="Default">
      <style:table-cell-properties fo:border-bottom="none" fo:border-left="none" fo:border-right="1.25pt solid #000000" fo:border-top="0.06pt solid #000000"/>
    </style:style>
    <style:style style:name="ce95" style:family="table-cell" style:parent-style-name="Default">
      <style:table-cell-properties fo:border-bottom="1.25pt solid #000000" fo:background-color="#cccccc" fo:border-left="none" fo:border-right="1.25pt solid #000000" fo:border-top="none"/>
    </style:style>
    <style:style style:name="ce96" style:family="table-cell" style:parent-style-name="Default">
      <style:table-cell-properties fo:border-bottom="none" fo:border-left="none" fo:border-right="1.25pt solid #000000" fo:border-top="1.25pt solid #000000"/>
    </style:style>
    <style:style style:name="ce309" style:family="table-cell" style:parent-style-name="Default">
      <style:table-cell-properties fo:border-bottom="1.5pt solid #ff0000" fo:border-left="none" fo:border-right="1.25pt solid #000000" fo:border-top="none"/>
    </style:style>
    <style:style style:name="ce97" style:family="table-cell" style:parent-style-name="Default">
      <style:table-cell-properties fo:border-bottom="1.76pt solid #000000" fo:background-color="#cccccc" fo:border-left="none" fo:border-right="1.25pt solid #000000" fo:border-top="none"/>
    </style:style>
    <style:style style:name="ce98" style:family="table-cell" style:parent-style-name="Default">
      <style:table-cell-properties fo:border-bottom="none" fo:border-left="1.25pt solid #000000" fo:border-right="none" fo:border-top="1.25pt solid #000000"/>
    </style:style>
    <style:style style:name="ce99" style:family="table-cell" style:parent-style-name="Default">
      <style:table-cell-properties fo:border-bottom="1.76pt solid #000000" fo:background-color="#cccccc" fo:border-left="1.25pt solid #000000" fo:border-right="none" fo:border-top="none"/>
    </style:style>
    <style:style style:name="ce189" style:family="table-cell" style:parent-style-name="Default">
      <style:table-cell-properties fo:border-bottom="none" fo:background-color="transparent" fo:border-left="1.25pt solid #000000" fo:border-right="none" fo:border-top="1.76pt solid #000000"/>
    </style:style>
    <style:style style:name="ce238" style:family="table-cell" style:parent-style-name="Default">
      <style:table-cell-properties fo:border-bottom="none" fo:background-color="#dddddd" fo:border-left="1.25pt solid #000000" fo:border-right="none" fo:border-top="0.06pt solid #000000"/>
    </style:style>
    <style:style style:name="ce315" style:family="table-cell" style:parent-style-name="Default">
      <style:table-cell-properties fo:border-bottom="1.25pt solid #000000" fo:background-color="#dddddd" fo:border-left="1.25pt solid #000000" fo:border-right="none" fo:border-top="none"/>
    </style:style>
    <style:style style:name="ce239" style:family="table-cell" style:parent-style-name="Default">
      <style:table-cell-properties fo:border-bottom="1.76pt solid #000000" fo:background-color="#dddddd" fo:border-left="1.25pt solid #000000" fo:border-right="none" fo:border-top="none"/>
    </style:style>
    <style:style style:name="ce317" style:family="table-cell" style:parent-style-name="Default">
      <style:table-cell-properties fo:border-bottom="1.25pt solid #000000" fo:background-color="#dddddd" fo:border-left="none" fo:border-right="0.06pt solid #000000" fo:border-top="none"/>
    </style:style>
    <style:style style:name="ce318" style:family="table-cell" style:parent-style-name="Default">
      <style:table-cell-properties fo:border-bottom="1.5pt solid #ff0000" fo:border-left="0.06pt solid #000000" fo:border-right="none" fo:border-top="none"/>
    </style:style>
    <style:style style:name="ce279" style:family="table-cell" style:parent-style-name="Default">
      <style:table-cell-properties fo:border-bottom="1.25pt solid #000000" fo:background-color="#dddddd" fo:border-left="0.06pt solid #000000" fo:border-right="none" fo:border-top="none"/>
    </style:style>
    <style:style style:name="ce100" style:family="table-cell" style:parent-style-name="Default">
      <style:table-cell-properties fo:border-bottom="1.25pt solid #000000" fo:background-color="#cccccc" fo:border-left="none" fo:border-right="1.76pt solid #000000" fo:border-top="none"/>
    </style:style>
    <style:style style:name="ce101" style:family="table-cell" style:parent-style-name="Default">
      <style:table-cell-properties fo:border-bottom="none" fo:background-color="#cccccc" fo:border-left="none" fo:border-right="1.76pt solid #000000" fo:border-top="1.25pt solid #000000"/>
    </style:style>
    <style:style style:name="ce322" style:family="table-cell" style:parent-style-name="Default">
      <style:table-cell-properties fo:border-bottom="1.5pt solid #ff0000" fo:background-color="#cccccc" fo:border-left="none" fo:border-right="1.76pt solid #000000" fo:border-top="none"/>
    </style:style>
    <style:style style:name="ce323" style:family="table-cell" style:parent-style-name="Default">
      <style:table-cell-properties fo:border-bottom="1.25pt solid #000000" fo:background-color="#dddddd" fo:border-left="none" fo:border-right="1.76pt solid #000000" fo:border-top="none"/>
    </style:style>
    <style:style style:name="ce214" style:family="table-cell" style:parent-style-name="Default">
      <style:table-cell-properties fo:border-bottom="none" fo:background-color="transparent" fo:border-left="none" fo:border-right="1.76pt solid #000000" fo:border-top="1.25pt solid #000000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2" style:family="table-cell" style:parent-style-name="Default">
      <style:table-cell-properties fo:background-color="#ffff00"/>
    </style:style>
    <style:style style:name="ce103" style:family="table-cell" style:parent-style-name="Default" style:data-style-name="N0"/>
    <style:style style:name="ce104" style:family="table-cell" style:parent-style-name="Default">
      <style:table-cell-properties fo:background-color="#cccccc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56" style:family="table-cell" style:parent-style-name="Default">
      <style:table-cell-properties fo:border-bottom="1.5pt solid #000000" fo:border-left="none" fo:border-right="none" fo:border-top="none"/>
      <style:text-properties fo:font-size="6pt" style:font-size-asian="6pt" style:font-size-complex="6pt"/>
    </style:style>
    <style:style style:name="ce451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452" style:family="table-cell" style:parent-style-name="Default">
      <style:table-cell-properties fo:border-bottom="0.99pt solid #000000" fo:background-color="transparent" fo:border-left="none" fo:border-right="none" fo:border-top="none"/>
      <style:text-properties fo:font-size="6pt" style:font-size-asian="6pt" style:font-size-complex="6pt"/>
    </style:style>
    <style:style style:name="ce453" style:family="table-cell" style:parent-style-name="Default">
      <style:table-cell-properties fo:border-bottom="1.5pt solid #000000" fo:background-color="transparent" fo:border-left="none" fo:border-right="none" fo:border-top="none"/>
      <style:text-properties fo:font-size="6pt" style:font-size-asian="6pt" style:font-size-complex="6pt"/>
    </style:style>
    <style:style style:name="ce454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font-size="6pt" style:font-size-asian="6pt" style:font-size-complex="6pt"/>
    </style:style>
    <style:style style:name="ce357" style:family="table-cell" style:parent-style-name="Default">
      <style:text-properties fo:font-size="6pt" style:font-size-asian="6pt" style:font-size-complex="6pt"/>
    </style:style>
    <style:style style:name="ce456" style:family="table-cell" style:parent-style-name="Default">
      <style:table-cell-properties fo:border="none"/>
      <style:text-properties fo:font-size="6pt" style:font-size-asian="6pt" style:font-size-complex="6pt"/>
    </style:style>
    <style:style style:name="ce457" style:family="table-cell" style:parent-style-name="Default">
      <style:table-cell-properties fo:border-bottom="0.74pt solid #000000" fo:border-left="none" fo:border-right="none" fo:border-top="none"/>
      <style:text-properties fo:font-size="6pt" style:font-size-asian="6pt" style:font-size-complex="6pt"/>
    </style:style>
    <style:style style:name="ce360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7pt" style:font-size-asian="7pt" style:font-size-complex="7pt"/>
    </style:style>
    <style:style style:name="ce45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60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461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462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46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6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46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6pt" style:font-size-asian="6pt" style:font-size-complex="6pt"/>
    </style:style>
    <style:style style:name="ce466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467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468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46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ce4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1" fo:font-size="6pt" fo:font-weight="normal" style:font-name-asian="Liberation Sans1" style:font-size-asian="6pt" style:font-weight-asian="normal" style:font-name-complex="Liberation Sans1" style:font-size-complex="6pt" style:font-weight-complex="normal"/>
    </style:style>
    <style:style style:name="ce471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ce374" style:family="table-cell" style:parent-style-name="Default">
      <style:table-cell-properties fo:border-bottom="1.5pt solid #000000" fo:border-left="none" fo:border-right="none" fo:border-top="none"/>
    </style:style>
    <style:style style:name="ce438" style:family="table-cell" style:parent-style-name="Default">
      <style:table-cell-properties fo:border="none"/>
    </style:style>
    <style:style style:name="ce474" style:family="table-cell" style:parent-style-name="Default">
      <style:table-cell-properties fo:border-bottom="0.74pt solid #000000" fo:border-left="none" fo:border-right="none" fo:border-top="none"/>
    </style:style>
    <style:style style:name="ce375" style:family="table-cell" style:parent-style-name="Default">
      <style:table-cell-properties fo:border-bottom="1.5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376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377" style:family="table-cell" style:parent-style-name="Default">
      <style:table-cell-properties fo:border-bottom="0.99pt solid #000000" fo:background-color="transparent" fo:border-left="0.06pt solid #000000" fo:border-right="none" fo:border-top="none"/>
      <style:text-properties style:use-window-font-color="true"/>
    </style:style>
    <style:style style:name="ce378" style:family="table-cell" style:parent-style-name="Default">
      <style:table-cell-properties fo:border-bottom="1.5pt solid #000000" fo:background-color="transparent" fo:border-left="0.06pt solid #000000" fo:border-right="none" fo:border-top="none"/>
      <style:text-properties style:use-window-font-color="true"/>
    </style:style>
    <style:style style:name="ce379" style:family="table-cell" style:parent-style-name="Default">
      <style:table-cell-properties fo:border-bottom="2.35pt double #000000" style:border-line-width-bottom="0.026cm 0.004cm 0.053cm" fo:background-color="transparent" fo:border-left="0.06pt solid #000000" fo:border-right="none" fo:border-top="none"/>
      <style:text-properties style:use-window-font-color="true"/>
    </style:style>
    <style:style style:name="ce480" style:family="table-cell" style:parent-style-name="Default">
      <style:table-cell-properties fo:border-bottom="none" fo:background-color="#ffe994" fo:border-left="0.06pt solid #000000" fo:border-right="none" fo:border-top="none"/>
      <style:text-properties style:use-window-font-color="true"/>
    </style:style>
    <style:style style:name="ce381" style:family="table-cell" style:parent-style-name="Default">
      <style:table-cell-properties fo:border-bottom="none" fo:border-left="0.06pt solid #000000" fo:border-right="none" fo:border-top="none"/>
    </style:style>
    <style:style style:name="ce482" style:family="table-cell" style:parent-style-name="Default">
      <style:table-cell-properties fo:border-bottom="0.74pt solid #000000" fo:border-left="0.06pt solid #000000" fo:border-right="none" fo:border-top="none"/>
    </style:style>
    <style:style style:name="ce36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382" style:family="table-cell" style:parent-style-name="Default">
      <style:table-cell-properties fo:background-color="transparent"/>
      <style:text-properties style:use-window-font-color="true"/>
    </style:style>
    <style:style style:name="ce383" style:family="table-cell" style:parent-style-name="Default">
      <style:table-cell-properties fo:border-bottom="0.99pt solid #000000" fo:background-color="transparent" fo:border-left="none" fo:border-right="none" fo:border-top="none"/>
      <style:text-properties style:use-window-font-color="true"/>
    </style:style>
    <style:style style:name="ce384" style:family="table-cell" style:parent-style-name="Default">
      <style:table-cell-properties fo:border-bottom="1.5pt solid #000000" fo:background-color="transparent" fo:border-left="none" fo:border-right="none" fo:border-top="none"/>
      <style:text-properties style:use-window-font-color="true"/>
    </style:style>
    <style:style style:name="ce385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style:use-window-font-color="true"/>
    </style:style>
    <style:style style:name="ce488" style:family="table-cell" style:parent-style-name="Default">
      <style:table-cell-properties fo:background-color="#ffe994"/>
      <style:text-properties style:use-window-font-color="true"/>
    </style:style>
    <style:style style:name="ce489" style:family="table-cell" style:parent-style-name="Default">
      <style:table-cell-properties fo:background-color="transparent"/>
      <style:text-properties fo:color="#00a933"/>
    </style:style>
    <style:style style:name="ce490" style:family="table-cell" style:parent-style-name="Default">
      <style:table-cell-properties fo:border-bottom="0.99pt solid #000000" fo:background-color="transparent" fo:border-left="none" fo:border-right="none" fo:border-top="none"/>
      <style:text-properties fo:color="#00a933"/>
    </style:style>
    <style:style style:name="ce491" style:family="table-cell" style:parent-style-name="Default">
      <style:table-cell-properties fo:border-bottom="1.5pt solid #000000" fo:background-color="transparent" fo:border-left="none" fo:border-right="none" fo:border-top="none"/>
      <style:text-properties fo:color="#00a933"/>
    </style:style>
    <style:style style:name="ce492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color="#00a933"/>
    </style:style>
    <style:style style:name="ce367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494" style:family="table-cell" style:parent-style-name="Default">
      <style:table-cell-properties fo:background-color="transparent"/>
      <style:text-properties fo:color="#3465a4" fo:font-size="6pt" style:font-size-asian="6pt" style:font-size-complex="6pt"/>
    </style:style>
    <style:style style:name="ce495" style:family="table-cell" style:parent-style-name="Default">
      <style:table-cell-properties fo:border-bottom="0.99pt solid #000000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496" style:family="table-cell" style:parent-style-name="Default">
      <style:table-cell-properties fo:border-bottom="1.5pt solid #000000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497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49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3465a4" fo:font-size="6pt" style:font-size-asian="6pt" style:font-size-complex="6pt"/>
    </style:style>
    <style:style style:name="ce499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500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50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50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50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6pt" style:font-size-asian="6pt" style:font-size-complex="6pt"/>
    </style:style>
    <style:style style:name="ce5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396" style:family="table-cell" style:parent-style-name="Default">
      <style:table-cell-properties fo:border-bottom="1.5pt solid #000000" fo:border-left="0.99pt solid #000000" fo:border-right="none" fo:border-top="none"/>
      <style:text-properties fo:font-size="6pt" style:font-size-asian="6pt" style:font-size-complex="6pt"/>
    </style:style>
    <style:style style:name="ce506" style:family="table-cell" style:parent-style-name="Default">
      <style:table-cell-properties fo:border-bottom="none" fo:background-color="transparent" fo:border-left="0.99pt solid #000000" fo:border-right="none" fo:border-top="none"/>
      <style:text-properties fo:font-size="6pt" style:font-size-asian="6pt" style:font-size-complex="6pt"/>
    </style:style>
    <style:style style:name="ce507" style:family="table-cell" style:parent-style-name="Default">
      <style:table-cell-properties fo:border-bottom="0.99pt solid #000000" fo:background-color="transparent" fo:border-left="0.99pt solid #000000" fo:border-right="none" fo:border-top="none"/>
      <style:text-properties fo:font-size="6pt" style:font-size-asian="6pt" style:font-size-complex="6pt"/>
    </style:style>
    <style:style style:name="ce508" style:family="table-cell" style:parent-style-name="Default">
      <style:table-cell-properties fo:border-bottom="1.5pt solid #000000" fo:background-color="transparent" fo:border-left="0.99pt solid #000000" fo:border-right="none" fo:border-top="none"/>
      <style:text-properties fo:font-size="6pt" style:font-size-asian="6pt" style:font-size-complex="6pt"/>
    </style:style>
    <style:style style:name="ce509" style:family="table-cell" style:parent-style-name="Default">
      <style:table-cell-properties fo:border-bottom="2.35pt double #000000" style:border-line-width-bottom="0.026cm 0.004cm 0.053cm" fo:background-color="transparent" fo:border-left="0.99pt solid #000000" fo:border-right="none" fo:border-top="none"/>
      <style:text-properties fo:font-size="6pt" style:font-size-asian="6pt" style:font-size-complex="6pt"/>
    </style:style>
    <style:style style:name="ce397" style:family="table-cell" style:parent-style-name="Default">
      <style:table-cell-properties fo:border-bottom="none" fo:border-left="0.99pt solid #000000" fo:border-right="none" fo:border-top="none"/>
      <style:text-properties fo:font-size="6pt" style:font-size-asian="6pt" style:font-size-complex="6pt"/>
    </style:style>
    <style:style style:name="ce511" style:family="table-cell" style:parent-style-name="Default">
      <style:table-cell-properties fo:border-bottom="0.74pt solid #000000" fo:border-left="0.99pt solid #000000" fo:border-right="none" fo:border-top="none"/>
      <style:text-properties fo:font-size="6pt" style:font-size-asian="6pt" style:font-size-complex="6pt"/>
    </style:style>
    <style:style style:name="ce51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412" style:family="table-cell" style:parent-style-name="Default">
      <style:table-cell-properties fo:border-bottom="1.5pt solid #000000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514" style:family="table-cell" style:parent-style-name="Default">
      <style:table-cell-properties fo:border-bottom="none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515" style:family="table-cell" style:parent-style-name="Default">
      <style:table-cell-properties fo:border-bottom="0.99pt solid #000000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516" style:family="table-cell" style:parent-style-name="Default">
      <style:table-cell-properties fo:border-bottom="1.5pt solid #000000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517" style:family="table-cell" style:parent-style-name="Default">
      <style:table-cell-properties fo:border-bottom="2.35pt double #000000" style:border-line-width-bottom="0.026cm 0.004cm 0.053cm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51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519" style:family="table-cell" style:parent-style-name="Default">
      <style:table-cell-properties fo:border-bottom="0.99pt solid #000000" fo:background-color="transparent" fo:border-left="0.06pt solid #000000" fo:border-right="none" fo:border-top="none"/>
    </style:style>
    <style:style style:name="ce520" style:family="table-cell" style:parent-style-name="Default">
      <style:table-cell-properties fo:border-bottom="1.5pt solid #000000" fo:background-color="transparent" fo:border-left="0.06pt solid #000000" fo:border-right="none" fo:border-top="none"/>
    </style:style>
    <style:style style:name="ce521" style:family="table-cell" style:parent-style-name="Default">
      <style:table-cell-properties fo:border-bottom="2.35pt double #000000" style:border-line-width-bottom="0.026cm 0.004cm 0.053cm" fo:background-color="transparent" fo:border-left="0.06pt solid #000000" fo:border-right="none" fo:border-top="none"/>
    </style:style>
    <style:style style:name="ce522" style:family="table-cell" style:parent-style-name="Default">
      <style:table-cell-properties fo:background-color="transparent"/>
    </style:style>
    <style:style style:name="ce523" style:family="table-cell" style:parent-style-name="Default">
      <style:table-cell-properties fo:border-bottom="0.99pt solid #000000" fo:background-color="transparent" fo:border-left="none" fo:border-right="none" fo:border-top="none"/>
    </style:style>
    <style:style style:name="ce524" style:family="table-cell" style:parent-style-name="Default">
      <style:table-cell-properties fo:border-bottom="1.5pt solid #000000" fo:background-color="transparent" fo:border-left="none" fo:border-right="none" fo:border-top="none"/>
    </style:style>
    <style:style style:name="ce525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</style:style>
    <style:style style:name="ce421" style:family="table-cell" style:parent-style-name="Default">
      <style:table-cell-properties fo:border-bottom="1.5pt solid #000000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527" style:family="table-cell" style:parent-style-name="Default">
      <style:table-cell-properties fo:border-bottom="none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28" style:family="table-cell" style:parent-style-name="Default">
      <style:table-cell-properties fo:border-bottom="0.99pt solid #000000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29" style:family="table-cell" style:parent-style-name="Default">
      <style:table-cell-properties fo:border-bottom="1.5pt solid #000000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30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426" style:family="table-cell" style:parent-style-name="Default">
      <style:table-cell-properties fo:border-bottom="none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532" style:family="table-cell" style:parent-style-name="Default">
      <style:table-cell-properties fo:border-bottom="0.74pt solid #000000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533" style:family="table-cell" style:parent-style-name="Default">
      <style:table-cell-properties fo:border-bottom="none" fo:background-color="#ffe994" style:text-align-source="fix" style:repeat-content="false" fo:border-left="0.06pt solid #000000" fo:border-right="none" fo:border-top="none"/>
      <style:paragraph-properties fo:text-align="end" fo:margin-left="0cm"/>
    </style:style>
    <style:style style:name="ce534" style:family="table-cell" style:parent-style-name="Default">
      <style:table-cell-properties fo:background-color="#ffe994" style:text-align-source="fix" style:repeat-content="false"/>
      <style:paragraph-properties fo:text-align="end" fo:margin-left="0cm"/>
    </style:style>
    <style:style style:name="ce535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36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37" style:family="table-cell" style:parent-style-name="Default">
      <style:table-cell-properties fo:border-bottom="1.5pt solid #000000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38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39" style:family="table-cell" style:parent-style-name="Default">
      <style:table-cell-properties fo:border-bottom="none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40" style:family="table-cell" style:parent-style-name="Default">
      <style:table-cell-properties fo:border-bottom="0.99pt solid #000000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41" style:family="table-cell" style:parent-style-name="Default">
      <style:table-cell-properties fo:border-bottom="1.5pt solid #000000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42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43" style:family="table-cell" style:parent-style-name="Default">
      <style:table-cell-properties fo:border-bottom="none" fo:background-color="#ffe994" fo:border-left="0.06pt solid #000000" fo:border-right="none" fo:border-top="none"/>
    </style:style>
    <style:style style:name="ce544" style:family="table-cell" style:parent-style-name="Default">
      <style:table-cell-properties fo:background-color="#ffe994"/>
    </style:style>
    <style:style style:name="ce545" style:family="table-cell" style:parent-style-name="Default">
      <style:table-cell-properties fo:background-color="#ffe994" fo:border="none"/>
    </style:style>
    <style:style style:name="ce546" style:family="table-cell" style:parent-style-name="Default">
      <style:table-cell-properties fo:background-color="transparent" fo:border="none"/>
      <style:text-properties fo:color="#00a933"/>
    </style:style>
    <style:style style:name="ce547" style:family="table-cell" style:parent-style-name="Default">
      <style:table-cell-properties fo:background-color="transparent" fo:border="none"/>
      <style:text-properties fo:color="#3465a4" fo:font-size="6pt" style:font-size-asian="6pt" style:font-size-complex="6pt"/>
    </style:style>
    <style:style style:name="ce548" style:family="table-cell" style:parent-style-name="Default">
      <style:table-cell-properties fo:border-bottom="1.5pt solid #000000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549" style:family="table-cell" style:parent-style-name="Default">
      <style:table-cell-properties fo:border-bottom="none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550" style:family="table-cell" style:parent-style-name="Default">
      <style:table-cell-properties fo:border-bottom="0.99pt solid #000000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551" style:family="table-cell" style:parent-style-name="Default">
      <style:table-cell-properties fo:border-bottom="1.5pt solid #000000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552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55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554" style:family="table-cell" style:parent-style-name="Default">
      <style:table-cell-properties fo:border-bottom="0.74pt solid #000000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419" style:family="table-cell" style:parent-style-name="Default">
      <style:table-cell-properties fo:border-bottom="0.99pt solid #000000" fo:border-left="none" fo:border-right="none" fo:border-top="none"/>
    </style:style>
    <style:style style:name="ce420" style:family="table-cell" style:parent-style-name="Default">
      <style:table-cell-properties fo:border-bottom="2.35pt double #000000" style:border-line-width-bottom="0.026cm 0.004cm 0.053cm" fo:border-left="none" fo:border-right="none" fo:border-top="none"/>
    </style:style>
    <style:style style:name="ce3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ce37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1" fo:font-weight="normal" style:font-name-asian="Liberation Sans1" style:font-weight-asian="normal" style:font-name-complex="Liberation Sans1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ir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37"/>
        <table:table-column table:style-name="co2" table:default-cell-style-name="ce39"/>
        <table:table-column table:style-name="co1" table:number-columns-repeated="3" table:default-cell-style-name="Default"/>
        <table:table-row table:style-name="ro1"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21" office:value-type="float" office:value="0" calcext:value-type="float">
            <text:p>0</text:p>
          </table:table-cell>
          <table:table-cell table:style-name="ce25" table:formula="of:=[.B2]+1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33" table:formula="of:=[.D2]+1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8" office:value-type="string" calcext:value-type="string">
            <text:p>O</text:p>
          </table:table-cell>
          <table:table-cell table:number-columns-repeated="3"/>
        </table:table-row>
        <table:table-row table:style-name="ro2">
          <table:table-cell/>
          <table:table-cell table:style-name="ce22" table:formula="of:=[.C2]+1" office:value-type="float" office:value="2" calcext:value-type="float">
            <text:p>2</text:p>
          </table:table-cell>
          <table:table-cell table:style-name="ce26" table:formula="of:=[.B3]+1" office:value-type="float" office:value="3" calcext:value-type="float">
            <text:p>3</text:p>
          </table:table-cell>
          <table:table-cell table:style-name="ce30" table:formula="of:=[.E2]+1" office:value-type="float" office:value="6" calcext:value-type="float">
            <text:p>6</text:p>
          </table:table-cell>
          <table:table-cell table:style-name="ce34" table:formula="of:=[.D3]+1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</text:p>
          </table:table-cell>
          <table:table-cell table:number-columns-repeated="3"/>
        </table:table-row>
        <table:table-row table:style-name="ro2">
          <table:table-cell/>
          <table:table-cell table:style-name="ce23" office:value-type="float" office:value="8" calcext:value-type="float">
            <text:p>8</text:p>
          </table:table-cell>
          <table:table-cell table:style-name="ce27" table:formula="of:=[.B4]+1" office:value-type="float" office:value="9" calcext:value-type="float">
            <text:p>9</text:p>
          </table:table-cell>
          <table:table-cell table:style-name="ce31" office:value-type="float" office:value="12" calcext:value-type="float">
            <text:p>12</text:p>
          </table:table-cell>
          <table:table-cell table:style-name="ce35" table:formula="of:=[.D4]+1"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</text:p>
          </table:table-cell>
          <table:table-cell table:number-columns-repeated="3"/>
        </table:table-row>
        <table:table-row table:style-name="ro2">
          <table:table-cell/>
          <table:table-cell table:style-name="ce24" table:formula="of:=[.C4]+1" office:value-type="float" office:value="10" calcext:value-type="float">
            <text:p>10</text:p>
          </table:table-cell>
          <table:table-cell table:style-name="ce28" table:formula="of:=[.B5]+1" office:value-type="float" office:value="11" calcext:value-type="float">
            <text:p>11</text:p>
          </table:table-cell>
          <table:table-cell table:style-name="ce32" table:formula="of:=[.E4]+1" office:value-type="float" office:value="14" calcext:value-type="float">
            <text:p>14</text:p>
          </table:table-cell>
          <table:table-cell table:style-name="ce36" table:formula="of:=[.D5]+1"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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</text:p>
          </table:table-cell>
          <table:table-cell table:number-columns-repeated="2"/>
          <table:table-cell table:style-name="ce40"/>
        </table:table-row>
        <table:table-row table:style-name="ro2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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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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</text:p>
          </table:table-cell>
          <table:table-cell table:number-columns-repeated="3"/>
        </table:table-row>
      </table:table>
      <table:table table:name="Screen" table:style-name="ta1">
        <table:table-column table:style-name="co5" table:default-cell-style-name="ce41"/>
        <table:table-column table:style-name="co5" table:number-columns-repeated="16" table:default-cell-style-name="Default"/>
        <table:table-column table:style-name="co6" table:default-cell-style-name="ce4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1001" table:default-cell-style-name="Default"/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 table:style-name="ce41"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office:value-type="string" calcext:value-type="string">
            <text:p>Base:</text:p>
          </table:table-cell>
          <table:table-cell table:style-name="ce10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U2]*[.V2]"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cnt</text:p>
          </table:table-cell>
          <table:table-cell office:value-type="float" office:value="37" calcext:value-type="float">
            <text:p>37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]*BaseRnd+[.U3]" office:value-type="float" office:value="24" calcext:value-type="float">
            <text:p>24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]*BaseRnd+[.U4]" office:value-type="float" office:value="104" calcext:value-type="float">
            <text:p>104</text:p>
          </table:table-cell>
          <table:table-cell table:style-name="ce10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5]*BaseRnd+[.U5]" office:value-type="float" office:value="55" calcext:value-type="float">
            <text:p>55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6]*BaseRnd+[.U6]" office:value-type="float" office:value="111" calcext:value-type="float">
            <text:p>111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7]*BaseRnd+[.U7]" office:value-type="float" office:value="80" calcext:value-type="float">
            <text:p>80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8]*BaseRnd+[.U8]" office:value-type="float" office:value="70" calcext:value-type="float">
            <text:p>70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9]*BaseRnd+[.U9]" office:value-type="float" office:value="63" calcext:value-type="float">
            <text:p>63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41"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0]*BaseRnd+[.U10]" office:value-type="float" office:value="72" calcext:value-type="float">
            <text:p>72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style-name="ce41"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5"/>
          <table:table-cell table:style-name="ce143"/>
          <table:table-cell table:style-name="ce117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1]*BaseRnd+[.U11]" office:value-type="float" office:value="122" calcext:value-type="float">
            <text:p>122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2]*BaseRnd+[.U12]" office:value-type="float" office:value="85" calcext:value-type="float">
            <text:p>85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3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3]*BaseRnd+[.U13]" office:value-type="float" office:value="123" calcext:value-type="float">
            <text:p>123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4]*BaseRnd+[.U14]" office:value-type="float" office:value="17" calcext:value-type="float">
            <text:p>17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5]*BaseRnd+[.U15]" office:value-type="float" office:value="112" calcext:value-type="float">
            <text:p>112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116"/>
          <table:table-cell table:style-name="ce156"/>
          <table:table-cell table:style-name="ce235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235"/>
          <table:table-cell table:style-name="ce144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6]*BaseRnd+[.U16]" office:value-type="float" office:value="93" calcext:value-type="float">
            <text:p>93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7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17]*BaseRnd+[.U17]" office:value-type="float" office:value="63" calcext:value-type="float">
            <text:p>63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8]*BaseRnd+[.U18]" office:value-type="float" office:value="37" calcext:value-type="float">
            <text:p>37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3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9]*BaseRnd+[.U19]" office:value-type="float" office:value="30" calcext:value-type="float">
            <text:p>30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63" office:value-type="float" office:value="0" calcext:value-type="float" table:number-columns-spanned="2" table:number-rows-spanned="1">
            <text:p>0</text:p>
          </table:table-cell>
          <table:covered-table-cell table:style-name="ce41"/>
          <table:table-cell table:style-name="ce6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63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63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6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63" office:value-type="float" office:value="5" calcext:value-type="float" table:number-columns-spanned="2" table:number-rows-spanned="1">
            <text:p>5</text:p>
          </table:table-cell>
          <table:covered-table-cell table:style-name="ce41"/>
          <table:table-cell table:style-name="ce63" office:value-type="float" office:value="6" calcext:value-type="float" table:number-columns-spanned="2" table:number-rows-spanned="1">
            <text:p>6</text:p>
          </table:table-cell>
          <table:covered-table-cell table:style-name="ce41"/>
          <table:table-cell table:style-name="ce63" office:value-type="float" office:value="7" calcext:value-type="float" table:number-columns-spanned="2" table:number-rows-spanned="1">
            <text:p>7</text:p>
          </table:table-cell>
          <table:covered-table-cell table:style-name="ce41"/>
          <table:table-cell table:style-name="Default"/>
          <table:table-cell table:style-name="ce350" office:value-type="float" office:value="1" calcext:value-type="float">
            <text:p>1</text:p>
          </table:table-cell>
          <table:table-cell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0]*BaseRnd+[.U20]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63" office:value-type="float" office:value="3" calcext:value-type="float" table:number-columns-spanned="1" table:number-rows-spanned="2">
            <text:p>3</text:p>
          </table:table-cell>
          <table:table-cell table:style-name="ce134"/>
          <table:table-cell table:style-name="ce147"/>
          <table:table-cell table:style-name="ce162"/>
          <table:table-cell table:style-name="ce174"/>
          <table:table-cell table:style-name="ce240"/>
          <table:table-cell table:style-name="ce170"/>
          <table:table-cell table:style-name="ce162"/>
          <table:table-cell table:style-name="ce210"/>
          <table:table-cell table:style-name="ce141"/>
          <table:table-cell table:style-name="ce170"/>
          <table:table-cell table:style-name="ce162"/>
          <table:table-cell table:style-name="ce174"/>
          <table:table-cell table:style-name="ce189"/>
          <table:table-cell table:style-name="ce147"/>
          <table:table-cell table:style-name="ce162"/>
          <table:table-cell table:style-name="ce210"/>
          <table:table-cell table:style-name="ce63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1]*BaseRnd+[.U21]" office:value-type="float" office:value="110" calcext:value-type="float">
            <text:p>110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237"/>
          <table:table-cell table:style-name="ce171"/>
          <table:table-cell table:style-name="ce163"/>
          <table:table-cell table:style-name="ce211"/>
          <table:table-cell table:style-name="ce142"/>
          <table:table-cell table:style-name="ce171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22]*BaseRnd+[.U22]" office:value-type="float" office:value="117" calcext:value-type="float">
            <text:p>117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style-name="ce63" office:value-type="float" office:value="2" calcext:value-type="float" table:number-columns-spanned="1" table:number-rows-spanned="2">
            <text:p>2</text:p>
          </table:table-cell>
          <table:table-cell table:style-name="ce136"/>
          <table:table-cell table:style-name="ce149"/>
          <table:table-cell table:style-name="ce164"/>
          <table:table-cell table:style-name="ce176"/>
          <table:table-cell table:style-name="ce191"/>
          <table:table-cell table:style-name="ce149"/>
          <table:table-cell table:style-name="ce164"/>
          <table:table-cell table:style-name="ce212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63" office:value-type="float" office:value="2" calcext:value-type="float" table:number-columns-spanned="1" table:number-rows-spanned="2">
            <text:p>2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3]*BaseRnd+[.U23]" office:value-type="float" office:value="44" calcext:value-type="float">
            <text:p>44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998"/>
        </table:table-row>
        <table:table-row table:style-name="ro1">
          <table:covered-table-cell/>
          <table:table-cell table:style-name="ce137"/>
          <table:table-cell table:style-name="ce150"/>
          <table:table-cell table:style-name="ce165"/>
          <table:table-cell table:style-name="ce177"/>
          <table:table-cell table:style-name="ce192"/>
          <table:table-cell table:style-name="ce150"/>
          <table:table-cell table:style-name="ce165"/>
          <table:table-cell table:style-name="ce213"/>
          <table:table-cell table:style-name="ce137"/>
          <table:table-cell table:style-name="ce150"/>
          <table:table-cell table:style-name="ce165"/>
          <table:table-cell table:style-name="ce177"/>
          <table:table-cell table:style-name="ce315"/>
          <table:table-cell table:style-name="ce317"/>
          <table:table-cell table:style-name="ce279"/>
          <table:table-cell table:style-name="ce323"/>
          <table:covered-table-cell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24]*BaseRnd+[.U24]" office:value-type="float" office:value="125" calcext:value-type="float">
            <text:p>125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202"/>
          <table:table-cell table:style-name="ce293"/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166"/>
          <table:table-cell table:style-name="ce214"/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5]*BaseRnd+[.U25]" office:value-type="float" office:value="105" calcext:value-type="float">
            <text:p>105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99"/>
          <table:table-cell table:style-name="ce294"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6]*BaseRnd+[.U26]" office:value-type="float" office:value="91" calcext:value-type="float">
            <text:p>91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63" office:value-type="float" office:value="0" calcext:value-type="float" table:number-columns-spanned="1" table:number-rows-spanned="2">
            <text:p>0</text:p>
          </table:table-cell>
          <table:table-cell table:style-name="ce273"/>
          <table:table-cell table:style-name="ce247"/>
          <table:table-cell table:style-name="ce164"/>
          <table:table-cell table:style-name="ce176"/>
          <table:table-cell table:style-name="ce191"/>
          <table:table-cell table:style-name="ce149"/>
          <table:table-cell table:style-name="ce278"/>
          <table:table-cell table:style-name="ce289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63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7]*BaseRnd+[.U27]" office:value-type="float" office:value="16" calcext:value-type="float">
            <text:p>16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covered-table-cell/>
          <table:table-cell table:style-name="ce274"/>
          <table:table-cell table:style-name="ce248"/>
          <table:table-cell table:style-name="ce167"/>
          <table:table-cell table:style-name="ce179"/>
          <table:table-cell table:style-name="ce194"/>
          <table:table-cell table:style-name="ce152"/>
          <table:table-cell table:style-name="ce269"/>
          <table:table-cell table:style-name="ce290"/>
          <table:table-cell table:style-name="ce139"/>
          <table:table-cell table:style-name="ce152"/>
          <table:table-cell table:style-name="ce167"/>
          <table:table-cell table:style-name="ce179"/>
          <table:table-cell table:style-name="ce239"/>
          <table:table-cell table:style-name="ce248"/>
          <table:table-cell table:style-name="ce269"/>
          <table:table-cell table:style-name="ce290"/>
          <table:covered-table-cell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8]*BaseRnd+[.U28]" office:value-type="float" office:value="108" calcext:value-type="float">
            <text:p>108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998"/>
        </table:table-row>
        <table:table-row table:style-name="ro1">
          <table:table-cell/>
          <table:table-cell table:style-name="ce63" office:value-type="float" office:value="0" calcext:value-type="float" table:number-columns-spanned="2" table:number-rows-spanned="1">
            <text:p>0</text:p>
          </table:table-cell>
          <table:covered-table-cell table:style-name="ce41"/>
          <table:table-cell table:style-name="ce6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63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63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6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63" office:value-type="float" office:value="5" calcext:value-type="float" table:number-columns-spanned="2" table:number-rows-spanned="1">
            <text:p>5</text:p>
          </table:table-cell>
          <table:covered-table-cell table:style-name="ce41"/>
          <table:table-cell table:style-name="ce63" office:value-type="float" office:value="6" calcext:value-type="float" table:number-columns-spanned="2" table:number-rows-spanned="1">
            <text:p>6</text:p>
          </table:table-cell>
          <table:covered-table-cell table:style-name="ce41"/>
          <table:table-cell table:style-name="ce63" office:value-type="float" office:value="7" calcext:value-type="float" table:number-columns-spanned="2" table:number-rows-spanned="1">
            <text:p>7</text:p>
          </table:table-cell>
          <table:covered-table-cell table:style-name="ce41"/>
          <table:table-cell table:number-columns-repeated="3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9]*BaseRnd+[.U29]" office:value-type="float" office:value="60" calcext:value-type="float">
            <text:p>60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63" office:value-type="float" office:value="0" calcext:value-type="float" table:number-columns-spanned="4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4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2" calcext:value-type="float" table:number-columns-spanned="4" table:number-rows-spanned="1">
            <text:p>2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3" calcext:value-type="float" table:number-columns-spanned="4" table:number-rows-spanned="1">
            <text:p>3</text:p>
          </table:table-cell>
          <table:covered-table-cell table:style-name="ce41"/>
          <table:covered-table-cell table:style-name="ce63"/>
          <table:covered-table-cell table:style-name="ce41"/>
          <table:table-cell table:style-name="Default"/>
          <table:table-cell table:style-name="ce350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0]*BaseRnd+[.U30]" office:value-type="float" office:value="126" calcext:value-type="float">
            <text:p>126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998"/>
        </table:table-row>
        <table:table-row table:style-name="ro1">
          <table:table-cell table:style-name="ce63" office:value-type="float" office:value="1" calcext:value-type="float" table:number-columns-spanned="1" table:number-rows-spanned="4">
            <text:p>1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63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1]*BaseRnd+[.U31]" office:value-type="float" office:value="119" calcext:value-type="float">
            <text:p>119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2]*BaseRnd+[.U32]" office:value-type="float" office:value="124" calcext:value-type="float">
            <text:p>124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998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3]*BaseRnd+[.U33]" office:value-type="float" office:value="90" calcext:value-type="float">
            <text:p>90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4]*BaseRnd+[.U34]" office:value-type="float" office:value="46" calcext:value-type="float">
            <text:p>46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 table:style-name="ce63" office:value-type="float" office:value="0" calcext:value-type="float" table:number-columns-spanned="1" table:number-rows-spanned="4">
            <text:p>0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63" office:value-type="float" office:value="0" calcext:value-type="float" table:number-columns-spanned="1" table:number-rows-spanned="4">
            <text:p>0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5]*BaseRnd+[.U35]" office:value-type="float" office:value="15" calcext:value-type="float">
            <text:p>15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6]*BaseRnd+[.U36]" office:value-type="float" office:value="93" calcext:value-type="float">
            <text:p>93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7]*BaseRnd+[.U37]" office:value-type="float" office:value="18" calcext:value-type="float">
            <text:p>18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8]*BaseRnd+[.U38]" office:value-type="float" office:value="4" calcext:value-type="float">
            <text:p>4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style-name="ce63" office:value-type="float" office:value="0" calcext:value-type="float" table:number-columns-spanned="4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4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2" calcext:value-type="float" table:number-columns-spanned="4" table:number-rows-spanned="1">
            <text:p>2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3" calcext:value-type="float" table:number-columns-spanned="4" table:number-rows-spanned="1">
            <text:p>3</text:p>
          </table:table-cell>
          <table:covered-table-cell table:style-name="ce41"/>
          <table:covered-table-cell table:style-name="ce63"/>
          <table:covered-table-cell table:style-name="ce41"/>
          <table:table-cell table:number-columns-repeated="3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9]*BaseRnd+[.U39]" office:value-type="float" office:value="31" calcext:value-type="float">
            <text:p>31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63" office:value-type="float" office:value="0" calcext:value-type="float" table:number-columns-spanned="8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8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style-name="Default"/>
          <table:table-cell table:style-name="ce350" office:value-type="float" office:value="3" calcext:value-type="float">
            <text:p>3</text:p>
          </table:table-cell>
          <table:table-cell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0]*BaseRnd+[.U40]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table:style-name="ce63" office:value-type="float" office:value="0" calcext:value-type="float" table:number-columns-spanned="1" table:number-rows-spanned="8">
            <text:p>0</text:p>
          </table:table-cell>
          <table:table-cell table:style-name="ce138"/>
          <table:table-cell table:style-name="ce153" table:number-columns-repeated="6"/>
          <table:table-cell table:style-name="ce178"/>
          <table:table-cell table:style-name="ce145"/>
          <table:table-cell table:style-name="ce260" table:number-columns-repeated="6"/>
          <table:table-cell table:style-name="ce220"/>
          <table:table-cell table:style-name="ce63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1]*BaseRnd+[.U41]"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2]*BaseRnd+[.U42]" office:value-type="float" office:value="16" calcext:value-type="float">
            <text:p>16</text:p>
          </table:table-cell>
          <table:table-cell table:number-columns-repeated="1001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3]*BaseRnd+[.U43]" office:value-type="float" office:value="22" calcext:value-type="float">
            <text:p>22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4]*BaseRnd+[.U44]" office:value-type="float" office:value="17" calcext:value-type="float">
            <text:p>17</text:p>
          </table:table-cell>
          <table:table-cell table:number-columns-repeated="1001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5]*BaseRnd+[.U45]" office:value-type="float" office:value="77" calcext:value-type="float">
            <text:p>77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6]*BaseRnd+[.U46]" office:value-type="float" office:value="101" calcext:value-type="float">
            <text:p>101</text:p>
          </table:table-cell>
          <table:table-cell table:number-columns-repeated="1001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7]*BaseRnd+[.U47]" office:value-type="float" office:value="126" calcext:value-type="float">
            <text:p>126</text:p>
          </table:table-cell>
          <table:table-cell table:number-columns-repeated="1001"/>
        </table:table-row>
        <table:table-row table:style-name="ro1">
          <table:covered-table-cell/>
          <table:table-cell table:style-name="ce139"/>
          <table:table-cell table:style-name="ce155" table:number-columns-repeated="6"/>
          <table:table-cell table:style-name="ce179"/>
          <table:table-cell table:style-name="ce274"/>
          <table:table-cell table:style-name="ce262" table:number-columns-repeated="6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8]*BaseRnd+[.U48]" office:value-type="float" office:value="110" calcext:value-type="float">
            <text:p>110</text:p>
          </table:table-cell>
          <table:table-cell table:number-columns-repeated="1001"/>
        </table:table-row>
        <table:table-row table:style-name="ro1">
          <table:table-cell/>
          <table:table-cell table:style-name="ce63" office:value-type="float" office:value="0" calcext:value-type="float" table:number-columns-spanned="8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8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number-columns-repeated="3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9]*BaseRnd+[.U49]" office:value-type="float" office:value="48" calcext:value-type="float">
            <text:p>48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50]*BaseRnd+[.U50]" office:value-type="float" office:value="119" calcext:value-type="float">
            <text:p>119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51]*BaseRnd+[.U51]" office:value-type="float" office:value="54" calcext:value-type="float">
            <text:p>54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52]*BaseRnd+[.U52]"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53]*BaseRnd+[.U53]" office:value-type="float" office:value="125" calcext:value-type="float">
            <text:p>125</text:p>
          </table:table-cell>
          <table:table-cell table:number-columns-repeated="100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1">
        <office:forms form:automatic-focus="false" form:apply-design-mode="false"/>
        <table:table-column table:style-name="co11" table:default-cell-style-name="ce357"/>
        <table:table-column table:style-name="co5" table:default-cell-style-name="ce41"/>
        <table:table-column table:style-name="co5" table:visibility="collapse" table:default-cell-style-name="ce41"/>
        <table:table-column table:style-name="co5" table:default-cell-style-name="ce41"/>
        <table:table-column table:style-name="co5" table:visibility="collapse" table:default-cell-style-name="ce41"/>
        <table:table-column table:style-name="co5" table:default-cell-style-name="ce41"/>
        <table:table-column table:style-name="co5" table:visibility="collapse" table:default-cell-style-name="ce41"/>
        <table:table-column table:style-name="co5" table:default-cell-style-name="ce41"/>
        <table:table-column table:style-name="co5" table:visibility="collapse" table:default-cell-style-name="Default"/>
        <table:table-column table:style-name="co5" table:default-cell-style-name="ce381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57"/>
        <table:table-column table:style-name="co10" table:default-cell-style-name="ce357"/>
        <table:table-column table:style-name="co12" table:default-cell-style-name="ce397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81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57"/>
        <table:table-column table:style-name="co13" table:default-cell-style-name="ce502"/>
        <table:table-column table:style-name="co5" table:default-cell-style-name="ce357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81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57"/>
        <table:table-column table:style-name="co13" table:default-cell-style-name="ce502"/>
        <table:table-column table:style-name="co5" table:default-cell-style-name="ce397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14" table:default-cell-style-name="ce381"/>
        <table:table-column table:style-name="co15" table:default-cell-style-name="Default"/>
        <table:table-column table:style-name="co5" table:visibility="collapse" table:default-cell-style-name="Default"/>
        <table:table-column table:style-name="co5" table:default-cell-style-name="ce357"/>
        <table:table-column table:style-name="co13" table:default-cell-style-name="ce502"/>
        <table:table-column table:style-name="co5" table:default-cell-style-name="ce426"/>
        <table:table-column table:style-name="co5" table:default-cell-style-name="ce41"/>
        <table:table-column table:style-name="co5" table:visibility="collapse" table:default-cell-style-name="ce41"/>
        <table:table-column table:style-name="co5" table:default-cell-style-name="ce41"/>
        <table:table-column table:style-name="co5" table:visibility="collapse" table:default-cell-style-name="ce41"/>
        <table:table-column table:style-name="co5" table:default-cell-style-name="ce41"/>
        <table:table-column table:style-name="co5" table:visibility="collapse" table:default-cell-style-name="ce41"/>
        <table:table-column table:style-name="co5" table:default-cell-style-name="ce41"/>
        <table:table-column table:style-name="co5" table:visibility="collapse" table:default-cell-style-name="Default"/>
        <table:table-column table:style-name="co5" table:default-cell-style-name="ce381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57"/>
        <table:table-column table:style-name="co13" table:default-cell-style-name="ce502"/>
        <table:table-column table:style-name="co5" table:default-cell-style-name="ce397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81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57"/>
        <table:table-column table:style-name="co13" table:default-cell-style-name="ce502"/>
        <table:table-column table:style-name="co5" table:default-cell-style-name="ce357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81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57"/>
        <table:table-column table:style-name="co13" table:default-cell-style-name="ce502"/>
        <table:table-column table:style-name="co5" table:default-cell-style-name="ce397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81"/>
        <table:table-column table:style-name="co5" table:default-cell-style-name="ce438"/>
        <table:table-column table:style-name="co16" table:visibility="collapse" table:default-cell-style-name="ce438"/>
        <table:table-column table:style-name="co5" table:default-cell-style-name="ce456"/>
        <table:table-column table:style-name="co13" table:default-cell-style-name="ce553"/>
        <table:table-column table:style-name="co1" table:number-columns-repeated="16272" table:default-cell-style-name="Default"/>
        <table:table-row table:style-name="ro1">
          <table:table-cell table:style-name="ce356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 table:number-columns-repeated="2"/>
          <table:table-cell table:style-name="ce396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/>
          <table:table-cell table:style-name="ce512"/>
          <table:table-cell table:style-name="ce412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/>
          <table:table-cell table:style-name="ce512"/>
          <table:table-cell table:style-name="ce396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/>
          <table:table-cell table:style-name="ce512"/>
          <table:table-cell table:style-name="ce421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/>
          <table:table-cell table:style-name="ce512"/>
          <table:table-cell table:style-name="ce396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/>
          <table:table-cell table:style-name="ce512"/>
          <table:table-cell table:style-name="ce412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/>
          <table:table-cell table:style-name="ce512"/>
          <table:table-cell table:style-name="ce396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/>
          <table:table-cell table:style-name="ce548"/>
          <table:table-cell table:style-name="ce374" table:number-columns-repeated="920"/>
          <table:table-cell table:number-columns-repeated="15352"/>
        </table:table-row>
        <table:table-row table:style-name="ro1">
          <table:table-cell table:style-name="ce451" table:formula="of:=64*[.C2]+16*[.E2]+4*[.G2]+[.I2]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B2])=60;0;IF(UNICODE([.B2])=61663;1;IF(UNICODE([.B2])=62;2;IF(UNICODE([.B2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D2])=60;0;IF(UNICODE([.D2])=61663;1;IF(UNICODE([.D2])=62;2;IF(UNICODE([.D2])=61664;3;&quot;&quot;))))" office:value-type="float" office:value="0" calcext:value-type="float">
            <text:p>0</text:p>
          </table:table-cell>
          <table:table-cell table:style-name="ce459" table:formula="of:=[.H2]" office:value-type="string" office:string-value="&lt;" calcext:value-type="string">
            <text:p>&lt;</text:p>
          </table:table-cell>
          <table:table-cell table:style-name="ce465" table:formula="of:=IF(UNICODE([.F2])=60;0;IF(UNICODE([.F2])=61663;1;IF(UNICODE([.F2])=62;2;IF(UNICODE([.F2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H2])=60;0;IF(UNICODE([.H2])=61663;1;IF(UNICODE([.H2])=62;2;IF(UNICODE([.H2])=61664;3;&quot;&quot;))))" office:value-type="float" office:value="0" calcext:value-type="float">
            <text:p>0</text:p>
          </table:table-cell>
          <table:table-cell table:style-name="ce376"/>
          <table:table-cell table:style-name="ce382"/>
          <table:table-cell table:style-name="ce489" table:formula="of:=4*[.J2]+[.K2]" office:value-type="float" office:value="0" calcext:value-type="float">
            <text:p>0</text:p>
          </table:table-cell>
          <table:table-cell table:style-name="ce494" table:formula="of:=16*(MAX([.J2];[.K2])-MIN([.J2];[.K2])) +[.L2]" office:value-type="float" office:value="0" calcext:value-type="float">
            <text:p>0</text:p>
          </table:table-cell>
          <table:table-cell table:style-name="ce498" table:formula="of:=BASE([.M2];2)" office:value-type="string" office:string-value="0" calcext:value-type="string">
            <text:p>0</text:p>
          </table:table-cell>
          <table:table-cell table:style-name="ce506" table:formula="of:=64*[.Q2]+16*[.S2]+4*[.U2]+[.W2]" office:value-type="float" office:value="32" calcext:value-type="float">
            <text:p>32</text:p>
          </table:table-cell>
          <table:table-cell table:style-name="ce459" table:formula="of:=[.B2]" office:value-type="string" office:string-value="&lt;" calcext:value-type="string">
            <text:p>&lt;</text:p>
          </table:table-cell>
          <table:table-cell table:style-name="ce465" table:formula="of:=IF(UNICODE([.P2])=60;0;IF(UNICODE([.P2])=61663;1;IF(UNICODE([.P2])=62;2;IF(UNICODE([.P2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R2])=60;0;IF(UNICODE([.R2])=61663;1;IF(UNICODE([.R2])=62;2;IF(UNICODE([.R2])=61664;3;&quot;&quot;))))" office:value-type="float" office:value="2" calcext:value-type="float">
            <text:p>2</text:p>
          </table:table-cell>
          <table:table-cell table:style-name="ce459" table:formula="of:=[.V2]" office:value-type="string" office:string-value="&lt;" calcext:value-type="string">
            <text:p>&lt;</text:p>
          </table:table-cell>
          <table:table-cell table:style-name="ce465" table:formula="of:=IF(UNICODE([.T2])=60;0;IF(UNICODE([.T2])=61663;1;IF(UNICODE([.T2])=62;2;IF(UNICODE([.T2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V2])=60;0;IF(UNICODE([.V2])=61663;1;IF(UNICODE([.V2])=62;2;IF(UNICODE([.V2])=61664;3;&quot;&quot;))))" office:value-type="float" office:value="0" calcext:value-type="float">
            <text:p>0</text:p>
          </table:table-cell>
          <table:table-cell table:style-name="ce376"/>
          <table:table-cell table:style-name="ce382"/>
          <table:table-cell table:style-name="ce489" table:formula="of:=4*[.X2]+[.Y2]" office:value-type="float" office:value="0" calcext:value-type="float">
            <text:p>0</text:p>
          </table:table-cell>
          <table:table-cell table:style-name="ce494" table:formula="of:=16*(MAX([.X2];[.Y2])-MIN([.X2];[.Y2])) +[.Z2]" office:value-type="float" office:value="0" calcext:value-type="float">
            <text:p>0</text:p>
          </table:table-cell>
          <table:table-cell table:style-name="ce498" table:formula="of:=BASE([.AA2];2)" office:value-type="string" office:string-value="0" calcext:value-type="string">
            <text:p>0</text:p>
          </table:table-cell>
          <table:table-cell table:style-name="ce514" table:formula="of:=64*[.AE2]+16*[.AG2]+4*[.AI2]+[.AK2]" office:value-type="float" office:value="64" calcext:value-type="float">
            <text:p>64</text:p>
          </table:table-cell>
          <table:table-cell table:style-name="ce459" office:value-type="string" calcext:value-type="string">
            <text:p></text:p>
          </table:table-cell>
          <table:table-cell table:style-name="ce465" table:formula="of:=IF(UNICODE([.AD2])=60;0;IF(UNICODE([.AD2])=61663;1;IF(UNICODE([.AD2])=62;2;IF(UNICODE([.AD2])=61664;3;&quot;&quot;))))" office:value-type="float" office:value="1" calcext:value-type="float">
            <text:p>1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AF2])=60;0;IF(UNICODE([.AF2])=61663;1;IF(UNICODE([.AF2])=62;2;IF(UNICODE([.AF2])=61664;3;&quot;&quot;))))" office:value-type="float" office:value="0" calcext:value-type="float">
            <text:p>0</text:p>
          </table:table-cell>
          <table:table-cell table:style-name="ce459" table:formula="of:=[.AJ2]" office:value-type="string" office:string-value="&lt;" calcext:value-type="string">
            <text:p>&lt;</text:p>
          </table:table-cell>
          <table:table-cell table:style-name="ce465" table:formula="of:=IF(UNICODE([.AH2])=60;0;IF(UNICODE([.AH2])=61663;1;IF(UNICODE([.AH2])=62;2;IF(UNICODE([.AH2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AJ2])=60;0;IF(UNICODE([.AJ2])=61663;1;IF(UNICODE([.AJ2])=62;2;IF(UNICODE([.AJ2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AL2]+[.AM2]" office:value-type="float" office:value="0" calcext:value-type="float">
            <text:p>0</text:p>
          </table:table-cell>
          <table:table-cell table:style-name="ce494" table:formula="of:=16*(MAX([.AL2];[.AM2])-MIN([.AL2];[.AM2])) +[.AN2]" office:value-type="float" office:value="0" calcext:value-type="float">
            <text:p>0</text:p>
          </table:table-cell>
          <table:table-cell table:style-name="ce498" table:formula="of:=BASE([.AO2];2)" office:value-type="string" office:string-value="0" calcext:value-type="string">
            <text:p>0</text:p>
          </table:table-cell>
          <table:table-cell table:style-name="ce506" table:formula="of:=64*[.AS2]+16*[.AU2]+4*[.AW2]+[.AY2]" office:value-type="float" office:value="96" calcext:value-type="float">
            <text:p>96</text:p>
          </table:table-cell>
          <table:table-cell table:style-name="ce459" table:formula="of:=[.AD2]" office:value-type="string" office:string-value="" calcext:value-type="string">
            <text:p></text:p>
          </table:table-cell>
          <table:table-cell table:style-name="ce465" table:formula="of:=IF(UNICODE([.AR2])=60;0;IF(UNICODE([.AR2])=61663;1;IF(UNICODE([.AR2])=62;2;IF(UNICODE([.AR2])=61664;3;&quot;&quot;))))" office:value-type="float" office:value="1" calcext:value-type="float">
            <text:p>1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AT2])=60;0;IF(UNICODE([.AT2])=61663;1;IF(UNICODE([.AT2])=62;2;IF(UNICODE([.AT2])=61664;3;&quot;&quot;))))" office:value-type="float" office:value="2" calcext:value-type="float">
            <text:p>2</text:p>
          </table:table-cell>
          <table:table-cell table:style-name="ce459" table:formula="of:=[.AX2]" office:value-type="string" office:string-value="&lt;" calcext:value-type="string">
            <text:p>&lt;</text:p>
          </table:table-cell>
          <table:table-cell table:style-name="ce465" table:formula="of:=IF(UNICODE([.AV2])=60;0;IF(UNICODE([.AV2])=61663;1;IF(UNICODE([.AV2])=62;2;IF(UNICODE([.AV2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AX2])=60;0;IF(UNICODE([.AX2])=61663;1;IF(UNICODE([.AX2])=62;2;IF(UNICODE([.AX2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AZ2]+[.BA2]" office:value-type="float" office:value="0" calcext:value-type="float">
            <text:p>0</text:p>
          </table:table-cell>
          <table:table-cell table:style-name="ce494" table:formula="of:=16*(MAX([.AZ2];[.BA2])-MIN([.AZ2];[.BA2])) +[.BB2]" office:value-type="float" office:value="0" calcext:value-type="float">
            <text:p>0</text:p>
          </table:table-cell>
          <table:table-cell table:style-name="ce498" table:formula="of:=BASE([.BC2];2)" office:value-type="string" office:string-value="0" calcext:value-type="string">
            <text:p>0</text:p>
          </table:table-cell>
          <table:table-cell table:style-name="ce527" table:formula="of:=64*[.BG2]+16*[.BI2]+4*[.BK2]+[.BM2]" office:value-type="float" office:value="128" calcext:value-type="float">
            <text:p>128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BF2])=60;0;IF(UNICODE([.BF2])=61663;1;IF(UNICODE([.BF2])=62;2;IF(UNICODE([.BF2])=61664;3;&quot;&quot;))))" office:value-type="float" office:value="2" calcext:value-type="float">
            <text:p>2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BH2])=60;0;IF(UNICODE([.BH2])=61663;1;IF(UNICODE([.BH2])=62;2;IF(UNICODE([.BH2])=61664;3;&quot;&quot;))))" office:value-type="float" office:value="0" calcext:value-type="float">
            <text:p>0</text:p>
          </table:table-cell>
          <table:table-cell table:style-name="ce459" table:formula="of:=[.BL2]" office:value-type="string" office:string-value="&lt;" calcext:value-type="string">
            <text:p>&lt;</text:p>
          </table:table-cell>
          <table:table-cell table:style-name="ce465" table:formula="of:=IF(UNICODE([.BJ2])=60;0;IF(UNICODE([.BJ2])=61663;1;IF(UNICODE([.BJ2])=62;2;IF(UNICODE([.BJ2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BL2])=60;0;IF(UNICODE([.BL2])=61663;1;IF(UNICODE([.BL2])=62;2;IF(UNICODE([.BL2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BN2]+[.BO2]" office:value-type="float" office:value="0" calcext:value-type="float">
            <text:p>0</text:p>
          </table:table-cell>
          <table:table-cell table:style-name="ce494" table:formula="of:=16*(MAX([.BN2];[.BO2])-MIN([.BN2];[.BO2])) +[.BP2]" office:value-type="float" office:value="0" calcext:value-type="float">
            <text:p>0</text:p>
          </table:table-cell>
          <table:table-cell table:style-name="ce498" table:formula="of:=BASE([.BQ2];2)" office:value-type="string" office:string-value="0" calcext:value-type="string">
            <text:p>0</text:p>
          </table:table-cell>
          <table:table-cell table:style-name="ce535" table:formula="of:=64*[.BU2]+16*[.BW2]+4*[.BY2]+[.CA2]" office:value-type="float" office:value="160" calcext:value-type="float">
            <text:p>160</text:p>
          </table:table-cell>
          <table:table-cell table:style-name="ce459" table:formula="of:=[.BF2]" office:value-type="string" office:string-value="&gt;" calcext:value-type="string">
            <text:p>&gt;</text:p>
          </table:table-cell>
          <table:table-cell table:style-name="ce465" table:formula="of:=IF(UNICODE([.BT2])=60;0;IF(UNICODE([.BT2])=61663;1;IF(UNICODE([.BT2])=62;2;IF(UNICODE([.BT2])=61664;3;&quot;&quot;))))" office:value-type="float" office:value="2" calcext:value-type="float">
            <text:p>2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BV2])=60;0;IF(UNICODE([.BV2])=61663;1;IF(UNICODE([.BV2])=62;2;IF(UNICODE([.BV2])=61664;3;&quot;&quot;))))" office:value-type="float" office:value="2" calcext:value-type="float">
            <text:p>2</text:p>
          </table:table-cell>
          <table:table-cell table:style-name="ce459" table:formula="of:=[.BZ2]" office:value-type="string" office:string-value="&lt;" calcext:value-type="string">
            <text:p>&lt;</text:p>
          </table:table-cell>
          <table:table-cell table:style-name="ce465" table:formula="of:=IF(UNICODE([.BX2])=60;0;IF(UNICODE([.BX2])=61663;1;IF(UNICODE([.BX2])=62;2;IF(UNICODE([.BX2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BZ2])=60;0;IF(UNICODE([.BZ2])=61663;1;IF(UNICODE([.BZ2])=62;2;IF(UNICODE([.BZ2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CB2]+[.CC2]" office:value-type="float" office:value="0" calcext:value-type="float">
            <text:p>0</text:p>
          </table:table-cell>
          <table:table-cell table:style-name="ce494" table:formula="of:=16*(MAX([.CB2];[.CC2])-MIN([.CB2];[.CC2])) +[.CD2]" office:value-type="float" office:value="0" calcext:value-type="float">
            <text:p>0</text:p>
          </table:table-cell>
          <table:table-cell table:style-name="ce498" table:formula="of:=BASE([.CE2];2)" office:value-type="string" office:string-value="0" calcext:value-type="string">
            <text:p>0</text:p>
          </table:table-cell>
          <table:table-cell table:style-name="ce539" table:formula="of:=64*[.CI2]+16*[.CK2]+4*[.CM2]+[.CO2]" office:value-type="float" office:value="192" calcext:value-type="float">
            <text:p>192</text:p>
          </table:table-cell>
          <table:table-cell table:style-name="ce459" office:value-type="string" calcext:value-type="string">
            <text:p></text:p>
          </table:table-cell>
          <table:table-cell table:style-name="ce465" table:formula="of:=IF(UNICODE([.CH2])=60;0;IF(UNICODE([.CH2])=61663;1;IF(UNICODE([.CH2])=62;2;IF(UNICODE([.CH2])=61664;3;&quot;&quot;))))" office:value-type="float" office:value="3" calcext:value-type="float">
            <text:p>3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CJ2])=60;0;IF(UNICODE([.CJ2])=61663;1;IF(UNICODE([.CJ2])=62;2;IF(UNICODE([.CJ2])=61664;3;&quot;&quot;))))" office:value-type="float" office:value="0" calcext:value-type="float">
            <text:p>0</text:p>
          </table:table-cell>
          <table:table-cell table:style-name="ce459" table:formula="of:=[.CN2]" office:value-type="string" office:string-value="&lt;" calcext:value-type="string">
            <text:p>&lt;</text:p>
          </table:table-cell>
          <table:table-cell table:style-name="ce465" table:formula="of:=IF(UNICODE([.CL2])=60;0;IF(UNICODE([.CL2])=61663;1;IF(UNICODE([.CL2])=62;2;IF(UNICODE([.CL2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CN2])=60;0;IF(UNICODE([.CN2])=61663;1;IF(UNICODE([.CN2])=62;2;IF(UNICODE([.CN2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3" calcext:value-type="float">
            <text:p>3</text:p>
          </table:table-cell>
          <table:table-cell table:style-name="ce489" table:formula="of:=4*[.CP2]+[.CQ2]" office:value-type="float" office:value="11" calcext:value-type="float">
            <text:p>11</text:p>
          </table:table-cell>
          <table:table-cell table:style-name="ce494" table:formula="of:=16*(MAX([.CP2];[.CQ2])-MIN([.CP2];[.CQ2])) +[.CR2]" office:value-type="float" office:value="27" calcext:value-type="float">
            <text:p>27</text:p>
          </table:table-cell>
          <table:table-cell table:style-name="ce498" table:formula="of:=BASE([.CS2];2)" office:value-type="string" office:string-value="11011" calcext:value-type="string">
            <text:p>11011</text:p>
          </table:table-cell>
          <table:table-cell table:style-name="ce535" table:formula="of:=64*[.CW2]+16*[.CY2]+4*[.DA2]+[.DC2]" office:value-type="float" office:value="224" calcext:value-type="float">
            <text:p>224</text:p>
          </table:table-cell>
          <table:table-cell table:style-name="ce459" table:formula="of:=[.CH2]" office:value-type="string" office:string-value="" calcext:value-type="string">
            <text:p></text:p>
          </table:table-cell>
          <table:table-cell table:style-name="ce465" table:formula="of:=IF(UNICODE([.CV2])=60;0;IF(UNICODE([.CV2])=61663;1;IF(UNICODE([.CV2])=62;2;IF(UNICODE([.CV2])=61664;3;&quot;&quot;))))" office:value-type="float" office:value="3" calcext:value-type="float">
            <text:p>3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CX2])=60;0;IF(UNICODE([.CX2])=61663;1;IF(UNICODE([.CX2])=62;2;IF(UNICODE([.CX2])=61664;3;&quot;&quot;))))" office:value-type="float" office:value="2" calcext:value-type="float">
            <text:p>2</text:p>
          </table:table-cell>
          <table:table-cell table:style-name="ce459" table:formula="of:=[.DB2]" office:value-type="string" office:string-value="&lt;" calcext:value-type="string">
            <text:p>&lt;</text:p>
          </table:table-cell>
          <table:table-cell table:style-name="ce465" table:formula="of:=IF(UNICODE([.CZ2])=60;0;IF(UNICODE([.CZ2])=61663;1;IF(UNICODE([.CZ2])=62;2;IF(UNICODE([.CZ2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DB2])=60;0;IF(UNICODE([.DB2])=61663;1;IF(UNICODE([.DB2])=62;2;IF(UNICODE([.DB2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2]+[.DE2]" office:value-type="float" office:value="11" calcext:value-type="float">
            <text:p>11</text:p>
          </table:table-cell>
          <table:table-cell table:style-name="ce547" table:formula="of:=16*(MAX([.DD2];[.DE2])-MIN([.DD2];[.DE2])) +[.DF2]" office:value-type="float" office:value="27" calcext:value-type="float">
            <text:p>27</text:p>
          </table:table-cell>
          <table:table-cell table:style-name="ce549" table:formula="of:=BASE([.DG2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1" table:formula="of:=64*[.C3]+16*[.E3]+4*[.G3]+[.I3]" office:value-type="float" office:value="1" calcext:value-type="float">
            <text:p>1</text:p>
          </table:table-cell>
          <table:table-cell table:style-name="ce459" table:formula="of:=[.B2]" office:value-type="string" office:string-value="&lt;" calcext:value-type="string">
            <text:p>&lt;</text:p>
          </table:table-cell>
          <table:table-cell table:style-name="ce465" table:formula="of:=IF(UNICODE([.B3])=60;0;IF(UNICODE([.B3])=61663;1;IF(UNICODE([.B3])=62;2;IF(UNICODE([.B3])=61664;3;&quot;&quot;))))" office:value-type="float" office:value="0" calcext:value-type="float">
            <text:p>0</text:p>
          </table:table-cell>
          <table:table-cell table:style-name="ce459" table:formula="of:=[.D2]" office:value-type="string" office:string-value="&lt;" calcext:value-type="string">
            <text:p>&lt;</text:p>
          </table:table-cell>
          <table:table-cell table:style-name="ce465" table:formula="of:=IF(UNICODE([.D3])=60;0;IF(UNICODE([.D3])=61663;1;IF(UNICODE([.D3])=62;2;IF(UNICODE([.D3])=61664;3;&quot;&quot;))))" office:value-type="float" office:value="0" calcext:value-type="float">
            <text:p>0</text:p>
          </table:table-cell>
          <table:table-cell table:style-name="ce459" table:formula="of:=[.F2]" office:value-type="string" office:string-value="&lt;" calcext:value-type="string">
            <text:p>&lt;</text:p>
          </table:table-cell>
          <table:table-cell table:style-name="ce465" table:formula="of:=IF(UNICODE([.F3])=60;0;IF(UNICODE([.F3])=61663;1;IF(UNICODE([.F3])=62;2;IF(UNICODE([.F3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H3])=60;0;IF(UNICODE([.H3])=61663;1;IF(UNICODE([.H3])=62;2;IF(UNICODE([.H3])=61664;3;&quot;&quot;))))" office:value-type="float" office:value="1" calcext:value-type="float">
            <text:p>1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489" table:formula="of:=4*[.J3]+[.K3]" office:value-type="float" office:value="4" calcext:value-type="float">
            <text:p>4</text:p>
          </table:table-cell>
          <table:table-cell table:style-name="ce494" table:formula="of:=16*(MAX([.J3];[.K3])-MIN([.J3];[.K3])) +[.L3]" office:value-type="float" office:value="20" calcext:value-type="float">
            <text:p>20</text:p>
          </table:table-cell>
          <table:table-cell table:style-name="ce498" table:formula="of:=BASE([.M3];2)" office:value-type="string" office:string-value="10100" calcext:value-type="string">
            <text:p>10100</text:p>
          </table:table-cell>
          <table:table-cell table:style-name="ce506" table:formula="of:=64*[.Q3]+16*[.S3]+4*[.U3]+[.W3]" office:value-type="float" office:value="33" calcext:value-type="float">
            <text:p>33</text:p>
          </table:table-cell>
          <table:table-cell table:style-name="ce459" table:formula="of:=[.P2]" office:value-type="string" office:string-value="&lt;" calcext:value-type="string">
            <text:p>&lt;</text:p>
          </table:table-cell>
          <table:table-cell table:style-name="ce465" table:formula="of:=IF(UNICODE([.P3])=60;0;IF(UNICODE([.P3])=61663;1;IF(UNICODE([.P3])=62;2;IF(UNICODE([.P3])=61664;3;&quot;&quot;))))" office:value-type="float" office:value="0" calcext:value-type="float">
            <text:p>0</text:p>
          </table:table-cell>
          <table:table-cell table:style-name="ce459" table:formula="of:=[.R2]" office:value-type="string" office:string-value="&gt;" calcext:value-type="string">
            <text:p>&gt;</text:p>
          </table:table-cell>
          <table:table-cell table:style-name="ce465" table:formula="of:=IF(UNICODE([.R3])=60;0;IF(UNICODE([.R3])=61663;1;IF(UNICODE([.R3])=62;2;IF(UNICODE([.R3])=61664;3;&quot;&quot;))))" office:value-type="float" office:value="2" calcext:value-type="float">
            <text:p>2</text:p>
          </table:table-cell>
          <table:table-cell table:style-name="ce459" table:formula="of:=[.T2]" office:value-type="string" office:string-value="&lt;" calcext:value-type="string">
            <text:p>&lt;</text:p>
          </table:table-cell>
          <table:table-cell table:style-name="ce465" table:formula="of:=IF(UNICODE([.T3])=60;0;IF(UNICODE([.T3])=61663;1;IF(UNICODE([.T3])=62;2;IF(UNICODE([.T3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V3])=60;0;IF(UNICODE([.V3])=61663;1;IF(UNICODE([.V3])=62;2;IF(UNICODE([.V3])=61664;3;&quot;&quot;))))" office:value-type="float" office:value="1" calcext:value-type="float">
            <text:p>1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489" table:formula="of:=4*[.X3]+[.Y3]" office:value-type="float" office:value="4" calcext:value-type="float">
            <text:p>4</text:p>
          </table:table-cell>
          <table:table-cell table:style-name="ce494" table:formula="of:=16*(MAX([.X3];[.Y3])-MIN([.X3];[.Y3])) +[.Z3]" office:value-type="float" office:value="20" calcext:value-type="float">
            <text:p>20</text:p>
          </table:table-cell>
          <table:table-cell table:style-name="ce498" table:formula="of:=BASE([.AA3];2)" office:value-type="string" office:string-value="10100" calcext:value-type="string">
            <text:p>10100</text:p>
          </table:table-cell>
          <table:table-cell table:style-name="ce514" table:formula="of:=64*[.AE3]+16*[.AG3]+4*[.AI3]+[.AK3]" office:value-type="float" office:value="65" calcext:value-type="float">
            <text:p>65</text:p>
          </table:table-cell>
          <table:table-cell table:style-name="ce459" table:formula="of:=[.AD2]" office:value-type="string" office:string-value="" calcext:value-type="string">
            <text:p></text:p>
          </table:table-cell>
          <table:table-cell table:style-name="ce465" table:formula="of:=IF(UNICODE([.AD3])=60;0;IF(UNICODE([.AD3])=61663;1;IF(UNICODE([.AD3])=62;2;IF(UNICODE([.AD3])=61664;3;&quot;&quot;))))" office:value-type="float" office:value="1" calcext:value-type="float">
            <text:p>1</text:p>
          </table:table-cell>
          <table:table-cell table:style-name="ce459" table:formula="of:=[.AF2]" office:value-type="string" office:string-value="&lt;" calcext:value-type="string">
            <text:p>&lt;</text:p>
          </table:table-cell>
          <table:table-cell table:style-name="ce465" table:formula="of:=IF(UNICODE([.AF3])=60;0;IF(UNICODE([.AF3])=61663;1;IF(UNICODE([.AF3])=62;2;IF(UNICODE([.AF3])=61664;3;&quot;&quot;))))" office:value-type="float" office:value="0" calcext:value-type="float">
            <text:p>0</text:p>
          </table:table-cell>
          <table:table-cell table:style-name="ce459" table:formula="of:=[.AH2]" office:value-type="string" office:string-value="&lt;" calcext:value-type="string">
            <text:p>&lt;</text:p>
          </table:table-cell>
          <table:table-cell table:style-name="ce465" table:formula="of:=IF(UNICODE([.AH3])=60;0;IF(UNICODE([.AH3])=61663;1;IF(UNICODE([.AH3])=62;2;IF(UNICODE([.AH3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AJ3])=60;0;IF(UNICODE([.AJ3])=61663;1;IF(UNICODE([.AJ3])=62;2;IF(UNICODE([.AJ3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AL3]+[.AM3]" office:value-type="float" office:value="4" calcext:value-type="float">
            <text:p>4</text:p>
          </table:table-cell>
          <table:table-cell table:style-name="ce494" table:formula="of:=16*(MAX([.AL3];[.AM3])-MIN([.AL3];[.AM3])) +[.AN3]" office:value-type="float" office:value="20" calcext:value-type="float">
            <text:p>20</text:p>
          </table:table-cell>
          <table:table-cell table:style-name="ce498" table:formula="of:=BASE([.AO3];2)" office:value-type="string" office:string-value="10100" calcext:value-type="string">
            <text:p>10100</text:p>
          </table:table-cell>
          <table:table-cell table:style-name="ce506" table:formula="of:=64*[.AS3]+16*[.AU3]+4*[.AW3]+[.AY3]" office:value-type="float" office:value="97" calcext:value-type="float">
            <text:p>97</text:p>
          </table:table-cell>
          <table:table-cell table:style-name="ce459" table:formula="of:=[.AR2]" office:value-type="string" office:string-value="" calcext:value-type="string">
            <text:p></text:p>
          </table:table-cell>
          <table:table-cell table:style-name="ce465" table:formula="of:=IF(UNICODE([.AR3])=60;0;IF(UNICODE([.AR3])=61663;1;IF(UNICODE([.AR3])=62;2;IF(UNICODE([.AR3])=61664;3;&quot;&quot;))))" office:value-type="float" office:value="1" calcext:value-type="float">
            <text:p>1</text:p>
          </table:table-cell>
          <table:table-cell table:style-name="ce459" table:formula="of:=[.AT2]" office:value-type="string" office:string-value="&gt;" calcext:value-type="string">
            <text:p>&gt;</text:p>
          </table:table-cell>
          <table:table-cell table:style-name="ce465" table:formula="of:=IF(UNICODE([.AT3])=60;0;IF(UNICODE([.AT3])=61663;1;IF(UNICODE([.AT3])=62;2;IF(UNICODE([.AT3])=61664;3;&quot;&quot;))))" office:value-type="float" office:value="2" calcext:value-type="float">
            <text:p>2</text:p>
          </table:table-cell>
          <table:table-cell table:style-name="ce459" table:formula="of:=[.AV2]" office:value-type="string" office:string-value="&lt;" calcext:value-type="string">
            <text:p>&lt;</text:p>
          </table:table-cell>
          <table:table-cell table:style-name="ce465" table:formula="of:=IF(UNICODE([.AV3])=60;0;IF(UNICODE([.AV3])=61663;1;IF(UNICODE([.AV3])=62;2;IF(UNICODE([.AV3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AX3])=60;0;IF(UNICODE([.AX3])=61663;1;IF(UNICODE([.AX3])=62;2;IF(UNICODE([.AX3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AZ3]+[.BA3]" office:value-type="float" office:value="4" calcext:value-type="float">
            <text:p>4</text:p>
          </table:table-cell>
          <table:table-cell table:style-name="ce494" table:formula="of:=16*(MAX([.AZ3];[.BA3])-MIN([.AZ3];[.BA3])) +[.BB3]" office:value-type="float" office:value="20" calcext:value-type="float">
            <text:p>20</text:p>
          </table:table-cell>
          <table:table-cell table:style-name="ce498" table:formula="of:=BASE([.BC3];2)" office:value-type="string" office:string-value="10100" calcext:value-type="string">
            <text:p>10100</text:p>
          </table:table-cell>
          <table:table-cell table:style-name="ce527" table:formula="of:=64*[.BG3]+16*[.BI3]+4*[.BK3]+[.BM3]" office:value-type="float" office:value="129" calcext:value-type="float">
            <text:p>129</text:p>
          </table:table-cell>
          <table:table-cell table:style-name="ce459" table:formula="of:=[.BF2]" office:value-type="string" office:string-value="&gt;" calcext:value-type="string">
            <text:p>&gt;</text:p>
          </table:table-cell>
          <table:table-cell table:style-name="ce465" table:formula="of:=IF(UNICODE([.BF3])=60;0;IF(UNICODE([.BF3])=61663;1;IF(UNICODE([.BF3])=62;2;IF(UNICODE([.BF3])=61664;3;&quot;&quot;))))" office:value-type="float" office:value="2" calcext:value-type="float">
            <text:p>2</text:p>
          </table:table-cell>
          <table:table-cell table:style-name="ce459" table:formula="of:=[.BH2]" office:value-type="string" office:string-value="&lt;" calcext:value-type="string">
            <text:p>&lt;</text:p>
          </table:table-cell>
          <table:table-cell table:style-name="ce465" table:formula="of:=IF(UNICODE([.BH3])=60;0;IF(UNICODE([.BH3])=61663;1;IF(UNICODE([.BH3])=62;2;IF(UNICODE([.BH3])=61664;3;&quot;&quot;))))" office:value-type="float" office:value="0" calcext:value-type="float">
            <text:p>0</text:p>
          </table:table-cell>
          <table:table-cell table:style-name="ce459" table:formula="of:=[.BJ2]" office:value-type="string" office:string-value="&lt;" calcext:value-type="string">
            <text:p>&lt;</text:p>
          </table:table-cell>
          <table:table-cell table:style-name="ce465" table:formula="of:=IF(UNICODE([.BJ3])=60;0;IF(UNICODE([.BJ3])=61663;1;IF(UNICODE([.BJ3])=62;2;IF(UNICODE([.BJ3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BL3])=60;0;IF(UNICODE([.BL3])=61663;1;IF(UNICODE([.BL3])=62;2;IF(UNICODE([.BL3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BN3]+[.BO3]" office:value-type="float" office:value="4" calcext:value-type="float">
            <text:p>4</text:p>
          </table:table-cell>
          <table:table-cell table:style-name="ce494" table:formula="of:=16*(MAX([.BN3];[.BO3])-MIN([.BN3];[.BO3])) +[.BP3]" office:value-type="float" office:value="20" calcext:value-type="float">
            <text:p>20</text:p>
          </table:table-cell>
          <table:table-cell table:style-name="ce498" table:formula="of:=BASE([.BQ3];2)" office:value-type="string" office:string-value="10100" calcext:value-type="string">
            <text:p>10100</text:p>
          </table:table-cell>
          <table:table-cell table:style-name="ce535" table:formula="of:=64*[.BU3]+16*[.BW3]+4*[.BY3]+[.CA3]" office:value-type="float" office:value="161" calcext:value-type="float">
            <text:p>161</text:p>
          </table:table-cell>
          <table:table-cell table:style-name="ce459" table:formula="of:=[.BT2]" office:value-type="string" office:string-value="&gt;" calcext:value-type="string">
            <text:p>&gt;</text:p>
          </table:table-cell>
          <table:table-cell table:style-name="ce465" table:formula="of:=IF(UNICODE([.BT3])=60;0;IF(UNICODE([.BT3])=61663;1;IF(UNICODE([.BT3])=62;2;IF(UNICODE([.BT3])=61664;3;&quot;&quot;))))" office:value-type="float" office:value="2" calcext:value-type="float">
            <text:p>2</text:p>
          </table:table-cell>
          <table:table-cell table:style-name="ce459" table:formula="of:=[.BV2]" office:value-type="string" office:string-value="&gt;" calcext:value-type="string">
            <text:p>&gt;</text:p>
          </table:table-cell>
          <table:table-cell table:style-name="ce465" table:formula="of:=IF(UNICODE([.BV3])=60;0;IF(UNICODE([.BV3])=61663;1;IF(UNICODE([.BV3])=62;2;IF(UNICODE([.BV3])=61664;3;&quot;&quot;))))" office:value-type="float" office:value="2" calcext:value-type="float">
            <text:p>2</text:p>
          </table:table-cell>
          <table:table-cell table:style-name="ce459" table:formula="of:=[.BX2]" office:value-type="string" office:string-value="&lt;" calcext:value-type="string">
            <text:p>&lt;</text:p>
          </table:table-cell>
          <table:table-cell table:style-name="ce465" table:formula="of:=IF(UNICODE([.BX3])=60;0;IF(UNICODE([.BX3])=61663;1;IF(UNICODE([.BX3])=62;2;IF(UNICODE([.BX3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BZ3])=60;0;IF(UNICODE([.BZ3])=61663;1;IF(UNICODE([.BZ3])=62;2;IF(UNICODE([.BZ3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CB3]+[.CC3]" office:value-type="float" office:value="4" calcext:value-type="float">
            <text:p>4</text:p>
          </table:table-cell>
          <table:table-cell table:style-name="ce494" table:formula="of:=16*(MAX([.CB3];[.CC3])-MIN([.CB3];[.CC3])) +[.CD3]" office:value-type="float" office:value="20" calcext:value-type="float">
            <text:p>20</text:p>
          </table:table-cell>
          <table:table-cell table:style-name="ce498" table:formula="of:=BASE([.CE3];2)" office:value-type="string" office:string-value="10100" calcext:value-type="string">
            <text:p>10100</text:p>
          </table:table-cell>
          <table:table-cell table:style-name="ce539" table:formula="of:=64*[.CI3]+16*[.CK3]+4*[.CM3]+[.CO3]" office:value-type="float" office:value="193" calcext:value-type="float">
            <text:p>193</text:p>
          </table:table-cell>
          <table:table-cell table:style-name="ce459" table:formula="of:=[.CH2]" office:value-type="string" office:string-value="" calcext:value-type="string">
            <text:p></text:p>
          </table:table-cell>
          <table:table-cell table:style-name="ce465" table:formula="of:=IF(UNICODE([.CH3])=60;0;IF(UNICODE([.CH3])=61663;1;IF(UNICODE([.CH3])=62;2;IF(UNICODE([.CH3])=61664;3;&quot;&quot;))))" office:value-type="float" office:value="3" calcext:value-type="float">
            <text:p>3</text:p>
          </table:table-cell>
          <table:table-cell table:style-name="ce459" table:formula="of:=[.CJ2]" office:value-type="string" office:string-value="&lt;" calcext:value-type="string">
            <text:p>&lt;</text:p>
          </table:table-cell>
          <table:table-cell table:style-name="ce465" table:formula="of:=IF(UNICODE([.CJ3])=60;0;IF(UNICODE([.CJ3])=61663;1;IF(UNICODE([.CJ3])=62;2;IF(UNICODE([.CJ3])=61664;3;&quot;&quot;))))" office:value-type="float" office:value="0" calcext:value-type="float">
            <text:p>0</text:p>
          </table:table-cell>
          <table:table-cell table:style-name="ce459" table:formula="of:=[.CL2]" office:value-type="string" office:string-value="&lt;" calcext:value-type="string">
            <text:p>&lt;</text:p>
          </table:table-cell>
          <table:table-cell table:style-name="ce465" table:formula="of:=IF(UNICODE([.CL3])=60;0;IF(UNICODE([.CL3])=61663;1;IF(UNICODE([.CL3])=62;2;IF(UNICODE([.CL3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CN3])=60;0;IF(UNICODE([.CN3])=61663;1;IF(UNICODE([.CN3])=62;2;IF(UNICODE([.CN3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CP3]+[.CQ3]" office:value-type="float" office:value="4" calcext:value-type="float">
            <text:p>4</text:p>
          </table:table-cell>
          <table:table-cell table:style-name="ce494" table:formula="of:=16*(MAX([.CP3];[.CQ3])-MIN([.CP3];[.CQ3])) +[.CR3]" office:value-type="float" office:value="20" calcext:value-type="float">
            <text:p>20</text:p>
          </table:table-cell>
          <table:table-cell table:style-name="ce498" table:formula="of:=BASE([.CS3];2)" office:value-type="string" office:string-value="10100" calcext:value-type="string">
            <text:p>10100</text:p>
          </table:table-cell>
          <table:table-cell table:style-name="ce535" table:formula="of:=64*[.CW3]+16*[.CY3]+4*[.DA3]+[.DC3]" office:value-type="float" office:value="225" calcext:value-type="float">
            <text:p>225</text:p>
          </table:table-cell>
          <table:table-cell table:style-name="ce459" table:formula="of:=[.CV2]" office:value-type="string" office:string-value="" calcext:value-type="string">
            <text:p></text:p>
          </table:table-cell>
          <table:table-cell table:style-name="ce465" table:formula="of:=IF(UNICODE([.CV3])=60;0;IF(UNICODE([.CV3])=61663;1;IF(UNICODE([.CV3])=62;2;IF(UNICODE([.CV3])=61664;3;&quot;&quot;))))" office:value-type="float" office:value="3" calcext:value-type="float">
            <text:p>3</text:p>
          </table:table-cell>
          <table:table-cell table:style-name="ce459" table:formula="of:=[.CX2]" office:value-type="string" office:string-value="&gt;" calcext:value-type="string">
            <text:p>&gt;</text:p>
          </table:table-cell>
          <table:table-cell table:style-name="ce465" table:formula="of:=IF(UNICODE([.CX3])=60;0;IF(UNICODE([.CX3])=61663;1;IF(UNICODE([.CX3])=62;2;IF(UNICODE([.CX3])=61664;3;&quot;&quot;))))" office:value-type="float" office:value="2" calcext:value-type="float">
            <text:p>2</text:p>
          </table:table-cell>
          <table:table-cell table:style-name="ce459" table:formula="of:=[.CZ2]" office:value-type="string" office:string-value="&lt;" calcext:value-type="string">
            <text:p>&lt;</text:p>
          </table:table-cell>
          <table:table-cell table:style-name="ce465" table:formula="of:=IF(UNICODE([.CZ3])=60;0;IF(UNICODE([.CZ3])=61663;1;IF(UNICODE([.CZ3])=62;2;IF(UNICODE([.CZ3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DB3])=60;0;IF(UNICODE([.DB3])=61663;1;IF(UNICODE([.DB3])=62;2;IF(UNICODE([.DB3])=61664;3;&quot;&quot;))))" office:value-type="float" office:value="1" calcext:value-type="float">
            <text:p>1</text:p>
          </table:table-cell>
          <table:table-cell table:style-name="ce543" office:value-type="float" office:value="0" calcext:value-type="float">
            <text:p>0</text:p>
          </table:table-cell>
          <table:table-cell table:style-name="ce545" office:value-type="float" office:value="0" calcext:value-type="float">
            <text:p>0</text:p>
          </table:table-cell>
          <table:table-cell table:style-name="ce546" table:formula="of:=4*[.DD3]+[.DE3]" office:value-type="float" office:value="0" calcext:value-type="float">
            <text:p>0</text:p>
          </table:table-cell>
          <table:table-cell table:style-name="ce547" table:formula="of:=16*(MAX([.DD3];[.DE3])-MIN([.DD3];[.DE3])) +[.DF3]" office:value-type="float" office:value="0" calcext:value-type="float">
            <text:p>0</text:p>
          </table:table-cell>
          <table:table-cell table:style-name="ce549" table:formula="of:=BASE([.DG3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451" table:formula="of:=64*[.C4]+16*[.E4]+4*[.G4]+[.I4]" office:value-type="float" office:value="2" calcext:value-type="float">
            <text:p>2</text:p>
          </table:table-cell>
          <table:table-cell table:style-name="ce459" table:formula="of:=[.B3]" office:value-type="string" office:string-value="&lt;" calcext:value-type="string">
            <text:p>&lt;</text:p>
          </table:table-cell>
          <table:table-cell table:style-name="ce465" table:formula="of:=IF(UNICODE([.B4])=60;0;IF(UNICODE([.B4])=61663;1;IF(UNICODE([.B4])=62;2;IF(UNICODE([.B4])=61664;3;&quot;&quot;))))" office:value-type="float" office:value="0" calcext:value-type="float">
            <text:p>0</text:p>
          </table:table-cell>
          <table:table-cell table:style-name="ce459" table:formula="of:=[.D3]" office:value-type="string" office:string-value="&lt;" calcext:value-type="string">
            <text:p>&lt;</text:p>
          </table:table-cell>
          <table:table-cell table:style-name="ce465" table:formula="of:=IF(UNICODE([.D4])=60;0;IF(UNICODE([.D4])=61663;1;IF(UNICODE([.D4])=62;2;IF(UNICODE([.D4])=61664;3;&quot;&quot;))))" office:value-type="float" office:value="0" calcext:value-type="float">
            <text:p>0</text:p>
          </table:table-cell>
          <table:table-cell table:style-name="ce459" table:formula="of:=[.F3]" office:value-type="string" office:string-value="&lt;" calcext:value-type="string">
            <text:p>&lt;</text:p>
          </table:table-cell>
          <table:table-cell table:style-name="ce465" table:formula="of:=IF(UNICODE([.F4])=60;0;IF(UNICODE([.F4])=61663;1;IF(UNICODE([.F4])=62;2;IF(UNICODE([.F4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H4])=60;0;IF(UNICODE([.H4])=61663;1;IF(UNICODE([.H4])=62;2;IF(UNICODE([.H4])=61664;3;&quot;&quot;))))" office:value-type="float" office:value="2" calcext:value-type="float">
            <text:p>2</text:p>
          </table:table-cell>
          <table:table-cell table:style-name="ce376"/>
          <table:table-cell table:style-name="ce382"/>
          <table:table-cell table:style-name="ce489" table:formula="of:=4*[.J4]+[.K4]" office:value-type="float" office:value="0" calcext:value-type="float">
            <text:p>0</text:p>
          </table:table-cell>
          <table:table-cell table:style-name="ce494" table:formula="of:=16*(MAX([.J4];[.K4])-MIN([.J4];[.K4])) +[.L4]" office:value-type="float" office:value="0" calcext:value-type="float">
            <text:p>0</text:p>
          </table:table-cell>
          <table:table-cell table:style-name="ce498" table:formula="of:=BASE([.M4];2)" office:value-type="string" office:string-value="0" calcext:value-type="string">
            <text:p>0</text:p>
          </table:table-cell>
          <table:table-cell table:style-name="ce506" table:formula="of:=64*[.Q4]+16*[.S4]+4*[.U4]+[.W4]" office:value-type="float" office:value="34" calcext:value-type="float">
            <text:p>34</text:p>
          </table:table-cell>
          <table:table-cell table:style-name="ce459" table:formula="of:=[.P3]" office:value-type="string" office:string-value="&lt;" calcext:value-type="string">
            <text:p>&lt;</text:p>
          </table:table-cell>
          <table:table-cell table:style-name="ce465" table:formula="of:=IF(UNICODE([.P4])=60;0;IF(UNICODE([.P4])=61663;1;IF(UNICODE([.P4])=62;2;IF(UNICODE([.P4])=61664;3;&quot;&quot;))))" office:value-type="float" office:value="0" calcext:value-type="float">
            <text:p>0</text:p>
          </table:table-cell>
          <table:table-cell table:style-name="ce459" table:formula="of:=[.R3]" office:value-type="string" office:string-value="&gt;" calcext:value-type="string">
            <text:p>&gt;</text:p>
          </table:table-cell>
          <table:table-cell table:style-name="ce465" table:formula="of:=IF(UNICODE([.R4])=60;0;IF(UNICODE([.R4])=61663;1;IF(UNICODE([.R4])=62;2;IF(UNICODE([.R4])=61664;3;&quot;&quot;))))" office:value-type="float" office:value="2" calcext:value-type="float">
            <text:p>2</text:p>
          </table:table-cell>
          <table:table-cell table:style-name="ce459" table:formula="of:=[.T3]" office:value-type="string" office:string-value="&lt;" calcext:value-type="string">
            <text:p>&lt;</text:p>
          </table:table-cell>
          <table:table-cell table:style-name="ce465" table:formula="of:=IF(UNICODE([.T4])=60;0;IF(UNICODE([.T4])=61663;1;IF(UNICODE([.T4])=62;2;IF(UNICODE([.T4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V4])=60;0;IF(UNICODE([.V4])=61663;1;IF(UNICODE([.V4])=62;2;IF(UNICODE([.V4])=61664;3;&quot;&quot;))))" office:value-type="float" office:value="2" calcext:value-type="float">
            <text:p>2</text:p>
          </table:table-cell>
          <table:table-cell table:style-name="ce376"/>
          <table:table-cell table:style-name="ce382"/>
          <table:table-cell table:style-name="ce489" table:formula="of:=4*[.X4]+[.Y4]" office:value-type="float" office:value="0" calcext:value-type="float">
            <text:p>0</text:p>
          </table:table-cell>
          <table:table-cell table:style-name="ce494" table:formula="of:=16*(MAX([.X4];[.Y4])-MIN([.X4];[.Y4])) +[.Z4]" office:value-type="float" office:value="0" calcext:value-type="float">
            <text:p>0</text:p>
          </table:table-cell>
          <table:table-cell table:style-name="ce498" table:formula="of:=BASE([.AA4];2)" office:value-type="string" office:string-value="0" calcext:value-type="string">
            <text:p>0</text:p>
          </table:table-cell>
          <table:table-cell table:style-name="ce514" table:formula="of:=64*[.AE4]+16*[.AG4]+4*[.AI4]+[.AK4]" office:value-type="float" office:value="66" calcext:value-type="float">
            <text:p>66</text:p>
          </table:table-cell>
          <table:table-cell table:style-name="ce459" table:formula="of:=[.AD3]" office:value-type="string" office:string-value="" calcext:value-type="string">
            <text:p></text:p>
          </table:table-cell>
          <table:table-cell table:style-name="ce465" table:formula="of:=IF(UNICODE([.AD4])=60;0;IF(UNICODE([.AD4])=61663;1;IF(UNICODE([.AD4])=62;2;IF(UNICODE([.AD4])=61664;3;&quot;&quot;))))" office:value-type="float" office:value="1" calcext:value-type="float">
            <text:p>1</text:p>
          </table:table-cell>
          <table:table-cell table:style-name="ce459" table:formula="of:=[.AF3]" office:value-type="string" office:string-value="&lt;" calcext:value-type="string">
            <text:p>&lt;</text:p>
          </table:table-cell>
          <table:table-cell table:style-name="ce465" table:formula="of:=IF(UNICODE([.AF4])=60;0;IF(UNICODE([.AF4])=61663;1;IF(UNICODE([.AF4])=62;2;IF(UNICODE([.AF4])=61664;3;&quot;&quot;))))" office:value-type="float" office:value="0" calcext:value-type="float">
            <text:p>0</text:p>
          </table:table-cell>
          <table:table-cell table:style-name="ce459" table:formula="of:=[.AH3]" office:value-type="string" office:string-value="&lt;" calcext:value-type="string">
            <text:p>&lt;</text:p>
          </table:table-cell>
          <table:table-cell table:style-name="ce465" table:formula="of:=IF(UNICODE([.AH4])=60;0;IF(UNICODE([.AH4])=61663;1;IF(UNICODE([.AH4])=62;2;IF(UNICODE([.AH4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AJ4])=60;0;IF(UNICODE([.AJ4])=61663;1;IF(UNICODE([.AJ4])=62;2;IF(UNICODE([.AJ4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AL4]+[.AM4]" office:value-type="float" office:value="0" calcext:value-type="float">
            <text:p>0</text:p>
          </table:table-cell>
          <table:table-cell table:style-name="ce494" table:formula="of:=16*(MAX([.AL4];[.AM4])-MIN([.AL4];[.AM4])) +[.AN4]" office:value-type="float" office:value="0" calcext:value-type="float">
            <text:p>0</text:p>
          </table:table-cell>
          <table:table-cell table:style-name="ce498" table:formula="of:=BASE([.AO4];2)" office:value-type="string" office:string-value="0" calcext:value-type="string">
            <text:p>0</text:p>
          </table:table-cell>
          <table:table-cell table:style-name="ce506" table:formula="of:=64*[.AS4]+16*[.AU4]+4*[.AW4]+[.AY4]" office:value-type="float" office:value="98" calcext:value-type="float">
            <text:p>98</text:p>
          </table:table-cell>
          <table:table-cell table:style-name="ce459" table:formula="of:=[.AR3]" office:value-type="string" office:string-value="" calcext:value-type="string">
            <text:p></text:p>
          </table:table-cell>
          <table:table-cell table:style-name="ce465" table:formula="of:=IF(UNICODE([.AR4])=60;0;IF(UNICODE([.AR4])=61663;1;IF(UNICODE([.AR4])=62;2;IF(UNICODE([.AR4])=61664;3;&quot;&quot;))))" office:value-type="float" office:value="1" calcext:value-type="float">
            <text:p>1</text:p>
          </table:table-cell>
          <table:table-cell table:style-name="ce459" table:formula="of:=[.AT3]" office:value-type="string" office:string-value="&gt;" calcext:value-type="string">
            <text:p>&gt;</text:p>
          </table:table-cell>
          <table:table-cell table:style-name="ce465" table:formula="of:=IF(UNICODE([.AT4])=60;0;IF(UNICODE([.AT4])=61663;1;IF(UNICODE([.AT4])=62;2;IF(UNICODE([.AT4])=61664;3;&quot;&quot;))))" office:value-type="float" office:value="2" calcext:value-type="float">
            <text:p>2</text:p>
          </table:table-cell>
          <table:table-cell table:style-name="ce459" table:formula="of:=[.AV3]" office:value-type="string" office:string-value="&lt;" calcext:value-type="string">
            <text:p>&lt;</text:p>
          </table:table-cell>
          <table:table-cell table:style-name="ce465" table:formula="of:=IF(UNICODE([.AV4])=60;0;IF(UNICODE([.AV4])=61663;1;IF(UNICODE([.AV4])=62;2;IF(UNICODE([.AV4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AX4])=60;0;IF(UNICODE([.AX4])=61663;1;IF(UNICODE([.AX4])=62;2;IF(UNICODE([.AX4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AZ4]+[.BA4]" office:value-type="float" office:value="0" calcext:value-type="float">
            <text:p>0</text:p>
          </table:table-cell>
          <table:table-cell table:style-name="ce494" table:formula="of:=16*(MAX([.AZ4];[.BA4])-MIN([.AZ4];[.BA4])) +[.BB4]" office:value-type="float" office:value="0" calcext:value-type="float">
            <text:p>0</text:p>
          </table:table-cell>
          <table:table-cell table:style-name="ce498" table:formula="of:=BASE([.BC4];2)" office:value-type="string" office:string-value="0" calcext:value-type="string">
            <text:p>0</text:p>
          </table:table-cell>
          <table:table-cell table:style-name="ce527" table:formula="of:=64*[.BG4]+16*[.BI4]+4*[.BK4]+[.BM4]" office:value-type="float" office:value="130" calcext:value-type="float">
            <text:p>130</text:p>
          </table:table-cell>
          <table:table-cell table:style-name="ce459" table:formula="of:=[.BF3]" office:value-type="string" office:string-value="&gt;" calcext:value-type="string">
            <text:p>&gt;</text:p>
          </table:table-cell>
          <table:table-cell table:style-name="ce465" table:formula="of:=IF(UNICODE([.BF4])=60;0;IF(UNICODE([.BF4])=61663;1;IF(UNICODE([.BF4])=62;2;IF(UNICODE([.BF4])=61664;3;&quot;&quot;))))" office:value-type="float" office:value="2" calcext:value-type="float">
            <text:p>2</text:p>
          </table:table-cell>
          <table:table-cell table:style-name="ce459" table:formula="of:=[.BH3]" office:value-type="string" office:string-value="&lt;" calcext:value-type="string">
            <text:p>&lt;</text:p>
          </table:table-cell>
          <table:table-cell table:style-name="ce465" table:formula="of:=IF(UNICODE([.BH4])=60;0;IF(UNICODE([.BH4])=61663;1;IF(UNICODE([.BH4])=62;2;IF(UNICODE([.BH4])=61664;3;&quot;&quot;))))" office:value-type="float" office:value="0" calcext:value-type="float">
            <text:p>0</text:p>
          </table:table-cell>
          <table:table-cell table:style-name="ce459" table:formula="of:=[.BJ3]" office:value-type="string" office:string-value="&lt;" calcext:value-type="string">
            <text:p>&lt;</text:p>
          </table:table-cell>
          <table:table-cell table:style-name="ce465" table:formula="of:=IF(UNICODE([.BJ4])=60;0;IF(UNICODE([.BJ4])=61663;1;IF(UNICODE([.BJ4])=62;2;IF(UNICODE([.BJ4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BL4])=60;0;IF(UNICODE([.BL4])=61663;1;IF(UNICODE([.BL4])=62;2;IF(UNICODE([.BL4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BN4]+[.BO4]" office:value-type="float" office:value="0" calcext:value-type="float">
            <text:p>0</text:p>
          </table:table-cell>
          <table:table-cell table:style-name="ce494" table:formula="of:=16*(MAX([.BN4];[.BO4])-MIN([.BN4];[.BO4])) +[.BP4]" office:value-type="float" office:value="0" calcext:value-type="float">
            <text:p>0</text:p>
          </table:table-cell>
          <table:table-cell table:style-name="ce498" table:formula="of:=BASE([.BQ4];2)" office:value-type="string" office:string-value="0" calcext:value-type="string">
            <text:p>0</text:p>
          </table:table-cell>
          <table:table-cell table:style-name="ce535" table:formula="of:=64*[.BU4]+16*[.BW4]+4*[.BY4]+[.CA4]" office:value-type="float" office:value="162" calcext:value-type="float">
            <text:p>162</text:p>
          </table:table-cell>
          <table:table-cell table:style-name="ce459" table:formula="of:=[.BT3]" office:value-type="string" office:string-value="&gt;" calcext:value-type="string">
            <text:p>&gt;</text:p>
          </table:table-cell>
          <table:table-cell table:style-name="ce465" table:formula="of:=IF(UNICODE([.BT4])=60;0;IF(UNICODE([.BT4])=61663;1;IF(UNICODE([.BT4])=62;2;IF(UNICODE([.BT4])=61664;3;&quot;&quot;))))" office:value-type="float" office:value="2" calcext:value-type="float">
            <text:p>2</text:p>
          </table:table-cell>
          <table:table-cell table:style-name="ce459" table:formula="of:=[.BV3]" office:value-type="string" office:string-value="&gt;" calcext:value-type="string">
            <text:p>&gt;</text:p>
          </table:table-cell>
          <table:table-cell table:style-name="ce465" table:formula="of:=IF(UNICODE([.BV4])=60;0;IF(UNICODE([.BV4])=61663;1;IF(UNICODE([.BV4])=62;2;IF(UNICODE([.BV4])=61664;3;&quot;&quot;))))" office:value-type="float" office:value="2" calcext:value-type="float">
            <text:p>2</text:p>
          </table:table-cell>
          <table:table-cell table:style-name="ce459" table:formula="of:=[.BX3]" office:value-type="string" office:string-value="&lt;" calcext:value-type="string">
            <text:p>&lt;</text:p>
          </table:table-cell>
          <table:table-cell table:style-name="ce465" table:formula="of:=IF(UNICODE([.BX4])=60;0;IF(UNICODE([.BX4])=61663;1;IF(UNICODE([.BX4])=62;2;IF(UNICODE([.BX4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BZ4])=60;0;IF(UNICODE([.BZ4])=61663;1;IF(UNICODE([.BZ4])=62;2;IF(UNICODE([.BZ4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CB4]+[.CC4]" office:value-type="float" office:value="0" calcext:value-type="float">
            <text:p>0</text:p>
          </table:table-cell>
          <table:table-cell table:style-name="ce494" table:formula="of:=16*(MAX([.CB4];[.CC4])-MIN([.CB4];[.CC4])) +[.CD4]" office:value-type="float" office:value="0" calcext:value-type="float">
            <text:p>0</text:p>
          </table:table-cell>
          <table:table-cell table:style-name="ce498" table:formula="of:=BASE([.CE4];2)" office:value-type="string" office:string-value="0" calcext:value-type="string">
            <text:p>0</text:p>
          </table:table-cell>
          <table:table-cell table:style-name="ce539" table:formula="of:=64*[.CI4]+16*[.CK4]+4*[.CM4]+[.CO4]" office:value-type="float" office:value="194" calcext:value-type="float">
            <text:p>194</text:p>
          </table:table-cell>
          <table:table-cell table:style-name="ce459" table:formula="of:=[.CH3]" office:value-type="string" office:string-value="" calcext:value-type="string">
            <text:p></text:p>
          </table:table-cell>
          <table:table-cell table:style-name="ce465" table:formula="of:=IF(UNICODE([.CH4])=60;0;IF(UNICODE([.CH4])=61663;1;IF(UNICODE([.CH4])=62;2;IF(UNICODE([.CH4])=61664;3;&quot;&quot;))))" office:value-type="float" office:value="3" calcext:value-type="float">
            <text:p>3</text:p>
          </table:table-cell>
          <table:table-cell table:style-name="ce459" table:formula="of:=[.CJ3]" office:value-type="string" office:string-value="&lt;" calcext:value-type="string">
            <text:p>&lt;</text:p>
          </table:table-cell>
          <table:table-cell table:style-name="ce465" table:formula="of:=IF(UNICODE([.CJ4])=60;0;IF(UNICODE([.CJ4])=61663;1;IF(UNICODE([.CJ4])=62;2;IF(UNICODE([.CJ4])=61664;3;&quot;&quot;))))" office:value-type="float" office:value="0" calcext:value-type="float">
            <text:p>0</text:p>
          </table:table-cell>
          <table:table-cell table:style-name="ce459" table:formula="of:=[.CL3]" office:value-type="string" office:string-value="&lt;" calcext:value-type="string">
            <text:p>&lt;</text:p>
          </table:table-cell>
          <table:table-cell table:style-name="ce465" table:formula="of:=IF(UNICODE([.CL4])=60;0;IF(UNICODE([.CL4])=61663;1;IF(UNICODE([.CL4])=62;2;IF(UNICODE([.CL4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CN4])=60;0;IF(UNICODE([.CN4])=61663;1;IF(UNICODE([.CN4])=62;2;IF(UNICODE([.CN4])=61664;3;&quot;&quot;))))" office:value-type="float" office:value="2" calcext:value-type="float">
            <text:p>2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3" calcext:value-type="float">
            <text:p>3</text:p>
          </table:table-cell>
          <table:table-cell table:style-name="ce489" table:formula="of:=4*[.CP4]+[.CQ4]" office:value-type="float" office:value="11" calcext:value-type="float">
            <text:p>11</text:p>
          </table:table-cell>
          <table:table-cell table:style-name="ce494" table:formula="of:=16*(MAX([.CP4];[.CQ4])-MIN([.CP4];[.CQ4])) +[.CR4]" office:value-type="float" office:value="27" calcext:value-type="float">
            <text:p>27</text:p>
          </table:table-cell>
          <table:table-cell table:style-name="ce498" table:formula="of:=BASE([.CS4];2)" office:value-type="string" office:string-value="11011" calcext:value-type="string">
            <text:p>11011</text:p>
          </table:table-cell>
          <table:table-cell table:style-name="ce535" table:formula="of:=64*[.CW4]+16*[.CY4]+4*[.DA4]+[.DC4]" office:value-type="float" office:value="226" calcext:value-type="float">
            <text:p>226</text:p>
          </table:table-cell>
          <table:table-cell table:style-name="ce459" table:formula="of:=[.CV3]" office:value-type="string" office:string-value="" calcext:value-type="string">
            <text:p></text:p>
          </table:table-cell>
          <table:table-cell table:style-name="ce465" table:formula="of:=IF(UNICODE([.CV4])=60;0;IF(UNICODE([.CV4])=61663;1;IF(UNICODE([.CV4])=62;2;IF(UNICODE([.CV4])=61664;3;&quot;&quot;))))" office:value-type="float" office:value="3" calcext:value-type="float">
            <text:p>3</text:p>
          </table:table-cell>
          <table:table-cell table:style-name="ce459" table:formula="of:=[.CX3]" office:value-type="string" office:string-value="&gt;" calcext:value-type="string">
            <text:p>&gt;</text:p>
          </table:table-cell>
          <table:table-cell table:style-name="ce465" table:formula="of:=IF(UNICODE([.CX4])=60;0;IF(UNICODE([.CX4])=61663;1;IF(UNICODE([.CX4])=62;2;IF(UNICODE([.CX4])=61664;3;&quot;&quot;))))" office:value-type="float" office:value="2" calcext:value-type="float">
            <text:p>2</text:p>
          </table:table-cell>
          <table:table-cell table:style-name="ce459" table:formula="of:=[.CZ3]" office:value-type="string" office:string-value="&lt;" calcext:value-type="string">
            <text:p>&lt;</text:p>
          </table:table-cell>
          <table:table-cell table:style-name="ce465" table:formula="of:=IF(UNICODE([.CZ4])=60;0;IF(UNICODE([.CZ4])=61663;1;IF(UNICODE([.CZ4])=62;2;IF(UNICODE([.CZ4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DB4])=60;0;IF(UNICODE([.DB4])=61663;1;IF(UNICODE([.DB4])=62;2;IF(UNICODE([.DB4])=61664;3;&quot;&quot;))))" office:value-type="float" office:value="2" calcext:value-type="float">
            <text:p>2</text:p>
          </table:table-cell>
          <table:table-cell table:style-name="ce518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4]+[.DE4]" office:value-type="float" office:value="11" calcext:value-type="float">
            <text:p>11</text:p>
          </table:table-cell>
          <table:table-cell table:style-name="ce547" table:formula="of:=16*(MAX([.DD4];[.DE4])-MIN([.DD4];[.DE4])) +[.DF4]" office:value-type="float" office:value="27" calcext:value-type="float">
            <text:p>27</text:p>
          </table:table-cell>
          <table:table-cell table:style-name="ce549" table:formula="of:=BASE([.DG4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2" table:formula="of:=64*[.C5]+16*[.E5]+4*[.G5]+[.I5]" office:value-type="float" office:value="3" calcext:value-type="float">
            <text:p>3</text:p>
          </table:table-cell>
          <table:table-cell table:style-name="ce460" table:formula="of:=[.B4]" office:value-type="string" office:string-value="&lt;" calcext:value-type="string">
            <text:p>&lt;</text:p>
          </table:table-cell>
          <table:table-cell table:style-name="ce466" table:formula="of:=IF(UNICODE([.B5])=60;0;IF(UNICODE([.B5])=61663;1;IF(UNICODE([.B5])=62;2;IF(UNICODE([.B5])=61664;3;&quot;&quot;))))" office:value-type="float" office:value="0" calcext:value-type="float">
            <text:p>0</text:p>
          </table:table-cell>
          <table:table-cell table:style-name="ce460" table:formula="of:=[.D4]" office:value-type="string" office:string-value="&lt;" calcext:value-type="string">
            <text:p>&lt;</text:p>
          </table:table-cell>
          <table:table-cell table:style-name="ce466" table:formula="of:=IF(UNICODE([.D5])=60;0;IF(UNICODE([.D5])=61663;1;IF(UNICODE([.D5])=62;2;IF(UNICODE([.D5])=61664;3;&quot;&quot;))))" office:value-type="float" office:value="0" calcext:value-type="float">
            <text:p>0</text:p>
          </table:table-cell>
          <table:table-cell table:style-name="ce460" table:formula="of:=[.F4]" office:value-type="string" office:string-value="&lt;" calcext:value-type="string">
            <text:p>&lt;</text:p>
          </table:table-cell>
          <table:table-cell table:style-name="ce466" table:formula="of:=IF(UNICODE([.F5])=60;0;IF(UNICODE([.F5])=61663;1;IF(UNICODE([.F5])=62;2;IF(UNICODE([.F5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H5])=60;0;IF(UNICODE([.H5])=61663;1;IF(UNICODE([.H5])=62;2;IF(UNICODE([.H5])=61664;3;&quot;&quot;))))" office:value-type="float" office:value="3" calcext:value-type="float">
            <text:p>3</text:p>
          </table:table-cell>
          <table:table-cell table:style-name="ce377"/>
          <table:table-cell table:style-name="ce383"/>
          <table:table-cell table:style-name="ce490" table:formula="of:=4*[.J5]+[.K5]" office:value-type="float" office:value="0" calcext:value-type="float">
            <text:p>0</text:p>
          </table:table-cell>
          <table:table-cell table:style-name="ce495" table:formula="of:=16*(MAX([.J5];[.K5])-MIN([.J5];[.K5])) +[.L5]" office:value-type="float" office:value="0" calcext:value-type="float">
            <text:p>0</text:p>
          </table:table-cell>
          <table:table-cell table:style-name="ce499" table:formula="of:=BASE([.M5];2)" office:value-type="string" office:string-value="0" calcext:value-type="string">
            <text:p>0</text:p>
          </table:table-cell>
          <table:table-cell table:style-name="ce507" table:formula="of:=64*[.Q5]+16*[.S5]+4*[.U5]+[.W5]" office:value-type="float" office:value="35" calcext:value-type="float">
            <text:p>35</text:p>
          </table:table-cell>
          <table:table-cell table:style-name="ce460" table:formula="of:=[.P4]" office:value-type="string" office:string-value="&lt;" calcext:value-type="string">
            <text:p>&lt;</text:p>
          </table:table-cell>
          <table:table-cell table:style-name="ce466" table:formula="of:=IF(UNICODE([.P5])=60;0;IF(UNICODE([.P5])=61663;1;IF(UNICODE([.P5])=62;2;IF(UNICODE([.P5])=61664;3;&quot;&quot;))))" office:value-type="float" office:value="0" calcext:value-type="float">
            <text:p>0</text:p>
          </table:table-cell>
          <table:table-cell table:style-name="ce460" table:formula="of:=[.R4]" office:value-type="string" office:string-value="&gt;" calcext:value-type="string">
            <text:p>&gt;</text:p>
          </table:table-cell>
          <table:table-cell table:style-name="ce466" table:formula="of:=IF(UNICODE([.R5])=60;0;IF(UNICODE([.R5])=61663;1;IF(UNICODE([.R5])=62;2;IF(UNICODE([.R5])=61664;3;&quot;&quot;))))" office:value-type="float" office:value="2" calcext:value-type="float">
            <text:p>2</text:p>
          </table:table-cell>
          <table:table-cell table:style-name="ce460" table:formula="of:=[.T4]" office:value-type="string" office:string-value="&lt;" calcext:value-type="string">
            <text:p>&lt;</text:p>
          </table:table-cell>
          <table:table-cell table:style-name="ce466" table:formula="of:=IF(UNICODE([.T5])=60;0;IF(UNICODE([.T5])=61663;1;IF(UNICODE([.T5])=62;2;IF(UNICODE([.T5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V5])=60;0;IF(UNICODE([.V5])=61663;1;IF(UNICODE([.V5])=62;2;IF(UNICODE([.V5])=61664;3;&quot;&quot;))))" office:value-type="float" office:value="3" calcext:value-type="float">
            <text:p>3</text:p>
          </table:table-cell>
          <table:table-cell table:style-name="ce377"/>
          <table:table-cell table:style-name="ce383"/>
          <table:table-cell table:style-name="ce490" table:formula="of:=4*[.X5]+[.Y5]" office:value-type="float" office:value="0" calcext:value-type="float">
            <text:p>0</text:p>
          </table:table-cell>
          <table:table-cell table:style-name="ce495" table:formula="of:=16*(MAX([.X5];[.Y5])-MIN([.X5];[.Y5])) +[.Z5]" office:value-type="float" office:value="0" calcext:value-type="float">
            <text:p>0</text:p>
          </table:table-cell>
          <table:table-cell table:style-name="ce499" table:formula="of:=BASE([.AA5];2)" office:value-type="string" office:string-value="0" calcext:value-type="string">
            <text:p>0</text:p>
          </table:table-cell>
          <table:table-cell table:style-name="ce515" table:formula="of:=64*[.AE5]+16*[.AG5]+4*[.AI5]+[.AK5]" office:value-type="float" office:value="67" calcext:value-type="float">
            <text:p>67</text:p>
          </table:table-cell>
          <table:table-cell table:style-name="ce460" table:formula="of:=[.AD4]" office:value-type="string" office:string-value="" calcext:value-type="string">
            <text:p></text:p>
          </table:table-cell>
          <table:table-cell table:style-name="ce466" table:formula="of:=IF(UNICODE([.AD5])=60;0;IF(UNICODE([.AD5])=61663;1;IF(UNICODE([.AD5])=62;2;IF(UNICODE([.AD5])=61664;3;&quot;&quot;))))" office:value-type="float" office:value="1" calcext:value-type="float">
            <text:p>1</text:p>
          </table:table-cell>
          <table:table-cell table:style-name="ce460" table:formula="of:=[.AF4]" office:value-type="string" office:string-value="&lt;" calcext:value-type="string">
            <text:p>&lt;</text:p>
          </table:table-cell>
          <table:table-cell table:style-name="ce466" table:formula="of:=IF(UNICODE([.AF5])=60;0;IF(UNICODE([.AF5])=61663;1;IF(UNICODE([.AF5])=62;2;IF(UNICODE([.AF5])=61664;3;&quot;&quot;))))" office:value-type="float" office:value="0" calcext:value-type="float">
            <text:p>0</text:p>
          </table:table-cell>
          <table:table-cell table:style-name="ce460" table:formula="of:=[.AH4]" office:value-type="string" office:string-value="&lt;" calcext:value-type="string">
            <text:p>&lt;</text:p>
          </table:table-cell>
          <table:table-cell table:style-name="ce466" table:formula="of:=IF(UNICODE([.AH5])=60;0;IF(UNICODE([.AH5])=61663;1;IF(UNICODE([.AH5])=62;2;IF(UNICODE([.AH5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AJ5])=60;0;IF(UNICODE([.AJ5])=61663;1;IF(UNICODE([.AJ5])=62;2;IF(UNICODE([.AJ5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AL5]+[.AM5]" office:value-type="float" office:value="0" calcext:value-type="float">
            <text:p>0</text:p>
          </table:table-cell>
          <table:table-cell table:style-name="ce495" table:formula="of:=16*(MAX([.AL5];[.AM5])-MIN([.AL5];[.AM5])) +[.AN5]" office:value-type="float" office:value="0" calcext:value-type="float">
            <text:p>0</text:p>
          </table:table-cell>
          <table:table-cell table:style-name="ce499" table:formula="of:=BASE([.AO5];2)" office:value-type="string" office:string-value="0" calcext:value-type="string">
            <text:p>0</text:p>
          </table:table-cell>
          <table:table-cell table:style-name="ce507" table:formula="of:=64*[.AS5]+16*[.AU5]+4*[.AW5]+[.AY5]" office:value-type="float" office:value="99" calcext:value-type="float">
            <text:p>99</text:p>
          </table:table-cell>
          <table:table-cell table:style-name="ce460" table:formula="of:=[.AR4]" office:value-type="string" office:string-value="" calcext:value-type="string">
            <text:p></text:p>
          </table:table-cell>
          <table:table-cell table:style-name="ce466" table:formula="of:=IF(UNICODE([.AR5])=60;0;IF(UNICODE([.AR5])=61663;1;IF(UNICODE([.AR5])=62;2;IF(UNICODE([.AR5])=61664;3;&quot;&quot;))))" office:value-type="float" office:value="1" calcext:value-type="float">
            <text:p>1</text:p>
          </table:table-cell>
          <table:table-cell table:style-name="ce460" table:formula="of:=[.AT4]" office:value-type="string" office:string-value="&gt;" calcext:value-type="string">
            <text:p>&gt;</text:p>
          </table:table-cell>
          <table:table-cell table:style-name="ce466" table:formula="of:=IF(UNICODE([.AT5])=60;0;IF(UNICODE([.AT5])=61663;1;IF(UNICODE([.AT5])=62;2;IF(UNICODE([.AT5])=61664;3;&quot;&quot;))))" office:value-type="float" office:value="2" calcext:value-type="float">
            <text:p>2</text:p>
          </table:table-cell>
          <table:table-cell table:style-name="ce460" table:formula="of:=[.AV4]" office:value-type="string" office:string-value="&lt;" calcext:value-type="string">
            <text:p>&lt;</text:p>
          </table:table-cell>
          <table:table-cell table:style-name="ce466" table:formula="of:=IF(UNICODE([.AV5])=60;0;IF(UNICODE([.AV5])=61663;1;IF(UNICODE([.AV5])=62;2;IF(UNICODE([.AV5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AX5])=60;0;IF(UNICODE([.AX5])=61663;1;IF(UNICODE([.AX5])=62;2;IF(UNICODE([.AX5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AZ5]+[.BA5]" office:value-type="float" office:value="0" calcext:value-type="float">
            <text:p>0</text:p>
          </table:table-cell>
          <table:table-cell table:style-name="ce495" table:formula="of:=16*(MAX([.AZ5];[.BA5])-MIN([.AZ5];[.BA5])) +[.BB5]" office:value-type="float" office:value="0" calcext:value-type="float">
            <text:p>0</text:p>
          </table:table-cell>
          <table:table-cell table:style-name="ce499" table:formula="of:=BASE([.BC5];2)" office:value-type="string" office:string-value="0" calcext:value-type="string">
            <text:p>0</text:p>
          </table:table-cell>
          <table:table-cell table:style-name="ce528" table:formula="of:=64*[.BG5]+16*[.BI5]+4*[.BK5]+[.BM5]" office:value-type="float" office:value="131" calcext:value-type="float">
            <text:p>131</text:p>
          </table:table-cell>
          <table:table-cell table:style-name="ce460" table:formula="of:=[.BF4]" office:value-type="string" office:string-value="&gt;" calcext:value-type="string">
            <text:p>&gt;</text:p>
          </table:table-cell>
          <table:table-cell table:style-name="ce466" table:formula="of:=IF(UNICODE([.BF5])=60;0;IF(UNICODE([.BF5])=61663;1;IF(UNICODE([.BF5])=62;2;IF(UNICODE([.BF5])=61664;3;&quot;&quot;))))" office:value-type="float" office:value="2" calcext:value-type="float">
            <text:p>2</text:p>
          </table:table-cell>
          <table:table-cell table:style-name="ce460" table:formula="of:=[.BH4]" office:value-type="string" office:string-value="&lt;" calcext:value-type="string">
            <text:p>&lt;</text:p>
          </table:table-cell>
          <table:table-cell table:style-name="ce466" table:formula="of:=IF(UNICODE([.BH5])=60;0;IF(UNICODE([.BH5])=61663;1;IF(UNICODE([.BH5])=62;2;IF(UNICODE([.BH5])=61664;3;&quot;&quot;))))" office:value-type="float" office:value="0" calcext:value-type="float">
            <text:p>0</text:p>
          </table:table-cell>
          <table:table-cell table:style-name="ce460" table:formula="of:=[.BJ4]" office:value-type="string" office:string-value="&lt;" calcext:value-type="string">
            <text:p>&lt;</text:p>
          </table:table-cell>
          <table:table-cell table:style-name="ce466" table:formula="of:=IF(UNICODE([.BJ5])=60;0;IF(UNICODE([.BJ5])=61663;1;IF(UNICODE([.BJ5])=62;2;IF(UNICODE([.BJ5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BL5])=60;0;IF(UNICODE([.BL5])=61663;1;IF(UNICODE([.BL5])=62;2;IF(UNICODE([.BL5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BN5]+[.BO5]" office:value-type="float" office:value="0" calcext:value-type="float">
            <text:p>0</text:p>
          </table:table-cell>
          <table:table-cell table:style-name="ce495" table:formula="of:=16*(MAX([.BN5];[.BO5])-MIN([.BN5];[.BO5])) +[.BP5]" office:value-type="float" office:value="0" calcext:value-type="float">
            <text:p>0</text:p>
          </table:table-cell>
          <table:table-cell table:style-name="ce499" table:formula="of:=BASE([.BQ5];2)" office:value-type="string" office:string-value="0" calcext:value-type="string">
            <text:p>0</text:p>
          </table:table-cell>
          <table:table-cell table:style-name="ce536" table:formula="of:=64*[.BU5]+16*[.BW5]+4*[.BY5]+[.CA5]" office:value-type="float" office:value="163" calcext:value-type="float">
            <text:p>163</text:p>
          </table:table-cell>
          <table:table-cell table:style-name="ce460" table:formula="of:=[.BT4]" office:value-type="string" office:string-value="&gt;" calcext:value-type="string">
            <text:p>&gt;</text:p>
          </table:table-cell>
          <table:table-cell table:style-name="ce466" table:formula="of:=IF(UNICODE([.BT5])=60;0;IF(UNICODE([.BT5])=61663;1;IF(UNICODE([.BT5])=62;2;IF(UNICODE([.BT5])=61664;3;&quot;&quot;))))" office:value-type="float" office:value="2" calcext:value-type="float">
            <text:p>2</text:p>
          </table:table-cell>
          <table:table-cell table:style-name="ce460" table:formula="of:=[.BV4]" office:value-type="string" office:string-value="&gt;" calcext:value-type="string">
            <text:p>&gt;</text:p>
          </table:table-cell>
          <table:table-cell table:style-name="ce466" table:formula="of:=IF(UNICODE([.BV5])=60;0;IF(UNICODE([.BV5])=61663;1;IF(UNICODE([.BV5])=62;2;IF(UNICODE([.BV5])=61664;3;&quot;&quot;))))" office:value-type="float" office:value="2" calcext:value-type="float">
            <text:p>2</text:p>
          </table:table-cell>
          <table:table-cell table:style-name="ce460" table:formula="of:=[.BX4]" office:value-type="string" office:string-value="&lt;" calcext:value-type="string">
            <text:p>&lt;</text:p>
          </table:table-cell>
          <table:table-cell table:style-name="ce466" table:formula="of:=IF(UNICODE([.BX5])=60;0;IF(UNICODE([.BX5])=61663;1;IF(UNICODE([.BX5])=62;2;IF(UNICODE([.BX5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BZ5])=60;0;IF(UNICODE([.BZ5])=61663;1;IF(UNICODE([.BZ5])=62;2;IF(UNICODE([.BZ5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CB5]+[.CC5]" office:value-type="float" office:value="0" calcext:value-type="float">
            <text:p>0</text:p>
          </table:table-cell>
          <table:table-cell table:style-name="ce495" table:formula="of:=16*(MAX([.CB5];[.CC5])-MIN([.CB5];[.CC5])) +[.CD5]" office:value-type="float" office:value="0" calcext:value-type="float">
            <text:p>0</text:p>
          </table:table-cell>
          <table:table-cell table:style-name="ce499" table:formula="of:=BASE([.CE5];2)" office:value-type="string" office:string-value="0" calcext:value-type="string">
            <text:p>0</text:p>
          </table:table-cell>
          <table:table-cell table:style-name="ce540" table:formula="of:=64*[.CI5]+16*[.CK5]+4*[.CM5]+[.CO5]" office:value-type="float" office:value="195" calcext:value-type="float">
            <text:p>195</text:p>
          </table:table-cell>
          <table:table-cell table:style-name="ce460" table:formula="of:=[.CH4]" office:value-type="string" office:string-value="" calcext:value-type="string">
            <text:p></text:p>
          </table:table-cell>
          <table:table-cell table:style-name="ce466" table:formula="of:=IF(UNICODE([.CH5])=60;0;IF(UNICODE([.CH5])=61663;1;IF(UNICODE([.CH5])=62;2;IF(UNICODE([.CH5])=61664;3;&quot;&quot;))))" office:value-type="float" office:value="3" calcext:value-type="float">
            <text:p>3</text:p>
          </table:table-cell>
          <table:table-cell table:style-name="ce460" table:formula="of:=[.CJ4]" office:value-type="string" office:string-value="&lt;" calcext:value-type="string">
            <text:p>&lt;</text:p>
          </table:table-cell>
          <table:table-cell table:style-name="ce466" table:formula="of:=IF(UNICODE([.CJ5])=60;0;IF(UNICODE([.CJ5])=61663;1;IF(UNICODE([.CJ5])=62;2;IF(UNICODE([.CJ5])=61664;3;&quot;&quot;))))" office:value-type="float" office:value="0" calcext:value-type="float">
            <text:p>0</text:p>
          </table:table-cell>
          <table:table-cell table:style-name="ce460" table:formula="of:=[.CL4]" office:value-type="string" office:string-value="&lt;" calcext:value-type="string">
            <text:p>&lt;</text:p>
          </table:table-cell>
          <table:table-cell table:style-name="ce466" table:formula="of:=IF(UNICODE([.CL5])=60;0;IF(UNICODE([.CL5])=61663;1;IF(UNICODE([.CL5])=62;2;IF(UNICODE([.CL5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CN5])=60;0;IF(UNICODE([.CN5])=61663;1;IF(UNICODE([.CN5])=62;2;IF(UNICODE([.CN5])=61664;3;&quot;&quot;))))" office:value-type="float" office:value="3" calcext:value-type="float">
            <text:p>3</text:p>
          </table:table-cell>
          <table:table-cell table:style-name="ce519" office:value-type="float" office:value="2" calcext:value-type="float">
            <text:p>2</text:p>
          </table:table-cell>
          <table:table-cell table:style-name="ce523" office:value-type="float" office:value="3" calcext:value-type="float">
            <text:p>3</text:p>
          </table:table-cell>
          <table:table-cell table:style-name="ce490" table:formula="of:=4*[.CP5]+[.CQ5]" office:value-type="float" office:value="11" calcext:value-type="float">
            <text:p>11</text:p>
          </table:table-cell>
          <table:table-cell table:style-name="ce495" table:formula="of:=16*(MAX([.CP5];[.CQ5])-MIN([.CP5];[.CQ5])) +[.CR5]" office:value-type="float" office:value="27" calcext:value-type="float">
            <text:p>27</text:p>
          </table:table-cell>
          <table:table-cell table:style-name="ce499" table:formula="of:=BASE([.CS5];2)" office:value-type="string" office:string-value="11011" calcext:value-type="string">
            <text:p>11011</text:p>
          </table:table-cell>
          <table:table-cell table:style-name="ce536" table:formula="of:=64*[.CW5]+16*[.CY5]+4*[.DA5]+[.DC5]" office:value-type="float" office:value="227" calcext:value-type="float">
            <text:p>227</text:p>
          </table:table-cell>
          <table:table-cell table:style-name="ce460" table:formula="of:=[.CV4]" office:value-type="string" office:string-value="" calcext:value-type="string">
            <text:p></text:p>
          </table:table-cell>
          <table:table-cell table:style-name="ce466" table:formula="of:=IF(UNICODE([.CV5])=60;0;IF(UNICODE([.CV5])=61663;1;IF(UNICODE([.CV5])=62;2;IF(UNICODE([.CV5])=61664;3;&quot;&quot;))))" office:value-type="float" office:value="3" calcext:value-type="float">
            <text:p>3</text:p>
          </table:table-cell>
          <table:table-cell table:style-name="ce460" table:formula="of:=[.CX4]" office:value-type="string" office:string-value="&gt;" calcext:value-type="string">
            <text:p>&gt;</text:p>
          </table:table-cell>
          <table:table-cell table:style-name="ce466" table:formula="of:=IF(UNICODE([.CX5])=60;0;IF(UNICODE([.CX5])=61663;1;IF(UNICODE([.CX5])=62;2;IF(UNICODE([.CX5])=61664;3;&quot;&quot;))))" office:value-type="float" office:value="2" calcext:value-type="float">
            <text:p>2</text:p>
          </table:table-cell>
          <table:table-cell table:style-name="ce460" table:formula="of:=[.CZ4]" office:value-type="string" office:string-value="&lt;" calcext:value-type="string">
            <text:p>&lt;</text:p>
          </table:table-cell>
          <table:table-cell table:style-name="ce466" table:formula="of:=IF(UNICODE([.CZ5])=60;0;IF(UNICODE([.CZ5])=61663;1;IF(UNICODE([.CZ5])=62;2;IF(UNICODE([.CZ5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DB5])=60;0;IF(UNICODE([.DB5])=61663;1;IF(UNICODE([.DB5])=62;2;IF(UNICODE([.DB5])=61664;3;&quot;&quot;))))" office:value-type="float" office:value="3" calcext:value-type="float">
            <text:p>3</text:p>
          </table:table-cell>
          <table:table-cell table:style-name="ce519" office:value-type="float" office:value="2" calcext:value-type="float">
            <text:p>2</text:p>
          </table:table-cell>
          <table:table-cell table:style-name="ce523" office:value-type="float" office:value="3" calcext:value-type="float">
            <text:p>3</text:p>
          </table:table-cell>
          <table:table-cell table:style-name="ce490" table:formula="of:=4*[.DD5]+[.DE5]" office:value-type="float" office:value="11" calcext:value-type="float">
            <text:p>11</text:p>
          </table:table-cell>
          <table:table-cell table:style-name="ce495" table:formula="of:=16*(MAX([.DD5];[.DE5])-MIN([.DD5];[.DE5])) +[.DF5]" office:value-type="float" office:value="27" calcext:value-type="float">
            <text:p>27</text:p>
          </table:table-cell>
          <table:table-cell table:style-name="ce550" table:formula="of:=BASE([.DG5];2)" office:value-type="string" office:string-value="11011" calcext:value-type="string">
            <text:p>11011</text:p>
          </table:table-cell>
          <table:table-cell table:style-name="ce419" table:number-columns-repeated="920"/>
          <table:table-cell table:number-columns-repeated="15352"/>
        </table:table-row>
        <table:table-row table:style-name="ro1">
          <table:table-cell table:style-name="ce451" table:formula="of:=64*[.C6]+16*[.E6]+4*[.G6]+[.I6]" office:value-type="float" office:value="4" calcext:value-type="float">
            <text:p>4</text:p>
          </table:table-cell>
          <table:table-cell table:style-name="ce459" table:formula="of:=[.B5]" office:value-type="string" office:string-value="&lt;" calcext:value-type="string">
            <text:p>&lt;</text:p>
          </table:table-cell>
          <table:table-cell table:style-name="ce465" table:formula="of:=IF(UNICODE([.B6])=60;0;IF(UNICODE([.B6])=61663;1;IF(UNICODE([.B6])=62;2;IF(UNICODE([.B6])=61664;3;&quot;&quot;))))" office:value-type="float" office:value="0" calcext:value-type="float">
            <text:p>0</text:p>
          </table:table-cell>
          <table:table-cell table:style-name="ce459" table:formula="of:=[.D5]" office:value-type="string" office:string-value="&lt;" calcext:value-type="string">
            <text:p>&lt;</text:p>
          </table:table-cell>
          <table:table-cell table:style-name="ce465" table:formula="of:=IF(UNICODE([.D6])=60;0;IF(UNICODE([.D6])=61663;1;IF(UNICODE([.D6])=62;2;IF(UNICODE([.D6])=61664;3;&quot;&quot;))))" office:value-type="float" office:value="0" calcext:value-type="float">
            <text:p>0</text:p>
          </table:table-cell>
          <table:table-cell table:style-name="ce469" table:formula="of:=[.H3]" office:value-type="string" office:string-value="" calcext:value-type="string">
            <text:p></text:p>
          </table:table-cell>
          <table:table-cell table:style-name="ce470" table:formula="of:=IF(UNICODE([.F6])=60;0;IF(UNICODE([.F6])=61663;1;IF(UNICODE([.F6])=62;2;IF(UNICODE([.F6])=61664;3;&quot;&quot;))))" office:value-type="float" office:value="1" calcext:value-type="float">
            <text:p>1</text:p>
          </table:table-cell>
          <table:table-cell table:style-name="ce459" table:formula="of:=[.H2]" office:value-type="string" office:string-value="&lt;" calcext:value-type="string">
            <text:p>&lt;</text:p>
          </table:table-cell>
          <table:table-cell table:style-name="ce465" table:formula="of:=IF(UNICODE([.H6])=60;0;IF(UNICODE([.H6])=61663;1;IF(UNICODE([.H6])=62;2;IF(UNICODE([.H6])=61664;3;&quot;&quot;))))" office:value-type="float" office:value="0" calcext:value-type="float">
            <text:p>0</text:p>
          </table:table-cell>
          <table:table-cell table:style-name="ce376" office:value-type="float" office:value="2" calcext:value-type="float">
            <text:p>2</text:p>
          </table:table-cell>
          <table:table-cell table:style-name="ce382" office:value-type="float" office:value="1" calcext:value-type="float">
            <text:p>1</text:p>
          </table:table-cell>
          <table:table-cell table:style-name="ce489" table:formula="of:=4*[.J6]+[.K6]" office:value-type="float" office:value="9" calcext:value-type="float">
            <text:p>9</text:p>
          </table:table-cell>
          <table:table-cell table:style-name="ce494" table:formula="of:=16*(MAX([.J6];[.K6])-MIN([.J6];[.K6])) +[.L6]" office:value-type="float" office:value="25" calcext:value-type="float">
            <text:p>25</text:p>
          </table:table-cell>
          <table:table-cell table:style-name="ce498" table:formula="of:=BASE([.M6];2)" office:value-type="string" office:string-value="11001" calcext:value-type="string">
            <text:p>11001</text:p>
          </table:table-cell>
          <table:table-cell table:style-name="ce506" table:formula="of:=64*[.Q6]+16*[.S6]+4*[.U6]+[.W6]" office:value-type="float" office:value="36" calcext:value-type="float">
            <text:p>36</text:p>
          </table:table-cell>
          <table:table-cell table:style-name="ce459" table:formula="of:=[.P5]" office:value-type="string" office:string-value="&lt;" calcext:value-type="string">
            <text:p>&lt;</text:p>
          </table:table-cell>
          <table:table-cell table:style-name="ce465" table:formula="of:=IF(UNICODE([.P6])=60;0;IF(UNICODE([.P6])=61663;1;IF(UNICODE([.P6])=62;2;IF(UNICODE([.P6])=61664;3;&quot;&quot;))))" office:value-type="float" office:value="0" calcext:value-type="float">
            <text:p>0</text:p>
          </table:table-cell>
          <table:table-cell table:style-name="ce459" table:formula="of:=[.R5]" office:value-type="string" office:string-value="&gt;" calcext:value-type="string">
            <text:p>&gt;</text:p>
          </table:table-cell>
          <table:table-cell table:style-name="ce465" table:formula="of:=IF(UNICODE([.R6])=60;0;IF(UNICODE([.R6])=61663;1;IF(UNICODE([.R6])=62;2;IF(UNICODE([.R6])=61664;3;&quot;&quot;))))" office:value-type="float" office:value="2" calcext:value-type="float">
            <text:p>2</text:p>
          </table:table-cell>
          <table:table-cell table:style-name="ce469" table:formula="of:=[.V3]" office:value-type="string" office:string-value="" calcext:value-type="string">
            <text:p></text:p>
          </table:table-cell>
          <table:table-cell table:style-name="ce465" table:formula="of:=IF(UNICODE([.T6])=60;0;IF(UNICODE([.T6])=61663;1;IF(UNICODE([.T6])=62;2;IF(UNICODE([.T6])=61664;3;&quot;&quot;))))" office:value-type="float" office:value="1" calcext:value-type="float">
            <text:p>1</text:p>
          </table:table-cell>
          <table:table-cell table:style-name="ce459" table:formula="of:=[.V2]" office:value-type="string" office:string-value="&lt;" calcext:value-type="string">
            <text:p>&lt;</text:p>
          </table:table-cell>
          <table:table-cell table:style-name="ce465" table:formula="of:=IF(UNICODE([.V6])=60;0;IF(UNICODE([.V6])=61663;1;IF(UNICODE([.V6])=62;2;IF(UNICODE([.V6])=61664;3;&quot;&quot;))))" office:value-type="float" office:value="0" calcext:value-type="float">
            <text:p>0</text:p>
          </table:table-cell>
          <table:table-cell table:style-name="ce376" office:value-type="float" office:value="2" calcext:value-type="float">
            <text:p>2</text:p>
          </table:table-cell>
          <table:table-cell table:style-name="ce382" office:value-type="float" office:value="1" calcext:value-type="float">
            <text:p>1</text:p>
          </table:table-cell>
          <table:table-cell table:style-name="ce489" table:formula="of:=4*[.X6]+[.Y6]" office:value-type="float" office:value="9" calcext:value-type="float">
            <text:p>9</text:p>
          </table:table-cell>
          <table:table-cell table:style-name="ce494" table:formula="of:=16*(MAX([.X6];[.Y6])-MIN([.X6];[.Y6])) +[.Z6]" office:value-type="float" office:value="25" calcext:value-type="float">
            <text:p>25</text:p>
          </table:table-cell>
          <table:table-cell table:style-name="ce498" table:formula="of:=BASE([.AA6];2)" office:value-type="string" office:string-value="11001" calcext:value-type="string">
            <text:p>11001</text:p>
          </table:table-cell>
          <table:table-cell table:style-name="ce514" table:formula="of:=64*[.AE6]+16*[.AG6]+4*[.AI6]+[.AK6]" office:value-type="float" office:value="68" calcext:value-type="float">
            <text:p>68</text:p>
          </table:table-cell>
          <table:table-cell table:style-name="ce459" table:formula="of:=[.AD5]" office:value-type="string" office:string-value="" calcext:value-type="string">
            <text:p></text:p>
          </table:table-cell>
          <table:table-cell table:style-name="ce465" table:formula="of:=IF(UNICODE([.AD6])=60;0;IF(UNICODE([.AD6])=61663;1;IF(UNICODE([.AD6])=62;2;IF(UNICODE([.AD6])=61664;3;&quot;&quot;))))" office:value-type="float" office:value="1" calcext:value-type="float">
            <text:p>1</text:p>
          </table:table-cell>
          <table:table-cell table:style-name="ce459" table:formula="of:=[.AF5]" office:value-type="string" office:string-value="&lt;" calcext:value-type="string">
            <text:p>&lt;</text:p>
          </table:table-cell>
          <table:table-cell table:style-name="ce465" table:formula="of:=IF(UNICODE([.AF6])=60;0;IF(UNICODE([.AF6])=61663;1;IF(UNICODE([.AF6])=62;2;IF(UNICODE([.AF6])=61664;3;&quot;&quot;))))" office:value-type="float" office:value="0" calcext:value-type="float">
            <text:p>0</text:p>
          </table:table-cell>
          <table:table-cell table:style-name="ce469" table:formula="of:=[.AJ3]" office:value-type="string" office:string-value="" calcext:value-type="string">
            <text:p></text:p>
          </table:table-cell>
          <table:table-cell table:style-name="ce470" table:formula="of:=IF(UNICODE([.AH6])=60;0;IF(UNICODE([.AH6])=61663;1;IF(UNICODE([.AH6])=62;2;IF(UNICODE([.AH6])=61664;3;&quot;&quot;))))" office:value-type="float" office:value="1" calcext:value-type="float">
            <text:p>1</text:p>
          </table:table-cell>
          <table:table-cell table:style-name="ce459" table:formula="of:=[.AJ2]" office:value-type="string" office:string-value="&lt;" calcext:value-type="string">
            <text:p>&lt;</text:p>
          </table:table-cell>
          <table:table-cell table:style-name="ce465" table:formula="of:=IF(UNICODE([.AJ6])=60;0;IF(UNICODE([.AJ6])=61663;1;IF(UNICODE([.AJ6])=62;2;IF(UNICODE([.AJ6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AL6]+[.AM6]" office:value-type="float" office:value="9" calcext:value-type="float">
            <text:p>9</text:p>
          </table:table-cell>
          <table:table-cell table:style-name="ce494" table:formula="of:=16*(MAX([.AL6];[.AM6])-MIN([.AL6];[.AM6])) +[.AN6]" office:value-type="float" office:value="25" calcext:value-type="float">
            <text:p>25</text:p>
          </table:table-cell>
          <table:table-cell table:style-name="ce498" table:formula="of:=BASE([.AO6];2)" office:value-type="string" office:string-value="11001" calcext:value-type="string">
            <text:p>11001</text:p>
          </table:table-cell>
          <table:table-cell table:style-name="ce506" table:formula="of:=64*[.AS6]+16*[.AU6]+4*[.AW6]+[.AY6]" office:value-type="float" office:value="100" calcext:value-type="float">
            <text:p>100</text:p>
          </table:table-cell>
          <table:table-cell table:style-name="ce459" table:formula="of:=[.AR5]" office:value-type="string" office:string-value="" calcext:value-type="string">
            <text:p></text:p>
          </table:table-cell>
          <table:table-cell table:style-name="ce465" table:formula="of:=IF(UNICODE([.AR6])=60;0;IF(UNICODE([.AR6])=61663;1;IF(UNICODE([.AR6])=62;2;IF(UNICODE([.AR6])=61664;3;&quot;&quot;))))" office:value-type="float" office:value="1" calcext:value-type="float">
            <text:p>1</text:p>
          </table:table-cell>
          <table:table-cell table:style-name="ce459" table:formula="of:=[.AT5]" office:value-type="string" office:string-value="&gt;" calcext:value-type="string">
            <text:p>&gt;</text:p>
          </table:table-cell>
          <table:table-cell table:style-name="ce465" table:formula="of:=IF(UNICODE([.AT6])=60;0;IF(UNICODE([.AT6])=61663;1;IF(UNICODE([.AT6])=62;2;IF(UNICODE([.AT6])=61664;3;&quot;&quot;))))" office:value-type="float" office:value="2" calcext:value-type="float">
            <text:p>2</text:p>
          </table:table-cell>
          <table:table-cell table:style-name="ce469" table:formula="of:=[.AX3]" office:value-type="string" office:string-value="" calcext:value-type="string">
            <text:p></text:p>
          </table:table-cell>
          <table:table-cell table:style-name="ce470" table:formula="of:=IF(UNICODE([.AV6])=60;0;IF(UNICODE([.AV6])=61663;1;IF(UNICODE([.AV6])=62;2;IF(UNICODE([.AV6])=61664;3;&quot;&quot;))))" office:value-type="float" office:value="1" calcext:value-type="float">
            <text:p>1</text:p>
          </table:table-cell>
          <table:table-cell table:style-name="ce459" table:formula="of:=[.AX2]" office:value-type="string" office:string-value="&lt;" calcext:value-type="string">
            <text:p>&lt;</text:p>
          </table:table-cell>
          <table:table-cell table:style-name="ce465" table:formula="of:=IF(UNICODE([.AX6])=60;0;IF(UNICODE([.AX6])=61663;1;IF(UNICODE([.AX6])=62;2;IF(UNICODE([.AX6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AZ6]+[.BA6]" office:value-type="float" office:value="9" calcext:value-type="float">
            <text:p>9</text:p>
          </table:table-cell>
          <table:table-cell table:style-name="ce494" table:formula="of:=16*(MAX([.AZ6];[.BA6])-MIN([.AZ6];[.BA6])) +[.BB6]" office:value-type="float" office:value="25" calcext:value-type="float">
            <text:p>25</text:p>
          </table:table-cell>
          <table:table-cell table:style-name="ce498" table:formula="of:=BASE([.BC6];2)" office:value-type="string" office:string-value="11001" calcext:value-type="string">
            <text:p>11001</text:p>
          </table:table-cell>
          <table:table-cell table:style-name="ce527" table:formula="of:=64*[.BG6]+16*[.BI6]+4*[.BK6]+[.BM6]" office:value-type="float" office:value="132" calcext:value-type="float">
            <text:p>132</text:p>
          </table:table-cell>
          <table:table-cell table:style-name="ce459" table:formula="of:=[.BF5]" office:value-type="string" office:string-value="&gt;" calcext:value-type="string">
            <text:p>&gt;</text:p>
          </table:table-cell>
          <table:table-cell table:style-name="ce465" table:formula="of:=IF(UNICODE([.BF6])=60;0;IF(UNICODE([.BF6])=61663;1;IF(UNICODE([.BF6])=62;2;IF(UNICODE([.BF6])=61664;3;&quot;&quot;))))" office:value-type="float" office:value="2" calcext:value-type="float">
            <text:p>2</text:p>
          </table:table-cell>
          <table:table-cell table:style-name="ce459" table:formula="of:=[.BH5]" office:value-type="string" office:string-value="&lt;" calcext:value-type="string">
            <text:p>&lt;</text:p>
          </table:table-cell>
          <table:table-cell table:style-name="ce465" table:formula="of:=IF(UNICODE([.BH6])=60;0;IF(UNICODE([.BH6])=61663;1;IF(UNICODE([.BH6])=62;2;IF(UNICODE([.BH6])=61664;3;&quot;&quot;))))" office:value-type="float" office:value="0" calcext:value-type="float">
            <text:p>0</text:p>
          </table:table-cell>
          <table:table-cell table:style-name="ce469" table:formula="of:=[.BL3]" office:value-type="string" office:string-value="" calcext:value-type="string">
            <text:p></text:p>
          </table:table-cell>
          <table:table-cell table:style-name="ce465" table:formula="of:=IF(UNICODE([.BJ6])=60;0;IF(UNICODE([.BJ6])=61663;1;IF(UNICODE([.BJ6])=62;2;IF(UNICODE([.BJ6])=61664;3;&quot;&quot;))))" office:value-type="float" office:value="1" calcext:value-type="float">
            <text:p>1</text:p>
          </table:table-cell>
          <table:table-cell table:style-name="ce459" table:formula="of:=[.BL2]" office:value-type="string" office:string-value="&lt;" calcext:value-type="string">
            <text:p>&lt;</text:p>
          </table:table-cell>
          <table:table-cell table:style-name="ce465" table:formula="of:=IF(UNICODE([.BL6])=60;0;IF(UNICODE([.BL6])=61663;1;IF(UNICODE([.BL6])=62;2;IF(UNICODE([.BL6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BN6]+[.BO6]" office:value-type="float" office:value="9" calcext:value-type="float">
            <text:p>9</text:p>
          </table:table-cell>
          <table:table-cell table:style-name="ce494" table:formula="of:=16*(MAX([.BN6];[.BO6])-MIN([.BN6];[.BO6])) +[.BP6]" office:value-type="float" office:value="25" calcext:value-type="float">
            <text:p>25</text:p>
          </table:table-cell>
          <table:table-cell table:style-name="ce498" table:formula="of:=BASE([.BQ6];2)" office:value-type="string" office:string-value="11001" calcext:value-type="string">
            <text:p>11001</text:p>
          </table:table-cell>
          <table:table-cell table:style-name="ce535" table:formula="of:=64*[.BU6]+16*[.BW6]+4*[.BY6]+[.CA6]" office:value-type="float" office:value="164" calcext:value-type="float">
            <text:p>164</text:p>
          </table:table-cell>
          <table:table-cell table:style-name="ce459" table:formula="of:=[.BT5]" office:value-type="string" office:string-value="&gt;" calcext:value-type="string">
            <text:p>&gt;</text:p>
          </table:table-cell>
          <table:table-cell table:style-name="ce465" table:formula="of:=IF(UNICODE([.BT6])=60;0;IF(UNICODE([.BT6])=61663;1;IF(UNICODE([.BT6])=62;2;IF(UNICODE([.BT6])=61664;3;&quot;&quot;))))" office:value-type="float" office:value="2" calcext:value-type="float">
            <text:p>2</text:p>
          </table:table-cell>
          <table:table-cell table:style-name="ce459" table:formula="of:=[.BV5]" office:value-type="string" office:string-value="&gt;" calcext:value-type="string">
            <text:p>&gt;</text:p>
          </table:table-cell>
          <table:table-cell table:style-name="ce465" table:formula="of:=IF(UNICODE([.BV6])=60;0;IF(UNICODE([.BV6])=61663;1;IF(UNICODE([.BV6])=62;2;IF(UNICODE([.BV6])=61664;3;&quot;&quot;))))" office:value-type="float" office:value="2" calcext:value-type="float">
            <text:p>2</text:p>
          </table:table-cell>
          <table:table-cell table:style-name="ce469" table:formula="of:=[.BZ3]" office:value-type="string" office:string-value="" calcext:value-type="string">
            <text:p></text:p>
          </table:table-cell>
          <table:table-cell table:style-name="ce465" table:formula="of:=IF(UNICODE([.BX6])=60;0;IF(UNICODE([.BX6])=61663;1;IF(UNICODE([.BX6])=62;2;IF(UNICODE([.BX6])=61664;3;&quot;&quot;))))" office:value-type="float" office:value="1" calcext:value-type="float">
            <text:p>1</text:p>
          </table:table-cell>
          <table:table-cell table:style-name="ce459" table:formula="of:=[.BZ2]" office:value-type="string" office:string-value="&lt;" calcext:value-type="string">
            <text:p>&lt;</text:p>
          </table:table-cell>
          <table:table-cell table:style-name="ce465" table:formula="of:=IF(UNICODE([.BZ6])=60;0;IF(UNICODE([.BZ6])=61663;1;IF(UNICODE([.BZ6])=62;2;IF(UNICODE([.BZ6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CB6]+[.CC6]" office:value-type="float" office:value="9" calcext:value-type="float">
            <text:p>9</text:p>
          </table:table-cell>
          <table:table-cell table:style-name="ce494" table:formula="of:=16*(MAX([.CB6];[.CC6])-MIN([.CB6];[.CC6])) +[.CD6]" office:value-type="float" office:value="25" calcext:value-type="float">
            <text:p>25</text:p>
          </table:table-cell>
          <table:table-cell table:style-name="ce498" table:formula="of:=BASE([.CE6];2)" office:value-type="string" office:string-value="11001" calcext:value-type="string">
            <text:p>11001</text:p>
          </table:table-cell>
          <table:table-cell table:style-name="ce539" table:formula="of:=64*[.CI6]+16*[.CK6]+4*[.CM6]+[.CO6]" office:value-type="float" office:value="196" calcext:value-type="float">
            <text:p>196</text:p>
          </table:table-cell>
          <table:table-cell table:style-name="ce459" table:formula="of:=[.CH5]" office:value-type="string" office:string-value="" calcext:value-type="string">
            <text:p></text:p>
          </table:table-cell>
          <table:table-cell table:style-name="ce465" table:formula="of:=IF(UNICODE([.CH6])=60;0;IF(UNICODE([.CH6])=61663;1;IF(UNICODE([.CH6])=62;2;IF(UNICODE([.CH6])=61664;3;&quot;&quot;))))" office:value-type="float" office:value="3" calcext:value-type="float">
            <text:p>3</text:p>
          </table:table-cell>
          <table:table-cell table:style-name="ce459" table:formula="of:=[.CJ5]" office:value-type="string" office:string-value="&lt;" calcext:value-type="string">
            <text:p>&lt;</text:p>
          </table:table-cell>
          <table:table-cell table:style-name="ce465" table:formula="of:=IF(UNICODE([.CJ6])=60;0;IF(UNICODE([.CJ6])=61663;1;IF(UNICODE([.CJ6])=62;2;IF(UNICODE([.CJ6])=61664;3;&quot;&quot;))))" office:value-type="float" office:value="0" calcext:value-type="float">
            <text:p>0</text:p>
          </table:table-cell>
          <table:table-cell table:style-name="ce469" table:formula="of:=[.CN3]" office:value-type="string" office:string-value="" calcext:value-type="string">
            <text:p></text:p>
          </table:table-cell>
          <table:table-cell table:style-name="ce465" table:formula="of:=IF(UNICODE([.CL6])=60;0;IF(UNICODE([.CL6])=61663;1;IF(UNICODE([.CL6])=62;2;IF(UNICODE([.CL6])=61664;3;&quot;&quot;))))" office:value-type="float" office:value="1" calcext:value-type="float">
            <text:p>1</text:p>
          </table:table-cell>
          <table:table-cell table:style-name="ce459" table:formula="of:=[.CN2]" office:value-type="string" office:string-value="&lt;" calcext:value-type="string">
            <text:p>&lt;</text:p>
          </table:table-cell>
          <table:table-cell table:style-name="ce465" table:formula="of:=IF(UNICODE([.CN6])=60;0;IF(UNICODE([.CN6])=61663;1;IF(UNICODE([.CN6])=62;2;IF(UNICODE([.CN6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CP6]+[.CQ6]" office:value-type="float" office:value="9" calcext:value-type="float">
            <text:p>9</text:p>
          </table:table-cell>
          <table:table-cell table:style-name="ce494" table:formula="of:=16*(MAX([.CP6];[.CQ6])-MIN([.CP6];[.CQ6])) +[.CR6]" office:value-type="float" office:value="25" calcext:value-type="float">
            <text:p>25</text:p>
          </table:table-cell>
          <table:table-cell table:style-name="ce498" table:formula="of:=BASE([.CS6];2)" office:value-type="string" office:string-value="11001" calcext:value-type="string">
            <text:p>11001</text:p>
          </table:table-cell>
          <table:table-cell table:style-name="ce535" table:formula="of:=64*[.CW6]+16*[.CY6]+4*[.DA6]+[.DC6]" office:value-type="float" office:value="228" calcext:value-type="float">
            <text:p>228</text:p>
          </table:table-cell>
          <table:table-cell table:style-name="ce459" table:formula="of:=[.CV5]" office:value-type="string" office:string-value="" calcext:value-type="string">
            <text:p></text:p>
          </table:table-cell>
          <table:table-cell table:style-name="ce465" table:formula="of:=IF(UNICODE([.CV6])=60;0;IF(UNICODE([.CV6])=61663;1;IF(UNICODE([.CV6])=62;2;IF(UNICODE([.CV6])=61664;3;&quot;&quot;))))" office:value-type="float" office:value="3" calcext:value-type="float">
            <text:p>3</text:p>
          </table:table-cell>
          <table:table-cell table:style-name="ce459" table:formula="of:=[.CX5]" office:value-type="string" office:string-value="&gt;" calcext:value-type="string">
            <text:p>&gt;</text:p>
          </table:table-cell>
          <table:table-cell table:style-name="ce465" table:formula="of:=IF(UNICODE([.CX6])=60;0;IF(UNICODE([.CX6])=61663;1;IF(UNICODE([.CX6])=62;2;IF(UNICODE([.CX6])=61664;3;&quot;&quot;))))" office:value-type="float" office:value="2" calcext:value-type="float">
            <text:p>2</text:p>
          </table:table-cell>
          <table:table-cell table:style-name="ce469" table:formula="of:=[.DB3]" office:value-type="string" office:string-value="" calcext:value-type="string">
            <text:p></text:p>
          </table:table-cell>
          <table:table-cell table:style-name="ce465" table:formula="of:=IF(UNICODE([.CZ6])=60;0;IF(UNICODE([.CZ6])=61663;1;IF(UNICODE([.CZ6])=62;2;IF(UNICODE([.CZ6])=61664;3;&quot;&quot;))))" office:value-type="float" office:value="1" calcext:value-type="float">
            <text:p>1</text:p>
          </table:table-cell>
          <table:table-cell table:style-name="ce459" table:formula="of:=[.DB2]" office:value-type="string" office:string-value="&lt;" calcext:value-type="string">
            <text:p>&lt;</text:p>
          </table:table-cell>
          <table:table-cell table:style-name="ce465" table:formula="of:=IF(UNICODE([.DB6])=60;0;IF(UNICODE([.DB6])=61663;1;IF(UNICODE([.DB6])=62;2;IF(UNICODE([.DB6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6]+[.DE6]" office:value-type="float" office:value="11" calcext:value-type="float">
            <text:p>11</text:p>
          </table:table-cell>
          <table:table-cell table:style-name="ce547" table:formula="of:=16*(MAX([.DD6];[.DE6])-MIN([.DD6];[.DE6])) +[.DF6]" office:value-type="float" office:value="27" calcext:value-type="float">
            <text:p>27</text:p>
          </table:table-cell>
          <table:table-cell table:style-name="ce549" table:formula="of:=BASE([.DG6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1" table:formula="of:=64*[.C7]+16*[.E7]+4*[.G7]+[.I7]" office:value-type="float" office:value="5" calcext:value-type="float">
            <text:p>5</text:p>
          </table:table-cell>
          <table:table-cell table:style-name="ce459" table:formula="of:=[.B6]" office:value-type="string" office:string-value="&lt;" calcext:value-type="string">
            <text:p>&lt;</text:p>
          </table:table-cell>
          <table:table-cell table:style-name="ce465" table:formula="of:=IF(UNICODE([.B7])=60;0;IF(UNICODE([.B7])=61663;1;IF(UNICODE([.B7])=62;2;IF(UNICODE([.B7])=61664;3;&quot;&quot;))))" office:value-type="float" office:value="0" calcext:value-type="float">
            <text:p>0</text:p>
          </table:table-cell>
          <table:table-cell table:style-name="ce459" table:formula="of:=[.D6]" office:value-type="string" office:string-value="&lt;" calcext:value-type="string">
            <text:p>&lt;</text:p>
          </table:table-cell>
          <table:table-cell table:style-name="ce465" table:formula="of:=IF(UNICODE([.D7])=60;0;IF(UNICODE([.D7])=61663;1;IF(UNICODE([.D7])=62;2;IF(UNICODE([.D7])=61664;3;&quot;&quot;))))" office:value-type="float" office:value="0" calcext:value-type="float">
            <text:p>0</text:p>
          </table:table-cell>
          <table:table-cell table:style-name="ce459" table:formula="of:=[.F6]" office:value-type="string" office:string-value="" calcext:value-type="string">
            <text:p></text:p>
          </table:table-cell>
          <table:table-cell table:style-name="ce465" table:formula="of:=IF(UNICODE([.F7])=60;0;IF(UNICODE([.F7])=61663;1;IF(UNICODE([.F7])=62;2;IF(UNICODE([.F7])=61664;3;&quot;&quot;))))" office:value-type="float" office:value="1" calcext:value-type="float">
            <text:p>1</text:p>
          </table:table-cell>
          <table:table-cell table:style-name="ce459" table:formula="of:=[.H3]" office:value-type="string" office:string-value="" calcext:value-type="string">
            <text:p></text:p>
          </table:table-cell>
          <table:table-cell table:style-name="ce465" table:formula="of:=IF(UNICODE([.H7])=60;0;IF(UNICODE([.H7])=61663;1;IF(UNICODE([.H7])=62;2;IF(UNICODE([.H7])=61664;3;&quot;&quot;))))" office:value-type="float" office:value="1" calcext:value-type="float">
            <text:p>1</text:p>
          </table:table-cell>
          <table:table-cell table:style-name="ce376" office:value-type="float" office:value="2" calcext:value-type="float">
            <text:p>2</text:p>
          </table:table-cell>
          <table:table-cell table:style-name="ce382" office:value-type="float" office:value="0" calcext:value-type="float">
            <text:p>0</text:p>
          </table:table-cell>
          <table:table-cell table:style-name="ce489" table:formula="of:=4*[.J7]+[.K7]" office:value-type="float" office:value="8" calcext:value-type="float">
            <text:p>8</text:p>
          </table:table-cell>
          <table:table-cell table:style-name="ce494" table:formula="of:=16*(MAX([.J7];[.K7])-MIN([.J7];[.K7])) +[.L7]" office:value-type="float" office:value="40" calcext:value-type="float">
            <text:p>40</text:p>
          </table:table-cell>
          <table:table-cell table:style-name="ce498" table:formula="of:=BASE([.M7];2)" office:value-type="string" office:string-value="101000" calcext:value-type="string">
            <text:p>101000</text:p>
          </table:table-cell>
          <table:table-cell table:style-name="ce506" table:formula="of:=64*[.Q7]+16*[.S7]+4*[.U7]+[.W7]" office:value-type="float" office:value="37" calcext:value-type="float">
            <text:p>37</text:p>
          </table:table-cell>
          <table:table-cell table:style-name="ce459" table:formula="of:=[.P6]" office:value-type="string" office:string-value="&lt;" calcext:value-type="string">
            <text:p>&lt;</text:p>
          </table:table-cell>
          <table:table-cell table:style-name="ce465" table:formula="of:=IF(UNICODE([.P7])=60;0;IF(UNICODE([.P7])=61663;1;IF(UNICODE([.P7])=62;2;IF(UNICODE([.P7])=61664;3;&quot;&quot;))))" office:value-type="float" office:value="0" calcext:value-type="float">
            <text:p>0</text:p>
          </table:table-cell>
          <table:table-cell table:style-name="ce459" table:formula="of:=[.R6]" office:value-type="string" office:string-value="&gt;" calcext:value-type="string">
            <text:p>&gt;</text:p>
          </table:table-cell>
          <table:table-cell table:style-name="ce465" table:formula="of:=IF(UNICODE([.R7])=60;0;IF(UNICODE([.R7])=61663;1;IF(UNICODE([.R7])=62;2;IF(UNICODE([.R7])=61664;3;&quot;&quot;))))" office:value-type="float" office:value="2" calcext:value-type="float">
            <text:p>2</text:p>
          </table:table-cell>
          <table:table-cell table:style-name="ce459" table:formula="of:=[.T6]" office:value-type="string" office:string-value="" calcext:value-type="string">
            <text:p></text:p>
          </table:table-cell>
          <table:table-cell table:style-name="ce465" table:formula="of:=IF(UNICODE([.T7])=60;0;IF(UNICODE([.T7])=61663;1;IF(UNICODE([.T7])=62;2;IF(UNICODE([.T7])=61664;3;&quot;&quot;))))" office:value-type="float" office:value="1" calcext:value-type="float">
            <text:p>1</text:p>
          </table:table-cell>
          <table:table-cell table:style-name="ce459" table:formula="of:=[.V3]" office:value-type="string" office:string-value="" calcext:value-type="string">
            <text:p></text:p>
          </table:table-cell>
          <table:table-cell table:style-name="ce465" table:formula="of:=IF(UNICODE([.V7])=60;0;IF(UNICODE([.V7])=61663;1;IF(UNICODE([.V7])=62;2;IF(UNICODE([.V7])=61664;3;&quot;&quot;))))" office:value-type="float" office:value="1" calcext:value-type="float">
            <text:p>1</text:p>
          </table:table-cell>
          <table:table-cell table:style-name="ce376" office:value-type="float" office:value="2" calcext:value-type="float">
            <text:p>2</text:p>
          </table:table-cell>
          <table:table-cell table:style-name="ce382" office:value-type="float" office:value="0" calcext:value-type="float">
            <text:p>0</text:p>
          </table:table-cell>
          <table:table-cell table:style-name="ce489" table:formula="of:=4*[.X7]+[.Y7]" office:value-type="float" office:value="8" calcext:value-type="float">
            <text:p>8</text:p>
          </table:table-cell>
          <table:table-cell table:style-name="ce494" table:formula="of:=16*(MAX([.X7];[.Y7])-MIN([.X7];[.Y7])) +[.Z7]" office:value-type="float" office:value="40" calcext:value-type="float">
            <text:p>40</text:p>
          </table:table-cell>
          <table:table-cell table:style-name="ce498" table:formula="of:=BASE([.AA7];2)" office:value-type="string" office:string-value="101000" calcext:value-type="string">
            <text:p>101000</text:p>
          </table:table-cell>
          <table:table-cell table:style-name="ce514" table:formula="of:=64*[.AE7]+16*[.AG7]+4*[.AI7]+[.AK7]" office:value-type="float" office:value="69" calcext:value-type="float">
            <text:p>69</text:p>
          </table:table-cell>
          <table:table-cell table:style-name="ce459" table:formula="of:=[.AD6]" office:value-type="string" office:string-value="" calcext:value-type="string">
            <text:p></text:p>
          </table:table-cell>
          <table:table-cell table:style-name="ce465" table:formula="of:=IF(UNICODE([.AD7])=60;0;IF(UNICODE([.AD7])=61663;1;IF(UNICODE([.AD7])=62;2;IF(UNICODE([.AD7])=61664;3;&quot;&quot;))))" office:value-type="float" office:value="1" calcext:value-type="float">
            <text:p>1</text:p>
          </table:table-cell>
          <table:table-cell table:style-name="ce459" table:formula="of:=[.AF6]" office:value-type="string" office:string-value="&lt;" calcext:value-type="string">
            <text:p>&lt;</text:p>
          </table:table-cell>
          <table:table-cell table:style-name="ce465" table:formula="of:=IF(UNICODE([.AF7])=60;0;IF(UNICODE([.AF7])=61663;1;IF(UNICODE([.AF7])=62;2;IF(UNICODE([.AF7])=61664;3;&quot;&quot;))))" office:value-type="float" office:value="0" calcext:value-type="float">
            <text:p>0</text:p>
          </table:table-cell>
          <table:table-cell table:style-name="ce459" table:formula="of:=[.AH6]" office:value-type="string" office:string-value="" calcext:value-type="string">
            <text:p></text:p>
          </table:table-cell>
          <table:table-cell table:style-name="ce465" table:formula="of:=IF(UNICODE([.AH7])=60;0;IF(UNICODE([.AH7])=61663;1;IF(UNICODE([.AH7])=62;2;IF(UNICODE([.AH7])=61664;3;&quot;&quot;))))" office:value-type="float" office:value="1" calcext:value-type="float">
            <text:p>1</text:p>
          </table:table-cell>
          <table:table-cell table:style-name="ce459" table:formula="of:=[.AJ3]" office:value-type="string" office:string-value="" calcext:value-type="string">
            <text:p></text:p>
          </table:table-cell>
          <table:table-cell table:style-name="ce465" table:formula="of:=IF(UNICODE([.AJ7])=60;0;IF(UNICODE([.AJ7])=61663;1;IF(UNICODE([.AJ7])=62;2;IF(UNICODE([.AJ7])=61664;3;&quot;&quot;))))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AL7]+[.AM7]" office:value-type="float" office:value="8" calcext:value-type="float">
            <text:p>8</text:p>
          </table:table-cell>
          <table:table-cell table:style-name="ce494" table:formula="of:=16*(MAX([.AL7];[.AM7])-MIN([.AL7];[.AM7])) +[.AN7]" office:value-type="float" office:value="40" calcext:value-type="float">
            <text:p>40</text:p>
          </table:table-cell>
          <table:table-cell table:style-name="ce498" table:formula="of:=BASE([.AO7];2)" office:value-type="string" office:string-value="101000" calcext:value-type="string">
            <text:p>101000</text:p>
          </table:table-cell>
          <table:table-cell table:style-name="ce506" table:formula="of:=64*[.AS7]+16*[.AU7]+4*[.AW7]+[.AY7]" office:value-type="float" office:value="101" calcext:value-type="float">
            <text:p>101</text:p>
          </table:table-cell>
          <table:table-cell table:style-name="ce459" table:formula="of:=[.AR6]" office:value-type="string" office:string-value="" calcext:value-type="string">
            <text:p></text:p>
          </table:table-cell>
          <table:table-cell table:style-name="ce465" table:formula="of:=IF(UNICODE([.AR7])=60;0;IF(UNICODE([.AR7])=61663;1;IF(UNICODE([.AR7])=62;2;IF(UNICODE([.AR7])=61664;3;&quot;&quot;))))" office:value-type="float" office:value="1" calcext:value-type="float">
            <text:p>1</text:p>
          </table:table-cell>
          <table:table-cell table:style-name="ce459" table:formula="of:=[.AT6]" office:value-type="string" office:string-value="&gt;" calcext:value-type="string">
            <text:p>&gt;</text:p>
          </table:table-cell>
          <table:table-cell table:style-name="ce465" table:formula="of:=IF(UNICODE([.AT7])=60;0;IF(UNICODE([.AT7])=61663;1;IF(UNICODE([.AT7])=62;2;IF(UNICODE([.AT7])=61664;3;&quot;&quot;))))" office:value-type="float" office:value="2" calcext:value-type="float">
            <text:p>2</text:p>
          </table:table-cell>
          <table:table-cell table:style-name="ce459" table:formula="of:=[.AV6]" office:value-type="string" office:string-value="" calcext:value-type="string">
            <text:p></text:p>
          </table:table-cell>
          <table:table-cell table:style-name="ce465" table:formula="of:=IF(UNICODE([.AV7])=60;0;IF(UNICODE([.AV7])=61663;1;IF(UNICODE([.AV7])=62;2;IF(UNICODE([.AV7])=61664;3;&quot;&quot;))))" office:value-type="float" office:value="1" calcext:value-type="float">
            <text:p>1</text:p>
          </table:table-cell>
          <table:table-cell table:style-name="ce459" table:formula="of:=[.AX3]" office:value-type="string" office:string-value="" calcext:value-type="string">
            <text:p></text:p>
          </table:table-cell>
          <table:table-cell table:style-name="ce465" table:formula="of:=IF(UNICODE([.AX7])=60;0;IF(UNICODE([.AX7])=61663;1;IF(UNICODE([.AX7])=62;2;IF(UNICODE([.AX7])=61664;3;&quot;&quot;))))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AZ7]+[.BA7]" office:value-type="float" office:value="8" calcext:value-type="float">
            <text:p>8</text:p>
          </table:table-cell>
          <table:table-cell table:style-name="ce494" table:formula="of:=16*(MAX([.AZ7];[.BA7])-MIN([.AZ7];[.BA7])) +[.BB7]" office:value-type="float" office:value="40" calcext:value-type="float">
            <text:p>40</text:p>
          </table:table-cell>
          <table:table-cell table:style-name="ce498" table:formula="of:=BASE([.BC7];2)" office:value-type="string" office:string-value="101000" calcext:value-type="string">
            <text:p>101000</text:p>
          </table:table-cell>
          <table:table-cell table:style-name="ce527" table:formula="of:=64*[.BG7]+16*[.BI7]+4*[.BK7]+[.BM7]" office:value-type="float" office:value="133" calcext:value-type="float">
            <text:p>133</text:p>
          </table:table-cell>
          <table:table-cell table:style-name="ce459" table:formula="of:=[.BF6]" office:value-type="string" office:string-value="&gt;" calcext:value-type="string">
            <text:p>&gt;</text:p>
          </table:table-cell>
          <table:table-cell table:style-name="ce465" table:formula="of:=IF(UNICODE([.BF7])=60;0;IF(UNICODE([.BF7])=61663;1;IF(UNICODE([.BF7])=62;2;IF(UNICODE([.BF7])=61664;3;&quot;&quot;))))" office:value-type="float" office:value="2" calcext:value-type="float">
            <text:p>2</text:p>
          </table:table-cell>
          <table:table-cell table:style-name="ce459" table:formula="of:=[.BH6]" office:value-type="string" office:string-value="&lt;" calcext:value-type="string">
            <text:p>&lt;</text:p>
          </table:table-cell>
          <table:table-cell table:style-name="ce465" table:formula="of:=IF(UNICODE([.BH7])=60;0;IF(UNICODE([.BH7])=61663;1;IF(UNICODE([.BH7])=62;2;IF(UNICODE([.BH7])=61664;3;&quot;&quot;))))" office:value-type="float" office:value="0" calcext:value-type="float">
            <text:p>0</text:p>
          </table:table-cell>
          <table:table-cell table:style-name="ce459" table:formula="of:=[.BJ6]" office:value-type="string" office:string-value="" calcext:value-type="string">
            <text:p></text:p>
          </table:table-cell>
          <table:table-cell table:style-name="ce465" table:formula="of:=IF(UNICODE([.BJ7])=60;0;IF(UNICODE([.BJ7])=61663;1;IF(UNICODE([.BJ7])=62;2;IF(UNICODE([.BJ7])=61664;3;&quot;&quot;))))" office:value-type="float" office:value="1" calcext:value-type="float">
            <text:p>1</text:p>
          </table:table-cell>
          <table:table-cell table:style-name="ce459" table:formula="of:=[.BL3]" office:value-type="string" office:string-value="" calcext:value-type="string">
            <text:p></text:p>
          </table:table-cell>
          <table:table-cell table:style-name="ce465" table:formula="of:=IF(UNICODE([.BL7])=60;0;IF(UNICODE([.BL7])=61663;1;IF(UNICODE([.BL7])=62;2;IF(UNICODE([.BL7])=61664;3;&quot;&quot;))))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BN7]+[.BO7]" office:value-type="float" office:value="8" calcext:value-type="float">
            <text:p>8</text:p>
          </table:table-cell>
          <table:table-cell table:style-name="ce494" table:formula="of:=16*(MAX([.BN7];[.BO7])-MIN([.BN7];[.BO7])) +[.BP7]" office:value-type="float" office:value="40" calcext:value-type="float">
            <text:p>40</text:p>
          </table:table-cell>
          <table:table-cell table:style-name="ce498" table:formula="of:=BASE([.BQ7];2)" office:value-type="string" office:string-value="101000" calcext:value-type="string">
            <text:p>101000</text:p>
          </table:table-cell>
          <table:table-cell table:style-name="ce535" table:formula="of:=64*[.BU7]+16*[.BW7]+4*[.BY7]+[.CA7]" office:value-type="float" office:value="165" calcext:value-type="float">
            <text:p>165</text:p>
          </table:table-cell>
          <table:table-cell table:style-name="ce459" table:formula="of:=[.BT6]" office:value-type="string" office:string-value="&gt;" calcext:value-type="string">
            <text:p>&gt;</text:p>
          </table:table-cell>
          <table:table-cell table:style-name="ce465" table:formula="of:=IF(UNICODE([.BT7])=60;0;IF(UNICODE([.BT7])=61663;1;IF(UNICODE([.BT7])=62;2;IF(UNICODE([.BT7])=61664;3;&quot;&quot;))))" office:value-type="float" office:value="2" calcext:value-type="float">
            <text:p>2</text:p>
          </table:table-cell>
          <table:table-cell table:style-name="ce459" table:formula="of:=[.BV6]" office:value-type="string" office:string-value="&gt;" calcext:value-type="string">
            <text:p>&gt;</text:p>
          </table:table-cell>
          <table:table-cell table:style-name="ce465" table:formula="of:=IF(UNICODE([.BV7])=60;0;IF(UNICODE([.BV7])=61663;1;IF(UNICODE([.BV7])=62;2;IF(UNICODE([.BV7])=61664;3;&quot;&quot;))))" office:value-type="float" office:value="2" calcext:value-type="float">
            <text:p>2</text:p>
          </table:table-cell>
          <table:table-cell table:style-name="ce459" table:formula="of:=[.BX6]" office:value-type="string" office:string-value="" calcext:value-type="string">
            <text:p></text:p>
          </table:table-cell>
          <table:table-cell table:style-name="ce465" table:formula="of:=IF(UNICODE([.BX7])=60;0;IF(UNICODE([.BX7])=61663;1;IF(UNICODE([.BX7])=62;2;IF(UNICODE([.BX7])=61664;3;&quot;&quot;))))" office:value-type="float" office:value="1" calcext:value-type="float">
            <text:p>1</text:p>
          </table:table-cell>
          <table:table-cell table:style-name="ce459" table:formula="of:=[.BZ3]" office:value-type="string" office:string-value="" calcext:value-type="string">
            <text:p></text:p>
          </table:table-cell>
          <table:table-cell table:style-name="ce465" table:formula="of:=IF(UNICODE([.BZ7])=60;0;IF(UNICODE([.BZ7])=61663;1;IF(UNICODE([.BZ7])=62;2;IF(UNICODE([.BZ7])=61664;3;&quot;&quot;))))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CB7]+[.CC7]" office:value-type="float" office:value="8" calcext:value-type="float">
            <text:p>8</text:p>
          </table:table-cell>
          <table:table-cell table:style-name="ce494" table:formula="of:=16*(MAX([.CB7];[.CC7])-MIN([.CB7];[.CC7])) +[.CD7]" office:value-type="float" office:value="40" calcext:value-type="float">
            <text:p>40</text:p>
          </table:table-cell>
          <table:table-cell table:style-name="ce498" table:formula="of:=BASE([.CE7];2)" office:value-type="string" office:string-value="101000" calcext:value-type="string">
            <text:p>101000</text:p>
          </table:table-cell>
          <table:table-cell table:style-name="ce539" table:formula="of:=64*[.CI7]+16*[.CK7]+4*[.CM7]+[.CO7]" office:value-type="float" office:value="197" calcext:value-type="float">
            <text:p>197</text:p>
          </table:table-cell>
          <table:table-cell table:style-name="ce459" table:formula="of:=[.CH6]" office:value-type="string" office:string-value="" calcext:value-type="string">
            <text:p></text:p>
          </table:table-cell>
          <table:table-cell table:style-name="ce465" table:formula="of:=IF(UNICODE([.CH7])=60;0;IF(UNICODE([.CH7])=61663;1;IF(UNICODE([.CH7])=62;2;IF(UNICODE([.CH7])=61664;3;&quot;&quot;))))" office:value-type="float" office:value="3" calcext:value-type="float">
            <text:p>3</text:p>
          </table:table-cell>
          <table:table-cell table:style-name="ce459" table:formula="of:=[.CJ6]" office:value-type="string" office:string-value="&lt;" calcext:value-type="string">
            <text:p>&lt;</text:p>
          </table:table-cell>
          <table:table-cell table:style-name="ce465" table:formula="of:=IF(UNICODE([.CJ7])=60;0;IF(UNICODE([.CJ7])=61663;1;IF(UNICODE([.CJ7])=62;2;IF(UNICODE([.CJ7])=61664;3;&quot;&quot;))))" office:value-type="float" office:value="0" calcext:value-type="float">
            <text:p>0</text:p>
          </table:table-cell>
          <table:table-cell table:style-name="ce459" table:formula="of:=[.CL6]" office:value-type="string" office:string-value="" calcext:value-type="string">
            <text:p></text:p>
          </table:table-cell>
          <table:table-cell table:style-name="ce465" table:formula="of:=IF(UNICODE([.CL7])=60;0;IF(UNICODE([.CL7])=61663;1;IF(UNICODE([.CL7])=62;2;IF(UNICODE([.CL7])=61664;3;&quot;&quot;))))" office:value-type="float" office:value="1" calcext:value-type="float">
            <text:p>1</text:p>
          </table:table-cell>
          <table:table-cell table:style-name="ce459" table:formula="of:=[.CN3]" office:value-type="string" office:string-value="" calcext:value-type="string">
            <text:p></text:p>
          </table:table-cell>
          <table:table-cell table:style-name="ce465" table:formula="of:=IF(UNICODE([.CN7])=60;0;IF(UNICODE([.CN7])=61663;1;IF(UNICODE([.CN7])=62;2;IF(UNICODE([.CN7])=61664;3;&quot;&quot;))))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CP7]+[.CQ7]" office:value-type="float" office:value="8" calcext:value-type="float">
            <text:p>8</text:p>
          </table:table-cell>
          <table:table-cell table:style-name="ce494" table:formula="of:=16*(MAX([.CP7];[.CQ7])-MIN([.CP7];[.CQ7])) +[.CR7]" office:value-type="float" office:value="40" calcext:value-type="float">
            <text:p>40</text:p>
          </table:table-cell>
          <table:table-cell table:style-name="ce498" table:formula="of:=BASE([.CS7];2)" office:value-type="string" office:string-value="101000" calcext:value-type="string">
            <text:p>101000</text:p>
          </table:table-cell>
          <table:table-cell table:style-name="ce535" table:formula="of:=64*[.CW7]+16*[.CY7]+4*[.DA7]+[.DC7]" office:value-type="float" office:value="229" calcext:value-type="float">
            <text:p>229</text:p>
          </table:table-cell>
          <table:table-cell table:style-name="ce459" table:formula="of:=[.CV6]" office:value-type="string" office:string-value="" calcext:value-type="string">
            <text:p></text:p>
          </table:table-cell>
          <table:table-cell table:style-name="ce465" table:formula="of:=IF(UNICODE([.CV7])=60;0;IF(UNICODE([.CV7])=61663;1;IF(UNICODE([.CV7])=62;2;IF(UNICODE([.CV7])=61664;3;&quot;&quot;))))" office:value-type="float" office:value="3" calcext:value-type="float">
            <text:p>3</text:p>
          </table:table-cell>
          <table:table-cell table:style-name="ce459" table:formula="of:=[.CX6]" office:value-type="string" office:string-value="&gt;" calcext:value-type="string">
            <text:p>&gt;</text:p>
          </table:table-cell>
          <table:table-cell table:style-name="ce465" table:formula="of:=IF(UNICODE([.CX7])=60;0;IF(UNICODE([.CX7])=61663;1;IF(UNICODE([.CX7])=62;2;IF(UNICODE([.CX7])=61664;3;&quot;&quot;))))" office:value-type="float" office:value="2" calcext:value-type="float">
            <text:p>2</text:p>
          </table:table-cell>
          <table:table-cell table:style-name="ce459" table:formula="of:=[.CZ6]" office:value-type="string" office:string-value="" calcext:value-type="string">
            <text:p></text:p>
          </table:table-cell>
          <table:table-cell table:style-name="ce465" table:formula="of:=IF(UNICODE([.CZ7])=60;0;IF(UNICODE([.CZ7])=61663;1;IF(UNICODE([.CZ7])=62;2;IF(UNICODE([.CZ7])=61664;3;&quot;&quot;))))" office:value-type="float" office:value="1" calcext:value-type="float">
            <text:p>1</text:p>
          </table:table-cell>
          <table:table-cell table:style-name="ce459" table:formula="of:=[.DB3]" office:value-type="string" office:string-value="" calcext:value-type="string">
            <text:p></text:p>
          </table:table-cell>
          <table:table-cell table:style-name="ce465" table:formula="of:=IF(UNICODE([.DB7])=60;0;IF(UNICODE([.DB7])=61663;1;IF(UNICODE([.DB7])=62;2;IF(UNICODE([.DB7])=61664;3;&quot;&quot;))))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7]+[.DE7]" office:value-type="float" office:value="11" calcext:value-type="float">
            <text:p>11</text:p>
          </table:table-cell>
          <table:table-cell table:style-name="ce547" table:formula="of:=16*(MAX([.DD7];[.DE7])-MIN([.DD7];[.DE7])) +[.DF7]" office:value-type="float" office:value="27" calcext:value-type="float">
            <text:p>27</text:p>
          </table:table-cell>
          <table:table-cell table:style-name="ce549" table:formula="of:=BASE([.DG7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1" table:formula="of:=64*[.C8]+16*[.E8]+4*[.G8]+[.I8]" office:value-type="float" office:value="6" calcext:value-type="float">
            <text:p>6</text:p>
          </table:table-cell>
          <table:table-cell table:style-name="ce459" table:formula="of:=[.B7]" office:value-type="string" office:string-value="&lt;" calcext:value-type="string">
            <text:p>&lt;</text:p>
          </table:table-cell>
          <table:table-cell table:style-name="ce465" table:formula="of:=IF(UNICODE([.B8])=60;0;IF(UNICODE([.B8])=61663;1;IF(UNICODE([.B8])=62;2;IF(UNICODE([.B8])=61664;3;&quot;&quot;))))" office:value-type="float" office:value="0" calcext:value-type="float">
            <text:p>0</text:p>
          </table:table-cell>
          <table:table-cell table:style-name="ce459" table:formula="of:=[.D7]" office:value-type="string" office:string-value="&lt;" calcext:value-type="string">
            <text:p>&lt;</text:p>
          </table:table-cell>
          <table:table-cell table:style-name="ce465" table:formula="of:=IF(UNICODE([.D8])=60;0;IF(UNICODE([.D8])=61663;1;IF(UNICODE([.D8])=62;2;IF(UNICODE([.D8])=61664;3;&quot;&quot;))))" office:value-type="float" office:value="0" calcext:value-type="float">
            <text:p>0</text:p>
          </table:table-cell>
          <table:table-cell table:style-name="ce459" table:formula="of:=[.F7]" office:value-type="string" office:string-value="" calcext:value-type="string">
            <text:p></text:p>
          </table:table-cell>
          <table:table-cell table:style-name="ce465" table:formula="of:=IF(UNICODE([.F8])=60;0;IF(UNICODE([.F8])=61663;1;IF(UNICODE([.F8])=62;2;IF(UNICODE([.F8])=61664;3;&quot;&quot;))))" office:value-type="float" office:value="1" calcext:value-type="float">
            <text:p>1</text:p>
          </table:table-cell>
          <table:table-cell table:style-name="ce459" table:formula="of:=[.H4]" office:value-type="string" office:string-value="&gt;" calcext:value-type="string">
            <text:p>&gt;</text:p>
          </table:table-cell>
          <table:table-cell table:style-name="ce465" table:formula="of:=IF(UNICODE([.H8])=60;0;IF(UNICODE([.H8])=61663;1;IF(UNICODE([.H8])=62;2;IF(UNICODE([.H8])=61664;3;&quot;&quot;))))" office:value-type="float" office:value="2" calcext:value-type="float">
            <text:p>2</text:p>
          </table:table-cell>
          <table:table-cell table:style-name="ce376" office:value-type="float" office:value="2" calcext:value-type="float">
            <text:p>2</text:p>
          </table:table-cell>
          <table:table-cell table:style-name="ce382" office:value-type="float" office:value="1" calcext:value-type="float">
            <text:p>1</text:p>
          </table:table-cell>
          <table:table-cell table:style-name="ce489" table:formula="of:=4*[.J8]+[.K8]" office:value-type="float" office:value="9" calcext:value-type="float">
            <text:p>9</text:p>
          </table:table-cell>
          <table:table-cell table:style-name="ce494" table:formula="of:=16*(MAX([.J8];[.K8])-MIN([.J8];[.K8])) +[.L8]" office:value-type="float" office:value="25" calcext:value-type="float">
            <text:p>25</text:p>
          </table:table-cell>
          <table:table-cell table:style-name="ce498" table:formula="of:=BASE([.M8];2)" office:value-type="string" office:string-value="11001" calcext:value-type="string">
            <text:p>11001</text:p>
          </table:table-cell>
          <table:table-cell table:style-name="ce506" table:formula="of:=64*[.Q8]+16*[.S8]+4*[.U8]+[.W8]" office:value-type="float" office:value="38" calcext:value-type="float">
            <text:p>38</text:p>
          </table:table-cell>
          <table:table-cell table:style-name="ce459" table:formula="of:=[.P7]" office:value-type="string" office:string-value="&lt;" calcext:value-type="string">
            <text:p>&lt;</text:p>
          </table:table-cell>
          <table:table-cell table:style-name="ce465" table:formula="of:=IF(UNICODE([.P8])=60;0;IF(UNICODE([.P8])=61663;1;IF(UNICODE([.P8])=62;2;IF(UNICODE([.P8])=61664;3;&quot;&quot;))))" office:value-type="float" office:value="0" calcext:value-type="float">
            <text:p>0</text:p>
          </table:table-cell>
          <table:table-cell table:style-name="ce459" table:formula="of:=[.R7]" office:value-type="string" office:string-value="&gt;" calcext:value-type="string">
            <text:p>&gt;</text:p>
          </table:table-cell>
          <table:table-cell table:style-name="ce465" table:formula="of:=IF(UNICODE([.R8])=60;0;IF(UNICODE([.R8])=61663;1;IF(UNICODE([.R8])=62;2;IF(UNICODE([.R8])=61664;3;&quot;&quot;))))" office:value-type="float" office:value="2" calcext:value-type="float">
            <text:p>2</text:p>
          </table:table-cell>
          <table:table-cell table:style-name="ce459" table:formula="of:=[.T7]" office:value-type="string" office:string-value="" calcext:value-type="string">
            <text:p></text:p>
          </table:table-cell>
          <table:table-cell table:style-name="ce465" table:formula="of:=IF(UNICODE([.T8])=60;0;IF(UNICODE([.T8])=61663;1;IF(UNICODE([.T8])=62;2;IF(UNICODE([.T8])=61664;3;&quot;&quot;))))" office:value-type="float" office:value="1" calcext:value-type="float">
            <text:p>1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V8])=60;0;IF(UNICODE([.V8])=61663;1;IF(UNICODE([.V8])=62;2;IF(UNICODE([.V8])=61664;3;&quot;&quot;))))" office:value-type="float" office:value="2" calcext:value-type="float">
            <text:p>2</text:p>
          </table:table-cell>
          <table:table-cell table:style-name="ce376" office:value-type="float" office:value="2" calcext:value-type="float">
            <text:p>2</text:p>
          </table:table-cell>
          <table:table-cell table:style-name="ce382" office:value-type="float" office:value="1" calcext:value-type="float">
            <text:p>1</text:p>
          </table:table-cell>
          <table:table-cell table:style-name="ce489" table:formula="of:=4*[.X8]+[.Y8]" office:value-type="float" office:value="9" calcext:value-type="float">
            <text:p>9</text:p>
          </table:table-cell>
          <table:table-cell table:style-name="ce494" table:formula="of:=16*(MAX([.X8];[.Y8])-MIN([.X8];[.Y8])) +[.Z8]" office:value-type="float" office:value="25" calcext:value-type="float">
            <text:p>25</text:p>
          </table:table-cell>
          <table:table-cell table:style-name="ce498" table:formula="of:=BASE([.AA8];2)" office:value-type="string" office:string-value="11001" calcext:value-type="string">
            <text:p>11001</text:p>
          </table:table-cell>
          <table:table-cell table:style-name="ce514" table:formula="of:=64*[.AE8]+16*[.AG8]+4*[.AI8]+[.AK8]" office:value-type="float" office:value="70" calcext:value-type="float">
            <text:p>70</text:p>
          </table:table-cell>
          <table:table-cell table:style-name="ce459" table:formula="of:=[.AD7]" office:value-type="string" office:string-value="" calcext:value-type="string">
            <text:p></text:p>
          </table:table-cell>
          <table:table-cell table:style-name="ce465" table:formula="of:=IF(UNICODE([.AD8])=60;0;IF(UNICODE([.AD8])=61663;1;IF(UNICODE([.AD8])=62;2;IF(UNICODE([.AD8])=61664;3;&quot;&quot;))))" office:value-type="float" office:value="1" calcext:value-type="float">
            <text:p>1</text:p>
          </table:table-cell>
          <table:table-cell table:style-name="ce459" table:formula="of:=[.AF7]" office:value-type="string" office:string-value="&lt;" calcext:value-type="string">
            <text:p>&lt;</text:p>
          </table:table-cell>
          <table:table-cell table:style-name="ce465" table:formula="of:=IF(UNICODE([.AF8])=60;0;IF(UNICODE([.AF8])=61663;1;IF(UNICODE([.AF8])=62;2;IF(UNICODE([.AF8])=61664;3;&quot;&quot;))))" office:value-type="float" office:value="0" calcext:value-type="float">
            <text:p>0</text:p>
          </table:table-cell>
          <table:table-cell table:style-name="ce459" table:formula="of:=[.AH7]" office:value-type="string" office:string-value="" calcext:value-type="string">
            <text:p></text:p>
          </table:table-cell>
          <table:table-cell table:style-name="ce465" table:formula="of:=IF(UNICODE([.AH8])=60;0;IF(UNICODE([.AH8])=61663;1;IF(UNICODE([.AH8])=62;2;IF(UNICODE([.AH8])=61664;3;&quot;&quot;))))" office:value-type="float" office:value="1" calcext:value-type="float">
            <text:p>1</text:p>
          </table:table-cell>
          <table:table-cell table:style-name="ce459" table:formula="of:=[.AJ4]" office:value-type="string" office:string-value="&gt;" calcext:value-type="string">
            <text:p>&gt;</text:p>
          </table:table-cell>
          <table:table-cell table:style-name="ce465" table:formula="of:=IF(UNICODE([.AJ8])=60;0;IF(UNICODE([.AJ8])=61663;1;IF(UNICODE([.AJ8])=62;2;IF(UNICODE([.AJ8])=61664;3;&quot;&quot;))))" office:value-type="float" office:value="2" calcext:value-type="float">
            <text:p>2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AL8]+[.AM8]" office:value-type="float" office:value="9" calcext:value-type="float">
            <text:p>9</text:p>
          </table:table-cell>
          <table:table-cell table:style-name="ce494" table:formula="of:=16*(MAX([.AL8];[.AM8])-MIN([.AL8];[.AM8])) +[.AN8]" office:value-type="float" office:value="25" calcext:value-type="float">
            <text:p>25</text:p>
          </table:table-cell>
          <table:table-cell table:style-name="ce498" table:formula="of:=BASE([.AO8];2)" office:value-type="string" office:string-value="11001" calcext:value-type="string">
            <text:p>11001</text:p>
          </table:table-cell>
          <table:table-cell table:style-name="ce506" table:formula="of:=64*[.AS8]+16*[.AU8]+4*[.AW8]+[.AY8]" office:value-type="float" office:value="102" calcext:value-type="float">
            <text:p>102</text:p>
          </table:table-cell>
          <table:table-cell table:style-name="ce459" table:formula="of:=[.AR7]" office:value-type="string" office:string-value="" calcext:value-type="string">
            <text:p></text:p>
          </table:table-cell>
          <table:table-cell table:style-name="ce465" table:formula="of:=IF(UNICODE([.AR8])=60;0;IF(UNICODE([.AR8])=61663;1;IF(UNICODE([.AR8])=62;2;IF(UNICODE([.AR8])=61664;3;&quot;&quot;))))" office:value-type="float" office:value="1" calcext:value-type="float">
            <text:p>1</text:p>
          </table:table-cell>
          <table:table-cell table:style-name="ce459" table:formula="of:=[.AT7]" office:value-type="string" office:string-value="&gt;" calcext:value-type="string">
            <text:p>&gt;</text:p>
          </table:table-cell>
          <table:table-cell table:style-name="ce465" table:formula="of:=IF(UNICODE([.AT8])=60;0;IF(UNICODE([.AT8])=61663;1;IF(UNICODE([.AT8])=62;2;IF(UNICODE([.AT8])=61664;3;&quot;&quot;))))" office:value-type="float" office:value="2" calcext:value-type="float">
            <text:p>2</text:p>
          </table:table-cell>
          <table:table-cell table:style-name="ce459" table:formula="of:=[.AV7]" office:value-type="string" office:string-value="" calcext:value-type="string">
            <text:p></text:p>
          </table:table-cell>
          <table:table-cell table:style-name="ce465" table:formula="of:=IF(UNICODE([.AV8])=60;0;IF(UNICODE([.AV8])=61663;1;IF(UNICODE([.AV8])=62;2;IF(UNICODE([.AV8])=61664;3;&quot;&quot;))))" office:value-type="float" office:value="1" calcext:value-type="float">
            <text:p>1</text:p>
          </table:table-cell>
          <table:table-cell table:style-name="ce459" table:formula="of:=[.AX4]" office:value-type="string" office:string-value="&gt;" calcext:value-type="string">
            <text:p>&gt;</text:p>
          </table:table-cell>
          <table:table-cell table:style-name="ce465" table:formula="of:=IF(UNICODE([.AX8])=60;0;IF(UNICODE([.AX8])=61663;1;IF(UNICODE([.AX8])=62;2;IF(UNICODE([.AX8])=61664;3;&quot;&quot;))))" office:value-type="float" office:value="2" calcext:value-type="float">
            <text:p>2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AZ8]+[.BA8]" office:value-type="float" office:value="9" calcext:value-type="float">
            <text:p>9</text:p>
          </table:table-cell>
          <table:table-cell table:style-name="ce494" table:formula="of:=16*(MAX([.AZ8];[.BA8])-MIN([.AZ8];[.BA8])) +[.BB8]" office:value-type="float" office:value="25" calcext:value-type="float">
            <text:p>25</text:p>
          </table:table-cell>
          <table:table-cell table:style-name="ce498" table:formula="of:=BASE([.BC8];2)" office:value-type="string" office:string-value="11001" calcext:value-type="string">
            <text:p>11001</text:p>
          </table:table-cell>
          <table:table-cell table:style-name="ce527" table:formula="of:=64*[.BG8]+16*[.BI8]+4*[.BK8]+[.BM8]" office:value-type="float" office:value="134" calcext:value-type="float">
            <text:p>134</text:p>
          </table:table-cell>
          <table:table-cell table:style-name="ce459" table:formula="of:=[.BF7]" office:value-type="string" office:string-value="&gt;" calcext:value-type="string">
            <text:p>&gt;</text:p>
          </table:table-cell>
          <table:table-cell table:style-name="ce465" table:formula="of:=IF(UNICODE([.BF8])=60;0;IF(UNICODE([.BF8])=61663;1;IF(UNICODE([.BF8])=62;2;IF(UNICODE([.BF8])=61664;3;&quot;&quot;))))" office:value-type="float" office:value="2" calcext:value-type="float">
            <text:p>2</text:p>
          </table:table-cell>
          <table:table-cell table:style-name="ce459" table:formula="of:=[.BH7]" office:value-type="string" office:string-value="&lt;" calcext:value-type="string">
            <text:p>&lt;</text:p>
          </table:table-cell>
          <table:table-cell table:style-name="ce465" table:formula="of:=IF(UNICODE([.BH8])=60;0;IF(UNICODE([.BH8])=61663;1;IF(UNICODE([.BH8])=62;2;IF(UNICODE([.BH8])=61664;3;&quot;&quot;))))" office:value-type="float" office:value="0" calcext:value-type="float">
            <text:p>0</text:p>
          </table:table-cell>
          <table:table-cell table:style-name="ce459" table:formula="of:=[.BJ7]" office:value-type="string" office:string-value="" calcext:value-type="string">
            <text:p></text:p>
          </table:table-cell>
          <table:table-cell table:style-name="ce465" table:formula="of:=IF(UNICODE([.BJ8])=60;0;IF(UNICODE([.BJ8])=61663;1;IF(UNICODE([.BJ8])=62;2;IF(UNICODE([.BJ8])=61664;3;&quot;&quot;))))" office:value-type="float" office:value="1" calcext:value-type="float">
            <text:p>1</text:p>
          </table:table-cell>
          <table:table-cell table:style-name="ce459" table:formula="of:=[.BL4]" office:value-type="string" office:string-value="&gt;" calcext:value-type="string">
            <text:p>&gt;</text:p>
          </table:table-cell>
          <table:table-cell table:style-name="ce465" table:formula="of:=IF(UNICODE([.BL8])=60;0;IF(UNICODE([.BL8])=61663;1;IF(UNICODE([.BL8])=62;2;IF(UNICODE([.BL8])=61664;3;&quot;&quot;))))" office:value-type="float" office:value="2" calcext:value-type="float">
            <text:p>2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BN8]+[.BO8]" office:value-type="float" office:value="9" calcext:value-type="float">
            <text:p>9</text:p>
          </table:table-cell>
          <table:table-cell table:style-name="ce494" table:formula="of:=16*(MAX([.BN8];[.BO8])-MIN([.BN8];[.BO8])) +[.BP8]" office:value-type="float" office:value="25" calcext:value-type="float">
            <text:p>25</text:p>
          </table:table-cell>
          <table:table-cell table:style-name="ce498" table:formula="of:=BASE([.BQ8];2)" office:value-type="string" office:string-value="11001" calcext:value-type="string">
            <text:p>11001</text:p>
          </table:table-cell>
          <table:table-cell table:style-name="ce535" table:formula="of:=64*[.BU8]+16*[.BW8]+4*[.BY8]+[.CA8]" office:value-type="float" office:value="166" calcext:value-type="float">
            <text:p>166</text:p>
          </table:table-cell>
          <table:table-cell table:style-name="ce459" table:formula="of:=[.BT7]" office:value-type="string" office:string-value="&gt;" calcext:value-type="string">
            <text:p>&gt;</text:p>
          </table:table-cell>
          <table:table-cell table:style-name="ce465" table:formula="of:=IF(UNICODE([.BT8])=60;0;IF(UNICODE([.BT8])=61663;1;IF(UNICODE([.BT8])=62;2;IF(UNICODE([.BT8])=61664;3;&quot;&quot;))))" office:value-type="float" office:value="2" calcext:value-type="float">
            <text:p>2</text:p>
          </table:table-cell>
          <table:table-cell table:style-name="ce459" table:formula="of:=[.BV7]" office:value-type="string" office:string-value="&gt;" calcext:value-type="string">
            <text:p>&gt;</text:p>
          </table:table-cell>
          <table:table-cell table:style-name="ce465" table:formula="of:=IF(UNICODE([.BV8])=60;0;IF(UNICODE([.BV8])=61663;1;IF(UNICODE([.BV8])=62;2;IF(UNICODE([.BV8])=61664;3;&quot;&quot;))))" office:value-type="float" office:value="2" calcext:value-type="float">
            <text:p>2</text:p>
          </table:table-cell>
          <table:table-cell table:style-name="ce459" table:formula="of:=[.BX7]" office:value-type="string" office:string-value="" calcext:value-type="string">
            <text:p></text:p>
          </table:table-cell>
          <table:table-cell table:style-name="ce465" table:formula="of:=IF(UNICODE([.BX8])=60;0;IF(UNICODE([.BX8])=61663;1;IF(UNICODE([.BX8])=62;2;IF(UNICODE([.BX8])=61664;3;&quot;&quot;))))" office:value-type="float" office:value="1" calcext:value-type="float">
            <text:p>1</text:p>
          </table:table-cell>
          <table:table-cell table:style-name="ce459" table:formula="of:=[.BZ4]" office:value-type="string" office:string-value="&gt;" calcext:value-type="string">
            <text:p>&gt;</text:p>
          </table:table-cell>
          <table:table-cell table:style-name="ce465" table:formula="of:=IF(UNICODE([.BZ8])=60;0;IF(UNICODE([.BZ8])=61663;1;IF(UNICODE([.BZ8])=62;2;IF(UNICODE([.BZ8])=61664;3;&quot;&quot;))))" office:value-type="float" office:value="2" calcext:value-type="float">
            <text:p>2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CB8]+[.CC8]" office:value-type="float" office:value="9" calcext:value-type="float">
            <text:p>9</text:p>
          </table:table-cell>
          <table:table-cell table:style-name="ce494" table:formula="of:=16*(MAX([.CB8];[.CC8])-MIN([.CB8];[.CC8])) +[.CD8]" office:value-type="float" office:value="25" calcext:value-type="float">
            <text:p>25</text:p>
          </table:table-cell>
          <table:table-cell table:style-name="ce498" table:formula="of:=BASE([.CE8];2)" office:value-type="string" office:string-value="11001" calcext:value-type="string">
            <text:p>11001</text:p>
          </table:table-cell>
          <table:table-cell table:style-name="ce539" table:formula="of:=64*[.CI8]+16*[.CK8]+4*[.CM8]+[.CO8]" office:value-type="float" office:value="198" calcext:value-type="float">
            <text:p>198</text:p>
          </table:table-cell>
          <table:table-cell table:style-name="ce459" table:formula="of:=[.CH7]" office:value-type="string" office:string-value="" calcext:value-type="string">
            <text:p></text:p>
          </table:table-cell>
          <table:table-cell table:style-name="ce465" table:formula="of:=IF(UNICODE([.CH8])=60;0;IF(UNICODE([.CH8])=61663;1;IF(UNICODE([.CH8])=62;2;IF(UNICODE([.CH8])=61664;3;&quot;&quot;))))" office:value-type="float" office:value="3" calcext:value-type="float">
            <text:p>3</text:p>
          </table:table-cell>
          <table:table-cell table:style-name="ce459" table:formula="of:=[.CJ7]" office:value-type="string" office:string-value="&lt;" calcext:value-type="string">
            <text:p>&lt;</text:p>
          </table:table-cell>
          <table:table-cell table:style-name="ce465" table:formula="of:=IF(UNICODE([.CJ8])=60;0;IF(UNICODE([.CJ8])=61663;1;IF(UNICODE([.CJ8])=62;2;IF(UNICODE([.CJ8])=61664;3;&quot;&quot;))))" office:value-type="float" office:value="0" calcext:value-type="float">
            <text:p>0</text:p>
          </table:table-cell>
          <table:table-cell table:style-name="ce459" table:formula="of:=[.CL7]" office:value-type="string" office:string-value="" calcext:value-type="string">
            <text:p></text:p>
          </table:table-cell>
          <table:table-cell table:style-name="ce465" table:formula="of:=IF(UNICODE([.CL8])=60;0;IF(UNICODE([.CL8])=61663;1;IF(UNICODE([.CL8])=62;2;IF(UNICODE([.CL8])=61664;3;&quot;&quot;))))" office:value-type="float" office:value="1" calcext:value-type="float">
            <text:p>1</text:p>
          </table:table-cell>
          <table:table-cell table:style-name="ce459" table:formula="of:=[.CN4]" office:value-type="string" office:string-value="&gt;" calcext:value-type="string">
            <text:p>&gt;</text:p>
          </table:table-cell>
          <table:table-cell table:style-name="ce465" table:formula="of:=IF(UNICODE([.CN8])=60;0;IF(UNICODE([.CN8])=61663;1;IF(UNICODE([.CN8])=62;2;IF(UNICODE([.CN8])=61664;3;&quot;&quot;))))" office:value-type="float" office:value="2" calcext:value-type="float">
            <text:p>2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CP8]+[.CQ8]" office:value-type="float" office:value="9" calcext:value-type="float">
            <text:p>9</text:p>
          </table:table-cell>
          <table:table-cell table:style-name="ce494" table:formula="of:=16*(MAX([.CP8];[.CQ8])-MIN([.CP8];[.CQ8])) +[.CR8]" office:value-type="float" office:value="25" calcext:value-type="float">
            <text:p>25</text:p>
          </table:table-cell>
          <table:table-cell table:style-name="ce498" table:formula="of:=BASE([.CS8];2)" office:value-type="string" office:string-value="11001" calcext:value-type="string">
            <text:p>11001</text:p>
          </table:table-cell>
          <table:table-cell table:style-name="ce535" table:formula="of:=64*[.CW8]+16*[.CY8]+4*[.DA8]+[.DC8]" office:value-type="float" office:value="230" calcext:value-type="float">
            <text:p>230</text:p>
          </table:table-cell>
          <table:table-cell table:style-name="ce459" table:formula="of:=[.CV7]" office:value-type="string" office:string-value="" calcext:value-type="string">
            <text:p></text:p>
          </table:table-cell>
          <table:table-cell table:style-name="ce465" table:formula="of:=IF(UNICODE([.CV8])=60;0;IF(UNICODE([.CV8])=61663;1;IF(UNICODE([.CV8])=62;2;IF(UNICODE([.CV8])=61664;3;&quot;&quot;))))" office:value-type="float" office:value="3" calcext:value-type="float">
            <text:p>3</text:p>
          </table:table-cell>
          <table:table-cell table:style-name="ce459" table:formula="of:=[.CX7]" office:value-type="string" office:string-value="&gt;" calcext:value-type="string">
            <text:p>&gt;</text:p>
          </table:table-cell>
          <table:table-cell table:style-name="ce465" table:formula="of:=IF(UNICODE([.CX8])=60;0;IF(UNICODE([.CX8])=61663;1;IF(UNICODE([.CX8])=62;2;IF(UNICODE([.CX8])=61664;3;&quot;&quot;))))" office:value-type="float" office:value="2" calcext:value-type="float">
            <text:p>2</text:p>
          </table:table-cell>
          <table:table-cell table:style-name="ce459" table:formula="of:=[.CZ7]" office:value-type="string" office:string-value="" calcext:value-type="string">
            <text:p></text:p>
          </table:table-cell>
          <table:table-cell table:style-name="ce465" table:formula="of:=IF(UNICODE([.CZ8])=60;0;IF(UNICODE([.CZ8])=61663;1;IF(UNICODE([.CZ8])=62;2;IF(UNICODE([.CZ8])=61664;3;&quot;&quot;))))" office:value-type="float" office:value="1" calcext:value-type="float">
            <text:p>1</text:p>
          </table:table-cell>
          <table:table-cell table:style-name="ce459" table:formula="of:=[.DB4]" office:value-type="string" office:string-value="&gt;" calcext:value-type="string">
            <text:p>&gt;</text:p>
          </table:table-cell>
          <table:table-cell table:style-name="ce465" table:formula="of:=IF(UNICODE([.DB8])=60;0;IF(UNICODE([.DB8])=61663;1;IF(UNICODE([.DB8])=62;2;IF(UNICODE([.DB8])=61664;3;&quot;&quot;))))" office:value-type="float" office:value="2" calcext:value-type="float">
            <text:p>2</text:p>
          </table:table-cell>
          <table:table-cell table:style-name="ce518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8]+[.DE8]" office:value-type="float" office:value="11" calcext:value-type="float">
            <text:p>11</text:p>
          </table:table-cell>
          <table:table-cell table:style-name="ce547" table:formula="of:=16*(MAX([.DD8];[.DE8])-MIN([.DD8];[.DE8])) +[.DF8]" office:value-type="float" office:value="27" calcext:value-type="float">
            <text:p>27</text:p>
          </table:table-cell>
          <table:table-cell table:style-name="ce549" table:formula="of:=BASE([.DG8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3" table:formula="of:=64*[.C9]+16*[.E9]+4*[.G9]+[.I9]" office:value-type="float" office:value="7" calcext:value-type="float">
            <text:p>7</text:p>
          </table:table-cell>
          <table:table-cell table:style-name="ce461" table:formula="of:=[.B8]" office:value-type="string" office:string-value="&lt;" calcext:value-type="string">
            <text:p>&lt;</text:p>
          </table:table-cell>
          <table:table-cell table:style-name="ce467" table:formula="of:=IF(UNICODE([.B9])=60;0;IF(UNICODE([.B9])=61663;1;IF(UNICODE([.B9])=62;2;IF(UNICODE([.B9])=61664;3;&quot;&quot;))))" office:value-type="float" office:value="0" calcext:value-type="float">
            <text:p>0</text:p>
          </table:table-cell>
          <table:table-cell table:style-name="ce461" table:formula="of:=[.D8]" office:value-type="string" office:string-value="&lt;" calcext:value-type="string">
            <text:p>&lt;</text:p>
          </table:table-cell>
          <table:table-cell table:style-name="ce467" table:formula="of:=IF(UNICODE([.D9])=60;0;IF(UNICODE([.D9])=61663;1;IF(UNICODE([.D9])=62;2;IF(UNICODE([.D9])=61664;3;&quot;&quot;))))" office:value-type="float" office:value="0" calcext:value-type="float">
            <text:p>0</text:p>
          </table:table-cell>
          <table:table-cell table:style-name="ce461" table:formula="of:=[.F8]" office:value-type="string" office:string-value="" calcext:value-type="string">
            <text:p></text:p>
          </table:table-cell>
          <table:table-cell table:style-name="ce467" table:formula="of:=IF(UNICODE([.F9])=60;0;IF(UNICODE([.F9])=61663;1;IF(UNICODE([.F9])=62;2;IF(UNICODE([.F9])=61664;3;&quot;&quot;))))" office:value-type="float" office:value="1" calcext:value-type="float">
            <text:p>1</text:p>
          </table:table-cell>
          <table:table-cell table:style-name="ce461" table:formula="of:=[.H5]" office:value-type="string" office:string-value="" calcext:value-type="string">
            <text:p></text:p>
          </table:table-cell>
          <table:table-cell table:style-name="ce467" table:formula="of:=IF(UNICODE([.H9])=60;0;IF(UNICODE([.H9])=61663;1;IF(UNICODE([.H9])=62;2;IF(UNICODE([.H9])=61664;3;&quot;&quot;))))" office:value-type="float" office:value="3" calcext:value-type="float">
            <text:p>3</text:p>
          </table:table-cell>
          <table:table-cell table:style-name="ce378" office:value-type="float" office:value="2" calcext:value-type="float">
            <text:p>2</text:p>
          </table:table-cell>
          <table:table-cell table:style-name="ce384" office:value-type="float" office:value="1" calcext:value-type="float">
            <text:p>1</text:p>
          </table:table-cell>
          <table:table-cell table:style-name="ce491" table:formula="of:=4*[.J9]+[.K9]" office:value-type="float" office:value="9" calcext:value-type="float">
            <text:p>9</text:p>
          </table:table-cell>
          <table:table-cell table:style-name="ce496" table:formula="of:=16*(MAX([.J9];[.K9])-MIN([.J9];[.K9])) +[.L9]" office:value-type="float" office:value="25" calcext:value-type="float">
            <text:p>25</text:p>
          </table:table-cell>
          <table:table-cell table:style-name="ce500" table:formula="of:=BASE([.M9];2)" office:value-type="string" office:string-value="11001" calcext:value-type="string">
            <text:p>11001</text:p>
          </table:table-cell>
          <table:table-cell table:style-name="ce508" table:formula="of:=64*[.Q9]+16*[.S9]+4*[.U9]+[.W9]" office:value-type="float" office:value="39" calcext:value-type="float">
            <text:p>39</text:p>
          </table:table-cell>
          <table:table-cell table:style-name="ce461" table:formula="of:=[.P8]" office:value-type="string" office:string-value="&lt;" calcext:value-type="string">
            <text:p>&lt;</text:p>
          </table:table-cell>
          <table:table-cell table:style-name="ce467" table:formula="of:=IF(UNICODE([.P9])=60;0;IF(UNICODE([.P9])=61663;1;IF(UNICODE([.P9])=62;2;IF(UNICODE([.P9])=61664;3;&quot;&quot;))))" office:value-type="float" office:value="0" calcext:value-type="float">
            <text:p>0</text:p>
          </table:table-cell>
          <table:table-cell table:style-name="ce461" table:formula="of:=[.R8]" office:value-type="string" office:string-value="&gt;" calcext:value-type="string">
            <text:p>&gt;</text:p>
          </table:table-cell>
          <table:table-cell table:style-name="ce467" table:formula="of:=IF(UNICODE([.R9])=60;0;IF(UNICODE([.R9])=61663;1;IF(UNICODE([.R9])=62;2;IF(UNICODE([.R9])=61664;3;&quot;&quot;))))" office:value-type="float" office:value="2" calcext:value-type="float">
            <text:p>2</text:p>
          </table:table-cell>
          <table:table-cell table:style-name="ce461" table:formula="of:=[.T8]" office:value-type="string" office:string-value="" calcext:value-type="string">
            <text:p></text:p>
          </table:table-cell>
          <table:table-cell table:style-name="ce467" table:formula="of:=IF(UNICODE([.T9])=60;0;IF(UNICODE([.T9])=61663;1;IF(UNICODE([.T9])=62;2;IF(UNICODE([.T9])=61664;3;&quot;&quot;))))" office:value-type="float" office:value="1" calcext:value-type="float">
            <text:p>1</text:p>
          </table:table-cell>
          <table:table-cell table:style-name="ce461" table:formula="of:=[.V5]" office:value-type="string" office:string-value="" calcext:value-type="string">
            <text:p></text:p>
          </table:table-cell>
          <table:table-cell table:style-name="ce467" table:formula="of:=IF(UNICODE([.V9])=60;0;IF(UNICODE([.V9])=61663;1;IF(UNICODE([.V9])=62;2;IF(UNICODE([.V9])=61664;3;&quot;&quot;))))" office:value-type="float" office:value="3" calcext:value-type="float">
            <text:p>3</text:p>
          </table:table-cell>
          <table:table-cell table:style-name="ce378" office:value-type="float" office:value="2" calcext:value-type="float">
            <text:p>2</text:p>
          </table:table-cell>
          <table:table-cell table:style-name="ce384" office:value-type="float" office:value="1" calcext:value-type="float">
            <text:p>1</text:p>
          </table:table-cell>
          <table:table-cell table:style-name="ce491" table:formula="of:=4*[.X9]+[.Y9]" office:value-type="float" office:value="9" calcext:value-type="float">
            <text:p>9</text:p>
          </table:table-cell>
          <table:table-cell table:style-name="ce496" table:formula="of:=16*(MAX([.X9];[.Y9])-MIN([.X9];[.Y9])) +[.Z9]" office:value-type="float" office:value="25" calcext:value-type="float">
            <text:p>25</text:p>
          </table:table-cell>
          <table:table-cell table:style-name="ce500" table:formula="of:=BASE([.AA9];2)" office:value-type="string" office:string-value="11001" calcext:value-type="string">
            <text:p>11001</text:p>
          </table:table-cell>
          <table:table-cell table:style-name="ce516" table:formula="of:=64*[.AE9]+16*[.AG9]+4*[.AI9]+[.AK9]" office:value-type="float" office:value="71" calcext:value-type="float">
            <text:p>71</text:p>
          </table:table-cell>
          <table:table-cell table:style-name="ce461" table:formula="of:=[.AD8]" office:value-type="string" office:string-value="" calcext:value-type="string">
            <text:p></text:p>
          </table:table-cell>
          <table:table-cell table:style-name="ce467" table:formula="of:=IF(UNICODE([.AD9])=60;0;IF(UNICODE([.AD9])=61663;1;IF(UNICODE([.AD9])=62;2;IF(UNICODE([.AD9])=61664;3;&quot;&quot;))))" office:value-type="float" office:value="1" calcext:value-type="float">
            <text:p>1</text:p>
          </table:table-cell>
          <table:table-cell table:style-name="ce461" table:formula="of:=[.AF8]" office:value-type="string" office:string-value="&lt;" calcext:value-type="string">
            <text:p>&lt;</text:p>
          </table:table-cell>
          <table:table-cell table:style-name="ce467" table:formula="of:=IF(UNICODE([.AF9])=60;0;IF(UNICODE([.AF9])=61663;1;IF(UNICODE([.AF9])=62;2;IF(UNICODE([.AF9])=61664;3;&quot;&quot;))))" office:value-type="float" office:value="0" calcext:value-type="float">
            <text:p>0</text:p>
          </table:table-cell>
          <table:table-cell table:style-name="ce461" table:formula="of:=[.AH8]" office:value-type="string" office:string-value="" calcext:value-type="string">
            <text:p></text:p>
          </table:table-cell>
          <table:table-cell table:style-name="ce467" table:formula="of:=IF(UNICODE([.AH9])=60;0;IF(UNICODE([.AH9])=61663;1;IF(UNICODE([.AH9])=62;2;IF(UNICODE([.AH9])=61664;3;&quot;&quot;))))" office:value-type="float" office:value="1" calcext:value-type="float">
            <text:p>1</text:p>
          </table:table-cell>
          <table:table-cell table:style-name="ce461" table:formula="of:=[.AJ5]" office:value-type="string" office:string-value="" calcext:value-type="string">
            <text:p></text:p>
          </table:table-cell>
          <table:table-cell table:style-name="ce467" table:formula="of:=IF(UNICODE([.AJ9])=60;0;IF(UNICODE([.AJ9])=61663;1;IF(UNICODE([.AJ9])=62;2;IF(UNICODE([.AJ9])=61664;3;&quot;&quot;))))" office:value-type="float" office:value="3" calcext:value-type="float">
            <text:p>3</text:p>
          </table:table-cell>
          <table:table-cell table:style-name="ce520" office:value-type="float" office:value="2" calcext:value-type="float">
            <text:p>2</text:p>
          </table:table-cell>
          <table:table-cell table:style-name="ce524" office:value-type="float" office:value="1" calcext:value-type="float">
            <text:p>1</text:p>
          </table:table-cell>
          <table:table-cell table:style-name="ce491" table:formula="of:=4*[.AL9]+[.AM9]" office:value-type="float" office:value="9" calcext:value-type="float">
            <text:p>9</text:p>
          </table:table-cell>
          <table:table-cell table:style-name="ce496" table:formula="of:=16*(MAX([.AL9];[.AM9])-MIN([.AL9];[.AM9])) +[.AN9]" office:value-type="float" office:value="25" calcext:value-type="float">
            <text:p>25</text:p>
          </table:table-cell>
          <table:table-cell table:style-name="ce500" table:formula="of:=BASE([.AO9];2)" office:value-type="string" office:string-value="11001" calcext:value-type="string">
            <text:p>11001</text:p>
          </table:table-cell>
          <table:table-cell table:style-name="ce508" table:formula="of:=64*[.AS9]+16*[.AU9]+4*[.AW9]+[.AY9]" office:value-type="float" office:value="103" calcext:value-type="float">
            <text:p>103</text:p>
          </table:table-cell>
          <table:table-cell table:style-name="ce461" table:formula="of:=[.AR8]" office:value-type="string" office:string-value="" calcext:value-type="string">
            <text:p></text:p>
          </table:table-cell>
          <table:table-cell table:style-name="ce467" table:formula="of:=IF(UNICODE([.AR9])=60;0;IF(UNICODE([.AR9])=61663;1;IF(UNICODE([.AR9])=62;2;IF(UNICODE([.AR9])=61664;3;&quot;&quot;))))" office:value-type="float" office:value="1" calcext:value-type="float">
            <text:p>1</text:p>
          </table:table-cell>
          <table:table-cell table:style-name="ce461" table:formula="of:=[.AT8]" office:value-type="string" office:string-value="&gt;" calcext:value-type="string">
            <text:p>&gt;</text:p>
          </table:table-cell>
          <table:table-cell table:style-name="ce467" table:formula="of:=IF(UNICODE([.AT9])=60;0;IF(UNICODE([.AT9])=61663;1;IF(UNICODE([.AT9])=62;2;IF(UNICODE([.AT9])=61664;3;&quot;&quot;))))" office:value-type="float" office:value="2" calcext:value-type="float">
            <text:p>2</text:p>
          </table:table-cell>
          <table:table-cell table:style-name="ce461" table:formula="of:=[.AV8]" office:value-type="string" office:string-value="" calcext:value-type="string">
            <text:p></text:p>
          </table:table-cell>
          <table:table-cell table:style-name="ce467" table:formula="of:=IF(UNICODE([.AV9])=60;0;IF(UNICODE([.AV9])=61663;1;IF(UNICODE([.AV9])=62;2;IF(UNICODE([.AV9])=61664;3;&quot;&quot;))))" office:value-type="float" office:value="1" calcext:value-type="float">
            <text:p>1</text:p>
          </table:table-cell>
          <table:table-cell table:style-name="ce461" table:formula="of:=[.AX5]" office:value-type="string" office:string-value="" calcext:value-type="string">
            <text:p></text:p>
          </table:table-cell>
          <table:table-cell table:style-name="ce467" table:formula="of:=IF(UNICODE([.AX9])=60;0;IF(UNICODE([.AX9])=61663;1;IF(UNICODE([.AX9])=62;2;IF(UNICODE([.AX9])=61664;3;&quot;&quot;))))" office:value-type="float" office:value="3" calcext:value-type="float">
            <text:p>3</text:p>
          </table:table-cell>
          <table:table-cell table:style-name="ce520" office:value-type="float" office:value="2" calcext:value-type="float">
            <text:p>2</text:p>
          </table:table-cell>
          <table:table-cell table:style-name="ce524" office:value-type="float" office:value="1" calcext:value-type="float">
            <text:p>1</text:p>
          </table:table-cell>
          <table:table-cell table:style-name="ce491" table:formula="of:=4*[.AZ9]+[.BA9]" office:value-type="float" office:value="9" calcext:value-type="float">
            <text:p>9</text:p>
          </table:table-cell>
          <table:table-cell table:style-name="ce496" table:formula="of:=16*(MAX([.AZ9];[.BA9])-MIN([.AZ9];[.BA9])) +[.BB9]" office:value-type="float" office:value="25" calcext:value-type="float">
            <text:p>25</text:p>
          </table:table-cell>
          <table:table-cell table:style-name="ce500" table:formula="of:=BASE([.BC9];2)" office:value-type="string" office:string-value="11001" calcext:value-type="string">
            <text:p>11001</text:p>
          </table:table-cell>
          <table:table-cell table:style-name="ce529" table:formula="of:=64*[.BG9]+16*[.BI9]+4*[.BK9]+[.BM9]" office:value-type="float" office:value="135" calcext:value-type="float">
            <text:p>135</text:p>
          </table:table-cell>
          <table:table-cell table:style-name="ce461" table:formula="of:=[.BF8]" office:value-type="string" office:string-value="&gt;" calcext:value-type="string">
            <text:p>&gt;</text:p>
          </table:table-cell>
          <table:table-cell table:style-name="ce467" table:formula="of:=IF(UNICODE([.BF9])=60;0;IF(UNICODE([.BF9])=61663;1;IF(UNICODE([.BF9])=62;2;IF(UNICODE([.BF9])=61664;3;&quot;&quot;))))" office:value-type="float" office:value="2" calcext:value-type="float">
            <text:p>2</text:p>
          </table:table-cell>
          <table:table-cell table:style-name="ce461" table:formula="of:=[.BH8]" office:value-type="string" office:string-value="&lt;" calcext:value-type="string">
            <text:p>&lt;</text:p>
          </table:table-cell>
          <table:table-cell table:style-name="ce467" table:formula="of:=IF(UNICODE([.BH9])=60;0;IF(UNICODE([.BH9])=61663;1;IF(UNICODE([.BH9])=62;2;IF(UNICODE([.BH9])=61664;3;&quot;&quot;))))" office:value-type="float" office:value="0" calcext:value-type="float">
            <text:p>0</text:p>
          </table:table-cell>
          <table:table-cell table:style-name="ce461" table:formula="of:=[.BJ8]" office:value-type="string" office:string-value="" calcext:value-type="string">
            <text:p></text:p>
          </table:table-cell>
          <table:table-cell table:style-name="ce467" table:formula="of:=IF(UNICODE([.BJ9])=60;0;IF(UNICODE([.BJ9])=61663;1;IF(UNICODE([.BJ9])=62;2;IF(UNICODE([.BJ9])=61664;3;&quot;&quot;))))" office:value-type="float" office:value="1" calcext:value-type="float">
            <text:p>1</text:p>
          </table:table-cell>
          <table:table-cell table:style-name="ce461" table:formula="of:=[.BL5]" office:value-type="string" office:string-value="" calcext:value-type="string">
            <text:p></text:p>
          </table:table-cell>
          <table:table-cell table:style-name="ce467" table:formula="of:=IF(UNICODE([.BL9])=60;0;IF(UNICODE([.BL9])=61663;1;IF(UNICODE([.BL9])=62;2;IF(UNICODE([.BL9])=61664;3;&quot;&quot;))))" office:value-type="float" office:value="3" calcext:value-type="float">
            <text:p>3</text:p>
          </table:table-cell>
          <table:table-cell table:style-name="ce520" office:value-type="float" office:value="2" calcext:value-type="float">
            <text:p>2</text:p>
          </table:table-cell>
          <table:table-cell table:style-name="ce524" office:value-type="float" office:value="1" calcext:value-type="float">
            <text:p>1</text:p>
          </table:table-cell>
          <table:table-cell table:style-name="ce491" table:formula="of:=4*[.BN9]+[.BO9]" office:value-type="float" office:value="9" calcext:value-type="float">
            <text:p>9</text:p>
          </table:table-cell>
          <table:table-cell table:style-name="ce496" table:formula="of:=16*(MAX([.BN9];[.BO9])-MIN([.BN9];[.BO9])) +[.BP9]" office:value-type="float" office:value="25" calcext:value-type="float">
            <text:p>25</text:p>
          </table:table-cell>
          <table:table-cell table:style-name="ce500" table:formula="of:=BASE([.BQ9];2)" office:value-type="string" office:string-value="11001" calcext:value-type="string">
            <text:p>11001</text:p>
          </table:table-cell>
          <table:table-cell table:style-name="ce537" table:formula="of:=64*[.BU9]+16*[.BW9]+4*[.BY9]+[.CA9]" office:value-type="float" office:value="167" calcext:value-type="float">
            <text:p>167</text:p>
          </table:table-cell>
          <table:table-cell table:style-name="ce461" table:formula="of:=[.BT8]" office:value-type="string" office:string-value="&gt;" calcext:value-type="string">
            <text:p>&gt;</text:p>
          </table:table-cell>
          <table:table-cell table:style-name="ce467" table:formula="of:=IF(UNICODE([.BT9])=60;0;IF(UNICODE([.BT9])=61663;1;IF(UNICODE([.BT9])=62;2;IF(UNICODE([.BT9])=61664;3;&quot;&quot;))))" office:value-type="float" office:value="2" calcext:value-type="float">
            <text:p>2</text:p>
          </table:table-cell>
          <table:table-cell table:style-name="ce461" table:formula="of:=[.BV8]" office:value-type="string" office:string-value="&gt;" calcext:value-type="string">
            <text:p>&gt;</text:p>
          </table:table-cell>
          <table:table-cell table:style-name="ce467" table:formula="of:=IF(UNICODE([.BV9])=60;0;IF(UNICODE([.BV9])=61663;1;IF(UNICODE([.BV9])=62;2;IF(UNICODE([.BV9])=61664;3;&quot;&quot;))))" office:value-type="float" office:value="2" calcext:value-type="float">
            <text:p>2</text:p>
          </table:table-cell>
          <table:table-cell table:style-name="ce461" table:formula="of:=[.BX8]" office:value-type="string" office:string-value="" calcext:value-type="string">
            <text:p></text:p>
          </table:table-cell>
          <table:table-cell table:style-name="ce467" table:formula="of:=IF(UNICODE([.BX9])=60;0;IF(UNICODE([.BX9])=61663;1;IF(UNICODE([.BX9])=62;2;IF(UNICODE([.BX9])=61664;3;&quot;&quot;))))" office:value-type="float" office:value="1" calcext:value-type="float">
            <text:p>1</text:p>
          </table:table-cell>
          <table:table-cell table:style-name="ce461" table:formula="of:=[.BZ5]" office:value-type="string" office:string-value="" calcext:value-type="string">
            <text:p></text:p>
          </table:table-cell>
          <table:table-cell table:style-name="ce467" table:formula="of:=IF(UNICODE([.BZ9])=60;0;IF(UNICODE([.BZ9])=61663;1;IF(UNICODE([.BZ9])=62;2;IF(UNICODE([.BZ9])=61664;3;&quot;&quot;))))" office:value-type="float" office:value="3" calcext:value-type="float">
            <text:p>3</text:p>
          </table:table-cell>
          <table:table-cell table:style-name="ce520" office:value-type="float" office:value="2" calcext:value-type="float">
            <text:p>2</text:p>
          </table:table-cell>
          <table:table-cell table:style-name="ce524" office:value-type="float" office:value="1" calcext:value-type="float">
            <text:p>1</text:p>
          </table:table-cell>
          <table:table-cell table:style-name="ce491" table:formula="of:=4*[.CB9]+[.CC9]" office:value-type="float" office:value="9" calcext:value-type="float">
            <text:p>9</text:p>
          </table:table-cell>
          <table:table-cell table:style-name="ce496" table:formula="of:=16*(MAX([.CB9];[.CC9])-MIN([.CB9];[.CC9])) +[.CD9]" office:value-type="float" office:value="25" calcext:value-type="float">
            <text:p>25</text:p>
          </table:table-cell>
          <table:table-cell table:style-name="ce500" table:formula="of:=BASE([.CE9];2)" office:value-type="string" office:string-value="11001" calcext:value-type="string">
            <text:p>11001</text:p>
          </table:table-cell>
          <table:table-cell table:style-name="ce541" table:formula="of:=64*[.CI9]+16*[.CK9]+4*[.CM9]+[.CO9]" office:value-type="float" office:value="199" calcext:value-type="float">
            <text:p>199</text:p>
          </table:table-cell>
          <table:table-cell table:style-name="ce461" table:formula="of:=[.CH8]" office:value-type="string" office:string-value="" calcext:value-type="string">
            <text:p></text:p>
          </table:table-cell>
          <table:table-cell table:style-name="ce467" table:formula="of:=IF(UNICODE([.CH9])=60;0;IF(UNICODE([.CH9])=61663;1;IF(UNICODE([.CH9])=62;2;IF(UNICODE([.CH9])=61664;3;&quot;&quot;))))" office:value-type="float" office:value="3" calcext:value-type="float">
            <text:p>3</text:p>
          </table:table-cell>
          <table:table-cell table:style-name="ce461" table:formula="of:=[.CJ8]" office:value-type="string" office:string-value="&lt;" calcext:value-type="string">
            <text:p>&lt;</text:p>
          </table:table-cell>
          <table:table-cell table:style-name="ce467" table:formula="of:=IF(UNICODE([.CJ9])=60;0;IF(UNICODE([.CJ9])=61663;1;IF(UNICODE([.CJ9])=62;2;IF(UNICODE([.CJ9])=61664;3;&quot;&quot;))))" office:value-type="float" office:value="0" calcext:value-type="float">
            <text:p>0</text:p>
          </table:table-cell>
          <table:table-cell table:style-name="ce461" table:formula="of:=[.CL8]" office:value-type="string" office:string-value="" calcext:value-type="string">
            <text:p></text:p>
          </table:table-cell>
          <table:table-cell table:style-name="ce467" table:formula="of:=IF(UNICODE([.CL9])=60;0;IF(UNICODE([.CL9])=61663;1;IF(UNICODE([.CL9])=62;2;IF(UNICODE([.CL9])=61664;3;&quot;&quot;))))" office:value-type="float" office:value="1" calcext:value-type="float">
            <text:p>1</text:p>
          </table:table-cell>
          <table:table-cell table:style-name="ce461" table:formula="of:=[.CN5]" office:value-type="string" office:string-value="" calcext:value-type="string">
            <text:p></text:p>
          </table:table-cell>
          <table:table-cell table:style-name="ce467" table:formula="of:=IF(UNICODE([.CN9])=60;0;IF(UNICODE([.CN9])=61663;1;IF(UNICODE([.CN9])=62;2;IF(UNICODE([.CN9])=61664;3;&quot;&quot;))))" office:value-type="float" office:value="3" calcext:value-type="float">
            <text:p>3</text:p>
          </table:table-cell>
          <table:table-cell table:style-name="ce520" office:value-type="float" office:value="2" calcext:value-type="float">
            <text:p>2</text:p>
          </table:table-cell>
          <table:table-cell table:style-name="ce524" office:value-type="float" office:value="1" calcext:value-type="float">
            <text:p>1</text:p>
          </table:table-cell>
          <table:table-cell table:style-name="ce491" table:formula="of:=4*[.CP9]+[.CQ9]" office:value-type="float" office:value="9" calcext:value-type="float">
            <text:p>9</text:p>
          </table:table-cell>
          <table:table-cell table:style-name="ce496" table:formula="of:=16*(MAX([.CP9];[.CQ9])-MIN([.CP9];[.CQ9])) +[.CR9]" office:value-type="float" office:value="25" calcext:value-type="float">
            <text:p>25</text:p>
          </table:table-cell>
          <table:table-cell table:style-name="ce500" table:formula="of:=BASE([.CS9];2)" office:value-type="string" office:string-value="11001" calcext:value-type="string">
            <text:p>11001</text:p>
          </table:table-cell>
          <table:table-cell table:style-name="ce537" table:formula="of:=64*[.CW9]+16*[.CY9]+4*[.DA9]+[.DC9]" office:value-type="float" office:value="231" calcext:value-type="float">
            <text:p>231</text:p>
          </table:table-cell>
          <table:table-cell table:style-name="ce461" table:formula="of:=[.CV8]" office:value-type="string" office:string-value="" calcext:value-type="string">
            <text:p></text:p>
          </table:table-cell>
          <table:table-cell table:style-name="ce467" table:formula="of:=IF(UNICODE([.CV9])=60;0;IF(UNICODE([.CV9])=61663;1;IF(UNICODE([.CV9])=62;2;IF(UNICODE([.CV9])=61664;3;&quot;&quot;))))" office:value-type="float" office:value="3" calcext:value-type="float">
            <text:p>3</text:p>
          </table:table-cell>
          <table:table-cell table:style-name="ce461" table:formula="of:=[.CX8]" office:value-type="string" office:string-value="&gt;" calcext:value-type="string">
            <text:p>&gt;</text:p>
          </table:table-cell>
          <table:table-cell table:style-name="ce467" table:formula="of:=IF(UNICODE([.CX9])=60;0;IF(UNICODE([.CX9])=61663;1;IF(UNICODE([.CX9])=62;2;IF(UNICODE([.CX9])=61664;3;&quot;&quot;))))" office:value-type="float" office:value="2" calcext:value-type="float">
            <text:p>2</text:p>
          </table:table-cell>
          <table:table-cell table:style-name="ce461" table:formula="of:=[.CZ8]" office:value-type="string" office:string-value="" calcext:value-type="string">
            <text:p></text:p>
          </table:table-cell>
          <table:table-cell table:style-name="ce467" table:formula="of:=IF(UNICODE([.CZ9])=60;0;IF(UNICODE([.CZ9])=61663;1;IF(UNICODE([.CZ9])=62;2;IF(UNICODE([.CZ9])=61664;3;&quot;&quot;))))" office:value-type="float" office:value="1" calcext:value-type="float">
            <text:p>1</text:p>
          </table:table-cell>
          <table:table-cell table:style-name="ce461" table:formula="of:=[.DB5]" office:value-type="string" office:string-value="" calcext:value-type="string">
            <text:p></text:p>
          </table:table-cell>
          <table:table-cell table:style-name="ce467" table:formula="of:=IF(UNICODE([.DB9])=60;0;IF(UNICODE([.DB9])=61663;1;IF(UNICODE([.DB9])=62;2;IF(UNICODE([.DB9])=61664;3;&quot;&quot;))))" office:value-type="float" office:value="3" calcext:value-type="float">
            <text:p>3</text:p>
          </table:table-cell>
          <table:table-cell table:style-name="ce520" office:value-type="float" office:value="2" calcext:value-type="float">
            <text:p>2</text:p>
          </table:table-cell>
          <table:table-cell table:style-name="ce524" office:value-type="float" office:value="3" calcext:value-type="float">
            <text:p>3</text:p>
          </table:table-cell>
          <table:table-cell table:style-name="ce491" table:formula="of:=4*[.DD9]+[.DE9]" office:value-type="float" office:value="11" calcext:value-type="float">
            <text:p>11</text:p>
          </table:table-cell>
          <table:table-cell table:style-name="ce496" table:formula="of:=16*(MAX([.DD9];[.DE9])-MIN([.DD9];[.DE9])) +[.DF9]" office:value-type="float" office:value="27" calcext:value-type="float">
            <text:p>27</text:p>
          </table:table-cell>
          <table:table-cell table:style-name="ce551" table:formula="of:=BASE([.DG9];2)" office:value-type="string" office:string-value="11011" calcext:value-type="string">
            <text:p>11011</text:p>
          </table:table-cell>
          <table:table-cell table:style-name="ce374" table:number-columns-repeated="920"/>
          <table:table-cell table:number-columns-repeated="15352"/>
        </table:table-row>
        <table:table-row table:style-name="ro1">
          <table:table-cell table:style-name="ce451" table:formula="of:=64*[.C10]+16*[.E10]+4*[.G10]+[.I10]" office:value-type="float" office:value="8" calcext:value-type="float">
            <text:p>8</text:p>
          </table:table-cell>
          <table:table-cell table:style-name="ce459" table:formula="of:=[.B9]" office:value-type="string" office:string-value="&lt;" calcext:value-type="string">
            <text:p>&lt;</text:p>
          </table:table-cell>
          <table:table-cell table:style-name="ce465" table:formula="of:=IF(UNICODE([.B10])=60;0;IF(UNICODE([.B10])=61663;1;IF(UNICODE([.B10])=62;2;IF(UNICODE([.B10])=61664;3;&quot;&quot;))))" office:value-type="float" office:value="0" calcext:value-type="float">
            <text:p>0</text:p>
          </table:table-cell>
          <table:table-cell table:style-name="ce459" table:formula="of:=[.D9]" office:value-type="string" office:string-value="&lt;" calcext:value-type="string">
            <text:p>&lt;</text:p>
          </table:table-cell>
          <table:table-cell table:style-name="ce465" table:formula="of:=IF(UNICODE([.D10])=60;0;IF(UNICODE([.D10])=61663;1;IF(UNICODE([.D10])=62;2;IF(UNICODE([.D10])=61664;3;&quot;&quot;))))" office:value-type="float" office:value="0" calcext:value-type="float">
            <text:p>0</text:p>
          </table:table-cell>
          <table:table-cell table:style-name="ce459" table:formula="of:=[.H4]" office:value-type="string" office:string-value="&gt;" calcext:value-type="string">
            <text:p>&gt;</text:p>
          </table:table-cell>
          <table:table-cell table:style-name="ce465" table:formula="of:=IF(UNICODE([.F10])=60;0;IF(UNICODE([.F10])=61663;1;IF(UNICODE([.F10])=62;2;IF(UNICODE([.F10])=61664;3;&quot;&quot;))))" office:value-type="float" office:value="2" calcext:value-type="float">
            <text:p>2</text:p>
          </table:table-cell>
          <table:table-cell table:style-name="ce459" table:formula="of:=[.H6]" office:value-type="string" office:string-value="&lt;" calcext:value-type="string">
            <text:p>&lt;</text:p>
          </table:table-cell>
          <table:table-cell table:style-name="ce465" table:formula="of:=IF(UNICODE([.H10])=60;0;IF(UNICODE([.H10])=61663;1;IF(UNICODE([.H10])=62;2;IF(UNICODE([.H10])=61664;3;&quot;&quot;))))" office:value-type="float" office:value="0" calcext:value-type="float">
            <text:p>0</text:p>
          </table:table-cell>
          <table:table-cell table:style-name="ce376"/>
          <table:table-cell table:style-name="ce382"/>
          <table:table-cell table:style-name="ce489" table:formula="of:=4*[.J10]+[.K10]" office:value-type="float" office:value="0" calcext:value-type="float">
            <text:p>0</text:p>
          </table:table-cell>
          <table:table-cell table:style-name="ce494" table:formula="of:=16*(MAX([.J10];[.K10])-MIN([.J10];[.K10])) +[.L10]" office:value-type="float" office:value="0" calcext:value-type="float">
            <text:p>0</text:p>
          </table:table-cell>
          <table:table-cell table:style-name="ce498" table:formula="of:=BASE([.M10];2)" office:value-type="string" office:string-value="0" calcext:value-type="string">
            <text:p>0</text:p>
          </table:table-cell>
          <table:table-cell table:style-name="ce506" table:formula="of:=64*[.Q10]+16*[.S10]+4*[.U10]+[.W10]" office:value-type="float" office:value="40" calcext:value-type="float">
            <text:p>40</text:p>
          </table:table-cell>
          <table:table-cell table:style-name="ce459" table:formula="of:=[.P9]" office:value-type="string" office:string-value="&lt;" calcext:value-type="string">
            <text:p>&lt;</text:p>
          </table:table-cell>
          <table:table-cell table:style-name="ce465" table:formula="of:=IF(UNICODE([.P10])=60;0;IF(UNICODE([.P10])=61663;1;IF(UNICODE([.P10])=62;2;IF(UNICODE([.P10])=61664;3;&quot;&quot;))))" office:value-type="float" office:value="0" calcext:value-type="float">
            <text:p>0</text:p>
          </table:table-cell>
          <table:table-cell table:style-name="ce459" table:formula="of:=[.R9]" office:value-type="string" office:string-value="&gt;" calcext:value-type="string">
            <text:p>&gt;</text:p>
          </table:table-cell>
          <table:table-cell table:style-name="ce465" table:formula="of:=IF(UNICODE([.R10])=60;0;IF(UNICODE([.R10])=61663;1;IF(UNICODE([.R10])=62;2;IF(UNICODE([.R10])=61664;3;&quot;&quot;))))" office:value-type="float" office:value="2" calcext:value-type="float">
            <text:p>2</text:p>
          </table:table-cell>
          <table:table-cell table:style-name="ce459" table:formula="of:=[.V4]" office:value-type="string" office:string-value="&gt;" calcext:value-type="string">
            <text:p>&gt;</text:p>
          </table:table-cell>
          <table:table-cell table:style-name="ce465" table:formula="of:=IF(UNICODE([.T10])=60;0;IF(UNICODE([.T10])=61663;1;IF(UNICODE([.T10])=62;2;IF(UNICODE([.T10])=61664;3;&quot;&quot;))))" office:value-type="float" office:value="2" calcext:value-type="float">
            <text:p>2</text:p>
          </table:table-cell>
          <table:table-cell table:style-name="ce459" table:formula="of:=[.V6]" office:value-type="string" office:string-value="&lt;" calcext:value-type="string">
            <text:p>&lt;</text:p>
          </table:table-cell>
          <table:table-cell table:style-name="ce465" table:formula="of:=IF(UNICODE([.V10])=60;0;IF(UNICODE([.V10])=61663;1;IF(UNICODE([.V10])=62;2;IF(UNICODE([.V10])=61664;3;&quot;&quot;))))" office:value-type="float" office:value="0" calcext:value-type="float">
            <text:p>0</text:p>
          </table:table-cell>
          <table:table-cell table:style-name="ce376"/>
          <table:table-cell table:style-name="ce382"/>
          <table:table-cell table:style-name="ce489" table:formula="of:=4*[.X10]+[.Y10]" office:value-type="float" office:value="0" calcext:value-type="float">
            <text:p>0</text:p>
          </table:table-cell>
          <table:table-cell table:style-name="ce494" table:formula="of:=16*(MAX([.X10];[.Y10])-MIN([.X10];[.Y10])) +[.Z10]" office:value-type="float" office:value="0" calcext:value-type="float">
            <text:p>0</text:p>
          </table:table-cell>
          <table:table-cell table:style-name="ce498" table:formula="of:=BASE([.AA10];2)" office:value-type="string" office:string-value="0" calcext:value-type="string">
            <text:p>0</text:p>
          </table:table-cell>
          <table:table-cell table:style-name="ce514" table:formula="of:=64*[.AE10]+16*[.AG10]+4*[.AI10]+[.AK10]" office:value-type="float" office:value="72" calcext:value-type="float">
            <text:p>72</text:p>
          </table:table-cell>
          <table:table-cell table:style-name="ce459" table:formula="of:=[.AD9]" office:value-type="string" office:string-value="" calcext:value-type="string">
            <text:p></text:p>
          </table:table-cell>
          <table:table-cell table:style-name="ce465" table:formula="of:=IF(UNICODE([.AD10])=60;0;IF(UNICODE([.AD10])=61663;1;IF(UNICODE([.AD10])=62;2;IF(UNICODE([.AD10])=61664;3;&quot;&quot;))))" office:value-type="float" office:value="1" calcext:value-type="float">
            <text:p>1</text:p>
          </table:table-cell>
          <table:table-cell table:style-name="ce459" table:formula="of:=[.AF9]" office:value-type="string" office:string-value="&lt;" calcext:value-type="string">
            <text:p>&lt;</text:p>
          </table:table-cell>
          <table:table-cell table:style-name="ce465" table:formula="of:=IF(UNICODE([.AF10])=60;0;IF(UNICODE([.AF10])=61663;1;IF(UNICODE([.AF10])=62;2;IF(UNICODE([.AF10])=61664;3;&quot;&quot;))))" office:value-type="float" office:value="0" calcext:value-type="float">
            <text:p>0</text:p>
          </table:table-cell>
          <table:table-cell table:style-name="ce459" table:formula="of:=[.AJ4]" office:value-type="string" office:string-value="&gt;" calcext:value-type="string">
            <text:p>&gt;</text:p>
          </table:table-cell>
          <table:table-cell table:style-name="ce465" table:formula="of:=IF(UNICODE([.AH10])=60;0;IF(UNICODE([.AH10])=61663;1;IF(UNICODE([.AH10])=62;2;IF(UNICODE([.AH10])=61664;3;&quot;&quot;))))" office:value-type="float" office:value="2" calcext:value-type="float">
            <text:p>2</text:p>
          </table:table-cell>
          <table:table-cell table:style-name="ce459" table:formula="of:=[.AJ6]" office:value-type="string" office:string-value="&lt;" calcext:value-type="string">
            <text:p>&lt;</text:p>
          </table:table-cell>
          <table:table-cell table:style-name="ce465" table:formula="of:=IF(UNICODE([.AJ10])=60;0;IF(UNICODE([.AJ10])=61663;1;IF(UNICODE([.AJ10])=62;2;IF(UNICODE([.AJ10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AL10]+[.AM10]" office:value-type="float" office:value="0" calcext:value-type="float">
            <text:p>0</text:p>
          </table:table-cell>
          <table:table-cell table:style-name="ce494" table:formula="of:=16*(MAX([.AL10];[.AM10])-MIN([.AL10];[.AM10])) +[.AN10]" office:value-type="float" office:value="0" calcext:value-type="float">
            <text:p>0</text:p>
          </table:table-cell>
          <table:table-cell table:style-name="ce498" table:formula="of:=BASE([.AO10];2)" office:value-type="string" office:string-value="0" calcext:value-type="string">
            <text:p>0</text:p>
          </table:table-cell>
          <table:table-cell table:style-name="ce506" table:formula="of:=64*[.AS10]+16*[.AU10]+4*[.AW10]+[.AY10]" office:value-type="float" office:value="104" calcext:value-type="float">
            <text:p>104</text:p>
          </table:table-cell>
          <table:table-cell table:style-name="ce459" table:formula="of:=[.AR9]" office:value-type="string" office:string-value="" calcext:value-type="string">
            <text:p></text:p>
          </table:table-cell>
          <table:table-cell table:style-name="ce465" table:formula="of:=IF(UNICODE([.AR10])=60;0;IF(UNICODE([.AR10])=61663;1;IF(UNICODE([.AR10])=62;2;IF(UNICODE([.AR10])=61664;3;&quot;&quot;))))" office:value-type="float" office:value="1" calcext:value-type="float">
            <text:p>1</text:p>
          </table:table-cell>
          <table:table-cell table:style-name="ce459" table:formula="of:=[.AT9]" office:value-type="string" office:string-value="&gt;" calcext:value-type="string">
            <text:p>&gt;</text:p>
          </table:table-cell>
          <table:table-cell table:style-name="ce465" table:formula="of:=IF(UNICODE([.AT10])=60;0;IF(UNICODE([.AT10])=61663;1;IF(UNICODE([.AT10])=62;2;IF(UNICODE([.AT10])=61664;3;&quot;&quot;))))" office:value-type="float" office:value="2" calcext:value-type="float">
            <text:p>2</text:p>
          </table:table-cell>
          <table:table-cell table:style-name="ce459" table:formula="of:=[.AX4]" office:value-type="string" office:string-value="&gt;" calcext:value-type="string">
            <text:p>&gt;</text:p>
          </table:table-cell>
          <table:table-cell table:style-name="ce465" table:formula="of:=IF(UNICODE([.AV10])=60;0;IF(UNICODE([.AV10])=61663;1;IF(UNICODE([.AV10])=62;2;IF(UNICODE([.AV10])=61664;3;&quot;&quot;))))" office:value-type="float" office:value="2" calcext:value-type="float">
            <text:p>2</text:p>
          </table:table-cell>
          <table:table-cell table:style-name="ce459" table:formula="of:=[.AX6]" office:value-type="string" office:string-value="&lt;" calcext:value-type="string">
            <text:p>&lt;</text:p>
          </table:table-cell>
          <table:table-cell table:style-name="ce465" table:formula="of:=IF(UNICODE([.AX10])=60;0;IF(UNICODE([.AX10])=61663;1;IF(UNICODE([.AX10])=62;2;IF(UNICODE([.AX10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AZ10]+[.BA10]" office:value-type="float" office:value="0" calcext:value-type="float">
            <text:p>0</text:p>
          </table:table-cell>
          <table:table-cell table:style-name="ce494" table:formula="of:=16*(MAX([.AZ10];[.BA10])-MIN([.AZ10];[.BA10])) +[.BB10]" office:value-type="float" office:value="0" calcext:value-type="float">
            <text:p>0</text:p>
          </table:table-cell>
          <table:table-cell table:style-name="ce498" table:formula="of:=BASE([.BC10];2)" office:value-type="string" office:string-value="0" calcext:value-type="string">
            <text:p>0</text:p>
          </table:table-cell>
          <table:table-cell table:style-name="ce527" table:formula="of:=64*[.BG10]+16*[.BI10]+4*[.BK10]+[.BM10]" office:value-type="float" office:value="136" calcext:value-type="float">
            <text:p>136</text:p>
          </table:table-cell>
          <table:table-cell table:style-name="ce459" table:formula="of:=[.BF9]" office:value-type="string" office:string-value="&gt;" calcext:value-type="string">
            <text:p>&gt;</text:p>
          </table:table-cell>
          <table:table-cell table:style-name="ce465" table:formula="of:=IF(UNICODE([.BF10])=60;0;IF(UNICODE([.BF10])=61663;1;IF(UNICODE([.BF10])=62;2;IF(UNICODE([.BF10])=61664;3;&quot;&quot;))))" office:value-type="float" office:value="2" calcext:value-type="float">
            <text:p>2</text:p>
          </table:table-cell>
          <table:table-cell table:style-name="ce459" table:formula="of:=[.BH9]" office:value-type="string" office:string-value="&lt;" calcext:value-type="string">
            <text:p>&lt;</text:p>
          </table:table-cell>
          <table:table-cell table:style-name="ce465" table:formula="of:=IF(UNICODE([.BH10])=60;0;IF(UNICODE([.BH10])=61663;1;IF(UNICODE([.BH10])=62;2;IF(UNICODE([.BH10])=61664;3;&quot;&quot;))))" office:value-type="float" office:value="0" calcext:value-type="float">
            <text:p>0</text:p>
          </table:table-cell>
          <table:table-cell table:style-name="ce459" table:formula="of:=[.BL4]" office:value-type="string" office:string-value="&gt;" calcext:value-type="string">
            <text:p>&gt;</text:p>
          </table:table-cell>
          <table:table-cell table:style-name="ce465" table:formula="of:=IF(UNICODE([.BJ10])=60;0;IF(UNICODE([.BJ10])=61663;1;IF(UNICODE([.BJ10])=62;2;IF(UNICODE([.BJ10])=61664;3;&quot;&quot;))))" office:value-type="float" office:value="2" calcext:value-type="float">
            <text:p>2</text:p>
          </table:table-cell>
          <table:table-cell table:style-name="ce459" table:formula="of:=[.BL6]" office:value-type="string" office:string-value="&lt;" calcext:value-type="string">
            <text:p>&lt;</text:p>
          </table:table-cell>
          <table:table-cell table:style-name="ce465" table:formula="of:=IF(UNICODE([.BL10])=60;0;IF(UNICODE([.BL10])=61663;1;IF(UNICODE([.BL10])=62;2;IF(UNICODE([.BL10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BN10]+[.BO10]" office:value-type="float" office:value="0" calcext:value-type="float">
            <text:p>0</text:p>
          </table:table-cell>
          <table:table-cell table:style-name="ce494" table:formula="of:=16*(MAX([.BN10];[.BO10])-MIN([.BN10];[.BO10])) +[.BP10]" office:value-type="float" office:value="0" calcext:value-type="float">
            <text:p>0</text:p>
          </table:table-cell>
          <table:table-cell table:style-name="ce498" table:formula="of:=BASE([.BQ10];2)" office:value-type="string" office:string-value="0" calcext:value-type="string">
            <text:p>0</text:p>
          </table:table-cell>
          <table:table-cell table:style-name="ce535" table:formula="of:=64*[.BU10]+16*[.BW10]+4*[.BY10]+[.CA10]" office:value-type="float" office:value="168" calcext:value-type="float">
            <text:p>168</text:p>
          </table:table-cell>
          <table:table-cell table:style-name="ce459" table:formula="of:=[.BT9]" office:value-type="string" office:string-value="&gt;" calcext:value-type="string">
            <text:p>&gt;</text:p>
          </table:table-cell>
          <table:table-cell table:style-name="ce465" table:formula="of:=IF(UNICODE([.BT10])=60;0;IF(UNICODE([.BT10])=61663;1;IF(UNICODE([.BT10])=62;2;IF(UNICODE([.BT10])=61664;3;&quot;&quot;))))" office:value-type="float" office:value="2" calcext:value-type="float">
            <text:p>2</text:p>
          </table:table-cell>
          <table:table-cell table:style-name="ce459" table:formula="of:=[.BV9]" office:value-type="string" office:string-value="&gt;" calcext:value-type="string">
            <text:p>&gt;</text:p>
          </table:table-cell>
          <table:table-cell table:style-name="ce465" table:formula="of:=IF(UNICODE([.BV10])=60;0;IF(UNICODE([.BV10])=61663;1;IF(UNICODE([.BV10])=62;2;IF(UNICODE([.BV10])=61664;3;&quot;&quot;))))" office:value-type="float" office:value="2" calcext:value-type="float">
            <text:p>2</text:p>
          </table:table-cell>
          <table:table-cell table:style-name="ce459" table:formula="of:=[.BZ4]" office:value-type="string" office:string-value="&gt;" calcext:value-type="string">
            <text:p>&gt;</text:p>
          </table:table-cell>
          <table:table-cell table:style-name="ce465" table:formula="of:=IF(UNICODE([.BX10])=60;0;IF(UNICODE([.BX10])=61663;1;IF(UNICODE([.BX10])=62;2;IF(UNICODE([.BX10])=61664;3;&quot;&quot;))))" office:value-type="float" office:value="2" calcext:value-type="float">
            <text:p>2</text:p>
          </table:table-cell>
          <table:table-cell table:style-name="ce459" table:formula="of:=[.BZ6]" office:value-type="string" office:string-value="&lt;" calcext:value-type="string">
            <text:p>&lt;</text:p>
          </table:table-cell>
          <table:table-cell table:style-name="ce465" table:formula="of:=IF(UNICODE([.BZ10])=60;0;IF(UNICODE([.BZ10])=61663;1;IF(UNICODE([.BZ10])=62;2;IF(UNICODE([.BZ10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CB10]+[.CC10]" office:value-type="float" office:value="0" calcext:value-type="float">
            <text:p>0</text:p>
          </table:table-cell>
          <table:table-cell table:style-name="ce494" table:formula="of:=16*(MAX([.CB10];[.CC10])-MIN([.CB10];[.CC10])) +[.CD10]" office:value-type="float" office:value="0" calcext:value-type="float">
            <text:p>0</text:p>
          </table:table-cell>
          <table:table-cell table:style-name="ce498" table:formula="of:=BASE([.CE10];2)" office:value-type="string" office:string-value="0" calcext:value-type="string">
            <text:p>0</text:p>
          </table:table-cell>
          <table:table-cell table:style-name="ce539" table:formula="of:=64*[.CI10]+16*[.CK10]+4*[.CM10]+[.CO10]" office:value-type="float" office:value="200" calcext:value-type="float">
            <text:p>200</text:p>
          </table:table-cell>
          <table:table-cell table:style-name="ce459" table:formula="of:=[.CH9]" office:value-type="string" office:string-value="" calcext:value-type="string">
            <text:p></text:p>
          </table:table-cell>
          <table:table-cell table:style-name="ce465" table:formula="of:=IF(UNICODE([.CH10])=60;0;IF(UNICODE([.CH10])=61663;1;IF(UNICODE([.CH10])=62;2;IF(UNICODE([.CH10])=61664;3;&quot;&quot;))))" office:value-type="float" office:value="3" calcext:value-type="float">
            <text:p>3</text:p>
          </table:table-cell>
          <table:table-cell table:style-name="ce459" table:formula="of:=[.CJ9]" office:value-type="string" office:string-value="&lt;" calcext:value-type="string">
            <text:p>&lt;</text:p>
          </table:table-cell>
          <table:table-cell table:style-name="ce465" table:formula="of:=IF(UNICODE([.CJ10])=60;0;IF(UNICODE([.CJ10])=61663;1;IF(UNICODE([.CJ10])=62;2;IF(UNICODE([.CJ10])=61664;3;&quot;&quot;))))" office:value-type="float" office:value="0" calcext:value-type="float">
            <text:p>0</text:p>
          </table:table-cell>
          <table:table-cell table:style-name="ce459" table:formula="of:=[.CN4]" office:value-type="string" office:string-value="&gt;" calcext:value-type="string">
            <text:p>&gt;</text:p>
          </table:table-cell>
          <table:table-cell table:style-name="ce465" table:formula="of:=IF(UNICODE([.CL10])=60;0;IF(UNICODE([.CL10])=61663;1;IF(UNICODE([.CL10])=62;2;IF(UNICODE([.CL10])=61664;3;&quot;&quot;))))" office:value-type="float" office:value="2" calcext:value-type="float">
            <text:p>2</text:p>
          </table:table-cell>
          <table:table-cell table:style-name="ce459" table:formula="of:=[.CN6]" office:value-type="string" office:string-value="&lt;" calcext:value-type="string">
            <text:p>&lt;</text:p>
          </table:table-cell>
          <table:table-cell table:style-name="ce465" table:formula="of:=IF(UNICODE([.CN10])=60;0;IF(UNICODE([.CN10])=61663;1;IF(UNICODE([.CN10])=62;2;IF(UNICODE([.CN10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3" calcext:value-type="float">
            <text:p>3</text:p>
          </table:table-cell>
          <table:table-cell table:style-name="ce489" table:formula="of:=4*[.CP10]+[.CQ10]" office:value-type="float" office:value="11" calcext:value-type="float">
            <text:p>11</text:p>
          </table:table-cell>
          <table:table-cell table:style-name="ce494" table:formula="of:=16*(MAX([.CP10];[.CQ10])-MIN([.CP10];[.CQ10])) +[.CR10]" office:value-type="float" office:value="27" calcext:value-type="float">
            <text:p>27</text:p>
          </table:table-cell>
          <table:table-cell table:style-name="ce498" table:formula="of:=BASE([.CS10];2)" office:value-type="string" office:string-value="11011" calcext:value-type="string">
            <text:p>11011</text:p>
          </table:table-cell>
          <table:table-cell table:style-name="ce535" table:formula="of:=64*[.CW10]+16*[.CY10]+4*[.DA10]+[.DC10]" office:value-type="float" office:value="232" calcext:value-type="float">
            <text:p>232</text:p>
          </table:table-cell>
          <table:table-cell table:style-name="ce459" table:formula="of:=[.CV9]" office:value-type="string" office:string-value="" calcext:value-type="string">
            <text:p></text:p>
          </table:table-cell>
          <table:table-cell table:style-name="ce465" table:formula="of:=IF(UNICODE([.CV10])=60;0;IF(UNICODE([.CV10])=61663;1;IF(UNICODE([.CV10])=62;2;IF(UNICODE([.CV10])=61664;3;&quot;&quot;))))" office:value-type="float" office:value="3" calcext:value-type="float">
            <text:p>3</text:p>
          </table:table-cell>
          <table:table-cell table:style-name="ce459" table:formula="of:=[.CX9]" office:value-type="string" office:string-value="&gt;" calcext:value-type="string">
            <text:p>&gt;</text:p>
          </table:table-cell>
          <table:table-cell table:style-name="ce465" table:formula="of:=IF(UNICODE([.CX10])=60;0;IF(UNICODE([.CX10])=61663;1;IF(UNICODE([.CX10])=62;2;IF(UNICODE([.CX10])=61664;3;&quot;&quot;))))" office:value-type="float" office:value="2" calcext:value-type="float">
            <text:p>2</text:p>
          </table:table-cell>
          <table:table-cell table:style-name="ce459" table:formula="of:=[.DB4]" office:value-type="string" office:string-value="&gt;" calcext:value-type="string">
            <text:p>&gt;</text:p>
          </table:table-cell>
          <table:table-cell table:style-name="ce465" table:formula="of:=IF(UNICODE([.CZ10])=60;0;IF(UNICODE([.CZ10])=61663;1;IF(UNICODE([.CZ10])=62;2;IF(UNICODE([.CZ10])=61664;3;&quot;&quot;))))" office:value-type="float" office:value="2" calcext:value-type="float">
            <text:p>2</text:p>
          </table:table-cell>
          <table:table-cell table:style-name="ce459" table:formula="of:=[.DB6]" office:value-type="string" office:string-value="&lt;" calcext:value-type="string">
            <text:p>&lt;</text:p>
          </table:table-cell>
          <table:table-cell table:style-name="ce465" table:formula="of:=IF(UNICODE([.DB10])=60;0;IF(UNICODE([.DB10])=61663;1;IF(UNICODE([.DB10])=62;2;IF(UNICODE([.DB10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10]+[.DE10]" office:value-type="float" office:value="11" calcext:value-type="float">
            <text:p>11</text:p>
          </table:table-cell>
          <table:table-cell table:style-name="ce547" table:formula="of:=16*(MAX([.DD10];[.DE10])-MIN([.DD10];[.DE10])) +[.DF10]" office:value-type="float" office:value="27" calcext:value-type="float">
            <text:p>27</text:p>
          </table:table-cell>
          <table:table-cell table:style-name="ce549" table:formula="of:=BASE([.DG10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1" table:formula="of:=64*[.C11]+16*[.E11]+4*[.G11]+[.I11]" office:value-type="float" office:value="9" calcext:value-type="float">
            <text:p>9</text:p>
          </table:table-cell>
          <table:table-cell table:style-name="ce459" table:formula="of:=[.B10]" office:value-type="string" office:string-value="&lt;" calcext:value-type="string">
            <text:p>&lt;</text:p>
          </table:table-cell>
          <table:table-cell table:style-name="ce465" table:formula="of:=IF(UNICODE([.B11])=60;0;IF(UNICODE([.B11])=61663;1;IF(UNICODE([.B11])=62;2;IF(UNICODE([.B11])=61664;3;&quot;&quot;))))" office:value-type="float" office:value="0" calcext:value-type="float">
            <text:p>0</text:p>
          </table:table-cell>
          <table:table-cell table:style-name="ce459" table:formula="of:=[.D10]" office:value-type="string" office:string-value="&lt;" calcext:value-type="string">
            <text:p>&lt;</text:p>
          </table:table-cell>
          <table:table-cell table:style-name="ce465" table:formula="of:=IF(UNICODE([.D11])=60;0;IF(UNICODE([.D11])=61663;1;IF(UNICODE([.D11])=62;2;IF(UNICODE([.D11])=61664;3;&quot;&quot;))))" office:value-type="float" office:value="0" calcext:value-type="float">
            <text:p>0</text:p>
          </table:table-cell>
          <table:table-cell table:style-name="ce459" table:formula="of:=[.F10]" office:value-type="string" office:string-value="&gt;" calcext:value-type="string">
            <text:p>&gt;</text:p>
          </table:table-cell>
          <table:table-cell table:style-name="ce465" table:formula="of:=IF(UNICODE([.F11])=60;0;IF(UNICODE([.F11])=61663;1;IF(UNICODE([.F11])=62;2;IF(UNICODE([.F11])=61664;3;&quot;&quot;))))" office:value-type="float" office:value="2" calcext:value-type="float">
            <text:p>2</text:p>
          </table:table-cell>
          <table:table-cell table:style-name="ce459" table:formula="of:=[.H7]" office:value-type="string" office:string-value="" calcext:value-type="string">
            <text:p></text:p>
          </table:table-cell>
          <table:table-cell table:style-name="ce465" table:formula="of:=IF(UNICODE([.H11])=60;0;IF(UNICODE([.H11])=61663;1;IF(UNICODE([.H11])=62;2;IF(UNICODE([.H11])=61664;3;&quot;&quot;))))" office:value-type="float" office:value="1" calcext:value-type="float">
            <text:p>1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489" table:formula="of:=4*[.J11]+[.K11]" office:value-type="float" office:value="4" calcext:value-type="float">
            <text:p>4</text:p>
          </table:table-cell>
          <table:table-cell table:style-name="ce494" table:formula="of:=16*(MAX([.J11];[.K11])-MIN([.J11];[.K11])) +[.L11]" office:value-type="float" office:value="20" calcext:value-type="float">
            <text:p>20</text:p>
          </table:table-cell>
          <table:table-cell table:style-name="ce498" table:formula="of:=BASE([.M11];2)" office:value-type="string" office:string-value="10100" calcext:value-type="string">
            <text:p>10100</text:p>
          </table:table-cell>
          <table:table-cell table:style-name="ce506" table:formula="of:=64*[.Q11]+16*[.S11]+4*[.U11]+[.W11]" office:value-type="float" office:value="41" calcext:value-type="float">
            <text:p>41</text:p>
          </table:table-cell>
          <table:table-cell table:style-name="ce459" table:formula="of:=[.P10]" office:value-type="string" office:string-value="&lt;" calcext:value-type="string">
            <text:p>&lt;</text:p>
          </table:table-cell>
          <table:table-cell table:style-name="ce465" table:formula="of:=IF(UNICODE([.P11])=60;0;IF(UNICODE([.P11])=61663;1;IF(UNICODE([.P11])=62;2;IF(UNICODE([.P11])=61664;3;&quot;&quot;))))" office:value-type="float" office:value="0" calcext:value-type="float">
            <text:p>0</text:p>
          </table:table-cell>
          <table:table-cell table:style-name="ce459" table:formula="of:=[.R10]" office:value-type="string" office:string-value="&gt;" calcext:value-type="string">
            <text:p>&gt;</text:p>
          </table:table-cell>
          <table:table-cell table:style-name="ce465" table:formula="of:=IF(UNICODE([.R11])=60;0;IF(UNICODE([.R11])=61663;1;IF(UNICODE([.R11])=62;2;IF(UNICODE([.R11])=61664;3;&quot;&quot;))))" office:value-type="float" office:value="2" calcext:value-type="float">
            <text:p>2</text:p>
          </table:table-cell>
          <table:table-cell table:style-name="ce459" table:formula="of:=[.T10]" office:value-type="string" office:string-value="&gt;" calcext:value-type="string">
            <text:p>&gt;</text:p>
          </table:table-cell>
          <table:table-cell table:style-name="ce465" table:formula="of:=IF(UNICODE([.T11])=60;0;IF(UNICODE([.T11])=61663;1;IF(UNICODE([.T11])=62;2;IF(UNICODE([.T11])=61664;3;&quot;&quot;))))" office:value-type="float" office:value="2" calcext:value-type="float">
            <text:p>2</text:p>
          </table:table-cell>
          <table:table-cell table:style-name="ce459" table:formula="of:=[.V7]" office:value-type="string" office:string-value="" calcext:value-type="string">
            <text:p></text:p>
          </table:table-cell>
          <table:table-cell table:style-name="ce465" table:formula="of:=IF(UNICODE([.V11])=60;0;IF(UNICODE([.V11])=61663;1;IF(UNICODE([.V11])=62;2;IF(UNICODE([.V11])=61664;3;&quot;&quot;))))" office:value-type="float" office:value="1" calcext:value-type="float">
            <text:p>1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489" table:formula="of:=4*[.X11]+[.Y11]" office:value-type="float" office:value="4" calcext:value-type="float">
            <text:p>4</text:p>
          </table:table-cell>
          <table:table-cell table:style-name="ce494" table:formula="of:=16*(MAX([.X11];[.Y11])-MIN([.X11];[.Y11])) +[.Z11]" office:value-type="float" office:value="20" calcext:value-type="float">
            <text:p>20</text:p>
          </table:table-cell>
          <table:table-cell table:style-name="ce498" table:formula="of:=BASE([.AA11];2)" office:value-type="string" office:string-value="10100" calcext:value-type="string">
            <text:p>10100</text:p>
          </table:table-cell>
          <table:table-cell table:style-name="ce514" table:formula="of:=64*[.AE11]+16*[.AG11]+4*[.AI11]+[.AK11]" office:value-type="float" office:value="73" calcext:value-type="float">
            <text:p>73</text:p>
          </table:table-cell>
          <table:table-cell table:style-name="ce459" table:formula="of:=[.AD10]" office:value-type="string" office:string-value="" calcext:value-type="string">
            <text:p></text:p>
          </table:table-cell>
          <table:table-cell table:style-name="ce465" table:formula="of:=IF(UNICODE([.AD11])=60;0;IF(UNICODE([.AD11])=61663;1;IF(UNICODE([.AD11])=62;2;IF(UNICODE([.AD11])=61664;3;&quot;&quot;))))" office:value-type="float" office:value="1" calcext:value-type="float">
            <text:p>1</text:p>
          </table:table-cell>
          <table:table-cell table:style-name="ce459" table:formula="of:=[.AF10]" office:value-type="string" office:string-value="&lt;" calcext:value-type="string">
            <text:p>&lt;</text:p>
          </table:table-cell>
          <table:table-cell table:style-name="ce465" table:formula="of:=IF(UNICODE([.AF11])=60;0;IF(UNICODE([.AF11])=61663;1;IF(UNICODE([.AF11])=62;2;IF(UNICODE([.AF11])=61664;3;&quot;&quot;))))" office:value-type="float" office:value="0" calcext:value-type="float">
            <text:p>0</text:p>
          </table:table-cell>
          <table:table-cell table:style-name="ce459" table:formula="of:=[.AH10]" office:value-type="string" office:string-value="&gt;" calcext:value-type="string">
            <text:p>&gt;</text:p>
          </table:table-cell>
          <table:table-cell table:style-name="ce465" table:formula="of:=IF(UNICODE([.AH11])=60;0;IF(UNICODE([.AH11])=61663;1;IF(UNICODE([.AH11])=62;2;IF(UNICODE([.AH11])=61664;3;&quot;&quot;))))" office:value-type="float" office:value="2" calcext:value-type="float">
            <text:p>2</text:p>
          </table:table-cell>
          <table:table-cell table:style-name="ce459" table:formula="of:=[.AJ7]" office:value-type="string" office:string-value="" calcext:value-type="string">
            <text:p></text:p>
          </table:table-cell>
          <table:table-cell table:style-name="ce465" table:formula="of:=IF(UNICODE([.AJ11])=60;0;IF(UNICODE([.AJ11])=61663;1;IF(UNICODE([.AJ11])=62;2;IF(UNICODE([.AJ11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AL11]+[.AM11]" office:value-type="float" office:value="4" calcext:value-type="float">
            <text:p>4</text:p>
          </table:table-cell>
          <table:table-cell table:style-name="ce494" table:formula="of:=16*(MAX([.AL11];[.AM11])-MIN([.AL11];[.AM11])) +[.AN11]" office:value-type="float" office:value="20" calcext:value-type="float">
            <text:p>20</text:p>
          </table:table-cell>
          <table:table-cell table:style-name="ce498" table:formula="of:=BASE([.AO11];2)" office:value-type="string" office:string-value="10100" calcext:value-type="string">
            <text:p>10100</text:p>
          </table:table-cell>
          <table:table-cell table:style-name="ce506" table:formula="of:=64*[.AS11]+16*[.AU11]+4*[.AW11]+[.AY11]" office:value-type="float" office:value="105" calcext:value-type="float">
            <text:p>105</text:p>
          </table:table-cell>
          <table:table-cell table:style-name="ce459" table:formula="of:=[.AR10]" office:value-type="string" office:string-value="" calcext:value-type="string">
            <text:p></text:p>
          </table:table-cell>
          <table:table-cell table:style-name="ce465" table:formula="of:=IF(UNICODE([.AR11])=60;0;IF(UNICODE([.AR11])=61663;1;IF(UNICODE([.AR11])=62;2;IF(UNICODE([.AR11])=61664;3;&quot;&quot;))))" office:value-type="float" office:value="1" calcext:value-type="float">
            <text:p>1</text:p>
          </table:table-cell>
          <table:table-cell table:style-name="ce459" table:formula="of:=[.AT10]" office:value-type="string" office:string-value="&gt;" calcext:value-type="string">
            <text:p>&gt;</text:p>
          </table:table-cell>
          <table:table-cell table:style-name="ce465" table:formula="of:=IF(UNICODE([.AT11])=60;0;IF(UNICODE([.AT11])=61663;1;IF(UNICODE([.AT11])=62;2;IF(UNICODE([.AT11])=61664;3;&quot;&quot;))))" office:value-type="float" office:value="2" calcext:value-type="float">
            <text:p>2</text:p>
          </table:table-cell>
          <table:table-cell table:style-name="ce459" table:formula="of:=[.AV10]" office:value-type="string" office:string-value="&gt;" calcext:value-type="string">
            <text:p>&gt;</text:p>
          </table:table-cell>
          <table:table-cell table:style-name="ce465" table:formula="of:=IF(UNICODE([.AV11])=60;0;IF(UNICODE([.AV11])=61663;1;IF(UNICODE([.AV11])=62;2;IF(UNICODE([.AV11])=61664;3;&quot;&quot;))))" office:value-type="float" office:value="2" calcext:value-type="float">
            <text:p>2</text:p>
          </table:table-cell>
          <table:table-cell table:style-name="ce459" table:formula="of:=[.AX7]" office:value-type="string" office:string-value="" calcext:value-type="string">
            <text:p></text:p>
          </table:table-cell>
          <table:table-cell table:style-name="ce465" table:formula="of:=IF(UNICODE([.AX11])=60;0;IF(UNICODE([.AX11])=61663;1;IF(UNICODE([.AX11])=62;2;IF(UNICODE([.AX11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AZ11]+[.BA11]" office:value-type="float" office:value="4" calcext:value-type="float">
            <text:p>4</text:p>
          </table:table-cell>
          <table:table-cell table:style-name="ce494" table:formula="of:=16*(MAX([.AZ11];[.BA11])-MIN([.AZ11];[.BA11])) +[.BB11]" office:value-type="float" office:value="20" calcext:value-type="float">
            <text:p>20</text:p>
          </table:table-cell>
          <table:table-cell table:style-name="ce498" table:formula="of:=BASE([.BC11];2)" office:value-type="string" office:string-value="10100" calcext:value-type="string">
            <text:p>10100</text:p>
          </table:table-cell>
          <table:table-cell table:style-name="ce527" table:formula="of:=64*[.BG11]+16*[.BI11]+4*[.BK11]+[.BM11]" office:value-type="float" office:value="137" calcext:value-type="float">
            <text:p>137</text:p>
          </table:table-cell>
          <table:table-cell table:style-name="ce459" table:formula="of:=[.BF10]" office:value-type="string" office:string-value="&gt;" calcext:value-type="string">
            <text:p>&gt;</text:p>
          </table:table-cell>
          <table:table-cell table:style-name="ce465" table:formula="of:=IF(UNICODE([.BF11])=60;0;IF(UNICODE([.BF11])=61663;1;IF(UNICODE([.BF11])=62;2;IF(UNICODE([.BF11])=61664;3;&quot;&quot;))))" office:value-type="float" office:value="2" calcext:value-type="float">
            <text:p>2</text:p>
          </table:table-cell>
          <table:table-cell table:style-name="ce459" table:formula="of:=[.BH10]" office:value-type="string" office:string-value="&lt;" calcext:value-type="string">
            <text:p>&lt;</text:p>
          </table:table-cell>
          <table:table-cell table:style-name="ce465" table:formula="of:=IF(UNICODE([.BH11])=60;0;IF(UNICODE([.BH11])=61663;1;IF(UNICODE([.BH11])=62;2;IF(UNICODE([.BH11])=61664;3;&quot;&quot;))))" office:value-type="float" office:value="0" calcext:value-type="float">
            <text:p>0</text:p>
          </table:table-cell>
          <table:table-cell table:style-name="ce459" table:formula="of:=[.BJ10]" office:value-type="string" office:string-value="&gt;" calcext:value-type="string">
            <text:p>&gt;</text:p>
          </table:table-cell>
          <table:table-cell table:style-name="ce465" table:formula="of:=IF(UNICODE([.BJ11])=60;0;IF(UNICODE([.BJ11])=61663;1;IF(UNICODE([.BJ11])=62;2;IF(UNICODE([.BJ11])=61664;3;&quot;&quot;))))" office:value-type="float" office:value="2" calcext:value-type="float">
            <text:p>2</text:p>
          </table:table-cell>
          <table:table-cell table:style-name="ce459" table:formula="of:=[.BL7]" office:value-type="string" office:string-value="" calcext:value-type="string">
            <text:p></text:p>
          </table:table-cell>
          <table:table-cell table:style-name="ce465" table:formula="of:=IF(UNICODE([.BL11])=60;0;IF(UNICODE([.BL11])=61663;1;IF(UNICODE([.BL11])=62;2;IF(UNICODE([.BL11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BN11]+[.BO11]" office:value-type="float" office:value="4" calcext:value-type="float">
            <text:p>4</text:p>
          </table:table-cell>
          <table:table-cell table:style-name="ce494" table:formula="of:=16*(MAX([.BN11];[.BO11])-MIN([.BN11];[.BO11])) +[.BP11]" office:value-type="float" office:value="20" calcext:value-type="float">
            <text:p>20</text:p>
          </table:table-cell>
          <table:table-cell table:style-name="ce498" table:formula="of:=BASE([.BQ11];2)" office:value-type="string" office:string-value="10100" calcext:value-type="string">
            <text:p>10100</text:p>
          </table:table-cell>
          <table:table-cell table:style-name="ce535" table:formula="of:=64*[.BU11]+16*[.BW11]+4*[.BY11]+[.CA11]" office:value-type="float" office:value="169" calcext:value-type="float">
            <text:p>169</text:p>
          </table:table-cell>
          <table:table-cell table:style-name="ce459" table:formula="of:=[.BT10]" office:value-type="string" office:string-value="&gt;" calcext:value-type="string">
            <text:p>&gt;</text:p>
          </table:table-cell>
          <table:table-cell table:style-name="ce465" table:formula="of:=IF(UNICODE([.BT11])=60;0;IF(UNICODE([.BT11])=61663;1;IF(UNICODE([.BT11])=62;2;IF(UNICODE([.BT11])=61664;3;&quot;&quot;))))" office:value-type="float" office:value="2" calcext:value-type="float">
            <text:p>2</text:p>
          </table:table-cell>
          <table:table-cell table:style-name="ce459" table:formula="of:=[.BV10]" office:value-type="string" office:string-value="&gt;" calcext:value-type="string">
            <text:p>&gt;</text:p>
          </table:table-cell>
          <table:table-cell table:style-name="ce465" table:formula="of:=IF(UNICODE([.BV11])=60;0;IF(UNICODE([.BV11])=61663;1;IF(UNICODE([.BV11])=62;2;IF(UNICODE([.BV11])=61664;3;&quot;&quot;))))" office:value-type="float" office:value="2" calcext:value-type="float">
            <text:p>2</text:p>
          </table:table-cell>
          <table:table-cell table:style-name="ce459" table:formula="of:=[.BX10]" office:value-type="string" office:string-value="&gt;" calcext:value-type="string">
            <text:p>&gt;</text:p>
          </table:table-cell>
          <table:table-cell table:style-name="ce465" table:formula="of:=IF(UNICODE([.BX11])=60;0;IF(UNICODE([.BX11])=61663;1;IF(UNICODE([.BX11])=62;2;IF(UNICODE([.BX11])=61664;3;&quot;&quot;))))" office:value-type="float" office:value="2" calcext:value-type="float">
            <text:p>2</text:p>
          </table:table-cell>
          <table:table-cell table:style-name="ce459" table:formula="of:=[.BZ7]" office:value-type="string" office:string-value="" calcext:value-type="string">
            <text:p></text:p>
          </table:table-cell>
          <table:table-cell table:style-name="ce465" table:formula="of:=IF(UNICODE([.BZ11])=60;0;IF(UNICODE([.BZ11])=61663;1;IF(UNICODE([.BZ11])=62;2;IF(UNICODE([.BZ11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CB11]+[.CC11]" office:value-type="float" office:value="4" calcext:value-type="float">
            <text:p>4</text:p>
          </table:table-cell>
          <table:table-cell table:style-name="ce494" table:formula="of:=16*(MAX([.CB11];[.CC11])-MIN([.CB11];[.CC11])) +[.CD11]" office:value-type="float" office:value="20" calcext:value-type="float">
            <text:p>20</text:p>
          </table:table-cell>
          <table:table-cell table:style-name="ce498" table:formula="of:=BASE([.CE11];2)" office:value-type="string" office:string-value="10100" calcext:value-type="string">
            <text:p>10100</text:p>
          </table:table-cell>
          <table:table-cell table:style-name="ce539" table:formula="of:=64*[.CI11]+16*[.CK11]+4*[.CM11]+[.CO11]" office:value-type="float" office:value="201" calcext:value-type="float">
            <text:p>201</text:p>
          </table:table-cell>
          <table:table-cell table:style-name="ce459" table:formula="of:=[.CH10]" office:value-type="string" office:string-value="" calcext:value-type="string">
            <text:p></text:p>
          </table:table-cell>
          <table:table-cell table:style-name="ce465" table:formula="of:=IF(UNICODE([.CH11])=60;0;IF(UNICODE([.CH11])=61663;1;IF(UNICODE([.CH11])=62;2;IF(UNICODE([.CH11])=61664;3;&quot;&quot;))))" office:value-type="float" office:value="3" calcext:value-type="float">
            <text:p>3</text:p>
          </table:table-cell>
          <table:table-cell table:style-name="ce459" table:formula="of:=[.CJ10]" office:value-type="string" office:string-value="&lt;" calcext:value-type="string">
            <text:p>&lt;</text:p>
          </table:table-cell>
          <table:table-cell table:style-name="ce465" table:formula="of:=IF(UNICODE([.CJ11])=60;0;IF(UNICODE([.CJ11])=61663;1;IF(UNICODE([.CJ11])=62;2;IF(UNICODE([.CJ11])=61664;3;&quot;&quot;))))" office:value-type="float" office:value="0" calcext:value-type="float">
            <text:p>0</text:p>
          </table:table-cell>
          <table:table-cell table:style-name="ce459" table:formula="of:=[.CL10]" office:value-type="string" office:string-value="&gt;" calcext:value-type="string">
            <text:p>&gt;</text:p>
          </table:table-cell>
          <table:table-cell table:style-name="ce465" table:formula="of:=IF(UNICODE([.CL11])=60;0;IF(UNICODE([.CL11])=61663;1;IF(UNICODE([.CL11])=62;2;IF(UNICODE([.CL11])=61664;3;&quot;&quot;))))" office:value-type="float" office:value="2" calcext:value-type="float">
            <text:p>2</text:p>
          </table:table-cell>
          <table:table-cell table:style-name="ce459" table:formula="of:=[.CN7]" office:value-type="string" office:string-value="" calcext:value-type="string">
            <text:p></text:p>
          </table:table-cell>
          <table:table-cell table:style-name="ce465" table:formula="of:=IF(UNICODE([.CN11])=60;0;IF(UNICODE([.CN11])=61663;1;IF(UNICODE([.CN11])=62;2;IF(UNICODE([.CN11])=61664;3;&quot;&quot;))))" office:value-type="float" office:value="1" calcext:value-type="float">
            <text:p>1</text:p>
          </table:table-cell>
          <table:table-cell table:style-name="ce543"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489" table:formula="of:=4*[.CP11]+[.CQ11]" office:value-type="float" office:value="0" calcext:value-type="float">
            <text:p>0</text:p>
          </table:table-cell>
          <table:table-cell table:style-name="ce494" table:formula="of:=16*(MAX([.CP11];[.CQ11])-MIN([.CP11];[.CQ11])) +[.CR11]" office:value-type="float" office:value="0" calcext:value-type="float">
            <text:p>0</text:p>
          </table:table-cell>
          <table:table-cell table:style-name="ce498" table:formula="of:=BASE([.CS11];2)" office:value-type="string" office:string-value="0" calcext:value-type="string">
            <text:p>0</text:p>
          </table:table-cell>
          <table:table-cell table:style-name="ce535" table:formula="of:=64*[.CW11]+16*[.CY11]+4*[.DA11]+[.DC11]" office:value-type="float" office:value="233" calcext:value-type="float">
            <text:p>233</text:p>
          </table:table-cell>
          <table:table-cell table:style-name="ce459" table:formula="of:=[.CV10]" office:value-type="string" office:string-value="" calcext:value-type="string">
            <text:p></text:p>
          </table:table-cell>
          <table:table-cell table:style-name="ce465" table:formula="of:=IF(UNICODE([.CV11])=60;0;IF(UNICODE([.CV11])=61663;1;IF(UNICODE([.CV11])=62;2;IF(UNICODE([.CV11])=61664;3;&quot;&quot;))))" office:value-type="float" office:value="3" calcext:value-type="float">
            <text:p>3</text:p>
          </table:table-cell>
          <table:table-cell table:style-name="ce459" table:formula="of:=[.CX10]" office:value-type="string" office:string-value="&gt;" calcext:value-type="string">
            <text:p>&gt;</text:p>
          </table:table-cell>
          <table:table-cell table:style-name="ce465" table:formula="of:=IF(UNICODE([.CX11])=60;0;IF(UNICODE([.CX11])=61663;1;IF(UNICODE([.CX11])=62;2;IF(UNICODE([.CX11])=61664;3;&quot;&quot;))))" office:value-type="float" office:value="2" calcext:value-type="float">
            <text:p>2</text:p>
          </table:table-cell>
          <table:table-cell table:style-name="ce459" table:formula="of:=[.CZ10]" office:value-type="string" office:string-value="&gt;" calcext:value-type="string">
            <text:p>&gt;</text:p>
          </table:table-cell>
          <table:table-cell table:style-name="ce465" table:formula="of:=IF(UNICODE([.CZ11])=60;0;IF(UNICODE([.CZ11])=61663;1;IF(UNICODE([.CZ11])=62;2;IF(UNICODE([.CZ11])=61664;3;&quot;&quot;))))" office:value-type="float" office:value="2" calcext:value-type="float">
            <text:p>2</text:p>
          </table:table-cell>
          <table:table-cell table:style-name="ce459" table:formula="of:=[.DB7]" office:value-type="string" office:string-value="" calcext:value-type="string">
            <text:p></text:p>
          </table:table-cell>
          <table:table-cell table:style-name="ce465" table:formula="of:=IF(UNICODE([.DB11])=60;0;IF(UNICODE([.DB11])=61663;1;IF(UNICODE([.DB11])=62;2;IF(UNICODE([.DB11])=61664;3;&quot;&quot;))))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11]+[.DE11]" office:value-type="float" office:value="11" calcext:value-type="float">
            <text:p>11</text:p>
          </table:table-cell>
          <table:table-cell table:style-name="ce547" table:formula="of:=16*(MAX([.DD11];[.DE11])-MIN([.DD11];[.DE11])) +[.DF11]" office:value-type="float" office:value="27" calcext:value-type="float">
            <text:p>27</text:p>
          </table:table-cell>
          <table:table-cell table:style-name="ce549" table:formula="of:=BASE([.DG11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1" table:formula="of:=64*[.C12]+16*[.E12]+4*[.G12]+[.I12]" office:value-type="float" office:value="10" calcext:value-type="float">
            <text:p>10</text:p>
          </table:table-cell>
          <table:table-cell table:style-name="ce459" table:formula="of:=[.B11]" office:value-type="string" office:string-value="&lt;" calcext:value-type="string">
            <text:p>&lt;</text:p>
          </table:table-cell>
          <table:table-cell table:style-name="ce465" table:formula="of:=IF(UNICODE([.B12])=60;0;IF(UNICODE([.B12])=61663;1;IF(UNICODE([.B12])=62;2;IF(UNICODE([.B12])=61664;3;&quot;&quot;))))" office:value-type="float" office:value="0" calcext:value-type="float">
            <text:p>0</text:p>
          </table:table-cell>
          <table:table-cell table:style-name="ce459" table:formula="of:=[.D11]" office:value-type="string" office:string-value="&lt;" calcext:value-type="string">
            <text:p>&lt;</text:p>
          </table:table-cell>
          <table:table-cell table:style-name="ce465" table:formula="of:=IF(UNICODE([.D12])=60;0;IF(UNICODE([.D12])=61663;1;IF(UNICODE([.D12])=62;2;IF(UNICODE([.D12])=61664;3;&quot;&quot;))))" office:value-type="float" office:value="0" calcext:value-type="float">
            <text:p>0</text:p>
          </table:table-cell>
          <table:table-cell table:style-name="ce459" table:formula="of:=[.F11]" office:value-type="string" office:string-value="&gt;" calcext:value-type="string">
            <text:p>&gt;</text:p>
          </table:table-cell>
          <table:table-cell table:style-name="ce465" table:formula="of:=IF(UNICODE([.F12])=60;0;IF(UNICODE([.F12])=61663;1;IF(UNICODE([.F12])=62;2;IF(UNICODE([.F12])=61664;3;&quot;&quot;))))" office:value-type="float" office:value="2" calcext:value-type="float">
            <text:p>2</text:p>
          </table:table-cell>
          <table:table-cell table:style-name="ce459" table:formula="of:=[.H8]" office:value-type="string" office:string-value="&gt;" calcext:value-type="string">
            <text:p>&gt;</text:p>
          </table:table-cell>
          <table:table-cell table:style-name="ce465" table:formula="of:=IF(UNICODE([.H12])=60;0;IF(UNICODE([.H12])=61663;1;IF(UNICODE([.H12])=62;2;IF(UNICODE([.H12])=61664;3;&quot;&quot;))))" office:value-type="float" office:value="2" calcext:value-type="float">
            <text:p>2</text:p>
          </table:table-cell>
          <table:table-cell table:style-name="ce376"/>
          <table:table-cell table:style-name="ce382"/>
          <table:table-cell table:style-name="ce489" table:formula="of:=4*[.J12]+[.K12]" office:value-type="float" office:value="0" calcext:value-type="float">
            <text:p>0</text:p>
          </table:table-cell>
          <table:table-cell table:style-name="ce494" table:formula="of:=16*(MAX([.J12];[.K12])-MIN([.J12];[.K12])) +[.L12]" office:value-type="float" office:value="0" calcext:value-type="float">
            <text:p>0</text:p>
          </table:table-cell>
          <table:table-cell table:style-name="ce498" table:formula="of:=BASE([.M12];2)" office:value-type="string" office:string-value="0" calcext:value-type="string">
            <text:p>0</text:p>
          </table:table-cell>
          <table:table-cell table:style-name="ce506" table:formula="of:=64*[.Q12]+16*[.S12]+4*[.U12]+[.W12]" office:value-type="float" office:value="42" calcext:value-type="float">
            <text:p>42</text:p>
          </table:table-cell>
          <table:table-cell table:style-name="ce459" table:formula="of:=[.P11]" office:value-type="string" office:string-value="&lt;" calcext:value-type="string">
            <text:p>&lt;</text:p>
          </table:table-cell>
          <table:table-cell table:style-name="ce465" table:formula="of:=IF(UNICODE([.P12])=60;0;IF(UNICODE([.P12])=61663;1;IF(UNICODE([.P12])=62;2;IF(UNICODE([.P12])=61664;3;&quot;&quot;))))" office:value-type="float" office:value="0" calcext:value-type="float">
            <text:p>0</text:p>
          </table:table-cell>
          <table:table-cell table:style-name="ce459" table:formula="of:=[.R11]" office:value-type="string" office:string-value="&gt;" calcext:value-type="string">
            <text:p>&gt;</text:p>
          </table:table-cell>
          <table:table-cell table:style-name="ce465" table:formula="of:=IF(UNICODE([.R12])=60;0;IF(UNICODE([.R12])=61663;1;IF(UNICODE([.R12])=62;2;IF(UNICODE([.R12])=61664;3;&quot;&quot;))))" office:value-type="float" office:value="2" calcext:value-type="float">
            <text:p>2</text:p>
          </table:table-cell>
          <table:table-cell table:style-name="ce459" table:formula="of:=[.T11]" office:value-type="string" office:string-value="&gt;" calcext:value-type="string">
            <text:p>&gt;</text:p>
          </table:table-cell>
          <table:table-cell table:style-name="ce465" table:formula="of:=IF(UNICODE([.T12])=60;0;IF(UNICODE([.T12])=61663;1;IF(UNICODE([.T12])=62;2;IF(UNICODE([.T12])=61664;3;&quot;&quot;))))" office:value-type="float" office:value="2" calcext:value-type="float">
            <text:p>2</text:p>
          </table:table-cell>
          <table:table-cell table:style-name="ce459" table:formula="of:=[.V8]" office:value-type="string" office:string-value="&gt;" calcext:value-type="string">
            <text:p>&gt;</text:p>
          </table:table-cell>
          <table:table-cell table:style-name="ce465" table:formula="of:=IF(UNICODE([.V12])=60;0;IF(UNICODE([.V12])=61663;1;IF(UNICODE([.V12])=62;2;IF(UNICODE([.V12])=61664;3;&quot;&quot;))))" office:value-type="float" office:value="2" calcext:value-type="float">
            <text:p>2</text:p>
          </table:table-cell>
          <table:table-cell table:style-name="ce376"/>
          <table:table-cell table:style-name="ce382"/>
          <table:table-cell table:style-name="ce489" table:formula="of:=4*[.X12]+[.Y12]" office:value-type="float" office:value="0" calcext:value-type="float">
            <text:p>0</text:p>
          </table:table-cell>
          <table:table-cell table:style-name="ce494" table:formula="of:=16*(MAX([.X12];[.Y12])-MIN([.X12];[.Y12])) +[.Z12]" office:value-type="float" office:value="0" calcext:value-type="float">
            <text:p>0</text:p>
          </table:table-cell>
          <table:table-cell table:style-name="ce498" table:formula="of:=BASE([.AA12];2)" office:value-type="string" office:string-value="0" calcext:value-type="string">
            <text:p>0</text:p>
          </table:table-cell>
          <table:table-cell table:style-name="ce514" table:formula="of:=64*[.AE12]+16*[.AG12]+4*[.AI12]+[.AK12]" office:value-type="float" office:value="74" calcext:value-type="float">
            <text:p>74</text:p>
          </table:table-cell>
          <table:table-cell table:style-name="ce459" table:formula="of:=[.AD11]" office:value-type="string" office:string-value="" calcext:value-type="string">
            <text:p></text:p>
          </table:table-cell>
          <table:table-cell table:style-name="ce465" table:formula="of:=IF(UNICODE([.AD12])=60;0;IF(UNICODE([.AD12])=61663;1;IF(UNICODE([.AD12])=62;2;IF(UNICODE([.AD12])=61664;3;&quot;&quot;))))" office:value-type="float" office:value="1" calcext:value-type="float">
            <text:p>1</text:p>
          </table:table-cell>
          <table:table-cell table:style-name="ce459" table:formula="of:=[.AF11]" office:value-type="string" office:string-value="&lt;" calcext:value-type="string">
            <text:p>&lt;</text:p>
          </table:table-cell>
          <table:table-cell table:style-name="ce465" table:formula="of:=IF(UNICODE([.AF12])=60;0;IF(UNICODE([.AF12])=61663;1;IF(UNICODE([.AF12])=62;2;IF(UNICODE([.AF12])=61664;3;&quot;&quot;))))" office:value-type="float" office:value="0" calcext:value-type="float">
            <text:p>0</text:p>
          </table:table-cell>
          <table:table-cell table:style-name="ce459" table:formula="of:=[.AH11]" office:value-type="string" office:string-value="&gt;" calcext:value-type="string">
            <text:p>&gt;</text:p>
          </table:table-cell>
          <table:table-cell table:style-name="ce465" table:formula="of:=IF(UNICODE([.AH12])=60;0;IF(UNICODE([.AH12])=61663;1;IF(UNICODE([.AH12])=62;2;IF(UNICODE([.AH12])=61664;3;&quot;&quot;))))" office:value-type="float" office:value="2" calcext:value-type="float">
            <text:p>2</text:p>
          </table:table-cell>
          <table:table-cell table:style-name="ce459" table:formula="of:=[.AJ8]" office:value-type="string" office:string-value="&gt;" calcext:value-type="string">
            <text:p>&gt;</text:p>
          </table:table-cell>
          <table:table-cell table:style-name="ce465" table:formula="of:=IF(UNICODE([.AJ12])=60;0;IF(UNICODE([.AJ12])=61663;1;IF(UNICODE([.AJ12])=62;2;IF(UNICODE([.AJ12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AL12]+[.AM12]" office:value-type="float" office:value="0" calcext:value-type="float">
            <text:p>0</text:p>
          </table:table-cell>
          <table:table-cell table:style-name="ce494" table:formula="of:=16*(MAX([.AL12];[.AM12])-MIN([.AL12];[.AM12])) +[.AN12]" office:value-type="float" office:value="0" calcext:value-type="float">
            <text:p>0</text:p>
          </table:table-cell>
          <table:table-cell table:style-name="ce498" table:formula="of:=BASE([.AO12];2)" office:value-type="string" office:string-value="0" calcext:value-type="string">
            <text:p>0</text:p>
          </table:table-cell>
          <table:table-cell table:style-name="ce506" table:formula="of:=64*[.AS12]+16*[.AU12]+4*[.AW12]+[.AY12]" office:value-type="float" office:value="106" calcext:value-type="float">
            <text:p>106</text:p>
          </table:table-cell>
          <table:table-cell table:style-name="ce459" table:formula="of:=[.AR11]" office:value-type="string" office:string-value="" calcext:value-type="string">
            <text:p></text:p>
          </table:table-cell>
          <table:table-cell table:style-name="ce465" table:formula="of:=IF(UNICODE([.AR12])=60;0;IF(UNICODE([.AR12])=61663;1;IF(UNICODE([.AR12])=62;2;IF(UNICODE([.AR12])=61664;3;&quot;&quot;))))" office:value-type="float" office:value="1" calcext:value-type="float">
            <text:p>1</text:p>
          </table:table-cell>
          <table:table-cell table:style-name="ce459" table:formula="of:=[.AT11]" office:value-type="string" office:string-value="&gt;" calcext:value-type="string">
            <text:p>&gt;</text:p>
          </table:table-cell>
          <table:table-cell table:style-name="ce465" table:formula="of:=IF(UNICODE([.AT12])=60;0;IF(UNICODE([.AT12])=61663;1;IF(UNICODE([.AT12])=62;2;IF(UNICODE([.AT12])=61664;3;&quot;&quot;))))" office:value-type="float" office:value="2" calcext:value-type="float">
            <text:p>2</text:p>
          </table:table-cell>
          <table:table-cell table:style-name="ce459" table:formula="of:=[.AV11]" office:value-type="string" office:string-value="&gt;" calcext:value-type="string">
            <text:p>&gt;</text:p>
          </table:table-cell>
          <table:table-cell table:style-name="ce465" table:formula="of:=IF(UNICODE([.AV12])=60;0;IF(UNICODE([.AV12])=61663;1;IF(UNICODE([.AV12])=62;2;IF(UNICODE([.AV12])=61664;3;&quot;&quot;))))" office:value-type="float" office:value="2" calcext:value-type="float">
            <text:p>2</text:p>
          </table:table-cell>
          <table:table-cell table:style-name="ce459" table:formula="of:=[.AX8]" office:value-type="string" office:string-value="&gt;" calcext:value-type="string">
            <text:p>&gt;</text:p>
          </table:table-cell>
          <table:table-cell table:style-name="ce465" table:formula="of:=IF(UNICODE([.AX12])=60;0;IF(UNICODE([.AX12])=61663;1;IF(UNICODE([.AX12])=62;2;IF(UNICODE([.AX12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AZ12]+[.BA12]" office:value-type="float" office:value="0" calcext:value-type="float">
            <text:p>0</text:p>
          </table:table-cell>
          <table:table-cell table:style-name="ce494" table:formula="of:=16*(MAX([.AZ12];[.BA12])-MIN([.AZ12];[.BA12])) +[.BB12]" office:value-type="float" office:value="0" calcext:value-type="float">
            <text:p>0</text:p>
          </table:table-cell>
          <table:table-cell table:style-name="ce498" table:formula="of:=BASE([.BC12];2)" office:value-type="string" office:string-value="0" calcext:value-type="string">
            <text:p>0</text:p>
          </table:table-cell>
          <table:table-cell table:style-name="ce527" table:formula="of:=64*[.BG12]+16*[.BI12]+4*[.BK12]+[.BM12]" office:value-type="float" office:value="138" calcext:value-type="float">
            <text:p>138</text:p>
          </table:table-cell>
          <table:table-cell table:style-name="ce459" table:formula="of:=[.BF11]" office:value-type="string" office:string-value="&gt;" calcext:value-type="string">
            <text:p>&gt;</text:p>
          </table:table-cell>
          <table:table-cell table:style-name="ce465" table:formula="of:=IF(UNICODE([.BF12])=60;0;IF(UNICODE([.BF12])=61663;1;IF(UNICODE([.BF12])=62;2;IF(UNICODE([.BF12])=61664;3;&quot;&quot;))))" office:value-type="float" office:value="2" calcext:value-type="float">
            <text:p>2</text:p>
          </table:table-cell>
          <table:table-cell table:style-name="ce459" table:formula="of:=[.BH11]" office:value-type="string" office:string-value="&lt;" calcext:value-type="string">
            <text:p>&lt;</text:p>
          </table:table-cell>
          <table:table-cell table:style-name="ce465" table:formula="of:=IF(UNICODE([.BH12])=60;0;IF(UNICODE([.BH12])=61663;1;IF(UNICODE([.BH12])=62;2;IF(UNICODE([.BH12])=61664;3;&quot;&quot;))))" office:value-type="float" office:value="0" calcext:value-type="float">
            <text:p>0</text:p>
          </table:table-cell>
          <table:table-cell table:style-name="ce459" table:formula="of:=[.BJ11]" office:value-type="string" office:string-value="&gt;" calcext:value-type="string">
            <text:p>&gt;</text:p>
          </table:table-cell>
          <table:table-cell table:style-name="ce465" table:formula="of:=IF(UNICODE([.BJ12])=60;0;IF(UNICODE([.BJ12])=61663;1;IF(UNICODE([.BJ12])=62;2;IF(UNICODE([.BJ12])=61664;3;&quot;&quot;))))" office:value-type="float" office:value="2" calcext:value-type="float">
            <text:p>2</text:p>
          </table:table-cell>
          <table:table-cell table:style-name="ce459" table:formula="of:=[.BL8]" office:value-type="string" office:string-value="&gt;" calcext:value-type="string">
            <text:p>&gt;</text:p>
          </table:table-cell>
          <table:table-cell table:style-name="ce465" table:formula="of:=IF(UNICODE([.BL12])=60;0;IF(UNICODE([.BL12])=61663;1;IF(UNICODE([.BL12])=62;2;IF(UNICODE([.BL12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BN12]+[.BO12]" office:value-type="float" office:value="0" calcext:value-type="float">
            <text:p>0</text:p>
          </table:table-cell>
          <table:table-cell table:style-name="ce494" table:formula="of:=16*(MAX([.BN12];[.BO12])-MIN([.BN12];[.BO12])) +[.BP12]" office:value-type="float" office:value="0" calcext:value-type="float">
            <text:p>0</text:p>
          </table:table-cell>
          <table:table-cell table:style-name="ce498" table:formula="of:=BASE([.BQ12];2)" office:value-type="string" office:string-value="0" calcext:value-type="string">
            <text:p>0</text:p>
          </table:table-cell>
          <table:table-cell table:style-name="ce535" table:formula="of:=64*[.BU12]+16*[.BW12]+4*[.BY12]+[.CA12]" office:value-type="float" office:value="170" calcext:value-type="float">
            <text:p>170</text:p>
          </table:table-cell>
          <table:table-cell table:style-name="ce459" table:formula="of:=[.BT11]" office:value-type="string" office:string-value="&gt;" calcext:value-type="string">
            <text:p>&gt;</text:p>
          </table:table-cell>
          <table:table-cell table:style-name="ce465" table:formula="of:=IF(UNICODE([.BT12])=60;0;IF(UNICODE([.BT12])=61663;1;IF(UNICODE([.BT12])=62;2;IF(UNICODE([.BT12])=61664;3;&quot;&quot;))))" office:value-type="float" office:value="2" calcext:value-type="float">
            <text:p>2</text:p>
          </table:table-cell>
          <table:table-cell table:style-name="ce459" table:formula="of:=[.BV11]" office:value-type="string" office:string-value="&gt;" calcext:value-type="string">
            <text:p>&gt;</text:p>
          </table:table-cell>
          <table:table-cell table:style-name="ce465" table:formula="of:=IF(UNICODE([.BV12])=60;0;IF(UNICODE([.BV12])=61663;1;IF(UNICODE([.BV12])=62;2;IF(UNICODE([.BV12])=61664;3;&quot;&quot;))))" office:value-type="float" office:value="2" calcext:value-type="float">
            <text:p>2</text:p>
          </table:table-cell>
          <table:table-cell table:style-name="ce459" table:formula="of:=[.BX11]" office:value-type="string" office:string-value="&gt;" calcext:value-type="string">
            <text:p>&gt;</text:p>
          </table:table-cell>
          <table:table-cell table:style-name="ce465" table:formula="of:=IF(UNICODE([.BX12])=60;0;IF(UNICODE([.BX12])=61663;1;IF(UNICODE([.BX12])=62;2;IF(UNICODE([.BX12])=61664;3;&quot;&quot;))))" office:value-type="float" office:value="2" calcext:value-type="float">
            <text:p>2</text:p>
          </table:table-cell>
          <table:table-cell table:style-name="ce459" table:formula="of:=[.BZ8]" office:value-type="string" office:string-value="&gt;" calcext:value-type="string">
            <text:p>&gt;</text:p>
          </table:table-cell>
          <table:table-cell table:style-name="ce465" table:formula="of:=IF(UNICODE([.BZ12])=60;0;IF(UNICODE([.BZ12])=61663;1;IF(UNICODE([.BZ12])=62;2;IF(UNICODE([.BZ12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CB12]+[.CC12]" office:value-type="float" office:value="0" calcext:value-type="float">
            <text:p>0</text:p>
          </table:table-cell>
          <table:table-cell table:style-name="ce494" table:formula="of:=16*(MAX([.CB12];[.CC12])-MIN([.CB12];[.CC12])) +[.CD12]" office:value-type="float" office:value="0" calcext:value-type="float">
            <text:p>0</text:p>
          </table:table-cell>
          <table:table-cell table:style-name="ce498" table:formula="of:=BASE([.CE12];2)" office:value-type="string" office:string-value="0" calcext:value-type="string">
            <text:p>0</text:p>
          </table:table-cell>
          <table:table-cell table:style-name="ce539" table:formula="of:=64*[.CI12]+16*[.CK12]+4*[.CM12]+[.CO12]" office:value-type="float" office:value="202" calcext:value-type="float">
            <text:p>202</text:p>
          </table:table-cell>
          <table:table-cell table:style-name="ce459" table:formula="of:=[.CH11]" office:value-type="string" office:string-value="" calcext:value-type="string">
            <text:p></text:p>
          </table:table-cell>
          <table:table-cell table:style-name="ce465" table:formula="of:=IF(UNICODE([.CH12])=60;0;IF(UNICODE([.CH12])=61663;1;IF(UNICODE([.CH12])=62;2;IF(UNICODE([.CH12])=61664;3;&quot;&quot;))))" office:value-type="float" office:value="3" calcext:value-type="float">
            <text:p>3</text:p>
          </table:table-cell>
          <table:table-cell table:style-name="ce459" table:formula="of:=[.CJ11]" office:value-type="string" office:string-value="&lt;" calcext:value-type="string">
            <text:p>&lt;</text:p>
          </table:table-cell>
          <table:table-cell table:style-name="ce465" table:formula="of:=IF(UNICODE([.CJ12])=60;0;IF(UNICODE([.CJ12])=61663;1;IF(UNICODE([.CJ12])=62;2;IF(UNICODE([.CJ12])=61664;3;&quot;&quot;))))" office:value-type="float" office:value="0" calcext:value-type="float">
            <text:p>0</text:p>
          </table:table-cell>
          <table:table-cell table:style-name="ce459" table:formula="of:=[.CL11]" office:value-type="string" office:string-value="&gt;" calcext:value-type="string">
            <text:p>&gt;</text:p>
          </table:table-cell>
          <table:table-cell table:style-name="ce465" table:formula="of:=IF(UNICODE([.CL12])=60;0;IF(UNICODE([.CL12])=61663;1;IF(UNICODE([.CL12])=62;2;IF(UNICODE([.CL12])=61664;3;&quot;&quot;))))" office:value-type="float" office:value="2" calcext:value-type="float">
            <text:p>2</text:p>
          </table:table-cell>
          <table:table-cell table:style-name="ce459" table:formula="of:=[.CN8]" office:value-type="string" office:string-value="&gt;" calcext:value-type="string">
            <text:p>&gt;</text:p>
          </table:table-cell>
          <table:table-cell table:style-name="ce465" table:formula="of:=IF(UNICODE([.CN12])=60;0;IF(UNICODE([.CN12])=61663;1;IF(UNICODE([.CN12])=62;2;IF(UNICODE([.CN12])=61664;3;&quot;&quot;))))" office:value-type="float" office:value="2" calcext:value-type="float">
            <text:p>2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3" calcext:value-type="float">
            <text:p>3</text:p>
          </table:table-cell>
          <table:table-cell table:style-name="ce489" table:formula="of:=4*[.CP12]+[.CQ12]" office:value-type="float" office:value="11" calcext:value-type="float">
            <text:p>11</text:p>
          </table:table-cell>
          <table:table-cell table:style-name="ce494" table:formula="of:=16*(MAX([.CP12];[.CQ12])-MIN([.CP12];[.CQ12])) +[.CR12]" office:value-type="float" office:value="27" calcext:value-type="float">
            <text:p>27</text:p>
          </table:table-cell>
          <table:table-cell table:style-name="ce498" table:formula="of:=BASE([.CS12];2)" office:value-type="string" office:string-value="11011" calcext:value-type="string">
            <text:p>11011</text:p>
          </table:table-cell>
          <table:table-cell table:style-name="ce535" table:formula="of:=64*[.CW12]+16*[.CY12]+4*[.DA12]+[.DC12]" office:value-type="float" office:value="234" calcext:value-type="float">
            <text:p>234</text:p>
          </table:table-cell>
          <table:table-cell table:style-name="ce459" table:formula="of:=[.CV11]" office:value-type="string" office:string-value="" calcext:value-type="string">
            <text:p></text:p>
          </table:table-cell>
          <table:table-cell table:style-name="ce465" table:formula="of:=IF(UNICODE([.CV12])=60;0;IF(UNICODE([.CV12])=61663;1;IF(UNICODE([.CV12])=62;2;IF(UNICODE([.CV12])=61664;3;&quot;&quot;))))" office:value-type="float" office:value="3" calcext:value-type="float">
            <text:p>3</text:p>
          </table:table-cell>
          <table:table-cell table:style-name="ce459" table:formula="of:=[.CX11]" office:value-type="string" office:string-value="&gt;" calcext:value-type="string">
            <text:p>&gt;</text:p>
          </table:table-cell>
          <table:table-cell table:style-name="ce465" table:formula="of:=IF(UNICODE([.CX12])=60;0;IF(UNICODE([.CX12])=61663;1;IF(UNICODE([.CX12])=62;2;IF(UNICODE([.CX12])=61664;3;&quot;&quot;))))" office:value-type="float" office:value="2" calcext:value-type="float">
            <text:p>2</text:p>
          </table:table-cell>
          <table:table-cell table:style-name="ce459" table:formula="of:=[.CZ11]" office:value-type="string" office:string-value="&gt;" calcext:value-type="string">
            <text:p>&gt;</text:p>
          </table:table-cell>
          <table:table-cell table:style-name="ce465" table:formula="of:=IF(UNICODE([.CZ12])=60;0;IF(UNICODE([.CZ12])=61663;1;IF(UNICODE([.CZ12])=62;2;IF(UNICODE([.CZ12])=61664;3;&quot;&quot;))))" office:value-type="float" office:value="2" calcext:value-type="float">
            <text:p>2</text:p>
          </table:table-cell>
          <table:table-cell table:style-name="ce459" table:formula="of:=[.DB8]" office:value-type="string" office:string-value="&gt;" calcext:value-type="string">
            <text:p>&gt;</text:p>
          </table:table-cell>
          <table:table-cell table:style-name="ce465" table:formula="of:=IF(UNICODE([.DB12])=60;0;IF(UNICODE([.DB12])=61663;1;IF(UNICODE([.DB12])=62;2;IF(UNICODE([.DB12])=61664;3;&quot;&quot;))))" office:value-type="float" office:value="2" calcext:value-type="float">
            <text:p>2</text:p>
          </table:table-cell>
          <table:table-cell table:style-name="ce518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12]+[.DE12]" office:value-type="float" office:value="11" calcext:value-type="float">
            <text:p>11</text:p>
          </table:table-cell>
          <table:table-cell table:style-name="ce547" table:formula="of:=16*(MAX([.DD12];[.DE12])-MIN([.DD12];[.DE12])) +[.DF12]" office:value-type="float" office:value="27" calcext:value-type="float">
            <text:p>27</text:p>
          </table:table-cell>
          <table:table-cell table:style-name="ce549" table:formula="of:=BASE([.DG12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2" table:formula="of:=64*[.C13]+16*[.E13]+4*[.G13]+[.I13]" office:value-type="float" office:value="11" calcext:value-type="float">
            <text:p>11</text:p>
          </table:table-cell>
          <table:table-cell table:style-name="ce460" table:formula="of:=[.B12]" office:value-type="string" office:string-value="&lt;" calcext:value-type="string">
            <text:p>&lt;</text:p>
          </table:table-cell>
          <table:table-cell table:style-name="ce466" table:formula="of:=IF(UNICODE([.B13])=60;0;IF(UNICODE([.B13])=61663;1;IF(UNICODE([.B13])=62;2;IF(UNICODE([.B13])=61664;3;&quot;&quot;))))" office:value-type="float" office:value="0" calcext:value-type="float">
            <text:p>0</text:p>
          </table:table-cell>
          <table:table-cell table:style-name="ce460" table:formula="of:=[.D12]" office:value-type="string" office:string-value="&lt;" calcext:value-type="string">
            <text:p>&lt;</text:p>
          </table:table-cell>
          <table:table-cell table:style-name="ce466" table:formula="of:=IF(UNICODE([.D13])=60;0;IF(UNICODE([.D13])=61663;1;IF(UNICODE([.D13])=62;2;IF(UNICODE([.D13])=61664;3;&quot;&quot;))))" office:value-type="float" office:value="0" calcext:value-type="float">
            <text:p>0</text:p>
          </table:table-cell>
          <table:table-cell table:style-name="ce460" table:formula="of:=[.F12]" office:value-type="string" office:string-value="&gt;" calcext:value-type="string">
            <text:p>&gt;</text:p>
          </table:table-cell>
          <table:table-cell table:style-name="ce466" table:formula="of:=IF(UNICODE([.F13])=60;0;IF(UNICODE([.F13])=61663;1;IF(UNICODE([.F13])=62;2;IF(UNICODE([.F13])=61664;3;&quot;&quot;))))" office:value-type="float" office:value="2" calcext:value-type="float">
            <text:p>2</text:p>
          </table:table-cell>
          <table:table-cell table:style-name="ce460" table:formula="of:=[.H9]" office:value-type="string" office:string-value="" calcext:value-type="string">
            <text:p></text:p>
          </table:table-cell>
          <table:table-cell table:style-name="ce466" table:formula="of:=IF(UNICODE([.H13])=60;0;IF(UNICODE([.H13])=61663;1;IF(UNICODE([.H13])=62;2;IF(UNICODE([.H13])=61664;3;&quot;&quot;))))" office:value-type="float" office:value="3" calcext:value-type="float">
            <text:p>3</text:p>
          </table:table-cell>
          <table:table-cell table:style-name="ce377"/>
          <table:table-cell table:style-name="ce383"/>
          <table:table-cell table:style-name="ce490" table:formula="of:=4*[.J13]+[.K13]" office:value-type="float" office:value="0" calcext:value-type="float">
            <text:p>0</text:p>
          </table:table-cell>
          <table:table-cell table:style-name="ce495" table:formula="of:=16*(MAX([.J13];[.K13])-MIN([.J13];[.K13])) +[.L13]" office:value-type="float" office:value="0" calcext:value-type="float">
            <text:p>0</text:p>
          </table:table-cell>
          <table:table-cell table:style-name="ce499" table:formula="of:=BASE([.M13];2)" office:value-type="string" office:string-value="0" calcext:value-type="string">
            <text:p>0</text:p>
          </table:table-cell>
          <table:table-cell table:style-name="ce507" table:formula="of:=64*[.Q13]+16*[.S13]+4*[.U13]+[.W13]" office:value-type="float" office:value="43" calcext:value-type="float">
            <text:p>43</text:p>
          </table:table-cell>
          <table:table-cell table:style-name="ce460" table:formula="of:=[.P12]" office:value-type="string" office:string-value="&lt;" calcext:value-type="string">
            <text:p>&lt;</text:p>
          </table:table-cell>
          <table:table-cell table:style-name="ce466" table:formula="of:=IF(UNICODE([.P13])=60;0;IF(UNICODE([.P13])=61663;1;IF(UNICODE([.P13])=62;2;IF(UNICODE([.P13])=61664;3;&quot;&quot;))))" office:value-type="float" office:value="0" calcext:value-type="float">
            <text:p>0</text:p>
          </table:table-cell>
          <table:table-cell table:style-name="ce460" table:formula="of:=[.R12]" office:value-type="string" office:string-value="&gt;" calcext:value-type="string">
            <text:p>&gt;</text:p>
          </table:table-cell>
          <table:table-cell table:style-name="ce466" table:formula="of:=IF(UNICODE([.R13])=60;0;IF(UNICODE([.R13])=61663;1;IF(UNICODE([.R13])=62;2;IF(UNICODE([.R13])=61664;3;&quot;&quot;))))" office:value-type="float" office:value="2" calcext:value-type="float">
            <text:p>2</text:p>
          </table:table-cell>
          <table:table-cell table:style-name="ce460" table:formula="of:=[.T12]" office:value-type="string" office:string-value="&gt;" calcext:value-type="string">
            <text:p>&gt;</text:p>
          </table:table-cell>
          <table:table-cell table:style-name="ce466" table:formula="of:=IF(UNICODE([.T13])=60;0;IF(UNICODE([.T13])=61663;1;IF(UNICODE([.T13])=62;2;IF(UNICODE([.T13])=61664;3;&quot;&quot;))))" office:value-type="float" office:value="2" calcext:value-type="float">
            <text:p>2</text:p>
          </table:table-cell>
          <table:table-cell table:style-name="ce460" table:formula="of:=[.V9]" office:value-type="string" office:string-value="" calcext:value-type="string">
            <text:p></text:p>
          </table:table-cell>
          <table:table-cell table:style-name="ce466" table:formula="of:=IF(UNICODE([.V13])=60;0;IF(UNICODE([.V13])=61663;1;IF(UNICODE([.V13])=62;2;IF(UNICODE([.V13])=61664;3;&quot;&quot;))))" office:value-type="float" office:value="3" calcext:value-type="float">
            <text:p>3</text:p>
          </table:table-cell>
          <table:table-cell table:style-name="ce377"/>
          <table:table-cell table:style-name="ce383"/>
          <table:table-cell table:style-name="ce490" table:formula="of:=4*[.X13]+[.Y13]" office:value-type="float" office:value="0" calcext:value-type="float">
            <text:p>0</text:p>
          </table:table-cell>
          <table:table-cell table:style-name="ce495" table:formula="of:=16*(MAX([.X13];[.Y13])-MIN([.X13];[.Y13])) +[.Z13]" office:value-type="float" office:value="0" calcext:value-type="float">
            <text:p>0</text:p>
          </table:table-cell>
          <table:table-cell table:style-name="ce499" table:formula="of:=BASE([.AA13];2)" office:value-type="string" office:string-value="0" calcext:value-type="string">
            <text:p>0</text:p>
          </table:table-cell>
          <table:table-cell table:style-name="ce515" table:formula="of:=64*[.AE13]+16*[.AG13]+4*[.AI13]+[.AK13]" office:value-type="float" office:value="75" calcext:value-type="float">
            <text:p>75</text:p>
          </table:table-cell>
          <table:table-cell table:style-name="ce460" table:formula="of:=[.AD12]" office:value-type="string" office:string-value="" calcext:value-type="string">
            <text:p></text:p>
          </table:table-cell>
          <table:table-cell table:style-name="ce466" table:formula="of:=IF(UNICODE([.AD13])=60;0;IF(UNICODE([.AD13])=61663;1;IF(UNICODE([.AD13])=62;2;IF(UNICODE([.AD13])=61664;3;&quot;&quot;))))" office:value-type="float" office:value="1" calcext:value-type="float">
            <text:p>1</text:p>
          </table:table-cell>
          <table:table-cell table:style-name="ce460" table:formula="of:=[.AF12]" office:value-type="string" office:string-value="&lt;" calcext:value-type="string">
            <text:p>&lt;</text:p>
          </table:table-cell>
          <table:table-cell table:style-name="ce466" table:formula="of:=IF(UNICODE([.AF13])=60;0;IF(UNICODE([.AF13])=61663;1;IF(UNICODE([.AF13])=62;2;IF(UNICODE([.AF13])=61664;3;&quot;&quot;))))" office:value-type="float" office:value="0" calcext:value-type="float">
            <text:p>0</text:p>
          </table:table-cell>
          <table:table-cell table:style-name="ce460" table:formula="of:=[.AH12]" office:value-type="string" office:string-value="&gt;" calcext:value-type="string">
            <text:p>&gt;</text:p>
          </table:table-cell>
          <table:table-cell table:style-name="ce466" table:formula="of:=IF(UNICODE([.AH13])=60;0;IF(UNICODE([.AH13])=61663;1;IF(UNICODE([.AH13])=62;2;IF(UNICODE([.AH13])=61664;3;&quot;&quot;))))" office:value-type="float" office:value="2" calcext:value-type="float">
            <text:p>2</text:p>
          </table:table-cell>
          <table:table-cell table:style-name="ce460" table:formula="of:=[.AJ9]" office:value-type="string" office:string-value="" calcext:value-type="string">
            <text:p></text:p>
          </table:table-cell>
          <table:table-cell table:style-name="ce466" table:formula="of:=IF(UNICODE([.AJ13])=60;0;IF(UNICODE([.AJ13])=61663;1;IF(UNICODE([.AJ13])=62;2;IF(UNICODE([.AJ13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AL13]+[.AM13]" office:value-type="float" office:value="0" calcext:value-type="float">
            <text:p>0</text:p>
          </table:table-cell>
          <table:table-cell table:style-name="ce495" table:formula="of:=16*(MAX([.AL13];[.AM13])-MIN([.AL13];[.AM13])) +[.AN13]" office:value-type="float" office:value="0" calcext:value-type="float">
            <text:p>0</text:p>
          </table:table-cell>
          <table:table-cell table:style-name="ce499" table:formula="of:=BASE([.AO13];2)" office:value-type="string" office:string-value="0" calcext:value-type="string">
            <text:p>0</text:p>
          </table:table-cell>
          <table:table-cell table:style-name="ce507" table:formula="of:=64*[.AS13]+16*[.AU13]+4*[.AW13]+[.AY13]" office:value-type="float" office:value="107" calcext:value-type="float">
            <text:p>107</text:p>
          </table:table-cell>
          <table:table-cell table:style-name="ce460" table:formula="of:=[.AR12]" office:value-type="string" office:string-value="" calcext:value-type="string">
            <text:p></text:p>
          </table:table-cell>
          <table:table-cell table:style-name="ce466" table:formula="of:=IF(UNICODE([.AR13])=60;0;IF(UNICODE([.AR13])=61663;1;IF(UNICODE([.AR13])=62;2;IF(UNICODE([.AR13])=61664;3;&quot;&quot;))))" office:value-type="float" office:value="1" calcext:value-type="float">
            <text:p>1</text:p>
          </table:table-cell>
          <table:table-cell table:style-name="ce460" table:formula="of:=[.AT12]" office:value-type="string" office:string-value="&gt;" calcext:value-type="string">
            <text:p>&gt;</text:p>
          </table:table-cell>
          <table:table-cell table:style-name="ce466" table:formula="of:=IF(UNICODE([.AT13])=60;0;IF(UNICODE([.AT13])=61663;1;IF(UNICODE([.AT13])=62;2;IF(UNICODE([.AT13])=61664;3;&quot;&quot;))))" office:value-type="float" office:value="2" calcext:value-type="float">
            <text:p>2</text:p>
          </table:table-cell>
          <table:table-cell table:style-name="ce460" table:formula="of:=[.AV12]" office:value-type="string" office:string-value="&gt;" calcext:value-type="string">
            <text:p>&gt;</text:p>
          </table:table-cell>
          <table:table-cell table:style-name="ce466" table:formula="of:=IF(UNICODE([.AV13])=60;0;IF(UNICODE([.AV13])=61663;1;IF(UNICODE([.AV13])=62;2;IF(UNICODE([.AV13])=61664;3;&quot;&quot;))))" office:value-type="float" office:value="2" calcext:value-type="float">
            <text:p>2</text:p>
          </table:table-cell>
          <table:table-cell table:style-name="ce460" table:formula="of:=[.AX9]" office:value-type="string" office:string-value="" calcext:value-type="string">
            <text:p></text:p>
          </table:table-cell>
          <table:table-cell table:style-name="ce466" table:formula="of:=IF(UNICODE([.AX13])=60;0;IF(UNICODE([.AX13])=61663;1;IF(UNICODE([.AX13])=62;2;IF(UNICODE([.AX13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AZ13]+[.BA13]" office:value-type="float" office:value="0" calcext:value-type="float">
            <text:p>0</text:p>
          </table:table-cell>
          <table:table-cell table:style-name="ce495" table:formula="of:=16*(MAX([.AZ13];[.BA13])-MIN([.AZ13];[.BA13])) +[.BB13]" office:value-type="float" office:value="0" calcext:value-type="float">
            <text:p>0</text:p>
          </table:table-cell>
          <table:table-cell table:style-name="ce499" table:formula="of:=BASE([.BC13];2)" office:value-type="string" office:string-value="0" calcext:value-type="string">
            <text:p>0</text:p>
          </table:table-cell>
          <table:table-cell table:style-name="ce528" table:formula="of:=64*[.BG13]+16*[.BI13]+4*[.BK13]+[.BM13]" office:value-type="float" office:value="139" calcext:value-type="float">
            <text:p>139</text:p>
          </table:table-cell>
          <table:table-cell table:style-name="ce460" table:formula="of:=[.BF12]" office:value-type="string" office:string-value="&gt;" calcext:value-type="string">
            <text:p>&gt;</text:p>
          </table:table-cell>
          <table:table-cell table:style-name="ce466" table:formula="of:=IF(UNICODE([.BF13])=60;0;IF(UNICODE([.BF13])=61663;1;IF(UNICODE([.BF13])=62;2;IF(UNICODE([.BF13])=61664;3;&quot;&quot;))))" office:value-type="float" office:value="2" calcext:value-type="float">
            <text:p>2</text:p>
          </table:table-cell>
          <table:table-cell table:style-name="ce460" table:formula="of:=[.BH12]" office:value-type="string" office:string-value="&lt;" calcext:value-type="string">
            <text:p>&lt;</text:p>
          </table:table-cell>
          <table:table-cell table:style-name="ce466" table:formula="of:=IF(UNICODE([.BH13])=60;0;IF(UNICODE([.BH13])=61663;1;IF(UNICODE([.BH13])=62;2;IF(UNICODE([.BH13])=61664;3;&quot;&quot;))))" office:value-type="float" office:value="0" calcext:value-type="float">
            <text:p>0</text:p>
          </table:table-cell>
          <table:table-cell table:style-name="ce460" table:formula="of:=[.BJ12]" office:value-type="string" office:string-value="&gt;" calcext:value-type="string">
            <text:p>&gt;</text:p>
          </table:table-cell>
          <table:table-cell table:style-name="ce466" table:formula="of:=IF(UNICODE([.BJ13])=60;0;IF(UNICODE([.BJ13])=61663;1;IF(UNICODE([.BJ13])=62;2;IF(UNICODE([.BJ13])=61664;3;&quot;&quot;))))" office:value-type="float" office:value="2" calcext:value-type="float">
            <text:p>2</text:p>
          </table:table-cell>
          <table:table-cell table:style-name="ce460" table:formula="of:=[.BL9]" office:value-type="string" office:string-value="" calcext:value-type="string">
            <text:p></text:p>
          </table:table-cell>
          <table:table-cell table:style-name="ce466" table:formula="of:=IF(UNICODE([.BL13])=60;0;IF(UNICODE([.BL13])=61663;1;IF(UNICODE([.BL13])=62;2;IF(UNICODE([.BL13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BN13]+[.BO13]" office:value-type="float" office:value="0" calcext:value-type="float">
            <text:p>0</text:p>
          </table:table-cell>
          <table:table-cell table:style-name="ce495" table:formula="of:=16*(MAX([.BN13];[.BO13])-MIN([.BN13];[.BO13])) +[.BP13]" office:value-type="float" office:value="0" calcext:value-type="float">
            <text:p>0</text:p>
          </table:table-cell>
          <table:table-cell table:style-name="ce499" table:formula="of:=BASE([.BQ13];2)" office:value-type="string" office:string-value="0" calcext:value-type="string">
            <text:p>0</text:p>
          </table:table-cell>
          <table:table-cell table:style-name="ce536" table:formula="of:=64*[.BU13]+16*[.BW13]+4*[.BY13]+[.CA13]" office:value-type="float" office:value="171" calcext:value-type="float">
            <text:p>171</text:p>
          </table:table-cell>
          <table:table-cell table:style-name="ce460" table:formula="of:=[.BT12]" office:value-type="string" office:string-value="&gt;" calcext:value-type="string">
            <text:p>&gt;</text:p>
          </table:table-cell>
          <table:table-cell table:style-name="ce466" table:formula="of:=IF(UNICODE([.BT13])=60;0;IF(UNICODE([.BT13])=61663;1;IF(UNICODE([.BT13])=62;2;IF(UNICODE([.BT13])=61664;3;&quot;&quot;))))" office:value-type="float" office:value="2" calcext:value-type="float">
            <text:p>2</text:p>
          </table:table-cell>
          <table:table-cell table:style-name="ce460" table:formula="of:=[.BV12]" office:value-type="string" office:string-value="&gt;" calcext:value-type="string">
            <text:p>&gt;</text:p>
          </table:table-cell>
          <table:table-cell table:style-name="ce466" table:formula="of:=IF(UNICODE([.BV13])=60;0;IF(UNICODE([.BV13])=61663;1;IF(UNICODE([.BV13])=62;2;IF(UNICODE([.BV13])=61664;3;&quot;&quot;))))" office:value-type="float" office:value="2" calcext:value-type="float">
            <text:p>2</text:p>
          </table:table-cell>
          <table:table-cell table:style-name="ce460" table:formula="of:=[.BX12]" office:value-type="string" office:string-value="&gt;" calcext:value-type="string">
            <text:p>&gt;</text:p>
          </table:table-cell>
          <table:table-cell table:style-name="ce466" table:formula="of:=IF(UNICODE([.BX13])=60;0;IF(UNICODE([.BX13])=61663;1;IF(UNICODE([.BX13])=62;2;IF(UNICODE([.BX13])=61664;3;&quot;&quot;))))" office:value-type="float" office:value="2" calcext:value-type="float">
            <text:p>2</text:p>
          </table:table-cell>
          <table:table-cell table:style-name="ce460" table:formula="of:=[.BZ9]" office:value-type="string" office:string-value="" calcext:value-type="string">
            <text:p></text:p>
          </table:table-cell>
          <table:table-cell table:style-name="ce466" table:formula="of:=IF(UNICODE([.BZ13])=60;0;IF(UNICODE([.BZ13])=61663;1;IF(UNICODE([.BZ13])=62;2;IF(UNICODE([.BZ13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CB13]+[.CC13]" office:value-type="float" office:value="0" calcext:value-type="float">
            <text:p>0</text:p>
          </table:table-cell>
          <table:table-cell table:style-name="ce495" table:formula="of:=16*(MAX([.CB13];[.CC13])-MIN([.CB13];[.CC13])) +[.CD13]" office:value-type="float" office:value="0" calcext:value-type="float">
            <text:p>0</text:p>
          </table:table-cell>
          <table:table-cell table:style-name="ce499" table:formula="of:=BASE([.CE13];2)" office:value-type="string" office:string-value="0" calcext:value-type="string">
            <text:p>0</text:p>
          </table:table-cell>
          <table:table-cell table:style-name="ce540" table:formula="of:=64*[.CI13]+16*[.CK13]+4*[.CM13]+[.CO13]" office:value-type="float" office:value="203" calcext:value-type="float">
            <text:p>203</text:p>
          </table:table-cell>
          <table:table-cell table:style-name="ce460" table:formula="of:=[.CH12]" office:value-type="string" office:string-value="" calcext:value-type="string">
            <text:p></text:p>
          </table:table-cell>
          <table:table-cell table:style-name="ce466" table:formula="of:=IF(UNICODE([.CH13])=60;0;IF(UNICODE([.CH13])=61663;1;IF(UNICODE([.CH13])=62;2;IF(UNICODE([.CH13])=61664;3;&quot;&quot;))))" office:value-type="float" office:value="3" calcext:value-type="float">
            <text:p>3</text:p>
          </table:table-cell>
          <table:table-cell table:style-name="ce460" table:formula="of:=[.CJ12]" office:value-type="string" office:string-value="&lt;" calcext:value-type="string">
            <text:p>&lt;</text:p>
          </table:table-cell>
          <table:table-cell table:style-name="ce466" table:formula="of:=IF(UNICODE([.CJ13])=60;0;IF(UNICODE([.CJ13])=61663;1;IF(UNICODE([.CJ13])=62;2;IF(UNICODE([.CJ13])=61664;3;&quot;&quot;))))" office:value-type="float" office:value="0" calcext:value-type="float">
            <text:p>0</text:p>
          </table:table-cell>
          <table:table-cell table:style-name="ce460" table:formula="of:=[.CL12]" office:value-type="string" office:string-value="&gt;" calcext:value-type="string">
            <text:p>&gt;</text:p>
          </table:table-cell>
          <table:table-cell table:style-name="ce466" table:formula="of:=IF(UNICODE([.CL13])=60;0;IF(UNICODE([.CL13])=61663;1;IF(UNICODE([.CL13])=62;2;IF(UNICODE([.CL13])=61664;3;&quot;&quot;))))" office:value-type="float" office:value="2" calcext:value-type="float">
            <text:p>2</text:p>
          </table:table-cell>
          <table:table-cell table:style-name="ce460" table:formula="of:=[.CN9]" office:value-type="string" office:string-value="" calcext:value-type="string">
            <text:p></text:p>
          </table:table-cell>
          <table:table-cell table:style-name="ce466" table:formula="of:=IF(UNICODE([.CN13])=60;0;IF(UNICODE([.CN13])=61663;1;IF(UNICODE([.CN13])=62;2;IF(UNICODE([.CN13])=61664;3;&quot;&quot;))))" office:value-type="float" office:value="3" calcext:value-type="float">
            <text:p>3</text:p>
          </table:table-cell>
          <table:table-cell table:style-name="ce519" office:value-type="float" office:value="2" calcext:value-type="float">
            <text:p>2</text:p>
          </table:table-cell>
          <table:table-cell table:style-name="ce523" office:value-type="float" office:value="3" calcext:value-type="float">
            <text:p>3</text:p>
          </table:table-cell>
          <table:table-cell table:style-name="ce490" table:formula="of:=4*[.CP13]+[.CQ13]" office:value-type="float" office:value="11" calcext:value-type="float">
            <text:p>11</text:p>
          </table:table-cell>
          <table:table-cell table:style-name="ce495" table:formula="of:=16*(MAX([.CP13];[.CQ13])-MIN([.CP13];[.CQ13])) +[.CR13]" office:value-type="float" office:value="27" calcext:value-type="float">
            <text:p>27</text:p>
          </table:table-cell>
          <table:table-cell table:style-name="ce499" table:formula="of:=BASE([.CS13];2)" office:value-type="string" office:string-value="11011" calcext:value-type="string">
            <text:p>11011</text:p>
          </table:table-cell>
          <table:table-cell table:style-name="ce536" table:formula="of:=64*[.CW13]+16*[.CY13]+4*[.DA13]+[.DC13]" office:value-type="float" office:value="235" calcext:value-type="float">
            <text:p>235</text:p>
          </table:table-cell>
          <table:table-cell table:style-name="ce460" table:formula="of:=[.CV12]" office:value-type="string" office:string-value="" calcext:value-type="string">
            <text:p></text:p>
          </table:table-cell>
          <table:table-cell table:style-name="ce466" table:formula="of:=IF(UNICODE([.CV13])=60;0;IF(UNICODE([.CV13])=61663;1;IF(UNICODE([.CV13])=62;2;IF(UNICODE([.CV13])=61664;3;&quot;&quot;))))" office:value-type="float" office:value="3" calcext:value-type="float">
            <text:p>3</text:p>
          </table:table-cell>
          <table:table-cell table:style-name="ce460" table:formula="of:=[.CX12]" office:value-type="string" office:string-value="&gt;" calcext:value-type="string">
            <text:p>&gt;</text:p>
          </table:table-cell>
          <table:table-cell table:style-name="ce466" table:formula="of:=IF(UNICODE([.CX13])=60;0;IF(UNICODE([.CX13])=61663;1;IF(UNICODE([.CX13])=62;2;IF(UNICODE([.CX13])=61664;3;&quot;&quot;))))" office:value-type="float" office:value="2" calcext:value-type="float">
            <text:p>2</text:p>
          </table:table-cell>
          <table:table-cell table:style-name="ce460" table:formula="of:=[.CZ12]" office:value-type="string" office:string-value="&gt;" calcext:value-type="string">
            <text:p>&gt;</text:p>
          </table:table-cell>
          <table:table-cell table:style-name="ce466" table:formula="of:=IF(UNICODE([.CZ13])=60;0;IF(UNICODE([.CZ13])=61663;1;IF(UNICODE([.CZ13])=62;2;IF(UNICODE([.CZ13])=61664;3;&quot;&quot;))))" office:value-type="float" office:value="2" calcext:value-type="float">
            <text:p>2</text:p>
          </table:table-cell>
          <table:table-cell table:style-name="ce460" table:formula="of:=[.DB9]" office:value-type="string" office:string-value="" calcext:value-type="string">
            <text:p></text:p>
          </table:table-cell>
          <table:table-cell table:style-name="ce466" table:formula="of:=IF(UNICODE([.DB13])=60;0;IF(UNICODE([.DB13])=61663;1;IF(UNICODE([.DB13])=62;2;IF(UNICODE([.DB13])=61664;3;&quot;&quot;))))" office:value-type="float" office:value="3" calcext:value-type="float">
            <text:p>3</text:p>
          </table:table-cell>
          <table:table-cell table:style-name="ce519" office:value-type="float" office:value="2" calcext:value-type="float">
            <text:p>2</text:p>
          </table:table-cell>
          <table:table-cell table:style-name="ce523" office:value-type="float" office:value="3" calcext:value-type="float">
            <text:p>3</text:p>
          </table:table-cell>
          <table:table-cell table:style-name="ce490" table:formula="of:=4*[.DD13]+[.DE13]" office:value-type="float" office:value="11" calcext:value-type="float">
            <text:p>11</text:p>
          </table:table-cell>
          <table:table-cell table:style-name="ce495" table:formula="of:=16*(MAX([.DD13];[.DE13])-MIN([.DD13];[.DE13])) +[.DF13]" office:value-type="float" office:value="27" calcext:value-type="float">
            <text:p>27</text:p>
          </table:table-cell>
          <table:table-cell table:style-name="ce550" table:formula="of:=BASE([.DG13];2)" office:value-type="string" office:string-value="11011" calcext:value-type="string">
            <text:p>11011</text:p>
          </table:table-cell>
          <table:table-cell table:style-name="ce419" table:number-columns-repeated="920"/>
          <table:table-cell table:number-columns-repeated="15352"/>
        </table:table-row>
        <table:table-row table:style-name="ro1">
          <table:table-cell table:style-name="ce451" table:formula="of:=64*[.C14]+16*[.E14]+4*[.G14]+[.I14]" office:value-type="float" office:value="12" calcext:value-type="float">
            <text:p>12</text:p>
          </table:table-cell>
          <table:table-cell table:style-name="ce459" table:formula="of:=[.B13]" office:value-type="string" office:string-value="&lt;" calcext:value-type="string">
            <text:p>&lt;</text:p>
          </table:table-cell>
          <table:table-cell table:style-name="ce465" table:formula="of:=IF(UNICODE([.B14])=60;0;IF(UNICODE([.B14])=61663;1;IF(UNICODE([.B14])=62;2;IF(UNICODE([.B14])=61664;3;&quot;&quot;))))" office:value-type="float" office:value="0" calcext:value-type="float">
            <text:p>0</text:p>
          </table:table-cell>
          <table:table-cell table:style-name="ce459" table:formula="of:=[.D13]" office:value-type="string" office:string-value="&lt;" calcext:value-type="string">
            <text:p>&lt;</text:p>
          </table:table-cell>
          <table:table-cell table:style-name="ce465" table:formula="of:=IF(UNICODE([.D14])=60;0;IF(UNICODE([.D14])=61663;1;IF(UNICODE([.D14])=62;2;IF(UNICODE([.D14])=61664;3;&quot;&quot;))))" office:value-type="float" office:value="0" calcext:value-type="float">
            <text:p>0</text:p>
          </table:table-cell>
          <table:table-cell table:style-name="ce469" table:formula="of:=[.H5]" office:value-type="string" office:string-value="" calcext:value-type="string">
            <text:p></text:p>
          </table:table-cell>
          <table:table-cell table:style-name="ce470" table:formula="of:=IF(UNICODE([.F14])=60;0;IF(UNICODE([.F14])=61663;1;IF(UNICODE([.F14])=62;2;IF(UNICODE([.F14])=61664;3;&quot;&quot;))))" office:value-type="float" office:value="3" calcext:value-type="float">
            <text:p>3</text:p>
          </table:table-cell>
          <table:table-cell table:style-name="ce459" table:formula="of:=[.H10]" office:value-type="string" office:string-value="&lt;" calcext:value-type="string">
            <text:p>&lt;</text:p>
          </table:table-cell>
          <table:table-cell table:style-name="ce465" table:formula="of:=IF(UNICODE([.H14])=60;0;IF(UNICODE([.H14])=61663;1;IF(UNICODE([.H14])=62;2;IF(UNICODE([.H14])=61664;3;&quot;&quot;))))" office:value-type="float" office:value="0" calcext:value-type="float">
            <text:p>0</text:p>
          </table:table-cell>
          <table:table-cell table:style-name="ce376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489" table:formula="of:=4*[.J14]+[.K14]" office:value-type="float" office:value="1" calcext:value-type="float">
            <text:p>1</text:p>
          </table:table-cell>
          <table:table-cell table:style-name="ce494" table:formula="of:=16*(MAX([.J14];[.K14])-MIN([.J14];[.K14])) +[.L14]" office:value-type="float" office:value="17" calcext:value-type="float">
            <text:p>17</text:p>
          </table:table-cell>
          <table:table-cell table:style-name="ce498" table:formula="of:=BASE([.M14];2)" office:value-type="string" office:string-value="10001" calcext:value-type="string">
            <text:p>10001</text:p>
          </table:table-cell>
          <table:table-cell table:style-name="ce506" table:formula="of:=64*[.Q14]+16*[.S14]+4*[.U14]+[.W14]" office:value-type="float" office:value="44" calcext:value-type="float">
            <text:p>44</text:p>
          </table:table-cell>
          <table:table-cell table:style-name="ce459" table:formula="of:=[.P13]" office:value-type="string" office:string-value="&lt;" calcext:value-type="string">
            <text:p>&lt;</text:p>
          </table:table-cell>
          <table:table-cell table:style-name="ce465" table:formula="of:=IF(UNICODE([.P14])=60;0;IF(UNICODE([.P14])=61663;1;IF(UNICODE([.P14])=62;2;IF(UNICODE([.P14])=61664;3;&quot;&quot;))))" office:value-type="float" office:value="0" calcext:value-type="float">
            <text:p>0</text:p>
          </table:table-cell>
          <table:table-cell table:style-name="ce459" table:formula="of:=[.R13]" office:value-type="string" office:string-value="&gt;" calcext:value-type="string">
            <text:p>&gt;</text:p>
          </table:table-cell>
          <table:table-cell table:style-name="ce465" table:formula="of:=IF(UNICODE([.R14])=60;0;IF(UNICODE([.R14])=61663;1;IF(UNICODE([.R14])=62;2;IF(UNICODE([.R14])=61664;3;&quot;&quot;))))" office:value-type="float" office:value="2" calcext:value-type="float">
            <text:p>2</text:p>
          </table:table-cell>
          <table:table-cell table:style-name="ce469" table:formula="of:=[.V5]" office:value-type="string" office:string-value="" calcext:value-type="string">
            <text:p></text:p>
          </table:table-cell>
          <table:table-cell table:style-name="ce465" table:formula="of:=IF(UNICODE([.T14])=60;0;IF(UNICODE([.T14])=61663;1;IF(UNICODE([.T14])=62;2;IF(UNICODE([.T14])=61664;3;&quot;&quot;))))" office:value-type="float" office:value="3" calcext:value-type="float">
            <text:p>3</text:p>
          </table:table-cell>
          <table:table-cell table:style-name="ce459" table:formula="of:=[.V10]" office:value-type="string" office:string-value="&lt;" calcext:value-type="string">
            <text:p>&lt;</text:p>
          </table:table-cell>
          <table:table-cell table:style-name="ce465" table:formula="of:=IF(UNICODE([.V14])=60;0;IF(UNICODE([.V14])=61663;1;IF(UNICODE([.V14])=62;2;IF(UNICODE([.V14])=61664;3;&quot;&quot;))))" office:value-type="float" office:value="0" calcext:value-type="float">
            <text:p>0</text:p>
          </table:table-cell>
          <table:table-cell table:style-name="ce376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489" table:formula="of:=4*[.X14]+[.Y14]" office:value-type="float" office:value="1" calcext:value-type="float">
            <text:p>1</text:p>
          </table:table-cell>
          <table:table-cell table:style-name="ce494" table:formula="of:=16*(MAX([.X14];[.Y14])-MIN([.X14];[.Y14])) +[.Z14]" office:value-type="float" office:value="17" calcext:value-type="float">
            <text:p>17</text:p>
          </table:table-cell>
          <table:table-cell table:style-name="ce498" table:formula="of:=BASE([.AA14];2)" office:value-type="string" office:string-value="10001" calcext:value-type="string">
            <text:p>10001</text:p>
          </table:table-cell>
          <table:table-cell table:style-name="ce514" table:formula="of:=64*[.AE14]+16*[.AG14]+4*[.AI14]+[.AK14]" office:value-type="float" office:value="76" calcext:value-type="float">
            <text:p>76</text:p>
          </table:table-cell>
          <table:table-cell table:style-name="ce459" table:formula="of:=[.AD13]" office:value-type="string" office:string-value="" calcext:value-type="string">
            <text:p></text:p>
          </table:table-cell>
          <table:table-cell table:style-name="ce465" table:formula="of:=IF(UNICODE([.AD14])=60;0;IF(UNICODE([.AD14])=61663;1;IF(UNICODE([.AD14])=62;2;IF(UNICODE([.AD14])=61664;3;&quot;&quot;))))" office:value-type="float" office:value="1" calcext:value-type="float">
            <text:p>1</text:p>
          </table:table-cell>
          <table:table-cell table:style-name="ce459" table:formula="of:=[.AF13]" office:value-type="string" office:string-value="&lt;" calcext:value-type="string">
            <text:p>&lt;</text:p>
          </table:table-cell>
          <table:table-cell table:style-name="ce465" table:formula="of:=IF(UNICODE([.AF14])=60;0;IF(UNICODE([.AF14])=61663;1;IF(UNICODE([.AF14])=62;2;IF(UNICODE([.AF14])=61664;3;&quot;&quot;))))" office:value-type="float" office:value="0" calcext:value-type="float">
            <text:p>0</text:p>
          </table:table-cell>
          <table:table-cell table:style-name="ce469" table:formula="of:=[.AJ5]" office:value-type="string" office:string-value="" calcext:value-type="string">
            <text:p></text:p>
          </table:table-cell>
          <table:table-cell table:style-name="ce470" table:formula="of:=IF(UNICODE([.AH14])=60;0;IF(UNICODE([.AH14])=61663;1;IF(UNICODE([.AH14])=62;2;IF(UNICODE([.AH14])=61664;3;&quot;&quot;))))" office:value-type="float" office:value="3" calcext:value-type="float">
            <text:p>3</text:p>
          </table:table-cell>
          <table:table-cell table:style-name="ce459" table:formula="of:=[.AJ10]" office:value-type="string" office:string-value="&lt;" calcext:value-type="string">
            <text:p>&lt;</text:p>
          </table:table-cell>
          <table:table-cell table:style-name="ce465" table:formula="of:=IF(UNICODE([.AJ14])=60;0;IF(UNICODE([.AJ14])=61663;1;IF(UNICODE([.AJ14])=62;2;IF(UNICODE([.AJ14])=61664;3;&quot;&quot;))))" office:value-type="float" office:value="0" calcext:value-type="float">
            <text:p>0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AL14]+[.AM14]" office:value-type="float" office:value="1" calcext:value-type="float">
            <text:p>1</text:p>
          </table:table-cell>
          <table:table-cell table:style-name="ce494" table:formula="of:=16*(MAX([.AL14];[.AM14])-MIN([.AL14];[.AM14])) +[.AN14]" office:value-type="float" office:value="17" calcext:value-type="float">
            <text:p>17</text:p>
          </table:table-cell>
          <table:table-cell table:style-name="ce498" table:formula="of:=BASE([.AO14];2)" office:value-type="string" office:string-value="10001" calcext:value-type="string">
            <text:p>10001</text:p>
          </table:table-cell>
          <table:table-cell table:style-name="ce506" table:formula="of:=64*[.AS14]+16*[.AU14]+4*[.AW14]+[.AY14]" office:value-type="float" office:value="108" calcext:value-type="float">
            <text:p>108</text:p>
          </table:table-cell>
          <table:table-cell table:style-name="ce459" table:formula="of:=[.AR13]" office:value-type="string" office:string-value="" calcext:value-type="string">
            <text:p></text:p>
          </table:table-cell>
          <table:table-cell table:style-name="ce465" table:formula="of:=IF(UNICODE([.AR14])=60;0;IF(UNICODE([.AR14])=61663;1;IF(UNICODE([.AR14])=62;2;IF(UNICODE([.AR14])=61664;3;&quot;&quot;))))" office:value-type="float" office:value="1" calcext:value-type="float">
            <text:p>1</text:p>
          </table:table-cell>
          <table:table-cell table:style-name="ce459" table:formula="of:=[.AT13]" office:value-type="string" office:string-value="&gt;" calcext:value-type="string">
            <text:p>&gt;</text:p>
          </table:table-cell>
          <table:table-cell table:style-name="ce465" table:formula="of:=IF(UNICODE([.AT14])=60;0;IF(UNICODE([.AT14])=61663;1;IF(UNICODE([.AT14])=62;2;IF(UNICODE([.AT14])=61664;3;&quot;&quot;))))" office:value-type="float" office:value="2" calcext:value-type="float">
            <text:p>2</text:p>
          </table:table-cell>
          <table:table-cell table:style-name="ce469" table:formula="of:=[.AX5]" office:value-type="string" office:string-value="" calcext:value-type="string">
            <text:p></text:p>
          </table:table-cell>
          <table:table-cell table:style-name="ce470" table:formula="of:=IF(UNICODE([.AV14])=60;0;IF(UNICODE([.AV14])=61663;1;IF(UNICODE([.AV14])=62;2;IF(UNICODE([.AV14])=61664;3;&quot;&quot;))))" office:value-type="float" office:value="3" calcext:value-type="float">
            <text:p>3</text:p>
          </table:table-cell>
          <table:table-cell table:style-name="ce459" table:formula="of:=[.AX10]" office:value-type="string" office:string-value="&lt;" calcext:value-type="string">
            <text:p>&lt;</text:p>
          </table:table-cell>
          <table:table-cell table:style-name="ce465" table:formula="of:=IF(UNICODE([.AX14])=60;0;IF(UNICODE([.AX14])=61663;1;IF(UNICODE([.AX14])=62;2;IF(UNICODE([.AX14])=61664;3;&quot;&quot;))))" office:value-type="float" office:value="0" calcext:value-type="float">
            <text:p>0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AZ14]+[.BA14]" office:value-type="float" office:value="1" calcext:value-type="float">
            <text:p>1</text:p>
          </table:table-cell>
          <table:table-cell table:style-name="ce494" table:formula="of:=16*(MAX([.AZ14];[.BA14])-MIN([.AZ14];[.BA14])) +[.BB14]" office:value-type="float" office:value="17" calcext:value-type="float">
            <text:p>17</text:p>
          </table:table-cell>
          <table:table-cell table:style-name="ce498" table:formula="of:=BASE([.BC14];2)" office:value-type="string" office:string-value="10001" calcext:value-type="string">
            <text:p>10001</text:p>
          </table:table-cell>
          <table:table-cell table:style-name="ce527" table:formula="of:=64*[.BG14]+16*[.BI14]+4*[.BK14]+[.BM14]" office:value-type="float" office:value="140" calcext:value-type="float">
            <text:p>140</text:p>
          </table:table-cell>
          <table:table-cell table:style-name="ce459" table:formula="of:=[.BF13]" office:value-type="string" office:string-value="&gt;" calcext:value-type="string">
            <text:p>&gt;</text:p>
          </table:table-cell>
          <table:table-cell table:style-name="ce465" table:formula="of:=IF(UNICODE([.BF14])=60;0;IF(UNICODE([.BF14])=61663;1;IF(UNICODE([.BF14])=62;2;IF(UNICODE([.BF14])=61664;3;&quot;&quot;))))" office:value-type="float" office:value="2" calcext:value-type="float">
            <text:p>2</text:p>
          </table:table-cell>
          <table:table-cell table:style-name="ce459" table:formula="of:=[.BH13]" office:value-type="string" office:string-value="&lt;" calcext:value-type="string">
            <text:p>&lt;</text:p>
          </table:table-cell>
          <table:table-cell table:style-name="ce465" table:formula="of:=IF(UNICODE([.BH14])=60;0;IF(UNICODE([.BH14])=61663;1;IF(UNICODE([.BH14])=62;2;IF(UNICODE([.BH14])=61664;3;&quot;&quot;))))" office:value-type="float" office:value="0" calcext:value-type="float">
            <text:p>0</text:p>
          </table:table-cell>
          <table:table-cell table:style-name="ce469" table:formula="of:=[.BL5]" office:value-type="string" office:string-value="" calcext:value-type="string">
            <text:p></text:p>
          </table:table-cell>
          <table:table-cell table:style-name="ce465" table:formula="of:=IF(UNICODE([.BJ14])=60;0;IF(UNICODE([.BJ14])=61663;1;IF(UNICODE([.BJ14])=62;2;IF(UNICODE([.BJ14])=61664;3;&quot;&quot;))))" office:value-type="float" office:value="3" calcext:value-type="float">
            <text:p>3</text:p>
          </table:table-cell>
          <table:table-cell table:style-name="ce459" table:formula="of:=[.BL10]" office:value-type="string" office:string-value="&lt;" calcext:value-type="string">
            <text:p>&lt;</text:p>
          </table:table-cell>
          <table:table-cell table:style-name="ce465" table:formula="of:=IF(UNICODE([.BL14])=60;0;IF(UNICODE([.BL14])=61663;1;IF(UNICODE([.BL14])=62;2;IF(UNICODE([.BL14])=61664;3;&quot;&quot;))))" office:value-type="float" office:value="0" calcext:value-type="float">
            <text:p>0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BN14]+[.BO14]" office:value-type="float" office:value="1" calcext:value-type="float">
            <text:p>1</text:p>
          </table:table-cell>
          <table:table-cell table:style-name="ce494" table:formula="of:=16*(MAX([.BN14];[.BO14])-MIN([.BN14];[.BO14])) +[.BP14]" office:value-type="float" office:value="17" calcext:value-type="float">
            <text:p>17</text:p>
          </table:table-cell>
          <table:table-cell table:style-name="ce498" table:formula="of:=BASE([.BQ14];2)" office:value-type="string" office:string-value="10001" calcext:value-type="string">
            <text:p>10001</text:p>
          </table:table-cell>
          <table:table-cell table:style-name="ce535" table:formula="of:=64*[.BU14]+16*[.BW14]+4*[.BY14]+[.CA14]" office:value-type="float" office:value="172" calcext:value-type="float">
            <text:p>172</text:p>
          </table:table-cell>
          <table:table-cell table:style-name="ce459" table:formula="of:=[.BT13]" office:value-type="string" office:string-value="&gt;" calcext:value-type="string">
            <text:p>&gt;</text:p>
          </table:table-cell>
          <table:table-cell table:style-name="ce465" table:formula="of:=IF(UNICODE([.BT14])=60;0;IF(UNICODE([.BT14])=61663;1;IF(UNICODE([.BT14])=62;2;IF(UNICODE([.BT14])=61664;3;&quot;&quot;))))" office:value-type="float" office:value="2" calcext:value-type="float">
            <text:p>2</text:p>
          </table:table-cell>
          <table:table-cell table:style-name="ce459" table:formula="of:=[.BV13]" office:value-type="string" office:string-value="&gt;" calcext:value-type="string">
            <text:p>&gt;</text:p>
          </table:table-cell>
          <table:table-cell table:style-name="ce465" table:formula="of:=IF(UNICODE([.BV14])=60;0;IF(UNICODE([.BV14])=61663;1;IF(UNICODE([.BV14])=62;2;IF(UNICODE([.BV14])=61664;3;&quot;&quot;))))" office:value-type="float" office:value="2" calcext:value-type="float">
            <text:p>2</text:p>
          </table:table-cell>
          <table:table-cell table:style-name="ce469" table:formula="of:=[.BZ5]" office:value-type="string" office:string-value="" calcext:value-type="string">
            <text:p></text:p>
          </table:table-cell>
          <table:table-cell table:style-name="ce465" table:formula="of:=IF(UNICODE([.BX14])=60;0;IF(UNICODE([.BX14])=61663;1;IF(UNICODE([.BX14])=62;2;IF(UNICODE([.BX14])=61664;3;&quot;&quot;))))" office:value-type="float" office:value="3" calcext:value-type="float">
            <text:p>3</text:p>
          </table:table-cell>
          <table:table-cell table:style-name="ce459" table:formula="of:=[.BZ10]" office:value-type="string" office:string-value="&lt;" calcext:value-type="string">
            <text:p>&lt;</text:p>
          </table:table-cell>
          <table:table-cell table:style-name="ce465" table:formula="of:=IF(UNICODE([.BZ14])=60;0;IF(UNICODE([.BZ14])=61663;1;IF(UNICODE([.BZ14])=62;2;IF(UNICODE([.BZ14])=61664;3;&quot;&quot;))))" office:value-type="float" office:value="0" calcext:value-type="float">
            <text:p>0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CB14]+[.CC14]" office:value-type="float" office:value="1" calcext:value-type="float">
            <text:p>1</text:p>
          </table:table-cell>
          <table:table-cell table:style-name="ce494" table:formula="of:=16*(MAX([.CB14];[.CC14])-MIN([.CB14];[.CC14])) +[.CD14]" office:value-type="float" office:value="17" calcext:value-type="float">
            <text:p>17</text:p>
          </table:table-cell>
          <table:table-cell table:style-name="ce498" table:formula="of:=BASE([.CE14];2)" office:value-type="string" office:string-value="10001" calcext:value-type="string">
            <text:p>10001</text:p>
          </table:table-cell>
          <table:table-cell table:style-name="ce539" table:formula="of:=64*[.CI14]+16*[.CK14]+4*[.CM14]+[.CO14]" office:value-type="float" office:value="204" calcext:value-type="float">
            <text:p>204</text:p>
          </table:table-cell>
          <table:table-cell table:style-name="ce459" table:formula="of:=[.CH13]" office:value-type="string" office:string-value="" calcext:value-type="string">
            <text:p></text:p>
          </table:table-cell>
          <table:table-cell table:style-name="ce465" table:formula="of:=IF(UNICODE([.CH14])=60;0;IF(UNICODE([.CH14])=61663;1;IF(UNICODE([.CH14])=62;2;IF(UNICODE([.CH14])=61664;3;&quot;&quot;))))" office:value-type="float" office:value="3" calcext:value-type="float">
            <text:p>3</text:p>
          </table:table-cell>
          <table:table-cell table:style-name="ce459" table:formula="of:=[.CJ13]" office:value-type="string" office:string-value="&lt;" calcext:value-type="string">
            <text:p>&lt;</text:p>
          </table:table-cell>
          <table:table-cell table:style-name="ce465" table:formula="of:=IF(UNICODE([.CJ14])=60;0;IF(UNICODE([.CJ14])=61663;1;IF(UNICODE([.CJ14])=62;2;IF(UNICODE([.CJ14])=61664;3;&quot;&quot;))))" office:value-type="float" office:value="0" calcext:value-type="float">
            <text:p>0</text:p>
          </table:table-cell>
          <table:table-cell table:style-name="ce469" table:formula="of:=[.CN5]" office:value-type="string" office:string-value="" calcext:value-type="string">
            <text:p></text:p>
          </table:table-cell>
          <table:table-cell table:style-name="ce465" table:formula="of:=IF(UNICODE([.CL14])=60;0;IF(UNICODE([.CL14])=61663;1;IF(UNICODE([.CL14])=62;2;IF(UNICODE([.CL14])=61664;3;&quot;&quot;))))" office:value-type="float" office:value="3" calcext:value-type="float">
            <text:p>3</text:p>
          </table:table-cell>
          <table:table-cell table:style-name="ce459" table:formula="of:=[.CN10]" office:value-type="string" office:string-value="&lt;" calcext:value-type="string">
            <text:p>&lt;</text:p>
          </table:table-cell>
          <table:table-cell table:style-name="ce465" table:formula="of:=IF(UNICODE([.CN14])=60;0;IF(UNICODE([.CN14])=61663;1;IF(UNICODE([.CN14])=62;2;IF(UNICODE([.CN14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3" calcext:value-type="float">
            <text:p>3</text:p>
          </table:table-cell>
          <table:table-cell table:style-name="ce489" table:formula="of:=4*[.CP14]+[.CQ14]" office:value-type="float" office:value="11" calcext:value-type="float">
            <text:p>11</text:p>
          </table:table-cell>
          <table:table-cell table:style-name="ce494" table:formula="of:=16*(MAX([.CP14];[.CQ14])-MIN([.CP14];[.CQ14])) +[.CR14]" office:value-type="float" office:value="27" calcext:value-type="float">
            <text:p>27</text:p>
          </table:table-cell>
          <table:table-cell table:style-name="ce498" table:formula="of:=BASE([.CS14];2)" office:value-type="string" office:string-value="11011" calcext:value-type="string">
            <text:p>11011</text:p>
          </table:table-cell>
          <table:table-cell table:style-name="ce535" table:formula="of:=64*[.CW14]+16*[.CY14]+4*[.DA14]+[.DC14]" office:value-type="float" office:value="236" calcext:value-type="float">
            <text:p>236</text:p>
          </table:table-cell>
          <table:table-cell table:style-name="ce459" table:formula="of:=[.CV13]" office:value-type="string" office:string-value="" calcext:value-type="string">
            <text:p></text:p>
          </table:table-cell>
          <table:table-cell table:style-name="ce465" table:formula="of:=IF(UNICODE([.CV14])=60;0;IF(UNICODE([.CV14])=61663;1;IF(UNICODE([.CV14])=62;2;IF(UNICODE([.CV14])=61664;3;&quot;&quot;))))" office:value-type="float" office:value="3" calcext:value-type="float">
            <text:p>3</text:p>
          </table:table-cell>
          <table:table-cell table:style-name="ce459" table:formula="of:=[.CX13]" office:value-type="string" office:string-value="&gt;" calcext:value-type="string">
            <text:p>&gt;</text:p>
          </table:table-cell>
          <table:table-cell table:style-name="ce465" table:formula="of:=IF(UNICODE([.CX14])=60;0;IF(UNICODE([.CX14])=61663;1;IF(UNICODE([.CX14])=62;2;IF(UNICODE([.CX14])=61664;3;&quot;&quot;))))" office:value-type="float" office:value="2" calcext:value-type="float">
            <text:p>2</text:p>
          </table:table-cell>
          <table:table-cell table:style-name="ce469" table:formula="of:=[.DB5]" office:value-type="string" office:string-value="" calcext:value-type="string">
            <text:p></text:p>
          </table:table-cell>
          <table:table-cell table:style-name="ce465" table:formula="of:=IF(UNICODE([.CZ14])=60;0;IF(UNICODE([.CZ14])=61663;1;IF(UNICODE([.CZ14])=62;2;IF(UNICODE([.CZ14])=61664;3;&quot;&quot;))))" office:value-type="float" office:value="3" calcext:value-type="float">
            <text:p>3</text:p>
          </table:table-cell>
          <table:table-cell table:style-name="ce459" table:formula="of:=[.DB10]" office:value-type="string" office:string-value="&lt;" calcext:value-type="string">
            <text:p>&lt;</text:p>
          </table:table-cell>
          <table:table-cell table:style-name="ce465" table:formula="of:=IF(UNICODE([.DB14])=60;0;IF(UNICODE([.DB14])=61663;1;IF(UNICODE([.DB14])=62;2;IF(UNICODE([.DB14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14]+[.DE14]" office:value-type="float" office:value="11" calcext:value-type="float">
            <text:p>11</text:p>
          </table:table-cell>
          <table:table-cell table:style-name="ce547" table:formula="of:=16*(MAX([.DD14];[.DE14])-MIN([.DD14];[.DE14])) +[.DF14]" office:value-type="float" office:value="27" calcext:value-type="float">
            <text:p>27</text:p>
          </table:table-cell>
          <table:table-cell table:style-name="ce549" table:formula="of:=BASE([.DG14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1" table:formula="of:=64*[.C15]+16*[.E15]+4*[.G15]+[.I15]" office:value-type="float" office:value="13" calcext:value-type="float">
            <text:p>13</text:p>
          </table:table-cell>
          <table:table-cell table:style-name="ce459" table:formula="of:=[.B14]" office:value-type="string" office:string-value="&lt;" calcext:value-type="string">
            <text:p>&lt;</text:p>
          </table:table-cell>
          <table:table-cell table:style-name="ce465" table:formula="of:=IF(UNICODE([.B15])=60;0;IF(UNICODE([.B15])=61663;1;IF(UNICODE([.B15])=62;2;IF(UNICODE([.B15])=61664;3;&quot;&quot;))))" office:value-type="float" office:value="0" calcext:value-type="float">
            <text:p>0</text:p>
          </table:table-cell>
          <table:table-cell table:style-name="ce459" table:formula="of:=[.D14]" office:value-type="string" office:string-value="&lt;" calcext:value-type="string">
            <text:p>&lt;</text:p>
          </table:table-cell>
          <table:table-cell table:style-name="ce465" table:formula="of:=IF(UNICODE([.D15])=60;0;IF(UNICODE([.D15])=61663;1;IF(UNICODE([.D15])=62;2;IF(UNICODE([.D15])=61664;3;&quot;&quot;))))" office:value-type="float" office:value="0" calcext:value-type="float">
            <text:p>0</text:p>
          </table:table-cell>
          <table:table-cell table:style-name="ce459" table:formula="of:=[.F14]" office:value-type="string" office:string-value="" calcext:value-type="string">
            <text:p></text:p>
          </table:table-cell>
          <table:table-cell table:style-name="ce465" table:formula="of:=IF(UNICODE([.F15])=60;0;IF(UNICODE([.F15])=61663;1;IF(UNICODE([.F15])=62;2;IF(UNICODE([.F15])=61664;3;&quot;&quot;))))" office:value-type="float" office:value="3" calcext:value-type="float">
            <text:p>3</text:p>
          </table:table-cell>
          <table:table-cell table:style-name="ce459" table:formula="of:=[.H11]" office:value-type="string" office:string-value="" calcext:value-type="string">
            <text:p></text:p>
          </table:table-cell>
          <table:table-cell table:style-name="ce465" table:formula="of:=IF(UNICODE([.H15])=60;0;IF(UNICODE([.H15])=61663;1;IF(UNICODE([.H15])=62;2;IF(UNICODE([.H15])=61664;3;&quot;&quot;))))" office:value-type="float" office:value="1" calcext:value-type="float">
            <text:p>1</text:p>
          </table:table-cell>
          <table:table-cell table:style-name="ce376"/>
          <table:table-cell table:style-name="ce382"/>
          <table:table-cell table:style-name="ce489" table:formula="of:=4*[.J15]+[.K15]" office:value-type="float" office:value="0" calcext:value-type="float">
            <text:p>0</text:p>
          </table:table-cell>
          <table:table-cell table:style-name="ce494" table:formula="of:=16*(MAX([.J15];[.K15])-MIN([.J15];[.K15])) +[.L15]" office:value-type="float" office:value="0" calcext:value-type="float">
            <text:p>0</text:p>
          </table:table-cell>
          <table:table-cell table:style-name="ce498" table:formula="of:=BASE([.M15];2)" office:value-type="string" office:string-value="0" calcext:value-type="string">
            <text:p>0</text:p>
          </table:table-cell>
          <table:table-cell table:style-name="ce506" table:formula="of:=64*[.Q15]+16*[.S15]+4*[.U15]+[.W15]" office:value-type="float" office:value="45" calcext:value-type="float">
            <text:p>45</text:p>
          </table:table-cell>
          <table:table-cell table:style-name="ce459" table:formula="of:=[.P14]" office:value-type="string" office:string-value="&lt;" calcext:value-type="string">
            <text:p>&lt;</text:p>
          </table:table-cell>
          <table:table-cell table:style-name="ce465" table:formula="of:=IF(UNICODE([.P15])=60;0;IF(UNICODE([.P15])=61663;1;IF(UNICODE([.P15])=62;2;IF(UNICODE([.P15])=61664;3;&quot;&quot;))))" office:value-type="float" office:value="0" calcext:value-type="float">
            <text:p>0</text:p>
          </table:table-cell>
          <table:table-cell table:style-name="ce459" table:formula="of:=[.R14]" office:value-type="string" office:string-value="&gt;" calcext:value-type="string">
            <text:p>&gt;</text:p>
          </table:table-cell>
          <table:table-cell table:style-name="ce465" table:formula="of:=IF(UNICODE([.R15])=60;0;IF(UNICODE([.R15])=61663;1;IF(UNICODE([.R15])=62;2;IF(UNICODE([.R15])=61664;3;&quot;&quot;))))" office:value-type="float" office:value="2" calcext:value-type="float">
            <text:p>2</text:p>
          </table:table-cell>
          <table:table-cell table:style-name="ce459" table:formula="of:=[.T14]" office:value-type="string" office:string-value="" calcext:value-type="string">
            <text:p></text:p>
          </table:table-cell>
          <table:table-cell table:style-name="ce465" table:formula="of:=IF(UNICODE([.T15])=60;0;IF(UNICODE([.T15])=61663;1;IF(UNICODE([.T15])=62;2;IF(UNICODE([.T15])=61664;3;&quot;&quot;))))" office:value-type="float" office:value="3" calcext:value-type="float">
            <text:p>3</text:p>
          </table:table-cell>
          <table:table-cell table:style-name="ce459" table:formula="of:=[.V11]" office:value-type="string" office:string-value="" calcext:value-type="string">
            <text:p></text:p>
          </table:table-cell>
          <table:table-cell table:style-name="ce465" table:formula="of:=IF(UNICODE([.V15])=60;0;IF(UNICODE([.V15])=61663;1;IF(UNICODE([.V15])=62;2;IF(UNICODE([.V15])=61664;3;&quot;&quot;))))" office:value-type="float" office:value="1" calcext:value-type="float">
            <text:p>1</text:p>
          </table:table-cell>
          <table:table-cell table:style-name="ce376"/>
          <table:table-cell table:style-name="ce382"/>
          <table:table-cell table:style-name="ce489" table:formula="of:=4*[.X15]+[.Y15]" office:value-type="float" office:value="0" calcext:value-type="float">
            <text:p>0</text:p>
          </table:table-cell>
          <table:table-cell table:style-name="ce494" table:formula="of:=16*(MAX([.X15];[.Y15])-MIN([.X15];[.Y15])) +[.Z15]" office:value-type="float" office:value="0" calcext:value-type="float">
            <text:p>0</text:p>
          </table:table-cell>
          <table:table-cell table:style-name="ce498" table:formula="of:=BASE([.AA15];2)" office:value-type="string" office:string-value="0" calcext:value-type="string">
            <text:p>0</text:p>
          </table:table-cell>
          <table:table-cell table:style-name="ce514" table:formula="of:=64*[.AE15]+16*[.AG15]+4*[.AI15]+[.AK15]" office:value-type="float" office:value="77" calcext:value-type="float">
            <text:p>77</text:p>
          </table:table-cell>
          <table:table-cell table:style-name="ce459" table:formula="of:=[.AD14]" office:value-type="string" office:string-value="" calcext:value-type="string">
            <text:p></text:p>
          </table:table-cell>
          <table:table-cell table:style-name="ce465" table:formula="of:=IF(UNICODE([.AD15])=60;0;IF(UNICODE([.AD15])=61663;1;IF(UNICODE([.AD15])=62;2;IF(UNICODE([.AD15])=61664;3;&quot;&quot;))))" office:value-type="float" office:value="1" calcext:value-type="float">
            <text:p>1</text:p>
          </table:table-cell>
          <table:table-cell table:style-name="ce459" table:formula="of:=[.AF14]" office:value-type="string" office:string-value="&lt;" calcext:value-type="string">
            <text:p>&lt;</text:p>
          </table:table-cell>
          <table:table-cell table:style-name="ce465" table:formula="of:=IF(UNICODE([.AF15])=60;0;IF(UNICODE([.AF15])=61663;1;IF(UNICODE([.AF15])=62;2;IF(UNICODE([.AF15])=61664;3;&quot;&quot;))))" office:value-type="float" office:value="0" calcext:value-type="float">
            <text:p>0</text:p>
          </table:table-cell>
          <table:table-cell table:style-name="ce459" table:formula="of:=[.AH14]" office:value-type="string" office:string-value="" calcext:value-type="string">
            <text:p></text:p>
          </table:table-cell>
          <table:table-cell table:style-name="ce465" table:formula="of:=IF(UNICODE([.AH15])=60;0;IF(UNICODE([.AH15])=61663;1;IF(UNICODE([.AH15])=62;2;IF(UNICODE([.AH15])=61664;3;&quot;&quot;))))" office:value-type="float" office:value="3" calcext:value-type="float">
            <text:p>3</text:p>
          </table:table-cell>
          <table:table-cell table:style-name="ce459" table:formula="of:=[.AJ11]" office:value-type="string" office:string-value="" calcext:value-type="string">
            <text:p></text:p>
          </table:table-cell>
          <table:table-cell table:style-name="ce465" table:formula="of:=IF(UNICODE([.AJ15])=60;0;IF(UNICODE([.AJ15])=61663;1;IF(UNICODE([.AJ15])=62;2;IF(UNICODE([.AJ15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AL15]+[.AM15]" office:value-type="float" office:value="0" calcext:value-type="float">
            <text:p>0</text:p>
          </table:table-cell>
          <table:table-cell table:style-name="ce494" table:formula="of:=16*(MAX([.AL15];[.AM15])-MIN([.AL15];[.AM15])) +[.AN15]" office:value-type="float" office:value="0" calcext:value-type="float">
            <text:p>0</text:p>
          </table:table-cell>
          <table:table-cell table:style-name="ce498" table:formula="of:=BASE([.AO15];2)" office:value-type="string" office:string-value="0" calcext:value-type="string">
            <text:p>0</text:p>
          </table:table-cell>
          <table:table-cell table:style-name="ce506" table:formula="of:=64*[.AS15]+16*[.AU15]+4*[.AW15]+[.AY15]" office:value-type="float" office:value="109" calcext:value-type="float">
            <text:p>109</text:p>
          </table:table-cell>
          <table:table-cell table:style-name="ce459" table:formula="of:=[.AR14]" office:value-type="string" office:string-value="" calcext:value-type="string">
            <text:p></text:p>
          </table:table-cell>
          <table:table-cell table:style-name="ce465" table:formula="of:=IF(UNICODE([.AR15])=60;0;IF(UNICODE([.AR15])=61663;1;IF(UNICODE([.AR15])=62;2;IF(UNICODE([.AR15])=61664;3;&quot;&quot;))))" office:value-type="float" office:value="1" calcext:value-type="float">
            <text:p>1</text:p>
          </table:table-cell>
          <table:table-cell table:style-name="ce459" table:formula="of:=[.AT14]" office:value-type="string" office:string-value="&gt;" calcext:value-type="string">
            <text:p>&gt;</text:p>
          </table:table-cell>
          <table:table-cell table:style-name="ce465" table:formula="of:=IF(UNICODE([.AT15])=60;0;IF(UNICODE([.AT15])=61663;1;IF(UNICODE([.AT15])=62;2;IF(UNICODE([.AT15])=61664;3;&quot;&quot;))))" office:value-type="float" office:value="2" calcext:value-type="float">
            <text:p>2</text:p>
          </table:table-cell>
          <table:table-cell table:style-name="ce459" table:formula="of:=[.AV14]" office:value-type="string" office:string-value="" calcext:value-type="string">
            <text:p></text:p>
          </table:table-cell>
          <table:table-cell table:style-name="ce465" table:formula="of:=IF(UNICODE([.AV15])=60;0;IF(UNICODE([.AV15])=61663;1;IF(UNICODE([.AV15])=62;2;IF(UNICODE([.AV15])=61664;3;&quot;&quot;))))" office:value-type="float" office:value="3" calcext:value-type="float">
            <text:p>3</text:p>
          </table:table-cell>
          <table:table-cell table:style-name="ce459" table:formula="of:=[.AX11]" office:value-type="string" office:string-value="" calcext:value-type="string">
            <text:p></text:p>
          </table:table-cell>
          <table:table-cell table:style-name="ce465" table:formula="of:=IF(UNICODE([.AX15])=60;0;IF(UNICODE([.AX15])=61663;1;IF(UNICODE([.AX15])=62;2;IF(UNICODE([.AX15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AZ15]+[.BA15]" office:value-type="float" office:value="0" calcext:value-type="float">
            <text:p>0</text:p>
          </table:table-cell>
          <table:table-cell table:style-name="ce494" table:formula="of:=16*(MAX([.AZ15];[.BA15])-MIN([.AZ15];[.BA15])) +[.BB15]" office:value-type="float" office:value="0" calcext:value-type="float">
            <text:p>0</text:p>
          </table:table-cell>
          <table:table-cell table:style-name="ce498" table:formula="of:=BASE([.BC15];2)" office:value-type="string" office:string-value="0" calcext:value-type="string">
            <text:p>0</text:p>
          </table:table-cell>
          <table:table-cell table:style-name="ce527" table:formula="of:=64*[.BG15]+16*[.BI15]+4*[.BK15]+[.BM15]" office:value-type="float" office:value="141" calcext:value-type="float">
            <text:p>141</text:p>
          </table:table-cell>
          <table:table-cell table:style-name="ce459" table:formula="of:=[.BF14]" office:value-type="string" office:string-value="&gt;" calcext:value-type="string">
            <text:p>&gt;</text:p>
          </table:table-cell>
          <table:table-cell table:style-name="ce465" table:formula="of:=IF(UNICODE([.BF15])=60;0;IF(UNICODE([.BF15])=61663;1;IF(UNICODE([.BF15])=62;2;IF(UNICODE([.BF15])=61664;3;&quot;&quot;))))" office:value-type="float" office:value="2" calcext:value-type="float">
            <text:p>2</text:p>
          </table:table-cell>
          <table:table-cell table:style-name="ce459" table:formula="of:=[.BH14]" office:value-type="string" office:string-value="&lt;" calcext:value-type="string">
            <text:p>&lt;</text:p>
          </table:table-cell>
          <table:table-cell table:style-name="ce465" table:formula="of:=IF(UNICODE([.BH15])=60;0;IF(UNICODE([.BH15])=61663;1;IF(UNICODE([.BH15])=62;2;IF(UNICODE([.BH15])=61664;3;&quot;&quot;))))" office:value-type="float" office:value="0" calcext:value-type="float">
            <text:p>0</text:p>
          </table:table-cell>
          <table:table-cell table:style-name="ce459" table:formula="of:=[.BJ14]" office:value-type="string" office:string-value="" calcext:value-type="string">
            <text:p></text:p>
          </table:table-cell>
          <table:table-cell table:style-name="ce465" table:formula="of:=IF(UNICODE([.BJ15])=60;0;IF(UNICODE([.BJ15])=61663;1;IF(UNICODE([.BJ15])=62;2;IF(UNICODE([.BJ15])=61664;3;&quot;&quot;))))" office:value-type="float" office:value="3" calcext:value-type="float">
            <text:p>3</text:p>
          </table:table-cell>
          <table:table-cell table:style-name="ce459" table:formula="of:=[.BL11]" office:value-type="string" office:string-value="" calcext:value-type="string">
            <text:p></text:p>
          </table:table-cell>
          <table:table-cell table:style-name="ce465" table:formula="of:=IF(UNICODE([.BL15])=60;0;IF(UNICODE([.BL15])=61663;1;IF(UNICODE([.BL15])=62;2;IF(UNICODE([.BL15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BN15]+[.BO15]" office:value-type="float" office:value="0" calcext:value-type="float">
            <text:p>0</text:p>
          </table:table-cell>
          <table:table-cell table:style-name="ce494" table:formula="of:=16*(MAX([.BN15];[.BO15])-MIN([.BN15];[.BO15])) +[.BP15]" office:value-type="float" office:value="0" calcext:value-type="float">
            <text:p>0</text:p>
          </table:table-cell>
          <table:table-cell table:style-name="ce498" table:formula="of:=BASE([.BQ15];2)" office:value-type="string" office:string-value="0" calcext:value-type="string">
            <text:p>0</text:p>
          </table:table-cell>
          <table:table-cell table:style-name="ce535" table:formula="of:=64*[.BU15]+16*[.BW15]+4*[.BY15]+[.CA15]" office:value-type="float" office:value="173" calcext:value-type="float">
            <text:p>173</text:p>
          </table:table-cell>
          <table:table-cell table:style-name="ce459" table:formula="of:=[.BT14]" office:value-type="string" office:string-value="&gt;" calcext:value-type="string">
            <text:p>&gt;</text:p>
          </table:table-cell>
          <table:table-cell table:style-name="ce465" table:formula="of:=IF(UNICODE([.BT15])=60;0;IF(UNICODE([.BT15])=61663;1;IF(UNICODE([.BT15])=62;2;IF(UNICODE([.BT15])=61664;3;&quot;&quot;))))" office:value-type="float" office:value="2" calcext:value-type="float">
            <text:p>2</text:p>
          </table:table-cell>
          <table:table-cell table:style-name="ce459" table:formula="of:=[.BV14]" office:value-type="string" office:string-value="&gt;" calcext:value-type="string">
            <text:p>&gt;</text:p>
          </table:table-cell>
          <table:table-cell table:style-name="ce465" table:formula="of:=IF(UNICODE([.BV15])=60;0;IF(UNICODE([.BV15])=61663;1;IF(UNICODE([.BV15])=62;2;IF(UNICODE([.BV15])=61664;3;&quot;&quot;))))" office:value-type="float" office:value="2" calcext:value-type="float">
            <text:p>2</text:p>
          </table:table-cell>
          <table:table-cell table:style-name="ce459" table:formula="of:=[.BX14]" office:value-type="string" office:string-value="" calcext:value-type="string">
            <text:p></text:p>
          </table:table-cell>
          <table:table-cell table:style-name="ce465" table:formula="of:=IF(UNICODE([.BX15])=60;0;IF(UNICODE([.BX15])=61663;1;IF(UNICODE([.BX15])=62;2;IF(UNICODE([.BX15])=61664;3;&quot;&quot;))))" office:value-type="float" office:value="3" calcext:value-type="float">
            <text:p>3</text:p>
          </table:table-cell>
          <table:table-cell table:style-name="ce459" table:formula="of:=[.BZ11]" office:value-type="string" office:string-value="" calcext:value-type="string">
            <text:p></text:p>
          </table:table-cell>
          <table:table-cell table:style-name="ce465" table:formula="of:=IF(UNICODE([.BZ15])=60;0;IF(UNICODE([.BZ15])=61663;1;IF(UNICODE([.BZ15])=62;2;IF(UNICODE([.BZ15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CB15]+[.CC15]" office:value-type="float" office:value="0" calcext:value-type="float">
            <text:p>0</text:p>
          </table:table-cell>
          <table:table-cell table:style-name="ce494" table:formula="of:=16*(MAX([.CB15];[.CC15])-MIN([.CB15];[.CC15])) +[.CD15]" office:value-type="float" office:value="0" calcext:value-type="float">
            <text:p>0</text:p>
          </table:table-cell>
          <table:table-cell table:style-name="ce498" table:formula="of:=BASE([.CE15];2)" office:value-type="string" office:string-value="0" calcext:value-type="string">
            <text:p>0</text:p>
          </table:table-cell>
          <table:table-cell table:style-name="ce539" table:formula="of:=64*[.CI15]+16*[.CK15]+4*[.CM15]+[.CO15]" office:value-type="float" office:value="205" calcext:value-type="float">
            <text:p>205</text:p>
          </table:table-cell>
          <table:table-cell table:style-name="ce459" table:formula="of:=[.CH14]" office:value-type="string" office:string-value="" calcext:value-type="string">
            <text:p></text:p>
          </table:table-cell>
          <table:table-cell table:style-name="ce465" table:formula="of:=IF(UNICODE([.CH15])=60;0;IF(UNICODE([.CH15])=61663;1;IF(UNICODE([.CH15])=62;2;IF(UNICODE([.CH15])=61664;3;&quot;&quot;))))" office:value-type="float" office:value="3" calcext:value-type="float">
            <text:p>3</text:p>
          </table:table-cell>
          <table:table-cell table:style-name="ce459" table:formula="of:=[.CJ14]" office:value-type="string" office:string-value="&lt;" calcext:value-type="string">
            <text:p>&lt;</text:p>
          </table:table-cell>
          <table:table-cell table:style-name="ce465" table:formula="of:=IF(UNICODE([.CJ15])=60;0;IF(UNICODE([.CJ15])=61663;1;IF(UNICODE([.CJ15])=62;2;IF(UNICODE([.CJ15])=61664;3;&quot;&quot;))))" office:value-type="float" office:value="0" calcext:value-type="float">
            <text:p>0</text:p>
          </table:table-cell>
          <table:table-cell table:style-name="ce459" table:formula="of:=[.CL14]" office:value-type="string" office:string-value="" calcext:value-type="string">
            <text:p></text:p>
          </table:table-cell>
          <table:table-cell table:style-name="ce465" table:formula="of:=IF(UNICODE([.CL15])=60;0;IF(UNICODE([.CL15])=61663;1;IF(UNICODE([.CL15])=62;2;IF(UNICODE([.CL15])=61664;3;&quot;&quot;))))" office:value-type="float" office:value="3" calcext:value-type="float">
            <text:p>3</text:p>
          </table:table-cell>
          <table:table-cell table:style-name="ce459" table:formula="of:=[.CN11]" office:value-type="string" office:string-value="" calcext:value-type="string">
            <text:p></text:p>
          </table:table-cell>
          <table:table-cell table:style-name="ce465" table:formula="of:=IF(UNICODE([.CN15])=60;0;IF(UNICODE([.CN15])=61663;1;IF(UNICODE([.CN15])=62;2;IF(UNICODE([.CN15])=61664;3;&quot;&quot;))))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3" calcext:value-type="float">
            <text:p>3</text:p>
          </table:table-cell>
          <table:table-cell table:style-name="ce489" table:formula="of:=4*[.CP15]+[.CQ15]" office:value-type="float" office:value="11" calcext:value-type="float">
            <text:p>11</text:p>
          </table:table-cell>
          <table:table-cell table:style-name="ce494" table:formula="of:=16*(MAX([.CP15];[.CQ15])-MIN([.CP15];[.CQ15])) +[.CR15]" office:value-type="float" office:value="27" calcext:value-type="float">
            <text:p>27</text:p>
          </table:table-cell>
          <table:table-cell table:style-name="ce498" table:formula="of:=BASE([.CS15];2)" office:value-type="string" office:string-value="11011" calcext:value-type="string">
            <text:p>11011</text:p>
          </table:table-cell>
          <table:table-cell table:style-name="ce535" table:formula="of:=64*[.CW15]+16*[.CY15]+4*[.DA15]+[.DC15]" office:value-type="float" office:value="237" calcext:value-type="float">
            <text:p>237</text:p>
          </table:table-cell>
          <table:table-cell table:style-name="ce459" table:formula="of:=[.CV14]" office:value-type="string" office:string-value="" calcext:value-type="string">
            <text:p></text:p>
          </table:table-cell>
          <table:table-cell table:style-name="ce465" table:formula="of:=IF(UNICODE([.CV15])=60;0;IF(UNICODE([.CV15])=61663;1;IF(UNICODE([.CV15])=62;2;IF(UNICODE([.CV15])=61664;3;&quot;&quot;))))" office:value-type="float" office:value="3" calcext:value-type="float">
            <text:p>3</text:p>
          </table:table-cell>
          <table:table-cell table:style-name="ce459" table:formula="of:=[.CX14]" office:value-type="string" office:string-value="&gt;" calcext:value-type="string">
            <text:p>&gt;</text:p>
          </table:table-cell>
          <table:table-cell table:style-name="ce465" table:formula="of:=IF(UNICODE([.CX15])=60;0;IF(UNICODE([.CX15])=61663;1;IF(UNICODE([.CX15])=62;2;IF(UNICODE([.CX15])=61664;3;&quot;&quot;))))" office:value-type="float" office:value="2" calcext:value-type="float">
            <text:p>2</text:p>
          </table:table-cell>
          <table:table-cell table:style-name="ce459" table:formula="of:=[.CZ14]" office:value-type="string" office:string-value="" calcext:value-type="string">
            <text:p></text:p>
          </table:table-cell>
          <table:table-cell table:style-name="ce465" table:formula="of:=IF(UNICODE([.CZ15])=60;0;IF(UNICODE([.CZ15])=61663;1;IF(UNICODE([.CZ15])=62;2;IF(UNICODE([.CZ15])=61664;3;&quot;&quot;))))" office:value-type="float" office:value="3" calcext:value-type="float">
            <text:p>3</text:p>
          </table:table-cell>
          <table:table-cell table:style-name="ce459" table:formula="of:=[.DB11]" office:value-type="string" office:string-value="" calcext:value-type="string">
            <text:p></text:p>
          </table:table-cell>
          <table:table-cell table:style-name="ce465" table:formula="of:=IF(UNICODE([.DB15])=60;0;IF(UNICODE([.DB15])=61663;1;IF(UNICODE([.DB15])=62;2;IF(UNICODE([.DB15])=61664;3;&quot;&quot;))))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15]+[.DE15]" office:value-type="float" office:value="11" calcext:value-type="float">
            <text:p>11</text:p>
          </table:table-cell>
          <table:table-cell table:style-name="ce547" table:formula="of:=16*(MAX([.DD15];[.DE15])-MIN([.DD15];[.DE15])) +[.DF15]" office:value-type="float" office:value="27" calcext:value-type="float">
            <text:p>27</text:p>
          </table:table-cell>
          <table:table-cell table:style-name="ce549" table:formula="of:=BASE([.DG15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1" table:formula="of:=64*[.C16]+16*[.E16]+4*[.G16]+[.I16]" office:value-type="float" office:value="14" calcext:value-type="float">
            <text:p>14</text:p>
          </table:table-cell>
          <table:table-cell table:style-name="ce459" table:formula="of:=[.B15]" office:value-type="string" office:string-value="&lt;" calcext:value-type="string">
            <text:p>&lt;</text:p>
          </table:table-cell>
          <table:table-cell table:style-name="ce465" table:formula="of:=IF(UNICODE([.B16])=60;0;IF(UNICODE([.B16])=61663;1;IF(UNICODE([.B16])=62;2;IF(UNICODE([.B16])=61664;3;&quot;&quot;))))" office:value-type="float" office:value="0" calcext:value-type="float">
            <text:p>0</text:p>
          </table:table-cell>
          <table:table-cell table:style-name="ce459" table:formula="of:=[.D15]" office:value-type="string" office:string-value="&lt;" calcext:value-type="string">
            <text:p>&lt;</text:p>
          </table:table-cell>
          <table:table-cell table:style-name="ce465" table:formula="of:=IF(UNICODE([.D16])=60;0;IF(UNICODE([.D16])=61663;1;IF(UNICODE([.D16])=62;2;IF(UNICODE([.D16])=61664;3;&quot;&quot;))))" office:value-type="float" office:value="0" calcext:value-type="float">
            <text:p>0</text:p>
          </table:table-cell>
          <table:table-cell table:style-name="ce459" table:formula="of:=[.F15]" office:value-type="string" office:string-value="" calcext:value-type="string">
            <text:p></text:p>
          </table:table-cell>
          <table:table-cell table:style-name="ce465" table:formula="of:=IF(UNICODE([.F16])=60;0;IF(UNICODE([.F16])=61663;1;IF(UNICODE([.F16])=62;2;IF(UNICODE([.F16])=61664;3;&quot;&quot;))))" office:value-type="float" office:value="3" calcext:value-type="float">
            <text:p>3</text:p>
          </table:table-cell>
          <table:table-cell table:style-name="ce459" table:formula="of:=[.H12]" office:value-type="string" office:string-value="&gt;" calcext:value-type="string">
            <text:p>&gt;</text:p>
          </table:table-cell>
          <table:table-cell table:style-name="ce465" table:formula="of:=IF(UNICODE([.H16])=60;0;IF(UNICODE([.H16])=61663;1;IF(UNICODE([.H16])=62;2;IF(UNICODE([.H16])=61664;3;&quot;&quot;))))" office:value-type="float" office:value="2" calcext:value-type="float">
            <text:p>2</text:p>
          </table:table-cell>
          <table:table-cell table:style-name="ce376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489" table:formula="of:=4*[.J16]+[.K16]" office:value-type="float" office:value="1" calcext:value-type="float">
            <text:p>1</text:p>
          </table:table-cell>
          <table:table-cell table:style-name="ce494" table:formula="of:=16*(MAX([.J16];[.K16])-MIN([.J16];[.K16])) +[.L16]" office:value-type="float" office:value="17" calcext:value-type="float">
            <text:p>17</text:p>
          </table:table-cell>
          <table:table-cell table:style-name="ce498" table:formula="of:=BASE([.M16];2)" office:value-type="string" office:string-value="10001" calcext:value-type="string">
            <text:p>10001</text:p>
          </table:table-cell>
          <table:table-cell table:style-name="ce506" table:formula="of:=64*[.Q16]+16*[.S16]+4*[.U16]+[.W16]" office:value-type="float" office:value="46" calcext:value-type="float">
            <text:p>46</text:p>
          </table:table-cell>
          <table:table-cell table:style-name="ce459" table:formula="of:=[.P15]" office:value-type="string" office:string-value="&lt;" calcext:value-type="string">
            <text:p>&lt;</text:p>
          </table:table-cell>
          <table:table-cell table:style-name="ce465" table:formula="of:=IF(UNICODE([.P16])=60;0;IF(UNICODE([.P16])=61663;1;IF(UNICODE([.P16])=62;2;IF(UNICODE([.P16])=61664;3;&quot;&quot;))))" office:value-type="float" office:value="0" calcext:value-type="float">
            <text:p>0</text:p>
          </table:table-cell>
          <table:table-cell table:style-name="ce459" table:formula="of:=[.R15]" office:value-type="string" office:string-value="&gt;" calcext:value-type="string">
            <text:p>&gt;</text:p>
          </table:table-cell>
          <table:table-cell table:style-name="ce465" table:formula="of:=IF(UNICODE([.R16])=60;0;IF(UNICODE([.R16])=61663;1;IF(UNICODE([.R16])=62;2;IF(UNICODE([.R16])=61664;3;&quot;&quot;))))" office:value-type="float" office:value="2" calcext:value-type="float">
            <text:p>2</text:p>
          </table:table-cell>
          <table:table-cell table:style-name="ce459" table:formula="of:=[.T15]" office:value-type="string" office:string-value="" calcext:value-type="string">
            <text:p></text:p>
          </table:table-cell>
          <table:table-cell table:style-name="ce465" table:formula="of:=IF(UNICODE([.T16])=60;0;IF(UNICODE([.T16])=61663;1;IF(UNICODE([.T16])=62;2;IF(UNICODE([.T16])=61664;3;&quot;&quot;))))" office:value-type="float" office:value="3" calcext:value-type="float">
            <text:p>3</text:p>
          </table:table-cell>
          <table:table-cell table:style-name="ce459" table:formula="of:=[.V12]" office:value-type="string" office:string-value="&gt;" calcext:value-type="string">
            <text:p>&gt;</text:p>
          </table:table-cell>
          <table:table-cell table:style-name="ce465" table:formula="of:=IF(UNICODE([.V16])=60;0;IF(UNICODE([.V16])=61663;1;IF(UNICODE([.V16])=62;2;IF(UNICODE([.V16])=61664;3;&quot;&quot;))))" office:value-type="float" office:value="2" calcext:value-type="float">
            <text:p>2</text:p>
          </table:table-cell>
          <table:table-cell table:style-name="ce376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489" table:formula="of:=4*[.X16]+[.Y16]" office:value-type="float" office:value="1" calcext:value-type="float">
            <text:p>1</text:p>
          </table:table-cell>
          <table:table-cell table:style-name="ce494" table:formula="of:=16*(MAX([.X16];[.Y16])-MIN([.X16];[.Y16])) +[.Z16]" office:value-type="float" office:value="17" calcext:value-type="float">
            <text:p>17</text:p>
          </table:table-cell>
          <table:table-cell table:style-name="ce498" table:formula="of:=BASE([.AA16];2)" office:value-type="string" office:string-value="10001" calcext:value-type="string">
            <text:p>10001</text:p>
          </table:table-cell>
          <table:table-cell table:style-name="ce514" table:formula="of:=64*[.AE16]+16*[.AG16]+4*[.AI16]+[.AK16]" office:value-type="float" office:value="78" calcext:value-type="float">
            <text:p>78</text:p>
          </table:table-cell>
          <table:table-cell table:style-name="ce459" table:formula="of:=[.AD15]" office:value-type="string" office:string-value="" calcext:value-type="string">
            <text:p></text:p>
          </table:table-cell>
          <table:table-cell table:style-name="ce465" table:formula="of:=IF(UNICODE([.AD16])=60;0;IF(UNICODE([.AD16])=61663;1;IF(UNICODE([.AD16])=62;2;IF(UNICODE([.AD16])=61664;3;&quot;&quot;))))" office:value-type="float" office:value="1" calcext:value-type="float">
            <text:p>1</text:p>
          </table:table-cell>
          <table:table-cell table:style-name="ce459" table:formula="of:=[.AF15]" office:value-type="string" office:string-value="&lt;" calcext:value-type="string">
            <text:p>&lt;</text:p>
          </table:table-cell>
          <table:table-cell table:style-name="ce465" table:formula="of:=IF(UNICODE([.AF16])=60;0;IF(UNICODE([.AF16])=61663;1;IF(UNICODE([.AF16])=62;2;IF(UNICODE([.AF16])=61664;3;&quot;&quot;))))" office:value-type="float" office:value="0" calcext:value-type="float">
            <text:p>0</text:p>
          </table:table-cell>
          <table:table-cell table:style-name="ce459" table:formula="of:=[.AH15]" office:value-type="string" office:string-value="" calcext:value-type="string">
            <text:p></text:p>
          </table:table-cell>
          <table:table-cell table:style-name="ce465" table:formula="of:=IF(UNICODE([.AH16])=60;0;IF(UNICODE([.AH16])=61663;1;IF(UNICODE([.AH16])=62;2;IF(UNICODE([.AH16])=61664;3;&quot;&quot;))))" office:value-type="float" office:value="3" calcext:value-type="float">
            <text:p>3</text:p>
          </table:table-cell>
          <table:table-cell table:style-name="ce459" table:formula="of:=[.AJ12]" office:value-type="string" office:string-value="&gt;" calcext:value-type="string">
            <text:p>&gt;</text:p>
          </table:table-cell>
          <table:table-cell table:style-name="ce465" table:formula="of:=IF(UNICODE([.AJ16])=60;0;IF(UNICODE([.AJ16])=61663;1;IF(UNICODE([.AJ16])=62;2;IF(UNICODE([.AJ16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AL16]+[.AM16]" office:value-type="float" office:value="1" calcext:value-type="float">
            <text:p>1</text:p>
          </table:table-cell>
          <table:table-cell table:style-name="ce494" table:formula="of:=16*(MAX([.AL16];[.AM16])-MIN([.AL16];[.AM16])) +[.AN16]" office:value-type="float" office:value="17" calcext:value-type="float">
            <text:p>17</text:p>
          </table:table-cell>
          <table:table-cell table:style-name="ce498" table:formula="of:=BASE([.AO16];2)" office:value-type="string" office:string-value="10001" calcext:value-type="string">
            <text:p>10001</text:p>
          </table:table-cell>
          <table:table-cell table:style-name="ce506" table:formula="of:=64*[.AS16]+16*[.AU16]+4*[.AW16]+[.AY16]" office:value-type="float" office:value="110" calcext:value-type="float">
            <text:p>110</text:p>
          </table:table-cell>
          <table:table-cell table:style-name="ce459" table:formula="of:=[.AR15]" office:value-type="string" office:string-value="" calcext:value-type="string">
            <text:p></text:p>
          </table:table-cell>
          <table:table-cell table:style-name="ce465" table:formula="of:=IF(UNICODE([.AR16])=60;0;IF(UNICODE([.AR16])=61663;1;IF(UNICODE([.AR16])=62;2;IF(UNICODE([.AR16])=61664;3;&quot;&quot;))))" office:value-type="float" office:value="1" calcext:value-type="float">
            <text:p>1</text:p>
          </table:table-cell>
          <table:table-cell table:style-name="ce459" table:formula="of:=[.AT15]" office:value-type="string" office:string-value="&gt;" calcext:value-type="string">
            <text:p>&gt;</text:p>
          </table:table-cell>
          <table:table-cell table:style-name="ce465" table:formula="of:=IF(UNICODE([.AT16])=60;0;IF(UNICODE([.AT16])=61663;1;IF(UNICODE([.AT16])=62;2;IF(UNICODE([.AT16])=61664;3;&quot;&quot;))))" office:value-type="float" office:value="2" calcext:value-type="float">
            <text:p>2</text:p>
          </table:table-cell>
          <table:table-cell table:style-name="ce459" table:formula="of:=[.AV15]" office:value-type="string" office:string-value="" calcext:value-type="string">
            <text:p></text:p>
          </table:table-cell>
          <table:table-cell table:style-name="ce465" table:formula="of:=IF(UNICODE([.AV16])=60;0;IF(UNICODE([.AV16])=61663;1;IF(UNICODE([.AV16])=62;2;IF(UNICODE([.AV16])=61664;3;&quot;&quot;))))" office:value-type="float" office:value="3" calcext:value-type="float">
            <text:p>3</text:p>
          </table:table-cell>
          <table:table-cell table:style-name="ce459" table:formula="of:=[.AX12]" office:value-type="string" office:string-value="&gt;" calcext:value-type="string">
            <text:p>&gt;</text:p>
          </table:table-cell>
          <table:table-cell table:style-name="ce465" table:formula="of:=IF(UNICODE([.AX16])=60;0;IF(UNICODE([.AX16])=61663;1;IF(UNICODE([.AX16])=62;2;IF(UNICODE([.AX16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AZ16]+[.BA16]" office:value-type="float" office:value="1" calcext:value-type="float">
            <text:p>1</text:p>
          </table:table-cell>
          <table:table-cell table:style-name="ce494" table:formula="of:=16*(MAX([.AZ16];[.BA16])-MIN([.AZ16];[.BA16])) +[.BB16]" office:value-type="float" office:value="17" calcext:value-type="float">
            <text:p>17</text:p>
          </table:table-cell>
          <table:table-cell table:style-name="ce498" table:formula="of:=BASE([.BC16];2)" office:value-type="string" office:string-value="10001" calcext:value-type="string">
            <text:p>10001</text:p>
          </table:table-cell>
          <table:table-cell table:style-name="ce527" table:formula="of:=64*[.BG16]+16*[.BI16]+4*[.BK16]+[.BM16]" office:value-type="float" office:value="142" calcext:value-type="float">
            <text:p>142</text:p>
          </table:table-cell>
          <table:table-cell table:style-name="ce459" table:formula="of:=[.BF15]" office:value-type="string" office:string-value="&gt;" calcext:value-type="string">
            <text:p>&gt;</text:p>
          </table:table-cell>
          <table:table-cell table:style-name="ce465" table:formula="of:=IF(UNICODE([.BF16])=60;0;IF(UNICODE([.BF16])=61663;1;IF(UNICODE([.BF16])=62;2;IF(UNICODE([.BF16])=61664;3;&quot;&quot;))))" office:value-type="float" office:value="2" calcext:value-type="float">
            <text:p>2</text:p>
          </table:table-cell>
          <table:table-cell table:style-name="ce459" table:formula="of:=[.BH15]" office:value-type="string" office:string-value="&lt;" calcext:value-type="string">
            <text:p>&lt;</text:p>
          </table:table-cell>
          <table:table-cell table:style-name="ce465" table:formula="of:=IF(UNICODE([.BH16])=60;0;IF(UNICODE([.BH16])=61663;1;IF(UNICODE([.BH16])=62;2;IF(UNICODE([.BH16])=61664;3;&quot;&quot;))))" office:value-type="float" office:value="0" calcext:value-type="float">
            <text:p>0</text:p>
          </table:table-cell>
          <table:table-cell table:style-name="ce459" table:formula="of:=[.BJ15]" office:value-type="string" office:string-value="" calcext:value-type="string">
            <text:p></text:p>
          </table:table-cell>
          <table:table-cell table:style-name="ce465" table:formula="of:=IF(UNICODE([.BJ16])=60;0;IF(UNICODE([.BJ16])=61663;1;IF(UNICODE([.BJ16])=62;2;IF(UNICODE([.BJ16])=61664;3;&quot;&quot;))))" office:value-type="float" office:value="3" calcext:value-type="float">
            <text:p>3</text:p>
          </table:table-cell>
          <table:table-cell table:style-name="ce459" table:formula="of:=[.BL12]" office:value-type="string" office:string-value="&gt;" calcext:value-type="string">
            <text:p>&gt;</text:p>
          </table:table-cell>
          <table:table-cell table:style-name="ce465" table:formula="of:=IF(UNICODE([.BL16])=60;0;IF(UNICODE([.BL16])=61663;1;IF(UNICODE([.BL16])=62;2;IF(UNICODE([.BL16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BN16]+[.BO16]" office:value-type="float" office:value="1" calcext:value-type="float">
            <text:p>1</text:p>
          </table:table-cell>
          <table:table-cell table:style-name="ce494" table:formula="of:=16*(MAX([.BN16];[.BO16])-MIN([.BN16];[.BO16])) +[.BP16]" office:value-type="float" office:value="17" calcext:value-type="float">
            <text:p>17</text:p>
          </table:table-cell>
          <table:table-cell table:style-name="ce498" table:formula="of:=BASE([.BQ16];2)" office:value-type="string" office:string-value="10001" calcext:value-type="string">
            <text:p>10001</text:p>
          </table:table-cell>
          <table:table-cell table:style-name="ce535" table:formula="of:=64*[.BU16]+16*[.BW16]+4*[.BY16]+[.CA16]" office:value-type="float" office:value="174" calcext:value-type="float">
            <text:p>174</text:p>
          </table:table-cell>
          <table:table-cell table:style-name="ce459" table:formula="of:=[.BT15]" office:value-type="string" office:string-value="&gt;" calcext:value-type="string">
            <text:p>&gt;</text:p>
          </table:table-cell>
          <table:table-cell table:style-name="ce465" table:formula="of:=IF(UNICODE([.BT16])=60;0;IF(UNICODE([.BT16])=61663;1;IF(UNICODE([.BT16])=62;2;IF(UNICODE([.BT16])=61664;3;&quot;&quot;))))" office:value-type="float" office:value="2" calcext:value-type="float">
            <text:p>2</text:p>
          </table:table-cell>
          <table:table-cell table:style-name="ce459" table:formula="of:=[.BV15]" office:value-type="string" office:string-value="&gt;" calcext:value-type="string">
            <text:p>&gt;</text:p>
          </table:table-cell>
          <table:table-cell table:style-name="ce465" table:formula="of:=IF(UNICODE([.BV16])=60;0;IF(UNICODE([.BV16])=61663;1;IF(UNICODE([.BV16])=62;2;IF(UNICODE([.BV16])=61664;3;&quot;&quot;))))" office:value-type="float" office:value="2" calcext:value-type="float">
            <text:p>2</text:p>
          </table:table-cell>
          <table:table-cell table:style-name="ce459" table:formula="of:=[.BX15]" office:value-type="string" office:string-value="" calcext:value-type="string">
            <text:p></text:p>
          </table:table-cell>
          <table:table-cell table:style-name="ce465" table:formula="of:=IF(UNICODE([.BX16])=60;0;IF(UNICODE([.BX16])=61663;1;IF(UNICODE([.BX16])=62;2;IF(UNICODE([.BX16])=61664;3;&quot;&quot;))))" office:value-type="float" office:value="3" calcext:value-type="float">
            <text:p>3</text:p>
          </table:table-cell>
          <table:table-cell table:style-name="ce459" table:formula="of:=[.BZ12]" office:value-type="string" office:string-value="&gt;" calcext:value-type="string">
            <text:p>&gt;</text:p>
          </table:table-cell>
          <table:table-cell table:style-name="ce465" table:formula="of:=IF(UNICODE([.BZ16])=60;0;IF(UNICODE([.BZ16])=61663;1;IF(UNICODE([.BZ16])=62;2;IF(UNICODE([.BZ16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CB16]+[.CC16]" office:value-type="float" office:value="1" calcext:value-type="float">
            <text:p>1</text:p>
          </table:table-cell>
          <table:table-cell table:style-name="ce494" table:formula="of:=16*(MAX([.CB16];[.CC16])-MIN([.CB16];[.CC16])) +[.CD16]" office:value-type="float" office:value="17" calcext:value-type="float">
            <text:p>17</text:p>
          </table:table-cell>
          <table:table-cell table:style-name="ce498" table:formula="of:=BASE([.CE16];2)" office:value-type="string" office:string-value="10001" calcext:value-type="string">
            <text:p>10001</text:p>
          </table:table-cell>
          <table:table-cell table:style-name="ce539" table:formula="of:=64*[.CI16]+16*[.CK16]+4*[.CM16]+[.CO16]" office:value-type="float" office:value="206" calcext:value-type="float">
            <text:p>206</text:p>
          </table:table-cell>
          <table:table-cell table:style-name="ce459" table:formula="of:=[.CH15]" office:value-type="string" office:string-value="" calcext:value-type="string">
            <text:p></text:p>
          </table:table-cell>
          <table:table-cell table:style-name="ce465" table:formula="of:=IF(UNICODE([.CH16])=60;0;IF(UNICODE([.CH16])=61663;1;IF(UNICODE([.CH16])=62;2;IF(UNICODE([.CH16])=61664;3;&quot;&quot;))))" office:value-type="float" office:value="3" calcext:value-type="float">
            <text:p>3</text:p>
          </table:table-cell>
          <table:table-cell table:style-name="ce459" table:formula="of:=[.CJ15]" office:value-type="string" office:string-value="&lt;" calcext:value-type="string">
            <text:p>&lt;</text:p>
          </table:table-cell>
          <table:table-cell table:style-name="ce465" table:formula="of:=IF(UNICODE([.CJ16])=60;0;IF(UNICODE([.CJ16])=61663;1;IF(UNICODE([.CJ16])=62;2;IF(UNICODE([.CJ16])=61664;3;&quot;&quot;))))" office:value-type="float" office:value="0" calcext:value-type="float">
            <text:p>0</text:p>
          </table:table-cell>
          <table:table-cell table:style-name="ce459" table:formula="of:=[.CL15]" office:value-type="string" office:string-value="" calcext:value-type="string">
            <text:p></text:p>
          </table:table-cell>
          <table:table-cell table:style-name="ce465" table:formula="of:=IF(UNICODE([.CL16])=60;0;IF(UNICODE([.CL16])=61663;1;IF(UNICODE([.CL16])=62;2;IF(UNICODE([.CL16])=61664;3;&quot;&quot;))))" office:value-type="float" office:value="3" calcext:value-type="float">
            <text:p>3</text:p>
          </table:table-cell>
          <table:table-cell table:style-name="ce459" table:formula="of:=[.CN12]" office:value-type="string" office:string-value="&gt;" calcext:value-type="string">
            <text:p>&gt;</text:p>
          </table:table-cell>
          <table:table-cell table:style-name="ce465" table:formula="of:=IF(UNICODE([.CN16])=60;0;IF(UNICODE([.CN16])=61663;1;IF(UNICODE([.CN16])=62;2;IF(UNICODE([.CN16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CP16]+[.CQ16]" office:value-type="float" office:value="1" calcext:value-type="float">
            <text:p>1</text:p>
          </table:table-cell>
          <table:table-cell table:style-name="ce494" table:formula="of:=16*(MAX([.CP16];[.CQ16])-MIN([.CP16];[.CQ16])) +[.CR16]" office:value-type="float" office:value="17" calcext:value-type="float">
            <text:p>17</text:p>
          </table:table-cell>
          <table:table-cell table:style-name="ce498" table:formula="of:=BASE([.CS16];2)" office:value-type="string" office:string-value="10001" calcext:value-type="string">
            <text:p>10001</text:p>
          </table:table-cell>
          <table:table-cell table:style-name="ce535" table:formula="of:=64*[.CW16]+16*[.CY16]+4*[.DA16]+[.DC16]" office:value-type="float" office:value="238" calcext:value-type="float">
            <text:p>238</text:p>
          </table:table-cell>
          <table:table-cell table:style-name="ce459" table:formula="of:=[.CV15]" office:value-type="string" office:string-value="" calcext:value-type="string">
            <text:p></text:p>
          </table:table-cell>
          <table:table-cell table:style-name="ce465" table:formula="of:=IF(UNICODE([.CV16])=60;0;IF(UNICODE([.CV16])=61663;1;IF(UNICODE([.CV16])=62;2;IF(UNICODE([.CV16])=61664;3;&quot;&quot;))))" office:value-type="float" office:value="3" calcext:value-type="float">
            <text:p>3</text:p>
          </table:table-cell>
          <table:table-cell table:style-name="ce459" table:formula="of:=[.CX15]" office:value-type="string" office:string-value="&gt;" calcext:value-type="string">
            <text:p>&gt;</text:p>
          </table:table-cell>
          <table:table-cell table:style-name="ce465" table:formula="of:=IF(UNICODE([.CX16])=60;0;IF(UNICODE([.CX16])=61663;1;IF(UNICODE([.CX16])=62;2;IF(UNICODE([.CX16])=61664;3;&quot;&quot;))))" office:value-type="float" office:value="2" calcext:value-type="float">
            <text:p>2</text:p>
          </table:table-cell>
          <table:table-cell table:style-name="ce459" table:formula="of:=[.CZ15]" office:value-type="string" office:string-value="" calcext:value-type="string">
            <text:p></text:p>
          </table:table-cell>
          <table:table-cell table:style-name="ce465" table:formula="of:=IF(UNICODE([.CZ16])=60;0;IF(UNICODE([.CZ16])=61663;1;IF(UNICODE([.CZ16])=62;2;IF(UNICODE([.CZ16])=61664;3;&quot;&quot;))))" office:value-type="float" office:value="3" calcext:value-type="float">
            <text:p>3</text:p>
          </table:table-cell>
          <table:table-cell table:style-name="ce459" table:formula="of:=[.DB12]" office:value-type="string" office:string-value="&gt;" calcext:value-type="string">
            <text:p>&gt;</text:p>
          </table:table-cell>
          <table:table-cell table:style-name="ce465" table:formula="of:=IF(UNICODE([.DB16])=60;0;IF(UNICODE([.DB16])=61663;1;IF(UNICODE([.DB16])=62;2;IF(UNICODE([.DB16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16]+[.DE16]" office:value-type="float" office:value="3" calcext:value-type="float">
            <text:p>3</text:p>
          </table:table-cell>
          <table:table-cell table:style-name="ce547" table:formula="of:=16*(MAX([.DD16];[.DE16])-MIN([.DD16];[.DE16])) +[.DF16]" office:value-type="float" office:value="51" calcext:value-type="float">
            <text:p>51</text:p>
          </table:table-cell>
          <table:table-cell table:style-name="ce549" table:formula="of:=BASE([.DG16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454" table:formula="of:=64*[.C17]+16*[.E17]+4*[.G17]+[.I17]" office:value-type="float" office:value="15" calcext:value-type="float">
            <text:p>15</text:p>
          </table:table-cell>
          <table:table-cell table:style-name="ce462" table:formula="of:=[.B16]" office:value-type="string" office:string-value="&lt;" calcext:value-type="string">
            <text:p>&lt;</text:p>
          </table:table-cell>
          <table:table-cell table:style-name="ce468" table:formula="of:=IF(UNICODE([.B17])=60;0;IF(UNICODE([.B17])=61663;1;IF(UNICODE([.B17])=62;2;IF(UNICODE([.B17])=61664;3;&quot;&quot;))))" office:value-type="float" office:value="0" calcext:value-type="float">
            <text:p>0</text:p>
          </table:table-cell>
          <table:table-cell table:style-name="ce462" table:formula="of:=[.D16]" office:value-type="string" office:string-value="&lt;" calcext:value-type="string">
            <text:p>&lt;</text:p>
          </table:table-cell>
          <table:table-cell table:style-name="ce468" table:formula="of:=IF(UNICODE([.D17])=60;0;IF(UNICODE([.D17])=61663;1;IF(UNICODE([.D17])=62;2;IF(UNICODE([.D17])=61664;3;&quot;&quot;))))" office:value-type="float" office:value="0" calcext:value-type="float">
            <text:p>0</text:p>
          </table:table-cell>
          <table:table-cell table:style-name="ce462" table:formula="of:=[.F16]" office:value-type="string" office:string-value="" calcext:value-type="string">
            <text:p></text:p>
          </table:table-cell>
          <table:table-cell table:style-name="ce468" table:formula="of:=IF(UNICODE([.F17])=60;0;IF(UNICODE([.F17])=61663;1;IF(UNICODE([.F17])=62;2;IF(UNICODE([.F17])=61664;3;&quot;&quot;))))" office:value-type="float" office:value="3" calcext:value-type="float">
            <text:p>3</text:p>
          </table:table-cell>
          <table:table-cell table:style-name="ce462" table:formula="of:=[.H13]" office:value-type="string" office:string-value="" calcext:value-type="string">
            <text:p></text:p>
          </table:table-cell>
          <table:table-cell table:style-name="ce468" table:formula="of:=IF(UNICODE([.H17])=60;0;IF(UNICODE([.H17])=61663;1;IF(UNICODE([.H17])=62;2;IF(UNICODE([.H17])=61664;3;&quot;&quot;))))" office:value-type="float" office:value="3" calcext:value-type="float">
            <text:p>3</text:p>
          </table:table-cell>
          <table:table-cell table:style-name="ce379"/>
          <table:table-cell table:style-name="ce385"/>
          <table:table-cell table:style-name="ce492" table:formula="of:=4*[.J17]+[.K17]" office:value-type="float" office:value="0" calcext:value-type="float">
            <text:p>0</text:p>
          </table:table-cell>
          <table:table-cell table:style-name="ce497" table:formula="of:=16*(MAX([.J17];[.K17])-MIN([.J17];[.K17])) +[.L17]" office:value-type="float" office:value="0" calcext:value-type="float">
            <text:p>0</text:p>
          </table:table-cell>
          <table:table-cell table:style-name="ce501" table:formula="of:=BASE([.M17];2)" office:value-type="string" office:string-value="0" calcext:value-type="string">
            <text:p>0</text:p>
          </table:table-cell>
          <table:table-cell table:style-name="ce509" table:formula="of:=64*[.Q17]+16*[.S17]+4*[.U17]+[.W17]" office:value-type="float" office:value="47" calcext:value-type="float">
            <text:p>47</text:p>
          </table:table-cell>
          <table:table-cell table:style-name="ce462" table:formula="of:=[.P16]" office:value-type="string" office:string-value="&lt;" calcext:value-type="string">
            <text:p>&lt;</text:p>
          </table:table-cell>
          <table:table-cell table:style-name="ce468" table:formula="of:=IF(UNICODE([.P17])=60;0;IF(UNICODE([.P17])=61663;1;IF(UNICODE([.P17])=62;2;IF(UNICODE([.P17])=61664;3;&quot;&quot;))))" office:value-type="float" office:value="0" calcext:value-type="float">
            <text:p>0</text:p>
          </table:table-cell>
          <table:table-cell table:style-name="ce462" table:formula="of:=[.R16]" office:value-type="string" office:string-value="&gt;" calcext:value-type="string">
            <text:p>&gt;</text:p>
          </table:table-cell>
          <table:table-cell table:style-name="ce468" table:formula="of:=IF(UNICODE([.R17])=60;0;IF(UNICODE([.R17])=61663;1;IF(UNICODE([.R17])=62;2;IF(UNICODE([.R17])=61664;3;&quot;&quot;))))" office:value-type="float" office:value="2" calcext:value-type="float">
            <text:p>2</text:p>
          </table:table-cell>
          <table:table-cell table:style-name="ce462" table:formula="of:=[.T16]" office:value-type="string" office:string-value="" calcext:value-type="string">
            <text:p></text:p>
          </table:table-cell>
          <table:table-cell table:style-name="ce468" table:formula="of:=IF(UNICODE([.T17])=60;0;IF(UNICODE([.T17])=61663;1;IF(UNICODE([.T17])=62;2;IF(UNICODE([.T17])=61664;3;&quot;&quot;))))" office:value-type="float" office:value="3" calcext:value-type="float">
            <text:p>3</text:p>
          </table:table-cell>
          <table:table-cell table:style-name="ce462" table:formula="of:=[.V13]" office:value-type="string" office:string-value="" calcext:value-type="string">
            <text:p></text:p>
          </table:table-cell>
          <table:table-cell table:style-name="ce468" table:formula="of:=IF(UNICODE([.V17])=60;0;IF(UNICODE([.V17])=61663;1;IF(UNICODE([.V17])=62;2;IF(UNICODE([.V17])=61664;3;&quot;&quot;))))" office:value-type="float" office:value="3" calcext:value-type="float">
            <text:p>3</text:p>
          </table:table-cell>
          <table:table-cell table:style-name="ce379"/>
          <table:table-cell table:style-name="ce385"/>
          <table:table-cell table:style-name="ce492" table:formula="of:=4*[.X17]+[.Y17]" office:value-type="float" office:value="0" calcext:value-type="float">
            <text:p>0</text:p>
          </table:table-cell>
          <table:table-cell table:style-name="ce497" table:formula="of:=16*(MAX([.X17];[.Y17])-MIN([.X17];[.Y17])) +[.Z17]" office:value-type="float" office:value="0" calcext:value-type="float">
            <text:p>0</text:p>
          </table:table-cell>
          <table:table-cell table:style-name="ce501" table:formula="of:=BASE([.AA17];2)" office:value-type="string" office:string-value="0" calcext:value-type="string">
            <text:p>0</text:p>
          </table:table-cell>
          <table:table-cell table:style-name="ce517" table:formula="of:=64*[.AE17]+16*[.AG17]+4*[.AI17]+[.AK17]" office:value-type="float" office:value="79" calcext:value-type="float">
            <text:p>79</text:p>
          </table:table-cell>
          <table:table-cell table:style-name="ce462" table:formula="of:=[.AD16]" office:value-type="string" office:string-value="" calcext:value-type="string">
            <text:p></text:p>
          </table:table-cell>
          <table:table-cell table:style-name="ce468" table:formula="of:=IF(UNICODE([.AD17])=60;0;IF(UNICODE([.AD17])=61663;1;IF(UNICODE([.AD17])=62;2;IF(UNICODE([.AD17])=61664;3;&quot;&quot;))))" office:value-type="float" office:value="1" calcext:value-type="float">
            <text:p>1</text:p>
          </table:table-cell>
          <table:table-cell table:style-name="ce462" table:formula="of:=[.AF16]" office:value-type="string" office:string-value="&lt;" calcext:value-type="string">
            <text:p>&lt;</text:p>
          </table:table-cell>
          <table:table-cell table:style-name="ce468" table:formula="of:=IF(UNICODE([.AF17])=60;0;IF(UNICODE([.AF17])=61663;1;IF(UNICODE([.AF17])=62;2;IF(UNICODE([.AF17])=61664;3;&quot;&quot;))))" office:value-type="float" office:value="0" calcext:value-type="float">
            <text:p>0</text:p>
          </table:table-cell>
          <table:table-cell table:style-name="ce462" table:formula="of:=[.AH16]" office:value-type="string" office:string-value="" calcext:value-type="string">
            <text:p></text:p>
          </table:table-cell>
          <table:table-cell table:style-name="ce468" table:formula="of:=IF(UNICODE([.AH17])=60;0;IF(UNICODE([.AH17])=61663;1;IF(UNICODE([.AH17])=62;2;IF(UNICODE([.AH17])=61664;3;&quot;&quot;))))" office:value-type="float" office:value="3" calcext:value-type="float">
            <text:p>3</text:p>
          </table:table-cell>
          <table:table-cell table:style-name="ce462" table:formula="of:=[.AJ13]" office:value-type="string" office:string-value="" calcext:value-type="string">
            <text:p></text:p>
          </table:table-cell>
          <table:table-cell table:style-name="ce468" table:formula="of:=IF(UNICODE([.AJ17])=60;0;IF(UNICODE([.AJ17])=61663;1;IF(UNICODE([.AJ17])=62;2;IF(UNICODE([.AJ17])=61664;3;&quot;&quot;))))" office:value-type="float" office:value="3" calcext:value-type="float">
            <text:p>3</text:p>
          </table:table-cell>
          <table:table-cell table:style-name="ce521"/>
          <table:table-cell table:style-name="ce525"/>
          <table:table-cell table:style-name="ce492" table:formula="of:=4*[.AL17]+[.AM17]" office:value-type="float" office:value="0" calcext:value-type="float">
            <text:p>0</text:p>
          </table:table-cell>
          <table:table-cell table:style-name="ce497" table:formula="of:=16*(MAX([.AL17];[.AM17])-MIN([.AL17];[.AM17])) +[.AN17]" office:value-type="float" office:value="0" calcext:value-type="float">
            <text:p>0</text:p>
          </table:table-cell>
          <table:table-cell table:style-name="ce501" table:formula="of:=BASE([.AO17];2)" office:value-type="string" office:string-value="0" calcext:value-type="string">
            <text:p>0</text:p>
          </table:table-cell>
          <table:table-cell table:style-name="ce509" table:formula="of:=64*[.AS17]+16*[.AU17]+4*[.AW17]+[.AY17]" office:value-type="float" office:value="111" calcext:value-type="float">
            <text:p>111</text:p>
          </table:table-cell>
          <table:table-cell table:style-name="ce462" table:formula="of:=[.AR16]" office:value-type="string" office:string-value="" calcext:value-type="string">
            <text:p></text:p>
          </table:table-cell>
          <table:table-cell table:style-name="ce468" table:formula="of:=IF(UNICODE([.AR17])=60;0;IF(UNICODE([.AR17])=61663;1;IF(UNICODE([.AR17])=62;2;IF(UNICODE([.AR17])=61664;3;&quot;&quot;))))" office:value-type="float" office:value="1" calcext:value-type="float">
            <text:p>1</text:p>
          </table:table-cell>
          <table:table-cell table:style-name="ce462" table:formula="of:=[.AT16]" office:value-type="string" office:string-value="&gt;" calcext:value-type="string">
            <text:p>&gt;</text:p>
          </table:table-cell>
          <table:table-cell table:style-name="ce468" table:formula="of:=IF(UNICODE([.AT17])=60;0;IF(UNICODE([.AT17])=61663;1;IF(UNICODE([.AT17])=62;2;IF(UNICODE([.AT17])=61664;3;&quot;&quot;))))" office:value-type="float" office:value="2" calcext:value-type="float">
            <text:p>2</text:p>
          </table:table-cell>
          <table:table-cell table:style-name="ce462" table:formula="of:=[.AV16]" office:value-type="string" office:string-value="" calcext:value-type="string">
            <text:p></text:p>
          </table:table-cell>
          <table:table-cell table:style-name="ce468" table:formula="of:=IF(UNICODE([.AV17])=60;0;IF(UNICODE([.AV17])=61663;1;IF(UNICODE([.AV17])=62;2;IF(UNICODE([.AV17])=61664;3;&quot;&quot;))))" office:value-type="float" office:value="3" calcext:value-type="float">
            <text:p>3</text:p>
          </table:table-cell>
          <table:table-cell table:style-name="ce462" table:formula="of:=[.AX13]" office:value-type="string" office:string-value="" calcext:value-type="string">
            <text:p></text:p>
          </table:table-cell>
          <table:table-cell table:style-name="ce468" table:formula="of:=IF(UNICODE([.AX17])=60;0;IF(UNICODE([.AX17])=61663;1;IF(UNICODE([.AX17])=62;2;IF(UNICODE([.AX17])=61664;3;&quot;&quot;))))" office:value-type="float" office:value="3" calcext:value-type="float">
            <text:p>3</text:p>
          </table:table-cell>
          <table:table-cell table:style-name="ce521"/>
          <table:table-cell table:style-name="ce525"/>
          <table:table-cell table:style-name="ce492" table:formula="of:=4*[.AZ17]+[.BA17]" office:value-type="float" office:value="0" calcext:value-type="float">
            <text:p>0</text:p>
          </table:table-cell>
          <table:table-cell table:style-name="ce497" table:formula="of:=16*(MAX([.AZ17];[.BA17])-MIN([.AZ17];[.BA17])) +[.BB17]" office:value-type="float" office:value="0" calcext:value-type="float">
            <text:p>0</text:p>
          </table:table-cell>
          <table:table-cell table:style-name="ce501" table:formula="of:=BASE([.BC17];2)" office:value-type="string" office:string-value="0" calcext:value-type="string">
            <text:p>0</text:p>
          </table:table-cell>
          <table:table-cell table:style-name="ce530" table:formula="of:=64*[.BG17]+16*[.BI17]+4*[.BK17]+[.BM17]" office:value-type="float" office:value="143" calcext:value-type="float">
            <text:p>143</text:p>
          </table:table-cell>
          <table:table-cell table:style-name="ce462" table:formula="of:=[.BF16]" office:value-type="string" office:string-value="&gt;" calcext:value-type="string">
            <text:p>&gt;</text:p>
          </table:table-cell>
          <table:table-cell table:style-name="ce468" table:formula="of:=IF(UNICODE([.BF17])=60;0;IF(UNICODE([.BF17])=61663;1;IF(UNICODE([.BF17])=62;2;IF(UNICODE([.BF17])=61664;3;&quot;&quot;))))" office:value-type="float" office:value="2" calcext:value-type="float">
            <text:p>2</text:p>
          </table:table-cell>
          <table:table-cell table:style-name="ce462" table:formula="of:=[.BH16]" office:value-type="string" office:string-value="&lt;" calcext:value-type="string">
            <text:p>&lt;</text:p>
          </table:table-cell>
          <table:table-cell table:style-name="ce468" table:formula="of:=IF(UNICODE([.BH17])=60;0;IF(UNICODE([.BH17])=61663;1;IF(UNICODE([.BH17])=62;2;IF(UNICODE([.BH17])=61664;3;&quot;&quot;))))" office:value-type="float" office:value="0" calcext:value-type="float">
            <text:p>0</text:p>
          </table:table-cell>
          <table:table-cell table:style-name="ce462" table:formula="of:=[.BJ16]" office:value-type="string" office:string-value="" calcext:value-type="string">
            <text:p></text:p>
          </table:table-cell>
          <table:table-cell table:style-name="ce468" table:formula="of:=IF(UNICODE([.BJ17])=60;0;IF(UNICODE([.BJ17])=61663;1;IF(UNICODE([.BJ17])=62;2;IF(UNICODE([.BJ17])=61664;3;&quot;&quot;))))" office:value-type="float" office:value="3" calcext:value-type="float">
            <text:p>3</text:p>
          </table:table-cell>
          <table:table-cell table:style-name="ce462" table:formula="of:=[.BL13]" office:value-type="string" office:string-value="" calcext:value-type="string">
            <text:p></text:p>
          </table:table-cell>
          <table:table-cell table:style-name="ce468" table:formula="of:=IF(UNICODE([.BL17])=60;0;IF(UNICODE([.BL17])=61663;1;IF(UNICODE([.BL17])=62;2;IF(UNICODE([.BL17])=61664;3;&quot;&quot;))))" office:value-type="float" office:value="3" calcext:value-type="float">
            <text:p>3</text:p>
          </table:table-cell>
          <table:table-cell table:style-name="ce521"/>
          <table:table-cell table:style-name="ce525"/>
          <table:table-cell table:style-name="ce492" table:formula="of:=4*[.BN17]+[.BO17]" office:value-type="float" office:value="0" calcext:value-type="float">
            <text:p>0</text:p>
          </table:table-cell>
          <table:table-cell table:style-name="ce497" table:formula="of:=16*(MAX([.BN17];[.BO17])-MIN([.BN17];[.BO17])) +[.BP17]" office:value-type="float" office:value="0" calcext:value-type="float">
            <text:p>0</text:p>
          </table:table-cell>
          <table:table-cell table:style-name="ce501" table:formula="of:=BASE([.BQ17];2)" office:value-type="string" office:string-value="0" calcext:value-type="string">
            <text:p>0</text:p>
          </table:table-cell>
          <table:table-cell table:style-name="ce538" table:formula="of:=64*[.BU17]+16*[.BW17]+4*[.BY17]+[.CA17]" office:value-type="float" office:value="175" calcext:value-type="float">
            <text:p>175</text:p>
          </table:table-cell>
          <table:table-cell table:style-name="ce462" table:formula="of:=[.BT16]" office:value-type="string" office:string-value="&gt;" calcext:value-type="string">
            <text:p>&gt;</text:p>
          </table:table-cell>
          <table:table-cell table:style-name="ce468" table:formula="of:=IF(UNICODE([.BT17])=60;0;IF(UNICODE([.BT17])=61663;1;IF(UNICODE([.BT17])=62;2;IF(UNICODE([.BT17])=61664;3;&quot;&quot;))))" office:value-type="float" office:value="2" calcext:value-type="float">
            <text:p>2</text:p>
          </table:table-cell>
          <table:table-cell table:style-name="ce462" table:formula="of:=[.BV16]" office:value-type="string" office:string-value="&gt;" calcext:value-type="string">
            <text:p>&gt;</text:p>
          </table:table-cell>
          <table:table-cell table:style-name="ce468" table:formula="of:=IF(UNICODE([.BV17])=60;0;IF(UNICODE([.BV17])=61663;1;IF(UNICODE([.BV17])=62;2;IF(UNICODE([.BV17])=61664;3;&quot;&quot;))))" office:value-type="float" office:value="2" calcext:value-type="float">
            <text:p>2</text:p>
          </table:table-cell>
          <table:table-cell table:style-name="ce462" table:formula="of:=[.BX16]" office:value-type="string" office:string-value="" calcext:value-type="string">
            <text:p></text:p>
          </table:table-cell>
          <table:table-cell table:style-name="ce468" table:formula="of:=IF(UNICODE([.BX17])=60;0;IF(UNICODE([.BX17])=61663;1;IF(UNICODE([.BX17])=62;2;IF(UNICODE([.BX17])=61664;3;&quot;&quot;))))" office:value-type="float" office:value="3" calcext:value-type="float">
            <text:p>3</text:p>
          </table:table-cell>
          <table:table-cell table:style-name="ce462" table:formula="of:=[.BZ13]" office:value-type="string" office:string-value="" calcext:value-type="string">
            <text:p></text:p>
          </table:table-cell>
          <table:table-cell table:style-name="ce468" table:formula="of:=IF(UNICODE([.BZ17])=60;0;IF(UNICODE([.BZ17])=61663;1;IF(UNICODE([.BZ17])=62;2;IF(UNICODE([.BZ17])=61664;3;&quot;&quot;))))" office:value-type="float" office:value="3" calcext:value-type="float">
            <text:p>3</text:p>
          </table:table-cell>
          <table:table-cell table:style-name="ce521"/>
          <table:table-cell table:style-name="ce525"/>
          <table:table-cell table:style-name="ce492" table:formula="of:=4*[.CB17]+[.CC17]" office:value-type="float" office:value="0" calcext:value-type="float">
            <text:p>0</text:p>
          </table:table-cell>
          <table:table-cell table:style-name="ce497" table:formula="of:=16*(MAX([.CB17];[.CC17])-MIN([.CB17];[.CC17])) +[.CD17]" office:value-type="float" office:value="0" calcext:value-type="float">
            <text:p>0</text:p>
          </table:table-cell>
          <table:table-cell table:style-name="ce501" table:formula="of:=BASE([.CE17];2)" office:value-type="string" office:string-value="0" calcext:value-type="string">
            <text:p>0</text:p>
          </table:table-cell>
          <table:table-cell table:style-name="ce542" table:formula="of:=64*[.CI17]+16*[.CK17]+4*[.CM17]+[.CO17]" office:value-type="float" office:value="207" calcext:value-type="float">
            <text:p>207</text:p>
          </table:table-cell>
          <table:table-cell table:style-name="ce462" table:formula="of:=[.CH16]" office:value-type="string" office:string-value="" calcext:value-type="string">
            <text:p></text:p>
          </table:table-cell>
          <table:table-cell table:style-name="ce468" table:formula="of:=IF(UNICODE([.CH17])=60;0;IF(UNICODE([.CH17])=61663;1;IF(UNICODE([.CH17])=62;2;IF(UNICODE([.CH17])=61664;3;&quot;&quot;))))" office:value-type="float" office:value="3" calcext:value-type="float">
            <text:p>3</text:p>
          </table:table-cell>
          <table:table-cell table:style-name="ce462" table:formula="of:=[.CJ16]" office:value-type="string" office:string-value="&lt;" calcext:value-type="string">
            <text:p>&lt;</text:p>
          </table:table-cell>
          <table:table-cell table:style-name="ce468" table:formula="of:=IF(UNICODE([.CJ17])=60;0;IF(UNICODE([.CJ17])=61663;1;IF(UNICODE([.CJ17])=62;2;IF(UNICODE([.CJ17])=61664;3;&quot;&quot;))))" office:value-type="float" office:value="0" calcext:value-type="float">
            <text:p>0</text:p>
          </table:table-cell>
          <table:table-cell table:style-name="ce462" table:formula="of:=[.CL16]" office:value-type="string" office:string-value="" calcext:value-type="string">
            <text:p></text:p>
          </table:table-cell>
          <table:table-cell table:style-name="ce468" table:formula="of:=IF(UNICODE([.CL17])=60;0;IF(UNICODE([.CL17])=61663;1;IF(UNICODE([.CL17])=62;2;IF(UNICODE([.CL17])=61664;3;&quot;&quot;))))" office:value-type="float" office:value="3" calcext:value-type="float">
            <text:p>3</text:p>
          </table:table-cell>
          <table:table-cell table:style-name="ce462" table:formula="of:=[.CN13]" office:value-type="string" office:string-value="" calcext:value-type="string">
            <text:p></text:p>
          </table:table-cell>
          <table:table-cell table:style-name="ce468" table:formula="of:=IF(UNICODE([.CN17])=60;0;IF(UNICODE([.CN17])=61663;1;IF(UNICODE([.CN17])=62;2;IF(UNICODE([.CN17])=61664;3;&quot;&quot;))))" office:value-type="float" office:value="3" calcext:value-type="float">
            <text:p>3</text:p>
          </table:table-cell>
          <table:table-cell table:style-name="ce521" office:value-type="float" office:value="2" calcext:value-type="float">
            <text:p>2</text:p>
          </table:table-cell>
          <table:table-cell table:style-name="ce525" office:value-type="float" office:value="3" calcext:value-type="float">
            <text:p>3</text:p>
          </table:table-cell>
          <table:table-cell table:style-name="ce492" table:formula="of:=4*[.CP17]+[.CQ17]" office:value-type="float" office:value="11" calcext:value-type="float">
            <text:p>11</text:p>
          </table:table-cell>
          <table:table-cell table:style-name="ce497" table:formula="of:=16*(MAX([.CP17];[.CQ17])-MIN([.CP17];[.CQ17])) +[.CR17]" office:value-type="float" office:value="27" calcext:value-type="float">
            <text:p>27</text:p>
          </table:table-cell>
          <table:table-cell table:style-name="ce501" table:formula="of:=BASE([.CS17];2)" office:value-type="string" office:string-value="11011" calcext:value-type="string">
            <text:p>11011</text:p>
          </table:table-cell>
          <table:table-cell table:style-name="ce538" table:formula="of:=64*[.CW17]+16*[.CY17]+4*[.DA17]+[.DC17]" office:value-type="float" office:value="239" calcext:value-type="float">
            <text:p>239</text:p>
          </table:table-cell>
          <table:table-cell table:style-name="ce462" table:formula="of:=[.CV16]" office:value-type="string" office:string-value="" calcext:value-type="string">
            <text:p></text:p>
          </table:table-cell>
          <table:table-cell table:style-name="ce468" table:formula="of:=IF(UNICODE([.CV17])=60;0;IF(UNICODE([.CV17])=61663;1;IF(UNICODE([.CV17])=62;2;IF(UNICODE([.CV17])=61664;3;&quot;&quot;))))" office:value-type="float" office:value="3" calcext:value-type="float">
            <text:p>3</text:p>
          </table:table-cell>
          <table:table-cell table:style-name="ce462" table:formula="of:=[.CX16]" office:value-type="string" office:string-value="&gt;" calcext:value-type="string">
            <text:p>&gt;</text:p>
          </table:table-cell>
          <table:table-cell table:style-name="ce468" table:formula="of:=IF(UNICODE([.CX17])=60;0;IF(UNICODE([.CX17])=61663;1;IF(UNICODE([.CX17])=62;2;IF(UNICODE([.CX17])=61664;3;&quot;&quot;))))" office:value-type="float" office:value="2" calcext:value-type="float">
            <text:p>2</text:p>
          </table:table-cell>
          <table:table-cell table:style-name="ce462" table:formula="of:=[.CZ16]" office:value-type="string" office:string-value="" calcext:value-type="string">
            <text:p></text:p>
          </table:table-cell>
          <table:table-cell table:style-name="ce468" table:formula="of:=IF(UNICODE([.CZ17])=60;0;IF(UNICODE([.CZ17])=61663;1;IF(UNICODE([.CZ17])=62;2;IF(UNICODE([.CZ17])=61664;3;&quot;&quot;))))" office:value-type="float" office:value="3" calcext:value-type="float">
            <text:p>3</text:p>
          </table:table-cell>
          <table:table-cell table:style-name="ce462" table:formula="of:=[.DB13]" office:value-type="string" office:string-value="" calcext:value-type="string">
            <text:p></text:p>
          </table:table-cell>
          <table:table-cell table:style-name="ce468" table:formula="of:=IF(UNICODE([.DB17])=60;0;IF(UNICODE([.DB17])=61663;1;IF(UNICODE([.DB17])=62;2;IF(UNICODE([.DB17])=61664;3;&quot;&quot;))))" office:value-type="float" office:value="3" calcext:value-type="float">
            <text:p>3</text:p>
          </table:table-cell>
          <table:table-cell table:style-name="ce521" office:value-type="float" office:value="2" calcext:value-type="float">
            <text:p>2</text:p>
          </table:table-cell>
          <table:table-cell table:style-name="ce525" office:value-type="float" office:value="3" calcext:value-type="float">
            <text:p>3</text:p>
          </table:table-cell>
          <table:table-cell table:style-name="ce492" table:formula="of:=4*[.DD17]+[.DE17]" office:value-type="float" office:value="11" calcext:value-type="float">
            <text:p>11</text:p>
          </table:table-cell>
          <table:table-cell table:style-name="ce497" table:formula="of:=16*(MAX([.DD17];[.DE17])-MIN([.DD17];[.DE17])) +[.DF17]" office:value-type="float" office:value="27" calcext:value-type="float">
            <text:p>27</text:p>
          </table:table-cell>
          <table:table-cell table:style-name="ce552" table:formula="of:=BASE([.DG17];2)" office:value-type="string" office:string-value="11011" calcext:value-type="string">
            <text:p>11011</text:p>
          </table:table-cell>
          <table:table-cell table:style-name="ce420" table:number-columns-repeated="920"/>
          <table:table-cell table:number-columns-repeated="15352"/>
        </table:table-row>
        <table:table-row table:style-name="ro1">
          <table:table-cell table:style-name="ce451" table:formula="of:=64*[.C18]+16*[.E18]+4*[.G18]+[.I18]" office:value-type="float" office:value="16" calcext:value-type="float">
            <text:p>16</text:p>
          </table:table-cell>
          <table:table-cell table:style-name="ce459" table:formula="of:=[.B17]" office:value-type="string" office:string-value="&lt;" calcext:value-type="string">
            <text:p>&lt;</text:p>
          </table:table-cell>
          <table:table-cell table:style-name="ce465" table:formula="of:=IF(UNICODE([.B18])=60;0;IF(UNICODE([.B18])=61663;1;IF(UNICODE([.B18])=62;2;IF(UNICODE([.B18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</text:p>
          </table:table-cell>
          <table:table-cell table:style-name="ce465" table:formula="of:=IF(UNICODE([.D18])=60;0;IF(UNICODE([.D18])=61663;1;IF(UNICODE([.D18])=62;2;IF(UNICODE([.D18])=61664;3;&quot;&quot;))))" office:value-type="float" office:value="1" calcext:value-type="float">
            <text:p>1</text:p>
          </table:table-cell>
          <table:table-cell table:style-name="ce459" table:formula="of:=[.H18]" office:value-type="string" office:string-value="&lt;" calcext:value-type="string">
            <text:p>&lt;</text:p>
          </table:table-cell>
          <table:table-cell table:style-name="ce465" table:formula="of:=IF(UNICODE([.F18])=60;0;IF(UNICODE([.F18])=61663;1;IF(UNICODE([.F18])=62;2;IF(UNICODE([.F18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H18])=60;0;IF(UNICODE([.H18])=61663;1;IF(UNICODE([.H18])=62;2;IF(UNICODE([.H18])=61664;3;&quot;&quot;))))" office:value-type="float" office:value="0" calcext:value-type="float">
            <text:p>0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J18]+[.K18]" office:value-type="float" office:value="14" calcext:value-type="float">
            <text:p>14</text:p>
          </table:table-cell>
          <table:table-cell table:style-name="ce494" table:formula="of:=16*(MAX([.J18];[.K18])-MIN([.J18];[.K18])) +[.L18]" office:value-type="float" office:value="30" calcext:value-type="float">
            <text:p>30</text:p>
          </table:table-cell>
          <table:table-cell table:style-name="ce498" table:formula="of:=BASE([.M18];2)" office:value-type="string" office:string-value="11110" calcext:value-type="string">
            <text:p>11110</text:p>
          </table:table-cell>
          <table:table-cell table:style-name="ce506" table:formula="of:=64*[.Q18]+16*[.S18]+4*[.U18]+[.W18]" office:value-type="float" office:value="48" calcext:value-type="float">
            <text:p>48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P18])=60;0;IF(UNICODE([.P18])=61663;1;IF(UNICODE([.P18])=62;2;IF(UNICODE([.P18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</text:p>
          </table:table-cell>
          <table:table-cell table:style-name="ce465" table:formula="of:=IF(UNICODE([.R18])=60;0;IF(UNICODE([.R18])=61663;1;IF(UNICODE([.R18])=62;2;IF(UNICODE([.R18])=61664;3;&quot;&quot;))))" office:value-type="float" office:value="3" calcext:value-type="float">
            <text:p>3</text:p>
          </table:table-cell>
          <table:table-cell table:style-name="ce459" table:formula="of:=[.V18]" office:value-type="string" office:string-value="&lt;" calcext:value-type="string">
            <text:p>&lt;</text:p>
          </table:table-cell>
          <table:table-cell table:style-name="ce465" table:formula="of:=IF(UNICODE([.T18])=60;0;IF(UNICODE([.T18])=61663;1;IF(UNICODE([.T18])=62;2;IF(UNICODE([.T18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V18])=60;0;IF(UNICODE([.V18])=61663;1;IF(UNICODE([.V18])=62;2;IF(UNICODE([.V18])=61664;3;&quot;&quot;))))" office:value-type="float" office:value="0" calcext:value-type="float">
            <text:p>0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X18]+[.Y18]" office:value-type="float" office:value="6" calcext:value-type="float">
            <text:p>6</text:p>
          </table:table-cell>
          <table:table-cell table:style-name="ce494" table:formula="of:=16*(MAX([.X18];[.Y18])-MIN([.X18];[.Y18])) +[.Z18]" office:value-type="float" office:value="22" calcext:value-type="float">
            <text:p>22</text:p>
          </table:table-cell>
          <table:table-cell table:style-name="ce498" table:formula="of:=BASE([.AA18];2)" office:value-type="string" office:string-value="10110" calcext:value-type="string">
            <text:p>10110</text:p>
          </table:table-cell>
          <table:table-cell table:style-name="ce514" table:formula="of:=64*[.AE18]+16*[.AG18]+4*[.AI18]+[.AK18]" office:value-type="float" office:value="80" calcext:value-type="float">
            <text:p>80</text:p>
          </table:table-cell>
          <table:table-cell table:style-name="ce459" table:formula="of:=[.AD17]" office:value-type="string" office:string-value="" calcext:value-type="string">
            <text:p></text:p>
          </table:table-cell>
          <table:table-cell table:style-name="ce465" table:formula="of:=IF(UNICODE([.AD18])=60;0;IF(UNICODE([.AD18])=61663;1;IF(UNICODE([.AD18])=62;2;IF(UNICODE([.AD18])=61664;3;&quot;&quot;))))" office:value-type="float" office:value="1" calcext:value-type="float">
            <text:p>1</text:p>
          </table:table-cell>
          <table:table-cell table:style-name="ce459" office:value-type="string" calcext:value-type="string">
            <text:p></text:p>
          </table:table-cell>
          <table:table-cell table:style-name="ce465" table:formula="of:=IF(UNICODE([.AF18])=60;0;IF(UNICODE([.AF18])=61663;1;IF(UNICODE([.AF18])=62;2;IF(UNICODE([.AF18])=61664;3;&quot;&quot;))))" office:value-type="float" office:value="1" calcext:value-type="float">
            <text:p>1</text:p>
          </table:table-cell>
          <table:table-cell table:style-name="ce459" table:formula="of:=[.AJ18]" office:value-type="string" office:string-value="&lt;" calcext:value-type="string">
            <text:p>&lt;</text:p>
          </table:table-cell>
          <table:table-cell table:style-name="ce465" table:formula="of:=IF(UNICODE([.AH18])=60;0;IF(UNICODE([.AH18])=61663;1;IF(UNICODE([.AH18])=62;2;IF(UNICODE([.AH18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AJ18])=60;0;IF(UNICODE([.AJ18])=61663;1;IF(UNICODE([.AJ18])=62;2;IF(UNICODE([.AJ18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AL18]+[.AM18]" office:value-type="float" office:value="0" calcext:value-type="float">
            <text:p>0</text:p>
          </table:table-cell>
          <table:table-cell table:style-name="ce494" table:formula="of:=16*(MAX([.AL18];[.AM18])-MIN([.AL18];[.AM18])) +[.AN18]" office:value-type="float" office:value="0" calcext:value-type="float">
            <text:p>0</text:p>
          </table:table-cell>
          <table:table-cell table:style-name="ce498" table:formula="of:=BASE([.AO18];2)" office:value-type="string" office:string-value="0" calcext:value-type="string">
            <text:p>0</text:p>
          </table:table-cell>
          <table:table-cell table:style-name="ce506" table:formula="of:=64*[.AS18]+16*[.AU18]+4*[.AW18]+[.AY18]" office:value-type="float" office:value="112" calcext:value-type="float">
            <text:p>112</text:p>
          </table:table-cell>
          <table:table-cell table:style-name="ce459" table:formula="of:=[.AR17]" office:value-type="string" office:string-value="" calcext:value-type="string">
            <text:p></text:p>
          </table:table-cell>
          <table:table-cell table:style-name="ce465" table:formula="of:=IF(UNICODE([.AR18])=60;0;IF(UNICODE([.AR18])=61663;1;IF(UNICODE([.AR18])=62;2;IF(UNICODE([.AR18])=61664;3;&quot;&quot;))))" office:value-type="float" office:value="1" calcext:value-type="float">
            <text:p>1</text:p>
          </table:table-cell>
          <table:table-cell table:style-name="ce459" office:value-type="string" calcext:value-type="string">
            <text:p></text:p>
          </table:table-cell>
          <table:table-cell table:style-name="ce465" table:formula="of:=IF(UNICODE([.AT18])=60;0;IF(UNICODE([.AT18])=61663;1;IF(UNICODE([.AT18])=62;2;IF(UNICODE([.AT18])=61664;3;&quot;&quot;))))" office:value-type="float" office:value="3" calcext:value-type="float">
            <text:p>3</text:p>
          </table:table-cell>
          <table:table-cell table:style-name="ce459" table:formula="of:=[.AX18]" office:value-type="string" office:string-value="&lt;" calcext:value-type="string">
            <text:p>&lt;</text:p>
          </table:table-cell>
          <table:table-cell table:style-name="ce465" table:formula="of:=IF(UNICODE([.AV18])=60;0;IF(UNICODE([.AV18])=61663;1;IF(UNICODE([.AV18])=62;2;IF(UNICODE([.AV18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AX18])=60;0;IF(UNICODE([.AX18])=61663;1;IF(UNICODE([.AX18])=62;2;IF(UNICODE([.AX18])=61664;3;&quot;&quot;))))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AZ18]+[.BA18]" office:value-type="float" office:value="6" calcext:value-type="float">
            <text:p>6</text:p>
          </table:table-cell>
          <table:table-cell table:style-name="ce494" table:formula="of:=16*(MAX([.AZ18];[.BA18])-MIN([.AZ18];[.BA18])) +[.BB18]" office:value-type="float" office:value="22" calcext:value-type="float">
            <text:p>22</text:p>
          </table:table-cell>
          <table:table-cell table:style-name="ce498" table:formula="of:=BASE([.BC18];2)" office:value-type="string" office:string-value="10110" calcext:value-type="string">
            <text:p>10110</text:p>
          </table:table-cell>
          <table:table-cell table:style-name="ce527" table:formula="of:=64*[.BG18]+16*[.BI18]+4*[.BK18]+[.BM18]" office:value-type="float" office:value="144" calcext:value-type="float">
            <text:p>144</text:p>
          </table:table-cell>
          <table:table-cell table:style-name="ce459" table:formula="of:=[.BF17]" office:value-type="string" office:string-value="&gt;" calcext:value-type="string">
            <text:p>&gt;</text:p>
          </table:table-cell>
          <table:table-cell table:style-name="ce465" table:formula="of:=IF(UNICODE([.BF18])=60;0;IF(UNICODE([.BF18])=61663;1;IF(UNICODE([.BF18])=62;2;IF(UNICODE([.BF18])=61664;3;&quot;&quot;))))" office:value-type="float" office:value="2" calcext:value-type="float">
            <text:p>2</text:p>
          </table:table-cell>
          <table:table-cell table:style-name="ce459" office:value-type="string" calcext:value-type="string">
            <text:p></text:p>
          </table:table-cell>
          <table:table-cell table:style-name="ce465" table:formula="of:=IF(UNICODE([.BH18])=60;0;IF(UNICODE([.BH18])=61663;1;IF(UNICODE([.BH18])=62;2;IF(UNICODE([.BH18])=61664;3;&quot;&quot;))))" office:value-type="float" office:value="1" calcext:value-type="float">
            <text:p>1</text:p>
          </table:table-cell>
          <table:table-cell table:style-name="ce459" table:formula="of:=[.BL18]" office:value-type="string" office:string-value="&lt;" calcext:value-type="string">
            <text:p>&lt;</text:p>
          </table:table-cell>
          <table:table-cell table:style-name="ce465" table:formula="of:=IF(UNICODE([.BJ18])=60;0;IF(UNICODE([.BJ18])=61663;1;IF(UNICODE([.BJ18])=62;2;IF(UNICODE([.BJ18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BL18])=60;0;IF(UNICODE([.BL18])=61663;1;IF(UNICODE([.BL18])=62;2;IF(UNICODE([.BL18])=61664;3;&quot;&quot;))))" office:value-type="float" office:value="0" calcext:value-type="float">
            <text:p>0</text:p>
          </table:table-cell>
          <table:table-cell table:style-name="ce518" office:value-type="float" office:value="3" calcext:value-type="float">
            <text:p>3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BN18]+[.BO18]" office:value-type="float" office:value="14" calcext:value-type="float">
            <text:p>14</text:p>
          </table:table-cell>
          <table:table-cell table:style-name="ce494" table:formula="of:=16*(MAX([.BN18];[.BO18])-MIN([.BN18];[.BO18])) +[.BP18]" office:value-type="float" office:value="30" calcext:value-type="float">
            <text:p>30</text:p>
          </table:table-cell>
          <table:table-cell table:style-name="ce498" table:formula="of:=BASE([.BQ18];2)" office:value-type="string" office:string-value="11110" calcext:value-type="string">
            <text:p>11110</text:p>
          </table:table-cell>
          <table:table-cell table:style-name="ce535" table:formula="of:=64*[.BU18]+16*[.BW18]+4*[.BY18]+[.CA18]" office:value-type="float" office:value="176" calcext:value-type="float">
            <text:p>176</text:p>
          </table:table-cell>
          <table:table-cell table:style-name="ce459" table:formula="of:=[.BT17]" office:value-type="string" office:string-value="&gt;" calcext:value-type="string">
            <text:p>&gt;</text:p>
          </table:table-cell>
          <table:table-cell table:style-name="ce465" table:formula="of:=IF(UNICODE([.BT18])=60;0;IF(UNICODE([.BT18])=61663;1;IF(UNICODE([.BT18])=62;2;IF(UNICODE([.BT18])=61664;3;&quot;&quot;))))" office:value-type="float" office:value="2" calcext:value-type="float">
            <text:p>2</text:p>
          </table:table-cell>
          <table:table-cell table:style-name="ce459" office:value-type="string" calcext:value-type="string">
            <text:p></text:p>
          </table:table-cell>
          <table:table-cell table:style-name="ce465" table:formula="of:=IF(UNICODE([.BV18])=60;0;IF(UNICODE([.BV18])=61663;1;IF(UNICODE([.BV18])=62;2;IF(UNICODE([.BV18])=61664;3;&quot;&quot;))))" office:value-type="float" office:value="3" calcext:value-type="float">
            <text:p>3</text:p>
          </table:table-cell>
          <table:table-cell table:style-name="ce459" table:formula="of:=[.BZ18]" office:value-type="string" office:string-value="&lt;" calcext:value-type="string">
            <text:p>&lt;</text:p>
          </table:table-cell>
          <table:table-cell table:style-name="ce465" table:formula="of:=IF(UNICODE([.BX18])=60;0;IF(UNICODE([.BX18])=61663;1;IF(UNICODE([.BX18])=62;2;IF(UNICODE([.BX18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BZ18])=60;0;IF(UNICODE([.BZ18])=61663;1;IF(UNICODE([.BZ18])=62;2;IF(UNICODE([.BZ18])=61664;3;&quot;&quot;))))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CB18]+[.CC18]" office:value-type="float" office:value="6" calcext:value-type="float">
            <text:p>6</text:p>
          </table:table-cell>
          <table:table-cell table:style-name="ce494" table:formula="of:=16*(MAX([.CB18];[.CC18])-MIN([.CB18];[.CC18])) +[.CD18]" office:value-type="float" office:value="22" calcext:value-type="float">
            <text:p>22</text:p>
          </table:table-cell>
          <table:table-cell table:style-name="ce498" table:formula="of:=BASE([.CE18];2)" office:value-type="string" office:string-value="10110" calcext:value-type="string">
            <text:p>10110</text:p>
          </table:table-cell>
          <table:table-cell table:style-name="ce539" table:formula="of:=64*[.CI18]+16*[.CK18]+4*[.CM18]+[.CO18]" office:value-type="float" office:value="208" calcext:value-type="float">
            <text:p>208</text:p>
          </table:table-cell>
          <table:table-cell table:style-name="ce459" table:formula="of:=[.CH17]" office:value-type="string" office:string-value="" calcext:value-type="string">
            <text:p></text:p>
          </table:table-cell>
          <table:table-cell table:style-name="ce465" table:formula="of:=IF(UNICODE([.CH18])=60;0;IF(UNICODE([.CH18])=61663;1;IF(UNICODE([.CH18])=62;2;IF(UNICODE([.CH18])=61664;3;&quot;&quot;))))" office:value-type="float" office:value="3" calcext:value-type="float">
            <text:p>3</text:p>
          </table:table-cell>
          <table:table-cell table:style-name="ce459" office:value-type="string" calcext:value-type="string">
            <text:p></text:p>
          </table:table-cell>
          <table:table-cell table:style-name="ce465" table:formula="of:=IF(UNICODE([.CJ18])=60;0;IF(UNICODE([.CJ18])=61663;1;IF(UNICODE([.CJ18])=62;2;IF(UNICODE([.CJ18])=61664;3;&quot;&quot;))))" office:value-type="float" office:value="1" calcext:value-type="float">
            <text:p>1</text:p>
          </table:table-cell>
          <table:table-cell table:style-name="ce459" table:formula="of:=[.CN18]" office:value-type="string" office:string-value="&lt;" calcext:value-type="string">
            <text:p>&lt;</text:p>
          </table:table-cell>
          <table:table-cell table:style-name="ce465" table:formula="of:=IF(UNICODE([.CL18])=60;0;IF(UNICODE([.CL18])=61663;1;IF(UNICODE([.CL18])=62;2;IF(UNICODE([.CL18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CN18])=60;0;IF(UNICODE([.CN18])=61663;1;IF(UNICODE([.CN18])=62;2;IF(UNICODE([.CN18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CP18]+[.CQ18]" office:value-type="float" office:value="0" calcext:value-type="float">
            <text:p>0</text:p>
          </table:table-cell>
          <table:table-cell table:style-name="ce494" table:formula="of:=16*(MAX([.CP18];[.CQ18])-MIN([.CP18];[.CQ18])) +[.CR18]" office:value-type="float" office:value="0" calcext:value-type="float">
            <text:p>0</text:p>
          </table:table-cell>
          <table:table-cell table:style-name="ce498" table:formula="of:=BASE([.CS18];2)" office:value-type="string" office:string-value="0" calcext:value-type="string">
            <text:p>0</text:p>
          </table:table-cell>
          <table:table-cell table:style-name="ce535" table:formula="of:=64*[.CW18]+16*[.CY18]+4*[.DA18]+[.DC18]" office:value-type="float" office:value="240" calcext:value-type="float">
            <text:p>240</text:p>
          </table:table-cell>
          <table:table-cell table:style-name="ce459" table:formula="of:=[.CV17]" office:value-type="string" office:string-value="" calcext:value-type="string">
            <text:p></text:p>
          </table:table-cell>
          <table:table-cell table:style-name="ce465" table:formula="of:=IF(UNICODE([.CV18])=60;0;IF(UNICODE([.CV18])=61663;1;IF(UNICODE([.CV18])=62;2;IF(UNICODE([.CV18])=61664;3;&quot;&quot;))))" office:value-type="float" office:value="3" calcext:value-type="float">
            <text:p>3</text:p>
          </table:table-cell>
          <table:table-cell table:style-name="ce459" office:value-type="string" calcext:value-type="string">
            <text:p></text:p>
          </table:table-cell>
          <table:table-cell table:style-name="ce465" table:formula="of:=IF(UNICODE([.CX18])=60;0;IF(UNICODE([.CX18])=61663;1;IF(UNICODE([.CX18])=62;2;IF(UNICODE([.CX18])=61664;3;&quot;&quot;))))" office:value-type="float" office:value="3" calcext:value-type="float">
            <text:p>3</text:p>
          </table:table-cell>
          <table:table-cell table:style-name="ce459" table:formula="of:=[.DB18]" office:value-type="string" office:string-value="&lt;" calcext:value-type="string">
            <text:p>&lt;</text:p>
          </table:table-cell>
          <table:table-cell table:style-name="ce465" table:formula="of:=IF(UNICODE([.CZ18])=60;0;IF(UNICODE([.CZ18])=61663;1;IF(UNICODE([.CZ18])=62;2;IF(UNICODE([.CZ18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DB18])=60;0;IF(UNICODE([.DB18])=61663;1;IF(UNICODE([.DB18])=62;2;IF(UNICODE([.DB18])=61664;3;&quot;&quot;))))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18]+[.DE18]" office:value-type="float" office:value="7" calcext:value-type="float">
            <text:p>7</text:p>
          </table:table-cell>
          <table:table-cell table:style-name="ce547" table:formula="of:=16*(MAX([.DD18];[.DE18])-MIN([.DD18];[.DE18])) +[.DF18]" office:value-type="float" office:value="39" calcext:value-type="float">
            <text:p>39</text:p>
          </table:table-cell>
          <table:table-cell table:style-name="ce549" table:formula="of:=BASE([.DG18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451" table:formula="of:=64*[.C19]+16*[.E19]+4*[.G19]+[.I19]" office:value-type="float" office:value="17" calcext:value-type="float">
            <text:p>17</text:p>
          </table:table-cell>
          <table:table-cell table:style-name="ce459" table:formula="of:=[.B18]" office:value-type="string" office:string-value="&lt;" calcext:value-type="string">
            <text:p>&lt;</text:p>
          </table:table-cell>
          <table:table-cell table:style-name="ce465" table:formula="of:=IF(UNICODE([.B19])=60;0;IF(UNICODE([.B19])=61663;1;IF(UNICODE([.B19])=62;2;IF(UNICODE([.B19])=61664;3;&quot;&quot;))))" office:value-type="float" office:value="0" calcext:value-type="float">
            <text:p>0</text:p>
          </table:table-cell>
          <table:table-cell table:style-name="ce459" table:formula="of:=[.D18]" office:value-type="string" office:string-value="" calcext:value-type="string">
            <text:p></text:p>
          </table:table-cell>
          <table:table-cell table:style-name="ce465" table:formula="of:=IF(UNICODE([.D19])=60;0;IF(UNICODE([.D19])=61663;1;IF(UNICODE([.D19])=62;2;IF(UNICODE([.D19])=61664;3;&quot;&quot;))))" office:value-type="float" office:value="1" calcext:value-type="float">
            <text:p>1</text:p>
          </table:table-cell>
          <table:table-cell table:style-name="ce459" table:formula="of:=[.F18]" office:value-type="string" office:string-value="&lt;" calcext:value-type="string">
            <text:p>&lt;</text:p>
          </table:table-cell>
          <table:table-cell table:style-name="ce465" table:formula="of:=IF(UNICODE([.F19])=60;0;IF(UNICODE([.F19])=61663;1;IF(UNICODE([.F19])=62;2;IF(UNICODE([.F19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H19])=60;0;IF(UNICODE([.H19])=61663;1;IF(UNICODE([.H19])=62;2;IF(UNICODE([.H19])=61664;3;&quot;&quot;))))" office:value-type="float" office:value="1" calcext:value-type="float">
            <text:p>1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0" calcext:value-type="float">
            <text:p>0</text:p>
          </table:table-cell>
          <table:table-cell table:style-name="ce489" table:formula="of:=4*[.J19]+[.K19]" office:value-type="float" office:value="12" calcext:value-type="float">
            <text:p>12</text:p>
          </table:table-cell>
          <table:table-cell table:style-name="ce494" table:formula="of:=16*(MAX([.J19];[.K19])-MIN([.J19];[.K19])) +[.L19]" office:value-type="float" office:value="60" calcext:value-type="float">
            <text:p>60</text:p>
          </table:table-cell>
          <table:table-cell table:style-name="ce498" table:formula="of:=BASE([.M19];2)" office:value-type="string" office:string-value="111100" calcext:value-type="string">
            <text:p>111100</text:p>
          </table:table-cell>
          <table:table-cell table:style-name="ce506" table:formula="of:=64*[.Q19]+16*[.S19]+4*[.U19]+[.W19]" office:value-type="float" office:value="49" calcext:value-type="float">
            <text:p>49</text:p>
          </table:table-cell>
          <table:table-cell table:style-name="ce459" table:formula="of:=[.P18]" office:value-type="string" office:string-value="&lt;" calcext:value-type="string">
            <text:p>&lt;</text:p>
          </table:table-cell>
          <table:table-cell table:style-name="ce465" table:formula="of:=IF(UNICODE([.P19])=60;0;IF(UNICODE([.P19])=61663;1;IF(UNICODE([.P19])=62;2;IF(UNICODE([.P19])=61664;3;&quot;&quot;))))" office:value-type="float" office:value="0" calcext:value-type="float">
            <text:p>0</text:p>
          </table:table-cell>
          <table:table-cell table:style-name="ce459" table:formula="of:=[.R18]" office:value-type="string" office:string-value="" calcext:value-type="string">
            <text:p></text:p>
          </table:table-cell>
          <table:table-cell table:style-name="ce465" table:formula="of:=IF(UNICODE([.R19])=60;0;IF(UNICODE([.R19])=61663;1;IF(UNICODE([.R19])=62;2;IF(UNICODE([.R19])=61664;3;&quot;&quot;))))" office:value-type="float" office:value="3" calcext:value-type="float">
            <text:p>3</text:p>
          </table:table-cell>
          <table:table-cell table:style-name="ce459" table:formula="of:=[.T18]" office:value-type="string" office:string-value="&lt;" calcext:value-type="string">
            <text:p>&lt;</text:p>
          </table:table-cell>
          <table:table-cell table:style-name="ce465" table:formula="of:=IF(UNICODE([.T19])=60;0;IF(UNICODE([.T19])=61663;1;IF(UNICODE([.T19])=62;2;IF(UNICODE([.T19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V19])=60;0;IF(UNICODE([.V19])=61663;1;IF(UNICODE([.V19])=62;2;IF(UNICODE([.V19])=61664;3;&quot;&quot;))))" office:value-type="float" office:value="1" calcext:value-type="float">
            <text:p>1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489" table:formula="of:=4*[.X19]+[.Y19]" office:value-type="float" office:value="4" calcext:value-type="float">
            <text:p>4</text:p>
          </table:table-cell>
          <table:table-cell table:style-name="ce494" table:formula="of:=16*(MAX([.X19];[.Y19])-MIN([.X19];[.Y19])) +[.Z19]" office:value-type="float" office:value="20" calcext:value-type="float">
            <text:p>20</text:p>
          </table:table-cell>
          <table:table-cell table:style-name="ce498" table:formula="of:=BASE([.AA19];2)" office:value-type="string" office:string-value="10100" calcext:value-type="string">
            <text:p>10100</text:p>
          </table:table-cell>
          <table:table-cell table:style-name="ce514" table:formula="of:=64*[.AE19]+16*[.AG19]+4*[.AI19]+[.AK19]" office:value-type="float" office:value="81" calcext:value-type="float">
            <text:p>81</text:p>
          </table:table-cell>
          <table:table-cell table:style-name="ce459" table:formula="of:=[.AD18]" office:value-type="string" office:string-value="" calcext:value-type="string">
            <text:p></text:p>
          </table:table-cell>
          <table:table-cell table:style-name="ce465" table:formula="of:=IF(UNICODE([.AD19])=60;0;IF(UNICODE([.AD19])=61663;1;IF(UNICODE([.AD19])=62;2;IF(UNICODE([.AD19])=61664;3;&quot;&quot;))))" office:value-type="float" office:value="1" calcext:value-type="float">
            <text:p>1</text:p>
          </table:table-cell>
          <table:table-cell table:style-name="ce459" table:formula="of:=[.AF18]" office:value-type="string" office:string-value="" calcext:value-type="string">
            <text:p></text:p>
          </table:table-cell>
          <table:table-cell table:style-name="ce465" table:formula="of:=IF(UNICODE([.AF19])=60;0;IF(UNICODE([.AF19])=61663;1;IF(UNICODE([.AF19])=62;2;IF(UNICODE([.AF19])=61664;3;&quot;&quot;))))" office:value-type="float" office:value="1" calcext:value-type="float">
            <text:p>1</text:p>
          </table:table-cell>
          <table:table-cell table:style-name="ce459" table:formula="of:=[.AH18]" office:value-type="string" office:string-value="&lt;" calcext:value-type="string">
            <text:p>&lt;</text:p>
          </table:table-cell>
          <table:table-cell table:style-name="ce465" table:formula="of:=IF(UNICODE([.AH19])=60;0;IF(UNICODE([.AH19])=61663;1;IF(UNICODE([.AH19])=62;2;IF(UNICODE([.AH19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AJ19])=60;0;IF(UNICODE([.AJ19])=61663;1;IF(UNICODE([.AJ19])=62;2;IF(UNICODE([.AJ19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AL19]+[.AM19]" office:value-type="float" office:value="4" calcext:value-type="float">
            <text:p>4</text:p>
          </table:table-cell>
          <table:table-cell table:style-name="ce494" table:formula="of:=16*(MAX([.AL19];[.AM19])-MIN([.AL19];[.AM19])) +[.AN19]" office:value-type="float" office:value="20" calcext:value-type="float">
            <text:p>20</text:p>
          </table:table-cell>
          <table:table-cell table:style-name="ce498" table:formula="of:=BASE([.AO19];2)" office:value-type="string" office:string-value="10100" calcext:value-type="string">
            <text:p>10100</text:p>
          </table:table-cell>
          <table:table-cell table:style-name="ce506" table:formula="of:=64*[.AS19]+16*[.AU19]+4*[.AW19]+[.AY19]" office:value-type="float" office:value="113" calcext:value-type="float">
            <text:p>113</text:p>
          </table:table-cell>
          <table:table-cell table:style-name="ce459" table:formula="of:=[.AR18]" office:value-type="string" office:string-value="" calcext:value-type="string">
            <text:p></text:p>
          </table:table-cell>
          <table:table-cell table:style-name="ce465" table:formula="of:=IF(UNICODE([.AR19])=60;0;IF(UNICODE([.AR19])=61663;1;IF(UNICODE([.AR19])=62;2;IF(UNICODE([.AR19])=61664;3;&quot;&quot;))))" office:value-type="float" office:value="1" calcext:value-type="float">
            <text:p>1</text:p>
          </table:table-cell>
          <table:table-cell table:style-name="ce459" table:formula="of:=[.AT18]" office:value-type="string" office:string-value="" calcext:value-type="string">
            <text:p></text:p>
          </table:table-cell>
          <table:table-cell table:style-name="ce465" table:formula="of:=IF(UNICODE([.AT19])=60;0;IF(UNICODE([.AT19])=61663;1;IF(UNICODE([.AT19])=62;2;IF(UNICODE([.AT19])=61664;3;&quot;&quot;))))" office:value-type="float" office:value="3" calcext:value-type="float">
            <text:p>3</text:p>
          </table:table-cell>
          <table:table-cell table:style-name="ce459" table:formula="of:=[.AV18]" office:value-type="string" office:string-value="&lt;" calcext:value-type="string">
            <text:p>&lt;</text:p>
          </table:table-cell>
          <table:table-cell table:style-name="ce465" table:formula="of:=IF(UNICODE([.AV19])=60;0;IF(UNICODE([.AV19])=61663;1;IF(UNICODE([.AV19])=62;2;IF(UNICODE([.AV19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AX19])=60;0;IF(UNICODE([.AX19])=61663;1;IF(UNICODE([.AX19])=62;2;IF(UNICODE([.AX19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AZ19]+[.BA19]" office:value-type="float" office:value="4" calcext:value-type="float">
            <text:p>4</text:p>
          </table:table-cell>
          <table:table-cell table:style-name="ce494" table:formula="of:=16*(MAX([.AZ19];[.BA19])-MIN([.AZ19];[.BA19])) +[.BB19]" office:value-type="float" office:value="20" calcext:value-type="float">
            <text:p>20</text:p>
          </table:table-cell>
          <table:table-cell table:style-name="ce498" table:formula="of:=BASE([.BC19];2)" office:value-type="string" office:string-value="10100" calcext:value-type="string">
            <text:p>10100</text:p>
          </table:table-cell>
          <table:table-cell table:style-name="ce527" table:formula="of:=64*[.BG19]+16*[.BI19]+4*[.BK19]+[.BM19]" office:value-type="float" office:value="145" calcext:value-type="float">
            <text:p>145</text:p>
          </table:table-cell>
          <table:table-cell table:style-name="ce459" table:formula="of:=[.BF18]" office:value-type="string" office:string-value="&gt;" calcext:value-type="string">
            <text:p>&gt;</text:p>
          </table:table-cell>
          <table:table-cell table:style-name="ce465" table:formula="of:=IF(UNICODE([.BF19])=60;0;IF(UNICODE([.BF19])=61663;1;IF(UNICODE([.BF19])=62;2;IF(UNICODE([.BF19])=61664;3;&quot;&quot;))))" office:value-type="float" office:value="2" calcext:value-type="float">
            <text:p>2</text:p>
          </table:table-cell>
          <table:table-cell table:style-name="ce459" table:formula="of:=[.BH18]" office:value-type="string" office:string-value="" calcext:value-type="string">
            <text:p></text:p>
          </table:table-cell>
          <table:table-cell table:style-name="ce465" table:formula="of:=IF(UNICODE([.BH19])=60;0;IF(UNICODE([.BH19])=61663;1;IF(UNICODE([.BH19])=62;2;IF(UNICODE([.BH19])=61664;3;&quot;&quot;))))" office:value-type="float" office:value="1" calcext:value-type="float">
            <text:p>1</text:p>
          </table:table-cell>
          <table:table-cell table:style-name="ce459" table:formula="of:=[.BJ18]" office:value-type="string" office:string-value="&lt;" calcext:value-type="string">
            <text:p>&lt;</text:p>
          </table:table-cell>
          <table:table-cell table:style-name="ce465" table:formula="of:=IF(UNICODE([.BJ19])=60;0;IF(UNICODE([.BJ19])=61663;1;IF(UNICODE([.BJ19])=62;2;IF(UNICODE([.BJ19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BL19])=60;0;IF(UNICODE([.BL19])=61663;1;IF(UNICODE([.BL19])=62;2;IF(UNICODE([.BL19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BN19]+[.BO19]" office:value-type="float" office:value="4" calcext:value-type="float">
            <text:p>4</text:p>
          </table:table-cell>
          <table:table-cell table:style-name="ce494" table:formula="of:=16*(MAX([.BN19];[.BO19])-MIN([.BN19];[.BO19])) +[.BP19]" office:value-type="float" office:value="20" calcext:value-type="float">
            <text:p>20</text:p>
          </table:table-cell>
          <table:table-cell table:style-name="ce498" table:formula="of:=BASE([.BQ19];2)" office:value-type="string" office:string-value="10100" calcext:value-type="string">
            <text:p>10100</text:p>
          </table:table-cell>
          <table:table-cell table:style-name="ce535" table:formula="of:=64*[.BU19]+16*[.BW19]+4*[.BY19]+[.CA19]" office:value-type="float" office:value="177" calcext:value-type="float">
            <text:p>177</text:p>
          </table:table-cell>
          <table:table-cell table:style-name="ce459" table:formula="of:=[.BT18]" office:value-type="string" office:string-value="&gt;" calcext:value-type="string">
            <text:p>&gt;</text:p>
          </table:table-cell>
          <table:table-cell table:style-name="ce465" table:formula="of:=IF(UNICODE([.BT19])=60;0;IF(UNICODE([.BT19])=61663;1;IF(UNICODE([.BT19])=62;2;IF(UNICODE([.BT19])=61664;3;&quot;&quot;))))" office:value-type="float" office:value="2" calcext:value-type="float">
            <text:p>2</text:p>
          </table:table-cell>
          <table:table-cell table:style-name="ce459" table:formula="of:=[.BV18]" office:value-type="string" office:string-value="" calcext:value-type="string">
            <text:p></text:p>
          </table:table-cell>
          <table:table-cell table:style-name="ce465" table:formula="of:=IF(UNICODE([.BV19])=60;0;IF(UNICODE([.BV19])=61663;1;IF(UNICODE([.BV19])=62;2;IF(UNICODE([.BV19])=61664;3;&quot;&quot;))))" office:value-type="float" office:value="3" calcext:value-type="float">
            <text:p>3</text:p>
          </table:table-cell>
          <table:table-cell table:style-name="ce459" table:formula="of:=[.BX18]" office:value-type="string" office:string-value="&lt;" calcext:value-type="string">
            <text:p>&lt;</text:p>
          </table:table-cell>
          <table:table-cell table:style-name="ce465" table:formula="of:=IF(UNICODE([.BX19])=60;0;IF(UNICODE([.BX19])=61663;1;IF(UNICODE([.BX19])=62;2;IF(UNICODE([.BX19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BZ19])=60;0;IF(UNICODE([.BZ19])=61663;1;IF(UNICODE([.BZ19])=62;2;IF(UNICODE([.BZ19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CB19]+[.CC19]" office:value-type="float" office:value="4" calcext:value-type="float">
            <text:p>4</text:p>
          </table:table-cell>
          <table:table-cell table:style-name="ce494" table:formula="of:=16*(MAX([.CB19];[.CC19])-MIN([.CB19];[.CC19])) +[.CD19]" office:value-type="float" office:value="20" calcext:value-type="float">
            <text:p>20</text:p>
          </table:table-cell>
          <table:table-cell table:style-name="ce498" table:formula="of:=BASE([.CE19];2)" office:value-type="string" office:string-value="10100" calcext:value-type="string">
            <text:p>10100</text:p>
          </table:table-cell>
          <table:table-cell table:style-name="ce539" table:formula="of:=64*[.CI19]+16*[.CK19]+4*[.CM19]+[.CO19]" office:value-type="float" office:value="209" calcext:value-type="float">
            <text:p>209</text:p>
          </table:table-cell>
          <table:table-cell table:style-name="ce459" table:formula="of:=[.CH18]" office:value-type="string" office:string-value="" calcext:value-type="string">
            <text:p></text:p>
          </table:table-cell>
          <table:table-cell table:style-name="ce465" table:formula="of:=IF(UNICODE([.CH19])=60;0;IF(UNICODE([.CH19])=61663;1;IF(UNICODE([.CH19])=62;2;IF(UNICODE([.CH19])=61664;3;&quot;&quot;))))" office:value-type="float" office:value="3" calcext:value-type="float">
            <text:p>3</text:p>
          </table:table-cell>
          <table:table-cell table:style-name="ce459" table:formula="of:=[.CJ18]" office:value-type="string" office:string-value="" calcext:value-type="string">
            <text:p></text:p>
          </table:table-cell>
          <table:table-cell table:style-name="ce465" table:formula="of:=IF(UNICODE([.CJ19])=60;0;IF(UNICODE([.CJ19])=61663;1;IF(UNICODE([.CJ19])=62;2;IF(UNICODE([.CJ19])=61664;3;&quot;&quot;))))" office:value-type="float" office:value="1" calcext:value-type="float">
            <text:p>1</text:p>
          </table:table-cell>
          <table:table-cell table:style-name="ce459" table:formula="of:=[.CL18]" office:value-type="string" office:string-value="&lt;" calcext:value-type="string">
            <text:p>&lt;</text:p>
          </table:table-cell>
          <table:table-cell table:style-name="ce465" table:formula="of:=IF(UNICODE([.CL19])=60;0;IF(UNICODE([.CL19])=61663;1;IF(UNICODE([.CL19])=62;2;IF(UNICODE([.CL19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CN19])=60;0;IF(UNICODE([.CN19])=61663;1;IF(UNICODE([.CN19])=62;2;IF(UNICODE([.CN19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CP19]+[.CQ19]" office:value-type="float" office:value="4" calcext:value-type="float">
            <text:p>4</text:p>
          </table:table-cell>
          <table:table-cell table:style-name="ce494" table:formula="of:=16*(MAX([.CP19];[.CQ19])-MIN([.CP19];[.CQ19])) +[.CR19]" office:value-type="float" office:value="20" calcext:value-type="float">
            <text:p>20</text:p>
          </table:table-cell>
          <table:table-cell table:style-name="ce498" table:formula="of:=BASE([.CS19];2)" office:value-type="string" office:string-value="10100" calcext:value-type="string">
            <text:p>10100</text:p>
          </table:table-cell>
          <table:table-cell table:style-name="ce535" table:formula="of:=64*[.CW19]+16*[.CY19]+4*[.DA19]+[.DC19]" office:value-type="float" office:value="241" calcext:value-type="float">
            <text:p>241</text:p>
          </table:table-cell>
          <table:table-cell table:style-name="ce459" table:formula="of:=[.CV18]" office:value-type="string" office:string-value="" calcext:value-type="string">
            <text:p></text:p>
          </table:table-cell>
          <table:table-cell table:style-name="ce465" table:formula="of:=IF(UNICODE([.CV19])=60;0;IF(UNICODE([.CV19])=61663;1;IF(UNICODE([.CV19])=62;2;IF(UNICODE([.CV19])=61664;3;&quot;&quot;))))" office:value-type="float" office:value="3" calcext:value-type="float">
            <text:p>3</text:p>
          </table:table-cell>
          <table:table-cell table:style-name="ce459" table:formula="of:=[.CX18]" office:value-type="string" office:string-value="" calcext:value-type="string">
            <text:p></text:p>
          </table:table-cell>
          <table:table-cell table:style-name="ce465" table:formula="of:=IF(UNICODE([.CX19])=60;0;IF(UNICODE([.CX19])=61663;1;IF(UNICODE([.CX19])=62;2;IF(UNICODE([.CX19])=61664;3;&quot;&quot;))))" office:value-type="float" office:value="3" calcext:value-type="float">
            <text:p>3</text:p>
          </table:table-cell>
          <table:table-cell table:style-name="ce459" table:formula="of:=[.CZ18]" office:value-type="string" office:string-value="&lt;" calcext:value-type="string">
            <text:p>&lt;</text:p>
          </table:table-cell>
          <table:table-cell table:style-name="ce465" table:formula="of:=IF(UNICODE([.CZ19])=60;0;IF(UNICODE([.CZ19])=61663;1;IF(UNICODE([.CZ19])=62;2;IF(UNICODE([.CZ19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DB19])=60;0;IF(UNICODE([.DB19])=61663;1;IF(UNICODE([.DB19])=62;2;IF(UNICODE([.DB19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546" table:formula="of:=4*[.DD19]+[.DE19]" office:value-type="float" office:value="4" calcext:value-type="float">
            <text:p>4</text:p>
          </table:table-cell>
          <table:table-cell table:style-name="ce547" table:formula="of:=16*(MAX([.DD19];[.DE19])-MIN([.DD19];[.DE19])) +[.DF19]" office:value-type="float" office:value="20" calcext:value-type="float">
            <text:p>20</text:p>
          </table:table-cell>
          <table:table-cell table:style-name="ce549" table:formula="of:=BASE([.DG19];2)" office:value-type="string" office:string-value="10100" calcext:value-type="string">
            <text:p>10100</text:p>
          </table:table-cell>
          <table:table-cell table:number-columns-repeated="16272"/>
        </table:table-row>
        <table:table-row table:style-name="ro1">
          <table:table-cell table:style-name="ce451" table:formula="of:=64*[.C20]+16*[.E20]+4*[.G20]+[.I20]" office:value-type="float" office:value="18" calcext:value-type="float">
            <text:p>18</text:p>
          </table:table-cell>
          <table:table-cell table:style-name="ce459" table:formula="of:=[.B19]" office:value-type="string" office:string-value="&lt;" calcext:value-type="string">
            <text:p>&lt;</text:p>
          </table:table-cell>
          <table:table-cell table:style-name="ce465" table:formula="of:=IF(UNICODE([.B20])=60;0;IF(UNICODE([.B20])=61663;1;IF(UNICODE([.B20])=62;2;IF(UNICODE([.B20])=61664;3;&quot;&quot;))))" office:value-type="float" office:value="0" calcext:value-type="float">
            <text:p>0</text:p>
          </table:table-cell>
          <table:table-cell table:style-name="ce459" table:formula="of:=[.D19]" office:value-type="string" office:string-value="" calcext:value-type="string">
            <text:p></text:p>
          </table:table-cell>
          <table:table-cell table:style-name="ce465" table:formula="of:=IF(UNICODE([.D20])=60;0;IF(UNICODE([.D20])=61663;1;IF(UNICODE([.D20])=62;2;IF(UNICODE([.D20])=61664;3;&quot;&quot;))))" office:value-type="float" office:value="1" calcext:value-type="float">
            <text:p>1</text:p>
          </table:table-cell>
          <table:table-cell table:style-name="ce459" table:formula="of:=[.F19]" office:value-type="string" office:string-value="&lt;" calcext:value-type="string">
            <text:p>&lt;</text:p>
          </table:table-cell>
          <table:table-cell table:style-name="ce465" table:formula="of:=IF(UNICODE([.F20])=60;0;IF(UNICODE([.F20])=61663;1;IF(UNICODE([.F20])=62;2;IF(UNICODE([.F20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H20])=60;0;IF(UNICODE([.H20])=61663;1;IF(UNICODE([.H20])=62;2;IF(UNICODE([.H20])=61664;3;&quot;&quot;))))" office:value-type="float" office:value="2" calcext:value-type="float">
            <text:p>2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J20]+[.K20]" office:value-type="float" office:value="14" calcext:value-type="float">
            <text:p>14</text:p>
          </table:table-cell>
          <table:table-cell table:style-name="ce494" table:formula="of:=16*(MAX([.J20];[.K20])-MIN([.J20];[.K20])) +[.L20]" office:value-type="float" office:value="30" calcext:value-type="float">
            <text:p>30</text:p>
          </table:table-cell>
          <table:table-cell table:style-name="ce498" table:formula="of:=BASE([.M20];2)" office:value-type="string" office:string-value="11110" calcext:value-type="string">
            <text:p>11110</text:p>
          </table:table-cell>
          <table:table-cell table:style-name="ce506" table:formula="of:=64*[.Q20]+16*[.S20]+4*[.U20]+[.W20]" office:value-type="float" office:value="50" calcext:value-type="float">
            <text:p>50</text:p>
          </table:table-cell>
          <table:table-cell table:style-name="ce459" table:formula="of:=[.P19]" office:value-type="string" office:string-value="&lt;" calcext:value-type="string">
            <text:p>&lt;</text:p>
          </table:table-cell>
          <table:table-cell table:style-name="ce465" table:formula="of:=IF(UNICODE([.P20])=60;0;IF(UNICODE([.P20])=61663;1;IF(UNICODE([.P20])=62;2;IF(UNICODE([.P20])=61664;3;&quot;&quot;))))" office:value-type="float" office:value="0" calcext:value-type="float">
            <text:p>0</text:p>
          </table:table-cell>
          <table:table-cell table:style-name="ce459" table:formula="of:=[.R19]" office:value-type="string" office:string-value="" calcext:value-type="string">
            <text:p></text:p>
          </table:table-cell>
          <table:table-cell table:style-name="ce465" table:formula="of:=IF(UNICODE([.R20])=60;0;IF(UNICODE([.R20])=61663;1;IF(UNICODE([.R20])=62;2;IF(UNICODE([.R20])=61664;3;&quot;&quot;))))" office:value-type="float" office:value="3" calcext:value-type="float">
            <text:p>3</text:p>
          </table:table-cell>
          <table:table-cell table:style-name="ce459" table:formula="of:=[.T19]" office:value-type="string" office:string-value="&lt;" calcext:value-type="string">
            <text:p>&lt;</text:p>
          </table:table-cell>
          <table:table-cell table:style-name="ce465" table:formula="of:=IF(UNICODE([.T20])=60;0;IF(UNICODE([.T20])=61663;1;IF(UNICODE([.T20])=62;2;IF(UNICODE([.T20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V20])=60;0;IF(UNICODE([.V20])=61663;1;IF(UNICODE([.V20])=62;2;IF(UNICODE([.V20])=61664;3;&quot;&quot;))))" office:value-type="float" office:value="2" calcext:value-type="float">
            <text:p>2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X20]+[.Y20]" office:value-type="float" office:value="6" calcext:value-type="float">
            <text:p>6</text:p>
          </table:table-cell>
          <table:table-cell table:style-name="ce494" table:formula="of:=16*(MAX([.X20];[.Y20])-MIN([.X20];[.Y20])) +[.Z20]" office:value-type="float" office:value="22" calcext:value-type="float">
            <text:p>22</text:p>
          </table:table-cell>
          <table:table-cell table:style-name="ce498" table:formula="of:=BASE([.AA20];2)" office:value-type="string" office:string-value="10110" calcext:value-type="string">
            <text:p>10110</text:p>
          </table:table-cell>
          <table:table-cell table:style-name="ce514" table:formula="of:=64*[.AE20]+16*[.AG20]+4*[.AI20]+[.AK20]" office:value-type="float" office:value="82" calcext:value-type="float">
            <text:p>82</text:p>
          </table:table-cell>
          <table:table-cell table:style-name="ce459" table:formula="of:=[.AD19]" office:value-type="string" office:string-value="" calcext:value-type="string">
            <text:p></text:p>
          </table:table-cell>
          <table:table-cell table:style-name="ce465" table:formula="of:=IF(UNICODE([.AD20])=60;0;IF(UNICODE([.AD20])=61663;1;IF(UNICODE([.AD20])=62;2;IF(UNICODE([.AD20])=61664;3;&quot;&quot;))))" office:value-type="float" office:value="1" calcext:value-type="float">
            <text:p>1</text:p>
          </table:table-cell>
          <table:table-cell table:style-name="ce459" table:formula="of:=[.AF19]" office:value-type="string" office:string-value="" calcext:value-type="string">
            <text:p></text:p>
          </table:table-cell>
          <table:table-cell table:style-name="ce465" table:formula="of:=IF(UNICODE([.AF20])=60;0;IF(UNICODE([.AF20])=61663;1;IF(UNICODE([.AF20])=62;2;IF(UNICODE([.AF20])=61664;3;&quot;&quot;))))" office:value-type="float" office:value="1" calcext:value-type="float">
            <text:p>1</text:p>
          </table:table-cell>
          <table:table-cell table:style-name="ce459" table:formula="of:=[.AH19]" office:value-type="string" office:string-value="&lt;" calcext:value-type="string">
            <text:p>&lt;</text:p>
          </table:table-cell>
          <table:table-cell table:style-name="ce465" table:formula="of:=IF(UNICODE([.AH20])=60;0;IF(UNICODE([.AH20])=61663;1;IF(UNICODE([.AH20])=62;2;IF(UNICODE([.AH20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AJ20])=60;0;IF(UNICODE([.AJ20])=61663;1;IF(UNICODE([.AJ20])=62;2;IF(UNICODE([.AJ20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AL20]+[.AM20]" office:value-type="float" office:value="0" calcext:value-type="float">
            <text:p>0</text:p>
          </table:table-cell>
          <table:table-cell table:style-name="ce494" table:formula="of:=16*(MAX([.AL20];[.AM20])-MIN([.AL20];[.AM20])) +[.AN20]" office:value-type="float" office:value="0" calcext:value-type="float">
            <text:p>0</text:p>
          </table:table-cell>
          <table:table-cell table:style-name="ce498" table:formula="of:=BASE([.AO20];2)" office:value-type="string" office:string-value="0" calcext:value-type="string">
            <text:p>0</text:p>
          </table:table-cell>
          <table:table-cell table:style-name="ce506" table:formula="of:=64*[.AS20]+16*[.AU20]+4*[.AW20]+[.AY20]" office:value-type="float" office:value="114" calcext:value-type="float">
            <text:p>114</text:p>
          </table:table-cell>
          <table:table-cell table:style-name="ce459" table:formula="of:=[.AR19]" office:value-type="string" office:string-value="" calcext:value-type="string">
            <text:p></text:p>
          </table:table-cell>
          <table:table-cell table:style-name="ce465" table:formula="of:=IF(UNICODE([.AR20])=60;0;IF(UNICODE([.AR20])=61663;1;IF(UNICODE([.AR20])=62;2;IF(UNICODE([.AR20])=61664;3;&quot;&quot;))))" office:value-type="float" office:value="1" calcext:value-type="float">
            <text:p>1</text:p>
          </table:table-cell>
          <table:table-cell table:style-name="ce459" table:formula="of:=[.AT19]" office:value-type="string" office:string-value="" calcext:value-type="string">
            <text:p></text:p>
          </table:table-cell>
          <table:table-cell table:style-name="ce465" table:formula="of:=IF(UNICODE([.AT20])=60;0;IF(UNICODE([.AT20])=61663;1;IF(UNICODE([.AT20])=62;2;IF(UNICODE([.AT20])=61664;3;&quot;&quot;))))" office:value-type="float" office:value="3" calcext:value-type="float">
            <text:p>3</text:p>
          </table:table-cell>
          <table:table-cell table:style-name="ce459" table:formula="of:=[.AV19]" office:value-type="string" office:string-value="&lt;" calcext:value-type="string">
            <text:p>&lt;</text:p>
          </table:table-cell>
          <table:table-cell table:style-name="ce465" table:formula="of:=IF(UNICODE([.AV20])=60;0;IF(UNICODE([.AV20])=61663;1;IF(UNICODE([.AV20])=62;2;IF(UNICODE([.AV20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AX20])=60;0;IF(UNICODE([.AX20])=61663;1;IF(UNICODE([.AX20])=62;2;IF(UNICODE([.AX20])=61664;3;&quot;&quot;))))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AZ20]+[.BA20]" office:value-type="float" office:value="6" calcext:value-type="float">
            <text:p>6</text:p>
          </table:table-cell>
          <table:table-cell table:style-name="ce494" table:formula="of:=16*(MAX([.AZ20];[.BA20])-MIN([.AZ20];[.BA20])) +[.BB20]" office:value-type="float" office:value="22" calcext:value-type="float">
            <text:p>22</text:p>
          </table:table-cell>
          <table:table-cell table:style-name="ce498" table:formula="of:=BASE([.BC20];2)" office:value-type="string" office:string-value="10110" calcext:value-type="string">
            <text:p>10110</text:p>
          </table:table-cell>
          <table:table-cell table:style-name="ce527" table:formula="of:=64*[.BG20]+16*[.BI20]+4*[.BK20]+[.BM20]" office:value-type="float" office:value="146" calcext:value-type="float">
            <text:p>146</text:p>
          </table:table-cell>
          <table:table-cell table:style-name="ce459" table:formula="of:=[.BF19]" office:value-type="string" office:string-value="&gt;" calcext:value-type="string">
            <text:p>&gt;</text:p>
          </table:table-cell>
          <table:table-cell table:style-name="ce465" table:formula="of:=IF(UNICODE([.BF20])=60;0;IF(UNICODE([.BF20])=61663;1;IF(UNICODE([.BF20])=62;2;IF(UNICODE([.BF20])=61664;3;&quot;&quot;))))" office:value-type="float" office:value="2" calcext:value-type="float">
            <text:p>2</text:p>
          </table:table-cell>
          <table:table-cell table:style-name="ce459" table:formula="of:=[.BH19]" office:value-type="string" office:string-value="" calcext:value-type="string">
            <text:p></text:p>
          </table:table-cell>
          <table:table-cell table:style-name="ce465" table:formula="of:=IF(UNICODE([.BH20])=60;0;IF(UNICODE([.BH20])=61663;1;IF(UNICODE([.BH20])=62;2;IF(UNICODE([.BH20])=61664;3;&quot;&quot;))))" office:value-type="float" office:value="1" calcext:value-type="float">
            <text:p>1</text:p>
          </table:table-cell>
          <table:table-cell table:style-name="ce459" table:formula="of:=[.BJ19]" office:value-type="string" office:string-value="&lt;" calcext:value-type="string">
            <text:p>&lt;</text:p>
          </table:table-cell>
          <table:table-cell table:style-name="ce465" table:formula="of:=IF(UNICODE([.BJ20])=60;0;IF(UNICODE([.BJ20])=61663;1;IF(UNICODE([.BJ20])=62;2;IF(UNICODE([.BJ20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BL20])=60;0;IF(UNICODE([.BL20])=61663;1;IF(UNICODE([.BL20])=62;2;IF(UNICODE([.BL20])=61664;3;&quot;&quot;))))" office:value-type="float" office:value="2" calcext:value-type="float">
            <text:p>2</text:p>
          </table:table-cell>
          <table:table-cell table:style-name="ce518" office:value-type="float" office:value="3" calcext:value-type="float">
            <text:p>3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BN20]+[.BO20]" office:value-type="float" office:value="14" calcext:value-type="float">
            <text:p>14</text:p>
          </table:table-cell>
          <table:table-cell table:style-name="ce494" table:formula="of:=16*(MAX([.BN20];[.BO20])-MIN([.BN20];[.BO20])) +[.BP20]" office:value-type="float" office:value="30" calcext:value-type="float">
            <text:p>30</text:p>
          </table:table-cell>
          <table:table-cell table:style-name="ce498" table:formula="of:=BASE([.BQ20];2)" office:value-type="string" office:string-value="11110" calcext:value-type="string">
            <text:p>11110</text:p>
          </table:table-cell>
          <table:table-cell table:style-name="ce535" table:formula="of:=64*[.BU20]+16*[.BW20]+4*[.BY20]+[.CA20]" office:value-type="float" office:value="178" calcext:value-type="float">
            <text:p>178</text:p>
          </table:table-cell>
          <table:table-cell table:style-name="ce459" table:formula="of:=[.BT19]" office:value-type="string" office:string-value="&gt;" calcext:value-type="string">
            <text:p>&gt;</text:p>
          </table:table-cell>
          <table:table-cell table:style-name="ce465" table:formula="of:=IF(UNICODE([.BT20])=60;0;IF(UNICODE([.BT20])=61663;1;IF(UNICODE([.BT20])=62;2;IF(UNICODE([.BT20])=61664;3;&quot;&quot;))))" office:value-type="float" office:value="2" calcext:value-type="float">
            <text:p>2</text:p>
          </table:table-cell>
          <table:table-cell table:style-name="ce459" table:formula="of:=[.BV19]" office:value-type="string" office:string-value="" calcext:value-type="string">
            <text:p></text:p>
          </table:table-cell>
          <table:table-cell table:style-name="ce465" table:formula="of:=IF(UNICODE([.BV20])=60;0;IF(UNICODE([.BV20])=61663;1;IF(UNICODE([.BV20])=62;2;IF(UNICODE([.BV20])=61664;3;&quot;&quot;))))" office:value-type="float" office:value="3" calcext:value-type="float">
            <text:p>3</text:p>
          </table:table-cell>
          <table:table-cell table:style-name="ce459" table:formula="of:=[.BX19]" office:value-type="string" office:string-value="&lt;" calcext:value-type="string">
            <text:p>&lt;</text:p>
          </table:table-cell>
          <table:table-cell table:style-name="ce465" table:formula="of:=IF(UNICODE([.BX20])=60;0;IF(UNICODE([.BX20])=61663;1;IF(UNICODE([.BX20])=62;2;IF(UNICODE([.BX20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BZ20])=60;0;IF(UNICODE([.BZ20])=61663;1;IF(UNICODE([.BZ20])=62;2;IF(UNICODE([.BZ20])=61664;3;&quot;&quot;))))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CB20]+[.CC20]" office:value-type="float" office:value="6" calcext:value-type="float">
            <text:p>6</text:p>
          </table:table-cell>
          <table:table-cell table:style-name="ce494" table:formula="of:=16*(MAX([.CB20];[.CC20])-MIN([.CB20];[.CC20])) +[.CD20]" office:value-type="float" office:value="22" calcext:value-type="float">
            <text:p>22</text:p>
          </table:table-cell>
          <table:table-cell table:style-name="ce498" table:formula="of:=BASE([.CE20];2)" office:value-type="string" office:string-value="10110" calcext:value-type="string">
            <text:p>10110</text:p>
          </table:table-cell>
          <table:table-cell table:style-name="ce539" table:formula="of:=64*[.CI20]+16*[.CK20]+4*[.CM20]+[.CO20]" office:value-type="float" office:value="210" calcext:value-type="float">
            <text:p>210</text:p>
          </table:table-cell>
          <table:table-cell table:style-name="ce459" table:formula="of:=[.CH19]" office:value-type="string" office:string-value="" calcext:value-type="string">
            <text:p></text:p>
          </table:table-cell>
          <table:table-cell table:style-name="ce465" table:formula="of:=IF(UNICODE([.CH20])=60;0;IF(UNICODE([.CH20])=61663;1;IF(UNICODE([.CH20])=62;2;IF(UNICODE([.CH20])=61664;3;&quot;&quot;))))" office:value-type="float" office:value="3" calcext:value-type="float">
            <text:p>3</text:p>
          </table:table-cell>
          <table:table-cell table:style-name="ce459" table:formula="of:=[.CJ19]" office:value-type="string" office:string-value="" calcext:value-type="string">
            <text:p></text:p>
          </table:table-cell>
          <table:table-cell table:style-name="ce465" table:formula="of:=IF(UNICODE([.CJ20])=60;0;IF(UNICODE([.CJ20])=61663;1;IF(UNICODE([.CJ20])=62;2;IF(UNICODE([.CJ20])=61664;3;&quot;&quot;))))" office:value-type="float" office:value="1" calcext:value-type="float">
            <text:p>1</text:p>
          </table:table-cell>
          <table:table-cell table:style-name="ce459" table:formula="of:=[.CL19]" office:value-type="string" office:string-value="&lt;" calcext:value-type="string">
            <text:p>&lt;</text:p>
          </table:table-cell>
          <table:table-cell table:style-name="ce465" table:formula="of:=IF(UNICODE([.CL20])=60;0;IF(UNICODE([.CL20])=61663;1;IF(UNICODE([.CL20])=62;2;IF(UNICODE([.CL20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CN20])=60;0;IF(UNICODE([.CN20])=61663;1;IF(UNICODE([.CN20])=62;2;IF(UNICODE([.CN20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CP20]+[.CQ20]" office:value-type="float" office:value="0" calcext:value-type="float">
            <text:p>0</text:p>
          </table:table-cell>
          <table:table-cell table:style-name="ce494" table:formula="of:=16*(MAX([.CP20];[.CQ20])-MIN([.CP20];[.CQ20])) +[.CR20]" office:value-type="float" office:value="0" calcext:value-type="float">
            <text:p>0</text:p>
          </table:table-cell>
          <table:table-cell table:style-name="ce498" table:formula="of:=BASE([.CS20];2)" office:value-type="string" office:string-value="0" calcext:value-type="string">
            <text:p>0</text:p>
          </table:table-cell>
          <table:table-cell table:style-name="ce535" table:formula="of:=64*[.CW20]+16*[.CY20]+4*[.DA20]+[.DC20]" office:value-type="float" office:value="242" calcext:value-type="float">
            <text:p>242</text:p>
          </table:table-cell>
          <table:table-cell table:style-name="ce459" table:formula="of:=[.CV19]" office:value-type="string" office:string-value="" calcext:value-type="string">
            <text:p></text:p>
          </table:table-cell>
          <table:table-cell table:style-name="ce465" table:formula="of:=IF(UNICODE([.CV20])=60;0;IF(UNICODE([.CV20])=61663;1;IF(UNICODE([.CV20])=62;2;IF(UNICODE([.CV20])=61664;3;&quot;&quot;))))" office:value-type="float" office:value="3" calcext:value-type="float">
            <text:p>3</text:p>
          </table:table-cell>
          <table:table-cell table:style-name="ce459" table:formula="of:=[.CX19]" office:value-type="string" office:string-value="" calcext:value-type="string">
            <text:p></text:p>
          </table:table-cell>
          <table:table-cell table:style-name="ce465" table:formula="of:=IF(UNICODE([.CX20])=60;0;IF(UNICODE([.CX20])=61663;1;IF(UNICODE([.CX20])=62;2;IF(UNICODE([.CX20])=61664;3;&quot;&quot;))))" office:value-type="float" office:value="3" calcext:value-type="float">
            <text:p>3</text:p>
          </table:table-cell>
          <table:table-cell table:style-name="ce459" table:formula="of:=[.CZ19]" office:value-type="string" office:string-value="&lt;" calcext:value-type="string">
            <text:p>&lt;</text:p>
          </table:table-cell>
          <table:table-cell table:style-name="ce465" table:formula="of:=IF(UNICODE([.CZ20])=60;0;IF(UNICODE([.CZ20])=61663;1;IF(UNICODE([.CZ20])=62;2;IF(UNICODE([.CZ20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DB20])=60;0;IF(UNICODE([.DB20])=61663;1;IF(UNICODE([.DB20])=62;2;IF(UNICODE([.DB20])=61664;3;&quot;&quot;))))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20]+[.DE20]" office:value-type="float" office:value="7" calcext:value-type="float">
            <text:p>7</text:p>
          </table:table-cell>
          <table:table-cell table:style-name="ce547" table:formula="of:=16*(MAX([.DD20];[.DE20])-MIN([.DD20];[.DE20])) +[.DF20]" office:value-type="float" office:value="39" calcext:value-type="float">
            <text:p>39</text:p>
          </table:table-cell>
          <table:table-cell table:style-name="ce549" table:formula="of:=BASE([.DG20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452" table:formula="of:=64*[.C21]+16*[.E21]+4*[.G21]+[.I21]" office:value-type="float" office:value="19" calcext:value-type="float">
            <text:p>19</text:p>
          </table:table-cell>
          <table:table-cell table:style-name="ce460" table:formula="of:=[.B20]" office:value-type="string" office:string-value="&lt;" calcext:value-type="string">
            <text:p>&lt;</text:p>
          </table:table-cell>
          <table:table-cell table:style-name="ce466" table:formula="of:=IF(UNICODE([.B21])=60;0;IF(UNICODE([.B21])=61663;1;IF(UNICODE([.B21])=62;2;IF(UNICODE([.B21])=61664;3;&quot;&quot;))))" office:value-type="float" office:value="0" calcext:value-type="float">
            <text:p>0</text:p>
          </table:table-cell>
          <table:table-cell table:style-name="ce460" table:formula="of:=[.D20]" office:value-type="string" office:string-value="" calcext:value-type="string">
            <text:p></text:p>
          </table:table-cell>
          <table:table-cell table:style-name="ce466" table:formula="of:=IF(UNICODE([.D21])=60;0;IF(UNICODE([.D21])=61663;1;IF(UNICODE([.D21])=62;2;IF(UNICODE([.D21])=61664;3;&quot;&quot;))))" office:value-type="float" office:value="1" calcext:value-type="float">
            <text:p>1</text:p>
          </table:table-cell>
          <table:table-cell table:style-name="ce460" table:formula="of:=[.F20]" office:value-type="string" office:string-value="&lt;" calcext:value-type="string">
            <text:p>&lt;</text:p>
          </table:table-cell>
          <table:table-cell table:style-name="ce466" table:formula="of:=IF(UNICODE([.F21])=60;0;IF(UNICODE([.F21])=61663;1;IF(UNICODE([.F21])=62;2;IF(UNICODE([.F21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H21])=60;0;IF(UNICODE([.H21])=61663;1;IF(UNICODE([.H21])=62;2;IF(UNICODE([.H21])=61664;3;&quot;&quot;))))" office:value-type="float" office:value="3" calcext:value-type="float">
            <text:p>3</text:p>
          </table:table-cell>
          <table:table-cell table:style-name="ce377" office:value-type="float" office:value="3" calcext:value-type="float">
            <text:p>3</text:p>
          </table:table-cell>
          <table:table-cell table:style-name="ce383" office:value-type="float" office:value="2" calcext:value-type="float">
            <text:p>2</text:p>
          </table:table-cell>
          <table:table-cell table:style-name="ce490" table:formula="of:=4*[.J21]+[.K21]" office:value-type="float" office:value="14" calcext:value-type="float">
            <text:p>14</text:p>
          </table:table-cell>
          <table:table-cell table:style-name="ce495" table:formula="of:=16*(MAX([.J21];[.K21])-MIN([.J21];[.K21])) +[.L21]" office:value-type="float" office:value="30" calcext:value-type="float">
            <text:p>30</text:p>
          </table:table-cell>
          <table:table-cell table:style-name="ce499" table:formula="of:=BASE([.M21];2)" office:value-type="string" office:string-value="11110" calcext:value-type="string">
            <text:p>11110</text:p>
          </table:table-cell>
          <table:table-cell table:style-name="ce507" table:formula="of:=64*[.Q21]+16*[.S21]+4*[.U21]+[.W21]" office:value-type="float" office:value="51" calcext:value-type="float">
            <text:p>51</text:p>
          </table:table-cell>
          <table:table-cell table:style-name="ce460" table:formula="of:=[.P20]" office:value-type="string" office:string-value="&lt;" calcext:value-type="string">
            <text:p>&lt;</text:p>
          </table:table-cell>
          <table:table-cell table:style-name="ce466" table:formula="of:=IF(UNICODE([.P21])=60;0;IF(UNICODE([.P21])=61663;1;IF(UNICODE([.P21])=62;2;IF(UNICODE([.P21])=61664;3;&quot;&quot;))))" office:value-type="float" office:value="0" calcext:value-type="float">
            <text:p>0</text:p>
          </table:table-cell>
          <table:table-cell table:style-name="ce460" table:formula="of:=[.R20]" office:value-type="string" office:string-value="" calcext:value-type="string">
            <text:p></text:p>
          </table:table-cell>
          <table:table-cell table:style-name="ce466" table:formula="of:=IF(UNICODE([.R21])=60;0;IF(UNICODE([.R21])=61663;1;IF(UNICODE([.R21])=62;2;IF(UNICODE([.R21])=61664;3;&quot;&quot;))))" office:value-type="float" office:value="3" calcext:value-type="float">
            <text:p>3</text:p>
          </table:table-cell>
          <table:table-cell table:style-name="ce460" table:formula="of:=[.T20]" office:value-type="string" office:string-value="&lt;" calcext:value-type="string">
            <text:p>&lt;</text:p>
          </table:table-cell>
          <table:table-cell table:style-name="ce466" table:formula="of:=IF(UNICODE([.T21])=60;0;IF(UNICODE([.T21])=61663;1;IF(UNICODE([.T21])=62;2;IF(UNICODE([.T21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V21])=60;0;IF(UNICODE([.V21])=61663;1;IF(UNICODE([.V21])=62;2;IF(UNICODE([.V21])=61664;3;&quot;&quot;))))" office:value-type="float" office:value="3" calcext:value-type="float">
            <text:p>3</text:p>
          </table:table-cell>
          <table:table-cell table:style-name="ce377" office:value-type="float" office:value="1" calcext:value-type="float">
            <text:p>1</text:p>
          </table:table-cell>
          <table:table-cell table:style-name="ce383" office:value-type="float" office:value="2" calcext:value-type="float">
            <text:p>2</text:p>
          </table:table-cell>
          <table:table-cell table:style-name="ce490" table:formula="of:=4*[.X21]+[.Y21]" office:value-type="float" office:value="6" calcext:value-type="float">
            <text:p>6</text:p>
          </table:table-cell>
          <table:table-cell table:style-name="ce495" table:formula="of:=16*(MAX([.X21];[.Y21])-MIN([.X21];[.Y21])) +[.Z21]" office:value-type="float" office:value="22" calcext:value-type="float">
            <text:p>22</text:p>
          </table:table-cell>
          <table:table-cell table:style-name="ce499" table:formula="of:=BASE([.AA21];2)" office:value-type="string" office:string-value="10110" calcext:value-type="string">
            <text:p>10110</text:p>
          </table:table-cell>
          <table:table-cell table:style-name="ce515" table:formula="of:=64*[.AE21]+16*[.AG21]+4*[.AI21]+[.AK21]" office:value-type="float" office:value="83" calcext:value-type="float">
            <text:p>83</text:p>
          </table:table-cell>
          <table:table-cell table:style-name="ce460" table:formula="of:=[.AD20]" office:value-type="string" office:string-value="" calcext:value-type="string">
            <text:p></text:p>
          </table:table-cell>
          <table:table-cell table:style-name="ce466" table:formula="of:=IF(UNICODE([.AD21])=60;0;IF(UNICODE([.AD21])=61663;1;IF(UNICODE([.AD21])=62;2;IF(UNICODE([.AD21])=61664;3;&quot;&quot;))))" office:value-type="float" office:value="1" calcext:value-type="float">
            <text:p>1</text:p>
          </table:table-cell>
          <table:table-cell table:style-name="ce460" table:formula="of:=[.AF20]" office:value-type="string" office:string-value="" calcext:value-type="string">
            <text:p></text:p>
          </table:table-cell>
          <table:table-cell table:style-name="ce466" table:formula="of:=IF(UNICODE([.AF21])=60;0;IF(UNICODE([.AF21])=61663;1;IF(UNICODE([.AF21])=62;2;IF(UNICODE([.AF21])=61664;3;&quot;&quot;))))" office:value-type="float" office:value="1" calcext:value-type="float">
            <text:p>1</text:p>
          </table:table-cell>
          <table:table-cell table:style-name="ce460" table:formula="of:=[.AH20]" office:value-type="string" office:string-value="&lt;" calcext:value-type="string">
            <text:p>&lt;</text:p>
          </table:table-cell>
          <table:table-cell table:style-name="ce466" table:formula="of:=IF(UNICODE([.AH21])=60;0;IF(UNICODE([.AH21])=61663;1;IF(UNICODE([.AH21])=62;2;IF(UNICODE([.AH21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AJ21])=60;0;IF(UNICODE([.AJ21])=61663;1;IF(UNICODE([.AJ21])=62;2;IF(UNICODE([.AJ21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AL21]+[.AM21]" office:value-type="float" office:value="0" calcext:value-type="float">
            <text:p>0</text:p>
          </table:table-cell>
          <table:table-cell table:style-name="ce495" table:formula="of:=16*(MAX([.AL21];[.AM21])-MIN([.AL21];[.AM21])) +[.AN21]" office:value-type="float" office:value="0" calcext:value-type="float">
            <text:p>0</text:p>
          </table:table-cell>
          <table:table-cell table:style-name="ce499" table:formula="of:=BASE([.AO21];2)" office:value-type="string" office:string-value="0" calcext:value-type="string">
            <text:p>0</text:p>
          </table:table-cell>
          <table:table-cell table:style-name="ce507" table:formula="of:=64*[.AS21]+16*[.AU21]+4*[.AW21]+[.AY21]" office:value-type="float" office:value="115" calcext:value-type="float">
            <text:p>115</text:p>
          </table:table-cell>
          <table:table-cell table:style-name="ce460" table:formula="of:=[.AR20]" office:value-type="string" office:string-value="" calcext:value-type="string">
            <text:p></text:p>
          </table:table-cell>
          <table:table-cell table:style-name="ce466" table:formula="of:=IF(UNICODE([.AR21])=60;0;IF(UNICODE([.AR21])=61663;1;IF(UNICODE([.AR21])=62;2;IF(UNICODE([.AR21])=61664;3;&quot;&quot;))))" office:value-type="float" office:value="1" calcext:value-type="float">
            <text:p>1</text:p>
          </table:table-cell>
          <table:table-cell table:style-name="ce460" table:formula="of:=[.AT20]" office:value-type="string" office:string-value="" calcext:value-type="string">
            <text:p></text:p>
          </table:table-cell>
          <table:table-cell table:style-name="ce466" table:formula="of:=IF(UNICODE([.AT21])=60;0;IF(UNICODE([.AT21])=61663;1;IF(UNICODE([.AT21])=62;2;IF(UNICODE([.AT21])=61664;3;&quot;&quot;))))" office:value-type="float" office:value="3" calcext:value-type="float">
            <text:p>3</text:p>
          </table:table-cell>
          <table:table-cell table:style-name="ce460" table:formula="of:=[.AV20]" office:value-type="string" office:string-value="&lt;" calcext:value-type="string">
            <text:p>&lt;</text:p>
          </table:table-cell>
          <table:table-cell table:style-name="ce466" table:formula="of:=IF(UNICODE([.AV21])=60;0;IF(UNICODE([.AV21])=61663;1;IF(UNICODE([.AV21])=62;2;IF(UNICODE([.AV21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AX21])=60;0;IF(UNICODE([.AX21])=61663;1;IF(UNICODE([.AX21])=62;2;IF(UNICODE([.AX21])=61664;3;&quot;&quot;))))" office:value-type="float" office:value="3" calcext:value-type="float">
            <text:p>3</text:p>
          </table:table-cell>
          <table:table-cell table:style-name="ce519" office:value-type="float" office:value="1" calcext:value-type="float">
            <text:p>1</text:p>
          </table:table-cell>
          <table:table-cell table:style-name="ce523" office:value-type="float" office:value="2" calcext:value-type="float">
            <text:p>2</text:p>
          </table:table-cell>
          <table:table-cell table:style-name="ce490" table:formula="of:=4*[.AZ21]+[.BA21]" office:value-type="float" office:value="6" calcext:value-type="float">
            <text:p>6</text:p>
          </table:table-cell>
          <table:table-cell table:style-name="ce495" table:formula="of:=16*(MAX([.AZ21];[.BA21])-MIN([.AZ21];[.BA21])) +[.BB21]" office:value-type="float" office:value="22" calcext:value-type="float">
            <text:p>22</text:p>
          </table:table-cell>
          <table:table-cell table:style-name="ce499" table:formula="of:=BASE([.BC21];2)" office:value-type="string" office:string-value="10110" calcext:value-type="string">
            <text:p>10110</text:p>
          </table:table-cell>
          <table:table-cell table:style-name="ce528" table:formula="of:=64*[.BG21]+16*[.BI21]+4*[.BK21]+[.BM21]" office:value-type="float" office:value="147" calcext:value-type="float">
            <text:p>147</text:p>
          </table:table-cell>
          <table:table-cell table:style-name="ce460" table:formula="of:=[.BF20]" office:value-type="string" office:string-value="&gt;" calcext:value-type="string">
            <text:p>&gt;</text:p>
          </table:table-cell>
          <table:table-cell table:style-name="ce466" table:formula="of:=IF(UNICODE([.BF21])=60;0;IF(UNICODE([.BF21])=61663;1;IF(UNICODE([.BF21])=62;2;IF(UNICODE([.BF21])=61664;3;&quot;&quot;))))" office:value-type="float" office:value="2" calcext:value-type="float">
            <text:p>2</text:p>
          </table:table-cell>
          <table:table-cell table:style-name="ce460" table:formula="of:=[.BH20]" office:value-type="string" office:string-value="" calcext:value-type="string">
            <text:p></text:p>
          </table:table-cell>
          <table:table-cell table:style-name="ce466" table:formula="of:=IF(UNICODE([.BH21])=60;0;IF(UNICODE([.BH21])=61663;1;IF(UNICODE([.BH21])=62;2;IF(UNICODE([.BH21])=61664;3;&quot;&quot;))))" office:value-type="float" office:value="1" calcext:value-type="float">
            <text:p>1</text:p>
          </table:table-cell>
          <table:table-cell table:style-name="ce460" table:formula="of:=[.BJ20]" office:value-type="string" office:string-value="&lt;" calcext:value-type="string">
            <text:p>&lt;</text:p>
          </table:table-cell>
          <table:table-cell table:style-name="ce466" table:formula="of:=IF(UNICODE([.BJ21])=60;0;IF(UNICODE([.BJ21])=61663;1;IF(UNICODE([.BJ21])=62;2;IF(UNICODE([.BJ21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BL21])=60;0;IF(UNICODE([.BL21])=61663;1;IF(UNICODE([.BL21])=62;2;IF(UNICODE([.BL21])=61664;3;&quot;&quot;))))" office:value-type="float" office:value="3" calcext:value-type="float">
            <text:p>3</text:p>
          </table:table-cell>
          <table:table-cell table:style-name="ce519" office:value-type="float" office:value="3" calcext:value-type="float">
            <text:p>3</text:p>
          </table:table-cell>
          <table:table-cell table:style-name="ce523" office:value-type="float" office:value="2" calcext:value-type="float">
            <text:p>2</text:p>
          </table:table-cell>
          <table:table-cell table:style-name="ce490" table:formula="of:=4*[.BN21]+[.BO21]" office:value-type="float" office:value="14" calcext:value-type="float">
            <text:p>14</text:p>
          </table:table-cell>
          <table:table-cell table:style-name="ce495" table:formula="of:=16*(MAX([.BN21];[.BO21])-MIN([.BN21];[.BO21])) +[.BP21]" office:value-type="float" office:value="30" calcext:value-type="float">
            <text:p>30</text:p>
          </table:table-cell>
          <table:table-cell table:style-name="ce499" table:formula="of:=BASE([.BQ21];2)" office:value-type="string" office:string-value="11110" calcext:value-type="string">
            <text:p>11110</text:p>
          </table:table-cell>
          <table:table-cell table:style-name="ce536" table:formula="of:=64*[.BU21]+16*[.BW21]+4*[.BY21]+[.CA21]" office:value-type="float" office:value="179" calcext:value-type="float">
            <text:p>179</text:p>
          </table:table-cell>
          <table:table-cell table:style-name="ce460" table:formula="of:=[.BT20]" office:value-type="string" office:string-value="&gt;" calcext:value-type="string">
            <text:p>&gt;</text:p>
          </table:table-cell>
          <table:table-cell table:style-name="ce466" table:formula="of:=IF(UNICODE([.BT21])=60;0;IF(UNICODE([.BT21])=61663;1;IF(UNICODE([.BT21])=62;2;IF(UNICODE([.BT21])=61664;3;&quot;&quot;))))" office:value-type="float" office:value="2" calcext:value-type="float">
            <text:p>2</text:p>
          </table:table-cell>
          <table:table-cell table:style-name="ce460" table:formula="of:=[.BV20]" office:value-type="string" office:string-value="" calcext:value-type="string">
            <text:p></text:p>
          </table:table-cell>
          <table:table-cell table:style-name="ce466" table:formula="of:=IF(UNICODE([.BV21])=60;0;IF(UNICODE([.BV21])=61663;1;IF(UNICODE([.BV21])=62;2;IF(UNICODE([.BV21])=61664;3;&quot;&quot;))))" office:value-type="float" office:value="3" calcext:value-type="float">
            <text:p>3</text:p>
          </table:table-cell>
          <table:table-cell table:style-name="ce460" table:formula="of:=[.BX20]" office:value-type="string" office:string-value="&lt;" calcext:value-type="string">
            <text:p>&lt;</text:p>
          </table:table-cell>
          <table:table-cell table:style-name="ce466" table:formula="of:=IF(UNICODE([.BX21])=60;0;IF(UNICODE([.BX21])=61663;1;IF(UNICODE([.BX21])=62;2;IF(UNICODE([.BX21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BZ21])=60;0;IF(UNICODE([.BZ21])=61663;1;IF(UNICODE([.BZ21])=62;2;IF(UNICODE([.BZ21])=61664;3;&quot;&quot;))))" office:value-type="float" office:value="3" calcext:value-type="float">
            <text:p>3</text:p>
          </table:table-cell>
          <table:table-cell table:style-name="ce519" office:value-type="float" office:value="1" calcext:value-type="float">
            <text:p>1</text:p>
          </table:table-cell>
          <table:table-cell table:style-name="ce523" office:value-type="float" office:value="2" calcext:value-type="float">
            <text:p>2</text:p>
          </table:table-cell>
          <table:table-cell table:style-name="ce490" table:formula="of:=4*[.CB21]+[.CC21]" office:value-type="float" office:value="6" calcext:value-type="float">
            <text:p>6</text:p>
          </table:table-cell>
          <table:table-cell table:style-name="ce495" table:formula="of:=16*(MAX([.CB21];[.CC21])-MIN([.CB21];[.CC21])) +[.CD21]" office:value-type="float" office:value="22" calcext:value-type="float">
            <text:p>22</text:p>
          </table:table-cell>
          <table:table-cell table:style-name="ce499" table:formula="of:=BASE([.CE21];2)" office:value-type="string" office:string-value="10110" calcext:value-type="string">
            <text:p>10110</text:p>
          </table:table-cell>
          <table:table-cell table:style-name="ce540" table:formula="of:=64*[.CI21]+16*[.CK21]+4*[.CM21]+[.CO21]" office:value-type="float" office:value="211" calcext:value-type="float">
            <text:p>211</text:p>
          </table:table-cell>
          <table:table-cell table:style-name="ce460" table:formula="of:=[.CH20]" office:value-type="string" office:string-value="" calcext:value-type="string">
            <text:p></text:p>
          </table:table-cell>
          <table:table-cell table:style-name="ce466" table:formula="of:=IF(UNICODE([.CH21])=60;0;IF(UNICODE([.CH21])=61663;1;IF(UNICODE([.CH21])=62;2;IF(UNICODE([.CH21])=61664;3;&quot;&quot;))))" office:value-type="float" office:value="3" calcext:value-type="float">
            <text:p>3</text:p>
          </table:table-cell>
          <table:table-cell table:style-name="ce460" table:formula="of:=[.CJ20]" office:value-type="string" office:string-value="" calcext:value-type="string">
            <text:p></text:p>
          </table:table-cell>
          <table:table-cell table:style-name="ce466" table:formula="of:=IF(UNICODE([.CJ21])=60;0;IF(UNICODE([.CJ21])=61663;1;IF(UNICODE([.CJ21])=62;2;IF(UNICODE([.CJ21])=61664;3;&quot;&quot;))))" office:value-type="float" office:value="1" calcext:value-type="float">
            <text:p>1</text:p>
          </table:table-cell>
          <table:table-cell table:style-name="ce460" table:formula="of:=[.CL20]" office:value-type="string" office:string-value="&lt;" calcext:value-type="string">
            <text:p>&lt;</text:p>
          </table:table-cell>
          <table:table-cell table:style-name="ce466" table:formula="of:=IF(UNICODE([.CL21])=60;0;IF(UNICODE([.CL21])=61663;1;IF(UNICODE([.CL21])=62;2;IF(UNICODE([.CL21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CN21])=60;0;IF(UNICODE([.CN21])=61663;1;IF(UNICODE([.CN21])=62;2;IF(UNICODE([.CN21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CP21]+[.CQ21]" office:value-type="float" office:value="0" calcext:value-type="float">
            <text:p>0</text:p>
          </table:table-cell>
          <table:table-cell table:style-name="ce495" table:formula="of:=16*(MAX([.CP21];[.CQ21])-MIN([.CP21];[.CQ21])) +[.CR21]" office:value-type="float" office:value="0" calcext:value-type="float">
            <text:p>0</text:p>
          </table:table-cell>
          <table:table-cell table:style-name="ce499" table:formula="of:=BASE([.CS21];2)" office:value-type="string" office:string-value="0" calcext:value-type="string">
            <text:p>0</text:p>
          </table:table-cell>
          <table:table-cell table:style-name="ce536" table:formula="of:=64*[.CW21]+16*[.CY21]+4*[.DA21]+[.DC21]" office:value-type="float" office:value="243" calcext:value-type="float">
            <text:p>243</text:p>
          </table:table-cell>
          <table:table-cell table:style-name="ce460" table:formula="of:=[.CV20]" office:value-type="string" office:string-value="" calcext:value-type="string">
            <text:p></text:p>
          </table:table-cell>
          <table:table-cell table:style-name="ce466" table:formula="of:=IF(UNICODE([.CV21])=60;0;IF(UNICODE([.CV21])=61663;1;IF(UNICODE([.CV21])=62;2;IF(UNICODE([.CV21])=61664;3;&quot;&quot;))))" office:value-type="float" office:value="3" calcext:value-type="float">
            <text:p>3</text:p>
          </table:table-cell>
          <table:table-cell table:style-name="ce460" table:formula="of:=[.CX20]" office:value-type="string" office:string-value="" calcext:value-type="string">
            <text:p></text:p>
          </table:table-cell>
          <table:table-cell table:style-name="ce466" table:formula="of:=IF(UNICODE([.CX21])=60;0;IF(UNICODE([.CX21])=61663;1;IF(UNICODE([.CX21])=62;2;IF(UNICODE([.CX21])=61664;3;&quot;&quot;))))" office:value-type="float" office:value="3" calcext:value-type="float">
            <text:p>3</text:p>
          </table:table-cell>
          <table:table-cell table:style-name="ce460" table:formula="of:=[.CZ20]" office:value-type="string" office:string-value="&lt;" calcext:value-type="string">
            <text:p>&lt;</text:p>
          </table:table-cell>
          <table:table-cell table:style-name="ce466" table:formula="of:=IF(UNICODE([.CZ21])=60;0;IF(UNICODE([.CZ21])=61663;1;IF(UNICODE([.CZ21])=62;2;IF(UNICODE([.CZ21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DB21])=60;0;IF(UNICODE([.DB21])=61663;1;IF(UNICODE([.DB21])=62;2;IF(UNICODE([.DB21])=61664;3;&quot;&quot;))))" office:value-type="float" office:value="3" calcext:value-type="float">
            <text:p>3</text:p>
          </table:table-cell>
          <table:table-cell table:style-name="ce519" office:value-type="float" office:value="1" calcext:value-type="float">
            <text:p>1</text:p>
          </table:table-cell>
          <table:table-cell table:style-name="ce523" office:value-type="float" office:value="3" calcext:value-type="float">
            <text:p>3</text:p>
          </table:table-cell>
          <table:table-cell table:style-name="ce490" table:formula="of:=4*[.DD21]+[.DE21]" office:value-type="float" office:value="7" calcext:value-type="float">
            <text:p>7</text:p>
          </table:table-cell>
          <table:table-cell table:style-name="ce495" table:formula="of:=16*(MAX([.DD21];[.DE21])-MIN([.DD21];[.DE21])) +[.DF21]" office:value-type="float" office:value="39" calcext:value-type="float">
            <text:p>39</text:p>
          </table:table-cell>
          <table:table-cell table:style-name="ce550" table:formula="of:=BASE([.DG21];2)" office:value-type="string" office:string-value="100111" calcext:value-type="string">
            <text:p>100111</text:p>
          </table:table-cell>
          <table:table-cell table:style-name="ce419" table:number-columns-repeated="920"/>
          <table:table-cell table:number-columns-repeated="15352"/>
        </table:table-row>
        <table:table-row table:style-name="ro1">
          <table:table-cell table:style-name="ce451" table:formula="of:=64*[.C22]+16*[.E22]+4*[.G22]+[.I22]" office:value-type="float" office:value="20" calcext:value-type="float">
            <text:p>20</text:p>
          </table:table-cell>
          <table:table-cell table:style-name="ce459" table:formula="of:=[.B21]" office:value-type="string" office:string-value="&lt;" calcext:value-type="string">
            <text:p>&lt;</text:p>
          </table:table-cell>
          <table:table-cell table:style-name="ce465" table:formula="of:=IF(UNICODE([.B22])=60;0;IF(UNICODE([.B22])=61663;1;IF(UNICODE([.B22])=62;2;IF(UNICODE([.B22])=61664;3;&quot;&quot;))))" office:value-type="float" office:value="0" calcext:value-type="float">
            <text:p>0</text:p>
          </table:table-cell>
          <table:table-cell table:style-name="ce459" table:formula="of:=[.D21]" office:value-type="string" office:string-value="" calcext:value-type="string">
            <text:p></text:p>
          </table:table-cell>
          <table:table-cell table:style-name="ce465" table:formula="of:=IF(UNICODE([.D22])=60;0;IF(UNICODE([.D22])=61663;1;IF(UNICODE([.D22])=62;2;IF(UNICODE([.D22])=61664;3;&quot;&quot;))))" office:value-type="float" office:value="1" calcext:value-type="float">
            <text:p>1</text:p>
          </table:table-cell>
          <table:table-cell table:style-name="ce469" table:formula="of:=[.H19]" office:value-type="string" office:string-value="" calcext:value-type="string">
            <text:p></text:p>
          </table:table-cell>
          <table:table-cell table:style-name="ce470" table:formula="of:=IF(UNICODE([.F22])=60;0;IF(UNICODE([.F22])=61663;1;IF(UNICODE([.F22])=62;2;IF(UNICODE([.F22])=61664;3;&quot;&quot;))))" office:value-type="float" office:value="1" calcext:value-type="float">
            <text:p>1</text:p>
          </table:table-cell>
          <table:table-cell table:style-name="ce459" table:formula="of:=[.H18]" office:value-type="string" office:string-value="&lt;" calcext:value-type="string">
            <text:p>&lt;</text:p>
          </table:table-cell>
          <table:table-cell table:style-name="ce465" table:formula="of:=IF(UNICODE([.H22])=60;0;IF(UNICODE([.H22])=61663;1;IF(UNICODE([.H22])=62;2;IF(UNICODE([.H22])=61664;3;&quot;&quot;))))" office:value-type="float" office:value="0" calcext:value-type="float">
            <text:p>0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1" calcext:value-type="float">
            <text:p>1</text:p>
          </table:table-cell>
          <table:table-cell table:style-name="ce489" table:formula="of:=4*[.J22]+[.K22]" office:value-type="float" office:value="13" calcext:value-type="float">
            <text:p>13</text:p>
          </table:table-cell>
          <table:table-cell table:style-name="ce494" table:formula="of:=16*(MAX([.J22];[.K22])-MIN([.J22];[.K22])) +[.L22]" office:value-type="float" office:value="45" calcext:value-type="float">
            <text:p>45</text:p>
          </table:table-cell>
          <table:table-cell table:style-name="ce498" table:formula="of:=BASE([.M22];2)" office:value-type="string" office:string-value="101101" calcext:value-type="string">
            <text:p>101101</text:p>
          </table:table-cell>
          <table:table-cell table:style-name="ce506" table:formula="of:=64*[.Q22]+16*[.S22]+4*[.U22]+[.W22]" office:value-type="float" office:value="52" calcext:value-type="float">
            <text:p>52</text:p>
          </table:table-cell>
          <table:table-cell table:style-name="ce459" table:formula="of:=[.P21]" office:value-type="string" office:string-value="&lt;" calcext:value-type="string">
            <text:p>&lt;</text:p>
          </table:table-cell>
          <table:table-cell table:style-name="ce465" table:formula="of:=IF(UNICODE([.P22])=60;0;IF(UNICODE([.P22])=61663;1;IF(UNICODE([.P22])=62;2;IF(UNICODE([.P22])=61664;3;&quot;&quot;))))" office:value-type="float" office:value="0" calcext:value-type="float">
            <text:p>0</text:p>
          </table:table-cell>
          <table:table-cell table:style-name="ce459" table:formula="of:=[.R21]" office:value-type="string" office:string-value="" calcext:value-type="string">
            <text:p></text:p>
          </table:table-cell>
          <table:table-cell table:style-name="ce465" table:formula="of:=IF(UNICODE([.R22])=60;0;IF(UNICODE([.R22])=61663;1;IF(UNICODE([.R22])=62;2;IF(UNICODE([.R22])=61664;3;&quot;&quot;))))" office:value-type="float" office:value="3" calcext:value-type="float">
            <text:p>3</text:p>
          </table:table-cell>
          <table:table-cell table:style-name="ce469" table:formula="of:=[.V19]" office:value-type="string" office:string-value="" calcext:value-type="string">
            <text:p></text:p>
          </table:table-cell>
          <table:table-cell table:style-name="ce465" table:formula="of:=IF(UNICODE([.T22])=60;0;IF(UNICODE([.T22])=61663;1;IF(UNICODE([.T22])=62;2;IF(UNICODE([.T22])=61664;3;&quot;&quot;))))" office:value-type="float" office:value="1" calcext:value-type="float">
            <text:p>1</text:p>
          </table:table-cell>
          <table:table-cell table:style-name="ce459" table:formula="of:=[.V18]" office:value-type="string" office:string-value="&lt;" calcext:value-type="string">
            <text:p>&lt;</text:p>
          </table:table-cell>
          <table:table-cell table:style-name="ce465" table:formula="of:=IF(UNICODE([.V22])=60;0;IF(UNICODE([.V22])=61663;1;IF(UNICODE([.V22])=62;2;IF(UNICODE([.V22])=61664;3;&quot;&quot;))))" office:value-type="float" office:value="0" calcext:value-type="float">
            <text:p>0</text:p>
          </table:table-cell>
          <table:table-cell table:style-name="ce376"/>
          <table:table-cell table:style-name="ce382"/>
          <table:table-cell table:style-name="ce489" table:formula="of:=4*[.X22]+[.Y22]" office:value-type="float" office:value="0" calcext:value-type="float">
            <text:p>0</text:p>
          </table:table-cell>
          <table:table-cell table:style-name="ce494" table:formula="of:=16*(MAX([.X22];[.Y22])-MIN([.X22];[.Y22])) +[.Z22]" office:value-type="float" office:value="0" calcext:value-type="float">
            <text:p>0</text:p>
          </table:table-cell>
          <table:table-cell table:style-name="ce498" table:formula="of:=BASE([.AA22];2)" office:value-type="string" office:string-value="0" calcext:value-type="string">
            <text:p>0</text:p>
          </table:table-cell>
          <table:table-cell table:style-name="ce514" table:formula="of:=64*[.AE22]+16*[.AG22]+4*[.AI22]+[.AK22]" office:value-type="float" office:value="84" calcext:value-type="float">
            <text:p>84</text:p>
          </table:table-cell>
          <table:table-cell table:style-name="ce459" table:formula="of:=[.AD21]" office:value-type="string" office:string-value="" calcext:value-type="string">
            <text:p></text:p>
          </table:table-cell>
          <table:table-cell table:style-name="ce465" table:formula="of:=IF(UNICODE([.AD22])=60;0;IF(UNICODE([.AD22])=61663;1;IF(UNICODE([.AD22])=62;2;IF(UNICODE([.AD22])=61664;3;&quot;&quot;))))" office:value-type="float" office:value="1" calcext:value-type="float">
            <text:p>1</text:p>
          </table:table-cell>
          <table:table-cell table:style-name="ce459" table:formula="of:=[.AF21]" office:value-type="string" office:string-value="" calcext:value-type="string">
            <text:p></text:p>
          </table:table-cell>
          <table:table-cell table:style-name="ce465" table:formula="of:=IF(UNICODE([.AF22])=60;0;IF(UNICODE([.AF22])=61663;1;IF(UNICODE([.AF22])=62;2;IF(UNICODE([.AF22])=61664;3;&quot;&quot;))))" office:value-type="float" office:value="1" calcext:value-type="float">
            <text:p>1</text:p>
          </table:table-cell>
          <table:table-cell table:style-name="ce469" table:formula="of:=[.AJ19]" office:value-type="string" office:string-value="" calcext:value-type="string">
            <text:p></text:p>
          </table:table-cell>
          <table:table-cell table:style-name="ce470" table:formula="of:=IF(UNICODE([.AH22])=60;0;IF(UNICODE([.AH22])=61663;1;IF(UNICODE([.AH22])=62;2;IF(UNICODE([.AH22])=61664;3;&quot;&quot;))))" office:value-type="float" office:value="1" calcext:value-type="float">
            <text:p>1</text:p>
          </table:table-cell>
          <table:table-cell table:style-name="ce459" table:formula="of:=[.AJ18]" office:value-type="string" office:string-value="&lt;" calcext:value-type="string">
            <text:p>&lt;</text:p>
          </table:table-cell>
          <table:table-cell table:style-name="ce465" table:formula="of:=IF(UNICODE([.AJ22])=60;0;IF(UNICODE([.AJ22])=61663;1;IF(UNICODE([.AJ22])=62;2;IF(UNICODE([.AJ22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AL22]+[.AM22]" office:value-type="float" office:value="0" calcext:value-type="float">
            <text:p>0</text:p>
          </table:table-cell>
          <table:table-cell table:style-name="ce494" table:formula="of:=16*(MAX([.AL22];[.AM22])-MIN([.AL22];[.AM22])) +[.AN22]" office:value-type="float" office:value="0" calcext:value-type="float">
            <text:p>0</text:p>
          </table:table-cell>
          <table:table-cell table:style-name="ce498" table:formula="of:=BASE([.AO22];2)" office:value-type="string" office:string-value="0" calcext:value-type="string">
            <text:p>0</text:p>
          </table:table-cell>
          <table:table-cell table:style-name="ce506" table:formula="of:=64*[.AS22]+16*[.AU22]+4*[.AW22]+[.AY22]" office:value-type="float" office:value="116" calcext:value-type="float">
            <text:p>116</text:p>
          </table:table-cell>
          <table:table-cell table:style-name="ce459" table:formula="of:=[.AR21]" office:value-type="string" office:string-value="" calcext:value-type="string">
            <text:p></text:p>
          </table:table-cell>
          <table:table-cell table:style-name="ce465" table:formula="of:=IF(UNICODE([.AR22])=60;0;IF(UNICODE([.AR22])=61663;1;IF(UNICODE([.AR22])=62;2;IF(UNICODE([.AR22])=61664;3;&quot;&quot;))))" office:value-type="float" office:value="1" calcext:value-type="float">
            <text:p>1</text:p>
          </table:table-cell>
          <table:table-cell table:style-name="ce459" table:formula="of:=[.AT21]" office:value-type="string" office:string-value="" calcext:value-type="string">
            <text:p></text:p>
          </table:table-cell>
          <table:table-cell table:style-name="ce465" table:formula="of:=IF(UNICODE([.AT22])=60;0;IF(UNICODE([.AT22])=61663;1;IF(UNICODE([.AT22])=62;2;IF(UNICODE([.AT22])=61664;3;&quot;&quot;))))" office:value-type="float" office:value="3" calcext:value-type="float">
            <text:p>3</text:p>
          </table:table-cell>
          <table:table-cell table:style-name="ce469" table:formula="of:=[.AX19]" office:value-type="string" office:string-value="" calcext:value-type="string">
            <text:p></text:p>
          </table:table-cell>
          <table:table-cell table:style-name="ce470" table:formula="of:=IF(UNICODE([.AV22])=60;0;IF(UNICODE([.AV22])=61663;1;IF(UNICODE([.AV22])=62;2;IF(UNICODE([.AV22])=61664;3;&quot;&quot;))))" office:value-type="float" office:value="1" calcext:value-type="float">
            <text:p>1</text:p>
          </table:table-cell>
          <table:table-cell table:style-name="ce459" table:formula="of:=[.AX18]" office:value-type="string" office:string-value="&lt;" calcext:value-type="string">
            <text:p>&lt;</text:p>
          </table:table-cell>
          <table:table-cell table:style-name="ce465" table:formula="of:=IF(UNICODE([.AX22])=60;0;IF(UNICODE([.AX22])=61663;1;IF(UNICODE([.AX22])=62;2;IF(UNICODE([.AX22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AZ22]+[.BA22]" office:value-type="float" office:value="0" calcext:value-type="float">
            <text:p>0</text:p>
          </table:table-cell>
          <table:table-cell table:style-name="ce494" table:formula="of:=16*(MAX([.AZ22];[.BA22])-MIN([.AZ22];[.BA22])) +[.BB22]" office:value-type="float" office:value="0" calcext:value-type="float">
            <text:p>0</text:p>
          </table:table-cell>
          <table:table-cell table:style-name="ce498" table:formula="of:=BASE([.BC22];2)" office:value-type="string" office:string-value="0" calcext:value-type="string">
            <text:p>0</text:p>
          </table:table-cell>
          <table:table-cell table:style-name="ce527" table:formula="of:=64*[.BG22]+16*[.BI22]+4*[.BK22]+[.BM22]" office:value-type="float" office:value="148" calcext:value-type="float">
            <text:p>148</text:p>
          </table:table-cell>
          <table:table-cell table:style-name="ce459" table:formula="of:=[.BF21]" office:value-type="string" office:string-value="&gt;" calcext:value-type="string">
            <text:p>&gt;</text:p>
          </table:table-cell>
          <table:table-cell table:style-name="ce465" table:formula="of:=IF(UNICODE([.BF22])=60;0;IF(UNICODE([.BF22])=61663;1;IF(UNICODE([.BF22])=62;2;IF(UNICODE([.BF22])=61664;3;&quot;&quot;))))" office:value-type="float" office:value="2" calcext:value-type="float">
            <text:p>2</text:p>
          </table:table-cell>
          <table:table-cell table:style-name="ce459" table:formula="of:=[.BH21]" office:value-type="string" office:string-value="" calcext:value-type="string">
            <text:p></text:p>
          </table:table-cell>
          <table:table-cell table:style-name="ce465" table:formula="of:=IF(UNICODE([.BH22])=60;0;IF(UNICODE([.BH22])=61663;1;IF(UNICODE([.BH22])=62;2;IF(UNICODE([.BH22])=61664;3;&quot;&quot;))))" office:value-type="float" office:value="1" calcext:value-type="float">
            <text:p>1</text:p>
          </table:table-cell>
          <table:table-cell table:style-name="ce469" table:formula="of:=[.BL19]" office:value-type="string" office:string-value="" calcext:value-type="string">
            <text:p></text:p>
          </table:table-cell>
          <table:table-cell table:style-name="ce465" table:formula="of:=IF(UNICODE([.BJ22])=60;0;IF(UNICODE([.BJ22])=61663;1;IF(UNICODE([.BJ22])=62;2;IF(UNICODE([.BJ22])=61664;3;&quot;&quot;))))" office:value-type="float" office:value="1" calcext:value-type="float">
            <text:p>1</text:p>
          </table:table-cell>
          <table:table-cell table:style-name="ce459" table:formula="of:=[.BL18]" office:value-type="string" office:string-value="&lt;" calcext:value-type="string">
            <text:p>&lt;</text:p>
          </table:table-cell>
          <table:table-cell table:style-name="ce465" table:formula="of:=IF(UNICODE([.BL22])=60;0;IF(UNICODE([.BL22])=61663;1;IF(UNICODE([.BL22])=62;2;IF(UNICODE([.BL22])=61664;3;&quot;&quot;))))" office:value-type="float" office:value="0" calcext:value-type="float">
            <text:p>0</text:p>
          </table:table-cell>
          <table:table-cell table:style-name="ce518" office:value-type="float" office:value="3" calcext:value-type="float">
            <text:p>3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BN22]+[.BO22]" office:value-type="float" office:value="13" calcext:value-type="float">
            <text:p>13</text:p>
          </table:table-cell>
          <table:table-cell table:style-name="ce494" table:formula="of:=16*(MAX([.BN22];[.BO22])-MIN([.BN22];[.BO22])) +[.BP22]" office:value-type="float" office:value="45" calcext:value-type="float">
            <text:p>45</text:p>
          </table:table-cell>
          <table:table-cell table:style-name="ce498" table:formula="of:=BASE([.BQ22];2)" office:value-type="string" office:string-value="101101" calcext:value-type="string">
            <text:p>101101</text:p>
          </table:table-cell>
          <table:table-cell table:style-name="ce535" table:formula="of:=64*[.BU22]+16*[.BW22]+4*[.BY22]+[.CA22]" office:value-type="float" office:value="180" calcext:value-type="float">
            <text:p>180</text:p>
          </table:table-cell>
          <table:table-cell table:style-name="ce459" table:formula="of:=[.BT21]" office:value-type="string" office:string-value="&gt;" calcext:value-type="string">
            <text:p>&gt;</text:p>
          </table:table-cell>
          <table:table-cell table:style-name="ce465" table:formula="of:=IF(UNICODE([.BT22])=60;0;IF(UNICODE([.BT22])=61663;1;IF(UNICODE([.BT22])=62;2;IF(UNICODE([.BT22])=61664;3;&quot;&quot;))))" office:value-type="float" office:value="2" calcext:value-type="float">
            <text:p>2</text:p>
          </table:table-cell>
          <table:table-cell table:style-name="ce459" table:formula="of:=[.BV21]" office:value-type="string" office:string-value="" calcext:value-type="string">
            <text:p></text:p>
          </table:table-cell>
          <table:table-cell table:style-name="ce465" table:formula="of:=IF(UNICODE([.BV22])=60;0;IF(UNICODE([.BV22])=61663;1;IF(UNICODE([.BV22])=62;2;IF(UNICODE([.BV22])=61664;3;&quot;&quot;))))" office:value-type="float" office:value="3" calcext:value-type="float">
            <text:p>3</text:p>
          </table:table-cell>
          <table:table-cell table:style-name="ce469" table:formula="of:=[.BZ19]" office:value-type="string" office:string-value="" calcext:value-type="string">
            <text:p></text:p>
          </table:table-cell>
          <table:table-cell table:style-name="ce465" table:formula="of:=IF(UNICODE([.BX22])=60;0;IF(UNICODE([.BX22])=61663;1;IF(UNICODE([.BX22])=62;2;IF(UNICODE([.BX22])=61664;3;&quot;&quot;))))" office:value-type="float" office:value="1" calcext:value-type="float">
            <text:p>1</text:p>
          </table:table-cell>
          <table:table-cell table:style-name="ce459" table:formula="of:=[.BZ18]" office:value-type="string" office:string-value="&lt;" calcext:value-type="string">
            <text:p>&lt;</text:p>
          </table:table-cell>
          <table:table-cell table:style-name="ce465" table:formula="of:=IF(UNICODE([.BZ22])=60;0;IF(UNICODE([.BZ22])=61663;1;IF(UNICODE([.BZ22])=62;2;IF(UNICODE([.BZ22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CB22]+[.CC22]" office:value-type="float" office:value="0" calcext:value-type="float">
            <text:p>0</text:p>
          </table:table-cell>
          <table:table-cell table:style-name="ce494" table:formula="of:=16*(MAX([.CB22];[.CC22])-MIN([.CB22];[.CC22])) +[.CD22]" office:value-type="float" office:value="0" calcext:value-type="float">
            <text:p>0</text:p>
          </table:table-cell>
          <table:table-cell table:style-name="ce498" table:formula="of:=BASE([.CE22];2)" office:value-type="string" office:string-value="0" calcext:value-type="string">
            <text:p>0</text:p>
          </table:table-cell>
          <table:table-cell table:style-name="ce539" table:formula="of:=64*[.CI22]+16*[.CK22]+4*[.CM22]+[.CO22]" office:value-type="float" office:value="212" calcext:value-type="float">
            <text:p>212</text:p>
          </table:table-cell>
          <table:table-cell table:style-name="ce459" table:formula="of:=[.CH21]" office:value-type="string" office:string-value="" calcext:value-type="string">
            <text:p></text:p>
          </table:table-cell>
          <table:table-cell table:style-name="ce465" table:formula="of:=IF(UNICODE([.CH22])=60;0;IF(UNICODE([.CH22])=61663;1;IF(UNICODE([.CH22])=62;2;IF(UNICODE([.CH22])=61664;3;&quot;&quot;))))" office:value-type="float" office:value="3" calcext:value-type="float">
            <text:p>3</text:p>
          </table:table-cell>
          <table:table-cell table:style-name="ce459" table:formula="of:=[.CJ21]" office:value-type="string" office:string-value="" calcext:value-type="string">
            <text:p></text:p>
          </table:table-cell>
          <table:table-cell table:style-name="ce465" table:formula="of:=IF(UNICODE([.CJ22])=60;0;IF(UNICODE([.CJ22])=61663;1;IF(UNICODE([.CJ22])=62;2;IF(UNICODE([.CJ22])=61664;3;&quot;&quot;))))" office:value-type="float" office:value="1" calcext:value-type="float">
            <text:p>1</text:p>
          </table:table-cell>
          <table:table-cell table:style-name="ce469" table:formula="of:=[.CN19]" office:value-type="string" office:string-value="" calcext:value-type="string">
            <text:p></text:p>
          </table:table-cell>
          <table:table-cell table:style-name="ce465" table:formula="of:=IF(UNICODE([.CL22])=60;0;IF(UNICODE([.CL22])=61663;1;IF(UNICODE([.CL22])=62;2;IF(UNICODE([.CL22])=61664;3;&quot;&quot;))))" office:value-type="float" office:value="1" calcext:value-type="float">
            <text:p>1</text:p>
          </table:table-cell>
          <table:table-cell table:style-name="ce459" table:formula="of:=[.CN18]" office:value-type="string" office:string-value="&lt;" calcext:value-type="string">
            <text:p>&lt;</text:p>
          </table:table-cell>
          <table:table-cell table:style-name="ce465" table:formula="of:=IF(UNICODE([.CN22])=60;0;IF(UNICODE([.CN22])=61663;1;IF(UNICODE([.CN22])=62;2;IF(UNICODE([.CN22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CP22]+[.CQ22]" office:value-type="float" office:value="0" calcext:value-type="float">
            <text:p>0</text:p>
          </table:table-cell>
          <table:table-cell table:style-name="ce494" table:formula="of:=16*(MAX([.CP22];[.CQ22])-MIN([.CP22];[.CQ22])) +[.CR22]" office:value-type="float" office:value="0" calcext:value-type="float">
            <text:p>0</text:p>
          </table:table-cell>
          <table:table-cell table:style-name="ce498" table:formula="of:=BASE([.CS22];2)" office:value-type="string" office:string-value="0" calcext:value-type="string">
            <text:p>0</text:p>
          </table:table-cell>
          <table:table-cell table:style-name="ce535" table:formula="of:=64*[.CW22]+16*[.CY22]+4*[.DA22]+[.DC22]" office:value-type="float" office:value="244" calcext:value-type="float">
            <text:p>244</text:p>
          </table:table-cell>
          <table:table-cell table:style-name="ce459" table:formula="of:=[.CV21]" office:value-type="string" office:string-value="" calcext:value-type="string">
            <text:p></text:p>
          </table:table-cell>
          <table:table-cell table:style-name="ce465" table:formula="of:=IF(UNICODE([.CV22])=60;0;IF(UNICODE([.CV22])=61663;1;IF(UNICODE([.CV22])=62;2;IF(UNICODE([.CV22])=61664;3;&quot;&quot;))))" office:value-type="float" office:value="3" calcext:value-type="float">
            <text:p>3</text:p>
          </table:table-cell>
          <table:table-cell table:style-name="ce459" table:formula="of:=[.CX21]" office:value-type="string" office:string-value="" calcext:value-type="string">
            <text:p></text:p>
          </table:table-cell>
          <table:table-cell table:style-name="ce465" table:formula="of:=IF(UNICODE([.CX22])=60;0;IF(UNICODE([.CX22])=61663;1;IF(UNICODE([.CX22])=62;2;IF(UNICODE([.CX22])=61664;3;&quot;&quot;))))" office:value-type="float" office:value="3" calcext:value-type="float">
            <text:p>3</text:p>
          </table:table-cell>
          <table:table-cell table:style-name="ce469" table:formula="of:=[.DB19]" office:value-type="string" office:string-value="" calcext:value-type="string">
            <text:p></text:p>
          </table:table-cell>
          <table:table-cell table:style-name="ce465" table:formula="of:=IF(UNICODE([.CZ22])=60;0;IF(UNICODE([.CZ22])=61663;1;IF(UNICODE([.CZ22])=62;2;IF(UNICODE([.CZ22])=61664;3;&quot;&quot;))))" office:value-type="float" office:value="1" calcext:value-type="float">
            <text:p>1</text:p>
          </table:table-cell>
          <table:table-cell table:style-name="ce459" table:formula="of:=[.DB18]" office:value-type="string" office:string-value="&lt;" calcext:value-type="string">
            <text:p>&lt;</text:p>
          </table:table-cell>
          <table:table-cell table:style-name="ce465" table:formula="of:=IF(UNICODE([.DB22])=60;0;IF(UNICODE([.DB22])=61663;1;IF(UNICODE([.DB22])=62;2;IF(UNICODE([.DB22])=61664;3;&quot;&quot;))))" office:value-type="float" office:value="0" calcext:value-type="float">
            <text:p>0</text:p>
          </table:table-cell>
          <table:table-cell table:style-name="ce518"/>
          <table:table-cell table:style-name="ce154"/>
          <table:table-cell table:style-name="ce546" table:formula="of:=4*[.DD22]+[.DE22]" office:value-type="float" office:value="0" calcext:value-type="float">
            <text:p>0</text:p>
          </table:table-cell>
          <table:table-cell table:style-name="ce547" table:formula="of:=16*(MAX([.DD22];[.DE22])-MIN([.DD22];[.DE22])) +[.DF22]" office:value-type="float" office:value="0" calcext:value-type="float">
            <text:p>0</text:p>
          </table:table-cell>
          <table:table-cell table:style-name="ce549" table:formula="of:=BASE([.DG22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451" table:formula="of:=64*[.C23]+16*[.E23]+4*[.G23]+[.I23]" office:value-type="float" office:value="21" calcext:value-type="float">
            <text:p>21</text:p>
          </table:table-cell>
          <table:table-cell table:style-name="ce459" table:formula="of:=[.B22]" office:value-type="string" office:string-value="&lt;" calcext:value-type="string">
            <text:p>&lt;</text:p>
          </table:table-cell>
          <table:table-cell table:style-name="ce465" table:formula="of:=IF(UNICODE([.B23])=60;0;IF(UNICODE([.B23])=61663;1;IF(UNICODE([.B23])=62;2;IF(UNICODE([.B23])=61664;3;&quot;&quot;))))" office:value-type="float" office:value="0" calcext:value-type="float">
            <text:p>0</text:p>
          </table:table-cell>
          <table:table-cell table:style-name="ce459" table:formula="of:=[.D22]" office:value-type="string" office:string-value="" calcext:value-type="string">
            <text:p></text:p>
          </table:table-cell>
          <table:table-cell table:style-name="ce465" table:formula="of:=IF(UNICODE([.D23])=60;0;IF(UNICODE([.D23])=61663;1;IF(UNICODE([.D23])=62;2;IF(UNICODE([.D23])=61664;3;&quot;&quot;))))" office:value-type="float" office:value="1" calcext:value-type="float">
            <text:p>1</text:p>
          </table:table-cell>
          <table:table-cell table:style-name="ce459" table:formula="of:=[.F22]" office:value-type="string" office:string-value="" calcext:value-type="string">
            <text:p></text:p>
          </table:table-cell>
          <table:table-cell table:style-name="ce465" table:formula="of:=IF(UNICODE([.F23])=60;0;IF(UNICODE([.F23])=61663;1;IF(UNICODE([.F23])=62;2;IF(UNICODE([.F23])=61664;3;&quot;&quot;))))" office:value-type="float" office:value="1" calcext:value-type="float">
            <text:p>1</text:p>
          </table:table-cell>
          <table:table-cell table:style-name="ce459" table:formula="of:=[.H19]" office:value-type="string" office:string-value="" calcext:value-type="string">
            <text:p></text:p>
          </table:table-cell>
          <table:table-cell table:style-name="ce465" table:formula="of:=IF(UNICODE([.H23])=60;0;IF(UNICODE([.H23])=61663;1;IF(UNICODE([.H23])=62;2;IF(UNICODE([.H23])=61664;3;&quot;&quot;))))" office:value-type="float" office:value="1" calcext:value-type="float">
            <text:p>1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0" calcext:value-type="float">
            <text:p>0</text:p>
          </table:table-cell>
          <table:table-cell table:style-name="ce489" table:formula="of:=4*[.J23]+[.K23]" office:value-type="float" office:value="12" calcext:value-type="float">
            <text:p>12</text:p>
          </table:table-cell>
          <table:table-cell table:style-name="ce494" table:formula="of:=16*(MAX([.J23];[.K23])-MIN([.J23];[.K23])) +[.L23]" office:value-type="float" office:value="60" calcext:value-type="float">
            <text:p>60</text:p>
          </table:table-cell>
          <table:table-cell table:style-name="ce498" table:formula="of:=BASE([.M23];2)" office:value-type="string" office:string-value="111100" calcext:value-type="string">
            <text:p>111100</text:p>
          </table:table-cell>
          <table:table-cell table:style-name="ce506" table:formula="of:=64*[.Q23]+16*[.S23]+4*[.U23]+[.W23]" office:value-type="float" office:value="53" calcext:value-type="float">
            <text:p>53</text:p>
          </table:table-cell>
          <table:table-cell table:style-name="ce459" table:formula="of:=[.P22]" office:value-type="string" office:string-value="&lt;" calcext:value-type="string">
            <text:p>&lt;</text:p>
          </table:table-cell>
          <table:table-cell table:style-name="ce465" table:formula="of:=IF(UNICODE([.P23])=60;0;IF(UNICODE([.P23])=61663;1;IF(UNICODE([.P23])=62;2;IF(UNICODE([.P23])=61664;3;&quot;&quot;))))" office:value-type="float" office:value="0" calcext:value-type="float">
            <text:p>0</text:p>
          </table:table-cell>
          <table:table-cell table:style-name="ce459" table:formula="of:=[.R22]" office:value-type="string" office:string-value="" calcext:value-type="string">
            <text:p></text:p>
          </table:table-cell>
          <table:table-cell table:style-name="ce465" table:formula="of:=IF(UNICODE([.R23])=60;0;IF(UNICODE([.R23])=61663;1;IF(UNICODE([.R23])=62;2;IF(UNICODE([.R23])=61664;3;&quot;&quot;))))" office:value-type="float" office:value="3" calcext:value-type="float">
            <text:p>3</text:p>
          </table:table-cell>
          <table:table-cell table:style-name="ce459" table:formula="of:=[.T22]" office:value-type="string" office:string-value="" calcext:value-type="string">
            <text:p></text:p>
          </table:table-cell>
          <table:table-cell table:style-name="ce465" table:formula="of:=IF(UNICODE([.T23])=60;0;IF(UNICODE([.T23])=61663;1;IF(UNICODE([.T23])=62;2;IF(UNICODE([.T23])=61664;3;&quot;&quot;))))" office:value-type="float" office:value="1" calcext:value-type="float">
            <text:p>1</text:p>
          </table:table-cell>
          <table:table-cell table:style-name="ce459" table:formula="of:=[.V19]" office:value-type="string" office:string-value="" calcext:value-type="string">
            <text:p></text:p>
          </table:table-cell>
          <table:table-cell table:style-name="ce465" table:formula="of:=IF(UNICODE([.V23])=60;0;IF(UNICODE([.V23])=61663;1;IF(UNICODE([.V23])=62;2;IF(UNICODE([.V23])=61664;3;&quot;&quot;))))" office:value-type="float" office:value="1" calcext:value-type="float">
            <text:p>1</text:p>
          </table:table-cell>
          <table:table-cell table:style-name="ce376"/>
          <table:table-cell table:style-name="ce382"/>
          <table:table-cell table:style-name="ce489" table:formula="of:=4*[.X23]+[.Y23]" office:value-type="float" office:value="0" calcext:value-type="float">
            <text:p>0</text:p>
          </table:table-cell>
          <table:table-cell table:style-name="ce494" table:formula="of:=16*(MAX([.X23];[.Y23])-MIN([.X23];[.Y23])) +[.Z23]" office:value-type="float" office:value="0" calcext:value-type="float">
            <text:p>0</text:p>
          </table:table-cell>
          <table:table-cell table:style-name="ce498" table:formula="of:=BASE([.AA23];2)" office:value-type="string" office:string-value="0" calcext:value-type="string">
            <text:p>0</text:p>
          </table:table-cell>
          <table:table-cell table:style-name="ce514" table:formula="of:=64*[.AE23]+16*[.AG23]+4*[.AI23]+[.AK23]" office:value-type="float" office:value="85" calcext:value-type="float">
            <text:p>85</text:p>
          </table:table-cell>
          <table:table-cell table:style-name="ce459" table:formula="of:=[.AD22]" office:value-type="string" office:string-value="" calcext:value-type="string">
            <text:p></text:p>
          </table:table-cell>
          <table:table-cell table:style-name="ce465" table:formula="of:=IF(UNICODE([.AD23])=60;0;IF(UNICODE([.AD23])=61663;1;IF(UNICODE([.AD23])=62;2;IF(UNICODE([.AD23])=61664;3;&quot;&quot;))))" office:value-type="float" office:value="1" calcext:value-type="float">
            <text:p>1</text:p>
          </table:table-cell>
          <table:table-cell table:style-name="ce459" table:formula="of:=[.AF22]" office:value-type="string" office:string-value="" calcext:value-type="string">
            <text:p></text:p>
          </table:table-cell>
          <table:table-cell table:style-name="ce465" table:formula="of:=IF(UNICODE([.AF23])=60;0;IF(UNICODE([.AF23])=61663;1;IF(UNICODE([.AF23])=62;2;IF(UNICODE([.AF23])=61664;3;&quot;&quot;))))" office:value-type="float" office:value="1" calcext:value-type="float">
            <text:p>1</text:p>
          </table:table-cell>
          <table:table-cell table:style-name="ce459" table:formula="of:=[.AH22]" office:value-type="string" office:string-value="" calcext:value-type="string">
            <text:p></text:p>
          </table:table-cell>
          <table:table-cell table:style-name="ce465" table:formula="of:=IF(UNICODE([.AH23])=60;0;IF(UNICODE([.AH23])=61663;1;IF(UNICODE([.AH23])=62;2;IF(UNICODE([.AH23])=61664;3;&quot;&quot;))))" office:value-type="float" office:value="1" calcext:value-type="float">
            <text:p>1</text:p>
          </table:table-cell>
          <table:table-cell table:style-name="ce459" table:formula="of:=[.AJ19]" office:value-type="string" office:string-value="" calcext:value-type="string">
            <text:p></text:p>
          </table:table-cell>
          <table:table-cell table:style-name="ce465" table:formula="of:=IF(UNICODE([.AJ23])=60;0;IF(UNICODE([.AJ23])=61663;1;IF(UNICODE([.AJ23])=62;2;IF(UNICODE([.AJ23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AL23]+[.AM23]" office:value-type="float" office:value="0" calcext:value-type="float">
            <text:p>0</text:p>
          </table:table-cell>
          <table:table-cell table:style-name="ce494" table:formula="of:=16*(MAX([.AL23];[.AM23])-MIN([.AL23];[.AM23])) +[.AN23]" office:value-type="float" office:value="0" calcext:value-type="float">
            <text:p>0</text:p>
          </table:table-cell>
          <table:table-cell table:style-name="ce498" table:formula="of:=BASE([.AO23];2)" office:value-type="string" office:string-value="0" calcext:value-type="string">
            <text:p>0</text:p>
          </table:table-cell>
          <table:table-cell table:style-name="ce506" table:formula="of:=64*[.AS23]+16*[.AU23]+4*[.AW23]+[.AY23]" office:value-type="float" office:value="117" calcext:value-type="float">
            <text:p>117</text:p>
          </table:table-cell>
          <table:table-cell table:style-name="ce459" table:formula="of:=[.AR22]" office:value-type="string" office:string-value="" calcext:value-type="string">
            <text:p></text:p>
          </table:table-cell>
          <table:table-cell table:style-name="ce465" table:formula="of:=IF(UNICODE([.AR23])=60;0;IF(UNICODE([.AR23])=61663;1;IF(UNICODE([.AR23])=62;2;IF(UNICODE([.AR23])=61664;3;&quot;&quot;))))" office:value-type="float" office:value="1" calcext:value-type="float">
            <text:p>1</text:p>
          </table:table-cell>
          <table:table-cell table:style-name="ce459" table:formula="of:=[.AT22]" office:value-type="string" office:string-value="" calcext:value-type="string">
            <text:p></text:p>
          </table:table-cell>
          <table:table-cell table:style-name="ce465" table:formula="of:=IF(UNICODE([.AT23])=60;0;IF(UNICODE([.AT23])=61663;1;IF(UNICODE([.AT23])=62;2;IF(UNICODE([.AT23])=61664;3;&quot;&quot;))))" office:value-type="float" office:value="3" calcext:value-type="float">
            <text:p>3</text:p>
          </table:table-cell>
          <table:table-cell table:style-name="ce459" table:formula="of:=[.AV22]" office:value-type="string" office:string-value="" calcext:value-type="string">
            <text:p></text:p>
          </table:table-cell>
          <table:table-cell table:style-name="ce465" table:formula="of:=IF(UNICODE([.AV23])=60;0;IF(UNICODE([.AV23])=61663;1;IF(UNICODE([.AV23])=62;2;IF(UNICODE([.AV23])=61664;3;&quot;&quot;))))" office:value-type="float" office:value="1" calcext:value-type="float">
            <text:p>1</text:p>
          </table:table-cell>
          <table:table-cell table:style-name="ce459" table:formula="of:=[.AX19]" office:value-type="string" office:string-value="" calcext:value-type="string">
            <text:p></text:p>
          </table:table-cell>
          <table:table-cell table:style-name="ce465" table:formula="of:=IF(UNICODE([.AX23])=60;0;IF(UNICODE([.AX23])=61663;1;IF(UNICODE([.AX23])=62;2;IF(UNICODE([.AX23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AZ23]+[.BA23]" office:value-type="float" office:value="0" calcext:value-type="float">
            <text:p>0</text:p>
          </table:table-cell>
          <table:table-cell table:style-name="ce494" table:formula="of:=16*(MAX([.AZ23];[.BA23])-MIN([.AZ23];[.BA23])) +[.BB23]" office:value-type="float" office:value="0" calcext:value-type="float">
            <text:p>0</text:p>
          </table:table-cell>
          <table:table-cell table:style-name="ce498" table:formula="of:=BASE([.BC23];2)" office:value-type="string" office:string-value="0" calcext:value-type="string">
            <text:p>0</text:p>
          </table:table-cell>
          <table:table-cell table:style-name="ce527" table:formula="of:=64*[.BG23]+16*[.BI23]+4*[.BK23]+[.BM23]" office:value-type="float" office:value="149" calcext:value-type="float">
            <text:p>149</text:p>
          </table:table-cell>
          <table:table-cell table:style-name="ce459" table:formula="of:=[.BF22]" office:value-type="string" office:string-value="&gt;" calcext:value-type="string">
            <text:p>&gt;</text:p>
          </table:table-cell>
          <table:table-cell table:style-name="ce465" table:formula="of:=IF(UNICODE([.BF23])=60;0;IF(UNICODE([.BF23])=61663;1;IF(UNICODE([.BF23])=62;2;IF(UNICODE([.BF23])=61664;3;&quot;&quot;))))" office:value-type="float" office:value="2" calcext:value-type="float">
            <text:p>2</text:p>
          </table:table-cell>
          <table:table-cell table:style-name="ce459" table:formula="of:=[.BH22]" office:value-type="string" office:string-value="" calcext:value-type="string">
            <text:p></text:p>
          </table:table-cell>
          <table:table-cell table:style-name="ce465" table:formula="of:=IF(UNICODE([.BH23])=60;0;IF(UNICODE([.BH23])=61663;1;IF(UNICODE([.BH23])=62;2;IF(UNICODE([.BH23])=61664;3;&quot;&quot;))))" office:value-type="float" office:value="1" calcext:value-type="float">
            <text:p>1</text:p>
          </table:table-cell>
          <table:table-cell table:style-name="ce459" table:formula="of:=[.BJ22]" office:value-type="string" office:string-value="" calcext:value-type="string">
            <text:p></text:p>
          </table:table-cell>
          <table:table-cell table:style-name="ce465" table:formula="of:=IF(UNICODE([.BJ23])=60;0;IF(UNICODE([.BJ23])=61663;1;IF(UNICODE([.BJ23])=62;2;IF(UNICODE([.BJ23])=61664;3;&quot;&quot;))))" office:value-type="float" office:value="1" calcext:value-type="float">
            <text:p>1</text:p>
          </table:table-cell>
          <table:table-cell table:style-name="ce459" table:formula="of:=[.BL19]" office:value-type="string" office:string-value="" calcext:value-type="string">
            <text:p></text:p>
          </table:table-cell>
          <table:table-cell table:style-name="ce465" table:formula="of:=IF(UNICODE([.BL23])=60;0;IF(UNICODE([.BL23])=61663;1;IF(UNICODE([.BL23])=62;2;IF(UNICODE([.BL23])=61664;3;&quot;&quot;))))" office:value-type="float" office:value="1" calcext:value-type="float">
            <text:p>1</text:p>
          </table:table-cell>
          <table:table-cell table:style-name="ce518" office:value-type="float" office:value="3" calcext:value-type="float">
            <text:p>3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BN23]+[.BO23]" office:value-type="float" office:value="12" calcext:value-type="float">
            <text:p>12</text:p>
          </table:table-cell>
          <table:table-cell table:style-name="ce494" table:formula="of:=16*(MAX([.BN23];[.BO23])-MIN([.BN23];[.BO23])) +[.BP23]" office:value-type="float" office:value="60" calcext:value-type="float">
            <text:p>60</text:p>
          </table:table-cell>
          <table:table-cell table:style-name="ce498" table:formula="of:=BASE([.BQ23];2)" office:value-type="string" office:string-value="111100" calcext:value-type="string">
            <text:p>111100</text:p>
          </table:table-cell>
          <table:table-cell table:style-name="ce535" table:formula="of:=64*[.BU23]+16*[.BW23]+4*[.BY23]+[.CA23]" office:value-type="float" office:value="181" calcext:value-type="float">
            <text:p>181</text:p>
          </table:table-cell>
          <table:table-cell table:style-name="ce459" table:formula="of:=[.BT22]" office:value-type="string" office:string-value="&gt;" calcext:value-type="string">
            <text:p>&gt;</text:p>
          </table:table-cell>
          <table:table-cell table:style-name="ce465" table:formula="of:=IF(UNICODE([.BT23])=60;0;IF(UNICODE([.BT23])=61663;1;IF(UNICODE([.BT23])=62;2;IF(UNICODE([.BT23])=61664;3;&quot;&quot;))))" office:value-type="float" office:value="2" calcext:value-type="float">
            <text:p>2</text:p>
          </table:table-cell>
          <table:table-cell table:style-name="ce459" table:formula="of:=[.BV22]" office:value-type="string" office:string-value="" calcext:value-type="string">
            <text:p></text:p>
          </table:table-cell>
          <table:table-cell table:style-name="ce465" table:formula="of:=IF(UNICODE([.BV23])=60;0;IF(UNICODE([.BV23])=61663;1;IF(UNICODE([.BV23])=62;2;IF(UNICODE([.BV23])=61664;3;&quot;&quot;))))" office:value-type="float" office:value="3" calcext:value-type="float">
            <text:p>3</text:p>
          </table:table-cell>
          <table:table-cell table:style-name="ce459" table:formula="of:=[.BX22]" office:value-type="string" office:string-value="" calcext:value-type="string">
            <text:p></text:p>
          </table:table-cell>
          <table:table-cell table:style-name="ce465" table:formula="of:=IF(UNICODE([.BX23])=60;0;IF(UNICODE([.BX23])=61663;1;IF(UNICODE([.BX23])=62;2;IF(UNICODE([.BX23])=61664;3;&quot;&quot;))))" office:value-type="float" office:value="1" calcext:value-type="float">
            <text:p>1</text:p>
          </table:table-cell>
          <table:table-cell table:style-name="ce459" table:formula="of:=[.BZ19]" office:value-type="string" office:string-value="" calcext:value-type="string">
            <text:p></text:p>
          </table:table-cell>
          <table:table-cell table:style-name="ce465" table:formula="of:=IF(UNICODE([.BZ23])=60;0;IF(UNICODE([.BZ23])=61663;1;IF(UNICODE([.BZ23])=62;2;IF(UNICODE([.BZ23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CB23]+[.CC23]" office:value-type="float" office:value="0" calcext:value-type="float">
            <text:p>0</text:p>
          </table:table-cell>
          <table:table-cell table:style-name="ce494" table:formula="of:=16*(MAX([.CB23];[.CC23])-MIN([.CB23];[.CC23])) +[.CD23]" office:value-type="float" office:value="0" calcext:value-type="float">
            <text:p>0</text:p>
          </table:table-cell>
          <table:table-cell table:style-name="ce498" table:formula="of:=BASE([.CE23];2)" office:value-type="string" office:string-value="0" calcext:value-type="string">
            <text:p>0</text:p>
          </table:table-cell>
          <table:table-cell table:style-name="ce539" table:formula="of:=64*[.CI23]+16*[.CK23]+4*[.CM23]+[.CO23]" office:value-type="float" office:value="213" calcext:value-type="float">
            <text:p>213</text:p>
          </table:table-cell>
          <table:table-cell table:style-name="ce459" table:formula="of:=[.CH22]" office:value-type="string" office:string-value="" calcext:value-type="string">
            <text:p></text:p>
          </table:table-cell>
          <table:table-cell table:style-name="ce465" table:formula="of:=IF(UNICODE([.CH23])=60;0;IF(UNICODE([.CH23])=61663;1;IF(UNICODE([.CH23])=62;2;IF(UNICODE([.CH23])=61664;3;&quot;&quot;))))" office:value-type="float" office:value="3" calcext:value-type="float">
            <text:p>3</text:p>
          </table:table-cell>
          <table:table-cell table:style-name="ce459" table:formula="of:=[.CJ22]" office:value-type="string" office:string-value="" calcext:value-type="string">
            <text:p></text:p>
          </table:table-cell>
          <table:table-cell table:style-name="ce465" table:formula="of:=IF(UNICODE([.CJ23])=60;0;IF(UNICODE([.CJ23])=61663;1;IF(UNICODE([.CJ23])=62;2;IF(UNICODE([.CJ23])=61664;3;&quot;&quot;))))" office:value-type="float" office:value="1" calcext:value-type="float">
            <text:p>1</text:p>
          </table:table-cell>
          <table:table-cell table:style-name="ce459" table:formula="of:=[.CL22]" office:value-type="string" office:string-value="" calcext:value-type="string">
            <text:p></text:p>
          </table:table-cell>
          <table:table-cell table:style-name="ce465" table:formula="of:=IF(UNICODE([.CL23])=60;0;IF(UNICODE([.CL23])=61663;1;IF(UNICODE([.CL23])=62;2;IF(UNICODE([.CL23])=61664;3;&quot;&quot;))))" office:value-type="float" office:value="1" calcext:value-type="float">
            <text:p>1</text:p>
          </table:table-cell>
          <table:table-cell table:style-name="ce459" table:formula="of:=[.CN19]" office:value-type="string" office:string-value="" calcext:value-type="string">
            <text:p></text:p>
          </table:table-cell>
          <table:table-cell table:style-name="ce465" table:formula="of:=IF(UNICODE([.CN23])=60;0;IF(UNICODE([.CN23])=61663;1;IF(UNICODE([.CN23])=62;2;IF(UNICODE([.CN23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CP23]+[.CQ23]" office:value-type="float" office:value="0" calcext:value-type="float">
            <text:p>0</text:p>
          </table:table-cell>
          <table:table-cell table:style-name="ce494" table:formula="of:=16*(MAX([.CP23];[.CQ23])-MIN([.CP23];[.CQ23])) +[.CR23]" office:value-type="float" office:value="0" calcext:value-type="float">
            <text:p>0</text:p>
          </table:table-cell>
          <table:table-cell table:style-name="ce498" table:formula="of:=BASE([.CS23];2)" office:value-type="string" office:string-value="0" calcext:value-type="string">
            <text:p>0</text:p>
          </table:table-cell>
          <table:table-cell table:style-name="ce535" table:formula="of:=64*[.CW23]+16*[.CY23]+4*[.DA23]+[.DC23]" office:value-type="float" office:value="245" calcext:value-type="float">
            <text:p>245</text:p>
          </table:table-cell>
          <table:table-cell table:style-name="ce459" table:formula="of:=[.CV22]" office:value-type="string" office:string-value="" calcext:value-type="string">
            <text:p></text:p>
          </table:table-cell>
          <table:table-cell table:style-name="ce465" table:formula="of:=IF(UNICODE([.CV23])=60;0;IF(UNICODE([.CV23])=61663;1;IF(UNICODE([.CV23])=62;2;IF(UNICODE([.CV23])=61664;3;&quot;&quot;))))" office:value-type="float" office:value="3" calcext:value-type="float">
            <text:p>3</text:p>
          </table:table-cell>
          <table:table-cell table:style-name="ce459" table:formula="of:=[.CX22]" office:value-type="string" office:string-value="" calcext:value-type="string">
            <text:p></text:p>
          </table:table-cell>
          <table:table-cell table:style-name="ce465" table:formula="of:=IF(UNICODE([.CX23])=60;0;IF(UNICODE([.CX23])=61663;1;IF(UNICODE([.CX23])=62;2;IF(UNICODE([.CX23])=61664;3;&quot;&quot;))))" office:value-type="float" office:value="3" calcext:value-type="float">
            <text:p>3</text:p>
          </table:table-cell>
          <table:table-cell table:style-name="ce459" table:formula="of:=[.CZ22]" office:value-type="string" office:string-value="" calcext:value-type="string">
            <text:p></text:p>
          </table:table-cell>
          <table:table-cell table:style-name="ce465" table:formula="of:=IF(UNICODE([.CZ23])=60;0;IF(UNICODE([.CZ23])=61663;1;IF(UNICODE([.CZ23])=62;2;IF(UNICODE([.CZ23])=61664;3;&quot;&quot;))))" office:value-type="float" office:value="1" calcext:value-type="float">
            <text:p>1</text:p>
          </table:table-cell>
          <table:table-cell table:style-name="ce459" table:formula="of:=[.DB19]" office:value-type="string" office:string-value="" calcext:value-type="string">
            <text:p></text:p>
          </table:table-cell>
          <table:table-cell table:style-name="ce465" table:formula="of:=IF(UNICODE([.DB23])=60;0;IF(UNICODE([.DB23])=61663;1;IF(UNICODE([.DB23])=62;2;IF(UNICODE([.DB23])=61664;3;&quot;&quot;))))" office:value-type="float" office:value="1" calcext:value-type="float">
            <text:p>1</text:p>
          </table:table-cell>
          <table:table-cell table:style-name="ce518"/>
          <table:table-cell table:style-name="ce154"/>
          <table:table-cell table:style-name="ce546" table:formula="of:=4*[.DD23]+[.DE23]" office:value-type="float" office:value="0" calcext:value-type="float">
            <text:p>0</text:p>
          </table:table-cell>
          <table:table-cell table:style-name="ce547" table:formula="of:=16*(MAX([.DD23];[.DE23])-MIN([.DD23];[.DE23])) +[.DF23]" office:value-type="float" office:value="0" calcext:value-type="float">
            <text:p>0</text:p>
          </table:table-cell>
          <table:table-cell table:style-name="ce549" table:formula="of:=BASE([.DG23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451" table:formula="of:=64*[.C24]+16*[.E24]+4*[.G24]+[.I24]" office:value-type="float" office:value="22" calcext:value-type="float">
            <text:p>22</text:p>
          </table:table-cell>
          <table:table-cell table:style-name="ce459" table:formula="of:=[.B23]" office:value-type="string" office:string-value="&lt;" calcext:value-type="string">
            <text:p>&lt;</text:p>
          </table:table-cell>
          <table:table-cell table:style-name="ce465" table:formula="of:=IF(UNICODE([.B24])=60;0;IF(UNICODE([.B24])=61663;1;IF(UNICODE([.B24])=62;2;IF(UNICODE([.B24])=61664;3;&quot;&quot;))))" office:value-type="float" office:value="0" calcext:value-type="float">
            <text:p>0</text:p>
          </table:table-cell>
          <table:table-cell table:style-name="ce459" table:formula="of:=[.D23]" office:value-type="string" office:string-value="" calcext:value-type="string">
            <text:p></text:p>
          </table:table-cell>
          <table:table-cell table:style-name="ce465" table:formula="of:=IF(UNICODE([.D24])=60;0;IF(UNICODE([.D24])=61663;1;IF(UNICODE([.D24])=62;2;IF(UNICODE([.D24])=61664;3;&quot;&quot;))))" office:value-type="float" office:value="1" calcext:value-type="float">
            <text:p>1</text:p>
          </table:table-cell>
          <table:table-cell table:style-name="ce459" table:formula="of:=[.F23]" office:value-type="string" office:string-value="" calcext:value-type="string">
            <text:p></text:p>
          </table:table-cell>
          <table:table-cell table:style-name="ce465" table:formula="of:=IF(UNICODE([.F24])=60;0;IF(UNICODE([.F24])=61663;1;IF(UNICODE([.F24])=62;2;IF(UNICODE([.F24])=61664;3;&quot;&quot;))))" office:value-type="float" office:value="1" calcext:value-type="float">
            <text:p>1</text:p>
          </table:table-cell>
          <table:table-cell table:style-name="ce459" table:formula="of:=[.H20]" office:value-type="string" office:string-value="&gt;" calcext:value-type="string">
            <text:p>&gt;</text:p>
          </table:table-cell>
          <table:table-cell table:style-name="ce465" table:formula="of:=IF(UNICODE([.H24])=60;0;IF(UNICODE([.H24])=61663;1;IF(UNICODE([.H24])=62;2;IF(UNICODE([.H24])=61664;3;&quot;&quot;))))" office:value-type="float" office:value="2" calcext:value-type="float">
            <text:p>2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1" calcext:value-type="float">
            <text:p>1</text:p>
          </table:table-cell>
          <table:table-cell table:style-name="ce489" table:formula="of:=4*[.J24]+[.K24]" office:value-type="float" office:value="13" calcext:value-type="float">
            <text:p>13</text:p>
          </table:table-cell>
          <table:table-cell table:style-name="ce494" table:formula="of:=16*(MAX([.J24];[.K24])-MIN([.J24];[.K24])) +[.L24]" office:value-type="float" office:value="45" calcext:value-type="float">
            <text:p>45</text:p>
          </table:table-cell>
          <table:table-cell table:style-name="ce498" table:formula="of:=BASE([.M24];2)" office:value-type="string" office:string-value="101101" calcext:value-type="string">
            <text:p>101101</text:p>
          </table:table-cell>
          <table:table-cell table:style-name="ce506" table:formula="of:=64*[.Q24]+16*[.S24]+4*[.U24]+[.W24]" office:value-type="float" office:value="54" calcext:value-type="float">
            <text:p>54</text:p>
          </table:table-cell>
          <table:table-cell table:style-name="ce459" table:formula="of:=[.P23]" office:value-type="string" office:string-value="&lt;" calcext:value-type="string">
            <text:p>&lt;</text:p>
          </table:table-cell>
          <table:table-cell table:style-name="ce465" table:formula="of:=IF(UNICODE([.P24])=60;0;IF(UNICODE([.P24])=61663;1;IF(UNICODE([.P24])=62;2;IF(UNICODE([.P24])=61664;3;&quot;&quot;))))" office:value-type="float" office:value="0" calcext:value-type="float">
            <text:p>0</text:p>
          </table:table-cell>
          <table:table-cell table:style-name="ce459" table:formula="of:=[.R23]" office:value-type="string" office:string-value="" calcext:value-type="string">
            <text:p></text:p>
          </table:table-cell>
          <table:table-cell table:style-name="ce465" table:formula="of:=IF(UNICODE([.R24])=60;0;IF(UNICODE([.R24])=61663;1;IF(UNICODE([.R24])=62;2;IF(UNICODE([.R24])=61664;3;&quot;&quot;))))" office:value-type="float" office:value="3" calcext:value-type="float">
            <text:p>3</text:p>
          </table:table-cell>
          <table:table-cell table:style-name="ce459" table:formula="of:=[.T23]" office:value-type="string" office:string-value="" calcext:value-type="string">
            <text:p></text:p>
          </table:table-cell>
          <table:table-cell table:style-name="ce465" table:formula="of:=IF(UNICODE([.T24])=60;0;IF(UNICODE([.T24])=61663;1;IF(UNICODE([.T24])=62;2;IF(UNICODE([.T24])=61664;3;&quot;&quot;))))" office:value-type="float" office:value="1" calcext:value-type="float">
            <text:p>1</text:p>
          </table:table-cell>
          <table:table-cell table:style-name="ce459" table:formula="of:=[.V20]" office:value-type="string" office:string-value="&gt;" calcext:value-type="string">
            <text:p>&gt;</text:p>
          </table:table-cell>
          <table:table-cell table:style-name="ce465" table:formula="of:=IF(UNICODE([.V24])=60;0;IF(UNICODE([.V24])=61663;1;IF(UNICODE([.V24])=62;2;IF(UNICODE([.V24])=61664;3;&quot;&quot;))))" office:value-type="float" office:value="2" calcext:value-type="float">
            <text:p>2</text:p>
          </table:table-cell>
          <table:table-cell table:style-name="ce376"/>
          <table:table-cell table:style-name="ce382"/>
          <table:table-cell table:style-name="ce489" table:formula="of:=4*[.X24]+[.Y24]" office:value-type="float" office:value="0" calcext:value-type="float">
            <text:p>0</text:p>
          </table:table-cell>
          <table:table-cell table:style-name="ce494" table:formula="of:=16*(MAX([.X24];[.Y24])-MIN([.X24];[.Y24])) +[.Z24]" office:value-type="float" office:value="0" calcext:value-type="float">
            <text:p>0</text:p>
          </table:table-cell>
          <table:table-cell table:style-name="ce498" table:formula="of:=BASE([.AA24];2)" office:value-type="string" office:string-value="0" calcext:value-type="string">
            <text:p>0</text:p>
          </table:table-cell>
          <table:table-cell table:style-name="ce514" table:formula="of:=64*[.AE24]+16*[.AG24]+4*[.AI24]+[.AK24]" office:value-type="float" office:value="86" calcext:value-type="float">
            <text:p>86</text:p>
          </table:table-cell>
          <table:table-cell table:style-name="ce459" table:formula="of:=[.AD23]" office:value-type="string" office:string-value="" calcext:value-type="string">
            <text:p></text:p>
          </table:table-cell>
          <table:table-cell table:style-name="ce465" table:formula="of:=IF(UNICODE([.AD24])=60;0;IF(UNICODE([.AD24])=61663;1;IF(UNICODE([.AD24])=62;2;IF(UNICODE([.AD24])=61664;3;&quot;&quot;))))" office:value-type="float" office:value="1" calcext:value-type="float">
            <text:p>1</text:p>
          </table:table-cell>
          <table:table-cell table:style-name="ce459" table:formula="of:=[.AF23]" office:value-type="string" office:string-value="" calcext:value-type="string">
            <text:p></text:p>
          </table:table-cell>
          <table:table-cell table:style-name="ce465" table:formula="of:=IF(UNICODE([.AF24])=60;0;IF(UNICODE([.AF24])=61663;1;IF(UNICODE([.AF24])=62;2;IF(UNICODE([.AF24])=61664;3;&quot;&quot;))))" office:value-type="float" office:value="1" calcext:value-type="float">
            <text:p>1</text:p>
          </table:table-cell>
          <table:table-cell table:style-name="ce459" table:formula="of:=[.AH23]" office:value-type="string" office:string-value="" calcext:value-type="string">
            <text:p></text:p>
          </table:table-cell>
          <table:table-cell table:style-name="ce465" table:formula="of:=IF(UNICODE([.AH24])=60;0;IF(UNICODE([.AH24])=61663;1;IF(UNICODE([.AH24])=62;2;IF(UNICODE([.AH24])=61664;3;&quot;&quot;))))" office:value-type="float" office:value="1" calcext:value-type="float">
            <text:p>1</text:p>
          </table:table-cell>
          <table:table-cell table:style-name="ce459" table:formula="of:=[.AJ20]" office:value-type="string" office:string-value="&gt;" calcext:value-type="string">
            <text:p>&gt;</text:p>
          </table:table-cell>
          <table:table-cell table:style-name="ce465" table:formula="of:=IF(UNICODE([.AJ24])=60;0;IF(UNICODE([.AJ24])=61663;1;IF(UNICODE([.AJ24])=62;2;IF(UNICODE([.AJ24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AL24]+[.AM24]" office:value-type="float" office:value="0" calcext:value-type="float">
            <text:p>0</text:p>
          </table:table-cell>
          <table:table-cell table:style-name="ce494" table:formula="of:=16*(MAX([.AL24];[.AM24])-MIN([.AL24];[.AM24])) +[.AN24]" office:value-type="float" office:value="0" calcext:value-type="float">
            <text:p>0</text:p>
          </table:table-cell>
          <table:table-cell table:style-name="ce498" table:formula="of:=BASE([.AO24];2)" office:value-type="string" office:string-value="0" calcext:value-type="string">
            <text:p>0</text:p>
          </table:table-cell>
          <table:table-cell table:style-name="ce506" table:formula="of:=64*[.AS24]+16*[.AU24]+4*[.AW24]+[.AY24]" office:value-type="float" office:value="118" calcext:value-type="float">
            <text:p>118</text:p>
          </table:table-cell>
          <table:table-cell table:style-name="ce459" table:formula="of:=[.AR23]" office:value-type="string" office:string-value="" calcext:value-type="string">
            <text:p></text:p>
          </table:table-cell>
          <table:table-cell table:style-name="ce465" table:formula="of:=IF(UNICODE([.AR24])=60;0;IF(UNICODE([.AR24])=61663;1;IF(UNICODE([.AR24])=62;2;IF(UNICODE([.AR24])=61664;3;&quot;&quot;))))" office:value-type="float" office:value="1" calcext:value-type="float">
            <text:p>1</text:p>
          </table:table-cell>
          <table:table-cell table:style-name="ce459" table:formula="of:=[.AT23]" office:value-type="string" office:string-value="" calcext:value-type="string">
            <text:p></text:p>
          </table:table-cell>
          <table:table-cell table:style-name="ce465" table:formula="of:=IF(UNICODE([.AT24])=60;0;IF(UNICODE([.AT24])=61663;1;IF(UNICODE([.AT24])=62;2;IF(UNICODE([.AT24])=61664;3;&quot;&quot;))))" office:value-type="float" office:value="3" calcext:value-type="float">
            <text:p>3</text:p>
          </table:table-cell>
          <table:table-cell table:style-name="ce459" table:formula="of:=[.AV23]" office:value-type="string" office:string-value="" calcext:value-type="string">
            <text:p></text:p>
          </table:table-cell>
          <table:table-cell table:style-name="ce465" table:formula="of:=IF(UNICODE([.AV24])=60;0;IF(UNICODE([.AV24])=61663;1;IF(UNICODE([.AV24])=62;2;IF(UNICODE([.AV24])=61664;3;&quot;&quot;))))" office:value-type="float" office:value="1" calcext:value-type="float">
            <text:p>1</text:p>
          </table:table-cell>
          <table:table-cell table:style-name="ce459" table:formula="of:=[.AX20]" office:value-type="string" office:string-value="&gt;" calcext:value-type="string">
            <text:p>&gt;</text:p>
          </table:table-cell>
          <table:table-cell table:style-name="ce465" table:formula="of:=IF(UNICODE([.AX24])=60;0;IF(UNICODE([.AX24])=61663;1;IF(UNICODE([.AX24])=62;2;IF(UNICODE([.AX24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AZ24]+[.BA24]" office:value-type="float" office:value="0" calcext:value-type="float">
            <text:p>0</text:p>
          </table:table-cell>
          <table:table-cell table:style-name="ce494" table:formula="of:=16*(MAX([.AZ24];[.BA24])-MIN([.AZ24];[.BA24])) +[.BB24]" office:value-type="float" office:value="0" calcext:value-type="float">
            <text:p>0</text:p>
          </table:table-cell>
          <table:table-cell table:style-name="ce498" table:formula="of:=BASE([.BC24];2)" office:value-type="string" office:string-value="0" calcext:value-type="string">
            <text:p>0</text:p>
          </table:table-cell>
          <table:table-cell table:style-name="ce527" table:formula="of:=64*[.BG24]+16*[.BI24]+4*[.BK24]+[.BM24]" office:value-type="float" office:value="150" calcext:value-type="float">
            <text:p>150</text:p>
          </table:table-cell>
          <table:table-cell table:style-name="ce459" table:formula="of:=[.BF23]" office:value-type="string" office:string-value="&gt;" calcext:value-type="string">
            <text:p>&gt;</text:p>
          </table:table-cell>
          <table:table-cell table:style-name="ce465" table:formula="of:=IF(UNICODE([.BF24])=60;0;IF(UNICODE([.BF24])=61663;1;IF(UNICODE([.BF24])=62;2;IF(UNICODE([.BF24])=61664;3;&quot;&quot;))))" office:value-type="float" office:value="2" calcext:value-type="float">
            <text:p>2</text:p>
          </table:table-cell>
          <table:table-cell table:style-name="ce459" table:formula="of:=[.BH23]" office:value-type="string" office:string-value="" calcext:value-type="string">
            <text:p></text:p>
          </table:table-cell>
          <table:table-cell table:style-name="ce465" table:formula="of:=IF(UNICODE([.BH24])=60;0;IF(UNICODE([.BH24])=61663;1;IF(UNICODE([.BH24])=62;2;IF(UNICODE([.BH24])=61664;3;&quot;&quot;))))" office:value-type="float" office:value="1" calcext:value-type="float">
            <text:p>1</text:p>
          </table:table-cell>
          <table:table-cell table:style-name="ce459" table:formula="of:=[.BJ23]" office:value-type="string" office:string-value="" calcext:value-type="string">
            <text:p></text:p>
          </table:table-cell>
          <table:table-cell table:style-name="ce465" table:formula="of:=IF(UNICODE([.BJ24])=60;0;IF(UNICODE([.BJ24])=61663;1;IF(UNICODE([.BJ24])=62;2;IF(UNICODE([.BJ24])=61664;3;&quot;&quot;))))" office:value-type="float" office:value="1" calcext:value-type="float">
            <text:p>1</text:p>
          </table:table-cell>
          <table:table-cell table:style-name="ce459" table:formula="of:=[.BL20]" office:value-type="string" office:string-value="&gt;" calcext:value-type="string">
            <text:p>&gt;</text:p>
          </table:table-cell>
          <table:table-cell table:style-name="ce465" table:formula="of:=IF(UNICODE([.BL24])=60;0;IF(UNICODE([.BL24])=61663;1;IF(UNICODE([.BL24])=62;2;IF(UNICODE([.BL24])=61664;3;&quot;&quot;))))" office:value-type="float" office:value="2" calcext:value-type="float">
            <text:p>2</text:p>
          </table:table-cell>
          <table:table-cell table:style-name="ce518" office:value-type="float" office:value="3" calcext:value-type="float">
            <text:p>3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BN24]+[.BO24]" office:value-type="float" office:value="13" calcext:value-type="float">
            <text:p>13</text:p>
          </table:table-cell>
          <table:table-cell table:style-name="ce494" table:formula="of:=16*(MAX([.BN24];[.BO24])-MIN([.BN24];[.BO24])) +[.BP24]" office:value-type="float" office:value="45" calcext:value-type="float">
            <text:p>45</text:p>
          </table:table-cell>
          <table:table-cell table:style-name="ce498" table:formula="of:=BASE([.BQ24];2)" office:value-type="string" office:string-value="101101" calcext:value-type="string">
            <text:p>101101</text:p>
          </table:table-cell>
          <table:table-cell table:style-name="ce535" table:formula="of:=64*[.BU24]+16*[.BW24]+4*[.BY24]+[.CA24]" office:value-type="float" office:value="182" calcext:value-type="float">
            <text:p>182</text:p>
          </table:table-cell>
          <table:table-cell table:style-name="ce459" table:formula="of:=[.BT23]" office:value-type="string" office:string-value="&gt;" calcext:value-type="string">
            <text:p>&gt;</text:p>
          </table:table-cell>
          <table:table-cell table:style-name="ce465" table:formula="of:=IF(UNICODE([.BT24])=60;0;IF(UNICODE([.BT24])=61663;1;IF(UNICODE([.BT24])=62;2;IF(UNICODE([.BT24])=61664;3;&quot;&quot;))))" office:value-type="float" office:value="2" calcext:value-type="float">
            <text:p>2</text:p>
          </table:table-cell>
          <table:table-cell table:style-name="ce459" table:formula="of:=[.BV23]" office:value-type="string" office:string-value="" calcext:value-type="string">
            <text:p></text:p>
          </table:table-cell>
          <table:table-cell table:style-name="ce465" table:formula="of:=IF(UNICODE([.BV24])=60;0;IF(UNICODE([.BV24])=61663;1;IF(UNICODE([.BV24])=62;2;IF(UNICODE([.BV24])=61664;3;&quot;&quot;))))" office:value-type="float" office:value="3" calcext:value-type="float">
            <text:p>3</text:p>
          </table:table-cell>
          <table:table-cell table:style-name="ce459" table:formula="of:=[.BX23]" office:value-type="string" office:string-value="" calcext:value-type="string">
            <text:p></text:p>
          </table:table-cell>
          <table:table-cell table:style-name="ce465" table:formula="of:=IF(UNICODE([.BX24])=60;0;IF(UNICODE([.BX24])=61663;1;IF(UNICODE([.BX24])=62;2;IF(UNICODE([.BX24])=61664;3;&quot;&quot;))))" office:value-type="float" office:value="1" calcext:value-type="float">
            <text:p>1</text:p>
          </table:table-cell>
          <table:table-cell table:style-name="ce459" table:formula="of:=[.BZ20]" office:value-type="string" office:string-value="&gt;" calcext:value-type="string">
            <text:p>&gt;</text:p>
          </table:table-cell>
          <table:table-cell table:style-name="ce465" table:formula="of:=IF(UNICODE([.BZ24])=60;0;IF(UNICODE([.BZ24])=61663;1;IF(UNICODE([.BZ24])=62;2;IF(UNICODE([.BZ24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CB24]+[.CC24]" office:value-type="float" office:value="0" calcext:value-type="float">
            <text:p>0</text:p>
          </table:table-cell>
          <table:table-cell table:style-name="ce494" table:formula="of:=16*(MAX([.CB24];[.CC24])-MIN([.CB24];[.CC24])) +[.CD24]" office:value-type="float" office:value="0" calcext:value-type="float">
            <text:p>0</text:p>
          </table:table-cell>
          <table:table-cell table:style-name="ce498" table:formula="of:=BASE([.CE24];2)" office:value-type="string" office:string-value="0" calcext:value-type="string">
            <text:p>0</text:p>
          </table:table-cell>
          <table:table-cell table:style-name="ce539" table:formula="of:=64*[.CI24]+16*[.CK24]+4*[.CM24]+[.CO24]" office:value-type="float" office:value="214" calcext:value-type="float">
            <text:p>214</text:p>
          </table:table-cell>
          <table:table-cell table:style-name="ce459" table:formula="of:=[.CH23]" office:value-type="string" office:string-value="" calcext:value-type="string">
            <text:p></text:p>
          </table:table-cell>
          <table:table-cell table:style-name="ce465" table:formula="of:=IF(UNICODE([.CH24])=60;0;IF(UNICODE([.CH24])=61663;1;IF(UNICODE([.CH24])=62;2;IF(UNICODE([.CH24])=61664;3;&quot;&quot;))))" office:value-type="float" office:value="3" calcext:value-type="float">
            <text:p>3</text:p>
          </table:table-cell>
          <table:table-cell table:style-name="ce459" table:formula="of:=[.CJ23]" office:value-type="string" office:string-value="" calcext:value-type="string">
            <text:p></text:p>
          </table:table-cell>
          <table:table-cell table:style-name="ce465" table:formula="of:=IF(UNICODE([.CJ24])=60;0;IF(UNICODE([.CJ24])=61663;1;IF(UNICODE([.CJ24])=62;2;IF(UNICODE([.CJ24])=61664;3;&quot;&quot;))))" office:value-type="float" office:value="1" calcext:value-type="float">
            <text:p>1</text:p>
          </table:table-cell>
          <table:table-cell table:style-name="ce459" table:formula="of:=[.CL23]" office:value-type="string" office:string-value="" calcext:value-type="string">
            <text:p></text:p>
          </table:table-cell>
          <table:table-cell table:style-name="ce465" table:formula="of:=IF(UNICODE([.CL24])=60;0;IF(UNICODE([.CL24])=61663;1;IF(UNICODE([.CL24])=62;2;IF(UNICODE([.CL24])=61664;3;&quot;&quot;))))" office:value-type="float" office:value="1" calcext:value-type="float">
            <text:p>1</text:p>
          </table:table-cell>
          <table:table-cell table:style-name="ce459" table:formula="of:=[.CN20]" office:value-type="string" office:string-value="&gt;" calcext:value-type="string">
            <text:p>&gt;</text:p>
          </table:table-cell>
          <table:table-cell table:style-name="ce465" table:formula="of:=IF(UNICODE([.CN24])=60;0;IF(UNICODE([.CN24])=61663;1;IF(UNICODE([.CN24])=62;2;IF(UNICODE([.CN24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CP24]+[.CQ24]" office:value-type="float" office:value="0" calcext:value-type="float">
            <text:p>0</text:p>
          </table:table-cell>
          <table:table-cell table:style-name="ce494" table:formula="of:=16*(MAX([.CP24];[.CQ24])-MIN([.CP24];[.CQ24])) +[.CR24]" office:value-type="float" office:value="0" calcext:value-type="float">
            <text:p>0</text:p>
          </table:table-cell>
          <table:table-cell table:style-name="ce498" table:formula="of:=BASE([.CS24];2)" office:value-type="string" office:string-value="0" calcext:value-type="string">
            <text:p>0</text:p>
          </table:table-cell>
          <table:table-cell table:style-name="ce535" table:formula="of:=64*[.CW24]+16*[.CY24]+4*[.DA24]+[.DC24]" office:value-type="float" office:value="246" calcext:value-type="float">
            <text:p>246</text:p>
          </table:table-cell>
          <table:table-cell table:style-name="ce459" table:formula="of:=[.CV23]" office:value-type="string" office:string-value="" calcext:value-type="string">
            <text:p></text:p>
          </table:table-cell>
          <table:table-cell table:style-name="ce465" table:formula="of:=IF(UNICODE([.CV24])=60;0;IF(UNICODE([.CV24])=61663;1;IF(UNICODE([.CV24])=62;2;IF(UNICODE([.CV24])=61664;3;&quot;&quot;))))" office:value-type="float" office:value="3" calcext:value-type="float">
            <text:p>3</text:p>
          </table:table-cell>
          <table:table-cell table:style-name="ce459" table:formula="of:=[.CX23]" office:value-type="string" office:string-value="" calcext:value-type="string">
            <text:p></text:p>
          </table:table-cell>
          <table:table-cell table:style-name="ce465" table:formula="of:=IF(UNICODE([.CX24])=60;0;IF(UNICODE([.CX24])=61663;1;IF(UNICODE([.CX24])=62;2;IF(UNICODE([.CX24])=61664;3;&quot;&quot;))))" office:value-type="float" office:value="3" calcext:value-type="float">
            <text:p>3</text:p>
          </table:table-cell>
          <table:table-cell table:style-name="ce459" table:formula="of:=[.CZ23]" office:value-type="string" office:string-value="" calcext:value-type="string">
            <text:p></text:p>
          </table:table-cell>
          <table:table-cell table:style-name="ce465" table:formula="of:=IF(UNICODE([.CZ24])=60;0;IF(UNICODE([.CZ24])=61663;1;IF(UNICODE([.CZ24])=62;2;IF(UNICODE([.CZ24])=61664;3;&quot;&quot;))))" office:value-type="float" office:value="1" calcext:value-type="float">
            <text:p>1</text:p>
          </table:table-cell>
          <table:table-cell table:style-name="ce459" table:formula="of:=[.DB20]" office:value-type="string" office:string-value="&gt;" calcext:value-type="string">
            <text:p>&gt;</text:p>
          </table:table-cell>
          <table:table-cell table:style-name="ce465" table:formula="of:=IF(UNICODE([.DB24])=60;0;IF(UNICODE([.DB24])=61663;1;IF(UNICODE([.DB24])=62;2;IF(UNICODE([.DB24])=61664;3;&quot;&quot;))))" office:value-type="float" office:value="2" calcext:value-type="float">
            <text:p>2</text:p>
          </table:table-cell>
          <table:table-cell table:style-name="ce518"/>
          <table:table-cell table:style-name="ce154"/>
          <table:table-cell table:style-name="ce546" table:formula="of:=4*[.DD24]+[.DE24]" office:value-type="float" office:value="0" calcext:value-type="float">
            <text:p>0</text:p>
          </table:table-cell>
          <table:table-cell table:style-name="ce547" table:formula="of:=16*(MAX([.DD24];[.DE24])-MIN([.DD24];[.DE24])) +[.DF24]" office:value-type="float" office:value="0" calcext:value-type="float">
            <text:p>0</text:p>
          </table:table-cell>
          <table:table-cell table:style-name="ce549" table:formula="of:=BASE([.DG24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453" table:formula="of:=64*[.C25]+16*[.E25]+4*[.G25]+[.I25]" office:value-type="float" office:value="23" calcext:value-type="float">
            <text:p>23</text:p>
          </table:table-cell>
          <table:table-cell table:style-name="ce461" table:formula="of:=[.B24]" office:value-type="string" office:string-value="&lt;" calcext:value-type="string">
            <text:p>&lt;</text:p>
          </table:table-cell>
          <table:table-cell table:style-name="ce467" table:formula="of:=IF(UNICODE([.B25])=60;0;IF(UNICODE([.B25])=61663;1;IF(UNICODE([.B25])=62;2;IF(UNICODE([.B25])=61664;3;&quot;&quot;))))" office:value-type="float" office:value="0" calcext:value-type="float">
            <text:p>0</text:p>
          </table:table-cell>
          <table:table-cell table:style-name="ce461" table:formula="of:=[.D24]" office:value-type="string" office:string-value="" calcext:value-type="string">
            <text:p></text:p>
          </table:table-cell>
          <table:table-cell table:style-name="ce467" table:formula="of:=IF(UNICODE([.D25])=60;0;IF(UNICODE([.D25])=61663;1;IF(UNICODE([.D25])=62;2;IF(UNICODE([.D25])=61664;3;&quot;&quot;))))" office:value-type="float" office:value="1" calcext:value-type="float">
            <text:p>1</text:p>
          </table:table-cell>
          <table:table-cell table:style-name="ce461" table:formula="of:=[.F24]" office:value-type="string" office:string-value="" calcext:value-type="string">
            <text:p></text:p>
          </table:table-cell>
          <table:table-cell table:style-name="ce467" table:formula="of:=IF(UNICODE([.F25])=60;0;IF(UNICODE([.F25])=61663;1;IF(UNICODE([.F25])=62;2;IF(UNICODE([.F25])=61664;3;&quot;&quot;))))" office:value-type="float" office:value="1" calcext:value-type="float">
            <text:p>1</text:p>
          </table:table-cell>
          <table:table-cell table:style-name="ce461" table:formula="of:=[.H21]" office:value-type="string" office:string-value="" calcext:value-type="string">
            <text:p></text:p>
          </table:table-cell>
          <table:table-cell table:style-name="ce467" table:formula="of:=IF(UNICODE([.H25])=60;0;IF(UNICODE([.H25])=61663;1;IF(UNICODE([.H25])=62;2;IF(UNICODE([.H25])=61664;3;&quot;&quot;))))" office:value-type="float" office:value="3" calcext:value-type="float">
            <text:p>3</text:p>
          </table:table-cell>
          <table:table-cell table:style-name="ce378" office:value-type="float" office:value="3" calcext:value-type="float">
            <text:p>3</text:p>
          </table:table-cell>
          <table:table-cell table:style-name="ce384" office:value-type="float" office:value="1" calcext:value-type="float">
            <text:p>1</text:p>
          </table:table-cell>
          <table:table-cell table:style-name="ce491" table:formula="of:=4*[.J25]+[.K25]" office:value-type="float" office:value="13" calcext:value-type="float">
            <text:p>13</text:p>
          </table:table-cell>
          <table:table-cell table:style-name="ce496" table:formula="of:=16*(MAX([.J25];[.K25])-MIN([.J25];[.K25])) +[.L25]" office:value-type="float" office:value="45" calcext:value-type="float">
            <text:p>45</text:p>
          </table:table-cell>
          <table:table-cell table:style-name="ce500" table:formula="of:=BASE([.M25];2)" office:value-type="string" office:string-value="101101" calcext:value-type="string">
            <text:p>101101</text:p>
          </table:table-cell>
          <table:table-cell table:style-name="ce508" table:formula="of:=64*[.Q25]+16*[.S25]+4*[.U25]+[.W25]" office:value-type="float" office:value="55" calcext:value-type="float">
            <text:p>55</text:p>
          </table:table-cell>
          <table:table-cell table:style-name="ce461" table:formula="of:=[.P24]" office:value-type="string" office:string-value="&lt;" calcext:value-type="string">
            <text:p>&lt;</text:p>
          </table:table-cell>
          <table:table-cell table:style-name="ce467" table:formula="of:=IF(UNICODE([.P25])=60;0;IF(UNICODE([.P25])=61663;1;IF(UNICODE([.P25])=62;2;IF(UNICODE([.P25])=61664;3;&quot;&quot;))))" office:value-type="float" office:value="0" calcext:value-type="float">
            <text:p>0</text:p>
          </table:table-cell>
          <table:table-cell table:style-name="ce461" table:formula="of:=[.R24]" office:value-type="string" office:string-value="" calcext:value-type="string">
            <text:p></text:p>
          </table:table-cell>
          <table:table-cell table:style-name="ce467" table:formula="of:=IF(UNICODE([.R25])=60;0;IF(UNICODE([.R25])=61663;1;IF(UNICODE([.R25])=62;2;IF(UNICODE([.R25])=61664;3;&quot;&quot;))))" office:value-type="float" office:value="3" calcext:value-type="float">
            <text:p>3</text:p>
          </table:table-cell>
          <table:table-cell table:style-name="ce461" table:formula="of:=[.T24]" office:value-type="string" office:string-value="" calcext:value-type="string">
            <text:p></text:p>
          </table:table-cell>
          <table:table-cell table:style-name="ce467" table:formula="of:=IF(UNICODE([.T25])=60;0;IF(UNICODE([.T25])=61663;1;IF(UNICODE([.T25])=62;2;IF(UNICODE([.T25])=61664;3;&quot;&quot;))))" office:value-type="float" office:value="1" calcext:value-type="float">
            <text:p>1</text:p>
          </table:table-cell>
          <table:table-cell table:style-name="ce461" table:formula="of:=[.V21]" office:value-type="string" office:string-value="" calcext:value-type="string">
            <text:p></text:p>
          </table:table-cell>
          <table:table-cell table:style-name="ce467" table:formula="of:=IF(UNICODE([.V25])=60;0;IF(UNICODE([.V25])=61663;1;IF(UNICODE([.V25])=62;2;IF(UNICODE([.V25])=61664;3;&quot;&quot;))))" office:value-type="float" office:value="3" calcext:value-type="float">
            <text:p>3</text:p>
          </table:table-cell>
          <table:table-cell table:style-name="ce378"/>
          <table:table-cell table:style-name="ce384"/>
          <table:table-cell table:style-name="ce491" table:formula="of:=4*[.X25]+[.Y25]" office:value-type="float" office:value="0" calcext:value-type="float">
            <text:p>0</text:p>
          </table:table-cell>
          <table:table-cell table:style-name="ce496" table:formula="of:=16*(MAX([.X25];[.Y25])-MIN([.X25];[.Y25])) +[.Z25]" office:value-type="float" office:value="0" calcext:value-type="float">
            <text:p>0</text:p>
          </table:table-cell>
          <table:table-cell table:style-name="ce500" table:formula="of:=BASE([.AA25];2)" office:value-type="string" office:string-value="0" calcext:value-type="string">
            <text:p>0</text:p>
          </table:table-cell>
          <table:table-cell table:style-name="ce516" table:formula="of:=64*[.AE25]+16*[.AG25]+4*[.AI25]+[.AK25]" office:value-type="float" office:value="87" calcext:value-type="float">
            <text:p>87</text:p>
          </table:table-cell>
          <table:table-cell table:style-name="ce461" table:formula="of:=[.AD24]" office:value-type="string" office:string-value="" calcext:value-type="string">
            <text:p></text:p>
          </table:table-cell>
          <table:table-cell table:style-name="ce467" table:formula="of:=IF(UNICODE([.AD25])=60;0;IF(UNICODE([.AD25])=61663;1;IF(UNICODE([.AD25])=62;2;IF(UNICODE([.AD25])=61664;3;&quot;&quot;))))" office:value-type="float" office:value="1" calcext:value-type="float">
            <text:p>1</text:p>
          </table:table-cell>
          <table:table-cell table:style-name="ce461" table:formula="of:=[.AF24]" office:value-type="string" office:string-value="" calcext:value-type="string">
            <text:p></text:p>
          </table:table-cell>
          <table:table-cell table:style-name="ce467" table:formula="of:=IF(UNICODE([.AF25])=60;0;IF(UNICODE([.AF25])=61663;1;IF(UNICODE([.AF25])=62;2;IF(UNICODE([.AF25])=61664;3;&quot;&quot;))))" office:value-type="float" office:value="1" calcext:value-type="float">
            <text:p>1</text:p>
          </table:table-cell>
          <table:table-cell table:style-name="ce461" table:formula="of:=[.AH24]" office:value-type="string" office:string-value="" calcext:value-type="string">
            <text:p></text:p>
          </table:table-cell>
          <table:table-cell table:style-name="ce467" table:formula="of:=IF(UNICODE([.AH25])=60;0;IF(UNICODE([.AH25])=61663;1;IF(UNICODE([.AH25])=62;2;IF(UNICODE([.AH25])=61664;3;&quot;&quot;))))" office:value-type="float" office:value="1" calcext:value-type="float">
            <text:p>1</text:p>
          </table:table-cell>
          <table:table-cell table:style-name="ce461" table:formula="of:=[.AJ21]" office:value-type="string" office:string-value="" calcext:value-type="string">
            <text:p></text:p>
          </table:table-cell>
          <table:table-cell table:style-name="ce467" table:formula="of:=IF(UNICODE([.AJ25])=60;0;IF(UNICODE([.AJ25])=61663;1;IF(UNICODE([.AJ25])=62;2;IF(UNICODE([.AJ25])=61664;3;&quot;&quot;))))" office:value-type="float" office:value="3" calcext:value-type="float">
            <text:p>3</text:p>
          </table:table-cell>
          <table:table-cell table:style-name="ce520"/>
          <table:table-cell table:style-name="ce524"/>
          <table:table-cell table:style-name="ce491" table:formula="of:=4*[.AL25]+[.AM25]" office:value-type="float" office:value="0" calcext:value-type="float">
            <text:p>0</text:p>
          </table:table-cell>
          <table:table-cell table:style-name="ce496" table:formula="of:=16*(MAX([.AL25];[.AM25])-MIN([.AL25];[.AM25])) +[.AN25]" office:value-type="float" office:value="0" calcext:value-type="float">
            <text:p>0</text:p>
          </table:table-cell>
          <table:table-cell table:style-name="ce500" table:formula="of:=BASE([.AO25];2)" office:value-type="string" office:string-value="0" calcext:value-type="string">
            <text:p>0</text:p>
          </table:table-cell>
          <table:table-cell table:style-name="ce508" table:formula="of:=64*[.AS25]+16*[.AU25]+4*[.AW25]+[.AY25]" office:value-type="float" office:value="119" calcext:value-type="float">
            <text:p>119</text:p>
          </table:table-cell>
          <table:table-cell table:style-name="ce461" table:formula="of:=[.AR24]" office:value-type="string" office:string-value="" calcext:value-type="string">
            <text:p></text:p>
          </table:table-cell>
          <table:table-cell table:style-name="ce467" table:formula="of:=IF(UNICODE([.AR25])=60;0;IF(UNICODE([.AR25])=61663;1;IF(UNICODE([.AR25])=62;2;IF(UNICODE([.AR25])=61664;3;&quot;&quot;))))" office:value-type="float" office:value="1" calcext:value-type="float">
            <text:p>1</text:p>
          </table:table-cell>
          <table:table-cell table:style-name="ce461" table:formula="of:=[.AT24]" office:value-type="string" office:string-value="" calcext:value-type="string">
            <text:p></text:p>
          </table:table-cell>
          <table:table-cell table:style-name="ce467" table:formula="of:=IF(UNICODE([.AT25])=60;0;IF(UNICODE([.AT25])=61663;1;IF(UNICODE([.AT25])=62;2;IF(UNICODE([.AT25])=61664;3;&quot;&quot;))))" office:value-type="float" office:value="3" calcext:value-type="float">
            <text:p>3</text:p>
          </table:table-cell>
          <table:table-cell table:style-name="ce461" table:formula="of:=[.AV24]" office:value-type="string" office:string-value="" calcext:value-type="string">
            <text:p></text:p>
          </table:table-cell>
          <table:table-cell table:style-name="ce467" table:formula="of:=IF(UNICODE([.AV25])=60;0;IF(UNICODE([.AV25])=61663;1;IF(UNICODE([.AV25])=62;2;IF(UNICODE([.AV25])=61664;3;&quot;&quot;))))" office:value-type="float" office:value="1" calcext:value-type="float">
            <text:p>1</text:p>
          </table:table-cell>
          <table:table-cell table:style-name="ce461" table:formula="of:=[.AX21]" office:value-type="string" office:string-value="" calcext:value-type="string">
            <text:p></text:p>
          </table:table-cell>
          <table:table-cell table:style-name="ce467" table:formula="of:=IF(UNICODE([.AX25])=60;0;IF(UNICODE([.AX25])=61663;1;IF(UNICODE([.AX25])=62;2;IF(UNICODE([.AX25])=61664;3;&quot;&quot;))))" office:value-type="float" office:value="3" calcext:value-type="float">
            <text:p>3</text:p>
          </table:table-cell>
          <table:table-cell table:style-name="ce520"/>
          <table:table-cell table:style-name="ce524"/>
          <table:table-cell table:style-name="ce491" table:formula="of:=4*[.AZ25]+[.BA25]" office:value-type="float" office:value="0" calcext:value-type="float">
            <text:p>0</text:p>
          </table:table-cell>
          <table:table-cell table:style-name="ce496" table:formula="of:=16*(MAX([.AZ25];[.BA25])-MIN([.AZ25];[.BA25])) +[.BB25]" office:value-type="float" office:value="0" calcext:value-type="float">
            <text:p>0</text:p>
          </table:table-cell>
          <table:table-cell table:style-name="ce500" table:formula="of:=BASE([.BC25];2)" office:value-type="string" office:string-value="0" calcext:value-type="string">
            <text:p>0</text:p>
          </table:table-cell>
          <table:table-cell table:style-name="ce529" table:formula="of:=64*[.BG25]+16*[.BI25]+4*[.BK25]+[.BM25]" office:value-type="float" office:value="151" calcext:value-type="float">
            <text:p>151</text:p>
          </table:table-cell>
          <table:table-cell table:style-name="ce461" table:formula="of:=[.BF24]" office:value-type="string" office:string-value="&gt;" calcext:value-type="string">
            <text:p>&gt;</text:p>
          </table:table-cell>
          <table:table-cell table:style-name="ce467" table:formula="of:=IF(UNICODE([.BF25])=60;0;IF(UNICODE([.BF25])=61663;1;IF(UNICODE([.BF25])=62;2;IF(UNICODE([.BF25])=61664;3;&quot;&quot;))))" office:value-type="float" office:value="2" calcext:value-type="float">
            <text:p>2</text:p>
          </table:table-cell>
          <table:table-cell table:style-name="ce461" table:formula="of:=[.BH24]" office:value-type="string" office:string-value="" calcext:value-type="string">
            <text:p></text:p>
          </table:table-cell>
          <table:table-cell table:style-name="ce467" table:formula="of:=IF(UNICODE([.BH25])=60;0;IF(UNICODE([.BH25])=61663;1;IF(UNICODE([.BH25])=62;2;IF(UNICODE([.BH25])=61664;3;&quot;&quot;))))" office:value-type="float" office:value="1" calcext:value-type="float">
            <text:p>1</text:p>
          </table:table-cell>
          <table:table-cell table:style-name="ce461" table:formula="of:=[.BJ24]" office:value-type="string" office:string-value="" calcext:value-type="string">
            <text:p></text:p>
          </table:table-cell>
          <table:table-cell table:style-name="ce467" table:formula="of:=IF(UNICODE([.BJ25])=60;0;IF(UNICODE([.BJ25])=61663;1;IF(UNICODE([.BJ25])=62;2;IF(UNICODE([.BJ25])=61664;3;&quot;&quot;))))" office:value-type="float" office:value="1" calcext:value-type="float">
            <text:p>1</text:p>
          </table:table-cell>
          <table:table-cell table:style-name="ce461" table:formula="of:=[.BL21]" office:value-type="string" office:string-value="" calcext:value-type="string">
            <text:p></text:p>
          </table:table-cell>
          <table:table-cell table:style-name="ce467" table:formula="of:=IF(UNICODE([.BL25])=60;0;IF(UNICODE([.BL25])=61663;1;IF(UNICODE([.BL25])=62;2;IF(UNICODE([.BL25])=61664;3;&quot;&quot;))))" office:value-type="float" office:value="3" calcext:value-type="float">
            <text:p>3</text:p>
          </table:table-cell>
          <table:table-cell table:style-name="ce520" office:value-type="float" office:value="3" calcext:value-type="float">
            <text:p>3</text:p>
          </table:table-cell>
          <table:table-cell table:style-name="ce524" office:value-type="float" office:value="1" calcext:value-type="float">
            <text:p>1</text:p>
          </table:table-cell>
          <table:table-cell table:style-name="ce491" table:formula="of:=4*[.BN25]+[.BO25]" office:value-type="float" office:value="13" calcext:value-type="float">
            <text:p>13</text:p>
          </table:table-cell>
          <table:table-cell table:style-name="ce496" table:formula="of:=16*(MAX([.BN25];[.BO25])-MIN([.BN25];[.BO25])) +[.BP25]" office:value-type="float" office:value="45" calcext:value-type="float">
            <text:p>45</text:p>
          </table:table-cell>
          <table:table-cell table:style-name="ce500" table:formula="of:=BASE([.BQ25];2)" office:value-type="string" office:string-value="101101" calcext:value-type="string">
            <text:p>101101</text:p>
          </table:table-cell>
          <table:table-cell table:style-name="ce537" table:formula="of:=64*[.BU25]+16*[.BW25]+4*[.BY25]+[.CA25]" office:value-type="float" office:value="183" calcext:value-type="float">
            <text:p>183</text:p>
          </table:table-cell>
          <table:table-cell table:style-name="ce461" table:formula="of:=[.BT24]" office:value-type="string" office:string-value="&gt;" calcext:value-type="string">
            <text:p>&gt;</text:p>
          </table:table-cell>
          <table:table-cell table:style-name="ce467" table:formula="of:=IF(UNICODE([.BT25])=60;0;IF(UNICODE([.BT25])=61663;1;IF(UNICODE([.BT25])=62;2;IF(UNICODE([.BT25])=61664;3;&quot;&quot;))))" office:value-type="float" office:value="2" calcext:value-type="float">
            <text:p>2</text:p>
          </table:table-cell>
          <table:table-cell table:style-name="ce461" table:formula="of:=[.BV24]" office:value-type="string" office:string-value="" calcext:value-type="string">
            <text:p></text:p>
          </table:table-cell>
          <table:table-cell table:style-name="ce467" table:formula="of:=IF(UNICODE([.BV25])=60;0;IF(UNICODE([.BV25])=61663;1;IF(UNICODE([.BV25])=62;2;IF(UNICODE([.BV25])=61664;3;&quot;&quot;))))" office:value-type="float" office:value="3" calcext:value-type="float">
            <text:p>3</text:p>
          </table:table-cell>
          <table:table-cell table:style-name="ce461" table:formula="of:=[.BX24]" office:value-type="string" office:string-value="" calcext:value-type="string">
            <text:p></text:p>
          </table:table-cell>
          <table:table-cell table:style-name="ce467" table:formula="of:=IF(UNICODE([.BX25])=60;0;IF(UNICODE([.BX25])=61663;1;IF(UNICODE([.BX25])=62;2;IF(UNICODE([.BX25])=61664;3;&quot;&quot;))))" office:value-type="float" office:value="1" calcext:value-type="float">
            <text:p>1</text:p>
          </table:table-cell>
          <table:table-cell table:style-name="ce461" table:formula="of:=[.BZ21]" office:value-type="string" office:string-value="" calcext:value-type="string">
            <text:p></text:p>
          </table:table-cell>
          <table:table-cell table:style-name="ce467" table:formula="of:=IF(UNICODE([.BZ25])=60;0;IF(UNICODE([.BZ25])=61663;1;IF(UNICODE([.BZ25])=62;2;IF(UNICODE([.BZ25])=61664;3;&quot;&quot;))))" office:value-type="float" office:value="3" calcext:value-type="float">
            <text:p>3</text:p>
          </table:table-cell>
          <table:table-cell table:style-name="ce520"/>
          <table:table-cell table:style-name="ce524"/>
          <table:table-cell table:style-name="ce491" table:formula="of:=4*[.CB25]+[.CC25]" office:value-type="float" office:value="0" calcext:value-type="float">
            <text:p>0</text:p>
          </table:table-cell>
          <table:table-cell table:style-name="ce496" table:formula="of:=16*(MAX([.CB25];[.CC25])-MIN([.CB25];[.CC25])) +[.CD25]" office:value-type="float" office:value="0" calcext:value-type="float">
            <text:p>0</text:p>
          </table:table-cell>
          <table:table-cell table:style-name="ce500" table:formula="of:=BASE([.CE25];2)" office:value-type="string" office:string-value="0" calcext:value-type="string">
            <text:p>0</text:p>
          </table:table-cell>
          <table:table-cell table:style-name="ce541" table:formula="of:=64*[.CI25]+16*[.CK25]+4*[.CM25]+[.CO25]" office:value-type="float" office:value="215" calcext:value-type="float">
            <text:p>215</text:p>
          </table:table-cell>
          <table:table-cell table:style-name="ce461" table:formula="of:=[.CH24]" office:value-type="string" office:string-value="" calcext:value-type="string">
            <text:p></text:p>
          </table:table-cell>
          <table:table-cell table:style-name="ce467" table:formula="of:=IF(UNICODE([.CH25])=60;0;IF(UNICODE([.CH25])=61663;1;IF(UNICODE([.CH25])=62;2;IF(UNICODE([.CH25])=61664;3;&quot;&quot;))))" office:value-type="float" office:value="3" calcext:value-type="float">
            <text:p>3</text:p>
          </table:table-cell>
          <table:table-cell table:style-name="ce461" table:formula="of:=[.CJ24]" office:value-type="string" office:string-value="" calcext:value-type="string">
            <text:p></text:p>
          </table:table-cell>
          <table:table-cell table:style-name="ce467" table:formula="of:=IF(UNICODE([.CJ25])=60;0;IF(UNICODE([.CJ25])=61663;1;IF(UNICODE([.CJ25])=62;2;IF(UNICODE([.CJ25])=61664;3;&quot;&quot;))))" office:value-type="float" office:value="1" calcext:value-type="float">
            <text:p>1</text:p>
          </table:table-cell>
          <table:table-cell table:style-name="ce461" table:formula="of:=[.CL24]" office:value-type="string" office:string-value="" calcext:value-type="string">
            <text:p></text:p>
          </table:table-cell>
          <table:table-cell table:style-name="ce467" table:formula="of:=IF(UNICODE([.CL25])=60;0;IF(UNICODE([.CL25])=61663;1;IF(UNICODE([.CL25])=62;2;IF(UNICODE([.CL25])=61664;3;&quot;&quot;))))" office:value-type="float" office:value="1" calcext:value-type="float">
            <text:p>1</text:p>
          </table:table-cell>
          <table:table-cell table:style-name="ce461" table:formula="of:=[.CN21]" office:value-type="string" office:string-value="" calcext:value-type="string">
            <text:p></text:p>
          </table:table-cell>
          <table:table-cell table:style-name="ce467" table:formula="of:=IF(UNICODE([.CN25])=60;0;IF(UNICODE([.CN25])=61663;1;IF(UNICODE([.CN25])=62;2;IF(UNICODE([.CN25])=61664;3;&quot;&quot;))))" office:value-type="float" office:value="3" calcext:value-type="float">
            <text:p>3</text:p>
          </table:table-cell>
          <table:table-cell table:style-name="ce520"/>
          <table:table-cell table:style-name="ce524"/>
          <table:table-cell table:style-name="ce491" table:formula="of:=4*[.CP25]+[.CQ25]" office:value-type="float" office:value="0" calcext:value-type="float">
            <text:p>0</text:p>
          </table:table-cell>
          <table:table-cell table:style-name="ce496" table:formula="of:=16*(MAX([.CP25];[.CQ25])-MIN([.CP25];[.CQ25])) +[.CR25]" office:value-type="float" office:value="0" calcext:value-type="float">
            <text:p>0</text:p>
          </table:table-cell>
          <table:table-cell table:style-name="ce500" table:formula="of:=BASE([.CS25];2)" office:value-type="string" office:string-value="0" calcext:value-type="string">
            <text:p>0</text:p>
          </table:table-cell>
          <table:table-cell table:style-name="ce537" table:formula="of:=64*[.CW25]+16*[.CY25]+4*[.DA25]+[.DC25]" office:value-type="float" office:value="247" calcext:value-type="float">
            <text:p>247</text:p>
          </table:table-cell>
          <table:table-cell table:style-name="ce461" table:formula="of:=[.CV24]" office:value-type="string" office:string-value="" calcext:value-type="string">
            <text:p></text:p>
          </table:table-cell>
          <table:table-cell table:style-name="ce467" table:formula="of:=IF(UNICODE([.CV25])=60;0;IF(UNICODE([.CV25])=61663;1;IF(UNICODE([.CV25])=62;2;IF(UNICODE([.CV25])=61664;3;&quot;&quot;))))" office:value-type="float" office:value="3" calcext:value-type="float">
            <text:p>3</text:p>
          </table:table-cell>
          <table:table-cell table:style-name="ce461" table:formula="of:=[.CX24]" office:value-type="string" office:string-value="" calcext:value-type="string">
            <text:p></text:p>
          </table:table-cell>
          <table:table-cell table:style-name="ce467" table:formula="of:=IF(UNICODE([.CX25])=60;0;IF(UNICODE([.CX25])=61663;1;IF(UNICODE([.CX25])=62;2;IF(UNICODE([.CX25])=61664;3;&quot;&quot;))))" office:value-type="float" office:value="3" calcext:value-type="float">
            <text:p>3</text:p>
          </table:table-cell>
          <table:table-cell table:style-name="ce461" table:formula="of:=[.CZ24]" office:value-type="string" office:string-value="" calcext:value-type="string">
            <text:p></text:p>
          </table:table-cell>
          <table:table-cell table:style-name="ce467" table:formula="of:=IF(UNICODE([.CZ25])=60;0;IF(UNICODE([.CZ25])=61663;1;IF(UNICODE([.CZ25])=62;2;IF(UNICODE([.CZ25])=61664;3;&quot;&quot;))))" office:value-type="float" office:value="1" calcext:value-type="float">
            <text:p>1</text:p>
          </table:table-cell>
          <table:table-cell table:style-name="ce461" table:formula="of:=[.DB21]" office:value-type="string" office:string-value="" calcext:value-type="string">
            <text:p></text:p>
          </table:table-cell>
          <table:table-cell table:style-name="ce467" table:formula="of:=IF(UNICODE([.DB25])=60;0;IF(UNICODE([.DB25])=61663;1;IF(UNICODE([.DB25])=62;2;IF(UNICODE([.DB25])=61664;3;&quot;&quot;))))" office:value-type="float" office:value="3" calcext:value-type="float">
            <text:p>3</text:p>
          </table:table-cell>
          <table:table-cell table:style-name="ce520"/>
          <table:table-cell table:style-name="ce524"/>
          <table:table-cell table:style-name="ce491" table:formula="of:=4*[.DD25]+[.DE25]" office:value-type="float" office:value="0" calcext:value-type="float">
            <text:p>0</text:p>
          </table:table-cell>
          <table:table-cell table:style-name="ce496" table:formula="of:=16*(MAX([.DD25];[.DE25])-MIN([.DD25];[.DE25])) +[.DF25]" office:value-type="float" office:value="0" calcext:value-type="float">
            <text:p>0</text:p>
          </table:table-cell>
          <table:table-cell table:style-name="ce551" table:formula="of:=BASE([.DG25];2)" office:value-type="string" office:string-value="0" calcext:value-type="string">
            <text:p>0</text:p>
          </table:table-cell>
          <table:table-cell table:style-name="ce374" table:number-columns-repeated="920"/>
          <table:table-cell table:number-columns-repeated="15352"/>
        </table:table-row>
        <table:table-row table:style-name="ro1">
          <table:table-cell table:style-name="ce451" table:formula="of:=64*[.C26]+16*[.E26]+4*[.G26]+[.I26]" office:value-type="float" office:value="24" calcext:value-type="float">
            <text:p>24</text:p>
          </table:table-cell>
          <table:table-cell table:style-name="ce459" table:formula="of:=[.B25]" office:value-type="string" office:string-value="&lt;" calcext:value-type="string">
            <text:p>&lt;</text:p>
          </table:table-cell>
          <table:table-cell table:style-name="ce465" table:formula="of:=IF(UNICODE([.B26])=60;0;IF(UNICODE([.B26])=61663;1;IF(UNICODE([.B26])=62;2;IF(UNICODE([.B26])=61664;3;&quot;&quot;))))" office:value-type="float" office:value="0" calcext:value-type="float">
            <text:p>0</text:p>
          </table:table-cell>
          <table:table-cell table:style-name="ce459" table:formula="of:=[.D25]" office:value-type="string" office:string-value="" calcext:value-type="string">
            <text:p></text:p>
          </table:table-cell>
          <table:table-cell table:style-name="ce465" table:formula="of:=IF(UNICODE([.D26])=60;0;IF(UNICODE([.D26])=61663;1;IF(UNICODE([.D26])=62;2;IF(UNICODE([.D26])=61664;3;&quot;&quot;))))" office:value-type="float" office:value="1" calcext:value-type="float">
            <text:p>1</text:p>
          </table:table-cell>
          <table:table-cell table:style-name="ce459" table:formula="of:=[.H20]" office:value-type="string" office:string-value="&gt;" calcext:value-type="string">
            <text:p>&gt;</text:p>
          </table:table-cell>
          <table:table-cell table:style-name="ce465" table:formula="of:=IF(UNICODE([.F26])=60;0;IF(UNICODE([.F26])=61663;1;IF(UNICODE([.F26])=62;2;IF(UNICODE([.F26])=61664;3;&quot;&quot;))))" office:value-type="float" office:value="2" calcext:value-type="float">
            <text:p>2</text:p>
          </table:table-cell>
          <table:table-cell table:style-name="ce459" table:formula="of:=[.H22]" office:value-type="string" office:string-value="&lt;" calcext:value-type="string">
            <text:p>&lt;</text:p>
          </table:table-cell>
          <table:table-cell table:style-name="ce465" table:formula="of:=IF(UNICODE([.H26])=60;0;IF(UNICODE([.H26])=61663;1;IF(UNICODE([.H26])=62;2;IF(UNICODE([.H26])=61664;3;&quot;&quot;))))" office:value-type="float" office:value="0" calcext:value-type="float">
            <text:p>0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J26]+[.K26]" office:value-type="float" office:value="14" calcext:value-type="float">
            <text:p>14</text:p>
          </table:table-cell>
          <table:table-cell table:style-name="ce494" table:formula="of:=16*(MAX([.J26];[.K26])-MIN([.J26];[.K26])) +[.L26]" office:value-type="float" office:value="30" calcext:value-type="float">
            <text:p>30</text:p>
          </table:table-cell>
          <table:table-cell table:style-name="ce498" table:formula="of:=BASE([.M26];2)" office:value-type="string" office:string-value="11110" calcext:value-type="string">
            <text:p>11110</text:p>
          </table:table-cell>
          <table:table-cell table:style-name="ce506" table:formula="of:=64*[.Q26]+16*[.S26]+4*[.U26]+[.W26]" office:value-type="float" office:value="56" calcext:value-type="float">
            <text:p>56</text:p>
          </table:table-cell>
          <table:table-cell table:style-name="ce459" table:formula="of:=[.P25]" office:value-type="string" office:string-value="&lt;" calcext:value-type="string">
            <text:p>&lt;</text:p>
          </table:table-cell>
          <table:table-cell table:style-name="ce465" table:formula="of:=IF(UNICODE([.P26])=60;0;IF(UNICODE([.P26])=61663;1;IF(UNICODE([.P26])=62;2;IF(UNICODE([.P26])=61664;3;&quot;&quot;))))" office:value-type="float" office:value="0" calcext:value-type="float">
            <text:p>0</text:p>
          </table:table-cell>
          <table:table-cell table:style-name="ce459" table:formula="of:=[.R25]" office:value-type="string" office:string-value="" calcext:value-type="string">
            <text:p></text:p>
          </table:table-cell>
          <table:table-cell table:style-name="ce465" table:formula="of:=IF(UNICODE([.R26])=60;0;IF(UNICODE([.R26])=61663;1;IF(UNICODE([.R26])=62;2;IF(UNICODE([.R26])=61664;3;&quot;&quot;))))" office:value-type="float" office:value="3" calcext:value-type="float">
            <text:p>3</text:p>
          </table:table-cell>
          <table:table-cell table:style-name="ce459" table:formula="of:=[.V20]" office:value-type="string" office:string-value="&gt;" calcext:value-type="string">
            <text:p>&gt;</text:p>
          </table:table-cell>
          <table:table-cell table:style-name="ce465" table:formula="of:=IF(UNICODE([.T26])=60;0;IF(UNICODE([.T26])=61663;1;IF(UNICODE([.T26])=62;2;IF(UNICODE([.T26])=61664;3;&quot;&quot;))))" office:value-type="float" office:value="2" calcext:value-type="float">
            <text:p>2</text:p>
          </table:table-cell>
          <table:table-cell table:style-name="ce459" table:formula="of:=[.V22]" office:value-type="string" office:string-value="&lt;" calcext:value-type="string">
            <text:p>&lt;</text:p>
          </table:table-cell>
          <table:table-cell table:style-name="ce465" table:formula="of:=IF(UNICODE([.V26])=60;0;IF(UNICODE([.V26])=61663;1;IF(UNICODE([.V26])=62;2;IF(UNICODE([.V26])=61664;3;&quot;&quot;))))" office:value-type="float" office:value="0" calcext:value-type="float">
            <text:p>0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X26]+[.Y26]" office:value-type="float" office:value="6" calcext:value-type="float">
            <text:p>6</text:p>
          </table:table-cell>
          <table:table-cell table:style-name="ce494" table:formula="of:=16*(MAX([.X26];[.Y26])-MIN([.X26];[.Y26])) +[.Z26]" office:value-type="float" office:value="22" calcext:value-type="float">
            <text:p>22</text:p>
          </table:table-cell>
          <table:table-cell table:style-name="ce498" table:formula="of:=BASE([.AA26];2)" office:value-type="string" office:string-value="10110" calcext:value-type="string">
            <text:p>10110</text:p>
          </table:table-cell>
          <table:table-cell table:style-name="ce514" table:formula="of:=64*[.AE26]+16*[.AG26]+4*[.AI26]+[.AK26]" office:value-type="float" office:value="88" calcext:value-type="float">
            <text:p>88</text:p>
          </table:table-cell>
          <table:table-cell table:style-name="ce459" table:formula="of:=[.AD25]" office:value-type="string" office:string-value="" calcext:value-type="string">
            <text:p></text:p>
          </table:table-cell>
          <table:table-cell table:style-name="ce465" table:formula="of:=IF(UNICODE([.AD26])=60;0;IF(UNICODE([.AD26])=61663;1;IF(UNICODE([.AD26])=62;2;IF(UNICODE([.AD26])=61664;3;&quot;&quot;))))" office:value-type="float" office:value="1" calcext:value-type="float">
            <text:p>1</text:p>
          </table:table-cell>
          <table:table-cell table:style-name="ce459" table:formula="of:=[.AF25]" office:value-type="string" office:string-value="" calcext:value-type="string">
            <text:p></text:p>
          </table:table-cell>
          <table:table-cell table:style-name="ce465" table:formula="of:=IF(UNICODE([.AF26])=60;0;IF(UNICODE([.AF26])=61663;1;IF(UNICODE([.AF26])=62;2;IF(UNICODE([.AF26])=61664;3;&quot;&quot;))))" office:value-type="float" office:value="1" calcext:value-type="float">
            <text:p>1</text:p>
          </table:table-cell>
          <table:table-cell table:style-name="ce459" table:formula="of:=[.AJ20]" office:value-type="string" office:string-value="&gt;" calcext:value-type="string">
            <text:p>&gt;</text:p>
          </table:table-cell>
          <table:table-cell table:style-name="ce465" table:formula="of:=IF(UNICODE([.AH26])=60;0;IF(UNICODE([.AH26])=61663;1;IF(UNICODE([.AH26])=62;2;IF(UNICODE([.AH26])=61664;3;&quot;&quot;))))" office:value-type="float" office:value="2" calcext:value-type="float">
            <text:p>2</text:p>
          </table:table-cell>
          <table:table-cell table:style-name="ce459" table:formula="of:=[.AJ22]" office:value-type="string" office:string-value="&lt;" calcext:value-type="string">
            <text:p>&lt;</text:p>
          </table:table-cell>
          <table:table-cell table:style-name="ce465" table:formula="of:=IF(UNICODE([.AJ26])=60;0;IF(UNICODE([.AJ26])=61663;1;IF(UNICODE([.AJ26])=62;2;IF(UNICODE([.AJ26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AL26]+[.AM26]" office:value-type="float" office:value="0" calcext:value-type="float">
            <text:p>0</text:p>
          </table:table-cell>
          <table:table-cell table:style-name="ce494" table:formula="of:=16*(MAX([.AL26];[.AM26])-MIN([.AL26];[.AM26])) +[.AN26]" office:value-type="float" office:value="0" calcext:value-type="float">
            <text:p>0</text:p>
          </table:table-cell>
          <table:table-cell table:style-name="ce498" table:formula="of:=BASE([.AO26];2)" office:value-type="string" office:string-value="0" calcext:value-type="string">
            <text:p>0</text:p>
          </table:table-cell>
          <table:table-cell table:style-name="ce506" table:formula="of:=64*[.AS26]+16*[.AU26]+4*[.AW26]+[.AY26]" office:value-type="float" office:value="120" calcext:value-type="float">
            <text:p>120</text:p>
          </table:table-cell>
          <table:table-cell table:style-name="ce459" table:formula="of:=[.AR25]" office:value-type="string" office:string-value="" calcext:value-type="string">
            <text:p></text:p>
          </table:table-cell>
          <table:table-cell table:style-name="ce465" table:formula="of:=IF(UNICODE([.AR26])=60;0;IF(UNICODE([.AR26])=61663;1;IF(UNICODE([.AR26])=62;2;IF(UNICODE([.AR26])=61664;3;&quot;&quot;))))" office:value-type="float" office:value="1" calcext:value-type="float">
            <text:p>1</text:p>
          </table:table-cell>
          <table:table-cell table:style-name="ce459" table:formula="of:=[.AT25]" office:value-type="string" office:string-value="" calcext:value-type="string">
            <text:p></text:p>
          </table:table-cell>
          <table:table-cell table:style-name="ce465" table:formula="of:=IF(UNICODE([.AT26])=60;0;IF(UNICODE([.AT26])=61663;1;IF(UNICODE([.AT26])=62;2;IF(UNICODE([.AT26])=61664;3;&quot;&quot;))))" office:value-type="float" office:value="3" calcext:value-type="float">
            <text:p>3</text:p>
          </table:table-cell>
          <table:table-cell table:style-name="ce459" table:formula="of:=[.AX20]" office:value-type="string" office:string-value="&gt;" calcext:value-type="string">
            <text:p>&gt;</text:p>
          </table:table-cell>
          <table:table-cell table:style-name="ce465" table:formula="of:=IF(UNICODE([.AV26])=60;0;IF(UNICODE([.AV26])=61663;1;IF(UNICODE([.AV26])=62;2;IF(UNICODE([.AV26])=61664;3;&quot;&quot;))))" office:value-type="float" office:value="2" calcext:value-type="float">
            <text:p>2</text:p>
          </table:table-cell>
          <table:table-cell table:style-name="ce459" table:formula="of:=[.AX22]" office:value-type="string" office:string-value="&lt;" calcext:value-type="string">
            <text:p>&lt;</text:p>
          </table:table-cell>
          <table:table-cell table:style-name="ce465" table:formula="of:=IF(UNICODE([.AX26])=60;0;IF(UNICODE([.AX26])=61663;1;IF(UNICODE([.AX26])=62;2;IF(UNICODE([.AX26])=61664;3;&quot;&quot;))))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AZ26]+[.BA26]" office:value-type="float" office:value="6" calcext:value-type="float">
            <text:p>6</text:p>
          </table:table-cell>
          <table:table-cell table:style-name="ce494" table:formula="of:=16*(MAX([.AZ26];[.BA26])-MIN([.AZ26];[.BA26])) +[.BB26]" office:value-type="float" office:value="22" calcext:value-type="float">
            <text:p>22</text:p>
          </table:table-cell>
          <table:table-cell table:style-name="ce498" table:formula="of:=BASE([.BC26];2)" office:value-type="string" office:string-value="10110" calcext:value-type="string">
            <text:p>10110</text:p>
          </table:table-cell>
          <table:table-cell table:style-name="ce527" table:formula="of:=64*[.BG26]+16*[.BI26]+4*[.BK26]+[.BM26]" office:value-type="float" office:value="152" calcext:value-type="float">
            <text:p>152</text:p>
          </table:table-cell>
          <table:table-cell table:style-name="ce459" table:formula="of:=[.BF25]" office:value-type="string" office:string-value="&gt;" calcext:value-type="string">
            <text:p>&gt;</text:p>
          </table:table-cell>
          <table:table-cell table:style-name="ce465" table:formula="of:=IF(UNICODE([.BF26])=60;0;IF(UNICODE([.BF26])=61663;1;IF(UNICODE([.BF26])=62;2;IF(UNICODE([.BF26])=61664;3;&quot;&quot;))))" office:value-type="float" office:value="2" calcext:value-type="float">
            <text:p>2</text:p>
          </table:table-cell>
          <table:table-cell table:style-name="ce459" table:formula="of:=[.BH25]" office:value-type="string" office:string-value="" calcext:value-type="string">
            <text:p></text:p>
          </table:table-cell>
          <table:table-cell table:style-name="ce465" table:formula="of:=IF(UNICODE([.BH26])=60;0;IF(UNICODE([.BH26])=61663;1;IF(UNICODE([.BH26])=62;2;IF(UNICODE([.BH26])=61664;3;&quot;&quot;))))" office:value-type="float" office:value="1" calcext:value-type="float">
            <text:p>1</text:p>
          </table:table-cell>
          <table:table-cell table:style-name="ce459" table:formula="of:=[.BL20]" office:value-type="string" office:string-value="&gt;" calcext:value-type="string">
            <text:p>&gt;</text:p>
          </table:table-cell>
          <table:table-cell table:style-name="ce465" table:formula="of:=IF(UNICODE([.BJ26])=60;0;IF(UNICODE([.BJ26])=61663;1;IF(UNICODE([.BJ26])=62;2;IF(UNICODE([.BJ26])=61664;3;&quot;&quot;))))" office:value-type="float" office:value="2" calcext:value-type="float">
            <text:p>2</text:p>
          </table:table-cell>
          <table:table-cell table:style-name="ce459" table:formula="of:=[.BL22]" office:value-type="string" office:string-value="&lt;" calcext:value-type="string">
            <text:p>&lt;</text:p>
          </table:table-cell>
          <table:table-cell table:style-name="ce465" table:formula="of:=IF(UNICODE([.BL26])=60;0;IF(UNICODE([.BL26])=61663;1;IF(UNICODE([.BL26])=62;2;IF(UNICODE([.BL26])=61664;3;&quot;&quot;))))" office:value-type="float" office:value="0" calcext:value-type="float">
            <text:p>0</text:p>
          </table:table-cell>
          <table:table-cell table:style-name="ce518" office:value-type="float" office:value="3" calcext:value-type="float">
            <text:p>3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BN26]+[.BO26]" office:value-type="float" office:value="14" calcext:value-type="float">
            <text:p>14</text:p>
          </table:table-cell>
          <table:table-cell table:style-name="ce494" table:formula="of:=16*(MAX([.BN26];[.BO26])-MIN([.BN26];[.BO26])) +[.BP26]" office:value-type="float" office:value="30" calcext:value-type="float">
            <text:p>30</text:p>
          </table:table-cell>
          <table:table-cell table:style-name="ce498" table:formula="of:=BASE([.BQ26];2)" office:value-type="string" office:string-value="11110" calcext:value-type="string">
            <text:p>11110</text:p>
          </table:table-cell>
          <table:table-cell table:style-name="ce535" table:formula="of:=64*[.BU26]+16*[.BW26]+4*[.BY26]+[.CA26]" office:value-type="float" office:value="184" calcext:value-type="float">
            <text:p>184</text:p>
          </table:table-cell>
          <table:table-cell table:style-name="ce459" table:formula="of:=[.BT25]" office:value-type="string" office:string-value="&gt;" calcext:value-type="string">
            <text:p>&gt;</text:p>
          </table:table-cell>
          <table:table-cell table:style-name="ce465" table:formula="of:=IF(UNICODE([.BT26])=60;0;IF(UNICODE([.BT26])=61663;1;IF(UNICODE([.BT26])=62;2;IF(UNICODE([.BT26])=61664;3;&quot;&quot;))))" office:value-type="float" office:value="2" calcext:value-type="float">
            <text:p>2</text:p>
          </table:table-cell>
          <table:table-cell table:style-name="ce459" table:formula="of:=[.BV25]" office:value-type="string" office:string-value="" calcext:value-type="string">
            <text:p></text:p>
          </table:table-cell>
          <table:table-cell table:style-name="ce465" table:formula="of:=IF(UNICODE([.BV26])=60;0;IF(UNICODE([.BV26])=61663;1;IF(UNICODE([.BV26])=62;2;IF(UNICODE([.BV26])=61664;3;&quot;&quot;))))" office:value-type="float" office:value="3" calcext:value-type="float">
            <text:p>3</text:p>
          </table:table-cell>
          <table:table-cell table:style-name="ce459" table:formula="of:=[.BZ20]" office:value-type="string" office:string-value="&gt;" calcext:value-type="string">
            <text:p>&gt;</text:p>
          </table:table-cell>
          <table:table-cell table:style-name="ce465" table:formula="of:=IF(UNICODE([.BX26])=60;0;IF(UNICODE([.BX26])=61663;1;IF(UNICODE([.BX26])=62;2;IF(UNICODE([.BX26])=61664;3;&quot;&quot;))))" office:value-type="float" office:value="2" calcext:value-type="float">
            <text:p>2</text:p>
          </table:table-cell>
          <table:table-cell table:style-name="ce459" table:formula="of:=[.BZ22]" office:value-type="string" office:string-value="&lt;" calcext:value-type="string">
            <text:p>&lt;</text:p>
          </table:table-cell>
          <table:table-cell table:style-name="ce465" table:formula="of:=IF(UNICODE([.BZ26])=60;0;IF(UNICODE([.BZ26])=61663;1;IF(UNICODE([.BZ26])=62;2;IF(UNICODE([.BZ26])=61664;3;&quot;&quot;))))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CB26]+[.CC26]" office:value-type="float" office:value="6" calcext:value-type="float">
            <text:p>6</text:p>
          </table:table-cell>
          <table:table-cell table:style-name="ce494" table:formula="of:=16*(MAX([.CB26];[.CC26])-MIN([.CB26];[.CC26])) +[.CD26]" office:value-type="float" office:value="22" calcext:value-type="float">
            <text:p>22</text:p>
          </table:table-cell>
          <table:table-cell table:style-name="ce498" table:formula="of:=BASE([.CE26];2)" office:value-type="string" office:string-value="10110" calcext:value-type="string">
            <text:p>10110</text:p>
          </table:table-cell>
          <table:table-cell table:style-name="ce539" table:formula="of:=64*[.CI26]+16*[.CK26]+4*[.CM26]+[.CO26]" office:value-type="float" office:value="216" calcext:value-type="float">
            <text:p>216</text:p>
          </table:table-cell>
          <table:table-cell table:style-name="ce459" table:formula="of:=[.CH25]" office:value-type="string" office:string-value="" calcext:value-type="string">
            <text:p></text:p>
          </table:table-cell>
          <table:table-cell table:style-name="ce465" table:formula="of:=IF(UNICODE([.CH26])=60;0;IF(UNICODE([.CH26])=61663;1;IF(UNICODE([.CH26])=62;2;IF(UNICODE([.CH26])=61664;3;&quot;&quot;))))" office:value-type="float" office:value="3" calcext:value-type="float">
            <text:p>3</text:p>
          </table:table-cell>
          <table:table-cell table:style-name="ce459" table:formula="of:=[.CJ25]" office:value-type="string" office:string-value="" calcext:value-type="string">
            <text:p></text:p>
          </table:table-cell>
          <table:table-cell table:style-name="ce465" table:formula="of:=IF(UNICODE([.CJ26])=60;0;IF(UNICODE([.CJ26])=61663;1;IF(UNICODE([.CJ26])=62;2;IF(UNICODE([.CJ26])=61664;3;&quot;&quot;))))" office:value-type="float" office:value="1" calcext:value-type="float">
            <text:p>1</text:p>
          </table:table-cell>
          <table:table-cell table:style-name="ce459" table:formula="of:=[.CN20]" office:value-type="string" office:string-value="&gt;" calcext:value-type="string">
            <text:p>&gt;</text:p>
          </table:table-cell>
          <table:table-cell table:style-name="ce465" table:formula="of:=IF(UNICODE([.CL26])=60;0;IF(UNICODE([.CL26])=61663;1;IF(UNICODE([.CL26])=62;2;IF(UNICODE([.CL26])=61664;3;&quot;&quot;))))" office:value-type="float" office:value="2" calcext:value-type="float">
            <text:p>2</text:p>
          </table:table-cell>
          <table:table-cell table:style-name="ce459" table:formula="of:=[.CN22]" office:value-type="string" office:string-value="&lt;" calcext:value-type="string">
            <text:p>&lt;</text:p>
          </table:table-cell>
          <table:table-cell table:style-name="ce465" table:formula="of:=IF(UNICODE([.CN26])=60;0;IF(UNICODE([.CN26])=61663;1;IF(UNICODE([.CN26])=62;2;IF(UNICODE([.CN26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CP26]+[.CQ26]" office:value-type="float" office:value="0" calcext:value-type="float">
            <text:p>0</text:p>
          </table:table-cell>
          <table:table-cell table:style-name="ce494" table:formula="of:=16*(MAX([.CP26];[.CQ26])-MIN([.CP26];[.CQ26])) +[.CR26]" office:value-type="float" office:value="0" calcext:value-type="float">
            <text:p>0</text:p>
          </table:table-cell>
          <table:table-cell table:style-name="ce498" table:formula="of:=BASE([.CS26];2)" office:value-type="string" office:string-value="0" calcext:value-type="string">
            <text:p>0</text:p>
          </table:table-cell>
          <table:table-cell table:style-name="ce535" table:formula="of:=64*[.CW26]+16*[.CY26]+4*[.DA26]+[.DC26]" office:value-type="float" office:value="248" calcext:value-type="float">
            <text:p>248</text:p>
          </table:table-cell>
          <table:table-cell table:style-name="ce459" table:formula="of:=[.CV25]" office:value-type="string" office:string-value="" calcext:value-type="string">
            <text:p></text:p>
          </table:table-cell>
          <table:table-cell table:style-name="ce465" table:formula="of:=IF(UNICODE([.CV26])=60;0;IF(UNICODE([.CV26])=61663;1;IF(UNICODE([.CV26])=62;2;IF(UNICODE([.CV26])=61664;3;&quot;&quot;))))" office:value-type="float" office:value="3" calcext:value-type="float">
            <text:p>3</text:p>
          </table:table-cell>
          <table:table-cell table:style-name="ce459" table:formula="of:=[.CX25]" office:value-type="string" office:string-value="" calcext:value-type="string">
            <text:p></text:p>
          </table:table-cell>
          <table:table-cell table:style-name="ce465" table:formula="of:=IF(UNICODE([.CX26])=60;0;IF(UNICODE([.CX26])=61663;1;IF(UNICODE([.CX26])=62;2;IF(UNICODE([.CX26])=61664;3;&quot;&quot;))))" office:value-type="float" office:value="3" calcext:value-type="float">
            <text:p>3</text:p>
          </table:table-cell>
          <table:table-cell table:style-name="ce459" table:formula="of:=[.DB20]" office:value-type="string" office:string-value="&gt;" calcext:value-type="string">
            <text:p>&gt;</text:p>
          </table:table-cell>
          <table:table-cell table:style-name="ce465" table:formula="of:=IF(UNICODE([.CZ26])=60;0;IF(UNICODE([.CZ26])=61663;1;IF(UNICODE([.CZ26])=62;2;IF(UNICODE([.CZ26])=61664;3;&quot;&quot;))))" office:value-type="float" office:value="2" calcext:value-type="float">
            <text:p>2</text:p>
          </table:table-cell>
          <table:table-cell table:style-name="ce459" table:formula="of:=[.DB22]" office:value-type="string" office:string-value="&lt;" calcext:value-type="string">
            <text:p>&lt;</text:p>
          </table:table-cell>
          <table:table-cell table:style-name="ce465" table:formula="of:=IF(UNICODE([.DB26])=60;0;IF(UNICODE([.DB26])=61663;1;IF(UNICODE([.DB26])=62;2;IF(UNICODE([.DB26])=61664;3;&quot;&quot;))))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26]+[.DE26]" office:value-type="float" office:value="7" calcext:value-type="float">
            <text:p>7</text:p>
          </table:table-cell>
          <table:table-cell table:style-name="ce547" table:formula="of:=16*(MAX([.DD26];[.DE26])-MIN([.DD26];[.DE26])) +[.DF26]" office:value-type="float" office:value="39" calcext:value-type="float">
            <text:p>39</text:p>
          </table:table-cell>
          <table:table-cell table:style-name="ce549" table:formula="of:=BASE([.DG26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451" table:formula="of:=64*[.C27]+16*[.E27]+4*[.G27]+[.I27]" office:value-type="float" office:value="25" calcext:value-type="float">
            <text:p>25</text:p>
          </table:table-cell>
          <table:table-cell table:style-name="ce459" table:formula="of:=[.B26]" office:value-type="string" office:string-value="&lt;" calcext:value-type="string">
            <text:p>&lt;</text:p>
          </table:table-cell>
          <table:table-cell table:style-name="ce465" table:formula="of:=IF(UNICODE([.B27])=60;0;IF(UNICODE([.B27])=61663;1;IF(UNICODE([.B27])=62;2;IF(UNICODE([.B27])=61664;3;&quot;&quot;))))" office:value-type="float" office:value="0" calcext:value-type="float">
            <text:p>0</text:p>
          </table:table-cell>
          <table:table-cell table:style-name="ce459" table:formula="of:=[.D26]" office:value-type="string" office:string-value="" calcext:value-type="string">
            <text:p></text:p>
          </table:table-cell>
          <table:table-cell table:style-name="ce465" table:formula="of:=IF(UNICODE([.D27])=60;0;IF(UNICODE([.D27])=61663;1;IF(UNICODE([.D27])=62;2;IF(UNICODE([.D27])=61664;3;&quot;&quot;))))" office:value-type="float" office:value="1" calcext:value-type="float">
            <text:p>1</text:p>
          </table:table-cell>
          <table:table-cell table:style-name="ce459" table:formula="of:=[.F26]" office:value-type="string" office:string-value="&gt;" calcext:value-type="string">
            <text:p>&gt;</text:p>
          </table:table-cell>
          <table:table-cell table:style-name="ce465" table:formula="of:=IF(UNICODE([.F27])=60;0;IF(UNICODE([.F27])=61663;1;IF(UNICODE([.F27])=62;2;IF(UNICODE([.F27])=61664;3;&quot;&quot;))))" office:value-type="float" office:value="2" calcext:value-type="float">
            <text:p>2</text:p>
          </table:table-cell>
          <table:table-cell table:style-name="ce459" table:formula="of:=[.H23]" office:value-type="string" office:string-value="" calcext:value-type="string">
            <text:p></text:p>
          </table:table-cell>
          <table:table-cell table:style-name="ce465" table:formula="of:=IF(UNICODE([.H27])=60;0;IF(UNICODE([.H27])=61663;1;IF(UNICODE([.H27])=62;2;IF(UNICODE([.H27])=61664;3;&quot;&quot;))))" office:value-type="float" office:value="1" calcext:value-type="float">
            <text:p>1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J27]+[.K27]" office:value-type="float" office:value="14" calcext:value-type="float">
            <text:p>14</text:p>
          </table:table-cell>
          <table:table-cell table:style-name="ce494" table:formula="of:=16*(MAX([.J27];[.K27])-MIN([.J27];[.K27])) +[.L27]" office:value-type="float" office:value="30" calcext:value-type="float">
            <text:p>30</text:p>
          </table:table-cell>
          <table:table-cell table:style-name="ce498" table:formula="of:=BASE([.M27];2)" office:value-type="string" office:string-value="11110" calcext:value-type="string">
            <text:p>11110</text:p>
          </table:table-cell>
          <table:table-cell table:style-name="ce506" table:formula="of:=64*[.Q27]+16*[.S27]+4*[.U27]+[.W27]" office:value-type="float" office:value="57" calcext:value-type="float">
            <text:p>57</text:p>
          </table:table-cell>
          <table:table-cell table:style-name="ce459" table:formula="of:=[.P26]" office:value-type="string" office:string-value="&lt;" calcext:value-type="string">
            <text:p>&lt;</text:p>
          </table:table-cell>
          <table:table-cell table:style-name="ce465" table:formula="of:=IF(UNICODE([.P27])=60;0;IF(UNICODE([.P27])=61663;1;IF(UNICODE([.P27])=62;2;IF(UNICODE([.P27])=61664;3;&quot;&quot;))))" office:value-type="float" office:value="0" calcext:value-type="float">
            <text:p>0</text:p>
          </table:table-cell>
          <table:table-cell table:style-name="ce459" table:formula="of:=[.R26]" office:value-type="string" office:string-value="" calcext:value-type="string">
            <text:p></text:p>
          </table:table-cell>
          <table:table-cell table:style-name="ce465" table:formula="of:=IF(UNICODE([.R27])=60;0;IF(UNICODE([.R27])=61663;1;IF(UNICODE([.R27])=62;2;IF(UNICODE([.R27])=61664;3;&quot;&quot;))))" office:value-type="float" office:value="3" calcext:value-type="float">
            <text:p>3</text:p>
          </table:table-cell>
          <table:table-cell table:style-name="ce459" table:formula="of:=[.T26]" office:value-type="string" office:string-value="&gt;" calcext:value-type="string">
            <text:p>&gt;</text:p>
          </table:table-cell>
          <table:table-cell table:style-name="ce465" table:formula="of:=IF(UNICODE([.T27])=60;0;IF(UNICODE([.T27])=61663;1;IF(UNICODE([.T27])=62;2;IF(UNICODE([.T27])=61664;3;&quot;&quot;))))" office:value-type="float" office:value="2" calcext:value-type="float">
            <text:p>2</text:p>
          </table:table-cell>
          <table:table-cell table:style-name="ce459" table:formula="of:=[.V23]" office:value-type="string" office:string-value="" calcext:value-type="string">
            <text:p></text:p>
          </table:table-cell>
          <table:table-cell table:style-name="ce465" table:formula="of:=IF(UNICODE([.V27])=60;0;IF(UNICODE([.V27])=61663;1;IF(UNICODE([.V27])=62;2;IF(UNICODE([.V27])=61664;3;&quot;&quot;))))" office:value-type="float" office:value="1" calcext:value-type="float">
            <text:p>1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X27]+[.Y27]" office:value-type="float" office:value="6" calcext:value-type="float">
            <text:p>6</text:p>
          </table:table-cell>
          <table:table-cell table:style-name="ce494" table:formula="of:=16*(MAX([.X27];[.Y27])-MIN([.X27];[.Y27])) +[.Z27]" office:value-type="float" office:value="22" calcext:value-type="float">
            <text:p>22</text:p>
          </table:table-cell>
          <table:table-cell table:style-name="ce498" table:formula="of:=BASE([.AA27];2)" office:value-type="string" office:string-value="10110" calcext:value-type="string">
            <text:p>10110</text:p>
          </table:table-cell>
          <table:table-cell table:style-name="ce514" table:formula="of:=64*[.AE27]+16*[.AG27]+4*[.AI27]+[.AK27]" office:value-type="float" office:value="89" calcext:value-type="float">
            <text:p>89</text:p>
          </table:table-cell>
          <table:table-cell table:style-name="ce459" table:formula="of:=[.AD26]" office:value-type="string" office:string-value="" calcext:value-type="string">
            <text:p></text:p>
          </table:table-cell>
          <table:table-cell table:style-name="ce465" table:formula="of:=IF(UNICODE([.AD27])=60;0;IF(UNICODE([.AD27])=61663;1;IF(UNICODE([.AD27])=62;2;IF(UNICODE([.AD27])=61664;3;&quot;&quot;))))" office:value-type="float" office:value="1" calcext:value-type="float">
            <text:p>1</text:p>
          </table:table-cell>
          <table:table-cell table:style-name="ce459" table:formula="of:=[.AF26]" office:value-type="string" office:string-value="" calcext:value-type="string">
            <text:p></text:p>
          </table:table-cell>
          <table:table-cell table:style-name="ce465" table:formula="of:=IF(UNICODE([.AF27])=60;0;IF(UNICODE([.AF27])=61663;1;IF(UNICODE([.AF27])=62;2;IF(UNICODE([.AF27])=61664;3;&quot;&quot;))))" office:value-type="float" office:value="1" calcext:value-type="float">
            <text:p>1</text:p>
          </table:table-cell>
          <table:table-cell table:style-name="ce459" table:formula="of:=[.AH26]" office:value-type="string" office:string-value="&gt;" calcext:value-type="string">
            <text:p>&gt;</text:p>
          </table:table-cell>
          <table:table-cell table:style-name="ce465" table:formula="of:=IF(UNICODE([.AH27])=60;0;IF(UNICODE([.AH27])=61663;1;IF(UNICODE([.AH27])=62;2;IF(UNICODE([.AH27])=61664;3;&quot;&quot;))))" office:value-type="float" office:value="2" calcext:value-type="float">
            <text:p>2</text:p>
          </table:table-cell>
          <table:table-cell table:style-name="ce459" table:formula="of:=[.AJ23]" office:value-type="string" office:string-value="" calcext:value-type="string">
            <text:p></text:p>
          </table:table-cell>
          <table:table-cell table:style-name="ce465" table:formula="of:=IF(UNICODE([.AJ27])=60;0;IF(UNICODE([.AJ27])=61663;1;IF(UNICODE([.AJ27])=62;2;IF(UNICODE([.AJ27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AL27]+[.AM27]" office:value-type="float" office:value="4" calcext:value-type="float">
            <text:p>4</text:p>
          </table:table-cell>
          <table:table-cell table:style-name="ce494" table:formula="of:=16*(MAX([.AL27];[.AM27])-MIN([.AL27];[.AM27])) +[.AN27]" office:value-type="float" office:value="20" calcext:value-type="float">
            <text:p>20</text:p>
          </table:table-cell>
          <table:table-cell table:style-name="ce498" table:formula="of:=BASE([.AO27];2)" office:value-type="string" office:string-value="10100" calcext:value-type="string">
            <text:p>10100</text:p>
          </table:table-cell>
          <table:table-cell table:style-name="ce506" table:formula="of:=64*[.AS27]+16*[.AU27]+4*[.AW27]+[.AY27]" office:value-type="float" office:value="121" calcext:value-type="float">
            <text:p>121</text:p>
          </table:table-cell>
          <table:table-cell table:style-name="ce459" table:formula="of:=[.AR26]" office:value-type="string" office:string-value="" calcext:value-type="string">
            <text:p></text:p>
          </table:table-cell>
          <table:table-cell table:style-name="ce465" table:formula="of:=IF(UNICODE([.AR27])=60;0;IF(UNICODE([.AR27])=61663;1;IF(UNICODE([.AR27])=62;2;IF(UNICODE([.AR27])=61664;3;&quot;&quot;))))" office:value-type="float" office:value="1" calcext:value-type="float">
            <text:p>1</text:p>
          </table:table-cell>
          <table:table-cell table:style-name="ce459" table:formula="of:=[.AT26]" office:value-type="string" office:string-value="" calcext:value-type="string">
            <text:p></text:p>
          </table:table-cell>
          <table:table-cell table:style-name="ce465" table:formula="of:=IF(UNICODE([.AT27])=60;0;IF(UNICODE([.AT27])=61663;1;IF(UNICODE([.AT27])=62;2;IF(UNICODE([.AT27])=61664;3;&quot;&quot;))))" office:value-type="float" office:value="3" calcext:value-type="float">
            <text:p>3</text:p>
          </table:table-cell>
          <table:table-cell table:style-name="ce459" table:formula="of:=[.AV26]" office:value-type="string" office:string-value="&gt;" calcext:value-type="string">
            <text:p>&gt;</text:p>
          </table:table-cell>
          <table:table-cell table:style-name="ce465" table:formula="of:=IF(UNICODE([.AV27])=60;0;IF(UNICODE([.AV27])=61663;1;IF(UNICODE([.AV27])=62;2;IF(UNICODE([.AV27])=61664;3;&quot;&quot;))))" office:value-type="float" office:value="2" calcext:value-type="float">
            <text:p>2</text:p>
          </table:table-cell>
          <table:table-cell table:style-name="ce459" table:formula="of:=[.AX23]" office:value-type="string" office:string-value="" calcext:value-type="string">
            <text:p></text:p>
          </table:table-cell>
          <table:table-cell table:style-name="ce465" table:formula="of:=IF(UNICODE([.AX27])=60;0;IF(UNICODE([.AX27])=61663;1;IF(UNICODE([.AX27])=62;2;IF(UNICODE([.AX27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AZ27]+[.BA27]" office:value-type="float" office:value="6" calcext:value-type="float">
            <text:p>6</text:p>
          </table:table-cell>
          <table:table-cell table:style-name="ce494" table:formula="of:=16*(MAX([.AZ27];[.BA27])-MIN([.AZ27];[.BA27])) +[.BB27]" office:value-type="float" office:value="22" calcext:value-type="float">
            <text:p>22</text:p>
          </table:table-cell>
          <table:table-cell table:style-name="ce498" table:formula="of:=BASE([.BC27];2)" office:value-type="string" office:string-value="10110" calcext:value-type="string">
            <text:p>10110</text:p>
          </table:table-cell>
          <table:table-cell table:style-name="ce527" table:formula="of:=64*[.BG27]+16*[.BI27]+4*[.BK27]+[.BM27]" office:value-type="float" office:value="153" calcext:value-type="float">
            <text:p>153</text:p>
          </table:table-cell>
          <table:table-cell table:style-name="ce459" table:formula="of:=[.BF26]" office:value-type="string" office:string-value="&gt;" calcext:value-type="string">
            <text:p>&gt;</text:p>
          </table:table-cell>
          <table:table-cell table:style-name="ce465" table:formula="of:=IF(UNICODE([.BF27])=60;0;IF(UNICODE([.BF27])=61663;1;IF(UNICODE([.BF27])=62;2;IF(UNICODE([.BF27])=61664;3;&quot;&quot;))))" office:value-type="float" office:value="2" calcext:value-type="float">
            <text:p>2</text:p>
          </table:table-cell>
          <table:table-cell table:style-name="ce459" table:formula="of:=[.BH26]" office:value-type="string" office:string-value="" calcext:value-type="string">
            <text:p></text:p>
          </table:table-cell>
          <table:table-cell table:style-name="ce465" table:formula="of:=IF(UNICODE([.BH27])=60;0;IF(UNICODE([.BH27])=61663;1;IF(UNICODE([.BH27])=62;2;IF(UNICODE([.BH27])=61664;3;&quot;&quot;))))" office:value-type="float" office:value="1" calcext:value-type="float">
            <text:p>1</text:p>
          </table:table-cell>
          <table:table-cell table:style-name="ce459" table:formula="of:=[.BJ26]" office:value-type="string" office:string-value="&gt;" calcext:value-type="string">
            <text:p>&gt;</text:p>
          </table:table-cell>
          <table:table-cell table:style-name="ce465" table:formula="of:=IF(UNICODE([.BJ27])=60;0;IF(UNICODE([.BJ27])=61663;1;IF(UNICODE([.BJ27])=62;2;IF(UNICODE([.BJ27])=61664;3;&quot;&quot;))))" office:value-type="float" office:value="2" calcext:value-type="float">
            <text:p>2</text:p>
          </table:table-cell>
          <table:table-cell table:style-name="ce459" table:formula="of:=[.BL23]" office:value-type="string" office:string-value="" calcext:value-type="string">
            <text:p></text:p>
          </table:table-cell>
          <table:table-cell table:style-name="ce465" table:formula="of:=IF(UNICODE([.BL27])=60;0;IF(UNICODE([.BL27])=61663;1;IF(UNICODE([.BL27])=62;2;IF(UNICODE([.BL27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BN27]+[.BO27]" office:value-type="float" office:value="4" calcext:value-type="float">
            <text:p>4</text:p>
          </table:table-cell>
          <table:table-cell table:style-name="ce494" table:formula="of:=16*(MAX([.BN27];[.BO27])-MIN([.BN27];[.BO27])) +[.BP27]" office:value-type="float" office:value="20" calcext:value-type="float">
            <text:p>20</text:p>
          </table:table-cell>
          <table:table-cell table:style-name="ce498" table:formula="of:=BASE([.BQ27];2)" office:value-type="string" office:string-value="10100" calcext:value-type="string">
            <text:p>10100</text:p>
          </table:table-cell>
          <table:table-cell table:style-name="ce535" table:formula="of:=64*[.BU27]+16*[.BW27]+4*[.BY27]+[.CA27]" office:value-type="float" office:value="185" calcext:value-type="float">
            <text:p>185</text:p>
          </table:table-cell>
          <table:table-cell table:style-name="ce459" table:formula="of:=[.BT26]" office:value-type="string" office:string-value="&gt;" calcext:value-type="string">
            <text:p>&gt;</text:p>
          </table:table-cell>
          <table:table-cell table:style-name="ce465" table:formula="of:=IF(UNICODE([.BT27])=60;0;IF(UNICODE([.BT27])=61663;1;IF(UNICODE([.BT27])=62;2;IF(UNICODE([.BT27])=61664;3;&quot;&quot;))))" office:value-type="float" office:value="2" calcext:value-type="float">
            <text:p>2</text:p>
          </table:table-cell>
          <table:table-cell table:style-name="ce459" table:formula="of:=[.BV26]" office:value-type="string" office:string-value="" calcext:value-type="string">
            <text:p></text:p>
          </table:table-cell>
          <table:table-cell table:style-name="ce465" table:formula="of:=IF(UNICODE([.BV27])=60;0;IF(UNICODE([.BV27])=61663;1;IF(UNICODE([.BV27])=62;2;IF(UNICODE([.BV27])=61664;3;&quot;&quot;))))" office:value-type="float" office:value="3" calcext:value-type="float">
            <text:p>3</text:p>
          </table:table-cell>
          <table:table-cell table:style-name="ce459" table:formula="of:=[.BX26]" office:value-type="string" office:string-value="&gt;" calcext:value-type="string">
            <text:p>&gt;</text:p>
          </table:table-cell>
          <table:table-cell table:style-name="ce465" table:formula="of:=IF(UNICODE([.BX27])=60;0;IF(UNICODE([.BX27])=61663;1;IF(UNICODE([.BX27])=62;2;IF(UNICODE([.BX27])=61664;3;&quot;&quot;))))" office:value-type="float" office:value="2" calcext:value-type="float">
            <text:p>2</text:p>
          </table:table-cell>
          <table:table-cell table:style-name="ce459" table:formula="of:=[.BZ23]" office:value-type="string" office:string-value="" calcext:value-type="string">
            <text:p></text:p>
          </table:table-cell>
          <table:table-cell table:style-name="ce465" table:formula="of:=IF(UNICODE([.BZ27])=60;0;IF(UNICODE([.BZ27])=61663;1;IF(UNICODE([.BZ27])=62;2;IF(UNICODE([.BZ27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CB27]+[.CC27]" office:value-type="float" office:value="6" calcext:value-type="float">
            <text:p>6</text:p>
          </table:table-cell>
          <table:table-cell table:style-name="ce494" table:formula="of:=16*(MAX([.CB27];[.CC27])-MIN([.CB27];[.CC27])) +[.CD27]" office:value-type="float" office:value="22" calcext:value-type="float">
            <text:p>22</text:p>
          </table:table-cell>
          <table:table-cell table:style-name="ce498" table:formula="of:=BASE([.CE27];2)" office:value-type="string" office:string-value="10110" calcext:value-type="string">
            <text:p>10110</text:p>
          </table:table-cell>
          <table:table-cell table:style-name="ce539" table:formula="of:=64*[.CI27]+16*[.CK27]+4*[.CM27]+[.CO27]" office:value-type="float" office:value="217" calcext:value-type="float">
            <text:p>217</text:p>
          </table:table-cell>
          <table:table-cell table:style-name="ce459" table:formula="of:=[.CH26]" office:value-type="string" office:string-value="" calcext:value-type="string">
            <text:p></text:p>
          </table:table-cell>
          <table:table-cell table:style-name="ce465" table:formula="of:=IF(UNICODE([.CH27])=60;0;IF(UNICODE([.CH27])=61663;1;IF(UNICODE([.CH27])=62;2;IF(UNICODE([.CH27])=61664;3;&quot;&quot;))))" office:value-type="float" office:value="3" calcext:value-type="float">
            <text:p>3</text:p>
          </table:table-cell>
          <table:table-cell table:style-name="ce459" table:formula="of:=[.CJ26]" office:value-type="string" office:string-value="" calcext:value-type="string">
            <text:p></text:p>
          </table:table-cell>
          <table:table-cell table:style-name="ce465" table:formula="of:=IF(UNICODE([.CJ27])=60;0;IF(UNICODE([.CJ27])=61663;1;IF(UNICODE([.CJ27])=62;2;IF(UNICODE([.CJ27])=61664;3;&quot;&quot;))))" office:value-type="float" office:value="1" calcext:value-type="float">
            <text:p>1</text:p>
          </table:table-cell>
          <table:table-cell table:style-name="ce459" table:formula="of:=[.CL26]" office:value-type="string" office:string-value="&gt;" calcext:value-type="string">
            <text:p>&gt;</text:p>
          </table:table-cell>
          <table:table-cell table:style-name="ce465" table:formula="of:=IF(UNICODE([.CL27])=60;0;IF(UNICODE([.CL27])=61663;1;IF(UNICODE([.CL27])=62;2;IF(UNICODE([.CL27])=61664;3;&quot;&quot;))))" office:value-type="float" office:value="2" calcext:value-type="float">
            <text:p>2</text:p>
          </table:table-cell>
          <table:table-cell table:style-name="ce459" table:formula="of:=[.CN23]" office:value-type="string" office:string-value="" calcext:value-type="string">
            <text:p></text:p>
          </table:table-cell>
          <table:table-cell table:style-name="ce465" table:formula="of:=IF(UNICODE([.CN27])=60;0;IF(UNICODE([.CN27])=61663;1;IF(UNICODE([.CN27])=62;2;IF(UNICODE([.CN27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CP27]+[.CQ27]" office:value-type="float" office:value="4" calcext:value-type="float">
            <text:p>4</text:p>
          </table:table-cell>
          <table:table-cell table:style-name="ce494" table:formula="of:=16*(MAX([.CP27];[.CQ27])-MIN([.CP27];[.CQ27])) +[.CR27]" office:value-type="float" office:value="20" calcext:value-type="float">
            <text:p>20</text:p>
          </table:table-cell>
          <table:table-cell table:style-name="ce498" table:formula="of:=BASE([.CS27];2)" office:value-type="string" office:string-value="10100" calcext:value-type="string">
            <text:p>10100</text:p>
          </table:table-cell>
          <table:table-cell table:style-name="ce535" table:formula="of:=64*[.CW27]+16*[.CY27]+4*[.DA27]+[.DC27]" office:value-type="float" office:value="249" calcext:value-type="float">
            <text:p>249</text:p>
          </table:table-cell>
          <table:table-cell table:style-name="ce459" table:formula="of:=[.CV26]" office:value-type="string" office:string-value="" calcext:value-type="string">
            <text:p></text:p>
          </table:table-cell>
          <table:table-cell table:style-name="ce465" table:formula="of:=IF(UNICODE([.CV27])=60;0;IF(UNICODE([.CV27])=61663;1;IF(UNICODE([.CV27])=62;2;IF(UNICODE([.CV27])=61664;3;&quot;&quot;))))" office:value-type="float" office:value="3" calcext:value-type="float">
            <text:p>3</text:p>
          </table:table-cell>
          <table:table-cell table:style-name="ce459" table:formula="of:=[.CX26]" office:value-type="string" office:string-value="" calcext:value-type="string">
            <text:p></text:p>
          </table:table-cell>
          <table:table-cell table:style-name="ce465" table:formula="of:=IF(UNICODE([.CX27])=60;0;IF(UNICODE([.CX27])=61663;1;IF(UNICODE([.CX27])=62;2;IF(UNICODE([.CX27])=61664;3;&quot;&quot;))))" office:value-type="float" office:value="3" calcext:value-type="float">
            <text:p>3</text:p>
          </table:table-cell>
          <table:table-cell table:style-name="ce459" table:formula="of:=[.CZ26]" office:value-type="string" office:string-value="&gt;" calcext:value-type="string">
            <text:p>&gt;</text:p>
          </table:table-cell>
          <table:table-cell table:style-name="ce465" table:formula="of:=IF(UNICODE([.CZ27])=60;0;IF(UNICODE([.CZ27])=61663;1;IF(UNICODE([.CZ27])=62;2;IF(UNICODE([.CZ27])=61664;3;&quot;&quot;))))" office:value-type="float" office:value="2" calcext:value-type="float">
            <text:p>2</text:p>
          </table:table-cell>
          <table:table-cell table:style-name="ce459" table:formula="of:=[.DB23]" office:value-type="string" office:string-value="" calcext:value-type="string">
            <text:p></text:p>
          </table:table-cell>
          <table:table-cell table:style-name="ce465" table:formula="of:=IF(UNICODE([.DB27])=60;0;IF(UNICODE([.DB27])=61663;1;IF(UNICODE([.DB27])=62;2;IF(UNICODE([.DB27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27]+[.DE27]" office:value-type="float" office:value="7" calcext:value-type="float">
            <text:p>7</text:p>
          </table:table-cell>
          <table:table-cell table:style-name="ce547" table:formula="of:=16*(MAX([.DD27];[.DE27])-MIN([.DD27];[.DE27])) +[.DF27]" office:value-type="float" office:value="39" calcext:value-type="float">
            <text:p>39</text:p>
          </table:table-cell>
          <table:table-cell table:style-name="ce549" table:formula="of:=BASE([.DG27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451" table:formula="of:=64*[.C28]+16*[.E28]+4*[.G28]+[.I28]" office:value-type="float" office:value="26" calcext:value-type="float">
            <text:p>26</text:p>
          </table:table-cell>
          <table:table-cell table:style-name="ce459" table:formula="of:=[.B27]" office:value-type="string" office:string-value="&lt;" calcext:value-type="string">
            <text:p>&lt;</text:p>
          </table:table-cell>
          <table:table-cell table:style-name="ce465" table:formula="of:=IF(UNICODE([.B28])=60;0;IF(UNICODE([.B28])=61663;1;IF(UNICODE([.B28])=62;2;IF(UNICODE([.B28])=61664;3;&quot;&quot;))))" office:value-type="float" office:value="0" calcext:value-type="float">
            <text:p>0</text:p>
          </table:table-cell>
          <table:table-cell table:style-name="ce459" table:formula="of:=[.D27]" office:value-type="string" office:string-value="" calcext:value-type="string">
            <text:p></text:p>
          </table:table-cell>
          <table:table-cell table:style-name="ce465" table:formula="of:=IF(UNICODE([.D28])=60;0;IF(UNICODE([.D28])=61663;1;IF(UNICODE([.D28])=62;2;IF(UNICODE([.D28])=61664;3;&quot;&quot;))))" office:value-type="float" office:value="1" calcext:value-type="float">
            <text:p>1</text:p>
          </table:table-cell>
          <table:table-cell table:style-name="ce459" table:formula="of:=[.F27]" office:value-type="string" office:string-value="&gt;" calcext:value-type="string">
            <text:p>&gt;</text:p>
          </table:table-cell>
          <table:table-cell table:style-name="ce465" table:formula="of:=IF(UNICODE([.F28])=60;0;IF(UNICODE([.F28])=61663;1;IF(UNICODE([.F28])=62;2;IF(UNICODE([.F28])=61664;3;&quot;&quot;))))" office:value-type="float" office:value="2" calcext:value-type="float">
            <text:p>2</text:p>
          </table:table-cell>
          <table:table-cell table:style-name="ce459" table:formula="of:=[.H24]" office:value-type="string" office:string-value="&gt;" calcext:value-type="string">
            <text:p>&gt;</text:p>
          </table:table-cell>
          <table:table-cell table:style-name="ce465" table:formula="of:=IF(UNICODE([.H28])=60;0;IF(UNICODE([.H28])=61663;1;IF(UNICODE([.H28])=62;2;IF(UNICODE([.H28])=61664;3;&quot;&quot;))))" office:value-type="float" office:value="2" calcext:value-type="float">
            <text:p>2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J28]+[.K28]" office:value-type="float" office:value="14" calcext:value-type="float">
            <text:p>14</text:p>
          </table:table-cell>
          <table:table-cell table:style-name="ce494" table:formula="of:=16*(MAX([.J28];[.K28])-MIN([.J28];[.K28])) +[.L28]" office:value-type="float" office:value="30" calcext:value-type="float">
            <text:p>30</text:p>
          </table:table-cell>
          <table:table-cell table:style-name="ce498" table:formula="of:=BASE([.M28];2)" office:value-type="string" office:string-value="11110" calcext:value-type="string">
            <text:p>11110</text:p>
          </table:table-cell>
          <table:table-cell table:style-name="ce506" table:formula="of:=64*[.Q28]+16*[.S28]+4*[.U28]+[.W28]" office:value-type="float" office:value="58" calcext:value-type="float">
            <text:p>58</text:p>
          </table:table-cell>
          <table:table-cell table:style-name="ce459" table:formula="of:=[.P27]" office:value-type="string" office:string-value="&lt;" calcext:value-type="string">
            <text:p>&lt;</text:p>
          </table:table-cell>
          <table:table-cell table:style-name="ce465" table:formula="of:=IF(UNICODE([.P28])=60;0;IF(UNICODE([.P28])=61663;1;IF(UNICODE([.P28])=62;2;IF(UNICODE([.P28])=61664;3;&quot;&quot;))))" office:value-type="float" office:value="0" calcext:value-type="float">
            <text:p>0</text:p>
          </table:table-cell>
          <table:table-cell table:style-name="ce459" table:formula="of:=[.R27]" office:value-type="string" office:string-value="" calcext:value-type="string">
            <text:p></text:p>
          </table:table-cell>
          <table:table-cell table:style-name="ce465" table:formula="of:=IF(UNICODE([.R28])=60;0;IF(UNICODE([.R28])=61663;1;IF(UNICODE([.R28])=62;2;IF(UNICODE([.R28])=61664;3;&quot;&quot;))))" office:value-type="float" office:value="3" calcext:value-type="float">
            <text:p>3</text:p>
          </table:table-cell>
          <table:table-cell table:style-name="ce459" table:formula="of:=[.T27]" office:value-type="string" office:string-value="&gt;" calcext:value-type="string">
            <text:p>&gt;</text:p>
          </table:table-cell>
          <table:table-cell table:style-name="ce465" table:formula="of:=IF(UNICODE([.T28])=60;0;IF(UNICODE([.T28])=61663;1;IF(UNICODE([.T28])=62;2;IF(UNICODE([.T28])=61664;3;&quot;&quot;))))" office:value-type="float" office:value="2" calcext:value-type="float">
            <text:p>2</text:p>
          </table:table-cell>
          <table:table-cell table:style-name="ce459" table:formula="of:=[.V24]" office:value-type="string" office:string-value="&gt;" calcext:value-type="string">
            <text:p>&gt;</text:p>
          </table:table-cell>
          <table:table-cell table:style-name="ce465" table:formula="of:=IF(UNICODE([.V28])=60;0;IF(UNICODE([.V28])=61663;1;IF(UNICODE([.V28])=62;2;IF(UNICODE([.V28])=61664;3;&quot;&quot;))))" office:value-type="float" office:value="2" calcext:value-type="float">
            <text:p>2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X28]+[.Y28]" office:value-type="float" office:value="6" calcext:value-type="float">
            <text:p>6</text:p>
          </table:table-cell>
          <table:table-cell table:style-name="ce494" table:formula="of:=16*(MAX([.X28];[.Y28])-MIN([.X28];[.Y28])) +[.Z28]" office:value-type="float" office:value="22" calcext:value-type="float">
            <text:p>22</text:p>
          </table:table-cell>
          <table:table-cell table:style-name="ce498" table:formula="of:=BASE([.AA28];2)" office:value-type="string" office:string-value="10110" calcext:value-type="string">
            <text:p>10110</text:p>
          </table:table-cell>
          <table:table-cell table:style-name="ce514" table:formula="of:=64*[.AE28]+16*[.AG28]+4*[.AI28]+[.AK28]" office:value-type="float" office:value="90" calcext:value-type="float">
            <text:p>90</text:p>
          </table:table-cell>
          <table:table-cell table:style-name="ce459" table:formula="of:=[.AD27]" office:value-type="string" office:string-value="" calcext:value-type="string">
            <text:p></text:p>
          </table:table-cell>
          <table:table-cell table:style-name="ce465" table:formula="of:=IF(UNICODE([.AD28])=60;0;IF(UNICODE([.AD28])=61663;1;IF(UNICODE([.AD28])=62;2;IF(UNICODE([.AD28])=61664;3;&quot;&quot;))))" office:value-type="float" office:value="1" calcext:value-type="float">
            <text:p>1</text:p>
          </table:table-cell>
          <table:table-cell table:style-name="ce459" table:formula="of:=[.AF27]" office:value-type="string" office:string-value="" calcext:value-type="string">
            <text:p></text:p>
          </table:table-cell>
          <table:table-cell table:style-name="ce465" table:formula="of:=IF(UNICODE([.AF28])=60;0;IF(UNICODE([.AF28])=61663;1;IF(UNICODE([.AF28])=62;2;IF(UNICODE([.AF28])=61664;3;&quot;&quot;))))" office:value-type="float" office:value="1" calcext:value-type="float">
            <text:p>1</text:p>
          </table:table-cell>
          <table:table-cell table:style-name="ce459" table:formula="of:=[.AH27]" office:value-type="string" office:string-value="&gt;" calcext:value-type="string">
            <text:p>&gt;</text:p>
          </table:table-cell>
          <table:table-cell table:style-name="ce465" table:formula="of:=IF(UNICODE([.AH28])=60;0;IF(UNICODE([.AH28])=61663;1;IF(UNICODE([.AH28])=62;2;IF(UNICODE([.AH28])=61664;3;&quot;&quot;))))" office:value-type="float" office:value="2" calcext:value-type="float">
            <text:p>2</text:p>
          </table:table-cell>
          <table:table-cell table:style-name="ce459" table:formula="of:=[.AJ24]" office:value-type="string" office:string-value="&gt;" calcext:value-type="string">
            <text:p>&gt;</text:p>
          </table:table-cell>
          <table:table-cell table:style-name="ce465" table:formula="of:=IF(UNICODE([.AJ28])=60;0;IF(UNICODE([.AJ28])=61663;1;IF(UNICODE([.AJ28])=62;2;IF(UNICODE([.AJ28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AL28]+[.AM28]" office:value-type="float" office:value="0" calcext:value-type="float">
            <text:p>0</text:p>
          </table:table-cell>
          <table:table-cell table:style-name="ce494" table:formula="of:=16*(MAX([.AL28];[.AM28])-MIN([.AL28];[.AM28])) +[.AN28]" office:value-type="float" office:value="0" calcext:value-type="float">
            <text:p>0</text:p>
          </table:table-cell>
          <table:table-cell table:style-name="ce498" table:formula="of:=BASE([.AO28];2)" office:value-type="string" office:string-value="0" calcext:value-type="string">
            <text:p>0</text:p>
          </table:table-cell>
          <table:table-cell table:style-name="ce506" table:formula="of:=64*[.AS28]+16*[.AU28]+4*[.AW28]+[.AY28]" office:value-type="float" office:value="122" calcext:value-type="float">
            <text:p>122</text:p>
          </table:table-cell>
          <table:table-cell table:style-name="ce459" table:formula="of:=[.AR27]" office:value-type="string" office:string-value="" calcext:value-type="string">
            <text:p></text:p>
          </table:table-cell>
          <table:table-cell table:style-name="ce465" table:formula="of:=IF(UNICODE([.AR28])=60;0;IF(UNICODE([.AR28])=61663;1;IF(UNICODE([.AR28])=62;2;IF(UNICODE([.AR28])=61664;3;&quot;&quot;))))" office:value-type="float" office:value="1" calcext:value-type="float">
            <text:p>1</text:p>
          </table:table-cell>
          <table:table-cell table:style-name="ce459" table:formula="of:=[.AT27]" office:value-type="string" office:string-value="" calcext:value-type="string">
            <text:p></text:p>
          </table:table-cell>
          <table:table-cell table:style-name="ce465" table:formula="of:=IF(UNICODE([.AT28])=60;0;IF(UNICODE([.AT28])=61663;1;IF(UNICODE([.AT28])=62;2;IF(UNICODE([.AT28])=61664;3;&quot;&quot;))))" office:value-type="float" office:value="3" calcext:value-type="float">
            <text:p>3</text:p>
          </table:table-cell>
          <table:table-cell table:style-name="ce459" table:formula="of:=[.AV27]" office:value-type="string" office:string-value="&gt;" calcext:value-type="string">
            <text:p>&gt;</text:p>
          </table:table-cell>
          <table:table-cell table:style-name="ce465" table:formula="of:=IF(UNICODE([.AV28])=60;0;IF(UNICODE([.AV28])=61663;1;IF(UNICODE([.AV28])=62;2;IF(UNICODE([.AV28])=61664;3;&quot;&quot;))))" office:value-type="float" office:value="2" calcext:value-type="float">
            <text:p>2</text:p>
          </table:table-cell>
          <table:table-cell table:style-name="ce459" table:formula="of:=[.AX24]" office:value-type="string" office:string-value="&gt;" calcext:value-type="string">
            <text:p>&gt;</text:p>
          </table:table-cell>
          <table:table-cell table:style-name="ce465" table:formula="of:=IF(UNICODE([.AX28])=60;0;IF(UNICODE([.AX28])=61663;1;IF(UNICODE([.AX28])=62;2;IF(UNICODE([.AX28])=61664;3;&quot;&quot;))))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AZ28]+[.BA28]" office:value-type="float" office:value="6" calcext:value-type="float">
            <text:p>6</text:p>
          </table:table-cell>
          <table:table-cell table:style-name="ce494" table:formula="of:=16*(MAX([.AZ28];[.BA28])-MIN([.AZ28];[.BA28])) +[.BB28]" office:value-type="float" office:value="22" calcext:value-type="float">
            <text:p>22</text:p>
          </table:table-cell>
          <table:table-cell table:style-name="ce498" table:formula="of:=BASE([.BC28];2)" office:value-type="string" office:string-value="10110" calcext:value-type="string">
            <text:p>10110</text:p>
          </table:table-cell>
          <table:table-cell table:style-name="ce527" table:formula="of:=64*[.BG28]+16*[.BI28]+4*[.BK28]+[.BM28]" office:value-type="float" office:value="154" calcext:value-type="float">
            <text:p>154</text:p>
          </table:table-cell>
          <table:table-cell table:style-name="ce459" table:formula="of:=[.BF27]" office:value-type="string" office:string-value="&gt;" calcext:value-type="string">
            <text:p>&gt;</text:p>
          </table:table-cell>
          <table:table-cell table:style-name="ce465" table:formula="of:=IF(UNICODE([.BF28])=60;0;IF(UNICODE([.BF28])=61663;1;IF(UNICODE([.BF28])=62;2;IF(UNICODE([.BF28])=61664;3;&quot;&quot;))))" office:value-type="float" office:value="2" calcext:value-type="float">
            <text:p>2</text:p>
          </table:table-cell>
          <table:table-cell table:style-name="ce459" table:formula="of:=[.BH27]" office:value-type="string" office:string-value="" calcext:value-type="string">
            <text:p></text:p>
          </table:table-cell>
          <table:table-cell table:style-name="ce465" table:formula="of:=IF(UNICODE([.BH28])=60;0;IF(UNICODE([.BH28])=61663;1;IF(UNICODE([.BH28])=62;2;IF(UNICODE([.BH28])=61664;3;&quot;&quot;))))" office:value-type="float" office:value="1" calcext:value-type="float">
            <text:p>1</text:p>
          </table:table-cell>
          <table:table-cell table:style-name="ce459" table:formula="of:=[.BJ27]" office:value-type="string" office:string-value="&gt;" calcext:value-type="string">
            <text:p>&gt;</text:p>
          </table:table-cell>
          <table:table-cell table:style-name="ce465" table:formula="of:=IF(UNICODE([.BJ28])=60;0;IF(UNICODE([.BJ28])=61663;1;IF(UNICODE([.BJ28])=62;2;IF(UNICODE([.BJ28])=61664;3;&quot;&quot;))))" office:value-type="float" office:value="2" calcext:value-type="float">
            <text:p>2</text:p>
          </table:table-cell>
          <table:table-cell table:style-name="ce459" table:formula="of:=[.BL24]" office:value-type="string" office:string-value="&gt;" calcext:value-type="string">
            <text:p>&gt;</text:p>
          </table:table-cell>
          <table:table-cell table:style-name="ce465" table:formula="of:=IF(UNICODE([.BL28])=60;0;IF(UNICODE([.BL28])=61663;1;IF(UNICODE([.BL28])=62;2;IF(UNICODE([.BL28])=61664;3;&quot;&quot;))))" office:value-type="float" office:value="2" calcext:value-type="float">
            <text:p>2</text:p>
          </table:table-cell>
          <table:table-cell table:style-name="ce518" office:value-type="float" office:value="3" calcext:value-type="float">
            <text:p>3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BN28]+[.BO28]" office:value-type="float" office:value="14" calcext:value-type="float">
            <text:p>14</text:p>
          </table:table-cell>
          <table:table-cell table:style-name="ce494" table:formula="of:=16*(MAX([.BN28];[.BO28])-MIN([.BN28];[.BO28])) +[.BP28]" office:value-type="float" office:value="30" calcext:value-type="float">
            <text:p>30</text:p>
          </table:table-cell>
          <table:table-cell table:style-name="ce498" table:formula="of:=BASE([.BQ28];2)" office:value-type="string" office:string-value="11110" calcext:value-type="string">
            <text:p>11110</text:p>
          </table:table-cell>
          <table:table-cell table:style-name="ce535" table:formula="of:=64*[.BU28]+16*[.BW28]+4*[.BY28]+[.CA28]" office:value-type="float" office:value="186" calcext:value-type="float">
            <text:p>186</text:p>
          </table:table-cell>
          <table:table-cell table:style-name="ce459" table:formula="of:=[.BT27]" office:value-type="string" office:string-value="&gt;" calcext:value-type="string">
            <text:p>&gt;</text:p>
          </table:table-cell>
          <table:table-cell table:style-name="ce465" table:formula="of:=IF(UNICODE([.BT28])=60;0;IF(UNICODE([.BT28])=61663;1;IF(UNICODE([.BT28])=62;2;IF(UNICODE([.BT28])=61664;3;&quot;&quot;))))" office:value-type="float" office:value="2" calcext:value-type="float">
            <text:p>2</text:p>
          </table:table-cell>
          <table:table-cell table:style-name="ce459" table:formula="of:=[.BV27]" office:value-type="string" office:string-value="" calcext:value-type="string">
            <text:p></text:p>
          </table:table-cell>
          <table:table-cell table:style-name="ce465" table:formula="of:=IF(UNICODE([.BV28])=60;0;IF(UNICODE([.BV28])=61663;1;IF(UNICODE([.BV28])=62;2;IF(UNICODE([.BV28])=61664;3;&quot;&quot;))))" office:value-type="float" office:value="3" calcext:value-type="float">
            <text:p>3</text:p>
          </table:table-cell>
          <table:table-cell table:style-name="ce459" table:formula="of:=[.BX27]" office:value-type="string" office:string-value="&gt;" calcext:value-type="string">
            <text:p>&gt;</text:p>
          </table:table-cell>
          <table:table-cell table:style-name="ce465" table:formula="of:=IF(UNICODE([.BX28])=60;0;IF(UNICODE([.BX28])=61663;1;IF(UNICODE([.BX28])=62;2;IF(UNICODE([.BX28])=61664;3;&quot;&quot;))))" office:value-type="float" office:value="2" calcext:value-type="float">
            <text:p>2</text:p>
          </table:table-cell>
          <table:table-cell table:style-name="ce459" table:formula="of:=[.BZ24]" office:value-type="string" office:string-value="&gt;" calcext:value-type="string">
            <text:p>&gt;</text:p>
          </table:table-cell>
          <table:table-cell table:style-name="ce465" table:formula="of:=IF(UNICODE([.BZ28])=60;0;IF(UNICODE([.BZ28])=61663;1;IF(UNICODE([.BZ28])=62;2;IF(UNICODE([.BZ28])=61664;3;&quot;&quot;))))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CB28]+[.CC28]" office:value-type="float" office:value="6" calcext:value-type="float">
            <text:p>6</text:p>
          </table:table-cell>
          <table:table-cell table:style-name="ce494" table:formula="of:=16*(MAX([.CB28];[.CC28])-MIN([.CB28];[.CC28])) +[.CD28]" office:value-type="float" office:value="22" calcext:value-type="float">
            <text:p>22</text:p>
          </table:table-cell>
          <table:table-cell table:style-name="ce498" table:formula="of:=BASE([.CE28];2)" office:value-type="string" office:string-value="10110" calcext:value-type="string">
            <text:p>10110</text:p>
          </table:table-cell>
          <table:table-cell table:style-name="ce539" table:formula="of:=64*[.CI28]+16*[.CK28]+4*[.CM28]+[.CO28]" office:value-type="float" office:value="218" calcext:value-type="float">
            <text:p>218</text:p>
          </table:table-cell>
          <table:table-cell table:style-name="ce459" table:formula="of:=[.CH27]" office:value-type="string" office:string-value="" calcext:value-type="string">
            <text:p></text:p>
          </table:table-cell>
          <table:table-cell table:style-name="ce465" table:formula="of:=IF(UNICODE([.CH28])=60;0;IF(UNICODE([.CH28])=61663;1;IF(UNICODE([.CH28])=62;2;IF(UNICODE([.CH28])=61664;3;&quot;&quot;))))" office:value-type="float" office:value="3" calcext:value-type="float">
            <text:p>3</text:p>
          </table:table-cell>
          <table:table-cell table:style-name="ce459" table:formula="of:=[.CJ27]" office:value-type="string" office:string-value="" calcext:value-type="string">
            <text:p></text:p>
          </table:table-cell>
          <table:table-cell table:style-name="ce465" table:formula="of:=IF(UNICODE([.CJ28])=60;0;IF(UNICODE([.CJ28])=61663;1;IF(UNICODE([.CJ28])=62;2;IF(UNICODE([.CJ28])=61664;3;&quot;&quot;))))" office:value-type="float" office:value="1" calcext:value-type="float">
            <text:p>1</text:p>
          </table:table-cell>
          <table:table-cell table:style-name="ce459" table:formula="of:=[.CL27]" office:value-type="string" office:string-value="&gt;" calcext:value-type="string">
            <text:p>&gt;</text:p>
          </table:table-cell>
          <table:table-cell table:style-name="ce465" table:formula="of:=IF(UNICODE([.CL28])=60;0;IF(UNICODE([.CL28])=61663;1;IF(UNICODE([.CL28])=62;2;IF(UNICODE([.CL28])=61664;3;&quot;&quot;))))" office:value-type="float" office:value="2" calcext:value-type="float">
            <text:p>2</text:p>
          </table:table-cell>
          <table:table-cell table:style-name="ce459" table:formula="of:=[.CN24]" office:value-type="string" office:string-value="&gt;" calcext:value-type="string">
            <text:p>&gt;</text:p>
          </table:table-cell>
          <table:table-cell table:style-name="ce465" table:formula="of:=IF(UNICODE([.CN28])=60;0;IF(UNICODE([.CN28])=61663;1;IF(UNICODE([.CN28])=62;2;IF(UNICODE([.CN28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CP28]+[.CQ28]" office:value-type="float" office:value="0" calcext:value-type="float">
            <text:p>0</text:p>
          </table:table-cell>
          <table:table-cell table:style-name="ce494" table:formula="of:=16*(MAX([.CP28];[.CQ28])-MIN([.CP28];[.CQ28])) +[.CR28]" office:value-type="float" office:value="0" calcext:value-type="float">
            <text:p>0</text:p>
          </table:table-cell>
          <table:table-cell table:style-name="ce498" table:formula="of:=BASE([.CS28];2)" office:value-type="string" office:string-value="0" calcext:value-type="string">
            <text:p>0</text:p>
          </table:table-cell>
          <table:table-cell table:style-name="ce535" table:formula="of:=64*[.CW28]+16*[.CY28]+4*[.DA28]+[.DC28]" office:value-type="float" office:value="250" calcext:value-type="float">
            <text:p>250</text:p>
          </table:table-cell>
          <table:table-cell table:style-name="ce459" table:formula="of:=[.CV27]" office:value-type="string" office:string-value="" calcext:value-type="string">
            <text:p></text:p>
          </table:table-cell>
          <table:table-cell table:style-name="ce465" table:formula="of:=IF(UNICODE([.CV28])=60;0;IF(UNICODE([.CV28])=61663;1;IF(UNICODE([.CV28])=62;2;IF(UNICODE([.CV28])=61664;3;&quot;&quot;))))" office:value-type="float" office:value="3" calcext:value-type="float">
            <text:p>3</text:p>
          </table:table-cell>
          <table:table-cell table:style-name="ce459" table:formula="of:=[.CX27]" office:value-type="string" office:string-value="" calcext:value-type="string">
            <text:p></text:p>
          </table:table-cell>
          <table:table-cell table:style-name="ce465" table:formula="of:=IF(UNICODE([.CX28])=60;0;IF(UNICODE([.CX28])=61663;1;IF(UNICODE([.CX28])=62;2;IF(UNICODE([.CX28])=61664;3;&quot;&quot;))))" office:value-type="float" office:value="3" calcext:value-type="float">
            <text:p>3</text:p>
          </table:table-cell>
          <table:table-cell table:style-name="ce459" table:formula="of:=[.CZ27]" office:value-type="string" office:string-value="&gt;" calcext:value-type="string">
            <text:p>&gt;</text:p>
          </table:table-cell>
          <table:table-cell table:style-name="ce465" table:formula="of:=IF(UNICODE([.CZ28])=60;0;IF(UNICODE([.CZ28])=61663;1;IF(UNICODE([.CZ28])=62;2;IF(UNICODE([.CZ28])=61664;3;&quot;&quot;))))" office:value-type="float" office:value="2" calcext:value-type="float">
            <text:p>2</text:p>
          </table:table-cell>
          <table:table-cell table:style-name="ce459" table:formula="of:=[.DB24]" office:value-type="string" office:string-value="&gt;" calcext:value-type="string">
            <text:p>&gt;</text:p>
          </table:table-cell>
          <table:table-cell table:style-name="ce465" table:formula="of:=IF(UNICODE([.DB28])=60;0;IF(UNICODE([.DB28])=61663;1;IF(UNICODE([.DB28])=62;2;IF(UNICODE([.DB28])=61664;3;&quot;&quot;))))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28]+[.DE28]" office:value-type="float" office:value="7" calcext:value-type="float">
            <text:p>7</text:p>
          </table:table-cell>
          <table:table-cell table:style-name="ce547" table:formula="of:=16*(MAX([.DD28];[.DE28])-MIN([.DD28];[.DE28])) +[.DF28]" office:value-type="float" office:value="39" calcext:value-type="float">
            <text:p>39</text:p>
          </table:table-cell>
          <table:table-cell table:style-name="ce549" table:formula="of:=BASE([.DG28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452" table:formula="of:=64*[.C29]+16*[.E29]+4*[.G29]+[.I29]" office:value-type="float" office:value="27" calcext:value-type="float">
            <text:p>27</text:p>
          </table:table-cell>
          <table:table-cell table:style-name="ce460" table:formula="of:=[.B28]" office:value-type="string" office:string-value="&lt;" calcext:value-type="string">
            <text:p>&lt;</text:p>
          </table:table-cell>
          <table:table-cell table:style-name="ce466" table:formula="of:=IF(UNICODE([.B29])=60;0;IF(UNICODE([.B29])=61663;1;IF(UNICODE([.B29])=62;2;IF(UNICODE([.B29])=61664;3;&quot;&quot;))))" office:value-type="float" office:value="0" calcext:value-type="float">
            <text:p>0</text:p>
          </table:table-cell>
          <table:table-cell table:style-name="ce460" table:formula="of:=[.D28]" office:value-type="string" office:string-value="" calcext:value-type="string">
            <text:p></text:p>
          </table:table-cell>
          <table:table-cell table:style-name="ce466" table:formula="of:=IF(UNICODE([.D29])=60;0;IF(UNICODE([.D29])=61663;1;IF(UNICODE([.D29])=62;2;IF(UNICODE([.D29])=61664;3;&quot;&quot;))))" office:value-type="float" office:value="1" calcext:value-type="float">
            <text:p>1</text:p>
          </table:table-cell>
          <table:table-cell table:style-name="ce460" table:formula="of:=[.F28]" office:value-type="string" office:string-value="&gt;" calcext:value-type="string">
            <text:p>&gt;</text:p>
          </table:table-cell>
          <table:table-cell table:style-name="ce466" table:formula="of:=IF(UNICODE([.F29])=60;0;IF(UNICODE([.F29])=61663;1;IF(UNICODE([.F29])=62;2;IF(UNICODE([.F29])=61664;3;&quot;&quot;))))" office:value-type="float" office:value="2" calcext:value-type="float">
            <text:p>2</text:p>
          </table:table-cell>
          <table:table-cell table:style-name="ce460" table:formula="of:=[.H25]" office:value-type="string" office:string-value="" calcext:value-type="string">
            <text:p></text:p>
          </table:table-cell>
          <table:table-cell table:style-name="ce466" table:formula="of:=IF(UNICODE([.H29])=60;0;IF(UNICODE([.H29])=61663;1;IF(UNICODE([.H29])=62;2;IF(UNICODE([.H29])=61664;3;&quot;&quot;))))" office:value-type="float" office:value="3" calcext:value-type="float">
            <text:p>3</text:p>
          </table:table-cell>
          <table:table-cell table:style-name="ce377" office:value-type="float" office:value="3" calcext:value-type="float">
            <text:p>3</text:p>
          </table:table-cell>
          <table:table-cell table:style-name="ce383" office:value-type="float" office:value="2" calcext:value-type="float">
            <text:p>2</text:p>
          </table:table-cell>
          <table:table-cell table:style-name="ce490" table:formula="of:=4*[.J29]+[.K29]" office:value-type="float" office:value="14" calcext:value-type="float">
            <text:p>14</text:p>
          </table:table-cell>
          <table:table-cell table:style-name="ce495" table:formula="of:=16*(MAX([.J29];[.K29])-MIN([.J29];[.K29])) +[.L29]" office:value-type="float" office:value="30" calcext:value-type="float">
            <text:p>30</text:p>
          </table:table-cell>
          <table:table-cell table:style-name="ce499" table:formula="of:=BASE([.M29];2)" office:value-type="string" office:string-value="11110" calcext:value-type="string">
            <text:p>11110</text:p>
          </table:table-cell>
          <table:table-cell table:style-name="ce507" table:formula="of:=64*[.Q29]+16*[.S29]+4*[.U29]+[.W29]" office:value-type="float" office:value="59" calcext:value-type="float">
            <text:p>59</text:p>
          </table:table-cell>
          <table:table-cell table:style-name="ce460" table:formula="of:=[.P28]" office:value-type="string" office:string-value="&lt;" calcext:value-type="string">
            <text:p>&lt;</text:p>
          </table:table-cell>
          <table:table-cell table:style-name="ce466" table:formula="of:=IF(UNICODE([.P29])=60;0;IF(UNICODE([.P29])=61663;1;IF(UNICODE([.P29])=62;2;IF(UNICODE([.P29])=61664;3;&quot;&quot;))))" office:value-type="float" office:value="0" calcext:value-type="float">
            <text:p>0</text:p>
          </table:table-cell>
          <table:table-cell table:style-name="ce460" table:formula="of:=[.R28]" office:value-type="string" office:string-value="" calcext:value-type="string">
            <text:p></text:p>
          </table:table-cell>
          <table:table-cell table:style-name="ce466" table:formula="of:=IF(UNICODE([.R29])=60;0;IF(UNICODE([.R29])=61663;1;IF(UNICODE([.R29])=62;2;IF(UNICODE([.R29])=61664;3;&quot;&quot;))))" office:value-type="float" office:value="3" calcext:value-type="float">
            <text:p>3</text:p>
          </table:table-cell>
          <table:table-cell table:style-name="ce460" table:formula="of:=[.T28]" office:value-type="string" office:string-value="&gt;" calcext:value-type="string">
            <text:p>&gt;</text:p>
          </table:table-cell>
          <table:table-cell table:style-name="ce466" table:formula="of:=IF(UNICODE([.T29])=60;0;IF(UNICODE([.T29])=61663;1;IF(UNICODE([.T29])=62;2;IF(UNICODE([.T29])=61664;3;&quot;&quot;))))" office:value-type="float" office:value="2" calcext:value-type="float">
            <text:p>2</text:p>
          </table:table-cell>
          <table:table-cell table:style-name="ce460" table:formula="of:=[.V25]" office:value-type="string" office:string-value="" calcext:value-type="string">
            <text:p></text:p>
          </table:table-cell>
          <table:table-cell table:style-name="ce466" table:formula="of:=IF(UNICODE([.V29])=60;0;IF(UNICODE([.V29])=61663;1;IF(UNICODE([.V29])=62;2;IF(UNICODE([.V29])=61664;3;&quot;&quot;))))" office:value-type="float" office:value="3" calcext:value-type="float">
            <text:p>3</text:p>
          </table:table-cell>
          <table:table-cell table:style-name="ce377" office:value-type="float" office:value="1" calcext:value-type="float">
            <text:p>1</text:p>
          </table:table-cell>
          <table:table-cell table:style-name="ce383" office:value-type="float" office:value="2" calcext:value-type="float">
            <text:p>2</text:p>
          </table:table-cell>
          <table:table-cell table:style-name="ce490" table:formula="of:=4*[.X29]+[.Y29]" office:value-type="float" office:value="6" calcext:value-type="float">
            <text:p>6</text:p>
          </table:table-cell>
          <table:table-cell table:style-name="ce495" table:formula="of:=16*(MAX([.X29];[.Y29])-MIN([.X29];[.Y29])) +[.Z29]" office:value-type="float" office:value="22" calcext:value-type="float">
            <text:p>22</text:p>
          </table:table-cell>
          <table:table-cell table:style-name="ce499" table:formula="of:=BASE([.AA29];2)" office:value-type="string" office:string-value="10110" calcext:value-type="string">
            <text:p>10110</text:p>
          </table:table-cell>
          <table:table-cell table:style-name="ce515" table:formula="of:=64*[.AE29]+16*[.AG29]+4*[.AI29]+[.AK29]" office:value-type="float" office:value="91" calcext:value-type="float">
            <text:p>91</text:p>
          </table:table-cell>
          <table:table-cell table:style-name="ce460" table:formula="of:=[.AD28]" office:value-type="string" office:string-value="" calcext:value-type="string">
            <text:p></text:p>
          </table:table-cell>
          <table:table-cell table:style-name="ce466" table:formula="of:=IF(UNICODE([.AD29])=60;0;IF(UNICODE([.AD29])=61663;1;IF(UNICODE([.AD29])=62;2;IF(UNICODE([.AD29])=61664;3;&quot;&quot;))))" office:value-type="float" office:value="1" calcext:value-type="float">
            <text:p>1</text:p>
          </table:table-cell>
          <table:table-cell table:style-name="ce460" table:formula="of:=[.AF28]" office:value-type="string" office:string-value="" calcext:value-type="string">
            <text:p></text:p>
          </table:table-cell>
          <table:table-cell table:style-name="ce466" table:formula="of:=IF(UNICODE([.AF29])=60;0;IF(UNICODE([.AF29])=61663;1;IF(UNICODE([.AF29])=62;2;IF(UNICODE([.AF29])=61664;3;&quot;&quot;))))" office:value-type="float" office:value="1" calcext:value-type="float">
            <text:p>1</text:p>
          </table:table-cell>
          <table:table-cell table:style-name="ce460" table:formula="of:=[.AH28]" office:value-type="string" office:string-value="&gt;" calcext:value-type="string">
            <text:p>&gt;</text:p>
          </table:table-cell>
          <table:table-cell table:style-name="ce466" table:formula="of:=IF(UNICODE([.AH29])=60;0;IF(UNICODE([.AH29])=61663;1;IF(UNICODE([.AH29])=62;2;IF(UNICODE([.AH29])=61664;3;&quot;&quot;))))" office:value-type="float" office:value="2" calcext:value-type="float">
            <text:p>2</text:p>
          </table:table-cell>
          <table:table-cell table:style-name="ce460" table:formula="of:=[.AJ25]" office:value-type="string" office:string-value="" calcext:value-type="string">
            <text:p></text:p>
          </table:table-cell>
          <table:table-cell table:style-name="ce466" table:formula="of:=IF(UNICODE([.AJ29])=60;0;IF(UNICODE([.AJ29])=61663;1;IF(UNICODE([.AJ29])=62;2;IF(UNICODE([.AJ29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AL29]+[.AM29]" office:value-type="float" office:value="0" calcext:value-type="float">
            <text:p>0</text:p>
          </table:table-cell>
          <table:table-cell table:style-name="ce495" table:formula="of:=16*(MAX([.AL29];[.AM29])-MIN([.AL29];[.AM29])) +[.AN29]" office:value-type="float" office:value="0" calcext:value-type="float">
            <text:p>0</text:p>
          </table:table-cell>
          <table:table-cell table:style-name="ce499" table:formula="of:=BASE([.AO29];2)" office:value-type="string" office:string-value="0" calcext:value-type="string">
            <text:p>0</text:p>
          </table:table-cell>
          <table:table-cell table:style-name="ce507" table:formula="of:=64*[.AS29]+16*[.AU29]+4*[.AW29]+[.AY29]" office:value-type="float" office:value="123" calcext:value-type="float">
            <text:p>123</text:p>
          </table:table-cell>
          <table:table-cell table:style-name="ce460" table:formula="of:=[.AR28]" office:value-type="string" office:string-value="" calcext:value-type="string">
            <text:p></text:p>
          </table:table-cell>
          <table:table-cell table:style-name="ce466" table:formula="of:=IF(UNICODE([.AR29])=60;0;IF(UNICODE([.AR29])=61663;1;IF(UNICODE([.AR29])=62;2;IF(UNICODE([.AR29])=61664;3;&quot;&quot;))))" office:value-type="float" office:value="1" calcext:value-type="float">
            <text:p>1</text:p>
          </table:table-cell>
          <table:table-cell table:style-name="ce460" table:formula="of:=[.AT28]" office:value-type="string" office:string-value="" calcext:value-type="string">
            <text:p></text:p>
          </table:table-cell>
          <table:table-cell table:style-name="ce466" table:formula="of:=IF(UNICODE([.AT29])=60;0;IF(UNICODE([.AT29])=61663;1;IF(UNICODE([.AT29])=62;2;IF(UNICODE([.AT29])=61664;3;&quot;&quot;))))" office:value-type="float" office:value="3" calcext:value-type="float">
            <text:p>3</text:p>
          </table:table-cell>
          <table:table-cell table:style-name="ce460" table:formula="of:=[.AV28]" office:value-type="string" office:string-value="&gt;" calcext:value-type="string">
            <text:p>&gt;</text:p>
          </table:table-cell>
          <table:table-cell table:style-name="ce466" table:formula="of:=IF(UNICODE([.AV29])=60;0;IF(UNICODE([.AV29])=61663;1;IF(UNICODE([.AV29])=62;2;IF(UNICODE([.AV29])=61664;3;&quot;&quot;))))" office:value-type="float" office:value="2" calcext:value-type="float">
            <text:p>2</text:p>
          </table:table-cell>
          <table:table-cell table:style-name="ce460" table:formula="of:=[.AX25]" office:value-type="string" office:string-value="" calcext:value-type="string">
            <text:p></text:p>
          </table:table-cell>
          <table:table-cell table:style-name="ce466" table:formula="of:=IF(UNICODE([.AX29])=60;0;IF(UNICODE([.AX29])=61663;1;IF(UNICODE([.AX29])=62;2;IF(UNICODE([.AX29])=61664;3;&quot;&quot;))))" office:value-type="float" office:value="3" calcext:value-type="float">
            <text:p>3</text:p>
          </table:table-cell>
          <table:table-cell table:style-name="ce519" office:value-type="float" office:value="1" calcext:value-type="float">
            <text:p>1</text:p>
          </table:table-cell>
          <table:table-cell table:style-name="ce523" office:value-type="float" office:value="2" calcext:value-type="float">
            <text:p>2</text:p>
          </table:table-cell>
          <table:table-cell table:style-name="ce490" table:formula="of:=4*[.AZ29]+[.BA29]" office:value-type="float" office:value="6" calcext:value-type="float">
            <text:p>6</text:p>
          </table:table-cell>
          <table:table-cell table:style-name="ce495" table:formula="of:=16*(MAX([.AZ29];[.BA29])-MIN([.AZ29];[.BA29])) +[.BB29]" office:value-type="float" office:value="22" calcext:value-type="float">
            <text:p>22</text:p>
          </table:table-cell>
          <table:table-cell table:style-name="ce499" table:formula="of:=BASE([.BC29];2)" office:value-type="string" office:string-value="10110" calcext:value-type="string">
            <text:p>10110</text:p>
          </table:table-cell>
          <table:table-cell table:style-name="ce528" table:formula="of:=64*[.BG29]+16*[.BI29]+4*[.BK29]+[.BM29]" office:value-type="float" office:value="155" calcext:value-type="float">
            <text:p>155</text:p>
          </table:table-cell>
          <table:table-cell table:style-name="ce460" table:formula="of:=[.BF28]" office:value-type="string" office:string-value="&gt;" calcext:value-type="string">
            <text:p>&gt;</text:p>
          </table:table-cell>
          <table:table-cell table:style-name="ce466" table:formula="of:=IF(UNICODE([.BF29])=60;0;IF(UNICODE([.BF29])=61663;1;IF(UNICODE([.BF29])=62;2;IF(UNICODE([.BF29])=61664;3;&quot;&quot;))))" office:value-type="float" office:value="2" calcext:value-type="float">
            <text:p>2</text:p>
          </table:table-cell>
          <table:table-cell table:style-name="ce460" table:formula="of:=[.BH28]" office:value-type="string" office:string-value="" calcext:value-type="string">
            <text:p></text:p>
          </table:table-cell>
          <table:table-cell table:style-name="ce466" table:formula="of:=IF(UNICODE([.BH29])=60;0;IF(UNICODE([.BH29])=61663;1;IF(UNICODE([.BH29])=62;2;IF(UNICODE([.BH29])=61664;3;&quot;&quot;))))" office:value-type="float" office:value="1" calcext:value-type="float">
            <text:p>1</text:p>
          </table:table-cell>
          <table:table-cell table:style-name="ce460" table:formula="of:=[.BJ28]" office:value-type="string" office:string-value="&gt;" calcext:value-type="string">
            <text:p>&gt;</text:p>
          </table:table-cell>
          <table:table-cell table:style-name="ce466" table:formula="of:=IF(UNICODE([.BJ29])=60;0;IF(UNICODE([.BJ29])=61663;1;IF(UNICODE([.BJ29])=62;2;IF(UNICODE([.BJ29])=61664;3;&quot;&quot;))))" office:value-type="float" office:value="2" calcext:value-type="float">
            <text:p>2</text:p>
          </table:table-cell>
          <table:table-cell table:style-name="ce460" table:formula="of:=[.BL25]" office:value-type="string" office:string-value="" calcext:value-type="string">
            <text:p></text:p>
          </table:table-cell>
          <table:table-cell table:style-name="ce466" table:formula="of:=IF(UNICODE([.BL29])=60;0;IF(UNICODE([.BL29])=61663;1;IF(UNICODE([.BL29])=62;2;IF(UNICODE([.BL29])=61664;3;&quot;&quot;))))" office:value-type="float" office:value="3" calcext:value-type="float">
            <text:p>3</text:p>
          </table:table-cell>
          <table:table-cell table:style-name="ce519" office:value-type="float" office:value="3" calcext:value-type="float">
            <text:p>3</text:p>
          </table:table-cell>
          <table:table-cell table:style-name="ce523" office:value-type="float" office:value="2" calcext:value-type="float">
            <text:p>2</text:p>
          </table:table-cell>
          <table:table-cell table:style-name="ce490" table:formula="of:=4*[.BN29]+[.BO29]" office:value-type="float" office:value="14" calcext:value-type="float">
            <text:p>14</text:p>
          </table:table-cell>
          <table:table-cell table:style-name="ce495" table:formula="of:=16*(MAX([.BN29];[.BO29])-MIN([.BN29];[.BO29])) +[.BP29]" office:value-type="float" office:value="30" calcext:value-type="float">
            <text:p>30</text:p>
          </table:table-cell>
          <table:table-cell table:style-name="ce499" table:formula="of:=BASE([.BQ29];2)" office:value-type="string" office:string-value="11110" calcext:value-type="string">
            <text:p>11110</text:p>
          </table:table-cell>
          <table:table-cell table:style-name="ce536" table:formula="of:=64*[.BU29]+16*[.BW29]+4*[.BY29]+[.CA29]" office:value-type="float" office:value="187" calcext:value-type="float">
            <text:p>187</text:p>
          </table:table-cell>
          <table:table-cell table:style-name="ce460" table:formula="of:=[.BT28]" office:value-type="string" office:string-value="&gt;" calcext:value-type="string">
            <text:p>&gt;</text:p>
          </table:table-cell>
          <table:table-cell table:style-name="ce466" table:formula="of:=IF(UNICODE([.BT29])=60;0;IF(UNICODE([.BT29])=61663;1;IF(UNICODE([.BT29])=62;2;IF(UNICODE([.BT29])=61664;3;&quot;&quot;))))" office:value-type="float" office:value="2" calcext:value-type="float">
            <text:p>2</text:p>
          </table:table-cell>
          <table:table-cell table:style-name="ce460" table:formula="of:=[.BV28]" office:value-type="string" office:string-value="" calcext:value-type="string">
            <text:p></text:p>
          </table:table-cell>
          <table:table-cell table:style-name="ce466" table:formula="of:=IF(UNICODE([.BV29])=60;0;IF(UNICODE([.BV29])=61663;1;IF(UNICODE([.BV29])=62;2;IF(UNICODE([.BV29])=61664;3;&quot;&quot;))))" office:value-type="float" office:value="3" calcext:value-type="float">
            <text:p>3</text:p>
          </table:table-cell>
          <table:table-cell table:style-name="ce460" table:formula="of:=[.BX28]" office:value-type="string" office:string-value="&gt;" calcext:value-type="string">
            <text:p>&gt;</text:p>
          </table:table-cell>
          <table:table-cell table:style-name="ce466" table:formula="of:=IF(UNICODE([.BX29])=60;0;IF(UNICODE([.BX29])=61663;1;IF(UNICODE([.BX29])=62;2;IF(UNICODE([.BX29])=61664;3;&quot;&quot;))))" office:value-type="float" office:value="2" calcext:value-type="float">
            <text:p>2</text:p>
          </table:table-cell>
          <table:table-cell table:style-name="ce460" table:formula="of:=[.BZ25]" office:value-type="string" office:string-value="" calcext:value-type="string">
            <text:p></text:p>
          </table:table-cell>
          <table:table-cell table:style-name="ce466" table:formula="of:=IF(UNICODE([.BZ29])=60;0;IF(UNICODE([.BZ29])=61663;1;IF(UNICODE([.BZ29])=62;2;IF(UNICODE([.BZ29])=61664;3;&quot;&quot;))))" office:value-type="float" office:value="3" calcext:value-type="float">
            <text:p>3</text:p>
          </table:table-cell>
          <table:table-cell table:style-name="ce519" office:value-type="float" office:value="1" calcext:value-type="float">
            <text:p>1</text:p>
          </table:table-cell>
          <table:table-cell table:style-name="ce523" office:value-type="float" office:value="2" calcext:value-type="float">
            <text:p>2</text:p>
          </table:table-cell>
          <table:table-cell table:style-name="ce490" table:formula="of:=4*[.CB29]+[.CC29]" office:value-type="float" office:value="6" calcext:value-type="float">
            <text:p>6</text:p>
          </table:table-cell>
          <table:table-cell table:style-name="ce495" table:formula="of:=16*(MAX([.CB29];[.CC29])-MIN([.CB29];[.CC29])) +[.CD29]" office:value-type="float" office:value="22" calcext:value-type="float">
            <text:p>22</text:p>
          </table:table-cell>
          <table:table-cell table:style-name="ce499" table:formula="of:=BASE([.CE29];2)" office:value-type="string" office:string-value="10110" calcext:value-type="string">
            <text:p>10110</text:p>
          </table:table-cell>
          <table:table-cell table:style-name="ce540" table:formula="of:=64*[.CI29]+16*[.CK29]+4*[.CM29]+[.CO29]" office:value-type="float" office:value="219" calcext:value-type="float">
            <text:p>219</text:p>
          </table:table-cell>
          <table:table-cell table:style-name="ce460" table:formula="of:=[.CH28]" office:value-type="string" office:string-value="" calcext:value-type="string">
            <text:p></text:p>
          </table:table-cell>
          <table:table-cell table:style-name="ce466" table:formula="of:=IF(UNICODE([.CH29])=60;0;IF(UNICODE([.CH29])=61663;1;IF(UNICODE([.CH29])=62;2;IF(UNICODE([.CH29])=61664;3;&quot;&quot;))))" office:value-type="float" office:value="3" calcext:value-type="float">
            <text:p>3</text:p>
          </table:table-cell>
          <table:table-cell table:style-name="ce460" table:formula="of:=[.CJ28]" office:value-type="string" office:string-value="" calcext:value-type="string">
            <text:p></text:p>
          </table:table-cell>
          <table:table-cell table:style-name="ce466" table:formula="of:=IF(UNICODE([.CJ29])=60;0;IF(UNICODE([.CJ29])=61663;1;IF(UNICODE([.CJ29])=62;2;IF(UNICODE([.CJ29])=61664;3;&quot;&quot;))))" office:value-type="float" office:value="1" calcext:value-type="float">
            <text:p>1</text:p>
          </table:table-cell>
          <table:table-cell table:style-name="ce460" table:formula="of:=[.CL28]" office:value-type="string" office:string-value="&gt;" calcext:value-type="string">
            <text:p>&gt;</text:p>
          </table:table-cell>
          <table:table-cell table:style-name="ce466" table:formula="of:=IF(UNICODE([.CL29])=60;0;IF(UNICODE([.CL29])=61663;1;IF(UNICODE([.CL29])=62;2;IF(UNICODE([.CL29])=61664;3;&quot;&quot;))))" office:value-type="float" office:value="2" calcext:value-type="float">
            <text:p>2</text:p>
          </table:table-cell>
          <table:table-cell table:style-name="ce460" table:formula="of:=[.CN25]" office:value-type="string" office:string-value="" calcext:value-type="string">
            <text:p></text:p>
          </table:table-cell>
          <table:table-cell table:style-name="ce466" table:formula="of:=IF(UNICODE([.CN29])=60;0;IF(UNICODE([.CN29])=61663;1;IF(UNICODE([.CN29])=62;2;IF(UNICODE([.CN29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CP29]+[.CQ29]" office:value-type="float" office:value="0" calcext:value-type="float">
            <text:p>0</text:p>
          </table:table-cell>
          <table:table-cell table:style-name="ce495" table:formula="of:=16*(MAX([.CP29];[.CQ29])-MIN([.CP29];[.CQ29])) +[.CR29]" office:value-type="float" office:value="0" calcext:value-type="float">
            <text:p>0</text:p>
          </table:table-cell>
          <table:table-cell table:style-name="ce499" table:formula="of:=BASE([.CS29];2)" office:value-type="string" office:string-value="0" calcext:value-type="string">
            <text:p>0</text:p>
          </table:table-cell>
          <table:table-cell table:style-name="ce536" table:formula="of:=64*[.CW29]+16*[.CY29]+4*[.DA29]+[.DC29]" office:value-type="float" office:value="251" calcext:value-type="float">
            <text:p>251</text:p>
          </table:table-cell>
          <table:table-cell table:style-name="ce460" table:formula="of:=[.CV28]" office:value-type="string" office:string-value="" calcext:value-type="string">
            <text:p></text:p>
          </table:table-cell>
          <table:table-cell table:style-name="ce466" table:formula="of:=IF(UNICODE([.CV29])=60;0;IF(UNICODE([.CV29])=61663;1;IF(UNICODE([.CV29])=62;2;IF(UNICODE([.CV29])=61664;3;&quot;&quot;))))" office:value-type="float" office:value="3" calcext:value-type="float">
            <text:p>3</text:p>
          </table:table-cell>
          <table:table-cell table:style-name="ce460" table:formula="of:=[.CX28]" office:value-type="string" office:string-value="" calcext:value-type="string">
            <text:p></text:p>
          </table:table-cell>
          <table:table-cell table:style-name="ce466" table:formula="of:=IF(UNICODE([.CX29])=60;0;IF(UNICODE([.CX29])=61663;1;IF(UNICODE([.CX29])=62;2;IF(UNICODE([.CX29])=61664;3;&quot;&quot;))))" office:value-type="float" office:value="3" calcext:value-type="float">
            <text:p>3</text:p>
          </table:table-cell>
          <table:table-cell table:style-name="ce460" table:formula="of:=[.CZ28]" office:value-type="string" office:string-value="&gt;" calcext:value-type="string">
            <text:p>&gt;</text:p>
          </table:table-cell>
          <table:table-cell table:style-name="ce466" table:formula="of:=IF(UNICODE([.CZ29])=60;0;IF(UNICODE([.CZ29])=61663;1;IF(UNICODE([.CZ29])=62;2;IF(UNICODE([.CZ29])=61664;3;&quot;&quot;))))" office:value-type="float" office:value="2" calcext:value-type="float">
            <text:p>2</text:p>
          </table:table-cell>
          <table:table-cell table:style-name="ce460" table:formula="of:=[.DB25]" office:value-type="string" office:string-value="" calcext:value-type="string">
            <text:p></text:p>
          </table:table-cell>
          <table:table-cell table:style-name="ce466" table:formula="of:=IF(UNICODE([.DB29])=60;0;IF(UNICODE([.DB29])=61663;1;IF(UNICODE([.DB29])=62;2;IF(UNICODE([.DB29])=61664;3;&quot;&quot;))))" office:value-type="float" office:value="3" calcext:value-type="float">
            <text:p>3</text:p>
          </table:table-cell>
          <table:table-cell table:style-name="ce519" office:value-type="float" office:value="1" calcext:value-type="float">
            <text:p>1</text:p>
          </table:table-cell>
          <table:table-cell table:style-name="ce523" office:value-type="float" office:value="3" calcext:value-type="float">
            <text:p>3</text:p>
          </table:table-cell>
          <table:table-cell table:style-name="ce490" table:formula="of:=4*[.DD29]+[.DE29]" office:value-type="float" office:value="7" calcext:value-type="float">
            <text:p>7</text:p>
          </table:table-cell>
          <table:table-cell table:style-name="ce495" table:formula="of:=16*(MAX([.DD29];[.DE29])-MIN([.DD29];[.DE29])) +[.DF29]" office:value-type="float" office:value="39" calcext:value-type="float">
            <text:p>39</text:p>
          </table:table-cell>
          <table:table-cell table:style-name="ce550" table:formula="of:=BASE([.DG29];2)" office:value-type="string" office:string-value="100111" calcext:value-type="string">
            <text:p>100111</text:p>
          </table:table-cell>
          <table:table-cell table:style-name="ce419" table:number-columns-repeated="920"/>
          <table:table-cell table:number-columns-repeated="15352"/>
        </table:table-row>
        <table:table-row table:style-name="ro1">
          <table:table-cell table:style-name="ce451" table:formula="of:=64*[.C30]+16*[.E30]+4*[.G30]+[.I30]" office:value-type="float" office:value="28" calcext:value-type="float">
            <text:p>28</text:p>
          </table:table-cell>
          <table:table-cell table:style-name="ce459" table:formula="of:=[.B29]" office:value-type="string" office:string-value="&lt;" calcext:value-type="string">
            <text:p>&lt;</text:p>
          </table:table-cell>
          <table:table-cell table:style-name="ce465" table:formula="of:=IF(UNICODE([.B30])=60;0;IF(UNICODE([.B30])=61663;1;IF(UNICODE([.B30])=62;2;IF(UNICODE([.B30])=61664;3;&quot;&quot;))))" office:value-type="float" office:value="0" calcext:value-type="float">
            <text:p>0</text:p>
          </table:table-cell>
          <table:table-cell table:style-name="ce459" table:formula="of:=[.D29]" office:value-type="string" office:string-value="" calcext:value-type="string">
            <text:p></text:p>
          </table:table-cell>
          <table:table-cell table:style-name="ce465" table:formula="of:=IF(UNICODE([.D30])=60;0;IF(UNICODE([.D30])=61663;1;IF(UNICODE([.D30])=62;2;IF(UNICODE([.D30])=61664;3;&quot;&quot;))))" office:value-type="float" office:value="1" calcext:value-type="float">
            <text:p>1</text:p>
          </table:table-cell>
          <table:table-cell table:style-name="ce469" table:formula="of:=[.H21]" office:value-type="string" office:string-value="" calcext:value-type="string">
            <text:p></text:p>
          </table:table-cell>
          <table:table-cell table:style-name="ce470" table:formula="of:=IF(UNICODE([.F30])=60;0;IF(UNICODE([.F30])=61663;1;IF(UNICODE([.F30])=62;2;IF(UNICODE([.F30])=61664;3;&quot;&quot;))))" office:value-type="float" office:value="3" calcext:value-type="float">
            <text:p>3</text:p>
          </table:table-cell>
          <table:table-cell table:style-name="ce459" table:formula="of:=[.H26]" office:value-type="string" office:string-value="&lt;" calcext:value-type="string">
            <text:p>&lt;</text:p>
          </table:table-cell>
          <table:table-cell table:style-name="ce465" table:formula="of:=IF(UNICODE([.H30])=60;0;IF(UNICODE([.H30])=61663;1;IF(UNICODE([.H30])=62;2;IF(UNICODE([.H30])=61664;3;&quot;&quot;))))" office:value-type="float" office:value="0" calcext:value-type="float">
            <text:p>0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J30]+[.K30]" office:value-type="float" office:value="14" calcext:value-type="float">
            <text:p>14</text:p>
          </table:table-cell>
          <table:table-cell table:style-name="ce494" table:formula="of:=16*(MAX([.J30];[.K30])-MIN([.J30];[.K30])) +[.L30]" office:value-type="float" office:value="30" calcext:value-type="float">
            <text:p>30</text:p>
          </table:table-cell>
          <table:table-cell table:style-name="ce498" table:formula="of:=BASE([.M30];2)" office:value-type="string" office:string-value="11110" calcext:value-type="string">
            <text:p>11110</text:p>
          </table:table-cell>
          <table:table-cell table:style-name="ce506" table:formula="of:=64*[.Q30]+16*[.S30]+4*[.U30]+[.W30]" office:value-type="float" office:value="60" calcext:value-type="float">
            <text:p>60</text:p>
          </table:table-cell>
          <table:table-cell table:style-name="ce459" table:formula="of:=[.P29]" office:value-type="string" office:string-value="&lt;" calcext:value-type="string">
            <text:p>&lt;</text:p>
          </table:table-cell>
          <table:table-cell table:style-name="ce465" table:formula="of:=IF(UNICODE([.P30])=60;0;IF(UNICODE([.P30])=61663;1;IF(UNICODE([.P30])=62;2;IF(UNICODE([.P30])=61664;3;&quot;&quot;))))" office:value-type="float" office:value="0" calcext:value-type="float">
            <text:p>0</text:p>
          </table:table-cell>
          <table:table-cell table:style-name="ce459" table:formula="of:=[.R29]" office:value-type="string" office:string-value="" calcext:value-type="string">
            <text:p></text:p>
          </table:table-cell>
          <table:table-cell table:style-name="ce465" table:formula="of:=IF(UNICODE([.R30])=60;0;IF(UNICODE([.R30])=61663;1;IF(UNICODE([.R30])=62;2;IF(UNICODE([.R30])=61664;3;&quot;&quot;))))" office:value-type="float" office:value="3" calcext:value-type="float">
            <text:p>3</text:p>
          </table:table-cell>
          <table:table-cell table:style-name="ce469" table:formula="of:=[.V21]" office:value-type="string" office:string-value="" calcext:value-type="string">
            <text:p></text:p>
          </table:table-cell>
          <table:table-cell table:style-name="ce465" table:formula="of:=IF(UNICODE([.T30])=60;0;IF(UNICODE([.T30])=61663;1;IF(UNICODE([.T30])=62;2;IF(UNICODE([.T30])=61664;3;&quot;&quot;))))" office:value-type="float" office:value="3" calcext:value-type="float">
            <text:p>3</text:p>
          </table:table-cell>
          <table:table-cell table:style-name="ce459" table:formula="of:=[.V26]" office:value-type="string" office:string-value="&lt;" calcext:value-type="string">
            <text:p>&lt;</text:p>
          </table:table-cell>
          <table:table-cell table:style-name="ce465" table:formula="of:=IF(UNICODE([.V30])=60;0;IF(UNICODE([.V30])=61663;1;IF(UNICODE([.V30])=62;2;IF(UNICODE([.V30])=61664;3;&quot;&quot;))))" office:value-type="float" office:value="0" calcext:value-type="float">
            <text:p>0</text:p>
          </table:table-cell>
          <table:table-cell table:style-name="ce376" office:value-type="float" office:value="0" calcext:value-type="float">
            <text:p>0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X30]+[.Y30]" office:value-type="float" office:value="2" calcext:value-type="float">
            <text:p>2</text:p>
          </table:table-cell>
          <table:table-cell table:style-name="ce494" table:formula="of:=16*(MAX([.X30];[.Y30])-MIN([.X30];[.Y30])) +[.Z30]" office:value-type="float" office:value="34" calcext:value-type="float">
            <text:p>34</text:p>
          </table:table-cell>
          <table:table-cell table:style-name="ce498" table:formula="of:=BASE([.AA30];2)" office:value-type="string" office:string-value="100010" calcext:value-type="string">
            <text:p>100010</text:p>
          </table:table-cell>
          <table:table-cell table:style-name="ce514" table:formula="of:=64*[.AE30]+16*[.AG30]+4*[.AI30]+[.AK30]" office:value-type="float" office:value="92" calcext:value-type="float">
            <text:p>92</text:p>
          </table:table-cell>
          <table:table-cell table:style-name="ce459" table:formula="of:=[.AD29]" office:value-type="string" office:string-value="" calcext:value-type="string">
            <text:p></text:p>
          </table:table-cell>
          <table:table-cell table:style-name="ce465" table:formula="of:=IF(UNICODE([.AD30])=60;0;IF(UNICODE([.AD30])=61663;1;IF(UNICODE([.AD30])=62;2;IF(UNICODE([.AD30])=61664;3;&quot;&quot;))))" office:value-type="float" office:value="1" calcext:value-type="float">
            <text:p>1</text:p>
          </table:table-cell>
          <table:table-cell table:style-name="ce459" table:formula="of:=[.AF29]" office:value-type="string" office:string-value="" calcext:value-type="string">
            <text:p></text:p>
          </table:table-cell>
          <table:table-cell table:style-name="ce465" table:formula="of:=IF(UNICODE([.AF30])=60;0;IF(UNICODE([.AF30])=61663;1;IF(UNICODE([.AF30])=62;2;IF(UNICODE([.AF30])=61664;3;&quot;&quot;))))" office:value-type="float" office:value="1" calcext:value-type="float">
            <text:p>1</text:p>
          </table:table-cell>
          <table:table-cell table:style-name="ce469" table:formula="of:=[.AJ21]" office:value-type="string" office:string-value="" calcext:value-type="string">
            <text:p></text:p>
          </table:table-cell>
          <table:table-cell table:style-name="ce470" table:formula="of:=IF(UNICODE([.AH30])=60;0;IF(UNICODE([.AH30])=61663;1;IF(UNICODE([.AH30])=62;2;IF(UNICODE([.AH30])=61664;3;&quot;&quot;))))" office:value-type="float" office:value="3" calcext:value-type="float">
            <text:p>3</text:p>
          </table:table-cell>
          <table:table-cell table:style-name="ce459" table:formula="of:=[.AJ26]" office:value-type="string" office:string-value="&lt;" calcext:value-type="string">
            <text:p>&lt;</text:p>
          </table:table-cell>
          <table:table-cell table:style-name="ce465" table:formula="of:=IF(UNICODE([.AJ30])=60;0;IF(UNICODE([.AJ30])=61663;1;IF(UNICODE([.AJ30])=62;2;IF(UNICODE([.AJ30])=61664;3;&quot;&quot;))))" office:value-type="float" office:value="0" calcext:value-type="float">
            <text:p>0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AL30]+[.AM30]" office:value-type="float" office:value="1" calcext:value-type="float">
            <text:p>1</text:p>
          </table:table-cell>
          <table:table-cell table:style-name="ce494" table:formula="of:=16*(MAX([.AL30];[.AM30])-MIN([.AL30];[.AM30])) +[.AN30]" office:value-type="float" office:value="17" calcext:value-type="float">
            <text:p>17</text:p>
          </table:table-cell>
          <table:table-cell table:style-name="ce498" table:formula="of:=BASE([.AO30];2)" office:value-type="string" office:string-value="10001" calcext:value-type="string">
            <text:p>10001</text:p>
          </table:table-cell>
          <table:table-cell table:style-name="ce506" table:formula="of:=64*[.AS30]+16*[.AU30]+4*[.AW30]+[.AY30]" office:value-type="float" office:value="124" calcext:value-type="float">
            <text:p>124</text:p>
          </table:table-cell>
          <table:table-cell table:style-name="ce459" table:formula="of:=[.AR29]" office:value-type="string" office:string-value="" calcext:value-type="string">
            <text:p></text:p>
          </table:table-cell>
          <table:table-cell table:style-name="ce465" table:formula="of:=IF(UNICODE([.AR30])=60;0;IF(UNICODE([.AR30])=61663;1;IF(UNICODE([.AR30])=62;2;IF(UNICODE([.AR30])=61664;3;&quot;&quot;))))" office:value-type="float" office:value="1" calcext:value-type="float">
            <text:p>1</text:p>
          </table:table-cell>
          <table:table-cell table:style-name="ce459" table:formula="of:=[.AT29]" office:value-type="string" office:string-value="" calcext:value-type="string">
            <text:p></text:p>
          </table:table-cell>
          <table:table-cell table:style-name="ce465" table:formula="of:=IF(UNICODE([.AT30])=60;0;IF(UNICODE([.AT30])=61663;1;IF(UNICODE([.AT30])=62;2;IF(UNICODE([.AT30])=61664;3;&quot;&quot;))))" office:value-type="float" office:value="3" calcext:value-type="float">
            <text:p>3</text:p>
          </table:table-cell>
          <table:table-cell table:style-name="ce469" table:formula="of:=[.AX21]" office:value-type="string" office:string-value="" calcext:value-type="string">
            <text:p></text:p>
          </table:table-cell>
          <table:table-cell table:style-name="ce470" table:formula="of:=IF(UNICODE([.AV30])=60;0;IF(UNICODE([.AV30])=61663;1;IF(UNICODE([.AV30])=62;2;IF(UNICODE([.AV30])=61664;3;&quot;&quot;))))" office:value-type="float" office:value="3" calcext:value-type="float">
            <text:p>3</text:p>
          </table:table-cell>
          <table:table-cell table:style-name="ce459" table:formula="of:=[.AX26]" office:value-type="string" office:string-value="&lt;" calcext:value-type="string">
            <text:p>&lt;</text:p>
          </table:table-cell>
          <table:table-cell table:style-name="ce465" table:formula="of:=IF(UNICODE([.AX30])=60;0;IF(UNICODE([.AX30])=61663;1;IF(UNICODE([.AX30])=62;2;IF(UNICODE([.AX30])=61664;3;&quot;&quot;))))" office:value-type="float" office:value="0" calcext:value-type="float">
            <text:p>0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AZ30]+[.BA30]" office:value-type="float" office:value="2" calcext:value-type="float">
            <text:p>2</text:p>
          </table:table-cell>
          <table:table-cell table:style-name="ce494" table:formula="of:=16*(MAX([.AZ30];[.BA30])-MIN([.AZ30];[.BA30])) +[.BB30]" office:value-type="float" office:value="34" calcext:value-type="float">
            <text:p>34</text:p>
          </table:table-cell>
          <table:table-cell table:style-name="ce498" table:formula="of:=BASE([.BC30];2)" office:value-type="string" office:string-value="100010" calcext:value-type="string">
            <text:p>100010</text:p>
          </table:table-cell>
          <table:table-cell table:style-name="ce527" table:formula="of:=64*[.BG30]+16*[.BI30]+4*[.BK30]+[.BM30]" office:value-type="float" office:value="156" calcext:value-type="float">
            <text:p>156</text:p>
          </table:table-cell>
          <table:table-cell table:style-name="ce459" table:formula="of:=[.BF29]" office:value-type="string" office:string-value="&gt;" calcext:value-type="string">
            <text:p>&gt;</text:p>
          </table:table-cell>
          <table:table-cell table:style-name="ce465" table:formula="of:=IF(UNICODE([.BF30])=60;0;IF(UNICODE([.BF30])=61663;1;IF(UNICODE([.BF30])=62;2;IF(UNICODE([.BF30])=61664;3;&quot;&quot;))))" office:value-type="float" office:value="2" calcext:value-type="float">
            <text:p>2</text:p>
          </table:table-cell>
          <table:table-cell table:style-name="ce459" table:formula="of:=[.BH29]" office:value-type="string" office:string-value="" calcext:value-type="string">
            <text:p></text:p>
          </table:table-cell>
          <table:table-cell table:style-name="ce465" table:formula="of:=IF(UNICODE([.BH30])=60;0;IF(UNICODE([.BH30])=61663;1;IF(UNICODE([.BH30])=62;2;IF(UNICODE([.BH30])=61664;3;&quot;&quot;))))" office:value-type="float" office:value="1" calcext:value-type="float">
            <text:p>1</text:p>
          </table:table-cell>
          <table:table-cell table:style-name="ce469" table:formula="of:=[.BL21]" office:value-type="string" office:string-value="" calcext:value-type="string">
            <text:p></text:p>
          </table:table-cell>
          <table:table-cell table:style-name="ce465" table:formula="of:=IF(UNICODE([.BJ30])=60;0;IF(UNICODE([.BJ30])=61663;1;IF(UNICODE([.BJ30])=62;2;IF(UNICODE([.BJ30])=61664;3;&quot;&quot;))))" office:value-type="float" office:value="3" calcext:value-type="float">
            <text:p>3</text:p>
          </table:table-cell>
          <table:table-cell table:style-name="ce459" table:formula="of:=[.BL26]" office:value-type="string" office:string-value="&lt;" calcext:value-type="string">
            <text:p>&lt;</text:p>
          </table:table-cell>
          <table:table-cell table:style-name="ce465" table:formula="of:=IF(UNICODE([.BL30])=60;0;IF(UNICODE([.BL30])=61663;1;IF(UNICODE([.BL30])=62;2;IF(UNICODE([.BL30])=61664;3;&quot;&quot;))))" office:value-type="float" office:value="0" calcext:value-type="float">
            <text:p>0</text:p>
          </table:table-cell>
          <table:table-cell table:style-name="ce533" office:value-type="float" office:value="0" calcext:value-type="float">
            <text:p>0</text:p>
          </table:table-cell>
          <table:table-cell table:style-name="ce534" office:value-type="float" office:value="0" calcext:value-type="float">
            <text:p>0</text:p>
          </table:table-cell>
          <table:table-cell table:style-name="ce489" table:formula="of:=4*[.BN30]+[.BO30]" office:value-type="float" office:value="0" calcext:value-type="float">
            <text:p>0</text:p>
          </table:table-cell>
          <table:table-cell table:style-name="ce494" table:formula="of:=16*(MAX([.BN30];[.BO30])-MIN([.BN30];[.BO30])) +[.BP30]" office:value-type="float" office:value="0" calcext:value-type="float">
            <text:p>0</text:p>
          </table:table-cell>
          <table:table-cell table:style-name="ce498" table:formula="of:=BASE([.BQ30];2)" office:value-type="string" office:string-value="0" calcext:value-type="string">
            <text:p>0</text:p>
          </table:table-cell>
          <table:table-cell table:style-name="ce535" table:formula="of:=64*[.BU30]+16*[.BW30]+4*[.BY30]+[.CA30]" office:value-type="float" office:value="188" calcext:value-type="float">
            <text:p>188</text:p>
          </table:table-cell>
          <table:table-cell table:style-name="ce459" table:formula="of:=[.BT29]" office:value-type="string" office:string-value="&gt;" calcext:value-type="string">
            <text:p>&gt;</text:p>
          </table:table-cell>
          <table:table-cell table:style-name="ce465" table:formula="of:=IF(UNICODE([.BT30])=60;0;IF(UNICODE([.BT30])=61663;1;IF(UNICODE([.BT30])=62;2;IF(UNICODE([.BT30])=61664;3;&quot;&quot;))))" office:value-type="float" office:value="2" calcext:value-type="float">
            <text:p>2</text:p>
          </table:table-cell>
          <table:table-cell table:style-name="ce459" table:formula="of:=[.BV29]" office:value-type="string" office:string-value="" calcext:value-type="string">
            <text:p></text:p>
          </table:table-cell>
          <table:table-cell table:style-name="ce465" table:formula="of:=IF(UNICODE([.BV30])=60;0;IF(UNICODE([.BV30])=61663;1;IF(UNICODE([.BV30])=62;2;IF(UNICODE([.BV30])=61664;3;&quot;&quot;))))" office:value-type="float" office:value="3" calcext:value-type="float">
            <text:p>3</text:p>
          </table:table-cell>
          <table:table-cell table:style-name="ce469" table:formula="of:=[.BZ21]" office:value-type="string" office:string-value="" calcext:value-type="string">
            <text:p></text:p>
          </table:table-cell>
          <table:table-cell table:style-name="ce465" table:formula="of:=IF(UNICODE([.BX30])=60;0;IF(UNICODE([.BX30])=61663;1;IF(UNICODE([.BX30])=62;2;IF(UNICODE([.BX30])=61664;3;&quot;&quot;))))" office:value-type="float" office:value="3" calcext:value-type="float">
            <text:p>3</text:p>
          </table:table-cell>
          <table:table-cell table:style-name="ce459" table:formula="of:=[.BZ26]" office:value-type="string" office:string-value="&lt;" calcext:value-type="string">
            <text:p>&lt;</text:p>
          </table:table-cell>
          <table:table-cell table:style-name="ce465" table:formula="of:=IF(UNICODE([.BZ30])=60;0;IF(UNICODE([.BZ30])=61663;1;IF(UNICODE([.BZ30])=62;2;IF(UNICODE([.BZ30])=61664;3;&quot;&quot;))))" office:value-type="float" office:value="0" calcext:value-type="float">
            <text:p>0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CB30]+[.CC30]" office:value-type="float" office:value="2" calcext:value-type="float">
            <text:p>2</text:p>
          </table:table-cell>
          <table:table-cell table:style-name="ce494" table:formula="of:=16*(MAX([.CB30];[.CC30])-MIN([.CB30];[.CC30])) +[.CD30]" office:value-type="float" office:value="34" calcext:value-type="float">
            <text:p>34</text:p>
          </table:table-cell>
          <table:table-cell table:style-name="ce498" table:formula="of:=BASE([.CE30];2)" office:value-type="string" office:string-value="100010" calcext:value-type="string">
            <text:p>100010</text:p>
          </table:table-cell>
          <table:table-cell table:style-name="ce539" table:formula="of:=64*[.CI30]+16*[.CK30]+4*[.CM30]+[.CO30]" office:value-type="float" office:value="220" calcext:value-type="float">
            <text:p>220</text:p>
          </table:table-cell>
          <table:table-cell table:style-name="ce459" table:formula="of:=[.CH29]" office:value-type="string" office:string-value="" calcext:value-type="string">
            <text:p></text:p>
          </table:table-cell>
          <table:table-cell table:style-name="ce465" table:formula="of:=IF(UNICODE([.CH30])=60;0;IF(UNICODE([.CH30])=61663;1;IF(UNICODE([.CH30])=62;2;IF(UNICODE([.CH30])=61664;3;&quot;&quot;))))" office:value-type="float" office:value="3" calcext:value-type="float">
            <text:p>3</text:p>
          </table:table-cell>
          <table:table-cell table:style-name="ce459" table:formula="of:=[.CJ29]" office:value-type="string" office:string-value="" calcext:value-type="string">
            <text:p></text:p>
          </table:table-cell>
          <table:table-cell table:style-name="ce465" table:formula="of:=IF(UNICODE([.CJ30])=60;0;IF(UNICODE([.CJ30])=61663;1;IF(UNICODE([.CJ30])=62;2;IF(UNICODE([.CJ30])=61664;3;&quot;&quot;))))" office:value-type="float" office:value="1" calcext:value-type="float">
            <text:p>1</text:p>
          </table:table-cell>
          <table:table-cell table:style-name="ce469" table:formula="of:=[.CN21]" office:value-type="string" office:string-value="" calcext:value-type="string">
            <text:p></text:p>
          </table:table-cell>
          <table:table-cell table:style-name="ce465" table:formula="of:=IF(UNICODE([.CL30])=60;0;IF(UNICODE([.CL30])=61663;1;IF(UNICODE([.CL30])=62;2;IF(UNICODE([.CL30])=61664;3;&quot;&quot;))))" office:value-type="float" office:value="3" calcext:value-type="float">
            <text:p>3</text:p>
          </table:table-cell>
          <table:table-cell table:style-name="ce459" table:formula="of:=[.CN26]" office:value-type="string" office:string-value="&lt;" calcext:value-type="string">
            <text:p>&lt;</text:p>
          </table:table-cell>
          <table:table-cell table:style-name="ce465" table:formula="of:=IF(UNICODE([.CN30])=60;0;IF(UNICODE([.CN30])=61663;1;IF(UNICODE([.CN30])=62;2;IF(UNICODE([.CN30])=61664;3;&quot;&quot;))))" office:value-type="float" office:value="0" calcext:value-type="float">
            <text:p>0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CP30]+[.CQ30]" office:value-type="float" office:value="1" calcext:value-type="float">
            <text:p>1</text:p>
          </table:table-cell>
          <table:table-cell table:style-name="ce494" table:formula="of:=16*(MAX([.CP30];[.CQ30])-MIN([.CP30];[.CQ30])) +[.CR30]" office:value-type="float" office:value="17" calcext:value-type="float">
            <text:p>17</text:p>
          </table:table-cell>
          <table:table-cell table:style-name="ce498" table:formula="of:=BASE([.CS30];2)" office:value-type="string" office:string-value="10001" calcext:value-type="string">
            <text:p>10001</text:p>
          </table:table-cell>
          <table:table-cell table:style-name="ce535" table:formula="of:=64*[.CW30]+16*[.CY30]+4*[.DA30]+[.DC30]" office:value-type="float" office:value="252" calcext:value-type="float">
            <text:p>252</text:p>
          </table:table-cell>
          <table:table-cell table:style-name="ce459" table:formula="of:=[.CV29]" office:value-type="string" office:string-value="" calcext:value-type="string">
            <text:p></text:p>
          </table:table-cell>
          <table:table-cell table:style-name="ce465" table:formula="of:=IF(UNICODE([.CV30])=60;0;IF(UNICODE([.CV30])=61663;1;IF(UNICODE([.CV30])=62;2;IF(UNICODE([.CV30])=61664;3;&quot;&quot;))))" office:value-type="float" office:value="3" calcext:value-type="float">
            <text:p>3</text:p>
          </table:table-cell>
          <table:table-cell table:style-name="ce459" table:formula="of:=[.CX29]" office:value-type="string" office:string-value="" calcext:value-type="string">
            <text:p></text:p>
          </table:table-cell>
          <table:table-cell table:style-name="ce465" table:formula="of:=IF(UNICODE([.CX30])=60;0;IF(UNICODE([.CX30])=61663;1;IF(UNICODE([.CX30])=62;2;IF(UNICODE([.CX30])=61664;3;&quot;&quot;))))" office:value-type="float" office:value="3" calcext:value-type="float">
            <text:p>3</text:p>
          </table:table-cell>
          <table:table-cell table:style-name="ce469" table:formula="of:=[.DB21]" office:value-type="string" office:string-value="" calcext:value-type="string">
            <text:p></text:p>
          </table:table-cell>
          <table:table-cell table:style-name="ce465" table:formula="of:=IF(UNICODE([.CZ30])=60;0;IF(UNICODE([.CZ30])=61663;1;IF(UNICODE([.CZ30])=62;2;IF(UNICODE([.CZ30])=61664;3;&quot;&quot;))))" office:value-type="float" office:value="3" calcext:value-type="float">
            <text:p>3</text:p>
          </table:table-cell>
          <table:table-cell table:style-name="ce459" table:formula="of:=[.DB26]" office:value-type="string" office:string-value="&lt;" calcext:value-type="string">
            <text:p>&lt;</text:p>
          </table:table-cell>
          <table:table-cell table:style-name="ce465" table:formula="of:=IF(UNICODE([.DB30])=60;0;IF(UNICODE([.DB30])=61663;1;IF(UNICODE([.DB30])=62;2;IF(UNICODE([.DB30])=61664;3;&quot;&quot;))))" office:value-type="float" office:value="0" calcext:value-type="float">
            <text:p>0</text:p>
          </table:table-cell>
          <table:table-cell table:style-name="ce518" office:value-type="float" office:value="0" calcext:value-type="float">
            <text:p>0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30]+[.DE30]" office:value-type="float" office:value="3" calcext:value-type="float">
            <text:p>3</text:p>
          </table:table-cell>
          <table:table-cell table:style-name="ce547" table:formula="of:=16*(MAX([.DD30];[.DE30])-MIN([.DD30];[.DE30])) +[.DF30]" office:value-type="float" office:value="51" calcext:value-type="float">
            <text:p>51</text:p>
          </table:table-cell>
          <table:table-cell table:style-name="ce549" table:formula="of:=BASE([.DG30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451" table:formula="of:=64*[.C31]+16*[.E31]+4*[.G31]+[.I31]" office:value-type="float" office:value="29" calcext:value-type="float">
            <text:p>29</text:p>
          </table:table-cell>
          <table:table-cell table:style-name="ce459" table:formula="of:=[.B30]" office:value-type="string" office:string-value="&lt;" calcext:value-type="string">
            <text:p>&lt;</text:p>
          </table:table-cell>
          <table:table-cell table:style-name="ce465" table:formula="of:=IF(UNICODE([.B31])=60;0;IF(UNICODE([.B31])=61663;1;IF(UNICODE([.B31])=62;2;IF(UNICODE([.B31])=61664;3;&quot;&quot;))))" office:value-type="float" office:value="0" calcext:value-type="float">
            <text:p>0</text:p>
          </table:table-cell>
          <table:table-cell table:style-name="ce459" table:formula="of:=[.D30]" office:value-type="string" office:string-value="" calcext:value-type="string">
            <text:p></text:p>
          </table:table-cell>
          <table:table-cell table:style-name="ce465" table:formula="of:=IF(UNICODE([.D31])=60;0;IF(UNICODE([.D31])=61663;1;IF(UNICODE([.D31])=62;2;IF(UNICODE([.D31])=61664;3;&quot;&quot;))))" office:value-type="float" office:value="1" calcext:value-type="float">
            <text:p>1</text:p>
          </table:table-cell>
          <table:table-cell table:style-name="ce459" table:formula="of:=[.F30]" office:value-type="string" office:string-value="" calcext:value-type="string">
            <text:p></text:p>
          </table:table-cell>
          <table:table-cell table:style-name="ce465" table:formula="of:=IF(UNICODE([.F31])=60;0;IF(UNICODE([.F31])=61663;1;IF(UNICODE([.F31])=62;2;IF(UNICODE([.F31])=61664;3;&quot;&quot;))))" office:value-type="float" office:value="3" calcext:value-type="float">
            <text:p>3</text:p>
          </table:table-cell>
          <table:table-cell table:style-name="ce459" table:formula="of:=[.H27]" office:value-type="string" office:string-value="" calcext:value-type="string">
            <text:p></text:p>
          </table:table-cell>
          <table:table-cell table:style-name="ce465" table:formula="of:=IF(UNICODE([.H31])=60;0;IF(UNICODE([.H31])=61663;1;IF(UNICODE([.H31])=62;2;IF(UNICODE([.H31])=61664;3;&quot;&quot;))))" office:value-type="float" office:value="1" calcext:value-type="float">
            <text:p>1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J31]+[.K31]" office:value-type="float" office:value="14" calcext:value-type="float">
            <text:p>14</text:p>
          </table:table-cell>
          <table:table-cell table:style-name="ce494" table:formula="of:=16*(MAX([.J31];[.K31])-MIN([.J31];[.K31])) +[.L31]" office:value-type="float" office:value="30" calcext:value-type="float">
            <text:p>30</text:p>
          </table:table-cell>
          <table:table-cell table:style-name="ce498" table:formula="of:=BASE([.M31];2)" office:value-type="string" office:string-value="11110" calcext:value-type="string">
            <text:p>11110</text:p>
          </table:table-cell>
          <table:table-cell table:style-name="ce506" table:formula="of:=64*[.Q31]+16*[.S31]+4*[.U31]+[.W31]" office:value-type="float" office:value="61" calcext:value-type="float">
            <text:p>61</text:p>
          </table:table-cell>
          <table:table-cell table:style-name="ce459" table:formula="of:=[.P30]" office:value-type="string" office:string-value="&lt;" calcext:value-type="string">
            <text:p>&lt;</text:p>
          </table:table-cell>
          <table:table-cell table:style-name="ce465" table:formula="of:=IF(UNICODE([.P31])=60;0;IF(UNICODE([.P31])=61663;1;IF(UNICODE([.P31])=62;2;IF(UNICODE([.P31])=61664;3;&quot;&quot;))))" office:value-type="float" office:value="0" calcext:value-type="float">
            <text:p>0</text:p>
          </table:table-cell>
          <table:table-cell table:style-name="ce459" table:formula="of:=[.R30]" office:value-type="string" office:string-value="" calcext:value-type="string">
            <text:p></text:p>
          </table:table-cell>
          <table:table-cell table:style-name="ce465" table:formula="of:=IF(UNICODE([.R31])=60;0;IF(UNICODE([.R31])=61663;1;IF(UNICODE([.R31])=62;2;IF(UNICODE([.R31])=61664;3;&quot;&quot;))))" office:value-type="float" office:value="3" calcext:value-type="float">
            <text:p>3</text:p>
          </table:table-cell>
          <table:table-cell table:style-name="ce459" table:formula="of:=[.T30]" office:value-type="string" office:string-value="" calcext:value-type="string">
            <text:p></text:p>
          </table:table-cell>
          <table:table-cell table:style-name="ce465" table:formula="of:=IF(UNICODE([.T31])=60;0;IF(UNICODE([.T31])=61663;1;IF(UNICODE([.T31])=62;2;IF(UNICODE([.T31])=61664;3;&quot;&quot;))))" office:value-type="float" office:value="3" calcext:value-type="float">
            <text:p>3</text:p>
          </table:table-cell>
          <table:table-cell table:style-name="ce459" table:formula="of:=[.V27]" office:value-type="string" office:string-value="" calcext:value-type="string">
            <text:p></text:p>
          </table:table-cell>
          <table:table-cell table:style-name="ce465" table:formula="of:=IF(UNICODE([.V31])=60;0;IF(UNICODE([.V31])=61663;1;IF(UNICODE([.V31])=62;2;IF(UNICODE([.V31])=61664;3;&quot;&quot;))))" office:value-type="float" office:value="1" calcext:value-type="float">
            <text:p>1</text:p>
          </table:table-cell>
          <table:table-cell table:style-name="ce376"/>
          <table:table-cell table:style-name="ce382"/>
          <table:table-cell table:style-name="ce489" table:formula="of:=4*[.X31]+[.Y31]" office:value-type="float" office:value="0" calcext:value-type="float">
            <text:p>0</text:p>
          </table:table-cell>
          <table:table-cell table:style-name="ce494" table:formula="of:=16*(MAX([.X31];[.Y31])-MIN([.X31];[.Y31])) +[.Z31]" office:value-type="float" office:value="0" calcext:value-type="float">
            <text:p>0</text:p>
          </table:table-cell>
          <table:table-cell table:style-name="ce498" table:formula="of:=BASE([.AA31];2)" office:value-type="string" office:string-value="0" calcext:value-type="string">
            <text:p>0</text:p>
          </table:table-cell>
          <table:table-cell table:style-name="ce514" table:formula="of:=64*[.AE31]+16*[.AG31]+4*[.AI31]+[.AK31]" office:value-type="float" office:value="93" calcext:value-type="float">
            <text:p>93</text:p>
          </table:table-cell>
          <table:table-cell table:style-name="ce459" table:formula="of:=[.AD30]" office:value-type="string" office:string-value="" calcext:value-type="string">
            <text:p></text:p>
          </table:table-cell>
          <table:table-cell table:style-name="ce465" table:formula="of:=IF(UNICODE([.AD31])=60;0;IF(UNICODE([.AD31])=61663;1;IF(UNICODE([.AD31])=62;2;IF(UNICODE([.AD31])=61664;3;&quot;&quot;))))" office:value-type="float" office:value="1" calcext:value-type="float">
            <text:p>1</text:p>
          </table:table-cell>
          <table:table-cell table:style-name="ce459" table:formula="of:=[.AF30]" office:value-type="string" office:string-value="" calcext:value-type="string">
            <text:p></text:p>
          </table:table-cell>
          <table:table-cell table:style-name="ce465" table:formula="of:=IF(UNICODE([.AF31])=60;0;IF(UNICODE([.AF31])=61663;1;IF(UNICODE([.AF31])=62;2;IF(UNICODE([.AF31])=61664;3;&quot;&quot;))))" office:value-type="float" office:value="1" calcext:value-type="float">
            <text:p>1</text:p>
          </table:table-cell>
          <table:table-cell table:style-name="ce459" table:formula="of:=[.AH30]" office:value-type="string" office:string-value="" calcext:value-type="string">
            <text:p></text:p>
          </table:table-cell>
          <table:table-cell table:style-name="ce465" table:formula="of:=IF(UNICODE([.AH31])=60;0;IF(UNICODE([.AH31])=61663;1;IF(UNICODE([.AH31])=62;2;IF(UNICODE([.AH31])=61664;3;&quot;&quot;))))" office:value-type="float" office:value="3" calcext:value-type="float">
            <text:p>3</text:p>
          </table:table-cell>
          <table:table-cell table:style-name="ce459" table:formula="of:=[.AJ27]" office:value-type="string" office:string-value="" calcext:value-type="string">
            <text:p></text:p>
          </table:table-cell>
          <table:table-cell table:style-name="ce465" table:formula="of:=IF(UNICODE([.AJ31])=60;0;IF(UNICODE([.AJ31])=61663;1;IF(UNICODE([.AJ31])=62;2;IF(UNICODE([.AJ31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AL31]+[.AM31]" office:value-type="float" office:value="0" calcext:value-type="float">
            <text:p>0</text:p>
          </table:table-cell>
          <table:table-cell table:style-name="ce494" table:formula="of:=16*(MAX([.AL31];[.AM31])-MIN([.AL31];[.AM31])) +[.AN31]" office:value-type="float" office:value="0" calcext:value-type="float">
            <text:p>0</text:p>
          </table:table-cell>
          <table:table-cell table:style-name="ce498" table:formula="of:=BASE([.AO31];2)" office:value-type="string" office:string-value="0" calcext:value-type="string">
            <text:p>0</text:p>
          </table:table-cell>
          <table:table-cell table:style-name="ce506" table:formula="of:=64*[.AS31]+16*[.AU31]+4*[.AW31]+[.AY31]" office:value-type="float" office:value="125" calcext:value-type="float">
            <text:p>125</text:p>
          </table:table-cell>
          <table:table-cell table:style-name="ce459" table:formula="of:=[.AR30]" office:value-type="string" office:string-value="" calcext:value-type="string">
            <text:p></text:p>
          </table:table-cell>
          <table:table-cell table:style-name="ce465" table:formula="of:=IF(UNICODE([.AR31])=60;0;IF(UNICODE([.AR31])=61663;1;IF(UNICODE([.AR31])=62;2;IF(UNICODE([.AR31])=61664;3;&quot;&quot;))))" office:value-type="float" office:value="1" calcext:value-type="float">
            <text:p>1</text:p>
          </table:table-cell>
          <table:table-cell table:style-name="ce459" table:formula="of:=[.AT30]" office:value-type="string" office:string-value="" calcext:value-type="string">
            <text:p></text:p>
          </table:table-cell>
          <table:table-cell table:style-name="ce465" table:formula="of:=IF(UNICODE([.AT31])=60;0;IF(UNICODE([.AT31])=61663;1;IF(UNICODE([.AT31])=62;2;IF(UNICODE([.AT31])=61664;3;&quot;&quot;))))" office:value-type="float" office:value="3" calcext:value-type="float">
            <text:p>3</text:p>
          </table:table-cell>
          <table:table-cell table:style-name="ce459" table:formula="of:=[.AV30]" office:value-type="string" office:string-value="" calcext:value-type="string">
            <text:p></text:p>
          </table:table-cell>
          <table:table-cell table:style-name="ce465" table:formula="of:=IF(UNICODE([.AV31])=60;0;IF(UNICODE([.AV31])=61663;1;IF(UNICODE([.AV31])=62;2;IF(UNICODE([.AV31])=61664;3;&quot;&quot;))))" office:value-type="float" office:value="3" calcext:value-type="float">
            <text:p>3</text:p>
          </table:table-cell>
          <table:table-cell table:style-name="ce459" table:formula="of:=[.AX27]" office:value-type="string" office:string-value="" calcext:value-type="string">
            <text:p></text:p>
          </table:table-cell>
          <table:table-cell table:style-name="ce465" table:formula="of:=IF(UNICODE([.AX31])=60;0;IF(UNICODE([.AX31])=61663;1;IF(UNICODE([.AX31])=62;2;IF(UNICODE([.AX31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AZ31]+[.BA31]" office:value-type="float" office:value="0" calcext:value-type="float">
            <text:p>0</text:p>
          </table:table-cell>
          <table:table-cell table:style-name="ce494" table:formula="of:=16*(MAX([.AZ31];[.BA31])-MIN([.AZ31];[.BA31])) +[.BB31]" office:value-type="float" office:value="0" calcext:value-type="float">
            <text:p>0</text:p>
          </table:table-cell>
          <table:table-cell table:style-name="ce498" table:formula="of:=BASE([.BC31];2)" office:value-type="string" office:string-value="0" calcext:value-type="string">
            <text:p>0</text:p>
          </table:table-cell>
          <table:table-cell table:style-name="ce527" table:formula="of:=64*[.BG31]+16*[.BI31]+4*[.BK31]+[.BM31]" office:value-type="float" office:value="157" calcext:value-type="float">
            <text:p>157</text:p>
          </table:table-cell>
          <table:table-cell table:style-name="ce459" table:formula="of:=[.BF30]" office:value-type="string" office:string-value="&gt;" calcext:value-type="string">
            <text:p>&gt;</text:p>
          </table:table-cell>
          <table:table-cell table:style-name="ce465" table:formula="of:=IF(UNICODE([.BF31])=60;0;IF(UNICODE([.BF31])=61663;1;IF(UNICODE([.BF31])=62;2;IF(UNICODE([.BF31])=61664;3;&quot;&quot;))))" office:value-type="float" office:value="2" calcext:value-type="float">
            <text:p>2</text:p>
          </table:table-cell>
          <table:table-cell table:style-name="ce459" table:formula="of:=[.BH30]" office:value-type="string" office:string-value="" calcext:value-type="string">
            <text:p></text:p>
          </table:table-cell>
          <table:table-cell table:style-name="ce465" table:formula="of:=IF(UNICODE([.BH31])=60;0;IF(UNICODE([.BH31])=61663;1;IF(UNICODE([.BH31])=62;2;IF(UNICODE([.BH31])=61664;3;&quot;&quot;))))" office:value-type="float" office:value="1" calcext:value-type="float">
            <text:p>1</text:p>
          </table:table-cell>
          <table:table-cell table:style-name="ce459" table:formula="of:=[.BJ30]" office:value-type="string" office:string-value="" calcext:value-type="string">
            <text:p></text:p>
          </table:table-cell>
          <table:table-cell table:style-name="ce465" table:formula="of:=IF(UNICODE([.BJ31])=60;0;IF(UNICODE([.BJ31])=61663;1;IF(UNICODE([.BJ31])=62;2;IF(UNICODE([.BJ31])=61664;3;&quot;&quot;))))" office:value-type="float" office:value="3" calcext:value-type="float">
            <text:p>3</text:p>
          </table:table-cell>
          <table:table-cell table:style-name="ce459" table:formula="of:=[.BL27]" office:value-type="string" office:string-value="" calcext:value-type="string">
            <text:p></text:p>
          </table:table-cell>
          <table:table-cell table:style-name="ce465" table:formula="of:=IF(UNICODE([.BL31])=60;0;IF(UNICODE([.BL31])=61663;1;IF(UNICODE([.BL31])=62;2;IF(UNICODE([.BL31])=61664;3;&quot;&quot;))))" office:value-type="float" office:value="1" calcext:value-type="float">
            <text:p>1</text:p>
          </table:table-cell>
          <table:table-cell table:style-name="ce518" office:value-type="float" office:value="3" calcext:value-type="float">
            <text:p>3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BN31]+[.BO31]" office:value-type="float" office:value="14" calcext:value-type="float">
            <text:p>14</text:p>
          </table:table-cell>
          <table:table-cell table:style-name="ce494" table:formula="of:=16*(MAX([.BN31];[.BO31])-MIN([.BN31];[.BO31])) +[.BP31]" office:value-type="float" office:value="30" calcext:value-type="float">
            <text:p>30</text:p>
          </table:table-cell>
          <table:table-cell table:style-name="ce498" table:formula="of:=BASE([.BQ31];2)" office:value-type="string" office:string-value="11110" calcext:value-type="string">
            <text:p>11110</text:p>
          </table:table-cell>
          <table:table-cell table:style-name="ce535" table:formula="of:=64*[.BU31]+16*[.BW31]+4*[.BY31]+[.CA31]" office:value-type="float" office:value="189" calcext:value-type="float">
            <text:p>189</text:p>
          </table:table-cell>
          <table:table-cell table:style-name="ce459" table:formula="of:=[.BT30]" office:value-type="string" office:string-value="&gt;" calcext:value-type="string">
            <text:p>&gt;</text:p>
          </table:table-cell>
          <table:table-cell table:style-name="ce465" table:formula="of:=IF(UNICODE([.BT31])=60;0;IF(UNICODE([.BT31])=61663;1;IF(UNICODE([.BT31])=62;2;IF(UNICODE([.BT31])=61664;3;&quot;&quot;))))" office:value-type="float" office:value="2" calcext:value-type="float">
            <text:p>2</text:p>
          </table:table-cell>
          <table:table-cell table:style-name="ce459" table:formula="of:=[.BV30]" office:value-type="string" office:string-value="" calcext:value-type="string">
            <text:p></text:p>
          </table:table-cell>
          <table:table-cell table:style-name="ce465" table:formula="of:=IF(UNICODE([.BV31])=60;0;IF(UNICODE([.BV31])=61663;1;IF(UNICODE([.BV31])=62;2;IF(UNICODE([.BV31])=61664;3;&quot;&quot;))))" office:value-type="float" office:value="3" calcext:value-type="float">
            <text:p>3</text:p>
          </table:table-cell>
          <table:table-cell table:style-name="ce459" table:formula="of:=[.BX30]" office:value-type="string" office:string-value="" calcext:value-type="string">
            <text:p></text:p>
          </table:table-cell>
          <table:table-cell table:style-name="ce465" table:formula="of:=IF(UNICODE([.BX31])=60;0;IF(UNICODE([.BX31])=61663;1;IF(UNICODE([.BX31])=62;2;IF(UNICODE([.BX31])=61664;3;&quot;&quot;))))" office:value-type="float" office:value="3" calcext:value-type="float">
            <text:p>3</text:p>
          </table:table-cell>
          <table:table-cell table:style-name="ce459" table:formula="of:=[.BZ27]" office:value-type="string" office:string-value="" calcext:value-type="string">
            <text:p></text:p>
          </table:table-cell>
          <table:table-cell table:style-name="ce465" table:formula="of:=IF(UNICODE([.BZ31])=60;0;IF(UNICODE([.BZ31])=61663;1;IF(UNICODE([.BZ31])=62;2;IF(UNICODE([.BZ31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CB31]+[.CC31]" office:value-type="float" office:value="0" calcext:value-type="float">
            <text:p>0</text:p>
          </table:table-cell>
          <table:table-cell table:style-name="ce494" table:formula="of:=16*(MAX([.CB31];[.CC31])-MIN([.CB31];[.CC31])) +[.CD31]" office:value-type="float" office:value="0" calcext:value-type="float">
            <text:p>0</text:p>
          </table:table-cell>
          <table:table-cell table:style-name="ce498" table:formula="of:=BASE([.CE31];2)" office:value-type="string" office:string-value="0" calcext:value-type="string">
            <text:p>0</text:p>
          </table:table-cell>
          <table:table-cell table:style-name="ce539" table:formula="of:=64*[.CI31]+16*[.CK31]+4*[.CM31]+[.CO31]" office:value-type="float" office:value="221" calcext:value-type="float">
            <text:p>221</text:p>
          </table:table-cell>
          <table:table-cell table:style-name="ce459" table:formula="of:=[.CH30]" office:value-type="string" office:string-value="" calcext:value-type="string">
            <text:p></text:p>
          </table:table-cell>
          <table:table-cell table:style-name="ce465" table:formula="of:=IF(UNICODE([.CH31])=60;0;IF(UNICODE([.CH31])=61663;1;IF(UNICODE([.CH31])=62;2;IF(UNICODE([.CH31])=61664;3;&quot;&quot;))))" office:value-type="float" office:value="3" calcext:value-type="float">
            <text:p>3</text:p>
          </table:table-cell>
          <table:table-cell table:style-name="ce459" table:formula="of:=[.CJ30]" office:value-type="string" office:string-value="" calcext:value-type="string">
            <text:p></text:p>
          </table:table-cell>
          <table:table-cell table:style-name="ce465" table:formula="of:=IF(UNICODE([.CJ31])=60;0;IF(UNICODE([.CJ31])=61663;1;IF(UNICODE([.CJ31])=62;2;IF(UNICODE([.CJ31])=61664;3;&quot;&quot;))))" office:value-type="float" office:value="1" calcext:value-type="float">
            <text:p>1</text:p>
          </table:table-cell>
          <table:table-cell table:style-name="ce459" table:formula="of:=[.CL30]" office:value-type="string" office:string-value="" calcext:value-type="string">
            <text:p></text:p>
          </table:table-cell>
          <table:table-cell table:style-name="ce465" table:formula="of:=IF(UNICODE([.CL31])=60;0;IF(UNICODE([.CL31])=61663;1;IF(UNICODE([.CL31])=62;2;IF(UNICODE([.CL31])=61664;3;&quot;&quot;))))" office:value-type="float" office:value="3" calcext:value-type="float">
            <text:p>3</text:p>
          </table:table-cell>
          <table:table-cell table:style-name="ce459" table:formula="of:=[.CN27]" office:value-type="string" office:string-value="" calcext:value-type="string">
            <text:p></text:p>
          </table:table-cell>
          <table:table-cell table:style-name="ce465" table:formula="of:=IF(UNICODE([.CN31])=60;0;IF(UNICODE([.CN31])=61663;1;IF(UNICODE([.CN31])=62;2;IF(UNICODE([.CN31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CP31]+[.CQ31]" office:value-type="float" office:value="0" calcext:value-type="float">
            <text:p>0</text:p>
          </table:table-cell>
          <table:table-cell table:style-name="ce494" table:formula="of:=16*(MAX([.CP31];[.CQ31])-MIN([.CP31];[.CQ31])) +[.CR31]" office:value-type="float" office:value="0" calcext:value-type="float">
            <text:p>0</text:p>
          </table:table-cell>
          <table:table-cell table:style-name="ce498" table:formula="of:=BASE([.CS31];2)" office:value-type="string" office:string-value="0" calcext:value-type="string">
            <text:p>0</text:p>
          </table:table-cell>
          <table:table-cell table:style-name="ce535" table:formula="of:=64*[.CW31]+16*[.CY31]+4*[.DA31]+[.DC31]" office:value-type="float" office:value="253" calcext:value-type="float">
            <text:p>253</text:p>
          </table:table-cell>
          <table:table-cell table:style-name="ce459" table:formula="of:=[.CV30]" office:value-type="string" office:string-value="" calcext:value-type="string">
            <text:p></text:p>
          </table:table-cell>
          <table:table-cell table:style-name="ce465" table:formula="of:=IF(UNICODE([.CV31])=60;0;IF(UNICODE([.CV31])=61663;1;IF(UNICODE([.CV31])=62;2;IF(UNICODE([.CV31])=61664;3;&quot;&quot;))))" office:value-type="float" office:value="3" calcext:value-type="float">
            <text:p>3</text:p>
          </table:table-cell>
          <table:table-cell table:style-name="ce459" table:formula="of:=[.CX30]" office:value-type="string" office:string-value="" calcext:value-type="string">
            <text:p></text:p>
          </table:table-cell>
          <table:table-cell table:style-name="ce465" table:formula="of:=IF(UNICODE([.CX31])=60;0;IF(UNICODE([.CX31])=61663;1;IF(UNICODE([.CX31])=62;2;IF(UNICODE([.CX31])=61664;3;&quot;&quot;))))" office:value-type="float" office:value="3" calcext:value-type="float">
            <text:p>3</text:p>
          </table:table-cell>
          <table:table-cell table:style-name="ce459" table:formula="of:=[.CZ30]" office:value-type="string" office:string-value="" calcext:value-type="string">
            <text:p></text:p>
          </table:table-cell>
          <table:table-cell table:style-name="ce465" table:formula="of:=IF(UNICODE([.CZ31])=60;0;IF(UNICODE([.CZ31])=61663;1;IF(UNICODE([.CZ31])=62;2;IF(UNICODE([.CZ31])=61664;3;&quot;&quot;))))" office:value-type="float" office:value="3" calcext:value-type="float">
            <text:p>3</text:p>
          </table:table-cell>
          <table:table-cell table:style-name="ce459" table:formula="of:=[.DB27]" office:value-type="string" office:string-value="" calcext:value-type="string">
            <text:p></text:p>
          </table:table-cell>
          <table:table-cell table:style-name="ce465" table:formula="of:=IF(UNICODE([.DB31])=60;0;IF(UNICODE([.DB31])=61663;1;IF(UNICODE([.DB31])=62;2;IF(UNICODE([.DB31])=61664;3;&quot;&quot;))))" office:value-type="float" office:value="1" calcext:value-type="float">
            <text:p>1</text:p>
          </table:table-cell>
          <table:table-cell table:style-name="ce518"/>
          <table:table-cell table:style-name="ce154"/>
          <table:table-cell table:style-name="ce546" table:formula="of:=4*[.DD31]+[.DE31]" office:value-type="float" office:value="0" calcext:value-type="float">
            <text:p>0</text:p>
          </table:table-cell>
          <table:table-cell table:style-name="ce547" table:formula="of:=16*(MAX([.DD31];[.DE31])-MIN([.DD31];[.DE31])) +[.DF31]" office:value-type="float" office:value="0" calcext:value-type="float">
            <text:p>0</text:p>
          </table:table-cell>
          <table:table-cell table:style-name="ce549" table:formula="of:=BASE([.DG31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451" table:formula="of:=64*[.C32]+16*[.E32]+4*[.G32]+[.I32]" office:value-type="float" office:value="30" calcext:value-type="float">
            <text:p>30</text:p>
          </table:table-cell>
          <table:table-cell table:style-name="ce459" table:formula="of:=[.B31]" office:value-type="string" office:string-value="&lt;" calcext:value-type="string">
            <text:p>&lt;</text:p>
          </table:table-cell>
          <table:table-cell table:style-name="ce465" table:formula="of:=IF(UNICODE([.B32])=60;0;IF(UNICODE([.B32])=61663;1;IF(UNICODE([.B32])=62;2;IF(UNICODE([.B32])=61664;3;&quot;&quot;))))" office:value-type="float" office:value="0" calcext:value-type="float">
            <text:p>0</text:p>
          </table:table-cell>
          <table:table-cell table:style-name="ce459" table:formula="of:=[.D31]" office:value-type="string" office:string-value="" calcext:value-type="string">
            <text:p></text:p>
          </table:table-cell>
          <table:table-cell table:style-name="ce465" table:formula="of:=IF(UNICODE([.D32])=60;0;IF(UNICODE([.D32])=61663;1;IF(UNICODE([.D32])=62;2;IF(UNICODE([.D32])=61664;3;&quot;&quot;))))" office:value-type="float" office:value="1" calcext:value-type="float">
            <text:p>1</text:p>
          </table:table-cell>
          <table:table-cell table:style-name="ce459" table:formula="of:=[.F31]" office:value-type="string" office:string-value="" calcext:value-type="string">
            <text:p></text:p>
          </table:table-cell>
          <table:table-cell table:style-name="ce465" table:formula="of:=IF(UNICODE([.F32])=60;0;IF(UNICODE([.F32])=61663;1;IF(UNICODE([.F32])=62;2;IF(UNICODE([.F32])=61664;3;&quot;&quot;))))" office:value-type="float" office:value="3" calcext:value-type="float">
            <text:p>3</text:p>
          </table:table-cell>
          <table:table-cell table:style-name="ce459" table:formula="of:=[.H28]" office:value-type="string" office:string-value="&gt;" calcext:value-type="string">
            <text:p>&gt;</text:p>
          </table:table-cell>
          <table:table-cell table:style-name="ce465" table:formula="of:=IF(UNICODE([.H32])=60;0;IF(UNICODE([.H32])=61663;1;IF(UNICODE([.H32])=62;2;IF(UNICODE([.H32])=61664;3;&quot;&quot;))))" office:value-type="float" office:value="2" calcext:value-type="float">
            <text:p>2</text:p>
          </table:table-cell>
          <table:table-cell table:style-name="ce480" office:value-type="float" office:value="0" calcext:value-type="float">
            <text:p>0</text:p>
          </table:table-cell>
          <table:table-cell table:style-name="ce488" office:value-type="float" office:value="0" calcext:value-type="float">
            <text:p>0</text:p>
          </table:table-cell>
          <table:table-cell table:style-name="ce489" table:formula="of:=4*[.J32]+[.K32]" office:value-type="float" office:value="0" calcext:value-type="float">
            <text:p>0</text:p>
          </table:table-cell>
          <table:table-cell table:style-name="ce494" table:formula="of:=16*(MAX([.J32];[.K32])-MIN([.J32];[.K32])) +[.L32]" office:value-type="float" office:value="0" calcext:value-type="float">
            <text:p>0</text:p>
          </table:table-cell>
          <table:table-cell table:style-name="ce498" table:formula="of:=BASE([.M32];2)" office:value-type="string" office:string-value="0" calcext:value-type="string">
            <text:p>0</text:p>
          </table:table-cell>
          <table:table-cell table:style-name="ce506" table:formula="of:=64*[.Q32]+16*[.S32]+4*[.U32]+[.W32]" office:value-type="float" office:value="62" calcext:value-type="float">
            <text:p>62</text:p>
          </table:table-cell>
          <table:table-cell table:style-name="ce459" table:formula="of:=[.P31]" office:value-type="string" office:string-value="&lt;" calcext:value-type="string">
            <text:p>&lt;</text:p>
          </table:table-cell>
          <table:table-cell table:style-name="ce465" table:formula="of:=IF(UNICODE([.P32])=60;0;IF(UNICODE([.P32])=61663;1;IF(UNICODE([.P32])=62;2;IF(UNICODE([.P32])=61664;3;&quot;&quot;))))" office:value-type="float" office:value="0" calcext:value-type="float">
            <text:p>0</text:p>
          </table:table-cell>
          <table:table-cell table:style-name="ce459" table:formula="of:=[.R31]" office:value-type="string" office:string-value="" calcext:value-type="string">
            <text:p></text:p>
          </table:table-cell>
          <table:table-cell table:style-name="ce465" table:formula="of:=IF(UNICODE([.R32])=60;0;IF(UNICODE([.R32])=61663;1;IF(UNICODE([.R32])=62;2;IF(UNICODE([.R32])=61664;3;&quot;&quot;))))" office:value-type="float" office:value="3" calcext:value-type="float">
            <text:p>3</text:p>
          </table:table-cell>
          <table:table-cell table:style-name="ce459" table:formula="of:=[.T31]" office:value-type="string" office:string-value="" calcext:value-type="string">
            <text:p></text:p>
          </table:table-cell>
          <table:table-cell table:style-name="ce465" table:formula="of:=IF(UNICODE([.T32])=60;0;IF(UNICODE([.T32])=61663;1;IF(UNICODE([.T32])=62;2;IF(UNICODE([.T32])=61664;3;&quot;&quot;))))" office:value-type="float" office:value="3" calcext:value-type="float">
            <text:p>3</text:p>
          </table:table-cell>
          <table:table-cell table:style-name="ce459" table:formula="of:=[.V28]" office:value-type="string" office:string-value="&gt;" calcext:value-type="string">
            <text:p>&gt;</text:p>
          </table:table-cell>
          <table:table-cell table:style-name="ce465" table:formula="of:=IF(UNICODE([.V32])=60;0;IF(UNICODE([.V32])=61663;1;IF(UNICODE([.V32])=62;2;IF(UNICODE([.V32])=61664;3;&quot;&quot;))))" office:value-type="float" office:value="2" calcext:value-type="float">
            <text:p>2</text:p>
          </table:table-cell>
          <table:table-cell table:style-name="ce376" office:value-type="float" office:value="0" calcext:value-type="float">
            <text:p>0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X32]+[.Y32]" office:value-type="float" office:value="2" calcext:value-type="float">
            <text:p>2</text:p>
          </table:table-cell>
          <table:table-cell table:style-name="ce494" table:formula="of:=16*(MAX([.X32];[.Y32])-MIN([.X32];[.Y32])) +[.Z32]" office:value-type="float" office:value="34" calcext:value-type="float">
            <text:p>34</text:p>
          </table:table-cell>
          <table:table-cell table:style-name="ce498" table:formula="of:=BASE([.AA32];2)" office:value-type="string" office:string-value="100010" calcext:value-type="string">
            <text:p>100010</text:p>
          </table:table-cell>
          <table:table-cell table:style-name="ce514" table:formula="of:=64*[.AE32]+16*[.AG32]+4*[.AI32]+[.AK32]" office:value-type="float" office:value="94" calcext:value-type="float">
            <text:p>94</text:p>
          </table:table-cell>
          <table:table-cell table:style-name="ce459" table:formula="of:=[.AD31]" office:value-type="string" office:string-value="" calcext:value-type="string">
            <text:p></text:p>
          </table:table-cell>
          <table:table-cell table:style-name="ce465" table:formula="of:=IF(UNICODE([.AD32])=60;0;IF(UNICODE([.AD32])=61663;1;IF(UNICODE([.AD32])=62;2;IF(UNICODE([.AD32])=61664;3;&quot;&quot;))))" office:value-type="float" office:value="1" calcext:value-type="float">
            <text:p>1</text:p>
          </table:table-cell>
          <table:table-cell table:style-name="ce459" table:formula="of:=[.AF31]" office:value-type="string" office:string-value="" calcext:value-type="string">
            <text:p></text:p>
          </table:table-cell>
          <table:table-cell table:style-name="ce465" table:formula="of:=IF(UNICODE([.AF32])=60;0;IF(UNICODE([.AF32])=61663;1;IF(UNICODE([.AF32])=62;2;IF(UNICODE([.AF32])=61664;3;&quot;&quot;))))" office:value-type="float" office:value="1" calcext:value-type="float">
            <text:p>1</text:p>
          </table:table-cell>
          <table:table-cell table:style-name="ce459" table:formula="of:=[.AH31]" office:value-type="string" office:string-value="" calcext:value-type="string">
            <text:p></text:p>
          </table:table-cell>
          <table:table-cell table:style-name="ce465" table:formula="of:=IF(UNICODE([.AH32])=60;0;IF(UNICODE([.AH32])=61663;1;IF(UNICODE([.AH32])=62;2;IF(UNICODE([.AH32])=61664;3;&quot;&quot;))))" office:value-type="float" office:value="3" calcext:value-type="float">
            <text:p>3</text:p>
          </table:table-cell>
          <table:table-cell table:style-name="ce459" table:formula="of:=[.AJ28]" office:value-type="string" office:string-value="&gt;" calcext:value-type="string">
            <text:p>&gt;</text:p>
          </table:table-cell>
          <table:table-cell table:style-name="ce465" table:formula="of:=IF(UNICODE([.AJ32])=60;0;IF(UNICODE([.AJ32])=61663;1;IF(UNICODE([.AJ32])=62;2;IF(UNICODE([.AJ32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AL32]+[.AM32]" office:value-type="float" office:value="1" calcext:value-type="float">
            <text:p>1</text:p>
          </table:table-cell>
          <table:table-cell table:style-name="ce494" table:formula="of:=16*(MAX([.AL32];[.AM32])-MIN([.AL32];[.AM32])) +[.AN32]" office:value-type="float" office:value="17" calcext:value-type="float">
            <text:p>17</text:p>
          </table:table-cell>
          <table:table-cell table:style-name="ce498" table:formula="of:=BASE([.AO32];2)" office:value-type="string" office:string-value="10001" calcext:value-type="string">
            <text:p>10001</text:p>
          </table:table-cell>
          <table:table-cell table:style-name="ce506" table:formula="of:=64*[.AS32]+16*[.AU32]+4*[.AW32]+[.AY32]" office:value-type="float" office:value="126" calcext:value-type="float">
            <text:p>126</text:p>
          </table:table-cell>
          <table:table-cell table:style-name="ce459" table:formula="of:=[.AR31]" office:value-type="string" office:string-value="" calcext:value-type="string">
            <text:p></text:p>
          </table:table-cell>
          <table:table-cell table:style-name="ce465" table:formula="of:=IF(UNICODE([.AR32])=60;0;IF(UNICODE([.AR32])=61663;1;IF(UNICODE([.AR32])=62;2;IF(UNICODE([.AR32])=61664;3;&quot;&quot;))))" office:value-type="float" office:value="1" calcext:value-type="float">
            <text:p>1</text:p>
          </table:table-cell>
          <table:table-cell table:style-name="ce459" table:formula="of:=[.AT31]" office:value-type="string" office:string-value="" calcext:value-type="string">
            <text:p></text:p>
          </table:table-cell>
          <table:table-cell table:style-name="ce465" table:formula="of:=IF(UNICODE([.AT32])=60;0;IF(UNICODE([.AT32])=61663;1;IF(UNICODE([.AT32])=62;2;IF(UNICODE([.AT32])=61664;3;&quot;&quot;))))" office:value-type="float" office:value="3" calcext:value-type="float">
            <text:p>3</text:p>
          </table:table-cell>
          <table:table-cell table:style-name="ce459" table:formula="of:=[.AV31]" office:value-type="string" office:string-value="" calcext:value-type="string">
            <text:p></text:p>
          </table:table-cell>
          <table:table-cell table:style-name="ce465" table:formula="of:=IF(UNICODE([.AV32])=60;0;IF(UNICODE([.AV32])=61663;1;IF(UNICODE([.AV32])=62;2;IF(UNICODE([.AV32])=61664;3;&quot;&quot;))))" office:value-type="float" office:value="3" calcext:value-type="float">
            <text:p>3</text:p>
          </table:table-cell>
          <table:table-cell table:style-name="ce459" table:formula="of:=[.AX28]" office:value-type="string" office:string-value="&gt;" calcext:value-type="string">
            <text:p>&gt;</text:p>
          </table:table-cell>
          <table:table-cell table:style-name="ce465" table:formula="of:=IF(UNICODE([.AX32])=60;0;IF(UNICODE([.AX32])=61663;1;IF(UNICODE([.AX32])=62;2;IF(UNICODE([.AX32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AZ32]+[.BA32]" office:value-type="float" office:value="2" calcext:value-type="float">
            <text:p>2</text:p>
          </table:table-cell>
          <table:table-cell table:style-name="ce494" table:formula="of:=16*(MAX([.AZ32];[.BA32])-MIN([.AZ32];[.BA32])) +[.BB32]" office:value-type="float" office:value="34" calcext:value-type="float">
            <text:p>34</text:p>
          </table:table-cell>
          <table:table-cell table:style-name="ce498" table:formula="of:=BASE([.BC32];2)" office:value-type="string" office:string-value="100010" calcext:value-type="string">
            <text:p>100010</text:p>
          </table:table-cell>
          <table:table-cell table:style-name="ce527" table:formula="of:=64*[.BG32]+16*[.BI32]+4*[.BK32]+[.BM32]" office:value-type="float" office:value="158" calcext:value-type="float">
            <text:p>158</text:p>
          </table:table-cell>
          <table:table-cell table:style-name="ce459" table:formula="of:=[.BF31]" office:value-type="string" office:string-value="&gt;" calcext:value-type="string">
            <text:p>&gt;</text:p>
          </table:table-cell>
          <table:table-cell table:style-name="ce465" table:formula="of:=IF(UNICODE([.BF32])=60;0;IF(UNICODE([.BF32])=61663;1;IF(UNICODE([.BF32])=62;2;IF(UNICODE([.BF32])=61664;3;&quot;&quot;))))" office:value-type="float" office:value="2" calcext:value-type="float">
            <text:p>2</text:p>
          </table:table-cell>
          <table:table-cell table:style-name="ce459" table:formula="of:=[.BH31]" office:value-type="string" office:string-value="" calcext:value-type="string">
            <text:p></text:p>
          </table:table-cell>
          <table:table-cell table:style-name="ce465" table:formula="of:=IF(UNICODE([.BH32])=60;0;IF(UNICODE([.BH32])=61663;1;IF(UNICODE([.BH32])=62;2;IF(UNICODE([.BH32])=61664;3;&quot;&quot;))))" office:value-type="float" office:value="1" calcext:value-type="float">
            <text:p>1</text:p>
          </table:table-cell>
          <table:table-cell table:style-name="ce459" table:formula="of:=[.BJ31]" office:value-type="string" office:string-value="" calcext:value-type="string">
            <text:p></text:p>
          </table:table-cell>
          <table:table-cell table:style-name="ce465" table:formula="of:=IF(UNICODE([.BJ32])=60;0;IF(UNICODE([.BJ32])=61663;1;IF(UNICODE([.BJ32])=62;2;IF(UNICODE([.BJ32])=61664;3;&quot;&quot;))))" office:value-type="float" office:value="3" calcext:value-type="float">
            <text:p>3</text:p>
          </table:table-cell>
          <table:table-cell table:style-name="ce459" table:formula="of:=[.BL28]" office:value-type="string" office:string-value="&gt;" calcext:value-type="string">
            <text:p>&gt;</text:p>
          </table:table-cell>
          <table:table-cell table:style-name="ce465" table:formula="of:=IF(UNICODE([.BL32])=60;0;IF(UNICODE([.BL32])=61663;1;IF(UNICODE([.BL32])=62;2;IF(UNICODE([.BL32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BN32]+[.BO32]" office:value-type="float" office:value="1" calcext:value-type="float">
            <text:p>1</text:p>
          </table:table-cell>
          <table:table-cell table:style-name="ce494" table:formula="of:=16*(MAX([.BN32];[.BO32])-MIN([.BN32];[.BO32])) +[.BP32]" office:value-type="float" office:value="17" calcext:value-type="float">
            <text:p>17</text:p>
          </table:table-cell>
          <table:table-cell table:style-name="ce498" table:formula="of:=BASE([.BQ32];2)" office:value-type="string" office:string-value="10001" calcext:value-type="string">
            <text:p>10001</text:p>
          </table:table-cell>
          <table:table-cell table:style-name="ce535" table:formula="of:=64*[.BU32]+16*[.BW32]+4*[.BY32]+[.CA32]" office:value-type="float" office:value="190" calcext:value-type="float">
            <text:p>190</text:p>
          </table:table-cell>
          <table:table-cell table:style-name="ce459" table:formula="of:=[.BT31]" office:value-type="string" office:string-value="&gt;" calcext:value-type="string">
            <text:p>&gt;</text:p>
          </table:table-cell>
          <table:table-cell table:style-name="ce465" table:formula="of:=IF(UNICODE([.BT32])=60;0;IF(UNICODE([.BT32])=61663;1;IF(UNICODE([.BT32])=62;2;IF(UNICODE([.BT32])=61664;3;&quot;&quot;))))" office:value-type="float" office:value="2" calcext:value-type="float">
            <text:p>2</text:p>
          </table:table-cell>
          <table:table-cell table:style-name="ce459" table:formula="of:=[.BV31]" office:value-type="string" office:string-value="" calcext:value-type="string">
            <text:p></text:p>
          </table:table-cell>
          <table:table-cell table:style-name="ce465" table:formula="of:=IF(UNICODE([.BV32])=60;0;IF(UNICODE([.BV32])=61663;1;IF(UNICODE([.BV32])=62;2;IF(UNICODE([.BV32])=61664;3;&quot;&quot;))))" office:value-type="float" office:value="3" calcext:value-type="float">
            <text:p>3</text:p>
          </table:table-cell>
          <table:table-cell table:style-name="ce459" table:formula="of:=[.BX31]" office:value-type="string" office:string-value="" calcext:value-type="string">
            <text:p></text:p>
          </table:table-cell>
          <table:table-cell table:style-name="ce465" table:formula="of:=IF(UNICODE([.BX32])=60;0;IF(UNICODE([.BX32])=61663;1;IF(UNICODE([.BX32])=62;2;IF(UNICODE([.BX32])=61664;3;&quot;&quot;))))" office:value-type="float" office:value="3" calcext:value-type="float">
            <text:p>3</text:p>
          </table:table-cell>
          <table:table-cell table:style-name="ce459" table:formula="of:=[.BZ28]" office:value-type="string" office:string-value="&gt;" calcext:value-type="string">
            <text:p>&gt;</text:p>
          </table:table-cell>
          <table:table-cell table:style-name="ce465" table:formula="of:=IF(UNICODE([.BZ32])=60;0;IF(UNICODE([.BZ32])=61663;1;IF(UNICODE([.BZ32])=62;2;IF(UNICODE([.BZ32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CB32]+[.CC32]" office:value-type="float" office:value="2" calcext:value-type="float">
            <text:p>2</text:p>
          </table:table-cell>
          <table:table-cell table:style-name="ce494" table:formula="of:=16*(MAX([.CB32];[.CC32])-MIN([.CB32];[.CC32])) +[.CD32]" office:value-type="float" office:value="34" calcext:value-type="float">
            <text:p>34</text:p>
          </table:table-cell>
          <table:table-cell table:style-name="ce498" table:formula="of:=BASE([.CE32];2)" office:value-type="string" office:string-value="100010" calcext:value-type="string">
            <text:p>100010</text:p>
          </table:table-cell>
          <table:table-cell table:style-name="ce539" table:formula="of:=64*[.CI32]+16*[.CK32]+4*[.CM32]+[.CO32]" office:value-type="float" office:value="222" calcext:value-type="float">
            <text:p>222</text:p>
          </table:table-cell>
          <table:table-cell table:style-name="ce459" table:formula="of:=[.CH31]" office:value-type="string" office:string-value="" calcext:value-type="string">
            <text:p></text:p>
          </table:table-cell>
          <table:table-cell table:style-name="ce465" table:formula="of:=IF(UNICODE([.CH32])=60;0;IF(UNICODE([.CH32])=61663;1;IF(UNICODE([.CH32])=62;2;IF(UNICODE([.CH32])=61664;3;&quot;&quot;))))" office:value-type="float" office:value="3" calcext:value-type="float">
            <text:p>3</text:p>
          </table:table-cell>
          <table:table-cell table:style-name="ce459" table:formula="of:=[.CJ31]" office:value-type="string" office:string-value="" calcext:value-type="string">
            <text:p></text:p>
          </table:table-cell>
          <table:table-cell table:style-name="ce465" table:formula="of:=IF(UNICODE([.CJ32])=60;0;IF(UNICODE([.CJ32])=61663;1;IF(UNICODE([.CJ32])=62;2;IF(UNICODE([.CJ32])=61664;3;&quot;&quot;))))" office:value-type="float" office:value="1" calcext:value-type="float">
            <text:p>1</text:p>
          </table:table-cell>
          <table:table-cell table:style-name="ce459" table:formula="of:=[.CL31]" office:value-type="string" office:string-value="" calcext:value-type="string">
            <text:p></text:p>
          </table:table-cell>
          <table:table-cell table:style-name="ce465" table:formula="of:=IF(UNICODE([.CL32])=60;0;IF(UNICODE([.CL32])=61663;1;IF(UNICODE([.CL32])=62;2;IF(UNICODE([.CL32])=61664;3;&quot;&quot;))))" office:value-type="float" office:value="3" calcext:value-type="float">
            <text:p>3</text:p>
          </table:table-cell>
          <table:table-cell table:style-name="ce459" table:formula="of:=[.CN28]" office:value-type="string" office:string-value="&gt;" calcext:value-type="string">
            <text:p>&gt;</text:p>
          </table:table-cell>
          <table:table-cell table:style-name="ce465" table:formula="of:=IF(UNICODE([.CN32])=60;0;IF(UNICODE([.CN32])=61663;1;IF(UNICODE([.CN32])=62;2;IF(UNICODE([.CN32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CP32]+[.CQ32]" office:value-type="float" office:value="1" calcext:value-type="float">
            <text:p>1</text:p>
          </table:table-cell>
          <table:table-cell table:style-name="ce494" table:formula="of:=16*(MAX([.CP32];[.CQ32])-MIN([.CP32];[.CQ32])) +[.CR32]" office:value-type="float" office:value="17" calcext:value-type="float">
            <text:p>17</text:p>
          </table:table-cell>
          <table:table-cell table:style-name="ce498" table:formula="of:=BASE([.CS32];2)" office:value-type="string" office:string-value="10001" calcext:value-type="string">
            <text:p>10001</text:p>
          </table:table-cell>
          <table:table-cell table:style-name="ce535" table:formula="of:=64*[.CW32]+16*[.CY32]+4*[.DA32]+[.DC32]" office:value-type="float" office:value="254" calcext:value-type="float">
            <text:p>254</text:p>
          </table:table-cell>
          <table:table-cell table:style-name="ce459" table:formula="of:=[.CV31]" office:value-type="string" office:string-value="" calcext:value-type="string">
            <text:p></text:p>
          </table:table-cell>
          <table:table-cell table:style-name="ce465" table:formula="of:=IF(UNICODE([.CV32])=60;0;IF(UNICODE([.CV32])=61663;1;IF(UNICODE([.CV32])=62;2;IF(UNICODE([.CV32])=61664;3;&quot;&quot;))))" office:value-type="float" office:value="3" calcext:value-type="float">
            <text:p>3</text:p>
          </table:table-cell>
          <table:table-cell table:style-name="ce459" table:formula="of:=[.CX31]" office:value-type="string" office:string-value="" calcext:value-type="string">
            <text:p></text:p>
          </table:table-cell>
          <table:table-cell table:style-name="ce465" table:formula="of:=IF(UNICODE([.CX32])=60;0;IF(UNICODE([.CX32])=61663;1;IF(UNICODE([.CX32])=62;2;IF(UNICODE([.CX32])=61664;3;&quot;&quot;))))" office:value-type="float" office:value="3" calcext:value-type="float">
            <text:p>3</text:p>
          </table:table-cell>
          <table:table-cell table:style-name="ce459" table:formula="of:=[.CZ31]" office:value-type="string" office:string-value="" calcext:value-type="string">
            <text:p></text:p>
          </table:table-cell>
          <table:table-cell table:style-name="ce465" table:formula="of:=IF(UNICODE([.CZ32])=60;0;IF(UNICODE([.CZ32])=61663;1;IF(UNICODE([.CZ32])=62;2;IF(UNICODE([.CZ32])=61664;3;&quot;&quot;))))" office:value-type="float" office:value="3" calcext:value-type="float">
            <text:p>3</text:p>
          </table:table-cell>
          <table:table-cell table:style-name="ce459" table:formula="of:=[.DB28]" office:value-type="string" office:string-value="&gt;" calcext:value-type="string">
            <text:p>&gt;</text:p>
          </table:table-cell>
          <table:table-cell table:style-name="ce465" table:formula="of:=IF(UNICODE([.DB32])=60;0;IF(UNICODE([.DB32])=61663;1;IF(UNICODE([.DB32])=62;2;IF(UNICODE([.DB32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32]+[.DE32]" office:value-type="float" office:value="3" calcext:value-type="float">
            <text:p>3</text:p>
          </table:table-cell>
          <table:table-cell table:style-name="ce547" table:formula="of:=16*(MAX([.DD32];[.DE32])-MIN([.DD32];[.DE32])) +[.DF32]" office:value-type="float" office:value="51" calcext:value-type="float">
            <text:p>51</text:p>
          </table:table-cell>
          <table:table-cell table:style-name="ce549" table:formula="of:=BASE([.DG32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453" table:formula="of:=64*[.C33]+16*[.E33]+4*[.G33]+[.I33]" office:value-type="float" office:value="31" calcext:value-type="float">
            <text:p>31</text:p>
          </table:table-cell>
          <table:table-cell table:style-name="ce461" table:formula="of:=[.B32]" office:value-type="string" office:string-value="&lt;" calcext:value-type="string">
            <text:p>&lt;</text:p>
          </table:table-cell>
          <table:table-cell table:style-name="ce467" table:formula="of:=IF(UNICODE([.B33])=60;0;IF(UNICODE([.B33])=61663;1;IF(UNICODE([.B33])=62;2;IF(UNICODE([.B33])=61664;3;&quot;&quot;))))" office:value-type="float" office:value="0" calcext:value-type="float">
            <text:p>0</text:p>
          </table:table-cell>
          <table:table-cell table:style-name="ce461" table:formula="of:=[.D32]" office:value-type="string" office:string-value="" calcext:value-type="string">
            <text:p></text:p>
          </table:table-cell>
          <table:table-cell table:style-name="ce467" table:formula="of:=IF(UNICODE([.D33])=60;0;IF(UNICODE([.D33])=61663;1;IF(UNICODE([.D33])=62;2;IF(UNICODE([.D33])=61664;3;&quot;&quot;))))" office:value-type="float" office:value="1" calcext:value-type="float">
            <text:p>1</text:p>
          </table:table-cell>
          <table:table-cell table:style-name="ce461" table:formula="of:=[.F32]" office:value-type="string" office:string-value="" calcext:value-type="string">
            <text:p></text:p>
          </table:table-cell>
          <table:table-cell table:style-name="ce467" table:formula="of:=IF(UNICODE([.F33])=60;0;IF(UNICODE([.F33])=61663;1;IF(UNICODE([.F33])=62;2;IF(UNICODE([.F33])=61664;3;&quot;&quot;))))" office:value-type="float" office:value="3" calcext:value-type="float">
            <text:p>3</text:p>
          </table:table-cell>
          <table:table-cell table:style-name="ce461" table:formula="of:=[.H29]" office:value-type="string" office:string-value="" calcext:value-type="string">
            <text:p></text:p>
          </table:table-cell>
          <table:table-cell table:style-name="ce467" table:formula="of:=IF(UNICODE([.H33])=60;0;IF(UNICODE([.H33])=61663;1;IF(UNICODE([.H33])=62;2;IF(UNICODE([.H33])=61664;3;&quot;&quot;))))" office:value-type="float" office:value="3" calcext:value-type="float">
            <text:p>3</text:p>
          </table:table-cell>
          <table:table-cell table:style-name="ce378" office:value-type="float" office:value="3" calcext:value-type="float">
            <text:p>3</text:p>
          </table:table-cell>
          <table:table-cell table:style-name="ce384" office:value-type="float" office:value="2" calcext:value-type="float">
            <text:p>2</text:p>
          </table:table-cell>
          <table:table-cell table:style-name="ce491" table:formula="of:=4*[.J33]+[.K33]" office:value-type="float" office:value="14" calcext:value-type="float">
            <text:p>14</text:p>
          </table:table-cell>
          <table:table-cell table:style-name="ce496" table:formula="of:=16*(MAX([.J33];[.K33])-MIN([.J33];[.K33])) +[.L33]" office:value-type="float" office:value="30" calcext:value-type="float">
            <text:p>30</text:p>
          </table:table-cell>
          <table:table-cell table:style-name="ce500" table:formula="of:=BASE([.M33];2)" office:value-type="string" office:string-value="11110" calcext:value-type="string">
            <text:p>11110</text:p>
          </table:table-cell>
          <table:table-cell table:style-name="ce508" table:formula="of:=64*[.Q33]+16*[.S33]+4*[.U33]+[.W33]" office:value-type="float" office:value="63" calcext:value-type="float">
            <text:p>63</text:p>
          </table:table-cell>
          <table:table-cell table:style-name="ce461" table:formula="of:=[.P32]" office:value-type="string" office:string-value="&lt;" calcext:value-type="string">
            <text:p>&lt;</text:p>
          </table:table-cell>
          <table:table-cell table:style-name="ce467" table:formula="of:=IF(UNICODE([.P33])=60;0;IF(UNICODE([.P33])=61663;1;IF(UNICODE([.P33])=62;2;IF(UNICODE([.P33])=61664;3;&quot;&quot;))))" office:value-type="float" office:value="0" calcext:value-type="float">
            <text:p>0</text:p>
          </table:table-cell>
          <table:table-cell table:style-name="ce461" table:formula="of:=[.R32]" office:value-type="string" office:string-value="" calcext:value-type="string">
            <text:p></text:p>
          </table:table-cell>
          <table:table-cell table:style-name="ce467" table:formula="of:=IF(UNICODE([.R33])=60;0;IF(UNICODE([.R33])=61663;1;IF(UNICODE([.R33])=62;2;IF(UNICODE([.R33])=61664;3;&quot;&quot;))))" office:value-type="float" office:value="3" calcext:value-type="float">
            <text:p>3</text:p>
          </table:table-cell>
          <table:table-cell table:style-name="ce461" table:formula="of:=[.T32]" office:value-type="string" office:string-value="" calcext:value-type="string">
            <text:p></text:p>
          </table:table-cell>
          <table:table-cell table:style-name="ce467" table:formula="of:=IF(UNICODE([.T33])=60;0;IF(UNICODE([.T33])=61663;1;IF(UNICODE([.T33])=62;2;IF(UNICODE([.T33])=61664;3;&quot;&quot;))))" office:value-type="float" office:value="3" calcext:value-type="float">
            <text:p>3</text:p>
          </table:table-cell>
          <table:table-cell table:style-name="ce461" table:formula="of:=[.V29]" office:value-type="string" office:string-value="" calcext:value-type="string">
            <text:p></text:p>
          </table:table-cell>
          <table:table-cell table:style-name="ce467" table:formula="of:=IF(UNICODE([.V33])=60;0;IF(UNICODE([.V33])=61663;1;IF(UNICODE([.V33])=62;2;IF(UNICODE([.V33])=61664;3;&quot;&quot;))))" office:value-type="float" office:value="3" calcext:value-type="float">
            <text:p>3</text:p>
          </table:table-cell>
          <table:table-cell table:style-name="ce378"/>
          <table:table-cell table:style-name="ce384"/>
          <table:table-cell table:style-name="ce491" table:formula="of:=4*[.X33]+[.Y33]" office:value-type="float" office:value="0" calcext:value-type="float">
            <text:p>0</text:p>
          </table:table-cell>
          <table:table-cell table:style-name="ce496" table:formula="of:=16*(MAX([.X33];[.Y33])-MIN([.X33];[.Y33])) +[.Z33]" office:value-type="float" office:value="0" calcext:value-type="float">
            <text:p>0</text:p>
          </table:table-cell>
          <table:table-cell table:style-name="ce500" table:formula="of:=BASE([.AA33];2)" office:value-type="string" office:string-value="0" calcext:value-type="string">
            <text:p>0</text:p>
          </table:table-cell>
          <table:table-cell table:style-name="ce516" table:formula="of:=64*[.AE33]+16*[.AG33]+4*[.AI33]+[.AK33]" office:value-type="float" office:value="95" calcext:value-type="float">
            <text:p>95</text:p>
          </table:table-cell>
          <table:table-cell table:style-name="ce461" table:formula="of:=[.AD32]" office:value-type="string" office:string-value="" calcext:value-type="string">
            <text:p></text:p>
          </table:table-cell>
          <table:table-cell table:style-name="ce467" table:formula="of:=IF(UNICODE([.AD33])=60;0;IF(UNICODE([.AD33])=61663;1;IF(UNICODE([.AD33])=62;2;IF(UNICODE([.AD33])=61664;3;&quot;&quot;))))" office:value-type="float" office:value="1" calcext:value-type="float">
            <text:p>1</text:p>
          </table:table-cell>
          <table:table-cell table:style-name="ce461" table:formula="of:=[.AF32]" office:value-type="string" office:string-value="" calcext:value-type="string">
            <text:p></text:p>
          </table:table-cell>
          <table:table-cell table:style-name="ce467" table:formula="of:=IF(UNICODE([.AF33])=60;0;IF(UNICODE([.AF33])=61663;1;IF(UNICODE([.AF33])=62;2;IF(UNICODE([.AF33])=61664;3;&quot;&quot;))))" office:value-type="float" office:value="1" calcext:value-type="float">
            <text:p>1</text:p>
          </table:table-cell>
          <table:table-cell table:style-name="ce461" table:formula="of:=[.AH32]" office:value-type="string" office:string-value="" calcext:value-type="string">
            <text:p></text:p>
          </table:table-cell>
          <table:table-cell table:style-name="ce467" table:formula="of:=IF(UNICODE([.AH33])=60;0;IF(UNICODE([.AH33])=61663;1;IF(UNICODE([.AH33])=62;2;IF(UNICODE([.AH33])=61664;3;&quot;&quot;))))" office:value-type="float" office:value="3" calcext:value-type="float">
            <text:p>3</text:p>
          </table:table-cell>
          <table:table-cell table:style-name="ce461" table:formula="of:=[.AJ29]" office:value-type="string" office:string-value="" calcext:value-type="string">
            <text:p></text:p>
          </table:table-cell>
          <table:table-cell table:style-name="ce467" table:formula="of:=IF(UNICODE([.AJ33])=60;0;IF(UNICODE([.AJ33])=61663;1;IF(UNICODE([.AJ33])=62;2;IF(UNICODE([.AJ33])=61664;3;&quot;&quot;))))" office:value-type="float" office:value="3" calcext:value-type="float">
            <text:p>3</text:p>
          </table:table-cell>
          <table:table-cell table:style-name="ce520"/>
          <table:table-cell table:style-name="ce524"/>
          <table:table-cell table:style-name="ce491" table:formula="of:=4*[.AL33]+[.AM33]" office:value-type="float" office:value="0" calcext:value-type="float">
            <text:p>0</text:p>
          </table:table-cell>
          <table:table-cell table:style-name="ce496" table:formula="of:=16*(MAX([.AL33];[.AM33])-MIN([.AL33];[.AM33])) +[.AN33]" office:value-type="float" office:value="0" calcext:value-type="float">
            <text:p>0</text:p>
          </table:table-cell>
          <table:table-cell table:style-name="ce500" table:formula="of:=BASE([.AO33];2)" office:value-type="string" office:string-value="0" calcext:value-type="string">
            <text:p>0</text:p>
          </table:table-cell>
          <table:table-cell table:style-name="ce508" table:formula="of:=64*[.AS33]+16*[.AU33]+4*[.AW33]+[.AY33]" office:value-type="float" office:value="127" calcext:value-type="float">
            <text:p>127</text:p>
          </table:table-cell>
          <table:table-cell table:style-name="ce461" table:formula="of:=[.AR32]" office:value-type="string" office:string-value="" calcext:value-type="string">
            <text:p></text:p>
          </table:table-cell>
          <table:table-cell table:style-name="ce467" table:formula="of:=IF(UNICODE([.AR33])=60;0;IF(UNICODE([.AR33])=61663;1;IF(UNICODE([.AR33])=62;2;IF(UNICODE([.AR33])=61664;3;&quot;&quot;))))" office:value-type="float" office:value="1" calcext:value-type="float">
            <text:p>1</text:p>
          </table:table-cell>
          <table:table-cell table:style-name="ce461" table:formula="of:=[.AT32]" office:value-type="string" office:string-value="" calcext:value-type="string">
            <text:p></text:p>
          </table:table-cell>
          <table:table-cell table:style-name="ce467" table:formula="of:=IF(UNICODE([.AT33])=60;0;IF(UNICODE([.AT33])=61663;1;IF(UNICODE([.AT33])=62;2;IF(UNICODE([.AT33])=61664;3;&quot;&quot;))))" office:value-type="float" office:value="3" calcext:value-type="float">
            <text:p>3</text:p>
          </table:table-cell>
          <table:table-cell table:style-name="ce461" table:formula="of:=[.AV32]" office:value-type="string" office:string-value="" calcext:value-type="string">
            <text:p></text:p>
          </table:table-cell>
          <table:table-cell table:style-name="ce467" table:formula="of:=IF(UNICODE([.AV33])=60;0;IF(UNICODE([.AV33])=61663;1;IF(UNICODE([.AV33])=62;2;IF(UNICODE([.AV33])=61664;3;&quot;&quot;))))" office:value-type="float" office:value="3" calcext:value-type="float">
            <text:p>3</text:p>
          </table:table-cell>
          <table:table-cell table:style-name="ce461" table:formula="of:=[.AX29]" office:value-type="string" office:string-value="" calcext:value-type="string">
            <text:p></text:p>
          </table:table-cell>
          <table:table-cell table:style-name="ce467" table:formula="of:=IF(UNICODE([.AX33])=60;0;IF(UNICODE([.AX33])=61663;1;IF(UNICODE([.AX33])=62;2;IF(UNICODE([.AX33])=61664;3;&quot;&quot;))))" office:value-type="float" office:value="3" calcext:value-type="float">
            <text:p>3</text:p>
          </table:table-cell>
          <table:table-cell table:style-name="ce520"/>
          <table:table-cell table:style-name="ce524"/>
          <table:table-cell table:style-name="ce491" table:formula="of:=4*[.AZ33]+[.BA33]" office:value-type="float" office:value="0" calcext:value-type="float">
            <text:p>0</text:p>
          </table:table-cell>
          <table:table-cell table:style-name="ce496" table:formula="of:=16*(MAX([.AZ33];[.BA33])-MIN([.AZ33];[.BA33])) +[.BB33]" office:value-type="float" office:value="0" calcext:value-type="float">
            <text:p>0</text:p>
          </table:table-cell>
          <table:table-cell table:style-name="ce500" table:formula="of:=BASE([.BC33];2)" office:value-type="string" office:string-value="0" calcext:value-type="string">
            <text:p>0</text:p>
          </table:table-cell>
          <table:table-cell table:style-name="ce529" table:formula="of:=64*[.BG33]+16*[.BI33]+4*[.BK33]+[.BM33]" office:value-type="float" office:value="159" calcext:value-type="float">
            <text:p>159</text:p>
          </table:table-cell>
          <table:table-cell table:style-name="ce461" table:formula="of:=[.BF32]" office:value-type="string" office:string-value="&gt;" calcext:value-type="string">
            <text:p>&gt;</text:p>
          </table:table-cell>
          <table:table-cell table:style-name="ce467" table:formula="of:=IF(UNICODE([.BF33])=60;0;IF(UNICODE([.BF33])=61663;1;IF(UNICODE([.BF33])=62;2;IF(UNICODE([.BF33])=61664;3;&quot;&quot;))))" office:value-type="float" office:value="2" calcext:value-type="float">
            <text:p>2</text:p>
          </table:table-cell>
          <table:table-cell table:style-name="ce461" table:formula="of:=[.BH32]" office:value-type="string" office:string-value="" calcext:value-type="string">
            <text:p></text:p>
          </table:table-cell>
          <table:table-cell table:style-name="ce467" table:formula="of:=IF(UNICODE([.BH33])=60;0;IF(UNICODE([.BH33])=61663;1;IF(UNICODE([.BH33])=62;2;IF(UNICODE([.BH33])=61664;3;&quot;&quot;))))" office:value-type="float" office:value="1" calcext:value-type="float">
            <text:p>1</text:p>
          </table:table-cell>
          <table:table-cell table:style-name="ce461" table:formula="of:=[.BJ32]" office:value-type="string" office:string-value="" calcext:value-type="string">
            <text:p></text:p>
          </table:table-cell>
          <table:table-cell table:style-name="ce467" table:formula="of:=IF(UNICODE([.BJ33])=60;0;IF(UNICODE([.BJ33])=61663;1;IF(UNICODE([.BJ33])=62;2;IF(UNICODE([.BJ33])=61664;3;&quot;&quot;))))" office:value-type="float" office:value="3" calcext:value-type="float">
            <text:p>3</text:p>
          </table:table-cell>
          <table:table-cell table:style-name="ce461" table:formula="of:=[.BL29]" office:value-type="string" office:string-value="" calcext:value-type="string">
            <text:p></text:p>
          </table:table-cell>
          <table:table-cell table:style-name="ce467" table:formula="of:=IF(UNICODE([.BL33])=60;0;IF(UNICODE([.BL33])=61663;1;IF(UNICODE([.BL33])=62;2;IF(UNICODE([.BL33])=61664;3;&quot;&quot;))))" office:value-type="float" office:value="3" calcext:value-type="float">
            <text:p>3</text:p>
          </table:table-cell>
          <table:table-cell table:style-name="ce520" office:value-type="float" office:value="3" calcext:value-type="float">
            <text:p>3</text:p>
          </table:table-cell>
          <table:table-cell table:style-name="ce524" office:value-type="float" office:value="2" calcext:value-type="float">
            <text:p>2</text:p>
          </table:table-cell>
          <table:table-cell table:style-name="ce491" table:formula="of:=4*[.BN33]+[.BO33]" office:value-type="float" office:value="14" calcext:value-type="float">
            <text:p>14</text:p>
          </table:table-cell>
          <table:table-cell table:style-name="ce496" table:formula="of:=16*(MAX([.BN33];[.BO33])-MIN([.BN33];[.BO33])) +[.BP33]" office:value-type="float" office:value="30" calcext:value-type="float">
            <text:p>30</text:p>
          </table:table-cell>
          <table:table-cell table:style-name="ce500" table:formula="of:=BASE([.BQ33];2)" office:value-type="string" office:string-value="11110" calcext:value-type="string">
            <text:p>11110</text:p>
          </table:table-cell>
          <table:table-cell table:style-name="ce537" table:formula="of:=64*[.BU33]+16*[.BW33]+4*[.BY33]+[.CA33]" office:value-type="float" office:value="191" calcext:value-type="float">
            <text:p>191</text:p>
          </table:table-cell>
          <table:table-cell table:style-name="ce461" table:formula="of:=[.BT32]" office:value-type="string" office:string-value="&gt;" calcext:value-type="string">
            <text:p>&gt;</text:p>
          </table:table-cell>
          <table:table-cell table:style-name="ce467" table:formula="of:=IF(UNICODE([.BT33])=60;0;IF(UNICODE([.BT33])=61663;1;IF(UNICODE([.BT33])=62;2;IF(UNICODE([.BT33])=61664;3;&quot;&quot;))))" office:value-type="float" office:value="2" calcext:value-type="float">
            <text:p>2</text:p>
          </table:table-cell>
          <table:table-cell table:style-name="ce461" table:formula="of:=[.BV32]" office:value-type="string" office:string-value="" calcext:value-type="string">
            <text:p></text:p>
          </table:table-cell>
          <table:table-cell table:style-name="ce467" table:formula="of:=IF(UNICODE([.BV33])=60;0;IF(UNICODE([.BV33])=61663;1;IF(UNICODE([.BV33])=62;2;IF(UNICODE([.BV33])=61664;3;&quot;&quot;))))" office:value-type="float" office:value="3" calcext:value-type="float">
            <text:p>3</text:p>
          </table:table-cell>
          <table:table-cell table:style-name="ce461" table:formula="of:=[.BX32]" office:value-type="string" office:string-value="" calcext:value-type="string">
            <text:p></text:p>
          </table:table-cell>
          <table:table-cell table:style-name="ce467" table:formula="of:=IF(UNICODE([.BX33])=60;0;IF(UNICODE([.BX33])=61663;1;IF(UNICODE([.BX33])=62;2;IF(UNICODE([.BX33])=61664;3;&quot;&quot;))))" office:value-type="float" office:value="3" calcext:value-type="float">
            <text:p>3</text:p>
          </table:table-cell>
          <table:table-cell table:style-name="ce461" table:formula="of:=[.BZ29]" office:value-type="string" office:string-value="" calcext:value-type="string">
            <text:p></text:p>
          </table:table-cell>
          <table:table-cell table:style-name="ce467" table:formula="of:=IF(UNICODE([.BZ33])=60;0;IF(UNICODE([.BZ33])=61663;1;IF(UNICODE([.BZ33])=62;2;IF(UNICODE([.BZ33])=61664;3;&quot;&quot;))))" office:value-type="float" office:value="3" calcext:value-type="float">
            <text:p>3</text:p>
          </table:table-cell>
          <table:table-cell table:style-name="ce520"/>
          <table:table-cell table:style-name="ce524"/>
          <table:table-cell table:style-name="ce491" table:formula="of:=4*[.CB33]+[.CC33]" office:value-type="float" office:value="0" calcext:value-type="float">
            <text:p>0</text:p>
          </table:table-cell>
          <table:table-cell table:style-name="ce496" table:formula="of:=16*(MAX([.CB33];[.CC33])-MIN([.CB33];[.CC33])) +[.CD33]" office:value-type="float" office:value="0" calcext:value-type="float">
            <text:p>0</text:p>
          </table:table-cell>
          <table:table-cell table:style-name="ce500" table:formula="of:=BASE([.CE33];2)" office:value-type="string" office:string-value="0" calcext:value-type="string">
            <text:p>0</text:p>
          </table:table-cell>
          <table:table-cell table:style-name="ce541" table:formula="of:=64*[.CI33]+16*[.CK33]+4*[.CM33]+[.CO33]" office:value-type="float" office:value="223" calcext:value-type="float">
            <text:p>223</text:p>
          </table:table-cell>
          <table:table-cell table:style-name="ce461" table:formula="of:=[.CH32]" office:value-type="string" office:string-value="" calcext:value-type="string">
            <text:p></text:p>
          </table:table-cell>
          <table:table-cell table:style-name="ce467" table:formula="of:=IF(UNICODE([.CH33])=60;0;IF(UNICODE([.CH33])=61663;1;IF(UNICODE([.CH33])=62;2;IF(UNICODE([.CH33])=61664;3;&quot;&quot;))))" office:value-type="float" office:value="3" calcext:value-type="float">
            <text:p>3</text:p>
          </table:table-cell>
          <table:table-cell table:style-name="ce461" table:formula="of:=[.CJ32]" office:value-type="string" office:string-value="" calcext:value-type="string">
            <text:p></text:p>
          </table:table-cell>
          <table:table-cell table:style-name="ce467" table:formula="of:=IF(UNICODE([.CJ33])=60;0;IF(UNICODE([.CJ33])=61663;1;IF(UNICODE([.CJ33])=62;2;IF(UNICODE([.CJ33])=61664;3;&quot;&quot;))))" office:value-type="float" office:value="1" calcext:value-type="float">
            <text:p>1</text:p>
          </table:table-cell>
          <table:table-cell table:style-name="ce461" table:formula="of:=[.CL32]" office:value-type="string" office:string-value="" calcext:value-type="string">
            <text:p></text:p>
          </table:table-cell>
          <table:table-cell table:style-name="ce467" table:formula="of:=IF(UNICODE([.CL33])=60;0;IF(UNICODE([.CL33])=61663;1;IF(UNICODE([.CL33])=62;2;IF(UNICODE([.CL33])=61664;3;&quot;&quot;))))" office:value-type="float" office:value="3" calcext:value-type="float">
            <text:p>3</text:p>
          </table:table-cell>
          <table:table-cell table:style-name="ce461" table:formula="of:=[.CN29]" office:value-type="string" office:string-value="" calcext:value-type="string">
            <text:p></text:p>
          </table:table-cell>
          <table:table-cell table:style-name="ce467" table:formula="of:=IF(UNICODE([.CN33])=60;0;IF(UNICODE([.CN33])=61663;1;IF(UNICODE([.CN33])=62;2;IF(UNICODE([.CN33])=61664;3;&quot;&quot;))))" office:value-type="float" office:value="3" calcext:value-type="float">
            <text:p>3</text:p>
          </table:table-cell>
          <table:table-cell table:style-name="ce520"/>
          <table:table-cell table:style-name="ce524"/>
          <table:table-cell table:style-name="ce491" table:formula="of:=4*[.CP33]+[.CQ33]" office:value-type="float" office:value="0" calcext:value-type="float">
            <text:p>0</text:p>
          </table:table-cell>
          <table:table-cell table:style-name="ce496" table:formula="of:=16*(MAX([.CP33];[.CQ33])-MIN([.CP33];[.CQ33])) +[.CR33]" office:value-type="float" office:value="0" calcext:value-type="float">
            <text:p>0</text:p>
          </table:table-cell>
          <table:table-cell table:style-name="ce500" table:formula="of:=BASE([.CS33];2)" office:value-type="string" office:string-value="0" calcext:value-type="string">
            <text:p>0</text:p>
          </table:table-cell>
          <table:table-cell table:style-name="ce537" table:formula="of:=64*[.CW33]+16*[.CY33]+4*[.DA33]+[.DC33]" office:value-type="float" office:value="255" calcext:value-type="float">
            <text:p>255</text:p>
          </table:table-cell>
          <table:table-cell table:style-name="ce461" table:formula="of:=[.CV32]" office:value-type="string" office:string-value="" calcext:value-type="string">
            <text:p></text:p>
          </table:table-cell>
          <table:table-cell table:style-name="ce467" table:formula="of:=IF(UNICODE([.CV33])=60;0;IF(UNICODE([.CV33])=61663;1;IF(UNICODE([.CV33])=62;2;IF(UNICODE([.CV33])=61664;3;&quot;&quot;))))" office:value-type="float" office:value="3" calcext:value-type="float">
            <text:p>3</text:p>
          </table:table-cell>
          <table:table-cell table:style-name="ce461" table:formula="of:=[.CX32]" office:value-type="string" office:string-value="" calcext:value-type="string">
            <text:p></text:p>
          </table:table-cell>
          <table:table-cell table:style-name="ce467" table:formula="of:=IF(UNICODE([.CX33])=60;0;IF(UNICODE([.CX33])=61663;1;IF(UNICODE([.CX33])=62;2;IF(UNICODE([.CX33])=61664;3;&quot;&quot;))))" office:value-type="float" office:value="3" calcext:value-type="float">
            <text:p>3</text:p>
          </table:table-cell>
          <table:table-cell table:style-name="ce461" table:formula="of:=[.CZ32]" office:value-type="string" office:string-value="" calcext:value-type="string">
            <text:p></text:p>
          </table:table-cell>
          <table:table-cell table:style-name="ce467" table:formula="of:=IF(UNICODE([.CZ33])=60;0;IF(UNICODE([.CZ33])=61663;1;IF(UNICODE([.CZ33])=62;2;IF(UNICODE([.CZ33])=61664;3;&quot;&quot;))))" office:value-type="float" office:value="3" calcext:value-type="float">
            <text:p>3</text:p>
          </table:table-cell>
          <table:table-cell table:style-name="ce461" table:formula="of:=[.DB29]" office:value-type="string" office:string-value="" calcext:value-type="string">
            <text:p></text:p>
          </table:table-cell>
          <table:table-cell table:style-name="ce467" table:formula="of:=IF(UNICODE([.DB33])=60;0;IF(UNICODE([.DB33])=61663;1;IF(UNICODE([.DB33])=62;2;IF(UNICODE([.DB33])=61664;3;&quot;&quot;))))" office:value-type="float" office:value="3" calcext:value-type="float">
            <text:p>3</text:p>
          </table:table-cell>
          <table:table-cell table:style-name="ce520"/>
          <table:table-cell table:style-name="ce524"/>
          <table:table-cell table:style-name="ce491" table:formula="of:=4*[.DD33]+[.DE33]" office:value-type="float" office:value="0" calcext:value-type="float">
            <text:p>0</text:p>
          </table:table-cell>
          <table:table-cell table:style-name="ce496" table:formula="of:=16*(MAX([.DD33];[.DE33])-MIN([.DD33];[.DE33])) +[.DF33]" office:value-type="float" office:value="0" calcext:value-type="float">
            <text:p>0</text:p>
          </table:table-cell>
          <table:table-cell table:style-name="ce551" table:formula="of:=BASE([.DG33];2)" office:value-type="string" office:string-value="0" calcext:value-type="string">
            <text:p>0</text:p>
          </table:table-cell>
          <table:table-cell table:style-name="ce374" table:number-columns-repeated="920"/>
          <table:table-cell table:number-columns-repeated="15352"/>
        </table:table-row>
        <table:table-row table:style-name="ro1">
          <table:table-cell table:formula="of:=[.O2]" office:value-type="float" office:value="32" calcext:value-type="float">
            <text:p>32</text:p>
          </table:table-cell>
          <table:table-cell table:number-columns-repeated="11"/>
          <table:table-cell table:formula="of:=[.AA2]" office:value-type="float" office:value="0" calcext:value-type="float">
            <text:p>0</text:p>
          </table:table-cell>
          <table:table-cell table:style-name="ce502" table:formula="of:=[.AB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3]" office:value-type="float" office:value="33" calcext:value-type="float">
            <text:p>33</text:p>
          </table:table-cell>
          <table:table-cell table:number-columns-repeated="11"/>
          <table:table-cell table:formula="of:=[.AA3]" office:value-type="float" office:value="20" calcext:value-type="float">
            <text:p>20</text:p>
          </table:table-cell>
          <table:table-cell table:style-name="ce502" table:formula="of:=[.AB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4]" office:value-type="float" office:value="34" calcext:value-type="float">
            <text:p>34</text:p>
          </table:table-cell>
          <table:table-cell table:number-columns-repeated="11"/>
          <table:table-cell table:formula="of:=[.AA4]" office:value-type="float" office:value="0" calcext:value-type="float">
            <text:p>0</text:p>
          </table:table-cell>
          <table:table-cell table:style-name="ce502" table:formula="of:=[.AB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5]" office:value-type="float" office:value="35" calcext:value-type="float">
            <text:p>35</text:p>
          </table:table-cell>
          <table:table-cell table:number-columns-repeated="11"/>
          <table:table-cell table:formula="of:=[.AA5]" office:value-type="float" office:value="0" calcext:value-type="float">
            <text:p>0</text:p>
          </table:table-cell>
          <table:table-cell table:style-name="ce502" table:formula="of:=[.AB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6]" office:value-type="float" office:value="36" calcext:value-type="float">
            <text:p>36</text:p>
          </table:table-cell>
          <table:table-cell table:number-columns-repeated="11"/>
          <table:table-cell table:formula="of:=[.AA6]" office:value-type="float" office:value="25" calcext:value-type="float">
            <text:p>25</text:p>
          </table:table-cell>
          <table:table-cell table:style-name="ce502" table:formula="of:=[.AB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7]" office:value-type="float" office:value="37" calcext:value-type="float">
            <text:p>37</text:p>
          </table:table-cell>
          <table:table-cell table:number-columns-repeated="11"/>
          <table:table-cell table:formula="of:=[.AA7]" office:value-type="float" office:value="40" calcext:value-type="float">
            <text:p>40</text:p>
          </table:table-cell>
          <table:table-cell table:style-name="ce502" table:formula="of:=[.AB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O8]" office:value-type="float" office:value="38" calcext:value-type="float">
            <text:p>38</text:p>
          </table:table-cell>
          <table:table-cell table:number-columns-repeated="11"/>
          <table:table-cell table:formula="of:=[.AA8]" office:value-type="float" office:value="25" calcext:value-type="float">
            <text:p>25</text:p>
          </table:table-cell>
          <table:table-cell table:style-name="ce502" table:formula="of:=[.AB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9]" office:value-type="float" office:value="39" calcext:value-type="float">
            <text:p>39</text:p>
          </table:table-cell>
          <table:table-cell table:number-columns-repeated="11"/>
          <table:table-cell table:formula="of:=[.AA9]" office:value-type="float" office:value="25" calcext:value-type="float">
            <text:p>25</text:p>
          </table:table-cell>
          <table:table-cell table:style-name="ce502" table:formula="of:=[.AB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10]" office:value-type="float" office:value="40" calcext:value-type="float">
            <text:p>40</text:p>
          </table:table-cell>
          <table:table-cell table:number-columns-repeated="11"/>
          <table:table-cell table:formula="of:=[.AA10]" office:value-type="float" office:value="0" calcext:value-type="float">
            <text:p>0</text:p>
          </table:table-cell>
          <table:table-cell table:style-name="ce502" table:formula="of:=[.AB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1]" office:value-type="float" office:value="41" calcext:value-type="float">
            <text:p>41</text:p>
          </table:table-cell>
          <table:table-cell table:number-columns-repeated="11"/>
          <table:table-cell table:formula="of:=[.AA11]" office:value-type="float" office:value="20" calcext:value-type="float">
            <text:p>20</text:p>
          </table:table-cell>
          <table:table-cell table:style-name="ce502" table:formula="of:=[.AB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12]" office:value-type="float" office:value="42" calcext:value-type="float">
            <text:p>42</text:p>
          </table:table-cell>
          <table:table-cell table:number-columns-repeated="11"/>
          <table:table-cell table:formula="of:=[.AA12]" office:value-type="float" office:value="0" calcext:value-type="float">
            <text:p>0</text:p>
          </table:table-cell>
          <table:table-cell table:style-name="ce502" table:formula="of:=[.AB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3]" office:value-type="float" office:value="43" calcext:value-type="float">
            <text:p>43</text:p>
          </table:table-cell>
          <table:table-cell table:number-columns-repeated="11"/>
          <table:table-cell table:formula="of:=[.AA13]" office:value-type="float" office:value="0" calcext:value-type="float">
            <text:p>0</text:p>
          </table:table-cell>
          <table:table-cell table:style-name="ce502" table:formula="of:=[.AB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4]" office:value-type="float" office:value="44" calcext:value-type="float">
            <text:p>44</text:p>
          </table:table-cell>
          <table:table-cell table:number-columns-repeated="11"/>
          <table:table-cell table:formula="of:=[.AA14]" office:value-type="float" office:value="17" calcext:value-type="float">
            <text:p>17</text:p>
          </table:table-cell>
          <table:table-cell table:style-name="ce502" table:formula="of:=[.AB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O15]" office:value-type="float" office:value="45" calcext:value-type="float">
            <text:p>45</text:p>
          </table:table-cell>
          <table:table-cell table:number-columns-repeated="11"/>
          <table:table-cell table:formula="of:=[.AA15]" office:value-type="float" office:value="0" calcext:value-type="float">
            <text:p>0</text:p>
          </table:table-cell>
          <table:table-cell table:style-name="ce502" table:formula="of:=[.AB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6]" office:value-type="float" office:value="46" calcext:value-type="float">
            <text:p>46</text:p>
          </table:table-cell>
          <table:table-cell table:number-columns-repeated="11"/>
          <table:table-cell table:formula="of:=[.AA16]" office:value-type="float" office:value="17" calcext:value-type="float">
            <text:p>17</text:p>
          </table:table-cell>
          <table:table-cell table:style-name="ce502" table:formula="of:=[.AB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O17]" office:value-type="float" office:value="47" calcext:value-type="float">
            <text:p>47</text:p>
          </table:table-cell>
          <table:table-cell table:number-columns-repeated="11"/>
          <table:table-cell table:formula="of:=[.AA17]" office:value-type="float" office:value="0" calcext:value-type="float">
            <text:p>0</text:p>
          </table:table-cell>
          <table:table-cell table:style-name="ce502" table:formula="of:=[.AB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8]" office:value-type="float" office:value="48" calcext:value-type="float">
            <text:p>48</text:p>
          </table:table-cell>
          <table:table-cell table:number-columns-repeated="11"/>
          <table:table-cell table:formula="of:=[.AA18]" office:value-type="float" office:value="22" calcext:value-type="float">
            <text:p>22</text:p>
          </table:table-cell>
          <table:table-cell table:style-name="ce502" table:formula="of:=[.AB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19]" office:value-type="float" office:value="49" calcext:value-type="float">
            <text:p>49</text:p>
          </table:table-cell>
          <table:table-cell table:number-columns-repeated="11"/>
          <table:table-cell table:formula="of:=[.AA19]" office:value-type="float" office:value="20" calcext:value-type="float">
            <text:p>20</text:p>
          </table:table-cell>
          <table:table-cell table:style-name="ce502" table:formula="of:=[.AB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20]" office:value-type="float" office:value="50" calcext:value-type="float">
            <text:p>50</text:p>
          </table:table-cell>
          <table:table-cell table:number-columns-repeated="11"/>
          <table:table-cell table:formula="of:=[.AA20]" office:value-type="float" office:value="22" calcext:value-type="float">
            <text:p>22</text:p>
          </table:table-cell>
          <table:table-cell table:style-name="ce502" table:formula="of:=[.AB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1]" office:value-type="float" office:value="51" calcext:value-type="float">
            <text:p>51</text:p>
          </table:table-cell>
          <table:table-cell table:number-columns-repeated="11"/>
          <table:table-cell table:formula="of:=[.AA21]" office:value-type="float" office:value="22" calcext:value-type="float">
            <text:p>22</text:p>
          </table:table-cell>
          <table:table-cell table:style-name="ce502" table:formula="of:=[.AB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2]" office:value-type="float" office:value="52" calcext:value-type="float">
            <text:p>52</text:p>
          </table:table-cell>
          <table:table-cell table:number-columns-repeated="11"/>
          <table:table-cell table:formula="of:=[.AA22]" office:value-type="float" office:value="0" calcext:value-type="float">
            <text:p>0</text:p>
          </table:table-cell>
          <table:table-cell table:style-name="ce502" table:formula="of:=[.AB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3]" office:value-type="float" office:value="53" calcext:value-type="float">
            <text:p>53</text:p>
          </table:table-cell>
          <table:table-cell table:number-columns-repeated="11"/>
          <table:table-cell table:formula="of:=[.AA23]" office:value-type="float" office:value="0" calcext:value-type="float">
            <text:p>0</text:p>
          </table:table-cell>
          <table:table-cell table:style-name="ce502" table:formula="of:=[.AB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4]" office:value-type="float" office:value="54" calcext:value-type="float">
            <text:p>54</text:p>
          </table:table-cell>
          <table:table-cell table:number-columns-repeated="11"/>
          <table:table-cell table:formula="of:=[.AA24]" office:value-type="float" office:value="0" calcext:value-type="float">
            <text:p>0</text:p>
          </table:table-cell>
          <table:table-cell table:style-name="ce502" table:formula="of:=[.AB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5]" office:value-type="float" office:value="55" calcext:value-type="float">
            <text:p>55</text:p>
          </table:table-cell>
          <table:table-cell table:number-columns-repeated="11"/>
          <table:table-cell table:formula="of:=[.AA25]" office:value-type="float" office:value="0" calcext:value-type="float">
            <text:p>0</text:p>
          </table:table-cell>
          <table:table-cell table:style-name="ce502" table:formula="of:=[.AB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6]" office:value-type="float" office:value="56" calcext:value-type="float">
            <text:p>56</text:p>
          </table:table-cell>
          <table:table-cell table:number-columns-repeated="11"/>
          <table:table-cell table:formula="of:=[.AA26]" office:value-type="float" office:value="22" calcext:value-type="float">
            <text:p>22</text:p>
          </table:table-cell>
          <table:table-cell table:style-name="ce502" table:formula="of:=[.AB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7]" office:value-type="float" office:value="57" calcext:value-type="float">
            <text:p>57</text:p>
          </table:table-cell>
          <table:table-cell table:number-columns-repeated="11"/>
          <table:table-cell table:formula="of:=[.AA27]" office:value-type="float" office:value="22" calcext:value-type="float">
            <text:p>22</text:p>
          </table:table-cell>
          <table:table-cell table:style-name="ce502" table:formula="of:=[.AB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8]" office:value-type="float" office:value="58" calcext:value-type="float">
            <text:p>58</text:p>
          </table:table-cell>
          <table:table-cell table:number-columns-repeated="11"/>
          <table:table-cell table:formula="of:=[.AA28]" office:value-type="float" office:value="22" calcext:value-type="float">
            <text:p>22</text:p>
          </table:table-cell>
          <table:table-cell table:style-name="ce502" table:formula="of:=[.AB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9]" office:value-type="float" office:value="59" calcext:value-type="float">
            <text:p>59</text:p>
          </table:table-cell>
          <table:table-cell table:number-columns-repeated="11"/>
          <table:table-cell table:formula="of:=[.AA29]" office:value-type="float" office:value="22" calcext:value-type="float">
            <text:p>22</text:p>
          </table:table-cell>
          <table:table-cell table:style-name="ce502" table:formula="of:=[.AB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30]" office:value-type="float" office:value="60" calcext:value-type="float">
            <text:p>60</text:p>
          </table:table-cell>
          <table:table-cell table:number-columns-repeated="11"/>
          <table:table-cell table:formula="of:=[.AA30]" office:value-type="float" office:value="34" calcext:value-type="float">
            <text:p>34</text:p>
          </table:table-cell>
          <table:table-cell table:style-name="ce502" table:formula="of:=[.AB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456" table:formula="of:=[.O31]" office:value-type="float" office:value="61" calcext:value-type="float">
            <text:p>61</text:p>
          </table:table-cell>
          <table:table-cell table:style-name="ce463" table:number-columns-repeated="7"/>
          <table:table-cell table:style-name="ce438"/>
          <table:table-cell/>
          <table:table-cell table:style-name="ce438" table:number-columns-repeated="2"/>
          <table:table-cell table:style-name="ce456" table:formula="of:=[.AA31]" office:value-type="float" office:value="0" calcext:value-type="float">
            <text:p>0</text:p>
          </table:table-cell>
          <table:table-cell table:style-name="ce503" table:formula="of:=[.AB31]" office:value-type="string" office:string-value="0" calcext:value-type="string">
            <text:p>0</text:p>
          </table:table-cell>
          <table:table-cell/>
          <table:table-cell table:style-name="ce438" table:number-columns-repeated="8"/>
          <table:table-cell/>
          <table:table-cell table:style-name="ce438" table:number-columns-repeated="2"/>
          <table:table-cell table:style-name="ce456"/>
          <table:table-cell table:style-name="ce503"/>
          <table:table-cell table:style-name="ce456"/>
          <table:table-cell table:style-name="ce438" table:number-columns-repeated="8"/>
          <table:table-cell/>
          <table:table-cell table:style-name="ce438" table:number-columns-repeated="2"/>
          <table:table-cell table:style-name="ce456"/>
          <table:table-cell table:style-name="ce503"/>
          <table:table-cell/>
          <table:table-cell table:style-name="ce438" table:number-columns-repeated="8"/>
          <table:table-cell/>
          <table:table-cell table:style-name="ce438" table:number-columns-repeated="2"/>
          <table:table-cell table:style-name="ce456"/>
          <table:table-cell table:style-name="ce503"/>
          <table:table-cell/>
          <table:table-cell table:style-name="ce463" table:number-columns-repeated="7"/>
          <table:table-cell table:style-name="ce438"/>
          <table:table-cell/>
          <table:table-cell table:style-name="ce438" table:number-columns-repeated="2"/>
          <table:table-cell table:style-name="ce456"/>
          <table:table-cell table:style-name="ce503"/>
          <table:table-cell/>
          <table:table-cell table:style-name="ce438" table:number-columns-repeated="8"/>
          <table:table-cell/>
          <table:table-cell table:style-name="ce438" table:number-columns-repeated="2"/>
          <table:table-cell table:style-name="ce456"/>
          <table:table-cell table:style-name="ce503"/>
          <table:table-cell table:style-name="ce456"/>
          <table:table-cell table:style-name="ce438" table:number-columns-repeated="8"/>
          <table:table-cell/>
          <table:table-cell table:style-name="ce438" table:number-columns-repeated="2"/>
          <table:table-cell table:style-name="ce456"/>
          <table:table-cell table:style-name="ce503"/>
          <table:table-cell/>
          <table:table-cell table:style-name="ce438" table:number-columns-repeated="8"/>
          <table:table-cell table:number-columns-repeated="5"/>
          <table:table-cell table:style-name="ce438" table:number-columns-repeated="16272"/>
        </table:table-row>
        <table:table-row table:style-name="ro1">
          <table:table-cell table:formula="of:=[.O32]" office:value-type="float" office:value="62" calcext:value-type="float">
            <text:p>62</text:p>
          </table:table-cell>
          <table:table-cell table:number-columns-repeated="11"/>
          <table:table-cell table:formula="of:=[.AA32]" office:value-type="float" office:value="34" calcext:value-type="float">
            <text:p>34</text:p>
          </table:table-cell>
          <table:table-cell table:style-name="ce502" table:formula="of:=[.AB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457" table:formula="of:=[.O33]" office:value-type="float" office:value="63" calcext:value-type="float">
            <text:p>63</text:p>
          </table:table-cell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 table:formula="of:=[.AA33]" office:value-type="float" office:value="0" calcext:value-type="float">
            <text:p>0</text:p>
          </table:table-cell>
          <table:table-cell table:style-name="ce504" table:formula="of:=[.AB33]" office:value-type="string" office:string-value="0" calcext:value-type="string">
            <text:p>0</text:p>
          </table:table-cell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32"/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54"/>
          <table:table-cell table:style-name="ce474" table:number-columns-repeated="16272"/>
        </table:table-row>
        <table:table-row table:style-name="ro1">
          <table:table-cell table:formula="of:=[.AC2]" office:value-type="float" office:value="64" calcext:value-type="float">
            <text:p>64</text:p>
          </table:table-cell>
          <table:table-cell table:number-columns-repeated="11"/>
          <table:table-cell table:formula="of:=[.AO2]" office:value-type="float" office:value="0" calcext:value-type="float">
            <text:p>0</text:p>
          </table:table-cell>
          <table:table-cell table:style-name="ce502" table:formula="of:=[.AP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]" office:value-type="float" office:value="65" calcext:value-type="float">
            <text:p>65</text:p>
          </table:table-cell>
          <table:table-cell table:number-columns-repeated="11"/>
          <table:table-cell table:formula="of:=[.AO3]" office:value-type="float" office:value="20" calcext:value-type="float">
            <text:p>20</text:p>
          </table:table-cell>
          <table:table-cell table:style-name="ce502" table:formula="of:=[.AP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4]" office:value-type="float" office:value="66" calcext:value-type="float">
            <text:p>66</text:p>
          </table:table-cell>
          <table:table-cell table:number-columns-repeated="11"/>
          <table:table-cell table:formula="of:=[.AO4]" office:value-type="float" office:value="0" calcext:value-type="float">
            <text:p>0</text:p>
          </table:table-cell>
          <table:table-cell table:style-name="ce502" table:formula="of:=[.AP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5]" office:value-type="float" office:value="67" calcext:value-type="float">
            <text:p>67</text:p>
          </table:table-cell>
          <table:table-cell table:number-columns-repeated="11"/>
          <table:table-cell table:formula="of:=[.AO5]" office:value-type="float" office:value="0" calcext:value-type="float">
            <text:p>0</text:p>
          </table:table-cell>
          <table:table-cell table:style-name="ce502" table:formula="of:=[.AP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6]" office:value-type="float" office:value="68" calcext:value-type="float">
            <text:p>68</text:p>
          </table:table-cell>
          <table:table-cell table:number-columns-repeated="11"/>
          <table:table-cell table:formula="of:=[.AO6]" office:value-type="float" office:value="25" calcext:value-type="float">
            <text:p>25</text:p>
          </table:table-cell>
          <table:table-cell table:style-name="ce502" table:formula="of:=[.AP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7]" office:value-type="float" office:value="69" calcext:value-type="float">
            <text:p>69</text:p>
          </table:table-cell>
          <table:table-cell table:number-columns-repeated="11"/>
          <table:table-cell table:formula="of:=[.AO7]" office:value-type="float" office:value="40" calcext:value-type="float">
            <text:p>40</text:p>
          </table:table-cell>
          <table:table-cell table:style-name="ce502" table:formula="of:=[.AP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AC8]" office:value-type="float" office:value="70" calcext:value-type="float">
            <text:p>70</text:p>
          </table:table-cell>
          <table:table-cell table:number-columns-repeated="11"/>
          <table:table-cell table:formula="of:=[.AO8]" office:value-type="float" office:value="25" calcext:value-type="float">
            <text:p>25</text:p>
          </table:table-cell>
          <table:table-cell table:style-name="ce502" table:formula="of:=[.AP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9]" office:value-type="float" office:value="71" calcext:value-type="float">
            <text:p>71</text:p>
          </table:table-cell>
          <table:table-cell table:number-columns-repeated="11"/>
          <table:table-cell table:formula="of:=[.AO9]" office:value-type="float" office:value="25" calcext:value-type="float">
            <text:p>25</text:p>
          </table:table-cell>
          <table:table-cell table:style-name="ce502" table:formula="of:=[.AP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10]" office:value-type="float" office:value="72" calcext:value-type="float">
            <text:p>72</text:p>
          </table:table-cell>
          <table:table-cell table:number-columns-repeated="11"/>
          <table:table-cell table:formula="of:=[.AO10]" office:value-type="float" office:value="0" calcext:value-type="float">
            <text:p>0</text:p>
          </table:table-cell>
          <table:table-cell table:style-name="ce502" table:formula="of:=[.AP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1]" office:value-type="float" office:value="73" calcext:value-type="float">
            <text:p>73</text:p>
          </table:table-cell>
          <table:table-cell table:number-columns-repeated="11"/>
          <table:table-cell table:formula="of:=[.AO11]" office:value-type="float" office:value="20" calcext:value-type="float">
            <text:p>20</text:p>
          </table:table-cell>
          <table:table-cell table:style-name="ce502" table:formula="of:=[.AP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12]" office:value-type="float" office:value="74" calcext:value-type="float">
            <text:p>74</text:p>
          </table:table-cell>
          <table:table-cell table:number-columns-repeated="11"/>
          <table:table-cell table:formula="of:=[.AO12]" office:value-type="float" office:value="0" calcext:value-type="float">
            <text:p>0</text:p>
          </table:table-cell>
          <table:table-cell table:style-name="ce502" table:formula="of:=[.AP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3]" office:value-type="float" office:value="75" calcext:value-type="float">
            <text:p>75</text:p>
          </table:table-cell>
          <table:table-cell table:number-columns-repeated="11"/>
          <table:table-cell table:formula="of:=[.AO13]" office:value-type="float" office:value="0" calcext:value-type="float">
            <text:p>0</text:p>
          </table:table-cell>
          <table:table-cell table:style-name="ce502" table:formula="of:=[.AP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4]" office:value-type="float" office:value="76" calcext:value-type="float">
            <text:p>76</text:p>
          </table:table-cell>
          <table:table-cell table:number-columns-repeated="11"/>
          <table:table-cell table:formula="of:=[.AO14]" office:value-type="float" office:value="17" calcext:value-type="float">
            <text:p>17</text:p>
          </table:table-cell>
          <table:table-cell table:style-name="ce502" table:formula="of:=[.AP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15]" office:value-type="float" office:value="77" calcext:value-type="float">
            <text:p>77</text:p>
          </table:table-cell>
          <table:table-cell table:number-columns-repeated="11"/>
          <table:table-cell table:formula="of:=[.AO15]" office:value-type="float" office:value="0" calcext:value-type="float">
            <text:p>0</text:p>
          </table:table-cell>
          <table:table-cell table:style-name="ce502" table:formula="of:=[.AP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6]" office:value-type="float" office:value="78" calcext:value-type="float">
            <text:p>78</text:p>
          </table:table-cell>
          <table:table-cell table:number-columns-repeated="11"/>
          <table:table-cell table:formula="of:=[.AO16]" office:value-type="float" office:value="17" calcext:value-type="float">
            <text:p>17</text:p>
          </table:table-cell>
          <table:table-cell table:style-name="ce502" table:formula="of:=[.AP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17]" office:value-type="float" office:value="79" calcext:value-type="float">
            <text:p>79</text:p>
          </table:table-cell>
          <table:table-cell table:number-columns-repeated="11"/>
          <table:table-cell table:formula="of:=[.AO17]" office:value-type="float" office:value="0" calcext:value-type="float">
            <text:p>0</text:p>
          </table:table-cell>
          <table:table-cell table:style-name="ce502" table:formula="of:=[.AP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8]" office:value-type="float" office:value="80" calcext:value-type="float">
            <text:p>80</text:p>
          </table:table-cell>
          <table:table-cell table:number-columns-repeated="11"/>
          <table:table-cell table:formula="of:=[.AO18]" office:value-type="float" office:value="0" calcext:value-type="float">
            <text:p>0</text:p>
          </table:table-cell>
          <table:table-cell table:style-name="ce502" table:formula="of:=[.AP1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9]" office:value-type="float" office:value="81" calcext:value-type="float">
            <text:p>81</text:p>
          </table:table-cell>
          <table:table-cell table:number-columns-repeated="11"/>
          <table:table-cell table:formula="of:=[.AO19]" office:value-type="float" office:value="20" calcext:value-type="float">
            <text:p>20</text:p>
          </table:table-cell>
          <table:table-cell table:style-name="ce502" table:formula="of:=[.AP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20]" office:value-type="float" office:value="82" calcext:value-type="float">
            <text:p>82</text:p>
          </table:table-cell>
          <table:table-cell table:number-columns-repeated="11"/>
          <table:table-cell table:formula="of:=[.AO20]" office:value-type="float" office:value="0" calcext:value-type="float">
            <text:p>0</text:p>
          </table:table-cell>
          <table:table-cell table:style-name="ce502" table:formula="of:=[.AP2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1]" office:value-type="float" office:value="83" calcext:value-type="float">
            <text:p>83</text:p>
          </table:table-cell>
          <table:table-cell table:number-columns-repeated="11"/>
          <table:table-cell table:formula="of:=[.AO21]" office:value-type="float" office:value="0" calcext:value-type="float">
            <text:p>0</text:p>
          </table:table-cell>
          <table:table-cell table:style-name="ce502" table:formula="of:=[.AP2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2]" office:value-type="float" office:value="84" calcext:value-type="float">
            <text:p>84</text:p>
          </table:table-cell>
          <table:table-cell table:number-columns-repeated="11"/>
          <table:table-cell table:formula="of:=[.AO22]" office:value-type="float" office:value="0" calcext:value-type="float">
            <text:p>0</text:p>
          </table:table-cell>
          <table:table-cell table:style-name="ce502" table:formula="of:=[.AP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3]" office:value-type="float" office:value="85" calcext:value-type="float">
            <text:p>85</text:p>
          </table:table-cell>
          <table:table-cell table:number-columns-repeated="11"/>
          <table:table-cell table:formula="of:=[.AO23]" office:value-type="float" office:value="0" calcext:value-type="float">
            <text:p>0</text:p>
          </table:table-cell>
          <table:table-cell table:style-name="ce502" table:formula="of:=[.AP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4]" office:value-type="float" office:value="86" calcext:value-type="float">
            <text:p>86</text:p>
          </table:table-cell>
          <table:table-cell table:number-columns-repeated="11"/>
          <table:table-cell table:formula="of:=[.AO24]" office:value-type="float" office:value="0" calcext:value-type="float">
            <text:p>0</text:p>
          </table:table-cell>
          <table:table-cell table:style-name="ce502" table:formula="of:=[.AP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5]" office:value-type="float" office:value="87" calcext:value-type="float">
            <text:p>87</text:p>
          </table:table-cell>
          <table:table-cell table:number-columns-repeated="11"/>
          <table:table-cell table:formula="of:=[.AO25]" office:value-type="float" office:value="0" calcext:value-type="float">
            <text:p>0</text:p>
          </table:table-cell>
          <table:table-cell table:style-name="ce502" table:formula="of:=[.AP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6]" office:value-type="float" office:value="88" calcext:value-type="float">
            <text:p>88</text:p>
          </table:table-cell>
          <table:table-cell table:number-columns-repeated="11"/>
          <table:table-cell table:formula="of:=[.AO26]" office:value-type="float" office:value="0" calcext:value-type="float">
            <text:p>0</text:p>
          </table:table-cell>
          <table:table-cell table:style-name="ce502" table:formula="of:=[.AP26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7]" office:value-type="float" office:value="89" calcext:value-type="float">
            <text:p>89</text:p>
          </table:table-cell>
          <table:table-cell table:number-columns-repeated="11"/>
          <table:table-cell table:formula="of:=[.AO27]" office:value-type="float" office:value="20" calcext:value-type="float">
            <text:p>20</text:p>
          </table:table-cell>
          <table:table-cell table:style-name="ce502" table:formula="of:=[.AP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28]" office:value-type="float" office:value="90" calcext:value-type="float">
            <text:p>90</text:p>
          </table:table-cell>
          <table:table-cell table:number-columns-repeated="11"/>
          <table:table-cell table:formula="of:=[.AO28]" office:value-type="float" office:value="0" calcext:value-type="float">
            <text:p>0</text:p>
          </table:table-cell>
          <table:table-cell table:style-name="ce502" table:formula="of:=[.AP2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9]" office:value-type="float" office:value="91" calcext:value-type="float">
            <text:p>91</text:p>
          </table:table-cell>
          <table:table-cell table:number-columns-repeated="11"/>
          <table:table-cell table:formula="of:=[.AO29]" office:value-type="float" office:value="0" calcext:value-type="float">
            <text:p>0</text:p>
          </table:table-cell>
          <table:table-cell table:style-name="ce502" table:formula="of:=[.AP29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0]" office:value-type="float" office:value="92" calcext:value-type="float">
            <text:p>92</text:p>
          </table:table-cell>
          <table:table-cell table:number-columns-repeated="11"/>
          <table:table-cell table:formula="of:=[.AO30]" office:value-type="float" office:value="17" calcext:value-type="float">
            <text:p>17</text:p>
          </table:table-cell>
          <table:table-cell table:style-name="ce502" table:formula="of:=[.AP30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31]" office:value-type="float" office:value="93" calcext:value-type="float">
            <text:p>93</text:p>
          </table:table-cell>
          <table:table-cell table:number-columns-repeated="11"/>
          <table:table-cell table:formula="of:=[.AO31]" office:value-type="float" office:value="0" calcext:value-type="float">
            <text:p>0</text:p>
          </table:table-cell>
          <table:table-cell table:style-name="ce502" table:formula="of:=[.AP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2]" office:value-type="float" office:value="94" calcext:value-type="float">
            <text:p>94</text:p>
          </table:table-cell>
          <table:table-cell table:number-columns-repeated="11"/>
          <table:table-cell table:formula="of:=[.AO32]" office:value-type="float" office:value="17" calcext:value-type="float">
            <text:p>17</text:p>
          </table:table-cell>
          <table:table-cell table:style-name="ce502" table:formula="of:=[.AP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457" table:formula="of:=[.AC33]" office:value-type="float" office:value="95" calcext:value-type="float">
            <text:p>95</text:p>
          </table:table-cell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 table:formula="of:=[.AO33]" office:value-type="float" office:value="0" calcext:value-type="float">
            <text:p>0</text:p>
          </table:table-cell>
          <table:table-cell table:style-name="ce504" table:formula="of:=[.AP33]" office:value-type="string" office:string-value="0" calcext:value-type="string">
            <text:p>0</text:p>
          </table:table-cell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32"/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54"/>
          <table:table-cell table:style-name="ce474" table:number-columns-repeated="16272"/>
        </table:table-row>
        <table:table-row table:style-name="ro1">
          <table:table-cell table:formula="of:=[.AQ2]" office:value-type="float" office:value="96" calcext:value-type="float">
            <text:p>96</text:p>
          </table:table-cell>
          <table:table-cell table:number-columns-repeated="11"/>
          <table:table-cell table:formula="of:=[.BC2]" office:value-type="float" office:value="0" calcext:value-type="float">
            <text:p>0</text:p>
          </table:table-cell>
          <table:table-cell table:style-name="ce502" table:formula="of:=[.BD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3]" office:value-type="float" office:value="97" calcext:value-type="float">
            <text:p>97</text:p>
          </table:table-cell>
          <table:table-cell table:number-columns-repeated="11"/>
          <table:table-cell table:formula="of:=[.BC3]" office:value-type="float" office:value="20" calcext:value-type="float">
            <text:p>20</text:p>
          </table:table-cell>
          <table:table-cell table:style-name="ce502" table:formula="of:=[.BD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4]" office:value-type="float" office:value="98" calcext:value-type="float">
            <text:p>98</text:p>
          </table:table-cell>
          <table:table-cell table:number-columns-repeated="11"/>
          <table:table-cell table:formula="of:=[.BC4]" office:value-type="float" office:value="0" calcext:value-type="float">
            <text:p>0</text:p>
          </table:table-cell>
          <table:table-cell table:style-name="ce502" table:formula="of:=[.BD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5]" office:value-type="float" office:value="99" calcext:value-type="float">
            <text:p>99</text:p>
          </table:table-cell>
          <table:table-cell table:number-columns-repeated="11"/>
          <table:table-cell table:formula="of:=[.BC5]" office:value-type="float" office:value="0" calcext:value-type="float">
            <text:p>0</text:p>
          </table:table-cell>
          <table:table-cell table:style-name="ce502" table:formula="of:=[.BD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6]" office:value-type="float" office:value="100" calcext:value-type="float">
            <text:p>100</text:p>
          </table:table-cell>
          <table:table-cell table:number-columns-repeated="11"/>
          <table:table-cell table:formula="of:=[.BC6]" office:value-type="float" office:value="25" calcext:value-type="float">
            <text:p>25</text:p>
          </table:table-cell>
          <table:table-cell table:style-name="ce502" table:formula="of:=[.BD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7]" office:value-type="float" office:value="101" calcext:value-type="float">
            <text:p>101</text:p>
          </table:table-cell>
          <table:table-cell table:number-columns-repeated="11"/>
          <table:table-cell table:formula="of:=[.BC7]" office:value-type="float" office:value="40" calcext:value-type="float">
            <text:p>40</text:p>
          </table:table-cell>
          <table:table-cell table:style-name="ce502" table:formula="of:=[.BD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AQ8]" office:value-type="float" office:value="102" calcext:value-type="float">
            <text:p>102</text:p>
          </table:table-cell>
          <table:table-cell table:number-columns-repeated="11"/>
          <table:table-cell table:formula="of:=[.BC8]" office:value-type="float" office:value="25" calcext:value-type="float">
            <text:p>25</text:p>
          </table:table-cell>
          <table:table-cell table:style-name="ce502" table:formula="of:=[.BD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9]" office:value-type="float" office:value="103" calcext:value-type="float">
            <text:p>103</text:p>
          </table:table-cell>
          <table:table-cell table:number-columns-repeated="11"/>
          <table:table-cell table:formula="of:=[.BC9]" office:value-type="float" office:value="25" calcext:value-type="float">
            <text:p>25</text:p>
          </table:table-cell>
          <table:table-cell table:style-name="ce502" table:formula="of:=[.BD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10]" office:value-type="float" office:value="104" calcext:value-type="float">
            <text:p>104</text:p>
          </table:table-cell>
          <table:table-cell table:number-columns-repeated="11"/>
          <table:table-cell table:formula="of:=[.BC10]" office:value-type="float" office:value="0" calcext:value-type="float">
            <text:p>0</text:p>
          </table:table-cell>
          <table:table-cell table:style-name="ce502" table:formula="of:=[.BD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1]" office:value-type="float" office:value="105" calcext:value-type="float">
            <text:p>105</text:p>
          </table:table-cell>
          <table:table-cell table:number-columns-repeated="11"/>
          <table:table-cell table:formula="of:=[.BC11]" office:value-type="float" office:value="20" calcext:value-type="float">
            <text:p>20</text:p>
          </table:table-cell>
          <table:table-cell table:style-name="ce502" table:formula="of:=[.BD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12]" office:value-type="float" office:value="106" calcext:value-type="float">
            <text:p>106</text:p>
          </table:table-cell>
          <table:table-cell table:number-columns-repeated="11"/>
          <table:table-cell table:formula="of:=[.BC12]" office:value-type="float" office:value="0" calcext:value-type="float">
            <text:p>0</text:p>
          </table:table-cell>
          <table:table-cell table:style-name="ce502" table:formula="of:=[.BD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3]" office:value-type="float" office:value="107" calcext:value-type="float">
            <text:p>107</text:p>
          </table:table-cell>
          <table:table-cell table:number-columns-repeated="11"/>
          <table:table-cell table:formula="of:=[.BC13]" office:value-type="float" office:value="0" calcext:value-type="float">
            <text:p>0</text:p>
          </table:table-cell>
          <table:table-cell table:style-name="ce502" table:formula="of:=[.BD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4]" office:value-type="float" office:value="108" calcext:value-type="float">
            <text:p>108</text:p>
          </table:table-cell>
          <table:table-cell table:number-columns-repeated="11"/>
          <table:table-cell table:formula="of:=[.BC14]" office:value-type="float" office:value="17" calcext:value-type="float">
            <text:p>17</text:p>
          </table:table-cell>
          <table:table-cell table:style-name="ce502" table:formula="of:=[.BD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Q15]" office:value-type="float" office:value="109" calcext:value-type="float">
            <text:p>109</text:p>
          </table:table-cell>
          <table:table-cell table:number-columns-repeated="11"/>
          <table:table-cell table:formula="of:=[.BC15]" office:value-type="float" office:value="0" calcext:value-type="float">
            <text:p>0</text:p>
          </table:table-cell>
          <table:table-cell table:style-name="ce502" table:formula="of:=[.BD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6]" office:value-type="float" office:value="110" calcext:value-type="float">
            <text:p>110</text:p>
          </table:table-cell>
          <table:table-cell table:number-columns-repeated="11"/>
          <table:table-cell table:formula="of:=[.BC16]" office:value-type="float" office:value="17" calcext:value-type="float">
            <text:p>17</text:p>
          </table:table-cell>
          <table:table-cell table:style-name="ce502" table:formula="of:=[.BD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Q17]" office:value-type="float" office:value="111" calcext:value-type="float">
            <text:p>111</text:p>
          </table:table-cell>
          <table:table-cell table:number-columns-repeated="11"/>
          <table:table-cell table:formula="of:=[.BC17]" office:value-type="float" office:value="0" calcext:value-type="float">
            <text:p>0</text:p>
          </table:table-cell>
          <table:table-cell table:style-name="ce502" table:formula="of:=[.BD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8]" office:value-type="float" office:value="112" calcext:value-type="float">
            <text:p>112</text:p>
          </table:table-cell>
          <table:table-cell table:number-columns-repeated="11"/>
          <table:table-cell table:formula="of:=[.BC18]" office:value-type="float" office:value="22" calcext:value-type="float">
            <text:p>22</text:p>
          </table:table-cell>
          <table:table-cell table:style-name="ce502" table:formula="of:=[.BD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19]" office:value-type="float" office:value="113" calcext:value-type="float">
            <text:p>113</text:p>
          </table:table-cell>
          <table:table-cell table:number-columns-repeated="11"/>
          <table:table-cell table:formula="of:=[.BC19]" office:value-type="float" office:value="20" calcext:value-type="float">
            <text:p>20</text:p>
          </table:table-cell>
          <table:table-cell table:style-name="ce502" table:formula="of:=[.BD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20]" office:value-type="float" office:value="114" calcext:value-type="float">
            <text:p>114</text:p>
          </table:table-cell>
          <table:table-cell table:number-columns-repeated="11"/>
          <table:table-cell table:formula="of:=[.BC20]" office:value-type="float" office:value="22" calcext:value-type="float">
            <text:p>22</text:p>
          </table:table-cell>
          <table:table-cell table:style-name="ce502" table:formula="of:=[.BD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1]" office:value-type="float" office:value="115" calcext:value-type="float">
            <text:p>115</text:p>
          </table:table-cell>
          <table:table-cell table:number-columns-repeated="11"/>
          <table:table-cell table:formula="of:=[.BC21]" office:value-type="float" office:value="22" calcext:value-type="float">
            <text:p>22</text:p>
          </table:table-cell>
          <table:table-cell table:style-name="ce502" table:formula="of:=[.BD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2]" office:value-type="float" office:value="116" calcext:value-type="float">
            <text:p>116</text:p>
          </table:table-cell>
          <table:table-cell table:number-columns-repeated="11"/>
          <table:table-cell table:formula="of:=[.BC22]" office:value-type="float" office:value="0" calcext:value-type="float">
            <text:p>0</text:p>
          </table:table-cell>
          <table:table-cell table:style-name="ce502" table:formula="of:=[.BD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3]" office:value-type="float" office:value="117" calcext:value-type="float">
            <text:p>117</text:p>
          </table:table-cell>
          <table:table-cell table:number-columns-repeated="11"/>
          <table:table-cell table:formula="of:=[.BC23]" office:value-type="float" office:value="0" calcext:value-type="float">
            <text:p>0</text:p>
          </table:table-cell>
          <table:table-cell table:style-name="ce502" table:formula="of:=[.BD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4]" office:value-type="float" office:value="118" calcext:value-type="float">
            <text:p>118</text:p>
          </table:table-cell>
          <table:table-cell table:number-columns-repeated="11"/>
          <table:table-cell table:formula="of:=[.BC24]" office:value-type="float" office:value="0" calcext:value-type="float">
            <text:p>0</text:p>
          </table:table-cell>
          <table:table-cell table:style-name="ce502" table:formula="of:=[.BD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5]" office:value-type="float" office:value="119" calcext:value-type="float">
            <text:p>119</text:p>
          </table:table-cell>
          <table:table-cell table:number-columns-repeated="11"/>
          <table:table-cell table:formula="of:=[.BC25]" office:value-type="float" office:value="0" calcext:value-type="float">
            <text:p>0</text:p>
          </table:table-cell>
          <table:table-cell table:style-name="ce502" table:formula="of:=[.BD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6]" office:value-type="float" office:value="120" calcext:value-type="float">
            <text:p>120</text:p>
          </table:table-cell>
          <table:table-cell table:number-columns-repeated="11"/>
          <table:table-cell table:formula="of:=[.BC26]" office:value-type="float" office:value="22" calcext:value-type="float">
            <text:p>22</text:p>
          </table:table-cell>
          <table:table-cell table:style-name="ce502" table:formula="of:=[.BD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7]" office:value-type="float" office:value="121" calcext:value-type="float">
            <text:p>121</text:p>
          </table:table-cell>
          <table:table-cell table:number-columns-repeated="11"/>
          <table:table-cell table:formula="of:=[.BC27]" office:value-type="float" office:value="22" calcext:value-type="float">
            <text:p>22</text:p>
          </table:table-cell>
          <table:table-cell table:style-name="ce502" table:formula="of:=[.BD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8]" office:value-type="float" office:value="122" calcext:value-type="float">
            <text:p>122</text:p>
          </table:table-cell>
          <table:table-cell table:number-columns-repeated="11"/>
          <table:table-cell table:formula="of:=[.BC28]" office:value-type="float" office:value="22" calcext:value-type="float">
            <text:p>22</text:p>
          </table:table-cell>
          <table:table-cell table:style-name="ce502" table:formula="of:=[.BD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9]" office:value-type="float" office:value="123" calcext:value-type="float">
            <text:p>123</text:p>
          </table:table-cell>
          <table:table-cell table:number-columns-repeated="11"/>
          <table:table-cell table:formula="of:=[.BC29]" office:value-type="float" office:value="22" calcext:value-type="float">
            <text:p>22</text:p>
          </table:table-cell>
          <table:table-cell table:style-name="ce502" table:formula="of:=[.BD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30]" office:value-type="float" office:value="124" calcext:value-type="float">
            <text:p>124</text:p>
          </table:table-cell>
          <table:table-cell table:number-columns-repeated="11"/>
          <table:table-cell table:formula="of:=[.BC30]" office:value-type="float" office:value="34" calcext:value-type="float">
            <text:p>34</text:p>
          </table:table-cell>
          <table:table-cell table:style-name="ce502" table:formula="of:=[.BD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formula="of:=[.AQ31]" office:value-type="float" office:value="125" calcext:value-type="float">
            <text:p>125</text:p>
          </table:table-cell>
          <table:table-cell table:number-columns-repeated="11"/>
          <table:table-cell table:formula="of:=[.BC31]" office:value-type="float" office:value="0" calcext:value-type="float">
            <text:p>0</text:p>
          </table:table-cell>
          <table:table-cell table:style-name="ce502" table:formula="of:=[.BD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32]" office:value-type="float" office:value="126" calcext:value-type="float">
            <text:p>126</text:p>
          </table:table-cell>
          <table:table-cell table:number-columns-repeated="11"/>
          <table:table-cell table:formula="of:=[.BC32]" office:value-type="float" office:value="34" calcext:value-type="float">
            <text:p>34</text:p>
          </table:table-cell>
          <table:table-cell table:style-name="ce502" table:formula="of:=[.BD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457" table:formula="of:=[.AQ33]" office:value-type="float" office:value="127" calcext:value-type="float">
            <text:p>127</text:p>
          </table:table-cell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 table:formula="of:=[.BC33]" office:value-type="float" office:value="0" calcext:value-type="float">
            <text:p>0</text:p>
          </table:table-cell>
          <table:table-cell table:style-name="ce504" table:formula="of:=[.BD33]" office:value-type="string" office:string-value="0" calcext:value-type="string">
            <text:p>0</text:p>
          </table:table-cell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32"/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54"/>
          <table:table-cell table:style-name="ce474" table:number-columns-repeated="16272"/>
        </table:table-row>
        <table:table-row table:style-name="ro1">
          <table:table-cell table:formula="of:=[.BE2]" office:value-type="float" office:value="128" calcext:value-type="float">
            <text:p>128</text:p>
          </table:table-cell>
          <table:table-cell table:number-columns-repeated="11"/>
          <table:table-cell table:formula="of:=[.BQ2]" office:value-type="float" office:value="0" calcext:value-type="float">
            <text:p>0</text:p>
          </table:table-cell>
          <table:table-cell table:style-name="ce502" table:formula="of:=[.BR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3]" office:value-type="float" office:value="129" calcext:value-type="float">
            <text:p>129</text:p>
          </table:table-cell>
          <table:table-cell table:number-columns-repeated="11"/>
          <table:table-cell table:formula="of:=[.BQ3]" office:value-type="float" office:value="20" calcext:value-type="float">
            <text:p>20</text:p>
          </table:table-cell>
          <table:table-cell table:style-name="ce502" table:formula="of:=[.BR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4]" office:value-type="float" office:value="130" calcext:value-type="float">
            <text:p>130</text:p>
          </table:table-cell>
          <table:table-cell table:number-columns-repeated="11"/>
          <table:table-cell table:formula="of:=[.BQ4]" office:value-type="float" office:value="0" calcext:value-type="float">
            <text:p>0</text:p>
          </table:table-cell>
          <table:table-cell table:style-name="ce502" table:formula="of:=[.BR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5]" office:value-type="float" office:value="131" calcext:value-type="float">
            <text:p>131</text:p>
          </table:table-cell>
          <table:table-cell table:number-columns-repeated="11"/>
          <table:table-cell table:formula="of:=[.BQ5]" office:value-type="float" office:value="0" calcext:value-type="float">
            <text:p>0</text:p>
          </table:table-cell>
          <table:table-cell table:style-name="ce502" table:formula="of:=[.BR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6]" office:value-type="float" office:value="132" calcext:value-type="float">
            <text:p>132</text:p>
          </table:table-cell>
          <table:table-cell table:number-columns-repeated="11"/>
          <table:table-cell table:formula="of:=[.BQ6]" office:value-type="float" office:value="25" calcext:value-type="float">
            <text:p>25</text:p>
          </table:table-cell>
          <table:table-cell table:style-name="ce502" table:formula="of:=[.BR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7]" office:value-type="float" office:value="133" calcext:value-type="float">
            <text:p>133</text:p>
          </table:table-cell>
          <table:table-cell table:number-columns-repeated="11"/>
          <table:table-cell table:formula="of:=[.BQ7]" office:value-type="float" office:value="40" calcext:value-type="float">
            <text:p>40</text:p>
          </table:table-cell>
          <table:table-cell table:style-name="ce502" table:formula="of:=[.BR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BE8]" office:value-type="float" office:value="134" calcext:value-type="float">
            <text:p>134</text:p>
          </table:table-cell>
          <table:table-cell table:number-columns-repeated="11"/>
          <table:table-cell table:formula="of:=[.BQ8]" office:value-type="float" office:value="25" calcext:value-type="float">
            <text:p>25</text:p>
          </table:table-cell>
          <table:table-cell table:style-name="ce502" table:formula="of:=[.BR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9]" office:value-type="float" office:value="135" calcext:value-type="float">
            <text:p>135</text:p>
          </table:table-cell>
          <table:table-cell table:number-columns-repeated="11"/>
          <table:table-cell table:formula="of:=[.BQ9]" office:value-type="float" office:value="25" calcext:value-type="float">
            <text:p>25</text:p>
          </table:table-cell>
          <table:table-cell table:style-name="ce502" table:formula="of:=[.BR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10]" office:value-type="float" office:value="136" calcext:value-type="float">
            <text:p>136</text:p>
          </table:table-cell>
          <table:table-cell table:number-columns-repeated="11"/>
          <table:table-cell table:formula="of:=[.BQ10]" office:value-type="float" office:value="0" calcext:value-type="float">
            <text:p>0</text:p>
          </table:table-cell>
          <table:table-cell table:style-name="ce502" table:formula="of:=[.BR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1]" office:value-type="float" office:value="137" calcext:value-type="float">
            <text:p>137</text:p>
          </table:table-cell>
          <table:table-cell table:number-columns-repeated="11"/>
          <table:table-cell table:formula="of:=[.BQ11]" office:value-type="float" office:value="20" calcext:value-type="float">
            <text:p>20</text:p>
          </table:table-cell>
          <table:table-cell table:style-name="ce502" table:formula="of:=[.BR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12]" office:value-type="float" office:value="138" calcext:value-type="float">
            <text:p>138</text:p>
          </table:table-cell>
          <table:table-cell table:number-columns-repeated="11"/>
          <table:table-cell table:formula="of:=[.BQ12]" office:value-type="float" office:value="0" calcext:value-type="float">
            <text:p>0</text:p>
          </table:table-cell>
          <table:table-cell table:style-name="ce502" table:formula="of:=[.BR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3]" office:value-type="float" office:value="139" calcext:value-type="float">
            <text:p>139</text:p>
          </table:table-cell>
          <table:table-cell table:number-columns-repeated="11"/>
          <table:table-cell table:formula="of:=[.BQ13]" office:value-type="float" office:value="0" calcext:value-type="float">
            <text:p>0</text:p>
          </table:table-cell>
          <table:table-cell table:style-name="ce502" table:formula="of:=[.BR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4]" office:value-type="float" office:value="140" calcext:value-type="float">
            <text:p>140</text:p>
          </table:table-cell>
          <table:table-cell table:number-columns-repeated="11"/>
          <table:table-cell table:formula="of:=[.BQ14]" office:value-type="float" office:value="17" calcext:value-type="float">
            <text:p>17</text:p>
          </table:table-cell>
          <table:table-cell table:style-name="ce502" table:formula="of:=[.BR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E15]" office:value-type="float" office:value="141" calcext:value-type="float">
            <text:p>141</text:p>
          </table:table-cell>
          <table:table-cell table:number-columns-repeated="11"/>
          <table:table-cell table:formula="of:=[.BQ15]" office:value-type="float" office:value="0" calcext:value-type="float">
            <text:p>0</text:p>
          </table:table-cell>
          <table:table-cell table:style-name="ce502" table:formula="of:=[.BR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6]" office:value-type="float" office:value="142" calcext:value-type="float">
            <text:p>142</text:p>
          </table:table-cell>
          <table:table-cell table:number-columns-repeated="11"/>
          <table:table-cell table:formula="of:=[.BQ16]" office:value-type="float" office:value="17" calcext:value-type="float">
            <text:p>17</text:p>
          </table:table-cell>
          <table:table-cell table:style-name="ce502" table:formula="of:=[.BR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E17]" office:value-type="float" office:value="143" calcext:value-type="float">
            <text:p>143</text:p>
          </table:table-cell>
          <table:table-cell table:number-columns-repeated="11"/>
          <table:table-cell table:formula="of:=[.BQ17]" office:value-type="float" office:value="0" calcext:value-type="float">
            <text:p>0</text:p>
          </table:table-cell>
          <table:table-cell table:style-name="ce502" table:formula="of:=[.BR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8]" office:value-type="float" office:value="144" calcext:value-type="float">
            <text:p>144</text:p>
          </table:table-cell>
          <table:table-cell table:number-columns-repeated="11"/>
          <table:table-cell table:formula="of:=[.BQ18]" office:value-type="float" office:value="30" calcext:value-type="float">
            <text:p>30</text:p>
          </table:table-cell>
          <table:table-cell table:style-name="ce502" table:formula="of:=[.BR18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19]" office:value-type="float" office:value="145" calcext:value-type="float">
            <text:p>145</text:p>
          </table:table-cell>
          <table:table-cell table:number-columns-repeated="11"/>
          <table:table-cell table:formula="of:=[.BQ19]" office:value-type="float" office:value="20" calcext:value-type="float">
            <text:p>20</text:p>
          </table:table-cell>
          <table:table-cell table:style-name="ce502" table:formula="of:=[.BR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20]" office:value-type="float" office:value="146" calcext:value-type="float">
            <text:p>146</text:p>
          </table:table-cell>
          <table:table-cell table:number-columns-repeated="11"/>
          <table:table-cell table:formula="of:=[.BQ20]" office:value-type="float" office:value="30" calcext:value-type="float">
            <text:p>30</text:p>
          </table:table-cell>
          <table:table-cell table:style-name="ce502" table:formula="of:=[.BR20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1]" office:value-type="float" office:value="147" calcext:value-type="float">
            <text:p>147</text:p>
          </table:table-cell>
          <table:table-cell table:number-columns-repeated="11"/>
          <table:table-cell table:formula="of:=[.BQ21]" office:value-type="float" office:value="30" calcext:value-type="float">
            <text:p>30</text:p>
          </table:table-cell>
          <table:table-cell table:style-name="ce502" table:formula="of:=[.BR21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2]" office:value-type="float" office:value="148" calcext:value-type="float">
            <text:p>148</text:p>
          </table:table-cell>
          <table:table-cell table:number-columns-repeated="11"/>
          <table:table-cell table:formula="of:=[.BQ22]" office:value-type="float" office:value="45" calcext:value-type="float">
            <text:p>45</text:p>
          </table:table-cell>
          <table:table-cell table:style-name="ce502" table:formula="of:=[.BR22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3]" office:value-type="float" office:value="149" calcext:value-type="float">
            <text:p>149</text:p>
          </table:table-cell>
          <table:table-cell table:number-columns-repeated="11"/>
          <table:table-cell table:formula="of:=[.BQ23]" office:value-type="float" office:value="60" calcext:value-type="float">
            <text:p>60</text:p>
          </table:table-cell>
          <table:table-cell table:style-name="ce502" table:formula="of:=[.BR23]" office:value-type="string" office:string-value="111100" calcext:value-type="string">
            <text:p>111100</text:p>
          </table:table-cell>
          <table:table-cell table:number-columns-repeated="16370"/>
        </table:table-row>
        <table:table-row table:style-name="ro1">
          <table:table-cell table:formula="of:=[.BE24]" office:value-type="float" office:value="150" calcext:value-type="float">
            <text:p>150</text:p>
          </table:table-cell>
          <table:table-cell table:number-columns-repeated="11"/>
          <table:table-cell table:formula="of:=[.BQ24]" office:value-type="float" office:value="45" calcext:value-type="float">
            <text:p>45</text:p>
          </table:table-cell>
          <table:table-cell table:style-name="ce502" table:formula="of:=[.BR24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5]" office:value-type="float" office:value="151" calcext:value-type="float">
            <text:p>151</text:p>
          </table:table-cell>
          <table:table-cell table:number-columns-repeated="11"/>
          <table:table-cell table:formula="of:=[.BQ25]" office:value-type="float" office:value="45" calcext:value-type="float">
            <text:p>45</text:p>
          </table:table-cell>
          <table:table-cell table:style-name="ce502" table:formula="of:=[.BR25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6]" office:value-type="float" office:value="152" calcext:value-type="float">
            <text:p>152</text:p>
          </table:table-cell>
          <table:table-cell table:number-columns-repeated="11"/>
          <table:table-cell table:formula="of:=[.BQ26]" office:value-type="float" office:value="30" calcext:value-type="float">
            <text:p>30</text:p>
          </table:table-cell>
          <table:table-cell table:style-name="ce502" table:formula="of:=[.BR26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7]" office:value-type="float" office:value="153" calcext:value-type="float">
            <text:p>153</text:p>
          </table:table-cell>
          <table:table-cell table:number-columns-repeated="11"/>
          <table:table-cell table:formula="of:=[.BQ27]" office:value-type="float" office:value="20" calcext:value-type="float">
            <text:p>20</text:p>
          </table:table-cell>
          <table:table-cell table:style-name="ce502" table:formula="of:=[.BR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28]" office:value-type="float" office:value="154" calcext:value-type="float">
            <text:p>154</text:p>
          </table:table-cell>
          <table:table-cell table:number-columns-repeated="11"/>
          <table:table-cell table:formula="of:=[.BQ28]" office:value-type="float" office:value="30" calcext:value-type="float">
            <text:p>30</text:p>
          </table:table-cell>
          <table:table-cell table:style-name="ce502" table:formula="of:=[.BR28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9]" office:value-type="float" office:value="155" calcext:value-type="float">
            <text:p>155</text:p>
          </table:table-cell>
          <table:table-cell table:number-columns-repeated="11"/>
          <table:table-cell table:formula="of:=[.BQ29]" office:value-type="float" office:value="30" calcext:value-type="float">
            <text:p>30</text:p>
          </table:table-cell>
          <table:table-cell table:style-name="ce502" table:formula="of:=[.BR29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30]" office:value-type="float" office:value="156" calcext:value-type="float">
            <text:p>156</text:p>
          </table:table-cell>
          <table:table-cell table:number-columns-repeated="11"/>
          <table:table-cell table:formula="of:=[.BQ30]" office:value-type="float" office:value="0" calcext:value-type="float">
            <text:p>0</text:p>
          </table:table-cell>
          <table:table-cell table:style-name="ce502" table:formula="of:=[.BR3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31]" office:value-type="float" office:value="157" calcext:value-type="float">
            <text:p>157</text:p>
          </table:table-cell>
          <table:table-cell table:number-columns-repeated="11"/>
          <table:table-cell table:formula="of:=[.BQ31]" office:value-type="float" office:value="30" calcext:value-type="float">
            <text:p>30</text:p>
          </table:table-cell>
          <table:table-cell table:style-name="ce502" table:formula="of:=[.BR31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32]" office:value-type="float" office:value="158" calcext:value-type="float">
            <text:p>158</text:p>
          </table:table-cell>
          <table:table-cell table:number-columns-repeated="11"/>
          <table:table-cell table:formula="of:=[.BQ32]" office:value-type="float" office:value="17" calcext:value-type="float">
            <text:p>17</text:p>
          </table:table-cell>
          <table:table-cell table:style-name="ce502" table:formula="of:=[.BR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457" table:formula="of:=[.BE33]" office:value-type="float" office:value="159" calcext:value-type="float">
            <text:p>159</text:p>
          </table:table-cell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 table:formula="of:=[.BQ33]" office:value-type="float" office:value="30" calcext:value-type="float">
            <text:p>30</text:p>
          </table:table-cell>
          <table:table-cell table:style-name="ce504" table:formula="of:=[.BR33]" office:value-type="string" office:string-value="11110" calcext:value-type="string">
            <text:p>11110</text:p>
          </table:table-cell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32"/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54"/>
          <table:table-cell table:style-name="ce474" table:number-columns-repeated="16272"/>
        </table:table-row>
        <table:table-row table:style-name="ro1">
          <table:table-cell table:formula="of:=[.BS2]" office:value-type="float" office:value="160" calcext:value-type="float">
            <text:p>160</text:p>
          </table:table-cell>
          <table:table-cell table:number-columns-repeated="11"/>
          <table:table-cell table:formula="of:=[.CE2]" office:value-type="float" office:value="0" calcext:value-type="float">
            <text:p>0</text:p>
          </table:table-cell>
          <table:table-cell table:style-name="ce502" table:formula="of:=[.CF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3]" office:value-type="float" office:value="161" calcext:value-type="float">
            <text:p>161</text:p>
          </table:table-cell>
          <table:table-cell table:number-columns-repeated="11"/>
          <table:table-cell table:formula="of:=[.CE3]" office:value-type="float" office:value="20" calcext:value-type="float">
            <text:p>20</text:p>
          </table:table-cell>
          <table:table-cell table:style-name="ce502" table:formula="of:=[.CF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4]" office:value-type="float" office:value="162" calcext:value-type="float">
            <text:p>162</text:p>
          </table:table-cell>
          <table:table-cell table:number-columns-repeated="11"/>
          <table:table-cell table:formula="of:=[.CE4]" office:value-type="float" office:value="0" calcext:value-type="float">
            <text:p>0</text:p>
          </table:table-cell>
          <table:table-cell table:style-name="ce502" table:formula="of:=[.CF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5]" office:value-type="float" office:value="163" calcext:value-type="float">
            <text:p>163</text:p>
          </table:table-cell>
          <table:table-cell table:number-columns-repeated="11"/>
          <table:table-cell table:formula="of:=[.CE5]" office:value-type="float" office:value="0" calcext:value-type="float">
            <text:p>0</text:p>
          </table:table-cell>
          <table:table-cell table:style-name="ce502" table:formula="of:=[.CF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6]" office:value-type="float" office:value="164" calcext:value-type="float">
            <text:p>164</text:p>
          </table:table-cell>
          <table:table-cell table:number-columns-repeated="11"/>
          <table:table-cell table:formula="of:=[.CE6]" office:value-type="float" office:value="25" calcext:value-type="float">
            <text:p>25</text:p>
          </table:table-cell>
          <table:table-cell table:style-name="ce502" table:formula="of:=[.CF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7]" office:value-type="float" office:value="165" calcext:value-type="float">
            <text:p>165</text:p>
          </table:table-cell>
          <table:table-cell table:number-columns-repeated="11"/>
          <table:table-cell table:formula="of:=[.CE7]" office:value-type="float" office:value="40" calcext:value-type="float">
            <text:p>40</text:p>
          </table:table-cell>
          <table:table-cell table:style-name="ce502" table:formula="of:=[.CF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BS8]" office:value-type="float" office:value="166" calcext:value-type="float">
            <text:p>166</text:p>
          </table:table-cell>
          <table:table-cell table:number-columns-repeated="11"/>
          <table:table-cell table:formula="of:=[.CE8]" office:value-type="float" office:value="25" calcext:value-type="float">
            <text:p>25</text:p>
          </table:table-cell>
          <table:table-cell table:style-name="ce502" table:formula="of:=[.CF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9]" office:value-type="float" office:value="167" calcext:value-type="float">
            <text:p>167</text:p>
          </table:table-cell>
          <table:table-cell table:number-columns-repeated="11"/>
          <table:table-cell table:formula="of:=[.CE9]" office:value-type="float" office:value="25" calcext:value-type="float">
            <text:p>25</text:p>
          </table:table-cell>
          <table:table-cell table:style-name="ce502" table:formula="of:=[.CF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10]" office:value-type="float" office:value="168" calcext:value-type="float">
            <text:p>168</text:p>
          </table:table-cell>
          <table:table-cell table:number-columns-repeated="11"/>
          <table:table-cell table:formula="of:=[.CE10]" office:value-type="float" office:value="0" calcext:value-type="float">
            <text:p>0</text:p>
          </table:table-cell>
          <table:table-cell table:style-name="ce502" table:formula="of:=[.CF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1]" office:value-type="float" office:value="169" calcext:value-type="float">
            <text:p>169</text:p>
          </table:table-cell>
          <table:table-cell table:number-columns-repeated="11"/>
          <table:table-cell table:formula="of:=[.CE11]" office:value-type="float" office:value="20" calcext:value-type="float">
            <text:p>20</text:p>
          </table:table-cell>
          <table:table-cell table:style-name="ce502" table:formula="of:=[.CF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12]" office:value-type="float" office:value="170" calcext:value-type="float">
            <text:p>170</text:p>
          </table:table-cell>
          <table:table-cell table:number-columns-repeated="11"/>
          <table:table-cell table:formula="of:=[.CE12]" office:value-type="float" office:value="0" calcext:value-type="float">
            <text:p>0</text:p>
          </table:table-cell>
          <table:table-cell table:style-name="ce502" table:formula="of:=[.CF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3]" office:value-type="float" office:value="171" calcext:value-type="float">
            <text:p>171</text:p>
          </table:table-cell>
          <table:table-cell table:number-columns-repeated="11"/>
          <table:table-cell table:formula="of:=[.CE13]" office:value-type="float" office:value="0" calcext:value-type="float">
            <text:p>0</text:p>
          </table:table-cell>
          <table:table-cell table:style-name="ce502" table:formula="of:=[.CF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4]" office:value-type="float" office:value="172" calcext:value-type="float">
            <text:p>172</text:p>
          </table:table-cell>
          <table:table-cell table:number-columns-repeated="11"/>
          <table:table-cell table:formula="of:=[.CE14]" office:value-type="float" office:value="17" calcext:value-type="float">
            <text:p>17</text:p>
          </table:table-cell>
          <table:table-cell table:style-name="ce502" table:formula="of:=[.CF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S15]" office:value-type="float" office:value="173" calcext:value-type="float">
            <text:p>173</text:p>
          </table:table-cell>
          <table:table-cell table:number-columns-repeated="11"/>
          <table:table-cell table:formula="of:=[.CE15]" office:value-type="float" office:value="0" calcext:value-type="float">
            <text:p>0</text:p>
          </table:table-cell>
          <table:table-cell table:style-name="ce502" table:formula="of:=[.CF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6]" office:value-type="float" office:value="174" calcext:value-type="float">
            <text:p>174</text:p>
          </table:table-cell>
          <table:table-cell table:number-columns-repeated="11"/>
          <table:table-cell table:formula="of:=[.CE16]" office:value-type="float" office:value="17" calcext:value-type="float">
            <text:p>17</text:p>
          </table:table-cell>
          <table:table-cell table:style-name="ce502" table:formula="of:=[.CF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S17]" office:value-type="float" office:value="175" calcext:value-type="float">
            <text:p>175</text:p>
          </table:table-cell>
          <table:table-cell table:number-columns-repeated="11"/>
          <table:table-cell table:formula="of:=[.CE17]" office:value-type="float" office:value="0" calcext:value-type="float">
            <text:p>0</text:p>
          </table:table-cell>
          <table:table-cell table:style-name="ce502" table:formula="of:=[.CF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8]" office:value-type="float" office:value="176" calcext:value-type="float">
            <text:p>176</text:p>
          </table:table-cell>
          <table:table-cell table:number-columns-repeated="11"/>
          <table:table-cell table:formula="of:=[.CE18]" office:value-type="float" office:value="22" calcext:value-type="float">
            <text:p>22</text:p>
          </table:table-cell>
          <table:table-cell table:style-name="ce502" table:formula="of:=[.CF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19]" office:value-type="float" office:value="177" calcext:value-type="float">
            <text:p>177</text:p>
          </table:table-cell>
          <table:table-cell table:number-columns-repeated="11"/>
          <table:table-cell table:formula="of:=[.CE19]" office:value-type="float" office:value="20" calcext:value-type="float">
            <text:p>20</text:p>
          </table:table-cell>
          <table:table-cell table:style-name="ce502" table:formula="of:=[.CF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20]" office:value-type="float" office:value="178" calcext:value-type="float">
            <text:p>178</text:p>
          </table:table-cell>
          <table:table-cell table:number-columns-repeated="11"/>
          <table:table-cell table:formula="of:=[.CE20]" office:value-type="float" office:value="22" calcext:value-type="float">
            <text:p>22</text:p>
          </table:table-cell>
          <table:table-cell table:style-name="ce502" table:formula="of:=[.CF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1]" office:value-type="float" office:value="179" calcext:value-type="float">
            <text:p>179</text:p>
          </table:table-cell>
          <table:table-cell table:number-columns-repeated="11"/>
          <table:table-cell table:formula="of:=[.CE21]" office:value-type="float" office:value="22" calcext:value-type="float">
            <text:p>22</text:p>
          </table:table-cell>
          <table:table-cell table:style-name="ce502" table:formula="of:=[.CF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2]" office:value-type="float" office:value="180" calcext:value-type="float">
            <text:p>180</text:p>
          </table:table-cell>
          <table:table-cell table:number-columns-repeated="11"/>
          <table:table-cell table:formula="of:=[.CE22]" office:value-type="float" office:value="0" calcext:value-type="float">
            <text:p>0</text:p>
          </table:table-cell>
          <table:table-cell table:style-name="ce502" table:formula="of:=[.CF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3]" office:value-type="float" office:value="181" calcext:value-type="float">
            <text:p>181</text:p>
          </table:table-cell>
          <table:table-cell table:number-columns-repeated="11"/>
          <table:table-cell table:formula="of:=[.CE23]" office:value-type="float" office:value="0" calcext:value-type="float">
            <text:p>0</text:p>
          </table:table-cell>
          <table:table-cell table:style-name="ce502" table:formula="of:=[.CF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4]" office:value-type="float" office:value="182" calcext:value-type="float">
            <text:p>182</text:p>
          </table:table-cell>
          <table:table-cell table:number-columns-repeated="11"/>
          <table:table-cell table:formula="of:=[.CE24]" office:value-type="float" office:value="0" calcext:value-type="float">
            <text:p>0</text:p>
          </table:table-cell>
          <table:table-cell table:style-name="ce502" table:formula="of:=[.CF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5]" office:value-type="float" office:value="183" calcext:value-type="float">
            <text:p>183</text:p>
          </table:table-cell>
          <table:table-cell table:number-columns-repeated="11"/>
          <table:table-cell table:formula="of:=[.CE25]" office:value-type="float" office:value="0" calcext:value-type="float">
            <text:p>0</text:p>
          </table:table-cell>
          <table:table-cell table:style-name="ce502" table:formula="of:=[.CF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6]" office:value-type="float" office:value="184" calcext:value-type="float">
            <text:p>184</text:p>
          </table:table-cell>
          <table:table-cell table:number-columns-repeated="11"/>
          <table:table-cell table:formula="of:=[.CE26]" office:value-type="float" office:value="22" calcext:value-type="float">
            <text:p>22</text:p>
          </table:table-cell>
          <table:table-cell table:style-name="ce502" table:formula="of:=[.CF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7]" office:value-type="float" office:value="185" calcext:value-type="float">
            <text:p>185</text:p>
          </table:table-cell>
          <table:table-cell table:number-columns-repeated="11"/>
          <table:table-cell table:formula="of:=[.CE27]" office:value-type="float" office:value="22" calcext:value-type="float">
            <text:p>22</text:p>
          </table:table-cell>
          <table:table-cell table:style-name="ce502" table:formula="of:=[.CF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8]" office:value-type="float" office:value="186" calcext:value-type="float">
            <text:p>186</text:p>
          </table:table-cell>
          <table:table-cell table:number-columns-repeated="11"/>
          <table:table-cell table:formula="of:=[.CE28]" office:value-type="float" office:value="22" calcext:value-type="float">
            <text:p>22</text:p>
          </table:table-cell>
          <table:table-cell table:style-name="ce502" table:formula="of:=[.CF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9]" office:value-type="float" office:value="187" calcext:value-type="float">
            <text:p>187</text:p>
          </table:table-cell>
          <table:table-cell table:number-columns-repeated="11"/>
          <table:table-cell table:formula="of:=[.CE29]" office:value-type="float" office:value="22" calcext:value-type="float">
            <text:p>22</text:p>
          </table:table-cell>
          <table:table-cell table:style-name="ce502" table:formula="of:=[.CF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30]" office:value-type="float" office:value="188" calcext:value-type="float">
            <text:p>188</text:p>
          </table:table-cell>
          <table:table-cell table:number-columns-repeated="11"/>
          <table:table-cell table:formula="of:=[.CE30]" office:value-type="float" office:value="34" calcext:value-type="float">
            <text:p>34</text:p>
          </table:table-cell>
          <table:table-cell table:style-name="ce502" table:formula="of:=[.CF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formula="of:=[.BS31]" office:value-type="float" office:value="189" calcext:value-type="float">
            <text:p>189</text:p>
          </table:table-cell>
          <table:table-cell table:number-columns-repeated="11"/>
          <table:table-cell table:formula="of:=[.CE31]" office:value-type="float" office:value="0" calcext:value-type="float">
            <text:p>0</text:p>
          </table:table-cell>
          <table:table-cell table:style-name="ce502" table:formula="of:=[.CF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32]" office:value-type="float" office:value="190" calcext:value-type="float">
            <text:p>190</text:p>
          </table:table-cell>
          <table:table-cell table:number-columns-repeated="11"/>
          <table:table-cell table:formula="of:=[.CE32]" office:value-type="float" office:value="34" calcext:value-type="float">
            <text:p>34</text:p>
          </table:table-cell>
          <table:table-cell table:style-name="ce502" table:formula="of:=[.CF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457" table:formula="of:=[.BS33]" office:value-type="float" office:value="191" calcext:value-type="float">
            <text:p>191</text:p>
          </table:table-cell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 table:formula="of:=[.CE33]" office:value-type="float" office:value="0" calcext:value-type="float">
            <text:p>0</text:p>
          </table:table-cell>
          <table:table-cell table:style-name="ce504" table:formula="of:=[.CF33]" office:value-type="string" office:string-value="0" calcext:value-type="string">
            <text:p>0</text:p>
          </table:table-cell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32"/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54"/>
          <table:table-cell table:style-name="ce474" table:number-columns-repeated="16272"/>
        </table:table-row>
        <table:table-row table:style-name="ro1">
          <table:table-cell table:formula="of:=[.CG2]" office:value-type="float" office:value="192" calcext:value-type="float">
            <text:p>192</text:p>
          </table:table-cell>
          <table:table-cell table:number-columns-repeated="11"/>
          <table:table-cell table:formula="of:=[.CS2]" office:value-type="float" office:value="27" calcext:value-type="float">
            <text:p>27</text:p>
          </table:table-cell>
          <table:table-cell table:style-name="ce502" table:formula="of:=[.CT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3]" office:value-type="float" office:value="193" calcext:value-type="float">
            <text:p>193</text:p>
          </table:table-cell>
          <table:table-cell table:number-columns-repeated="11"/>
          <table:table-cell table:formula="of:=[.CS3]" office:value-type="float" office:value="20" calcext:value-type="float">
            <text:p>20</text:p>
          </table:table-cell>
          <table:table-cell table:style-name="ce502" table:formula="of:=[.CT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4]" office:value-type="float" office:value="194" calcext:value-type="float">
            <text:p>194</text:p>
          </table:table-cell>
          <table:table-cell table:number-columns-repeated="11"/>
          <table:table-cell table:formula="of:=[.CS4]" office:value-type="float" office:value="27" calcext:value-type="float">
            <text:p>27</text:p>
          </table:table-cell>
          <table:table-cell table:style-name="ce502" table:formula="of:=[.CT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5]" office:value-type="float" office:value="195" calcext:value-type="float">
            <text:p>195</text:p>
          </table:table-cell>
          <table:table-cell table:number-columns-repeated="11"/>
          <table:table-cell table:formula="of:=[.CS5]" office:value-type="float" office:value="27" calcext:value-type="float">
            <text:p>27</text:p>
          </table:table-cell>
          <table:table-cell table:style-name="ce502" table:formula="of:=[.CT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6]" office:value-type="float" office:value="196" calcext:value-type="float">
            <text:p>196</text:p>
          </table:table-cell>
          <table:table-cell table:number-columns-repeated="11"/>
          <table:table-cell table:formula="of:=[.CS6]" office:value-type="float" office:value="25" calcext:value-type="float">
            <text:p>25</text:p>
          </table:table-cell>
          <table:table-cell table:style-name="ce502" table:formula="of:=[.CT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7]" office:value-type="float" office:value="197" calcext:value-type="float">
            <text:p>197</text:p>
          </table:table-cell>
          <table:table-cell table:number-columns-repeated="11"/>
          <table:table-cell table:formula="of:=[.CS7]" office:value-type="float" office:value="40" calcext:value-type="float">
            <text:p>40</text:p>
          </table:table-cell>
          <table:table-cell table:style-name="ce502" table:formula="of:=[.CT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CG8]" office:value-type="float" office:value="198" calcext:value-type="float">
            <text:p>198</text:p>
          </table:table-cell>
          <table:table-cell table:number-columns-repeated="11"/>
          <table:table-cell table:formula="of:=[.CS8]" office:value-type="float" office:value="25" calcext:value-type="float">
            <text:p>25</text:p>
          </table:table-cell>
          <table:table-cell table:style-name="ce502" table:formula="of:=[.CT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9]" office:value-type="float" office:value="199" calcext:value-type="float">
            <text:p>199</text:p>
          </table:table-cell>
          <table:table-cell table:number-columns-repeated="11"/>
          <table:table-cell table:formula="of:=[.CS9]" office:value-type="float" office:value="25" calcext:value-type="float">
            <text:p>25</text:p>
          </table:table-cell>
          <table:table-cell table:style-name="ce502" table:formula="of:=[.CT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10]" office:value-type="float" office:value="200" calcext:value-type="float">
            <text:p>200</text:p>
          </table:table-cell>
          <table:table-cell table:number-columns-repeated="11"/>
          <table:table-cell table:formula="of:=[.CS10]" office:value-type="float" office:value="27" calcext:value-type="float">
            <text:p>27</text:p>
          </table:table-cell>
          <table:table-cell table:style-name="ce502" table:formula="of:=[.CT10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1]" office:value-type="float" office:value="201" calcext:value-type="float">
            <text:p>201</text:p>
          </table:table-cell>
          <table:table-cell table:number-columns-repeated="11"/>
          <table:table-cell table:formula="of:=[.CS11]" office:value-type="float" office:value="0" calcext:value-type="float">
            <text:p>0</text:p>
          </table:table-cell>
          <table:table-cell table:style-name="ce502" table:formula="of:=[.CT1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12]" office:value-type="float" office:value="202" calcext:value-type="float">
            <text:p>202</text:p>
          </table:table-cell>
          <table:table-cell table:number-columns-repeated="11"/>
          <table:table-cell table:formula="of:=[.CS12]" office:value-type="float" office:value="27" calcext:value-type="float">
            <text:p>27</text:p>
          </table:table-cell>
          <table:table-cell table:style-name="ce502" table:formula="of:=[.CT1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3]" office:value-type="float" office:value="203" calcext:value-type="float">
            <text:p>203</text:p>
          </table:table-cell>
          <table:table-cell table:number-columns-repeated="11"/>
          <table:table-cell table:formula="of:=[.CS13]" office:value-type="float" office:value="27" calcext:value-type="float">
            <text:p>27</text:p>
          </table:table-cell>
          <table:table-cell table:style-name="ce502" table:formula="of:=[.CT13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4]" office:value-type="float" office:value="204" calcext:value-type="float">
            <text:p>204</text:p>
          </table:table-cell>
          <table:table-cell table:number-columns-repeated="11"/>
          <table:table-cell table:formula="of:=[.CS14]" office:value-type="float" office:value="27" calcext:value-type="float">
            <text:p>27</text:p>
          </table:table-cell>
          <table:table-cell table:style-name="ce502" table:formula="of:=[.CT1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5]" office:value-type="float" office:value="205" calcext:value-type="float">
            <text:p>205</text:p>
          </table:table-cell>
          <table:table-cell table:number-columns-repeated="11"/>
          <table:table-cell table:formula="of:=[.CS15]" office:value-type="float" office:value="27" calcext:value-type="float">
            <text:p>27</text:p>
          </table:table-cell>
          <table:table-cell table:style-name="ce502" table:formula="of:=[.CT1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6]" office:value-type="float" office:value="206" calcext:value-type="float">
            <text:p>206</text:p>
          </table:table-cell>
          <table:table-cell table:number-columns-repeated="11"/>
          <table:table-cell table:formula="of:=[.CS16]" office:value-type="float" office:value="17" calcext:value-type="float">
            <text:p>17</text:p>
          </table:table-cell>
          <table:table-cell table:style-name="ce502" table:formula="of:=[.CT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CG17]" office:value-type="float" office:value="207" calcext:value-type="float">
            <text:p>207</text:p>
          </table:table-cell>
          <table:table-cell table:number-columns-repeated="11"/>
          <table:table-cell table:formula="of:=[.CS17]" office:value-type="float" office:value="27" calcext:value-type="float">
            <text:p>27</text:p>
          </table:table-cell>
          <table:table-cell table:style-name="ce502" table:formula="of:=[.CT1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8]" office:value-type="float" office:value="208" calcext:value-type="float">
            <text:p>208</text:p>
          </table:table-cell>
          <table:table-cell table:number-columns-repeated="11"/>
          <table:table-cell table:formula="of:=[.CS18]" office:value-type="float" office:value="0" calcext:value-type="float">
            <text:p>0</text:p>
          </table:table-cell>
          <table:table-cell table:style-name="ce502" table:formula="of:=[.CT1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19]" office:value-type="float" office:value="209" calcext:value-type="float">
            <text:p>209</text:p>
          </table:table-cell>
          <table:table-cell table:number-columns-repeated="11"/>
          <table:table-cell table:formula="of:=[.CS19]" office:value-type="float" office:value="20" calcext:value-type="float">
            <text:p>20</text:p>
          </table:table-cell>
          <table:table-cell table:style-name="ce502" table:formula="of:=[.CT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20]" office:value-type="float" office:value="210" calcext:value-type="float">
            <text:p>210</text:p>
          </table:table-cell>
          <table:table-cell table:number-columns-repeated="11"/>
          <table:table-cell table:formula="of:=[.CS20]" office:value-type="float" office:value="0" calcext:value-type="float">
            <text:p>0</text:p>
          </table:table-cell>
          <table:table-cell table:style-name="ce502" table:formula="of:=[.CT2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1]" office:value-type="float" office:value="211" calcext:value-type="float">
            <text:p>211</text:p>
          </table:table-cell>
          <table:table-cell table:number-columns-repeated="11"/>
          <table:table-cell table:formula="of:=[.CS21]" office:value-type="float" office:value="0" calcext:value-type="float">
            <text:p>0</text:p>
          </table:table-cell>
          <table:table-cell table:style-name="ce502" table:formula="of:=[.CT2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2]" office:value-type="float" office:value="212" calcext:value-type="float">
            <text:p>212</text:p>
          </table:table-cell>
          <table:table-cell table:number-columns-repeated="11"/>
          <table:table-cell table:formula="of:=[.CS22]" office:value-type="float" office:value="0" calcext:value-type="float">
            <text:p>0</text:p>
          </table:table-cell>
          <table:table-cell table:style-name="ce502" table:formula="of:=[.CT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3]" office:value-type="float" office:value="213" calcext:value-type="float">
            <text:p>213</text:p>
          </table:table-cell>
          <table:table-cell table:number-columns-repeated="11"/>
          <table:table-cell table:formula="of:=[.CS23]" office:value-type="float" office:value="0" calcext:value-type="float">
            <text:p>0</text:p>
          </table:table-cell>
          <table:table-cell table:style-name="ce502" table:formula="of:=[.CT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4]" office:value-type="float" office:value="214" calcext:value-type="float">
            <text:p>214</text:p>
          </table:table-cell>
          <table:table-cell table:number-columns-repeated="11"/>
          <table:table-cell table:formula="of:=[.CS24]" office:value-type="float" office:value="0" calcext:value-type="float">
            <text:p>0</text:p>
          </table:table-cell>
          <table:table-cell table:style-name="ce502" table:formula="of:=[.CT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5]" office:value-type="float" office:value="215" calcext:value-type="float">
            <text:p>215</text:p>
          </table:table-cell>
          <table:table-cell table:number-columns-repeated="11"/>
          <table:table-cell table:formula="of:=[.CS25]" office:value-type="float" office:value="0" calcext:value-type="float">
            <text:p>0</text:p>
          </table:table-cell>
          <table:table-cell table:style-name="ce502" table:formula="of:=[.CT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6]" office:value-type="float" office:value="216" calcext:value-type="float">
            <text:p>216</text:p>
          </table:table-cell>
          <table:table-cell table:number-columns-repeated="11"/>
          <table:table-cell table:formula="of:=[.CS26]" office:value-type="float" office:value="0" calcext:value-type="float">
            <text:p>0</text:p>
          </table:table-cell>
          <table:table-cell table:style-name="ce502" table:formula="of:=[.CT26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7]" office:value-type="float" office:value="217" calcext:value-type="float">
            <text:p>217</text:p>
          </table:table-cell>
          <table:table-cell table:number-columns-repeated="11"/>
          <table:table-cell table:formula="of:=[.CS27]" office:value-type="float" office:value="20" calcext:value-type="float">
            <text:p>20</text:p>
          </table:table-cell>
          <table:table-cell table:style-name="ce502" table:formula="of:=[.CT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28]" office:value-type="float" office:value="218" calcext:value-type="float">
            <text:p>218</text:p>
          </table:table-cell>
          <table:table-cell table:number-columns-repeated="11"/>
          <table:table-cell table:formula="of:=[.CS28]" office:value-type="float" office:value="0" calcext:value-type="float">
            <text:p>0</text:p>
          </table:table-cell>
          <table:table-cell table:style-name="ce502" table:formula="of:=[.CT2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9]" office:value-type="float" office:value="219" calcext:value-type="float">
            <text:p>219</text:p>
          </table:table-cell>
          <table:table-cell table:number-columns-repeated="11"/>
          <table:table-cell table:formula="of:=[.CS29]" office:value-type="float" office:value="0" calcext:value-type="float">
            <text:p>0</text:p>
          </table:table-cell>
          <table:table-cell table:style-name="ce502" table:formula="of:=[.CT29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30]" office:value-type="float" office:value="220" calcext:value-type="float">
            <text:p>220</text:p>
          </table:table-cell>
          <table:table-cell table:number-columns-repeated="11"/>
          <table:table-cell table:formula="of:=[.CS30]" office:value-type="float" office:value="17" calcext:value-type="float">
            <text:p>17</text:p>
          </table:table-cell>
          <table:table-cell table:style-name="ce502" table:formula="of:=[.CT30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CG31]" office:value-type="float" office:value="221" calcext:value-type="float">
            <text:p>221</text:p>
          </table:table-cell>
          <table:table-cell table:number-columns-repeated="11"/>
          <table:table-cell table:formula="of:=[.CS31]" office:value-type="float" office:value="0" calcext:value-type="float">
            <text:p>0</text:p>
          </table:table-cell>
          <table:table-cell table:style-name="ce502" table:formula="of:=[.CT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32]" office:value-type="float" office:value="222" calcext:value-type="float">
            <text:p>222</text:p>
          </table:table-cell>
          <table:table-cell table:number-columns-repeated="11"/>
          <table:table-cell table:formula="of:=[.CS32]" office:value-type="float" office:value="17" calcext:value-type="float">
            <text:p>17</text:p>
          </table:table-cell>
          <table:table-cell table:style-name="ce502" table:formula="of:=[.CT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457" table:formula="of:=[.CG33]" office:value-type="float" office:value="223" calcext:value-type="float">
            <text:p>223</text:p>
          </table:table-cell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 table:formula="of:=[.CS33]" office:value-type="float" office:value="0" calcext:value-type="float">
            <text:p>0</text:p>
          </table:table-cell>
          <table:table-cell table:style-name="ce504" table:formula="of:=[.CT33]" office:value-type="string" office:string-value="0" calcext:value-type="string">
            <text:p>0</text:p>
          </table:table-cell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32"/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54"/>
          <table:table-cell table:style-name="ce474" table:number-columns-repeated="16272"/>
        </table:table-row>
        <table:table-row table:style-name="ro1">
          <table:table-cell table:formula="of:=[.CU2]" office:value-type="float" office:value="224" calcext:value-type="float">
            <text:p>224</text:p>
          </table:table-cell>
          <table:table-cell table:number-columns-repeated="11"/>
          <table:table-cell table:formula="of:=[.DG2]" office:value-type="float" office:value="27" calcext:value-type="float">
            <text:p>27</text:p>
          </table:table-cell>
          <table:table-cell table:style-name="ce502" table:formula="of:=[.DH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3]" office:value-type="float" office:value="225" calcext:value-type="float">
            <text:p>225</text:p>
          </table:table-cell>
          <table:table-cell table:number-columns-repeated="11"/>
          <table:table-cell table:formula="of:=[.DG3]" office:value-type="float" office:value="0" calcext:value-type="float">
            <text:p>0</text:p>
          </table:table-cell>
          <table:table-cell table:style-name="ce502" table:formula="of:=[.DH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4]" office:value-type="float" office:value="226" calcext:value-type="float">
            <text:p>226</text:p>
          </table:table-cell>
          <table:table-cell table:number-columns-repeated="11"/>
          <table:table-cell table:formula="of:=[.DG4]" office:value-type="float" office:value="27" calcext:value-type="float">
            <text:p>27</text:p>
          </table:table-cell>
          <table:table-cell table:style-name="ce502" table:formula="of:=[.DH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5]" office:value-type="float" office:value="227" calcext:value-type="float">
            <text:p>227</text:p>
          </table:table-cell>
          <table:table-cell table:number-columns-repeated="11"/>
          <table:table-cell table:formula="of:=[.DG5]" office:value-type="float" office:value="27" calcext:value-type="float">
            <text:p>27</text:p>
          </table:table-cell>
          <table:table-cell table:style-name="ce502" table:formula="of:=[.DH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6]" office:value-type="float" office:value="228" calcext:value-type="float">
            <text:p>228</text:p>
          </table:table-cell>
          <table:table-cell table:number-columns-repeated="11"/>
          <table:table-cell table:formula="of:=[.DG6]" office:value-type="float" office:value="27" calcext:value-type="float">
            <text:p>27</text:p>
          </table:table-cell>
          <table:table-cell table:style-name="ce502" table:formula="of:=[.DH6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7]" office:value-type="float" office:value="229" calcext:value-type="float">
            <text:p>229</text:p>
          </table:table-cell>
          <table:table-cell table:number-columns-repeated="11"/>
          <table:table-cell table:formula="of:=[.DG7]" office:value-type="float" office:value="27" calcext:value-type="float">
            <text:p>27</text:p>
          </table:table-cell>
          <table:table-cell table:style-name="ce502" table:formula="of:=[.DH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8]" office:value-type="float" office:value="230" calcext:value-type="float">
            <text:p>230</text:p>
          </table:table-cell>
          <table:table-cell table:number-columns-repeated="11"/>
          <table:table-cell table:formula="of:=[.DG8]" office:value-type="float" office:value="27" calcext:value-type="float">
            <text:p>27</text:p>
          </table:table-cell>
          <table:table-cell table:style-name="ce502" table:formula="of:=[.DH8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9]" office:value-type="float" office:value="231" calcext:value-type="float">
            <text:p>231</text:p>
          </table:table-cell>
          <table:table-cell table:number-columns-repeated="11"/>
          <table:table-cell table:formula="of:=[.DG9]" office:value-type="float" office:value="27" calcext:value-type="float">
            <text:p>27</text:p>
          </table:table-cell>
          <table:table-cell table:style-name="ce502" table:formula="of:=[.DH9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0]" office:value-type="float" office:value="232" calcext:value-type="float">
            <text:p>232</text:p>
          </table:table-cell>
          <table:table-cell table:number-columns-repeated="11"/>
          <table:table-cell table:formula="of:=[.DG10]" office:value-type="float" office:value="27" calcext:value-type="float">
            <text:p>27</text:p>
          </table:table-cell>
          <table:table-cell table:style-name="ce502" table:formula="of:=[.DH10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1]" office:value-type="float" office:value="233" calcext:value-type="float">
            <text:p>233</text:p>
          </table:table-cell>
          <table:table-cell table:number-columns-repeated="11"/>
          <table:table-cell table:formula="of:=[.DG11]" office:value-type="float" office:value="27" calcext:value-type="float">
            <text:p>27</text:p>
          </table:table-cell>
          <table:table-cell table:style-name="ce502" table:formula="of:=[.DH11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2]" office:value-type="float" office:value="234" calcext:value-type="float">
            <text:p>234</text:p>
          </table:table-cell>
          <table:table-cell table:number-columns-repeated="11"/>
          <table:table-cell table:formula="of:=[.DG12]" office:value-type="float" office:value="27" calcext:value-type="float">
            <text:p>27</text:p>
          </table:table-cell>
          <table:table-cell table:style-name="ce502" table:formula="of:=[.DH1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3]" office:value-type="float" office:value="235" calcext:value-type="float">
            <text:p>235</text:p>
          </table:table-cell>
          <table:table-cell table:number-columns-repeated="11"/>
          <table:table-cell table:formula="of:=[.DG13]" office:value-type="float" office:value="27" calcext:value-type="float">
            <text:p>27</text:p>
          </table:table-cell>
          <table:table-cell table:style-name="ce502" table:formula="of:=[.DH13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4]" office:value-type="float" office:value="236" calcext:value-type="float">
            <text:p>236</text:p>
          </table:table-cell>
          <table:table-cell table:number-columns-repeated="11"/>
          <table:table-cell table:formula="of:=[.DG14]" office:value-type="float" office:value="27" calcext:value-type="float">
            <text:p>27</text:p>
          </table:table-cell>
          <table:table-cell table:style-name="ce502" table:formula="of:=[.DH1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5]" office:value-type="float" office:value="237" calcext:value-type="float">
            <text:p>237</text:p>
          </table:table-cell>
          <table:table-cell table:number-columns-repeated="11"/>
          <table:table-cell table:formula="of:=[.DG15]" office:value-type="float" office:value="27" calcext:value-type="float">
            <text:p>27</text:p>
          </table:table-cell>
          <table:table-cell table:style-name="ce502" table:formula="of:=[.DH1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6]" office:value-type="float" office:value="238" calcext:value-type="float">
            <text:p>238</text:p>
          </table:table-cell>
          <table:table-cell table:number-columns-repeated="11"/>
          <table:table-cell table:formula="of:=[.DG16]" office:value-type="float" office:value="51" calcext:value-type="float">
            <text:p>51</text:p>
          </table:table-cell>
          <table:table-cell table:style-name="ce502" table:formula="of:=[.DH16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formula="of:=[.CU17]" office:value-type="float" office:value="239" calcext:value-type="float">
            <text:p>239</text:p>
          </table:table-cell>
          <table:table-cell table:number-columns-repeated="11"/>
          <table:table-cell table:formula="of:=[.DG17]" office:value-type="float" office:value="27" calcext:value-type="float">
            <text:p>27</text:p>
          </table:table-cell>
          <table:table-cell table:style-name="ce502" table:formula="of:=[.DH1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8]" office:value-type="float" office:value="240" calcext:value-type="float">
            <text:p>240</text:p>
          </table:table-cell>
          <table:table-cell table:number-columns-repeated="11"/>
          <table:table-cell table:formula="of:=[.DG18]" office:value-type="float" office:value="39" calcext:value-type="float">
            <text:p>39</text:p>
          </table:table-cell>
          <table:table-cell table:style-name="ce502" table:formula="of:=[.DH18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19]" office:value-type="float" office:value="241" calcext:value-type="float">
            <text:p>241</text:p>
          </table:table-cell>
          <table:table-cell table:number-columns-repeated="11"/>
          <table:table-cell table:formula="of:=[.DG19]" office:value-type="float" office:value="20" calcext:value-type="float">
            <text:p>20</text:p>
          </table:table-cell>
          <table:table-cell table:style-name="ce502" table:formula="of:=[.DH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U20]" office:value-type="float" office:value="242" calcext:value-type="float">
            <text:p>242</text:p>
          </table:table-cell>
          <table:table-cell table:number-columns-repeated="11"/>
          <table:table-cell table:formula="of:=[.DG20]" office:value-type="float" office:value="39" calcext:value-type="float">
            <text:p>39</text:p>
          </table:table-cell>
          <table:table-cell table:style-name="ce502" table:formula="of:=[.DH20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1]" office:value-type="float" office:value="243" calcext:value-type="float">
            <text:p>243</text:p>
          </table:table-cell>
          <table:table-cell table:number-columns-repeated="11"/>
          <table:table-cell table:formula="of:=[.DG21]" office:value-type="float" office:value="39" calcext:value-type="float">
            <text:p>39</text:p>
          </table:table-cell>
          <table:table-cell table:style-name="ce502" table:formula="of:=[.DH21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2]" office:value-type="float" office:value="244" calcext:value-type="float">
            <text:p>244</text:p>
          </table:table-cell>
          <table:table-cell table:number-columns-repeated="11"/>
          <table:table-cell table:formula="of:=[.DG22]" office:value-type="float" office:value="0" calcext:value-type="float">
            <text:p>0</text:p>
          </table:table-cell>
          <table:table-cell table:style-name="ce502" table:formula="of:=[.DH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3]" office:value-type="float" office:value="245" calcext:value-type="float">
            <text:p>245</text:p>
          </table:table-cell>
          <table:table-cell table:number-columns-repeated="11"/>
          <table:table-cell table:formula="of:=[.DG23]" office:value-type="float" office:value="0" calcext:value-type="float">
            <text:p>0</text:p>
          </table:table-cell>
          <table:table-cell table:style-name="ce502" table:formula="of:=[.DH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4]" office:value-type="float" office:value="246" calcext:value-type="float">
            <text:p>246</text:p>
          </table:table-cell>
          <table:table-cell table:number-columns-repeated="11"/>
          <table:table-cell table:formula="of:=[.DG24]" office:value-type="float" office:value="0" calcext:value-type="float">
            <text:p>0</text:p>
          </table:table-cell>
          <table:table-cell table:style-name="ce502" table:formula="of:=[.DH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5]" office:value-type="float" office:value="247" calcext:value-type="float">
            <text:p>247</text:p>
          </table:table-cell>
          <table:table-cell table:number-columns-repeated="11"/>
          <table:table-cell table:formula="of:=[.DG25]" office:value-type="float" office:value="0" calcext:value-type="float">
            <text:p>0</text:p>
          </table:table-cell>
          <table:table-cell table:style-name="ce502" table:formula="of:=[.DH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6]" office:value-type="float" office:value="248" calcext:value-type="float">
            <text:p>248</text:p>
          </table:table-cell>
          <table:table-cell table:number-columns-repeated="11"/>
          <table:table-cell table:formula="of:=[.DG26]" office:value-type="float" office:value="39" calcext:value-type="float">
            <text:p>39</text:p>
          </table:table-cell>
          <table:table-cell table:style-name="ce502" table:formula="of:=[.DH26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7]" office:value-type="float" office:value="249" calcext:value-type="float">
            <text:p>249</text:p>
          </table:table-cell>
          <table:table-cell table:number-columns-repeated="11"/>
          <table:table-cell table:formula="of:=[.DG27]" office:value-type="float" office:value="39" calcext:value-type="float">
            <text:p>39</text:p>
          </table:table-cell>
          <table:table-cell table:style-name="ce502" table:formula="of:=[.DH27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8]" office:value-type="float" office:value="250" calcext:value-type="float">
            <text:p>250</text:p>
          </table:table-cell>
          <table:table-cell table:number-columns-repeated="11"/>
          <table:table-cell table:formula="of:=[.DG28]" office:value-type="float" office:value="39" calcext:value-type="float">
            <text:p>39</text:p>
          </table:table-cell>
          <table:table-cell table:style-name="ce502" table:formula="of:=[.DH28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9]" office:value-type="float" office:value="251" calcext:value-type="float">
            <text:p>251</text:p>
          </table:table-cell>
          <table:table-cell table:number-columns-repeated="11"/>
          <table:table-cell table:formula="of:=[.DG29]" office:value-type="float" office:value="39" calcext:value-type="float">
            <text:p>39</text:p>
          </table:table-cell>
          <table:table-cell table:style-name="ce502" table:formula="of:=[.DH29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30]" office:value-type="float" office:value="252" calcext:value-type="float">
            <text:p>252</text:p>
          </table:table-cell>
          <table:table-cell table:number-columns-repeated="11"/>
          <table:table-cell table:formula="of:=[.DG30]" office:value-type="float" office:value="51" calcext:value-type="float">
            <text:p>51</text:p>
          </table:table-cell>
          <table:table-cell table:style-name="ce502" table:formula="of:=[.DH30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formula="of:=[.CU31]" office:value-type="float" office:value="253" calcext:value-type="float">
            <text:p>253</text:p>
          </table:table-cell>
          <table:table-cell table:number-columns-repeated="11"/>
          <table:table-cell table:formula="of:=[.DG31]" office:value-type="float" office:value="0" calcext:value-type="float">
            <text:p>0</text:p>
          </table:table-cell>
          <table:table-cell table:style-name="ce502" table:formula="of:=[.DH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32]" office:value-type="float" office:value="254" calcext:value-type="float">
            <text:p>254</text:p>
          </table:table-cell>
          <table:table-cell table:number-columns-repeated="11"/>
          <table:table-cell table:formula="of:=[.DG32]" office:value-type="float" office:value="51" calcext:value-type="float">
            <text:p>51</text:p>
          </table:table-cell>
          <table:table-cell table:style-name="ce502" table:formula="of:=[.DH32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style-name="ce457" table:formula="of:=[.CU33]" office:value-type="float" office:value="255" calcext:value-type="float">
            <text:p>255</text:p>
          </table:table-cell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 table:formula="of:=[.DG33]" office:value-type="float" office:value="0" calcext:value-type="float">
            <text:p>0</text:p>
          </table:table-cell>
          <table:table-cell table:style-name="ce504" table:formula="of:=[.DH33]" office:value-type="string" office:string-value="0" calcext:value-type="string">
            <text:p>0</text:p>
          </table:table-cell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32"/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54"/>
          <table:table-cell table:style-name="ce474" table:number-columns-repeated="16272"/>
        </table:table-row>
        <table:table-row table:style-name="ro1" table:number-rows-repeated="104831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ист4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41" office:value-type="string" calcext:value-type="string">
            <text:p>&lt;</text:p>
          </table:table-cell>
          <table:table-cell table:style-name="ce41" table:formula="of:=UNICODE([.A2])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70" office:value-type="string" calcext:value-type="string">
            <text:p></text:p>
          </table:table-cell>
          <table:table-cell table:style-name="ce41" table:formula="of:=UNICODE([.A3])" office:value-type="float" office:value="61663" calcext:value-type="float">
            <text:p>616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41" office:value-type="string" calcext:value-type="string">
            <text:p>&gt;</text:p>
          </table:table-cell>
          <table:table-cell table:style-name="ce41" table:formula="of:=UNICODE([.A4])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72" office:value-type="string" calcext:value-type="string">
            <text:p></text:p>
          </table:table-cell>
          <table:table-cell table:style-name="ce41" table:formula="of:=UNICODE([.A5])" office:value-type="float" office:value="61664" calcext:value-type="float">
            <text:p>616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[.A5]" office:value-type="string" office:string-value="" calcext:value-type="string">
            <text:p></text:p>
          </table:table-cell>
          <table:table-cell table:formula="of:=[.A4]" office:value-type="string" office:string-value="&gt;" calcext:value-type="string">
            <text:p>&gt;</text:p>
          </table:table-cell>
          <table:table-cell table:formula="of:=[.A3]" office:value-type="string" office:string-value="" calcext:value-type="string">
            <text:p></text:p>
          </table:table-cell>
          <table:table-cell table:style-name="ce41" office:value-type="string" calcext:value-type="string">
            <text:p>&lt;</text:p>
          </table:table-cell>
          <table:table-cell table:formula="of:=IF(UNICODE([.E7])=60;0;IF(UNICODE([.E7])=61663;1;IF(UNICODE([.E7])=62;2;IF(UNICODE([.E7])=61664;3;&quot;&quot;)))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370" office:value-type="string" calcext:value-type="string">
            <text:p></text:p>
          </table:table-cell>
          <table:table-cell table:formula="of:=IF(UNICODE([.E8])=60;0;IF(UNICODE([.E8])=61663;1;IF(UNICODE([.E8])=62;2;IF(UNICODE([.E8])=61664;3;&quot;&quot;)))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41" office:value-type="string" calcext:value-type="string">
            <text:p>&gt;</text:p>
          </table:table-cell>
          <table:table-cell table:formula="of:=IF(UNICODE([.E9])=60;0;IF(UNICODE([.E9])=61663;1;IF(UNICODE([.E9])=62;2;IF(UNICODE([.E9])=61664;3;&quot;&quot;))))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372" office:value-type="string" calcext:value-type="string">
            <text:p></text:p>
          </table:table-cell>
          <table:table-cell table:formula="of:=IF(UNICODE([.E10])=60;0;IF(UNICODE([.E10])=61663;1;IF(UNICODE([.E10])=62;2;IF(UNICODE([.E10])=61664;3;&quot;&quot;))))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UNICODE([.E11])=60;0;IF(UNICODE([.E11])=61663;1;IF(UNICODE([.E11])=62;2;IF(UNICODE([.E11])=61664;3;&quot;&quot;))))">
            <text:p/>
          </table:table-cell>
        </table:table-row>
      </table:table>
      <table:named-expressions>
        <table:named-range table:name="BaseRnd" table:base-cell-address="$Screen.$U$2" table:cell-range-address="$Screen.$U$2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.732cm" fo:margin-bottom="1cm" fo:margin-left="0.854cm" fo:margin-right="0.82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7T12:44:23.337000000</meta:creation-date>
    <meta:print-date>2022-11-27T16:30:30.605000000</meta:print-date>
    <dc:date>2022-11-28T12:00:09.820000000</dc:date>
    <meta:editing-duration>PT10H54M13S</meta:editing-duration>
    <meta:editing-cycles>25</meta:editing-cycles>
    <meta:generator>LibreOffice/7.4.3.2$Windows_X86_64 LibreOffice_project/1048a8393ae2eeec98dff31b5c133c5f1d08b890</meta:generator>
    <meta:document-statistic meta:table-count="4" meta:cell-count="4576" meta:object-count="0"/>
  </office:meta>
</office:document-meta>
</file>